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data" table:style-name="ta1">
        <office:forms form:automatic-focus="false" form:apply-design-mode="false"/>
        <table:shapes>
          <draw:frame draw:z-index="0" draw:style-name="gr1" draw:text-style-name="P1" svg:width="159.99mm" svg:height="89.99mm" svg:x="91.32mm" svg:y="1mm">
            <loext:p draw:notify-on-update-of-ranges="data.D1:data.D17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 table:number-columns-repeated="2" table:style-name="ce1" office:value-type="string" calcext:value-type="string">
            <text:p>0.012647390365600586</text:p>
          </table:table-cell>
          <table:table-cell table:style-name="ce1" office:value-type="string" calcext:value-type="string">
            <text:p>4.76837158203125e-07</text:p>
          </table:table-cell>
          <table:table-cell table:style-name="ce1" office:value-type="float" office:value="0.241534233093262" calcext:value-type="float">
            <text:p>0,2415342331</text:p>
          </table:table-cell>
          <table:table-cell table:style-name="ce1" office:value-type="float" office:value="2.75349044799805" calcext:value-type="float">
            <text:p>2,753490448</text:p>
          </table:table-cell>
          <table:table-cell table:style-name="ce1" office:value-type="float" office:value="4.65413618087769" calcext:value-type="float">
            <text:p>4,654136180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0.131180554628372" calcext:value-type="float">
            <text:p>-0,1311805546</text:p>
          </table:table-cell>
          <table:table-cell table:style-name="ce1" office:value-type="float" office:value="7.1771354675293" calcext:value-type="float">
            <text:p>7,1771354675</text:p>
          </table:table-cell>
          <table:table-cell table:style-name="ce1" office:value-type="float" office:value="-5.17391633987427" calcext:value-type="float">
            <text:p>-5,1739163399</text:p>
          </table:table-cell>
          <table:table-cell table:number-columns-repeated="2" table:style-name="ce1" office:value-type="string" calcext:value-type="string">
            <text:p>0.0</text:p>
          </table:table-cell>
          <table:table-cell table:style-name="ce1" office:value-type="string" calcext:value-type="string">
            <text:p>0.055762099553168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56" calcext:value-type="float">
            <text:p>0,01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01696014404297" calcext:value-type="float">
            <text:p>0,06016960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49577191547635" calcext:value-type="float">
            <text:p>1,4957719155</text:p>
          </table:table-cell>
          <table:table-cell table:style-name="ce1" office:value-type="float" office:value="0.20056939125061" calcext:value-type="float">
            <text:p>0,2005693913</text:p>
          </table:table-cell>
          <table:table-cell table:style-name="ce1" office:value-type="float" office:value="0.200569152832031" calcext:value-type="float">
            <text:p>0,2005691528</text:p>
          </table:table-cell>
          <table:table-cell table:style-name="ce1" office:value-type="float" office:value="0.200565338134766" calcext:value-type="float">
            <text:p>0,2005653381</text:p>
          </table:table-cell>
          <table:table-cell table:style-name="ce1" office:value-type="float" office:value="-0.131180554628372" calcext:value-type="float">
            <text:p>-0,1311805546</text:p>
          </table:table-cell>
          <table:table-cell table:style-name="ce1" office:value-type="float" office:value="7.1771354675293" calcext:value-type="float">
            <text:p>7,1771354675</text:p>
          </table:table-cell>
          <table:table-cell table:style-name="ce1" office:value-type="float" office:value="-5.17391633987427" calcext:value-type="float">
            <text:p>-5,1739163399</text:p>
          </table:table-cell>
        </table:table-row>
        <table:table-row table:style-name="ro1">
          <table:table-cell table:style-name="ce1" office:value-type="string" calcext:value-type="string">
            <text:p>0.02595663070678711</text:p>
          </table:table-cell>
          <table:table-cell table:style-name="ce1" office:value-type="string" calcext:value-type="string">
            <text:p>0.013309240341186523</text:p>
          </table:table-cell>
          <table:table-cell table:style-name="ce1" office:value-type="string" calcext:value-type="string">
            <text:p>0.4183340072631836</text:p>
          </table:table-cell>
          <table:table-cell table:style-name="ce1" office:value-type="float" office:value="-0.17275196313858" calcext:value-type="float">
            <text:p>-0,1727519631</text:p>
          </table:table-cell>
          <table:table-cell table:style-name="ce1" office:value-type="float" office:value="2.77094149589539" calcext:value-type="float">
            <text:p>2,7709414959</text:p>
          </table:table-cell>
          <table:table-cell table:style-name="ce1" office:value-type="float" office:value="4.66027355194092" calcext:value-type="float">
            <text:p>4,6602735519</text:p>
          </table:table-cell>
          <table:table-cell table:style-name="ce1" office:value-type="float" office:value="-0.107177610933544" calcext:value-type="float">
            <text:p>-0,107177610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12750580906868" calcext:value-type="float">
            <text:p>-0,1275058091</text:p>
          </table:table-cell>
          <table:table-cell table:style-name="ce1" office:value-type="float" office:value="7.14967012405396" calcext:value-type="float">
            <text:p>7,1496701241</text:p>
          </table:table-cell>
          <table:table-cell table:style-name="ce1" office:value-type="float" office:value="-5.17623662948608" calcext:value-type="float">
            <text:p>-5,1762366295</text:p>
          </table:table-cell>
          <table:table-cell table:style-name="ce1" office:value-type="string" calcext:value-type="string">
            <text:p>-0.10717761093354437</text:p>
          </table:table-cell>
          <table:table-cell table:style-name="ce1" office:value-type="string" calcext:value-type="string">
            <text:p>-1.2043889995495836</text:p>
          </table:table-cell>
          <table:table-cell table:style-name="ce1" office:value-type="string" calcext:value-type="string">
            <text:p>-0.5506136824933026</text:p>
          </table:table-cell>
          <table:table-cell table:style-name="ce1" office:value-type="float" office:value="-0.0724602699279785" calcext:value-type="float">
            <text:p>-0,0724602699</text:p>
          </table:table-cell>
          <table:table-cell table:style-name="ce1" office:value-type="float" office:value="-0.826047134399414" calcext:value-type="float">
            <text:p>-0,8260471344</text:p>
          </table:table-cell>
          <table:table-cell table:style-name="ce1" office:value-type="float" office:value="-0.22641508140564" calcext:value-type="float">
            <text:p>-0,2264150814</text:p>
          </table:table-cell>
          <table:table-cell table:style-name="ce1" office:value-type="float" office:value="-0.101018718776686" calcext:value-type="float">
            <text:p>-0,101018718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577504708656175" calcext:value-type="float">
            <text:p>-0,5775047087</text:p>
          </table:table-cell>
          <table:table-cell table:style-name="ce1" office:value-type="float" office:value="-6.58354662875424" calcext:value-type="float">
            <text:p>-6,5835466288</text:p>
          </table:table-cell>
          <table:table-cell table:style-name="ce1" office:value-type="float" office:value="-11.1279440435065" calcext:value-type="float">
            <text:p>-11,1279440435</text:p>
          </table:table-cell>
          <table:table-cell table:style-name="ce1" office:value-type="float" office:value="0.418237686157227" calcext:value-type="float">
            <text:p>0,4182376862</text:p>
          </table:table-cell>
          <table:table-cell table:style-name="ce1" office:value-type="float" office:value="0.418238162994385" calcext:value-type="float">
            <text:p>0,418238163</text:p>
          </table:table-cell>
          <table:table-cell table:style-name="ce1" office:value-type="float" office:value="0.418238639831543" calcext:value-type="float">
            <text:p>0,4182386398</text:p>
          </table:table-cell>
          <table:table-cell table:style-name="ce1" office:value-type="float" office:value="-0.12750580906868" calcext:value-type="float">
            <text:p>-0,1275058091</text:p>
          </table:table-cell>
          <table:table-cell table:style-name="ce1" office:value-type="float" office:value="7.14967012405396" calcext:value-type="float">
            <text:p>7,1496701241</text:p>
          </table:table-cell>
          <table:table-cell table:style-name="ce1" office:value-type="float" office:value="-5.17623662948608" calcext:value-type="float">
            <text:p>-5,1762366295</text:p>
          </table:table-cell>
        </table:table-row>
        <table:table-row table:style-name="ro1">
          <table:table-cell table:style-name="ce1" office:value-type="string" calcext:value-type="string">
            <text:p>0.056264638900756836</text:p>
          </table:table-cell>
          <table:table-cell table:style-name="ce1" office:value-type="string" calcext:value-type="string">
            <text:p>0.030308008193969727</text:p>
          </table:table-cell>
          <table:table-cell table:style-name="ce1" office:value-type="string" calcext:value-type="string">
            <text:p>0.835594892501831</text:p>
          </table:table-cell>
          <table:table-cell table:style-name="ce1" office:value-type="float" office:value="0.284275680780411" calcext:value-type="float">
            <text:p>0,2842756808</text:p>
          </table:table-cell>
          <table:table-cell table:style-name="ce1" office:value-type="float" office:value="2.97449445724487" calcext:value-type="float">
            <text:p>2,9744944572</text:p>
          </table:table-cell>
          <table:table-cell table:style-name="ce1" office:value-type="float" office:value="4.67610549926758" calcext:value-type="float">
            <text:p>4,6761054993</text:p>
          </table:table-cell>
          <table:table-cell table:style-name="ce1" office:value-type="float" office:value="0.0879043493517149" calcext:value-type="float">
            <text:p>0,0879043494</text:p>
          </table:table-cell>
          <table:table-cell table:number-columns-repeated="2" table:style-name="ce1" office:value-type="float" office:value="-0.947938909889191" calcext:value-type="float">
            <text:p>-0,9479389099</text:p>
          </table:table-cell>
          <table:table-cell table:style-name="ce1" office:value-type="float" office:value="-0.128029674291611" calcext:value-type="float">
            <text:p>-0,1280296743</text:p>
          </table:table-cell>
          <table:table-cell table:style-name="ce1" office:value-type="float" office:value="7.12704515457153" calcext:value-type="float">
            <text:p>7,1270451546</text:p>
          </table:table-cell>
          <table:table-cell table:style-name="ce1" office:value-type="float" office:value="-5.18501901626587" calcext:value-type="float">
            <text:p>-5,1850190163</text:p>
          </table:table-cell>
          <table:table-cell table:style-name="ce1" office:value-type="string" calcext:value-type="string">
            <text:p>0.08790434935171489</text:p>
          </table:table-cell>
          <table:table-cell table:style-name="ce1" office:value-type="string" calcext:value-type="string">
            <text:p>-0.9479389098891908</text:p>
          </table:table-cell>
          <table:table-cell table:style-name="ce1" office:value-type="string" calcext:value-type="string">
            <text:p>-0.2730983261276871</text:p>
          </table:table-cell>
          <table:table-cell table:style-name="ce1" office:value-type="float" office:value="0.0518255889415741" calcext:value-type="float">
            <text:p>0,0518255889</text:p>
          </table:table-cell>
          <table:table-cell table:style-name="ce1" office:value-type="float" office:value="-0.831282448768616" calcext:value-type="float">
            <text:p>-0,8312824488</text:p>
          </table:table-cell>
          <table:table-cell table:style-name="ce1" office:value-type="float" office:value="-0.226734224700928" calcext:value-type="float">
            <text:p>-0,2267342247</text:p>
          </table:table-cell>
          <table:table-cell table:style-name="ce1" office:value-type="float" office:value="-0.0282197113916709" calcext:value-type="float">
            <text:p>-0,028219711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983100680504574" calcext:value-type="float">
            <text:p>0,9831006805</text:p>
          </table:table-cell>
          <table:table-cell table:style-name="ce1" office:value-type="float" office:value="-0.0414115280143796" calcext:value-type="float">
            <text:p>-0,041411528</text:p>
          </table:table-cell>
          <table:table-cell table:style-name="ce1" office:value-type="float" office:value="-0.0145640570703739" calcext:value-type="float">
            <text:p>-0,0145640571</text:p>
          </table:table-cell>
          <table:table-cell table:style-name="ce1" office:value-type="float" office:value="0.421407699584961" calcext:value-type="float">
            <text:p>0,4214076996</text:p>
          </table:table-cell>
          <table:table-cell table:style-name="ce1" office:value-type="float" office:value="0.421405553817749" calcext:value-type="float">
            <text:p>0,4214055538</text:p>
          </table:table-cell>
          <table:table-cell table:style-name="ce1" office:value-type="float" office:value="0.42140531539917" calcext:value-type="float">
            <text:p>0,4214053154</text:p>
          </table:table-cell>
          <table:table-cell table:style-name="ce1" office:value-type="float" office:value="-0.128029674291611" calcext:value-type="float">
            <text:p>-0,1280296743</text:p>
          </table:table-cell>
          <table:table-cell table:style-name="ce1" office:value-type="float" office:value="7.12704515457153" calcext:value-type="float">
            <text:p>7,1270451546</text:p>
          </table:table-cell>
          <table:table-cell table:style-name="ce1" office:value-type="float" office:value="-5.18501901626587" calcext:value-type="float">
            <text:p>-5,1850190163</text:p>
          </table:table-cell>
        </table:table-row>
        <table:table-row table:style-name="ro1">
          <table:table-cell table:style-name="ce1" office:value-type="string" calcext:value-type="string">
            <text:p>0.07506251335144043</text:p>
          </table:table-cell>
          <table:table-cell table:style-name="ce1" office:value-type="string" calcext:value-type="string">
            <text:p>0.018797874450683594</text:p>
          </table:table-cell>
          <table:table-cell table:style-name="ce1" office:value-type="string" calcext:value-type="string">
            <text:p>1.2733266353607178</text:p>
          </table:table-cell>
          <table:table-cell table:style-name="ce1" office:value-type="float" office:value="0.240006923675537" calcext:value-type="float">
            <text:p>0,2400069237</text:p>
          </table:table-cell>
          <table:table-cell table:style-name="ce1" office:value-type="float" office:value="2.7223641872406" calcext:value-type="float">
            <text:p>2,7223641872</text:p>
          </table:table-cell>
          <table:table-cell table:style-name="ce1" office:value-type="float" office:value="4.62470626831055" calcext:value-type="float">
            <text:p>4,6247062683</text:p>
          </table:table-cell>
          <table:table-cell table:style-name="ce1" office:value-type="float" office:value="-0.144858749724481" calcext:value-type="float">
            <text:p>-0,144858749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136818036437035" calcext:value-type="float">
            <text:p>-0,1368180364</text:p>
          </table:table-cell>
          <table:table-cell table:style-name="ce1" office:value-type="float" office:value="7.05790853500366" calcext:value-type="float">
            <text:p>7,057908535</text:p>
          </table:table-cell>
          <table:table-cell table:style-name="ce1" office:value-type="float" office:value="-5.17136907577515" calcext:value-type="float">
            <text:p>-5,1713690758</text:p>
          </table:table-cell>
          <table:table-cell table:style-name="ce1" office:value-type="string" calcext:value-type="string">
            <text:p>-0.14485874972448098</text:p>
          </table:table-cell>
          <table:table-cell table:style-name="ce1" office:value-type="string" calcext:value-type="string">
            <text:p>-1.0261224270150473</text:p>
          </table:table-cell>
          <table:table-cell table:style-name="ce1" office:value-type="string" calcext:value-type="string">
            <text:p>-0.27447011722721754</text:p>
          </table:table-cell>
          <table:table-cell table:style-name="ce1" office:value-type="float" office:value="-0.0852827042341232" calcext:value-type="float">
            <text:p>-0,0852827042</text:p>
          </table:table-cell>
          <table:table-cell table:style-name="ce1" office:value-type="float" office:value="-0.892348337173462" calcext:value-type="float">
            <text:p>-0,8923483372</text:p>
          </table:table-cell>
          <table:table-cell table:style-name="ce1" office:value-type="float" office:value="-0.227557485961914" calcext:value-type="float">
            <text:p>-0,227557486</text:p>
          </table:table-cell>
          <table:table-cell table:style-name="ce1" office:value-type="float" office:value="-0.151506167177359" calcext:value-type="float">
            <text:p>-0,151506167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1.05382090662404" calcext:value-type="float">
            <text:p>-1,0538209066</text:p>
          </table:table-cell>
          <table:table-cell table:style-name="ce1" office:value-type="float" office:value="-0.469352246039634" calcext:value-type="float">
            <text:p>-0,469352246</text:p>
          </table:table-cell>
          <table:table-cell table:style-name="ce1" office:value-type="float" office:value="-0.0365052506121408" calcext:value-type="float">
            <text:p>-0,0365052506</text:p>
          </table:table-cell>
          <table:table-cell table:style-name="ce1" office:value-type="float" office:value="0.433686256408691" calcext:value-type="float">
            <text:p>0,4336862564</text:p>
          </table:table-cell>
          <table:table-cell table:style-name="ce1" office:value-type="float" office:value="0.433689117431641" calcext:value-type="float">
            <text:p>0,4336891174</text:p>
          </table:table-cell>
          <table:table-cell table:style-name="ce1" office:value-type="float" office:value="0.433689594268799" calcext:value-type="float">
            <text:p>0,4336895943</text:p>
          </table:table-cell>
          <table:table-cell table:style-name="ce1" office:value-type="float" office:value="-0.136818036437035" calcext:value-type="float">
            <text:p>-0,1368180364</text:p>
          </table:table-cell>
          <table:table-cell table:style-name="ce1" office:value-type="float" office:value="7.05790853500366" calcext:value-type="float">
            <text:p>7,057908535</text:p>
          </table:table-cell>
          <table:table-cell table:style-name="ce1" office:value-type="float" office:value="-5.17136907577515" calcext:value-type="float">
            <text:p>-5,1713690758</text:p>
          </table:table-cell>
        </table:table-row>
        <table:table-row table:style-name="ro1">
          <table:table-cell table:style-name="ce1" office:value-type="string" calcext:value-type="string">
            <text:p>0.0876772403717041</text:p>
          </table:table-cell>
          <table:table-cell table:style-name="ce1" office:value-type="string" calcext:value-type="string">
            <text:p>0.012614727020263672</text:p>
          </table:table-cell>
          <table:table-cell table:style-name="ce1" office:value-type="string" calcext:value-type="string">
            <text:p>1.6970257759094238</text:p>
          </table:table-cell>
          <table:table-cell table:style-name="ce1" office:value-type="float" office:value="-0.171082094311714" calcext:value-type="float">
            <text:p>-0,1710820943</text:p>
          </table:table-cell>
          <table:table-cell table:style-name="ce1" office:value-type="float" office:value="2.63466453552246" calcext:value-type="float">
            <text:p>2,6346645355</text:p>
          </table:table-cell>
          <table:table-cell table:style-name="ce1" office:value-type="float" office:value="4.61522626876831" calcext:value-type="float">
            <text:p>4,6152262688</text:p>
          </table:table-cell>
          <table:table-cell table:style-name="ce1" office:value-type="float" office:value="-0.0972302402143268" calcext:value-type="float">
            <text:p>-0,0972302402</text:p>
          </table:table-cell>
          <table:table-cell table:number-columns-repeated="2" table:style-name="ce1" office:value-type="float" office:value="-0.908335257292794" calcext:value-type="float">
            <text:p>-0,9083352573</text:p>
          </table:table-cell>
          <table:table-cell table:style-name="ce1" office:value-type="float" office:value="-0.136818036437035" calcext:value-type="float">
            <text:p>-0,1368180364</text:p>
          </table:table-cell>
          <table:table-cell table:style-name="ce1" office:value-type="float" office:value="7.05790853500366" calcext:value-type="float">
            <text:p>7,057908535</text:p>
          </table:table-cell>
          <table:table-cell table:style-name="ce1" office:value-type="float" office:value="-5.17136907577515" calcext:value-type="float">
            <text:p>-5,1713690758</text:p>
          </table:table-cell>
          <table:table-cell table:style-name="ce1" office:value-type="string" calcext:value-type="string">
            <text:p>-0.09723024021432676</text:p>
          </table:table-cell>
          <table:table-cell table:style-name="ce1" office:value-type="string" calcext:value-type="string">
            <text:p>-0.9083352572927943</text:p>
          </table:table-cell>
          <table:table-cell table:style-name="ce1" office:value-type="string" calcext:value-type="string">
            <text:p>-0.2679065889786243</text:p>
          </table:table-cell>
          <table:table-cell table:style-name="ce1" office:value-type="float" office:value="-0.0720020771026611" calcext:value-type="float">
            <text:p>-0,0720020771</text:p>
          </table:table-cell>
          <table:table-cell table:style-name="ce1" office:value-type="float" office:value="-0.81670925617218" calcext:value-type="float">
            <text:p>-0,8167092562</text:p>
          </table:table-cell>
          <table:table-cell table:style-name="ce1" office:value-type="float" office:value="-0.224884725952148" calcext:value-type="float">
            <text:p>-0,224884726</text:p>
          </table:table-cell>
          <table:table-cell table:style-name="ce1" office:value-type="float" office:value="-0.255062163574877" calcext:value-type="float">
            <text:p>-0,255062163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10259964248613" calcext:value-type="float">
            <text:p>0,1025996425</text:p>
          </table:table-cell>
          <table:table-cell table:style-name="ce1" office:value-type="float" office:value="0.584349971984647" calcext:value-type="float">
            <text:p>0,584349972</text:p>
          </table:table-cell>
          <table:table-cell table:style-name="ce1" office:value-type="float" office:value="0.119125478940964" calcext:value-type="float">
            <text:p>0,1191254789</text:p>
          </table:table-cell>
          <table:table-cell table:style-name="ce1" office:value-type="float" office:value="0.43147087097168" calcext:value-type="float">
            <text:p>0,431470871</text:p>
          </table:table-cell>
          <table:table-cell table:number-columns-repeated="2" table:style-name="ce1" office:value-type="float" office:value="0.431471347808838" calcext:value-type="float">
            <text:p>0,4314713478</text:p>
          </table:table-cell>
          <table:table-cell table:style-name="ce1" office:value-type="float" office:value="-0.136818036437035" calcext:value-type="float">
            <text:p>-0,1368180364</text:p>
          </table:table-cell>
          <table:table-cell table:style-name="ce1" office:value-type="float" office:value="7.05790853500366" calcext:value-type="float">
            <text:p>7,057908535</text:p>
          </table:table-cell>
          <table:table-cell table:style-name="ce1" office:value-type="float" office:value="-5.17136907577515" calcext:value-type="float">
            <text:p>-5,1713690758</text:p>
          </table:table-cell>
        </table:table-row>
        <table:table-row table:style-name="ro1">
          <table:table-cell table:style-name="ce1" office:value-type="string" calcext:value-type="string">
            <text:p>0.10417008399963379</text:p>
          </table:table-cell>
          <table:table-cell table:style-name="ce1" office:value-type="string" calcext:value-type="string">
            <text:p>0.016492843627929688</text:p>
          </table:table-cell>
          <table:table-cell table:style-name="ce1" office:value-type="string" calcext:value-type="string">
            <text:p>2.1223132610321045</text:p>
          </table:table-cell>
          <table:table-cell table:style-name="ce1" office:value-type="float" office:value="-0.169902831315994" calcext:value-type="float">
            <text:p>-0,1699028313</text:p>
          </table:table-cell>
          <table:table-cell table:style-name="ce1" office:value-type="float" office:value="2.43980479240417" calcext:value-type="float">
            <text:p>2,4398047924</text:p>
          </table:table-cell>
          <table:table-cell table:style-name="ce1" office:value-type="float" office:value="4.58341360092163" calcext:value-type="float">
            <text:p>4,5834136009</text:p>
          </table:table-cell>
          <table:table-cell table:style-name="ce1" office:value-type="float" office:value="0.0692961704677049" calcext:value-type="float">
            <text:p>0,0692961705</text:p>
          </table:table-cell>
          <table:table-cell table:number-columns-repeated="2" table:style-name="ce1" office:value-type="float" office:value="-0.897077263113227" calcext:value-type="float">
            <text:p>-0,8970772631</text:p>
          </table:table-cell>
          <table:table-cell table:style-name="ce1" office:value-type="float" office:value="-0.146809160709381" calcext:value-type="float">
            <text:p>-0,1468091607</text:p>
          </table:table-cell>
          <table:table-cell table:style-name="ce1" office:value-type="float" office:value="6.87756538391113" calcext:value-type="float">
            <text:p>6,8775653839</text:p>
          </table:table-cell>
          <table:table-cell table:style-name="ce1" office:value-type="float" office:value="-5.1286997795105" calcext:value-type="float">
            <text:p>-5,1286997795</text:p>
          </table:table-cell>
          <table:table-cell table:style-name="ce1" office:value-type="string" calcext:value-type="string">
            <text:p>0.06929617046770485</text:p>
          </table:table-cell>
          <table:table-cell table:style-name="ce1" office:value-type="string" calcext:value-type="string">
            <text:p>-0.8970772631132274</text:p>
          </table:table-cell>
          <table:table-cell table:style-name="ce1" office:value-type="string" calcext:value-type="string">
            <text:p>-0.2698295239989509</text:p>
          </table:table-cell>
          <table:table-cell table:style-name="ce1" office:value-type="float" office:value="0.0513246282935143" calcext:value-type="float">
            <text:p>0,0513246283</text:p>
          </table:table-cell>
          <table:table-cell table:style-name="ce1" office:value-type="float" office:value="-0.790399360656738" calcext:value-type="float">
            <text:p>-0,7903993607</text:p>
          </table:table-cell>
          <table:table-cell table:style-name="ce1" office:value-type="float" office:value="-0.224391765975952" calcext:value-type="float">
            <text:p>-0,224391766</text:p>
          </table:table-cell>
          <table:table-cell table:style-name="ce1" office:value-type="float" office:value="-0.182948496653374" calcext:value-type="float">
            <text:p>-0,182948496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975265482233215" calcext:value-type="float">
            <text:p>0,9752654822</text:p>
          </table:table-cell>
          <table:table-cell table:style-name="ce1" office:value-type="float" office:value="0.208052438587769" calcext:value-type="float">
            <text:p>0,2080524386</text:p>
          </table:table-cell>
          <table:table-cell table:style-name="ce1" office:value-type="float" office:value="0.022489679080051" calcext:value-type="float">
            <text:p>0,0224896791</text:p>
          </table:table-cell>
          <table:table-cell table:style-name="ce1" office:value-type="float" office:value="0.421514987945557" calcext:value-type="float">
            <text:p>0,4215149879</text:p>
          </table:table-cell>
          <table:table-cell table:number-columns-repeated="2" table:style-name="ce1" office:value-type="float" office:value="0.421526670455933" calcext:value-type="float">
            <text:p>0,4215266705</text:p>
          </table:table-cell>
          <table:table-cell table:style-name="ce1" office:value-type="float" office:value="-0.146809160709381" calcext:value-type="float">
            <text:p>-0,1468091607</text:p>
          </table:table-cell>
          <table:table-cell table:style-name="ce1" office:value-type="float" office:value="6.87756538391113" calcext:value-type="float">
            <text:p>6,8775653839</text:p>
          </table:table-cell>
          <table:table-cell table:style-name="ce1" office:value-type="float" office:value="-5.1286997795105" calcext:value-type="float">
            <text:p>-5,1286997795</text:p>
          </table:table-cell>
        </table:table-row>
        <table:table-row table:style-name="ro1">
          <table:table-cell table:style-name="ce1" office:value-type="string" calcext:value-type="string">
            <text:p>0.11723208427429199</text:p>
          </table:table-cell>
          <table:table-cell table:style-name="ce1" office:value-type="string" calcext:value-type="string">
            <text:p>0.013062000274658203</text:p>
          </table:table-cell>
          <table:table-cell table:style-name="ce1" office:value-type="string" calcext:value-type="string">
            <text:p>2.553537607192993</text:p>
          </table:table-cell>
          <table:table-cell table:style-name="ce1" office:value-type="float" office:value="0.234632551670074" calcext:value-type="float">
            <text:p>0,2346325517</text:p>
          </table:table-cell>
          <table:table-cell table:style-name="ce1" office:value-type="float" office:value="2.24576878547668" calcext:value-type="float">
            <text:p>2,2457687855</text:p>
          </table:table-cell>
          <table:table-cell table:style-name="ce1" office:value-type="float" office:value="4.52114725112915" calcext:value-type="float">
            <text:p>4,5211472511</text:p>
          </table:table-cell>
          <table:table-cell table:style-name="ce1" office:value-type="float" office:value="0.0381748369701417" calcext:value-type="float">
            <text:p>0,038174837</text:p>
          </table:table-cell>
          <table:table-cell table:number-columns-repeated="2" table:style-name="ce1" office:value-type="float" office:value="-0.828709659299661" calcext:value-type="float">
            <text:p>-0,8287096593</text:p>
          </table:table-cell>
          <table:table-cell table:style-name="ce1" office:value-type="float" office:value="-0.165905833244324" calcext:value-type="float">
            <text:p>-0,1659058332</text:p>
          </table:table-cell>
          <table:table-cell table:style-name="ce1" office:value-type="float" office:value="6.64485263824463" calcext:value-type="float">
            <text:p>6,6448526382</text:p>
          </table:table-cell>
          <table:table-cell table:style-name="ce1" office:value-type="float" office:value="-5.07138967514038" calcext:value-type="float">
            <text:p>-5,0713896751</text:p>
          </table:table-cell>
          <table:table-cell table:style-name="ce1" office:value-type="string" calcext:value-type="string">
            <text:p>0.038174836970141734</text:p>
          </table:table-cell>
          <table:table-cell table:style-name="ce1" office:value-type="string" calcext:value-type="string">
            <text:p>-0.8287096592996612</text:p>
          </table:table-cell>
          <table:table-cell table:style-name="ce1" office:value-type="string" calcext:value-type="string">
            <text:p>-0.2668771930947475</text:p>
          </table:table-cell>
          <table:table-cell table:style-name="ce1" office:value-type="float" office:value="0.0509708493947983" calcext:value-type="float">
            <text:p>0,0509708494</text:p>
          </table:table-cell>
          <table:table-cell table:style-name="ce1" office:value-type="float" office:value="-0.731941437721252" calcext:value-type="float">
            <text:p>-0,7319414377</text:p>
          </table:table-cell>
          <table:table-cell table:style-name="ce1" office:value-type="float" office:value="-0.222737507247925" calcext:value-type="float">
            <text:p>-0,2227375072</text:p>
          </table:table-cell>
          <table:table-cell table:style-name="ce1" office:value-type="float" office:value="-0.110310254702455" calcext:value-type="float">
            <text:p>-0,110310254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0275832834685584" calcext:value-type="float">
            <text:p>-0,0027583283</text:p>
          </table:table-cell>
          <table:table-cell table:style-name="ce1" office:value-type="float" office:value="0.455794460539781" calcext:value-type="float">
            <text:p>0,4557944605</text:p>
          </table:table-cell>
          <table:table-cell table:style-name="ce1" office:value-type="float" office:value="0.0744125661270912" calcext:value-type="float">
            <text:p>0,0744125661</text:p>
          </table:table-cell>
          <table:table-cell table:style-name="ce1" office:value-type="float" office:value="0.427528142929077" calcext:value-type="float">
            <text:p>0,4275281429</text:p>
          </table:table-cell>
          <table:table-cell table:style-name="ce1" office:value-type="float" office:value="0.42751669883728" calcext:value-type="float">
            <text:p>0,4275166988</text:p>
          </table:table-cell>
          <table:table-cell table:style-name="ce1" office:value-type="float" office:value="0.427517414093018" calcext:value-type="float">
            <text:p>0,4275174141</text:p>
          </table:table-cell>
          <table:table-cell table:style-name="ce1" office:value-type="float" office:value="-0.165905833244324" calcext:value-type="float">
            <text:p>-0,1659058332</text:p>
          </table:table-cell>
          <table:table-cell table:style-name="ce1" office:value-type="float" office:value="6.64485263824463" calcext:value-type="float">
            <text:p>6,6448526382</text:p>
          </table:table-cell>
          <table:table-cell table:style-name="ce1" office:value-type="float" office:value="-5.07138967514038" calcext:value-type="float">
            <text:p>-5,0713896751</text:p>
          </table:table-cell>
        </table:table-row>
        <table:table-row table:style-name="ro1">
          <table:table-cell table:style-name="ce1" office:value-type="string" calcext:value-type="string">
            <text:p>0.1305239200592041</text:p>
          </table:table-cell>
          <table:table-cell table:style-name="ce1" office:value-type="string" calcext:value-type="string">
            <text:p>0.01329183578491211</text:p>
          </table:table-cell>
          <table:table-cell table:style-name="ce1" office:value-type="string" calcext:value-type="string">
            <text:p>2.9742631912231445</text:p>
          </table:table-cell>
          <table:table-cell table:style-name="ce1" office:value-type="float" office:value="0.152148947119713" calcext:value-type="float">
            <text:p>0,1521489471</text:p>
          </table:table-cell>
          <table:table-cell table:style-name="ce1" office:value-type="float" office:value="2.29546451568604" calcext:value-type="float">
            <text:p>2,2954645157</text:p>
          </table:table-cell>
          <table:table-cell table:style-name="ce1" office:value-type="float" office:value="4.46138334274292" calcext:value-type="float">
            <text:p>4,4613833427</text:p>
          </table:table-cell>
          <table:table-cell table:style-name="ce1" office:value-type="float" office:value="-0.132908194072343" calcext:value-type="float">
            <text:p>-0,1329081941</text:p>
          </table:table-cell>
          <table:table-cell table:number-columns-repeated="2" table:style-name="ce1" office:value-type="float" office:value="-0.770269358919844" calcext:value-type="float">
            <text:p>-0,7702693589</text:p>
          </table:table-cell>
          <table:table-cell table:style-name="ce1" office:value-type="float" office:value="-0.170009613037109" calcext:value-type="float">
            <text:p>-0,170009613</text:p>
          </table:table-cell>
          <table:table-cell table:style-name="ce1" office:value-type="float" office:value="6.40618181228638" calcext:value-type="float">
            <text:p>6,4061818123</text:p>
          </table:table-cell>
          <table:table-cell table:style-name="ce1" office:value-type="float" office:value="-5.00542783737183" calcext:value-type="float">
            <text:p>-5,0054278374</text:p>
          </table:table-cell>
          <table:table-cell table:style-name="ce1" office:value-type="string" calcext:value-type="string">
            <text:p>-0.13290819407234317</text:p>
          </table:table-cell>
          <table:table-cell table:style-name="ce1" office:value-type="string" calcext:value-type="string">
            <text:p>-0.7702693589198443</text:p>
          </table:table-cell>
          <table:table-cell table:style-name="ce1" office:value-type="string" calcext:value-type="string">
            <text:p>-0.26179699514133453</text:p>
          </table:table-cell>
          <table:table-cell table:style-name="ce1" office:value-type="float" office:value="-0.0703897655010223" calcext:value-type="float">
            <text:p>-0,0703897655</text:p>
          </table:table-cell>
          <table:table-cell table:style-name="ce1" office:value-type="float" office:value="-0.673730635643005" calcext:value-type="float">
            <text:p>-0,6737306356</text:p>
          </table:table-cell>
          <table:table-cell table:style-name="ce1" office:value-type="float" office:value="-0.219499657058716" calcext:value-type="float">
            <text:p>-0,2194996571</text:p>
          </table:table-cell>
          <table:table-cell table:style-name="ce1" office:value-type="float" office:value="-0.208954567864069" calcext:value-type="float">
            <text:p>-0,208954567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962216331673822" calcext:value-type="float">
            <text:p>-0,9622163317</text:p>
          </table:table-cell>
          <table:table-cell table:style-name="ce1" office:value-type="float" office:value="0.461531918079029" calcext:value-type="float">
            <text:p>0,4615319181</text:p>
          </table:table-cell>
          <table:table-cell table:style-name="ce1" office:value-type="float" office:value="0.14810647669525" calcext:value-type="float">
            <text:p>0,1481064767</text:p>
          </table:table-cell>
          <table:table-cell table:style-name="ce1" office:value-type="float" office:value="0.420420408248901" calcext:value-type="float">
            <text:p>0,4204204082</text:p>
          </table:table-cell>
          <table:table-cell table:style-name="ce1" office:value-type="float" office:value="0.420417308807373" calcext:value-type="float">
            <text:p>0,4204173088</text:p>
          </table:table-cell>
          <table:table-cell table:style-name="ce1" office:value-type="float" office:value="0.420416116714478" calcext:value-type="float">
            <text:p>0,4204161167</text:p>
          </table:table-cell>
          <table:table-cell table:style-name="ce1" office:value-type="float" office:value="-0.170009613037109" calcext:value-type="float">
            <text:p>-0,170009613</text:p>
          </table:table-cell>
          <table:table-cell table:style-name="ce1" office:value-type="float" office:value="6.40618181228638" calcext:value-type="float">
            <text:p>6,4061818123</text:p>
          </table:table-cell>
          <table:table-cell table:style-name="ce1" office:value-type="float" office:value="-5.00542783737183" calcext:value-type="float">
            <text:p>-5,0054278374</text:p>
          </table:table-cell>
        </table:table-row>
        <table:table-row table:style-name="ro1">
          <table:table-cell table:style-name="ce1" office:value-type="string" calcext:value-type="string">
            <text:p>0.14723777770996094</text:p>
          </table:table-cell>
          <table:table-cell table:style-name="ce1" office:value-type="string" calcext:value-type="string">
            <text:p>0.016713857650756836</text:p>
          </table:table-cell>
          <table:table-cell table:style-name="ce1" office:value-type="string" calcext:value-type="string">
            <text:p>3.3959383964538574</text:p>
          </table:table-cell>
          <table:table-cell table:style-name="ce1" office:value-type="float" office:value="0.137915685772896" calcext:value-type="float">
            <text:p>0,1379156858</text:p>
          </table:table-cell>
          <table:table-cell table:style-name="ce1" office:value-type="float" office:value="2.18694877624512" calcext:value-type="float">
            <text:p>2,1869487762</text:p>
          </table:table-cell>
          <table:table-cell table:style-name="ce1" office:value-type="float" office:value="4.42917442321777" calcext:value-type="float">
            <text:p>4,4291744232</text:p>
          </table:table-cell>
          <table:table-cell table:style-name="ce1" office:value-type="float" office:value="-0.0692299450504727" calcext:value-type="float">
            <text:p>-0,0692299451</text:p>
          </table:table-cell>
          <table:table-cell table:number-columns-repeated="2" table:style-name="ce1" office:value-type="float" office:value="-0.808352927039333" calcext:value-type="float">
            <text:p>-0,808352927</text:p>
          </table:table-cell>
          <table:table-cell table:style-name="ce1" office:value-type="float" office:value="-0.168922990560532" calcext:value-type="float">
            <text:p>-0,1689229906</text:p>
          </table:table-cell>
          <table:table-cell table:style-name="ce1" office:value-type="float" office:value="6.17033052444458" calcext:value-type="float">
            <text:p>6,1703305244</text:p>
          </table:table-cell>
          <table:table-cell table:style-name="ce1" office:value-type="float" office:value="-4.93539190292358" calcext:value-type="float">
            <text:p>-4,9353919029</text:p>
          </table:table-cell>
          <table:table-cell table:style-name="ce1" office:value-type="string" calcext:value-type="string">
            <text:p>-0.06922994505047268</text:p>
          </table:table-cell>
          <table:table-cell table:style-name="ce1" office:value-type="string" calcext:value-type="string">
            <text:p>-0.8083529270393328</text:p>
          </table:table-cell>
          <table:table-cell table:style-name="ce1" office:value-type="string" calcext:value-type="string">
            <text:p>-0.2588491074989692</text:p>
          </table:table-cell>
          <table:table-cell table:style-name="ce1" office:value-type="float" office:value="-0.0456446841359139" calcext:value-type="float">
            <text:p>-0,0456446841</text:p>
          </table:table-cell>
          <table:table-cell table:style-name="ce1" office:value-type="float" office:value="-0.68863935470581" calcext:value-type="float">
            <text:p>-0,6886393547</text:p>
          </table:table-cell>
          <table:table-cell table:style-name="ce1" office:value-type="float" office:value="-0.216391933822632" calcext:value-type="float">
            <text:p>-0,2163919338</text:p>
          </table:table-cell>
          <table:table-cell table:style-name="ce1" office:value-type="float" office:value="-0.273119406494111" calcext:value-type="float">
            <text:p>-0,273119406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195586770806597" calcext:value-type="float">
            <text:p>0,1955867708</text:p>
          </table:table-cell>
          <table:table-cell table:style-name="ce1" office:value-type="float" office:value="-0.117839308338059" calcext:value-type="float">
            <text:p>-0,1178393083</text:p>
          </table:table-cell>
          <table:table-cell table:style-name="ce1" office:value-type="float" office:value="0.141713052946504" calcext:value-type="float">
            <text:p>0,1417130529</text:p>
          </table:table-cell>
          <table:table-cell table:style-name="ce1" office:value-type="float" office:value="0.42172384262085" calcext:value-type="float">
            <text:p>0,4217238426</text:p>
          </table:table-cell>
          <table:table-cell table:style-name="ce1" office:value-type="float" office:value="0.421724557876587" calcext:value-type="float">
            <text:p>0,4217245579</text:p>
          </table:table-cell>
          <table:table-cell table:style-name="ce1" office:value-type="float" office:value="0.421724796295166" calcext:value-type="float">
            <text:p>0,4217247963</text:p>
          </table:table-cell>
          <table:table-cell table:style-name="ce1" office:value-type="float" office:value="-0.168922990560532" calcext:value-type="float">
            <text:p>-0,1689229906</text:p>
          </table:table-cell>
          <table:table-cell table:style-name="ce1" office:value-type="float" office:value="6.17033052444458" calcext:value-type="float">
            <text:p>6,1703305244</text:p>
          </table:table-cell>
          <table:table-cell table:style-name="ce1" office:value-type="float" office:value="-4.93539190292358" calcext:value-type="float">
            <text:p>-4,9353919029</text:p>
          </table:table-cell>
        </table:table-row>
        <table:table-row table:style-name="ro1">
          <table:table-cell table:style-name="ce1" office:value-type="string" calcext:value-type="string">
            <text:p>0.16697120666503906</text:p>
          </table:table-cell>
          <table:table-cell table:style-name="ce1" office:value-type="string" calcext:value-type="string">
            <text:p>0.019733428955078125</text:p>
          </table:table-cell>
          <table:table-cell table:style-name="ce1" office:value-type="string" calcext:value-type="string">
            <text:p>3.8207285404205322</text:p>
          </table:table-cell>
          <table:table-cell table:style-name="ce1" office:value-type="float" office:value="-0.237633541226387" calcext:value-type="float">
            <text:p>-0,2376335412</text:p>
          </table:table-cell>
          <table:table-cell table:style-name="ce1" office:value-type="float" office:value="1.59920954704285" calcext:value-type="float">
            <text:p>1,599209547</text:p>
          </table:table-cell>
          <table:table-cell table:style-name="ce1" office:value-type="float" office:value="4.33146142959595" calcext:value-type="float">
            <text:p>4,3314614296</text:p>
          </table:table-cell>
          <table:table-cell table:style-name="ce1" office:value-type="float" office:value="-0.0781784351600127" calcext:value-type="float">
            <text:p>-0,0781784352</text:p>
          </table:table-cell>
          <table:table-cell table:number-columns-repeated="2" table:style-name="ce1" office:value-type="float" office:value="-0.760863960594438" calcext:value-type="float">
            <text:p>-0,7608639606</text:p>
          </table:table-cell>
          <table:table-cell table:style-name="ce1" office:value-type="float" office:value="-0.184308066964149" calcext:value-type="float">
            <text:p>-0,184308067</text:p>
          </table:table-cell>
          <table:table-cell table:style-name="ce1" office:value-type="float" office:value="5.9484076499939" calcext:value-type="float">
            <text:p>5,94840765</text:p>
          </table:table-cell>
          <table:table-cell table:style-name="ce1" office:value-type="float" office:value="-4.86628341674805" calcext:value-type="float">
            <text:p>-4,8662834167</text:p>
          </table:table-cell>
          <table:table-cell table:style-name="ce1" office:value-type="string" calcext:value-type="string">
            <text:p>-0.0781784351600127</text:p>
          </table:table-cell>
          <table:table-cell table:style-name="ce1" office:value-type="string" calcext:value-type="string">
            <text:p>-0.7608639605944376</text:p>
          </table:table-cell>
          <table:table-cell table:style-name="ce1" office:value-type="string" calcext:value-type="string">
            <text:p>-0.25882105644412</text:p>
          </table:table-cell>
          <table:table-cell table:style-name="ce1" office:value-type="float" office:value="-0.0413747057318687" calcext:value-type="float">
            <text:p>-0,0413747057</text:p>
          </table:table-cell>
          <table:table-cell table:style-name="ce1" office:value-type="float" office:value="-0.656084632873535" calcext:value-type="float">
            <text:p>-0,6560846329</text:p>
          </table:table-cell>
          <table:table-cell table:style-name="ce1" office:value-type="float" office:value="-0.214717070007324" calcext:value-type="float">
            <text:p>-0,21471707</text:p>
          </table:table-cell>
          <table:table-cell table:style-name="ce1" office:value-type="float" office:value="-0.331689833761015" calcext:value-type="float">
            <text:p>-0,331689833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335150363593187" calcext:value-type="float">
            <text:p>0,0335150364</text:p>
          </table:table-cell>
          <table:table-cell table:style-name="ce1" office:value-type="float" office:value="0.255516806977439" calcext:value-type="float">
            <text:p>0,255516807</text:p>
          </table:table-cell>
          <table:table-cell table:style-name="ce1" office:value-type="float" office:value="0.0758405425281678" calcext:value-type="float">
            <text:p>0,0758405425</text:p>
          </table:table-cell>
          <table:table-cell table:style-name="ce1" office:value-type="float" office:value="0.424682855606079" calcext:value-type="float">
            <text:p>0,4246828556</text:p>
          </table:table-cell>
          <table:table-cell table:style-name="ce1" office:value-type="float" office:value="0.424691200256348" calcext:value-type="float">
            <text:p>0,4246912003</text:p>
          </table:table-cell>
          <table:table-cell table:style-name="ce1" office:value-type="float" office:value="0.424692630767822" calcext:value-type="float">
            <text:p>0,4246926308</text:p>
          </table:table-cell>
          <table:table-cell table:style-name="ce1" office:value-type="float" office:value="-0.184308066964149" calcext:value-type="float">
            <text:p>-0,184308067</text:p>
          </table:table-cell>
          <table:table-cell table:style-name="ce1" office:value-type="float" office:value="5.9484076499939" calcext:value-type="float">
            <text:p>5,94840765</text:p>
          </table:table-cell>
          <table:table-cell table:style-name="ce1" office:value-type="float" office:value="-4.86628341674805" calcext:value-type="float">
            <text:p>-4,8662834167</text:p>
          </table:table-cell>
        </table:table-row>
        <table:table-row table:style-name="ro1">
          <table:table-cell table:style-name="ce1" office:value-type="string" calcext:value-type="string">
            <text:p>0.1844463348388672</text:p>
          </table:table-cell>
          <table:table-cell table:style-name="ce1" office:value-type="string" calcext:value-type="string">
            <text:p>0.017475128173828125</text:p>
          </table:table-cell>
          <table:table-cell table:style-name="ce1" office:value-type="string" calcext:value-type="string">
            <text:p>4.253262519836426</text:p>
          </table:table-cell>
          <table:table-cell table:style-name="ce1" office:value-type="float" office:value="-0.0063484450802207" calcext:value-type="float">
            <text:p>-0,0063484451</text:p>
          </table:table-cell>
          <table:table-cell table:style-name="ce1" office:value-type="float" office:value="1.27603757381439" calcext:value-type="float">
            <text:p>1,2760375738</text:p>
          </table:table-cell>
          <table:table-cell table:style-name="ce1" office:value-type="float" office:value="4.28149843215942" calcext:value-type="float">
            <text:p>4,2814984322</text:p>
          </table:table-cell>
          <table:table-cell table:style-name="ce1" office:value-type="float" office:value="0.0796957905340353" calcext:value-type="float">
            <text:p>0,0796957905</text:p>
          </table:table-cell>
          <table:table-cell table:number-columns-repeated="2" table:style-name="ce1" office:value-type="float" office:value="-0.540410018652516" calcext:value-type="float">
            <text:p>-0,5404100187</text:p>
          </table:table-cell>
          <table:table-cell table:style-name="ce1" office:value-type="float" office:value="-0.203619718551636" calcext:value-type="float">
            <text:p>-0,2036197186</text:p>
          </table:table-cell>
          <table:table-cell table:style-name="ce1" office:value-type="float" office:value="5.73124742507935" calcext:value-type="float">
            <text:p>5,7312474251</text:p>
          </table:table-cell>
          <table:table-cell table:style-name="ce1" office:value-type="float" office:value="-4.79707479476929" calcext:value-type="float">
            <text:p>-4,7970747948</text:p>
          </table:table-cell>
          <table:table-cell table:style-name="ce1" office:value-type="string" calcext:value-type="string">
            <text:p>0.0796957905340353</text:p>
          </table:table-cell>
          <table:table-cell table:style-name="ce1" office:value-type="string" calcext:value-type="string">
            <text:p>-0.5404100186525158</text:p>
          </table:table-cell>
          <table:table-cell table:style-name="ce1" office:value-type="string" calcext:value-type="string">
            <text:p>-0.24998830058372862</text:p>
          </table:table-cell>
          <table:table-cell table:style-name="ce1" office:value-type="float" office:value="0.0712900623679161" calcext:value-type="float">
            <text:p>0,0712900624</text:p>
          </table:table-cell>
          <table:table-cell table:style-name="ce1" office:value-type="float" office:value="-0.479762864112854" calcext:value-type="float">
            <text:p>-0,4797628641</text:p>
          </table:table-cell>
          <table:table-cell table:style-name="ce1" office:value-type="float" office:value="-0.209635994338989" calcext:value-type="float">
            <text:p>-0,2096359943</text:p>
          </table:table-cell>
          <table:table-cell table:style-name="ce1" office:value-type="float" office:value="-0.228903836125394" calcext:value-type="float">
            <text:p>-0,228903836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868241733013487" calcext:value-type="float">
            <text:p>0,868241733</text:p>
          </table:table-cell>
          <table:table-cell table:style-name="ce1" office:value-type="float" office:value="1.35882113650845" calcext:value-type="float">
            <text:p>1,3588211365</text:p>
          </table:table-cell>
          <table:table-cell table:style-name="ce1" office:value-type="float" office:value="0.225907750210425" calcext:value-type="float">
            <text:p>0,2259077502</text:p>
          </table:table-cell>
          <table:table-cell table:style-name="ce1" office:value-type="float" office:value="0.432539939880371" calcext:value-type="float">
            <text:p>0,4325399399</text:p>
          </table:table-cell>
          <table:table-cell table:style-name="ce1" office:value-type="float" office:value="0.432536125183106" calcext:value-type="float">
            <text:p>0,4325361252</text:p>
          </table:table-cell>
          <table:table-cell table:style-name="ce1" office:value-type="float" office:value="0.43253493309021" calcext:value-type="float">
            <text:p>0,4325349331</text:p>
          </table:table-cell>
          <table:table-cell table:style-name="ce1" office:value-type="float" office:value="-0.203619718551636" calcext:value-type="float">
            <text:p>-0,2036197186</text:p>
          </table:table-cell>
          <table:table-cell table:style-name="ce1" office:value-type="float" office:value="5.73124742507935" calcext:value-type="float">
            <text:p>5,7312474251</text:p>
          </table:table-cell>
          <table:table-cell table:style-name="ce1" office:value-type="float" office:value="-4.79707479476929" calcext:value-type="float">
            <text:p>-4,7970747948</text:p>
          </table:table-cell>
        </table:table-row>
        <table:table-row table:style-name="ro1">
          <table:table-cell table:style-name="ce1" office:value-type="string" calcext:value-type="string">
            <text:p>0.20200657844543457</text:p>
          </table:table-cell>
          <table:table-cell table:style-name="ce1" office:value-type="string" calcext:value-type="string">
            <text:p>0.017560243606567383</text:p>
          </table:table-cell>
          <table:table-cell table:style-name="ce1" office:value-type="string" calcext:value-type="string">
            <text:p>4.685612201690674</text:p>
          </table:table-cell>
          <table:table-cell table:style-name="ce1" office:value-type="float" office:value="0.142853647470474" calcext:value-type="float">
            <text:p>0,1428536475</text:p>
          </table:table-cell>
          <table:table-cell table:style-name="ce1" office:value-type="float" office:value="1.44716966152191" calcext:value-type="float">
            <text:p>1,4471696615</text:p>
          </table:table-cell>
          <table:table-cell table:style-name="ce1" office:value-type="float" office:value="4.1888222694397" calcext:value-type="float">
            <text:p>4,1888222694</text:p>
          </table:table-cell>
          <table:table-cell table:style-name="ce1" office:value-type="float" office:value="-0.045394640878837" calcext:value-type="float">
            <text:p>-0,0453946409</text:p>
          </table:table-cell>
          <table:table-cell table:number-columns-repeated="2" table:style-name="ce1" office:value-type="float" office:value="-0.468059343620159" calcext:value-type="float">
            <text:p>-0,4680593436</text:p>
          </table:table-cell>
          <table:table-cell table:style-name="ce1" office:value-type="float" office:value="-0.203619718551636" calcext:value-type="float">
            <text:p>-0,2036197186</text:p>
          </table:table-cell>
          <table:table-cell table:style-name="ce1" office:value-type="float" office:value="5.73124742507935" calcext:value-type="float">
            <text:p>5,7312474251</text:p>
          </table:table-cell>
          <table:table-cell table:style-name="ce1" office:value-type="float" office:value="-4.79707479476929" calcext:value-type="float">
            <text:p>-4,7970747948</text:p>
          </table:table-cell>
          <table:table-cell table:style-name="ce1" office:value-type="string" calcext:value-type="string">
            <text:p>-0.04539464087883698</text:p>
          </table:table-cell>
          <table:table-cell table:style-name="ce1" office:value-type="string" calcext:value-type="string">
            <text:p>-0.4680593436201585</text:p>
          </table:table-cell>
          <table:table-cell table:style-name="ce1" office:value-type="string" calcext:value-type="string">
            <text:p>-0.25016310168081385</text:p>
          </table:table-cell>
          <table:table-cell table:style-name="ce1" office:value-type="float" office:value="0.00190453352406621" calcext:value-type="float">
            <text:p>0,0019045335</text:p>
          </table:table-cell>
          <table:table-cell table:style-name="ce1" office:value-type="float" office:value="-0.382811272144318" calcext:value-type="float">
            <text:p>-0,3828112721</text:p>
          </table:table-cell>
          <table:table-cell table:style-name="ce1" office:value-type="float" office:value="-0.20703791847229" calcext:value-type="float">
            <text:p>-0,2070379185</text:p>
          </table:table-cell>
          <table:table-cell table:style-name="ce1" office:value-type="float" office:value="-0.226145485306026" calcext:value-type="float">
            <text:p>-0,226145485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532311089817756" calcext:value-type="float">
            <text:p>-0,5323110898</text:p>
          </table:table-cell>
          <table:table-cell table:style-name="ce1" office:value-type="float" office:value="0.743798213103977" calcext:value-type="float">
            <text:p>0,7437982131</text:p>
          </table:table-cell>
          <table:table-cell table:style-name="ce1" office:value-type="float" office:value="0.114992671659048" calcext:value-type="float">
            <text:p>0,1149926717</text:p>
          </table:table-cell>
          <table:table-cell table:style-name="ce1" office:value-type="float" office:value="0.434492349624634" calcext:value-type="float">
            <text:p>0,4344923496</text:p>
          </table:table-cell>
          <table:table-cell table:style-name="ce1" office:value-type="float" office:value="0.434488773345947" calcext:value-type="float">
            <text:p>0,4344887733</text:p>
          </table:table-cell>
          <table:table-cell table:style-name="ce1" office:value-type="float" office:value="0.434488534927368" calcext:value-type="float">
            <text:p>0,4344885349</text:p>
          </table:table-cell>
          <table:table-cell table:style-name="ce1" office:value-type="float" office:value="-0.203619718551636" calcext:value-type="float">
            <text:p>-0,2036197186</text:p>
          </table:table-cell>
          <table:table-cell table:style-name="ce1" office:value-type="float" office:value="5.73124742507935" calcext:value-type="float">
            <text:p>5,7312474251</text:p>
          </table:table-cell>
          <table:table-cell table:style-name="ce1" office:value-type="float" office:value="-4.79707479476929" calcext:value-type="float">
            <text:p>-4,7970747948</text:p>
          </table:table-cell>
        </table:table-row>
        <table:table-row table:style-name="ro1">
          <table:table-cell table:style-name="ce1" office:value-type="string" calcext:value-type="string">
            <text:p>0.22162508964538574</text:p>
          </table:table-cell>
          <table:table-cell table:style-name="ce1" office:value-type="string" calcext:value-type="string">
            <text:p>0.019618511199951172</text:p>
          </table:table-cell>
          <table:table-cell table:style-name="ce1" office:value-type="string" calcext:value-type="string">
            <text:p>5.1345250606536865</text:p>
          </table:table-cell>
          <table:table-cell table:style-name="ce1" office:value-type="float" office:value="0.116943545639515" calcext:value-type="float">
            <text:p>0,1169435456</text:p>
          </table:table-cell>
          <table:table-cell table:style-name="ce1" office:value-type="float" office:value="1.37254798412323" calcext:value-type="float">
            <text:p>1,3725479841</text:p>
          </table:table-cell>
          <table:table-cell table:style-name="ce1" office:value-type="float" office:value="4.15098428726196" calcext:value-type="float">
            <text:p>4,1509842873</text:p>
          </table:table-cell>
          <table:table-cell table:style-name="ce1" office:value-type="float" office:value="-0.0895567243385347" calcext:value-type="float">
            <text:p>-0,0895567243</text:p>
          </table:table-cell>
          <table:table-cell table:number-columns-repeated="2" table:style-name="ce1" office:value-type="float" office:value="-0.564462191062824" calcext:value-type="float">
            <text:p>-0,5644621911</text:p>
          </table:table-cell>
          <table:table-cell table:style-name="ce1" office:value-type="float" office:value="-0.213984161615372" calcext:value-type="float">
            <text:p>-0,2139841616</text:p>
          </table:table-cell>
          <table:table-cell table:style-name="ce1" office:value-type="float" office:value="5.53756141662598" calcext:value-type="float">
            <text:p>5,5375614166</text:p>
          </table:table-cell>
          <table:table-cell table:style-name="ce1" office:value-type="float" office:value="-4.7300238609314" calcext:value-type="float">
            <text:p>-4,7300238609</text:p>
          </table:table-cell>
          <table:table-cell table:style-name="ce1" office:value-type="string" calcext:value-type="string">
            <text:p>-0.08955672433853472</text:p>
          </table:table-cell>
          <table:table-cell table:style-name="ce1" office:value-type="string" calcext:value-type="string">
            <text:p>-0.5644621910628241</text:p>
          </table:table-cell>
          <table:table-cell table:style-name="ce1" office:value-type="string" calcext:value-type="string">
            <text:p>-0.24303640397488566</text:p>
          </table:table-cell>
          <table:table-cell table:style-name="ce1" office:value-type="float" office:value="-0.0428560942411423" calcext:value-type="float">
            <text:p>-0,0428560942</text:p>
          </table:table-cell>
          <table:table-cell table:style-name="ce1" office:value-type="float" office:value="-0.434150898456573" calcext:value-type="float">
            <text:p>-0,4341508985</text:p>
          </table:table-cell>
          <table:table-cell table:style-name="ce1" office:value-type="float" office:value="-0.202218758010864" calcext:value-type="float">
            <text:p>-0,202218758</text:p>
          </table:table-cell>
          <table:table-cell table:style-name="ce1" office:value-type="float" office:value="-0.290010742285608" calcext:value-type="float">
            <text:p>-0,290010742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333734868363688" calcext:value-type="float">
            <text:p>-0,3337348684</text:p>
          </table:table-cell>
          <table:table-cell table:style-name="ce1" office:value-type="float" office:value="-0.382782315156266" calcext:value-type="float">
            <text:p>-0,3827823152</text:p>
          </table:table-cell>
          <table:table-cell table:style-name="ce1" office:value-type="float" office:value="0.207294161439143" calcext:value-type="float">
            <text:p>0,2072941614</text:p>
          </table:table-cell>
          <table:table-cell table:style-name="ce1" office:value-type="float" office:value="0.447067737579346" calcext:value-type="float">
            <text:p>0,4470677376</text:p>
          </table:table-cell>
          <table:table-cell table:style-name="ce1" office:value-type="float" office:value="0.447074174880981" calcext:value-type="float">
            <text:p>0,4470741749</text:p>
          </table:table-cell>
          <table:table-cell table:style-name="ce1" office:value-type="float" office:value="0.447075605392456" calcext:value-type="float">
            <text:p>0,4470756054</text:p>
          </table:table-cell>
          <table:table-cell table:style-name="ce1" office:value-type="float" office:value="-0.213984161615372" calcext:value-type="float">
            <text:p>-0,2139841616</text:p>
          </table:table-cell>
          <table:table-cell table:style-name="ce1" office:value-type="float" office:value="5.53756141662598" calcext:value-type="float">
            <text:p>5,5375614166</text:p>
          </table:table-cell>
          <table:table-cell table:style-name="ce1" office:value-type="float" office:value="-4.7300238609314" calcext:value-type="float">
            <text:p>-4,7300238609</text:p>
          </table:table-cell>
        </table:table-row>
        <table:table-row table:style-name="ro1">
          <table:table-cell table:style-name="ce1" office:value-type="string" calcext:value-type="string">
            <text:p>0.2357957363128662</text:p>
          </table:table-cell>
          <table:table-cell table:style-name="ce1" office:value-type="string" calcext:value-type="string">
            <text:p>0.014170646667480469</text:p>
          </table:table-cell>
          <table:table-cell table:style-name="ce1" office:value-type="string" calcext:value-type="string">
            <text:p>5.5683159828186035</text:p>
          </table:table-cell>
          <table:table-cell table:style-name="ce1" office:value-type="float" office:value="-0.115387544035912" calcext:value-type="float">
            <text:p>-0,115387544</text:p>
          </table:table-cell>
          <table:table-cell table:style-name="ce1" office:value-type="float" office:value="0.819858908653259" calcext:value-type="float">
            <text:p>0,8198589087</text:p>
          </table:table-cell>
          <table:table-cell table:style-name="ce1" office:value-type="float" office:value="4.09575319290161" calcext:value-type="float">
            <text:p>4,0957531929</text:p>
          </table:table-cell>
          <table:table-cell table:style-name="ce1" office:value-type="float" office:value="-0.0718820247297446" calcext:value-type="float">
            <text:p>-0,0718820247</text:p>
          </table:table-cell>
          <table:table-cell table:number-columns-repeated="2" table:style-name="ce1" office:value-type="float" office:value="-0.519885971323597" calcext:value-type="float">
            <text:p>-0,5198859713</text:p>
          </table:table-cell>
          <table:table-cell table:style-name="ce1" office:value-type="float" office:value="-0.213769376277924" calcext:value-type="float">
            <text:p>-0,2137693763</text:p>
          </table:table-cell>
          <table:table-cell table:style-name="ce1" office:value-type="float" office:value="5.38438558578491" calcext:value-type="float">
            <text:p>5,3843855858</text:p>
          </table:table-cell>
          <table:table-cell table:style-name="ce1" office:value-type="float" office:value="-4.66566133499146" calcext:value-type="float">
            <text:p>-4,665661335</text:p>
          </table:table-cell>
          <table:table-cell table:style-name="ce1" office:value-type="string" calcext:value-type="string">
            <text:p>-0.07188202472974464</text:p>
          </table:table-cell>
          <table:table-cell table:style-name="ce1" office:value-type="string" calcext:value-type="string">
            <text:p>-0.5198859713235972</text:p>
          </table:table-cell>
          <table:table-cell table:style-name="ce1" office:value-type="string" calcext:value-type="string">
            <text:p>-0.244071297920568</text:p>
          </table:table-cell>
          <table:table-cell table:style-name="ce1" office:value-type="float" office:value="-0.0350830636918545" calcext:value-type="float">
            <text:p>-0,0350830637</text:p>
          </table:table-cell>
          <table:table-cell table:style-name="ce1" office:value-type="float" office:value="-0.411764395236969" calcext:value-type="float">
            <text:p>-0,4117643952</text:p>
          </table:table-cell>
          <table:table-cell table:style-name="ce1" office:value-type="float" office:value="-0.200251182937622" calcext:value-type="float">
            <text:p>-0,2002511829</text:p>
          </table:table-cell>
          <table:table-cell table:style-name="ce1" office:value-type="float" office:value="-0.340758694456291" calcext:value-type="float">
            <text:p>-0,340758694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597072206145828" calcext:value-type="float">
            <text:p>0,0597072206</text:p>
          </table:table-cell>
          <table:table-cell table:style-name="ce1" office:value-type="float" office:value="0.171960597834298" calcext:value-type="float">
            <text:p>0,1719605978</text:p>
          </table:table-cell>
          <table:table-cell table:style-name="ce1" office:value-type="float" office:value="0.0871954006821618" calcext:value-type="float">
            <text:p>0,0871954007</text:p>
          </table:table-cell>
          <table:table-cell table:style-name="ce1" office:value-type="float" office:value="0.433952569961548" calcext:value-type="float">
            <text:p>0,43395257</text:p>
          </table:table-cell>
          <table:table-cell table:style-name="ce1" office:value-type="float" office:value="0.433946371078491" calcext:value-type="float">
            <text:p>0,4339463711</text:p>
          </table:table-cell>
          <table:table-cell table:style-name="ce1" office:value-type="float" office:value="0.433944702148438" calcext:value-type="float">
            <text:p>0,4339447021</text:p>
          </table:table-cell>
          <table:table-cell table:style-name="ce1" office:value-type="float" office:value="-0.213769376277924" calcext:value-type="float">
            <text:p>-0,2137693763</text:p>
          </table:table-cell>
          <table:table-cell table:style-name="ce1" office:value-type="float" office:value="5.38438558578491" calcext:value-type="float">
            <text:p>5,3843855858</text:p>
          </table:table-cell>
          <table:table-cell table:style-name="ce1" office:value-type="float" office:value="-4.66566133499146" calcext:value-type="float">
            <text:p>-4,665661335</text:p>
          </table:table-cell>
        </table:table-row>
        <table:table-row table:style-name="ro1">
          <table:table-cell table:style-name="ce1" office:value-type="string" calcext:value-type="string">
            <text:p>0.25374388694763184</text:p>
          </table:table-cell>
          <table:table-cell table:style-name="ce1" office:value-type="string" calcext:value-type="string">
            <text:p>0.017948150634765625</text:p>
          </table:table-cell>
          <table:table-cell table:style-name="ce1" office:value-type="string" calcext:value-type="string">
            <text:p>5.9965081214904785</text:p>
          </table:table-cell>
          <table:table-cell table:style-name="ce1" office:value-type="float" office:value="-0.078205481171608" calcext:value-type="float">
            <text:p>-0,0782054812</text:p>
          </table:table-cell>
          <table:table-cell table:style-name="ce1" office:value-type="float" office:value="0.739944219589233" calcext:value-type="float">
            <text:p>0,7399442196</text:p>
          </table:table-cell>
          <table:table-cell table:style-name="ce1" office:value-type="float" office:value="4.05716133117676" calcext:value-type="float">
            <text:p>4,0571613312</text:p>
          </table:table-cell>
          <table:table-cell table:style-name="ce1" office:value-type="float" office:value="0.0228288500711313" calcext:value-type="float">
            <text:p>0,0228288501</text:p>
          </table:table-cell>
          <table:table-cell table:number-columns-repeated="2" table:style-name="ce1" office:value-type="float" office:value="-0.30928136924754" calcext:value-type="float">
            <text:p>-0,3092813692</text:p>
          </table:table-cell>
          <table:table-cell table:style-name="ce1" office:value-type="float" office:value="-0.225906103849411" calcext:value-type="float">
            <text:p>-0,2259061038</text:p>
          </table:table-cell>
          <table:table-cell table:style-name="ce1" office:value-type="float" office:value="5.24773073196411" calcext:value-type="float">
            <text:p>5,247730732</text:p>
          </table:table-cell>
          <table:table-cell table:style-name="ce1" office:value-type="float" office:value="-4.60231685638428" calcext:value-type="float">
            <text:p>-4,6023168564</text:p>
          </table:table-cell>
          <table:table-cell table:style-name="ce1" office:value-type="string" calcext:value-type="string">
            <text:p>0.022828850071131276</text:p>
          </table:table-cell>
          <table:table-cell table:style-name="ce1" office:value-type="string" calcext:value-type="string">
            <text:p>-0.3092813692475397</text:p>
          </table:table-cell>
          <table:table-cell table:style-name="ce1" office:value-type="string" calcext:value-type="string">
            <text:p>-0.24015160317689208</text:p>
          </table:table-cell>
          <table:table-cell table:style-name="ce1" office:value-type="float" office:value="0.0346162632107735" calcext:value-type="float">
            <text:p>0,0346162632</text:p>
          </table:table-cell>
          <table:table-cell table:style-name="ce1" office:value-type="float" office:value="-0.245957672595978" calcext:value-type="float">
            <text:p>-0,2459576726</text:p>
          </table:table-cell>
          <table:table-cell table:style-name="ce1" office:value-type="float" office:value="-0.197379166030884" calcext:value-type="float">
            <text:p>-0,197379166</text:p>
          </table:table-cell>
          <table:table-cell table:style-name="ce1" office:value-type="float" office:value="-0.291395222265017" calcext:value-type="float">
            <text:p>-0,291395222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543075935520869" calcext:value-type="float">
            <text:p>0,5430759355</text:p>
          </table:table-cell>
          <table:table-cell table:style-name="ce1" office:value-type="float" office:value="1.29190758371095" calcext:value-type="float">
            <text:p>1,2919075837</text:p>
          </table:table-cell>
          <table:table-cell table:style-name="ce1" office:value-type="float" office:value="0.129102514159668" calcext:value-type="float">
            <text:p>0,1291025142</text:p>
          </table:table-cell>
          <table:table-cell table:style-name="ce1" office:value-type="float" office:value="0.427805900573731" calcext:value-type="float">
            <text:p>0,4278059006</text:p>
          </table:table-cell>
          <table:table-cell table:style-name="ce1" office:value-type="float" office:value="0.427808523178101" calcext:value-type="float">
            <text:p>0,4278085232</text:p>
          </table:table-cell>
          <table:table-cell table:style-name="ce1" office:value-type="float" office:value="0.427808046340942" calcext:value-type="float">
            <text:p>0,4278080463</text:p>
          </table:table-cell>
          <table:table-cell table:style-name="ce1" office:value-type="float" office:value="-0.225906103849411" calcext:value-type="float">
            <text:p>-0,2259061038</text:p>
          </table:table-cell>
          <table:table-cell table:style-name="ce1" office:value-type="float" office:value="5.24773073196411" calcext:value-type="float">
            <text:p>5,247730732</text:p>
          </table:table-cell>
          <table:table-cell table:style-name="ce1" office:value-type="float" office:value="-4.60231685638428" calcext:value-type="float">
            <text:p>-4,6023168564</text:p>
          </table:table-cell>
        </table:table-row>
        <table:table-row table:style-name="ro1">
          <table:table-cell table:style-name="ce1" office:value-type="string" calcext:value-type="string">
            <text:p>0.2722432613372803</text:p>
          </table:table-cell>
          <table:table-cell table:style-name="ce1" office:value-type="string" calcext:value-type="string">
            <text:p>0.018499374389648438</text:p>
          </table:table-cell>
          <table:table-cell table:style-name="ce1" office:value-type="string" calcext:value-type="string">
            <text:p>6.428110837936401</text:p>
          </table:table-cell>
          <table:table-cell table:style-name="ce1" office:value-type="float" office:value="0.17222173511982" calcext:value-type="float">
            <text:p>0,1722217351</text:p>
          </table:table-cell>
          <table:table-cell table:style-name="ce1" office:value-type="float" office:value="0.789844572544098" calcext:value-type="float">
            <text:p>0,7898445725</text:p>
          </table:table-cell>
          <table:table-cell table:style-name="ce1" office:value-type="float" office:value="4.00514650344849" calcext:value-type="float">
            <text:p>4,0051465034</text:p>
          </table:table-cell>
          <table:table-cell table:style-name="ce1" office:value-type="float" office:value="-0.00961261806944401" calcext:value-type="float">
            <text:p>-0,0096126181</text:p>
          </table:table-cell>
          <table:table-cell table:number-columns-repeated="2" table:style-name="ce1" office:value-type="float" office:value="-0.329577359693849" calcext:value-type="float">
            <text:p>-0,3295773597</text:p>
          </table:table-cell>
          <table:table-cell table:style-name="ce1" office:value-type="float" office:value="-0.240038827061653" calcext:value-type="float">
            <text:p>-0,2400388271</text:p>
          </table:table-cell>
          <table:table-cell table:style-name="ce1" office:value-type="float" office:value="5.12886571884155" calcext:value-type="float">
            <text:p>5,1288657188</text:p>
          </table:table-cell>
          <table:table-cell table:style-name="ce1" office:value-type="float" office:value="-4.54124259948731" calcext:value-type="float">
            <text:p>-4,5412425995</text:p>
          </table:table-cell>
          <table:table-cell table:style-name="ce1" office:value-type="string" calcext:value-type="string">
            <text:p>-0.00961261806944401</text:p>
          </table:table-cell>
          <table:table-cell table:style-name="ce1" office:value-type="string" calcext:value-type="string">
            <text:p>-0.3295773596938487</text:p>
          </table:table-cell>
          <table:table-cell table:style-name="ce1" office:value-type="string" calcext:value-type="string">
            <text:p>-0.23913713779856036</text:p>
          </table:table-cell>
          <table:table-cell table:style-name="ce1" office:value-type="float" office:value="0.0234616443514824" calcext:value-type="float">
            <text:p>0,0234616444</text:p>
          </table:table-cell>
          <table:table-cell table:style-name="ce1" office:value-type="float" office:value="-0.22198326587677" calcext:value-type="float">
            <text:p>-0,2219832659</text:p>
          </table:table-cell>
          <table:table-cell table:style-name="ce1" office:value-type="float" office:value="-0.195372389221191" calcext:value-type="float">
            <text:p>-0,1953723892</text:p>
          </table:table-cell>
          <table:table-cell table:style-name="ce1" office:value-type="float" office:value="-0.257639379901825" calcext:value-type="float">
            <text:p>-0,257639379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86143343305413" calcext:value-type="float">
            <text:p>-0,0861433433</text:p>
          </table:table-cell>
          <table:table-cell table:style-name="ce1" office:value-type="float" office:value="0.185147654573033" calcext:value-type="float">
            <text:p>0,1851476546</text:p>
          </table:table-cell>
          <table:table-cell table:style-name="ce1" office:value-type="float" office:value="0.089410056905243" calcext:value-type="float">
            <text:p>0,0894100569</text:p>
          </table:table-cell>
          <table:table-cell table:style-name="ce1" office:value-type="float" office:value="0.43163013458252" calcext:value-type="float">
            <text:p>0,4316301346</text:p>
          </table:table-cell>
          <table:table-cell table:style-name="ce1" office:value-type="float" office:value="0.431626796722412" calcext:value-type="float">
            <text:p>0,4316267967</text:p>
          </table:table-cell>
          <table:table-cell table:style-name="ce1" office:value-type="float" office:value="0.431627750396729" calcext:value-type="float">
            <text:p>0,4316277504</text:p>
          </table:table-cell>
          <table:table-cell table:style-name="ce1" office:value-type="float" office:value="-0.240038827061653" calcext:value-type="float">
            <text:p>-0,2400388271</text:p>
          </table:table-cell>
          <table:table-cell table:style-name="ce1" office:value-type="float" office:value="5.12886571884155" calcext:value-type="float">
            <text:p>5,1288657188</text:p>
          </table:table-cell>
          <table:table-cell table:style-name="ce1" office:value-type="float" office:value="-4.54124259948731" calcext:value-type="float">
            <text:p>-4,5412425995</text:p>
          </table:table-cell>
        </table:table-row>
        <table:table-row table:style-name="ro1">
          <table:table-cell table:style-name="ce1" office:value-type="string" calcext:value-type="string">
            <text:p>0.28757143020629883</text:p>
          </table:table-cell>
          <table:table-cell table:style-name="ce1" office:value-type="string" calcext:value-type="string">
            <text:p>0.015328168869018555</text:p>
          </table:table-cell>
          <table:table-cell table:style-name="ce1" office:value-type="string" calcext:value-type="string">
            <text:p>6.86804986000061</text:p>
          </table:table-cell>
          <table:table-cell table:style-name="ce1" office:value-type="float" office:value="0.182325512170792" calcext:value-type="float">
            <text:p>0,1823255122</text:p>
          </table:table-cell>
          <table:table-cell table:style-name="ce1" office:value-type="float" office:value="0.770472347736359" calcext:value-type="float">
            <text:p>0,7704723477</text:p>
          </table:table-cell>
          <table:table-cell table:style-name="ce1" office:value-type="float" office:value="3.96656131744385" calcext:value-type="float">
            <text:p>3,9665613174</text:p>
          </table:table-cell>
          <table:table-cell table:style-name="ce1" office:value-type="float" office:value="-0.112781231074316" calcext:value-type="float">
            <text:p>-0,1127812311</text:p>
          </table:table-cell>
          <table:table-cell table:number-columns-repeated="2" table:style-name="ce1" office:value-type="float" office:value="-0.356491566934205" calcext:value-type="float">
            <text:p>-0,3564915669</text:p>
          </table:table-cell>
          <table:table-cell table:style-name="ce1" office:value-type="float" office:value="-0.240038827061653" calcext:value-type="float">
            <text:p>-0,2400388271</text:p>
          </table:table-cell>
          <table:table-cell table:style-name="ce1" office:value-type="float" office:value="5.12886571884155" calcext:value-type="float">
            <text:p>5,1288657188</text:p>
          </table:table-cell>
          <table:table-cell table:style-name="ce1" office:value-type="float" office:value="-4.54124259948731" calcext:value-type="float">
            <text:p>-4,5412425995</text:p>
          </table:table-cell>
          <table:table-cell table:style-name="ce1" office:value-type="string" calcext:value-type="string">
            <text:p>-0.11278123107431569</text:p>
          </table:table-cell>
          <table:table-cell table:style-name="ce1" office:value-type="string" calcext:value-type="string">
            <text:p>-0.35649156693420536</text:p>
          </table:table-cell>
          <table:table-cell table:style-name="ce1" office:value-type="string" calcext:value-type="string">
            <text:p>-0.23571106113462617</text:p>
          </table:table-cell>
          <table:table-cell table:style-name="ce1" office:value-type="float" office:value="-0.0516665205359459" calcext:value-type="float">
            <text:p>-0,0516665205</text:p>
          </table:table-cell>
          <table:table-cell table:style-name="ce1" office:value-type="float" office:value="-0.236953371763229" calcext:value-type="float">
            <text:p>-0,2369533718</text:p>
          </table:table-cell>
          <table:table-cell table:style-name="ce1" office:value-type="float" office:value="-0.192667618179321" calcext:value-type="float">
            <text:p>-0,1926676182</text:p>
          </table:table-cell>
          <table:table-cell table:style-name="ce1" office:value-type="float" office:value="-0.33338648605001" calcext:value-type="float">
            <text:p>-0,333386486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569381616065466" calcext:value-type="float">
            <text:p>-0,5693816161</text:p>
          </table:table-cell>
          <table:table-cell table:style-name="ce1" office:value-type="float" office:value="-0.1134548792744" calcext:value-type="float">
            <text:p>-0,1134548793</text:p>
          </table:table-cell>
          <table:table-cell table:style-name="ce1" office:value-type="float" office:value="0.118262281787806" calcext:value-type="float">
            <text:p>0,1182622818</text:p>
          </table:table-cell>
          <table:table-cell table:style-name="ce1" office:value-type="float" office:value="0.439823150634766" calcext:value-type="float">
            <text:p>0,4398231506</text:p>
          </table:table-cell>
          <table:table-cell table:style-name="ce1" office:value-type="float" office:value="0.439825534820557" calcext:value-type="float">
            <text:p>0,4398255348</text:p>
          </table:table-cell>
          <table:table-cell table:style-name="ce1" office:value-type="float" office:value="0.439826011657715" calcext:value-type="float">
            <text:p>0,4398260117</text:p>
          </table:table-cell>
          <table:table-cell table:style-name="ce1" office:value-type="float" office:value="-0.240038827061653" calcext:value-type="float">
            <text:p>-0,2400388271</text:p>
          </table:table-cell>
          <table:table-cell table:style-name="ce1" office:value-type="float" office:value="5.12886571884155" calcext:value-type="float">
            <text:p>5,1288657188</text:p>
          </table:table-cell>
          <table:table-cell table:style-name="ce1" office:value-type="float" office:value="-4.54124259948731" calcext:value-type="float">
            <text:p>-4,5412425995</text:p>
          </table:table-cell>
        </table:table-row>
        <table:table-row table:style-name="ro1">
          <table:table-cell table:style-name="ce1" office:value-type="string" calcext:value-type="string">
            <text:p>0.3006618022918701</text:p>
          </table:table-cell>
          <table:table-cell table:style-name="ce1" office:value-type="string" calcext:value-type="string">
            <text:p>0.013090372085571289</text:p>
          </table:table-cell>
          <table:table-cell table:style-name="ce1" office:value-type="string" calcext:value-type="string">
            <text:p>7.302110433578491</text:p>
          </table:table-cell>
          <table:table-cell table:style-name="ce1" office:value-type="float" office:value="0.191777929663658" calcext:value-type="float">
            <text:p>0,1917779297</text:p>
          </table:table-cell>
          <table:table-cell table:style-name="ce1" office:value-type="float" office:value="0.784546077251434" calcext:value-type="float">
            <text:p>0,7845460773</text:p>
          </table:table-cell>
          <table:table-cell table:style-name="ce1" office:value-type="float" office:value="3.91934156417847" calcext:value-type="float">
            <text:p>3,9193415642</text:p>
          </table:table-cell>
          <table:table-cell table:style-name="ce1" office:value-type="float" office:value="-0.103069580976525" calcext:value-type="float">
            <text:p>-0,103069581</text:p>
          </table:table-cell>
          <table:table-cell table:number-columns-repeated="2" table:style-name="ce1" office:value-type="float" office:value="-0.344356578320381" calcext:value-type="float">
            <text:p>-0,3443565783</text:p>
          </table:table-cell>
          <table:table-cell table:style-name="ce1" office:value-type="float" office:value="-0.243814691901207" calcext:value-type="float">
            <text:p>-0,2438146919</text:p>
          </table:table-cell>
          <table:table-cell table:style-name="ce1" office:value-type="float" office:value="5.04256105422974" calcext:value-type="float">
            <text:p>5,0425610542</text:p>
          </table:table-cell>
          <table:table-cell table:style-name="ce1" office:value-type="float" office:value="-4.48112487792969" calcext:value-type="float">
            <text:p>-4,4811248779</text:p>
          </table:table-cell>
          <table:table-cell table:style-name="ce1" office:value-type="string" calcext:value-type="string">
            <text:p>-0.10306958097652538</text:p>
          </table:table-cell>
          <table:table-cell table:style-name="ce1" office:value-type="string" calcext:value-type="string">
            <text:p>-0.3443565783203814</text:p>
          </table:table-cell>
          <table:table-cell table:style-name="ce1" office:value-type="string" calcext:value-type="string">
            <text:p>-0.2344389522484802</text:p>
          </table:table-cell>
          <table:table-cell table:style-name="ce1" office:value-type="float" office:value="-0.0546976536512375" calcext:value-type="float">
            <text:p>-0,0546976537</text:p>
          </table:table-cell>
          <table:table-cell table:style-name="ce1" office:value-type="float" office:value="-0.231141704320908" calcext:value-type="float">
            <text:p>-0,2311417043</text:p>
          </table:table-cell>
          <table:table-cell table:style-name="ce1" office:value-type="float" office:value="-0.19066118850708" calcext:value-type="float">
            <text:p>-0,1906611885</text:p>
          </table:table-cell>
          <table:table-cell table:style-name="ce1" office:value-type="float" office:value="-0.412529236748959" calcext:value-type="float">
            <text:p>-0,412529236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232766274789387" calcext:value-type="float">
            <text:p>-0,0232766275</text:p>
          </table:table-cell>
          <table:table-cell table:style-name="ce1" office:value-type="float" office:value="0.0446281500131545" calcext:value-type="float">
            <text:p>0,04462815</text:p>
          </table:table-cell>
          <table:table-cell table:style-name="ce1" office:value-type="float" office:value="0.088889450343995" calcext:value-type="float">
            <text:p>0,0888894503</text:p>
          </table:table-cell>
          <table:table-cell table:style-name="ce1" office:value-type="float" office:value="0.434073925018311" calcext:value-type="float">
            <text:p>0,434073925</text:p>
          </table:table-cell>
          <table:table-cell table:style-name="ce1" office:value-type="float" office:value="0.434080839157105" calcext:value-type="float">
            <text:p>0,4340808392</text:p>
          </table:table-cell>
          <table:table-cell table:style-name="ce1" office:value-type="float" office:value="0.434080600738525" calcext:value-type="float">
            <text:p>0,4340806007</text:p>
          </table:table-cell>
          <table:table-cell table:style-name="ce1" office:value-type="float" office:value="-0.243814691901207" calcext:value-type="float">
            <text:p>-0,2438146919</text:p>
          </table:table-cell>
          <table:table-cell table:style-name="ce1" office:value-type="float" office:value="5.04256105422974" calcext:value-type="float">
            <text:p>5,0425610542</text:p>
          </table:table-cell>
          <table:table-cell table:style-name="ce1" office:value-type="float" office:value="-4.48112487792969" calcext:value-type="float">
            <text:p>-4,4811248779</text:p>
          </table:table-cell>
        </table:table-row>
        <table:table-row table:style-name="ro1">
          <table:table-cell table:style-name="ce1" office:value-type="string" calcext:value-type="string">
            <text:p>0.32071876525878906</text:p>
          </table:table-cell>
          <table:table-cell table:style-name="ce1" office:value-type="string" calcext:value-type="string">
            <text:p>0.020056962966918945</text:p>
          </table:table-cell>
          <table:table-cell table:style-name="ce1" office:value-type="string" calcext:value-type="string">
            <text:p>7.732804775238037</text:p>
          </table:table-cell>
          <table:table-cell table:style-name="ce1" office:value-type="float" office:value="0.0863136127591133" calcext:value-type="float">
            <text:p>0,0863136128</text:p>
          </table:table-cell>
          <table:table-cell table:style-name="ce1" office:value-type="float" office:value="0.53514438867569" calcext:value-type="float">
            <text:p>0,5351443887</text:p>
          </table:table-cell>
          <table:table-cell table:style-name="ce1" office:value-type="float" office:value="3.88075709342957" calcext:value-type="float">
            <text:p>3,8807570934</text:p>
          </table:table-cell>
          <table:table-cell table:style-name="ce1" office:value-type="float" office:value="-0.115354133599687" calcext:value-type="float">
            <text:p>-0,1153541336</text:p>
          </table:table-cell>
          <table:table-cell table:number-columns-repeated="2" table:style-name="ce1" office:value-type="float" office:value="-0.351670428750077" calcext:value-type="float">
            <text:p>-0,3516704288</text:p>
          </table:table-cell>
          <table:table-cell table:style-name="ce1" office:value-type="float" office:value="-0.255259096622467" calcext:value-type="float">
            <text:p>-0,2552590966</text:p>
          </table:table-cell>
          <table:table-cell table:style-name="ce1" office:value-type="float" office:value="4.96954727172852" calcext:value-type="float">
            <text:p>4,9695472717</text:p>
          </table:table-cell>
          <table:table-cell table:style-name="ce1" office:value-type="float" office:value="-4.42274618148804" calcext:value-type="float">
            <text:p>-4,4227461815</text:p>
          </table:table-cell>
          <table:table-cell table:style-name="ce1" office:value-type="string" calcext:value-type="string">
            <text:p>-0.115354133599687</text:p>
          </table:table-cell>
          <table:table-cell table:style-name="ce1" office:value-type="string" calcext:value-type="string">
            <text:p>-0.3516704287500771</text:p>
          </table:table-cell>
          <table:table-cell table:style-name="ce1" office:value-type="string" calcext:value-type="string">
            <text:p>-0.23146588105123728</text:p>
          </table:table-cell>
          <table:table-cell table:style-name="ce1" office:value-type="float" office:value="-0.0575333788990974" calcext:value-type="float">
            <text:p>-0,0575333789</text:p>
          </table:table-cell>
          <table:table-cell table:style-name="ce1" office:value-type="float" office:value="-0.23536382317543" calcext:value-type="float">
            <text:p>-0,2353638232</text:p>
          </table:table-cell>
          <table:table-cell table:style-name="ce1" office:value-type="float" office:value="-0.18820576133728" calcext:value-type="float">
            <text:p>-0,1882057613</text:p>
          </table:table-cell>
          <table:table-cell table:style-name="ce1" office:value-type="float" office:value="-0.495158363624267" calcext:value-type="float">
            <text:p>-0,495158363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219385720949716" calcext:value-type="float">
            <text:p>-0,0219385721</text:p>
          </table:table-cell>
          <table:table-cell table:style-name="ce1" office:value-type="float" office:value="-0.0326651393661703" calcext:value-type="float">
            <text:p>-0,0326651394</text:p>
          </table:table-cell>
          <table:table-cell table:style-name="ce1" office:value-type="float" office:value="0.109595211441719" calcext:value-type="float">
            <text:p>0,1095952114</text:p>
          </table:table-cell>
          <table:table-cell table:style-name="ce1" office:value-type="float" office:value="0.430858373641968" calcext:value-type="float">
            <text:p>0,4308583736</text:p>
          </table:table-cell>
          <table:table-cell table:style-name="ce1" office:value-type="float" office:value="0.430848598480225" calcext:value-type="float">
            <text:p>0,4308485985</text:p>
          </table:table-cell>
          <table:table-cell table:style-name="ce1" office:value-type="float" office:value="0.430855989456177" calcext:value-type="float">
            <text:p>0,4308559895</text:p>
          </table:table-cell>
          <table:table-cell table:style-name="ce1" office:value-type="float" office:value="-0.255259096622467" calcext:value-type="float">
            <text:p>-0,2552590966</text:p>
          </table:table-cell>
          <table:table-cell table:style-name="ce1" office:value-type="float" office:value="4.96954727172852" calcext:value-type="float">
            <text:p>4,9695472717</text:p>
          </table:table-cell>
          <table:table-cell table:style-name="ce1" office:value-type="float" office:value="-4.42274618148804" calcext:value-type="float">
            <text:p>-4,4227461815</text:p>
          </table:table-cell>
        </table:table-row>
        <table:table-row table:style-name="ro1">
          <table:table-cell table:style-name="ce1" office:value-type="string" calcext:value-type="string">
            <text:p>0.33460187911987305</text:p>
          </table:table-cell>
          <table:table-cell table:style-name="ce1" office:value-type="string" calcext:value-type="string">
            <text:p>0.013883113861083984</text:p>
          </table:table-cell>
          <table:table-cell table:style-name="ce1" office:value-type="string" calcext:value-type="string">
            <text:p>8.165885210037231</text:p>
          </table:table-cell>
          <table:table-cell table:style-name="ce1" office:value-type="float" office:value="-0.335081309080124" calcext:value-type="float">
            <text:p>-0,3350813091</text:p>
          </table:table-cell>
          <table:table-cell table:style-name="ce1" office:value-type="float" office:value="0.60768985748291" calcext:value-type="float">
            <text:p>0,6076898575</text:p>
          </table:table-cell>
          <table:table-cell table:style-name="ce1" office:value-type="float" office:value="3.83024573326111" calcext:value-type="float">
            <text:p>3,8302457333</text:p>
          </table:table-cell>
          <table:table-cell table:style-name="ce1" office:value-type="float" office:value="-0.0775041453018953" calcext:value-type="float">
            <text:p>-0,0775041453</text:p>
          </table:table-cell>
          <table:table-cell table:number-columns-repeated="2" table:style-name="ce1" office:value-type="float" office:value="-0.252686668494051" calcext:value-type="float">
            <text:p>-0,2526866685</text:p>
          </table:table-cell>
          <table:table-cell table:style-name="ce1" office:value-type="float" office:value="-0.276094287633896" calcext:value-type="float">
            <text:p>-0,2760942876</text:p>
          </table:table-cell>
          <table:table-cell table:style-name="ce1" office:value-type="float" office:value="4.89900732040405" calcext:value-type="float">
            <text:p>4,8990073204</text:p>
          </table:table-cell>
          <table:table-cell table:style-name="ce1" office:value-type="float" office:value="-4.36405277252197" calcext:value-type="float">
            <text:p>-4,3640527725</text:p>
          </table:table-cell>
          <table:table-cell table:style-name="ce1" office:value-type="string" calcext:value-type="string">
            <text:p>-0.0775041453018953</text:p>
          </table:table-cell>
          <table:table-cell table:style-name="ce1" office:value-type="string" calcext:value-type="string">
            <text:p>-0.2526866684940508</text:p>
          </table:table-cell>
          <table:table-cell table:style-name="ce1" office:value-type="string" calcext:value-type="string">
            <text:p>-0.22998926422746252</text:p>
          </table:table-cell>
          <table:table-cell table:style-name="ce1" office:value-type="float" office:value="-0.025894083827734" calcext:value-type="float">
            <text:p>-0,0258940838</text:p>
          </table:table-cell>
          <table:table-cell table:style-name="ce1" office:value-type="float" office:value="-0.160543316602707" calcext:value-type="float">
            <text:p>-0,1605433166</text:p>
          </table:table-cell>
          <table:table-cell table:style-name="ce1" office:value-type="float" office:value="-0.186199368858337" calcext:value-type="float">
            <text:p>-0,1861993689</text:p>
          </table:table-cell>
          <table:table-cell table:style-name="ce1" office:value-type="float" office:value="-0.532830660565006" calcext:value-type="float">
            <text:p>-0,532830660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24163661227036" calcext:value-type="float">
            <text:p>0,2416366123</text:p>
          </table:table-cell>
          <table:table-cell table:style-name="ce1" office:value-type="float" office:value="0.571416202716403" calcext:value-type="float">
            <text:p>0,5714162027</text:p>
          </table:table-cell>
          <table:table-cell table:style-name="ce1" office:value-type="float" office:value="0.0884041852349961" calcext:value-type="float">
            <text:p>0,0884041852</text:p>
          </table:table-cell>
          <table:table-cell table:style-name="ce1" office:value-type="float" office:value="0.436458349227905" calcext:value-type="float">
            <text:p>0,4364583492</text:p>
          </table:table-cell>
          <table:table-cell table:style-name="ce1" office:value-type="float" office:value="0.43646240234375" calcext:value-type="float">
            <text:p>0,4364624023</text:p>
          </table:table-cell>
          <table:table-cell table:style-name="ce1" office:value-type="float" office:value="0.436455249786377" calcext:value-type="float">
            <text:p>0,4364552498</text:p>
          </table:table-cell>
          <table:table-cell table:style-name="ce1" office:value-type="float" office:value="-0.276094287633896" calcext:value-type="float">
            <text:p>-0,2760942876</text:p>
          </table:table-cell>
          <table:table-cell table:style-name="ce1" office:value-type="float" office:value="4.89900732040405" calcext:value-type="float">
            <text:p>4,8990073204</text:p>
          </table:table-cell>
          <table:table-cell table:style-name="ce1" office:value-type="float" office:value="-4.36405277252197" calcext:value-type="float">
            <text:p>-4,3640527725</text:p>
          </table:table-cell>
        </table:table-row>
        <table:table-row table:style-name="ro1">
          <table:table-cell table:style-name="ce1" office:value-type="string" calcext:value-type="string">
            <text:p>0.34784674644470215</text:p>
          </table:table-cell>
          <table:table-cell table:style-name="ce1" office:value-type="string" calcext:value-type="string">
            <text:p>0.013244867324829102</text:p>
          </table:table-cell>
          <table:table-cell table:style-name="ce1" office:value-type="string" calcext:value-type="string">
            <text:p>8.597657680511475</text:p>
          </table:table-cell>
          <table:table-cell table:style-name="ce1" office:value-type="float" office:value="0.106350652873516" calcext:value-type="float">
            <text:p>0,1063506529</text:p>
          </table:table-cell>
          <table:table-cell table:style-name="ce1" office:value-type="float" office:value="0.733259797096252" calcext:value-type="float">
            <text:p>0,7332597971</text:p>
          </table:table-cell>
          <table:table-cell table:style-name="ce1" office:value-type="float" office:value="3.77498292922974" calcext:value-type="float">
            <text:p>3,7749829292</text:p>
          </table:table-cell>
          <table:table-cell table:style-name="ce1" office:value-type="float" office:value="0.095109282257054" calcext:value-type="float">
            <text:p>0,0951092823</text:p>
          </table:table-cell>
          <table:table-cell table:number-columns-repeated="2" table:style-name="ce1" office:value-type="float" office:value="-0.304082495828798" calcext:value-type="float">
            <text:p>-0,3040824958</text:p>
          </table:table-cell>
          <table:table-cell table:style-name="ce1" office:value-type="float" office:value="-0.297790765762329" calcext:value-type="float">
            <text:p>-0,2977907658</text:p>
          </table:table-cell>
          <table:table-cell table:style-name="ce1" office:value-type="float" office:value="4.83388233184814" calcext:value-type="float">
            <text:p>4,8338823318</text:p>
          </table:table-cell>
          <table:table-cell table:style-name="ce1" office:value-type="float" office:value="-4.30737352371216" calcext:value-type="float">
            <text:p>-4,3073735237</text:p>
          </table:table-cell>
          <table:table-cell table:style-name="ce1" office:value-type="string" calcext:value-type="string">
            <text:p>0.09510928225705395</text:p>
          </table:table-cell>
          <table:table-cell table:style-name="ce1" office:value-type="string" calcext:value-type="string">
            <text:p>-0.3040824958287977</text:p>
          </table:table-cell>
          <table:table-cell table:style-name="ce1" office:value-type="string" calcext:value-type="string">
            <text:p>-0.2266242615176245</text:p>
          </table:table-cell>
          <table:table-cell table:style-name="ce1" office:value-type="float" office:value="0.100524392724037" calcext:value-type="float">
            <text:p>0,1005243927</text:p>
          </table:table-cell>
          <table:table-cell table:style-name="ce1" office:value-type="float" office:value="-0.182306957244873" calcext:value-type="float">
            <text:p>-0,1823069572</text:p>
          </table:table-cell>
          <table:table-cell table:style-name="ce1" office:value-type="float" office:value="-0.183572778129578" calcext:value-type="float">
            <text:p>-0,1835727781</text:p>
          </table:table-cell>
          <table:table-cell table:style-name="ce1" office:value-type="float" office:value="-0.389321839155857" calcext:value-type="float">
            <text:p>-0,389321839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983922525898508" calcext:value-type="float">
            <text:p>0,9839225259</text:p>
          </table:table-cell>
          <table:table-cell table:style-name="ce1" office:value-type="float" office:value="-0.169388464598117" calcext:value-type="float">
            <text:p>-0,1693884646</text:p>
          </table:table-cell>
          <table:table-cell table:style-name="ce1" office:value-type="float" office:value="0.117940664478127" calcext:value-type="float">
            <text:p>0,1179406645</text:p>
          </table:table-cell>
          <table:table-cell table:style-name="ce1" office:value-type="float" office:value="0.428280591964722" calcext:value-type="float">
            <text:p>0,428280592</text:p>
          </table:table-cell>
          <table:table-cell table:style-name="ce1" office:value-type="float" office:value="0.428278684616089" calcext:value-type="float">
            <text:p>0,4282786846</text:p>
          </table:table-cell>
          <table:table-cell table:style-name="ce1" office:value-type="float" office:value="0.428277730941772" calcext:value-type="float">
            <text:p>0,4282777309</text:p>
          </table:table-cell>
          <table:table-cell table:style-name="ce1" office:value-type="float" office:value="-0.297790765762329" calcext:value-type="float">
            <text:p>-0,2977907658</text:p>
          </table:table-cell>
          <table:table-cell table:style-name="ce1" office:value-type="float" office:value="4.83388233184814" calcext:value-type="float">
            <text:p>4,8338823318</text:p>
          </table:table-cell>
          <table:table-cell table:style-name="ce1" office:value-type="float" office:value="-4.30737352371216" calcext:value-type="float">
            <text:p>-4,3073735237</text:p>
          </table:table-cell>
        </table:table-row>
        <table:table-row table:style-name="ro1">
          <table:table-cell table:style-name="ce1" office:value-type="string" calcext:value-type="string">
            <text:p>0.36800193786621094</text:p>
          </table:table-cell>
          <table:table-cell table:style-name="ce1" office:value-type="string" calcext:value-type="string">
            <text:p>0.02015519142150879</text:p>
          </table:table-cell>
          <table:table-cell table:style-name="ce1" office:value-type="string" calcext:value-type="string">
            <text:p>9.037533521652222</text:p>
          </table:table-cell>
          <table:table-cell table:style-name="ce1" office:value-type="float" office:value="0.0605785623192787" calcext:value-type="float">
            <text:p>0,0605785623</text:p>
          </table:table-cell>
          <table:table-cell table:style-name="ce1" office:value-type="float" office:value="0.446078509092331" calcext:value-type="float">
            <text:p>0,4460785091</text:p>
          </table:table-cell>
          <table:table-cell table:style-name="ce1" office:value-type="float" office:value="3.71410965919495" calcext:value-type="float">
            <text:p>3,7141096592</text:p>
          </table:table-cell>
          <table:table-cell table:style-name="ce1" office:value-type="float" office:value="-0.122035413300822" calcext:value-type="float">
            <text:p>-0,1220354133</text:p>
          </table:table-cell>
          <table:table-cell table:number-columns-repeated="2" table:style-name="ce1" office:value-type="float" office:value="-0.346342987427448" calcext:value-type="float">
            <text:p>-0,3463429874</text:p>
          </table:table-cell>
          <table:table-cell table:style-name="ce1" office:value-type="float" office:value="-0.297790765762329" calcext:value-type="float">
            <text:p>-0,2977907658</text:p>
          </table:table-cell>
          <table:table-cell table:style-name="ce1" office:value-type="float" office:value="4.83388233184814" calcext:value-type="float">
            <text:p>4,8338823318</text:p>
          </table:table-cell>
          <table:table-cell table:style-name="ce1" office:value-type="float" office:value="-4.30737352371216" calcext:value-type="float">
            <text:p>-4,3073735237</text:p>
          </table:table-cell>
          <table:table-cell table:style-name="ce1" office:value-type="string" calcext:value-type="string">
            <text:p>-0.12203541330082227</text:p>
          </table:table-cell>
          <table:table-cell table:style-name="ce1" office:value-type="string" calcext:value-type="string">
            <text:p>-0.34634298742744757</text:p>
          </table:table-cell>
          <table:table-cell table:style-name="ce1" office:value-type="string" calcext:value-type="string">
            <text:p>-0.22357304349893206</text:p>
          </table:table-cell>
          <table:table-cell table:style-name="ce1" office:value-type="float" office:value="-0.0319051958620548" calcext:value-type="float">
            <text:p>-0,0319051959</text:p>
          </table:table-cell>
          <table:table-cell table:style-name="ce1" office:value-type="float" office:value="-0.219977939128876" calcext:value-type="float">
            <text:p>-0,2199779391</text:p>
          </table:table-cell>
          <table:table-cell table:style-name="ce1" office:value-type="float" office:value="-0.180699112319946" calcext:value-type="float">
            <text:p>-0,1806991123</text:p>
          </table:table-cell>
          <table:table-cell table:style-name="ce1" office:value-type="float" office:value="-0.436323645776758" calcext:value-type="float">
            <text:p>-0,436323645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998824954361005" calcext:value-type="float">
            <text:p>-0,9988249544</text:p>
          </table:table-cell>
          <table:table-cell table:style-name="ce1" office:value-type="float" office:value="-0.284126207464295" calcext:value-type="float">
            <text:p>-0,2841262075</text:p>
          </table:table-cell>
          <table:table-cell table:style-name="ce1" office:value-type="float" office:value="0.125042752840569" calcext:value-type="float">
            <text:p>0,1250427528</text:p>
          </table:table-cell>
          <table:table-cell table:number-columns-repeated="3" table:style-name="ce1" office:value-type="float" office:value="0.441951274871826" calcext:value-type="float">
            <text:p>0,4419512749</text:p>
          </table:table-cell>
          <table:table-cell table:style-name="ce1" office:value-type="float" office:value="-0.297790765762329" calcext:value-type="float">
            <text:p>-0,2977907658</text:p>
          </table:table-cell>
          <table:table-cell table:style-name="ce1" office:value-type="float" office:value="4.83388233184814" calcext:value-type="float">
            <text:p>4,8338823318</text:p>
          </table:table-cell>
          <table:table-cell table:style-name="ce1" office:value-type="float" office:value="-4.30737352371216" calcext:value-type="float">
            <text:p>-4,3073735237</text:p>
          </table:table-cell>
        </table:table-row>
        <table:table-row table:style-name="ro1">
          <table:table-cell table:style-name="ce1" office:value-type="string" calcext:value-type="string">
            <text:p>0.3824002742767334</text:p>
          </table:table-cell>
          <table:table-cell table:style-name="ce1" office:value-type="string" calcext:value-type="string">
            <text:p>0.014398336410522461</text:p>
          </table:table-cell>
          <table:table-cell table:style-name="ce1" office:value-type="string" calcext:value-type="string">
            <text:p>9.489166736602783</text:p>
          </table:table-cell>
          <table:table-cell table:style-name="ce1" office:value-type="float" office:value="0.0822118446230888" calcext:value-type="float">
            <text:p>0,0822118446</text:p>
          </table:table-cell>
          <table:table-cell table:style-name="ce1" office:value-type="float" office:value="0.411059230566025" calcext:value-type="float">
            <text:p>0,4110592306</text:p>
          </table:table-cell>
          <table:table-cell table:style-name="ce1" office:value-type="float" office:value="3.69633722305298" calcext:value-type="float">
            <text:p>3,6963372231</text:p>
          </table:table-cell>
          <table:table-cell table:style-name="ce1" office:value-type="float" office:value="-0.0674654208417688" calcext:value-type="float">
            <text:p>-0,0674654208</text:p>
          </table:table-cell>
          <table:table-cell table:number-columns-repeated="2" table:style-name="ce1" office:value-type="float" office:value="-0.223467147029629" calcext:value-type="float">
            <text:p>-0,223467147</text:p>
          </table:table-cell>
          <table:table-cell table:style-name="ce1" office:value-type="float" office:value="-0.305079877376556" calcext:value-type="float">
            <text:p>-0,3050798774</text:p>
          </table:table-cell>
          <table:table-cell table:style-name="ce1" office:value-type="float" office:value="4.77730560302734" calcext:value-type="float">
            <text:p>4,777305603</text:p>
          </table:table-cell>
          <table:table-cell table:style-name="ce1" office:value-type="float" office:value="-4.25094413757324" calcext:value-type="float">
            <text:p>-4,2509441376</text:p>
          </table:table-cell>
          <table:table-cell table:style-name="ce1" office:value-type="string" calcext:value-type="string">
            <text:p>-0.06746542084176875</text:p>
          </table:table-cell>
          <table:table-cell table:style-name="ce1" office:value-type="string" calcext:value-type="string">
            <text:p>-0.22346714702962883</text:p>
          </table:table-cell>
          <table:table-cell table:style-name="ce1" office:value-type="string" calcext:value-type="string">
            <text:p>-0.2201745036199168</text:p>
          </table:table-cell>
          <table:table-cell table:style-name="ce1" office:value-type="float" office:value="-0.0181735686957836" calcext:value-type="float">
            <text:p>-0,0181735687</text:p>
          </table:table-cell>
          <table:table-cell table:style-name="ce1" office:value-type="float" office:value="-0.133823552727699" calcext:value-type="float">
            <text:p>-0,1338235527</text:p>
          </table:table-cell>
          <table:table-cell table:style-name="ce1" office:value-type="float" office:value="-0.177533702278137" calcext:value-type="float">
            <text:p>-0,1775337023</text:p>
          </table:table-cell>
          <table:table-cell table:style-name="ce1" office:value-type="float" office:value="-0.46376755849189" calcext:value-type="float">
            <text:p>-0,463767558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101035427014556" calcext:value-type="float">
            <text:p>0,101035427</text:p>
          </table:table-cell>
          <table:table-cell table:style-name="ce1" office:value-type="float" office:value="0.633910142451762" calcext:value-type="float">
            <text:p>0,6339101425</text:p>
          </table:table-cell>
          <table:table-cell table:style-name="ce1" office:value-type="float" office:value="0.134367946328815" calcext:value-type="float">
            <text:p>0,1343679463</text:p>
          </table:table-cell>
          <table:table-cell table:style-name="ce1" office:value-type="float" office:value="0.453030109405518" calcext:value-type="float">
            <text:p>0,4530301094</text:p>
          </table:table-cell>
          <table:table-cell table:style-name="ce1" office:value-type="float" office:value="0.453031539916992" calcext:value-type="float">
            <text:p>0,4530315399</text:p>
          </table:table-cell>
          <table:table-cell table:style-name="ce1" office:value-type="float" office:value="0.453034162521362" calcext:value-type="float">
            <text:p>0,4530341625</text:p>
          </table:table-cell>
          <table:table-cell table:style-name="ce1" office:value-type="float" office:value="-0.305079877376556" calcext:value-type="float">
            <text:p>-0,3050798774</text:p>
          </table:table-cell>
          <table:table-cell table:style-name="ce1" office:value-type="float" office:value="4.77730560302734" calcext:value-type="float">
            <text:p>4,777305603</text:p>
          </table:table-cell>
          <table:table-cell table:style-name="ce1" office:value-type="float" office:value="-4.25094413757324" calcext:value-type="float">
            <text:p>-4,2509441376</text:p>
          </table:table-cell>
        </table:table-row>
        <table:table-row table:style-name="ro1">
          <table:table-cell table:style-name="ce1" office:value-type="string" calcext:value-type="string">
            <text:p>0.39644432067871094</text:p>
          </table:table-cell>
          <table:table-cell table:style-name="ce1" office:value-type="string" calcext:value-type="string">
            <text:p>0.014044046401977539</text:p>
          </table:table-cell>
          <table:table-cell table:style-name="ce1" office:value-type="string" calcext:value-type="string">
            <text:p>9.923620700836182</text:p>
          </table:table-cell>
          <table:table-cell table:style-name="ce1" office:value-type="float" office:value="-0.362676501274109" calcext:value-type="float">
            <text:p>-0,3626765013</text:p>
          </table:table-cell>
          <table:table-cell table:style-name="ce1" office:value-type="float" office:value="0.384328842163086" calcext:value-type="float">
            <text:p>0,3843288422</text:p>
          </table:table-cell>
          <table:table-cell table:style-name="ce1" office:value-type="float" office:value="3.65067410469055" calcext:value-type="float">
            <text:p>3,6506741047</text:p>
          </table:table-cell>
          <table:table-cell table:style-name="ce1" office:value-type="float" office:value="-0.084079381880925" calcext:value-type="float">
            <text:p>-0,0840793819</text:p>
          </table:table-cell>
          <table:table-cell table:number-columns-repeated="2" table:style-name="ce1" office:value-type="float" office:value="-0.235067709288375" calcext:value-type="float">
            <text:p>-0,2350677093</text:p>
          </table:table-cell>
          <table:table-cell table:style-name="ce1" office:value-type="float" office:value="-0.30397230386734" calcext:value-type="float">
            <text:p>-0,3039723039</text:p>
          </table:table-cell>
          <table:table-cell table:style-name="ce1" office:value-type="float" office:value="4.71510171890259" calcext:value-type="float">
            <text:p>4,7151017189</text:p>
          </table:table-cell>
          <table:table-cell table:style-name="ce1" office:value-type="float" office:value="-4.19609308242798" calcext:value-type="float">
            <text:p>-4,1960930824</text:p>
          </table:table-cell>
          <table:table-cell table:style-name="ce1" office:value-type="string" calcext:value-type="string">
            <text:p>-0.08407938188092502</text:p>
          </table:table-cell>
          <table:table-cell table:style-name="ce1" office:value-type="string" calcext:value-type="string">
            <text:p>-0.23506770928837542</text:p>
          </table:table-cell>
          <table:table-cell table:style-name="ce1" office:value-type="string" calcext:value-type="string">
            <text:p>-0.2215786438344382</text:p>
          </table:table-cell>
          <table:table-cell table:style-name="ce1" office:value-type="float" office:value="-0.0246635533869266" calcext:value-type="float">
            <text:p>-0,0246635534</text:p>
          </table:table-cell>
          <table:table-cell table:style-name="ce1" office:value-type="float" office:value="-0.123317769169807" calcext:value-type="float">
            <text:p>-0,1233177692</text:p>
          </table:table-cell>
          <table:table-cell table:style-name="ce1" office:value-type="float" office:value="-0.176609535598755" calcext:value-type="float">
            <text:p>-0,1766095356</text:p>
          </table:table-cell>
          <table:table-cell table:style-name="ce1" office:value-type="float" office:value="-0.499200863054021" calcext:value-type="float">
            <text:p>-0,499200863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501932310696475" calcext:value-type="float">
            <text:p>-0,0501932311</text:p>
          </table:table-cell>
          <table:table-cell table:style-name="ce1" office:value-type="float" office:value="0.0812514970358" calcext:value-type="float">
            <text:p>0,081251497</text:p>
          </table:table-cell>
          <table:table-cell table:style-name="ce1" office:value-type="float" office:value="0.0412356705726682" calcext:value-type="float">
            <text:p>0,0412356706</text:p>
          </table:table-cell>
          <table:table-cell table:style-name="ce1" office:value-type="float" office:value="0.430999994277954" calcext:value-type="float">
            <text:p>0,4309999943</text:p>
          </table:table-cell>
          <table:table-cell table:style-name="ce1" office:value-type="float" office:value="0.43099856376648" calcext:value-type="float">
            <text:p>0,4309985638</text:p>
          </table:table-cell>
          <table:table-cell table:style-name="ce1" office:value-type="float" office:value="0.430996656417847" calcext:value-type="float">
            <text:p>0,4309966564</text:p>
          </table:table-cell>
          <table:table-cell table:style-name="ce1" office:value-type="float" office:value="-0.30397230386734" calcext:value-type="float">
            <text:p>-0,3039723039</text:p>
          </table:table-cell>
          <table:table-cell table:style-name="ce1" office:value-type="float" office:value="4.71510171890259" calcext:value-type="float">
            <text:p>4,7151017189</text:p>
          </table:table-cell>
          <table:table-cell table:style-name="ce1" office:value-type="float" office:value="-4.19609308242798" calcext:value-type="float">
            <text:p>-4,1960930824</text:p>
          </table:table-cell>
        </table:table-row>
        <table:table-row table:style-name="ro1">
          <table:table-cell table:style-name="ce1" office:value-type="string" calcext:value-type="string">
            <text:p>0.41054320335388184</text:p>
          </table:table-cell>
          <table:table-cell table:style-name="ce1" office:value-type="string" calcext:value-type="string">
            <text:p>0.014098882675170898</text:p>
          </table:table-cell>
          <table:table-cell table:style-name="ce1" office:value-type="string" calcext:value-type="string">
            <text:p>10.361279249191284</text:p>
          </table:table-cell>
          <table:table-cell table:style-name="ce1" office:value-type="float" office:value="0.0694472342729569" calcext:value-type="float">
            <text:p>0,0694472343</text:p>
          </table:table-cell>
          <table:table-cell table:style-name="ce1" office:value-type="float" office:value="0.315183609724045" calcext:value-type="float">
            <text:p>0,3151836097</text:p>
          </table:table-cell>
          <table:table-cell table:style-name="ce1" office:value-type="float" office:value="3.6027991771698" calcext:value-type="float">
            <text:p>3,6027991772</text:p>
          </table:table-cell>
          <table:table-cell table:style-name="ce1" office:value-type="float" office:value="0.110177663581649" calcext:value-type="float">
            <text:p>0,1101776636</text:p>
          </table:table-cell>
          <table:table-cell table:number-columns-repeated="2" table:style-name="ce1" office:value-type="float" office:value="-0.227870066521486" calcext:value-type="float">
            <text:p>-0,2278700665</text:p>
          </table:table-cell>
          <table:table-cell table:style-name="ce1" office:value-type="float" office:value="-0.317014932632446" calcext:value-type="float">
            <text:p>-0,3170149326</text:p>
          </table:table-cell>
          <table:table-cell table:style-name="ce1" office:value-type="float" office:value="4.65373229980469" calcext:value-type="float">
            <text:p>4,6537322998</text:p>
          </table:table-cell>
          <table:table-cell table:style-name="ce1" office:value-type="float" office:value="-4.14225292205811" calcext:value-type="float">
            <text:p>-4,1422529221</text:p>
          </table:table-cell>
          <table:table-cell table:style-name="ce1" office:value-type="string" calcext:value-type="string">
            <text:p>0.1101776635816493</text:p>
          </table:table-cell>
          <table:table-cell table:style-name="ce1" office:value-type="string" calcext:value-type="string">
            <text:p>-0.22787006652148584</text:p>
          </table:table-cell>
          <table:table-cell table:style-name="ce1" office:value-type="string" calcext:value-type="string">
            <text:p>-0.2176421137671729</text:p>
          </table:table-cell>
          <table:table-cell table:style-name="ce1" office:value-type="float" office:value="0.108802950382233" calcext:value-type="float">
            <text:p>0,1088029504</text:p>
          </table:table-cell>
          <table:table-cell table:style-name="ce1" office:value-type="float" office:value="-0.115298652648926" calcext:value-type="float">
            <text:p>-0,1152986526</text:p>
          </table:table-cell>
          <table:table-cell table:style-name="ce1" office:value-type="float" office:value="-0.174235053443909" calcext:value-type="float">
            <text:p>-0,1742350534</text:p>
          </table:table-cell>
          <table:table-cell table:style-name="ce1" office:value-type="float" office:value="-0.339529103668973" calcext:value-type="float">
            <text:p>-0,339529103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1.01051400303371" calcext:value-type="float">
            <text:p>1,010514003</text:p>
          </table:table-cell>
          <table:table-cell table:style-name="ce1" office:value-type="float" office:value="0.0607146531859991" calcext:value-type="float">
            <text:p>0,0607146532</text:p>
          </table:table-cell>
          <table:table-cell table:style-name="ce1" office:value-type="float" office:value="0.103717587069432" calcext:value-type="float">
            <text:p>0,1037175871</text:p>
          </table:table-cell>
          <table:table-cell table:style-name="ce1" office:value-type="float" office:value="0.440259456634522" calcext:value-type="float">
            <text:p>0,4402594566</text:p>
          </table:table-cell>
          <table:table-cell table:style-name="ce1" office:value-type="float" office:value="0.44026255607605" calcext:value-type="float">
            <text:p>0,4402625561</text:p>
          </table:table-cell>
          <table:table-cell table:style-name="ce1" office:value-type="float" office:value="0.440263986587524" calcext:value-type="float">
            <text:p>0,4402639866</text:p>
          </table:table-cell>
          <table:table-cell table:style-name="ce1" office:value-type="float" office:value="-0.317014932632446" calcext:value-type="float">
            <text:p>-0,3170149326</text:p>
          </table:table-cell>
          <table:table-cell table:style-name="ce1" office:value-type="float" office:value="4.65373229980469" calcext:value-type="float">
            <text:p>4,6537322998</text:p>
          </table:table-cell>
          <table:table-cell table:style-name="ce1" office:value-type="float" office:value="-4.14225292205811" calcext:value-type="float">
            <text:p>-4,1422529221</text:p>
          </table:table-cell>
        </table:table-row>
        <table:table-row table:style-name="ro1">
          <table:table-cell table:style-name="ce1" office:value-type="string" calcext:value-type="string">
            <text:p>0.4253101348876953</text:p>
          </table:table-cell>
          <table:table-cell table:style-name="ce1" office:value-type="string" calcext:value-type="string">
            <text:p>0.014766931533813477</text:p>
          </table:table-cell>
          <table:table-cell table:style-name="ce1" office:value-type="string" calcext:value-type="string">
            <text:p>10.801559448242188</text:p>
          </table:table-cell>
          <table:table-cell table:style-name="ce1" office:value-type="float" office:value="0.0472969673573971" calcext:value-type="float">
            <text:p>0,0472969674</text:p>
          </table:table-cell>
          <table:table-cell table:style-name="ce1" office:value-type="float" office:value="0.268016129732132" calcext:value-type="float">
            <text:p>0,2680161297</text:p>
          </table:table-cell>
          <table:table-cell table:style-name="ce1" office:value-type="float" office:value="3.54420804977417" calcext:value-type="float">
            <text:p>3,5442080498</text:p>
          </table:table-cell>
          <table:table-cell table:style-name="ce1" office:value-type="float" office:value="-0.102845034807984" calcext:value-type="float">
            <text:p>-0,1028450348</text:p>
          </table:table-cell>
          <table:table-cell table:number-columns-repeated="2" table:style-name="ce1" office:value-type="float" office:value="-0.203239741137399" calcext:value-type="float">
            <text:p>-0,2032397411</text:p>
          </table:table-cell>
          <table:table-cell table:style-name="ce1" office:value-type="float" office:value="-0.331231355667114" calcext:value-type="float">
            <text:p>-0,3312313557</text:p>
          </table:table-cell>
          <table:table-cell table:style-name="ce1" office:value-type="float" office:value="4.59961128234863" calcext:value-type="float">
            <text:p>4,5996112823</text:p>
          </table:table-cell>
          <table:table-cell table:style-name="ce1" office:value-type="float" office:value="-4.08802604675293" calcext:value-type="float">
            <text:p>-4,0880260468</text:p>
          </table:table-cell>
          <table:table-cell table:style-name="ce1" office:value-type="string" calcext:value-type="string">
            <text:p>-0.10284503480798404</text:p>
          </table:table-cell>
          <table:table-cell table:style-name="ce1" office:value-type="string" calcext:value-type="string">
            <text:p>-0.20323974113739865</text:p>
          </table:table-cell>
          <table:table-cell table:style-name="ce1" office:value-type="string" calcext:value-type="string">
            <text:p>-0.2150126529375646</text:p>
          </table:table-cell>
          <table:table-cell table:style-name="ce1" office:value-type="float" office:value="-0.0208341702818871" calcext:value-type="float">
            <text:p>-0,0208341703</text:p>
          </table:table-cell>
          <table:table-cell table:style-name="ce1" office:value-type="float" office:value="-0.0945550829172134" calcext:value-type="float">
            <text:p>-0,0945550829</text:p>
          </table:table-cell>
          <table:table-cell table:style-name="ce1" office:value-type="float" office:value="-0.17174555721283" calcext:value-type="float">
            <text:p>-0,1717455572</text:p>
          </table:table-cell>
          <table:table-cell table:style-name="ce1" office:value-type="float" office:value="-0.369943943181777" calcext:value-type="float">
            <text:p>-0,369943943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986682776504814" calcext:value-type="float">
            <text:p>-0,9866827765</text:p>
          </table:table-cell>
          <table:table-cell table:style-name="ce1" office:value-type="float" office:value="0.15788354449537" calcext:value-type="float">
            <text:p>0,1578835445</text:p>
          </table:table-cell>
          <table:table-cell table:style-name="ce1" office:value-type="float" office:value="0.109316171010598" calcext:value-type="float">
            <text:p>0,109316171</text:p>
          </table:table-cell>
          <table:table-cell table:style-name="ce1" office:value-type="float" office:value="0.437956094741821" calcext:value-type="float">
            <text:p>0,4379560947</text:p>
          </table:table-cell>
          <table:table-cell table:style-name="ce1" office:value-type="float" office:value="0.437950849533081" calcext:value-type="float">
            <text:p>0,4379508495</text:p>
          </table:table-cell>
          <table:table-cell table:style-name="ce1" office:value-type="float" office:value="0.437949180603027" calcext:value-type="float">
            <text:p>0,4379491806</text:p>
          </table:table-cell>
          <table:table-cell table:style-name="ce1" office:value-type="float" office:value="-0.331231355667114" calcext:value-type="float">
            <text:p>-0,3312313557</text:p>
          </table:table-cell>
          <table:table-cell table:style-name="ce1" office:value-type="float" office:value="4.59961128234863" calcext:value-type="float">
            <text:p>4,5996112823</text:p>
          </table:table-cell>
          <table:table-cell table:style-name="ce1" office:value-type="float" office:value="-4.08802604675293" calcext:value-type="float">
            <text:p>-4,0880260468</text:p>
          </table:table-cell>
        </table:table-row>
        <table:table-row table:style-name="ro1">
          <table:table-cell table:style-name="ce1" office:value-type="string" calcext:value-type="string">
            <text:p>0.43890881538391113</text:p>
          </table:table-cell>
          <table:table-cell table:style-name="ce1" office:value-type="string" calcext:value-type="string">
            <text:p>0.01359868049621582</text:p>
          </table:table-cell>
          <table:table-cell table:style-name="ce1" office:value-type="string" calcext:value-type="string">
            <text:p>11.23810076713562</text:p>
          </table:table-cell>
          <table:table-cell table:style-name="ce1" office:value-type="float" office:value="0.0471440367400646" calcext:value-type="float">
            <text:p>0,0471440367</text:p>
          </table:table-cell>
          <table:table-cell table:style-name="ce1" office:value-type="float" office:value="0.508107960224152" calcext:value-type="float">
            <text:p>0,5081079602</text:p>
          </table:table-cell>
          <table:table-cell table:style-name="ce1" office:value-type="float" office:value="3.53274822235107" calcext:value-type="float">
            <text:p>3,5327482224</text:p>
          </table:table-cell>
          <table:table-cell table:style-name="ce1" office:value-type="float" office:value="-0.0571110327788069" calcext:value-type="float">
            <text:p>-0,0571110328</text:p>
          </table:table-cell>
          <table:table-cell table:number-columns-repeated="2" table:style-name="ce1" office:value-type="float" office:value="-0.191115757246281" calcext:value-type="float">
            <text:p>-0,1911157572</text:p>
          </table:table-cell>
          <table:table-cell table:style-name="ce1" office:value-type="float" office:value="-0.328882545232773" calcext:value-type="float">
            <text:p>-0,3288825452</text:p>
          </table:table-cell>
          <table:table-cell table:style-name="ce1" office:value-type="float" office:value="4.54734945297241" calcext:value-type="float">
            <text:p>4,547349453</text:p>
          </table:table-cell>
          <table:table-cell table:style-name="ce1" office:value-type="float" office:value="-4.03499555587769" calcext:value-type="float">
            <text:p>-4,0349955559</text:p>
          </table:table-cell>
          <table:table-cell table:style-name="ce1" office:value-type="string" calcext:value-type="string">
            <text:p>-0.05711103277880694</text:p>
          </table:table-cell>
          <table:table-cell table:style-name="ce1" office:value-type="string" calcext:value-type="string">
            <text:p>-0.191115757246281</text:p>
          </table:table-cell>
          <table:table-cell table:style-name="ce1" office:value-type="string" calcext:value-type="string">
            <text:p>-0.2113688971679471</text:p>
          </table:table-cell>
          <table:table-cell table:style-name="ce1" office:value-type="float" office:value="-0.0141890902072191" calcext:value-type="float">
            <text:p>-0,0141890902</text:p>
          </table:table-cell>
          <table:table-cell table:style-name="ce1" office:value-type="float" office:value="-0.0804048389196396" calcext:value-type="float">
            <text:p>-0,0804048389</text:p>
          </table:table-cell>
          <table:table-cell table:style-name="ce1" office:value-type="float" office:value="-0.168698818588257" calcext:value-type="float">
            <text:p>-0,1686988186</text:p>
          </table:table-cell>
          <table:table-cell table:style-name="ce1" office:value-type="float" office:value="-0.39074905222284" calcext:value-type="float">
            <text:p>-0,390749052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503549608509697" calcext:value-type="float">
            <text:p>0,0503549609</text:p>
          </table:table-cell>
          <table:table-cell table:style-name="ce1" office:value-type="float" office:value="0.107227041833965" calcext:value-type="float">
            <text:p>0,1072270418</text:p>
          </table:table-cell>
          <table:table-cell table:style-name="ce1" office:value-type="float" office:value="0.13319685681239" calcext:value-type="float">
            <text:p>0,1331968568</text:p>
          </table:table-cell>
          <table:table-cell table:style-name="ce1" office:value-type="float" office:value="0.439882516860962" calcext:value-type="float">
            <text:p>0,4398825169</text:p>
          </table:table-cell>
          <table:table-cell table:style-name="ce1" office:value-type="float" office:value="0.439884185791016" calcext:value-type="float">
            <text:p>0,4398841858</text:p>
          </table:table-cell>
          <table:table-cell table:style-name="ce1" office:value-type="float" office:value="0.439883708953857" calcext:value-type="float">
            <text:p>0,439883709</text:p>
          </table:table-cell>
          <table:table-cell table:style-name="ce1" office:value-type="float" office:value="-0.328882545232773" calcext:value-type="float">
            <text:p>-0,3288825452</text:p>
          </table:table-cell>
          <table:table-cell table:style-name="ce1" office:value-type="float" office:value="4.54734945297241" calcext:value-type="float">
            <text:p>4,547349453</text:p>
          </table:table-cell>
          <table:table-cell table:style-name="ce1" office:value-type="float" office:value="-4.03499555587769" calcext:value-type="float">
            <text:p>-4,0349955559</text:p>
          </table:table-cell>
        </table:table-row>
        <table:table-row table:style-name="ro1">
          <table:table-cell table:style-name="ce1" office:value-type="string" calcext:value-type="string">
            <text:p>0.45620012283325195</text:p>
          </table:table-cell>
          <table:table-cell table:style-name="ce1" office:value-type="string" calcext:value-type="string">
            <text:p>0.01729130744934082</text:p>
          </table:table-cell>
          <table:table-cell table:style-name="ce1" office:value-type="string" calcext:value-type="string">
            <text:p>11.676411867141724</text:p>
          </table:table-cell>
          <table:table-cell table:style-name="ce1" office:value-type="float" office:value="-0.387333691120148" calcext:value-type="float">
            <text:p>-0,3873336911</text:p>
          </table:table-cell>
          <table:table-cell table:style-name="ce1" office:value-type="float" office:value="0.201413512229919" calcext:value-type="float">
            <text:p>0,2014135122</text:p>
          </table:table-cell>
          <table:table-cell table:style-name="ce1" office:value-type="float" office:value="3.48299169540405" calcext:value-type="float">
            <text:p>3,4829916954</text:p>
          </table:table-cell>
          <table:table-cell table:style-name="ce1" office:value-type="float" office:value="-0.0614301944134021" calcext:value-type="float">
            <text:p>-0,0614301944</text:p>
          </table:table-cell>
          <table:table-cell table:number-columns-repeated="2" table:style-name="ce1" office:value-type="float" office:value="-0.289449199360114" calcext:value-type="float">
            <text:p>-0,2894491994</text:p>
          </table:table-cell>
          <table:table-cell table:style-name="ce1" office:value-type="float" office:value="-0.328882545232773" calcext:value-type="float">
            <text:p>-0,3288825452</text:p>
          </table:table-cell>
          <table:table-cell table:style-name="ce1" office:value-type="float" office:value="4.54734945297241" calcext:value-type="float">
            <text:p>4,547349453</text:p>
          </table:table-cell>
          <table:table-cell table:style-name="ce1" office:value-type="float" office:value="-4.03499555587769" calcext:value-type="float">
            <text:p>-4,0349955559</text:p>
          </table:table-cell>
          <table:table-cell table:style-name="ce1" office:value-type="string" calcext:value-type="string">
            <text:p>-0.06143019441340211</text:p>
          </table:table-cell>
          <table:table-cell table:style-name="ce1" office:value-type="string" calcext:value-type="string">
            <text:p>-0.2894491993601141</text:p>
          </table:table-cell>
          <table:table-cell table:style-name="ce1" office:value-type="string" calcext:value-type="string">
            <text:p>-0.21344610527360064</text:p>
          </table:table-cell>
          <table:table-cell table:style-name="ce1" office:value-type="float" office:value="-0.0141432110220194" calcext:value-type="float">
            <text:p>-0,014143211</text:p>
          </table:table-cell>
          <table:table-cell table:style-name="ce1" office:value-type="float" office:value="-0.152432388067245" calcext:value-type="float">
            <text:p>-0,1524323881</text:p>
          </table:table-cell>
          <table:table-cell table:style-name="ce1" office:value-type="float" office:value="-0.168102907562256" calcext:value-type="float">
            <text:p>-0,1681029076</text:p>
          </table:table-cell>
          <table:table-cell table:style-name="ce1" office:value-type="float" office:value="-0.411313107898685" calcext:value-type="float">
            <text:p>-0,411313107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00350600424150333" calcext:value-type="float">
            <text:p>0,0003506004</text:p>
          </table:table-cell>
          <table:table-cell table:style-name="ce1" office:value-type="float" office:value="-0.550420282321715" calcext:value-type="float">
            <text:p>-0,5504202823</text:p>
          </table:table-cell>
          <table:table-cell table:style-name="ce1" office:value-type="float" office:value="0.0262720915462087" calcext:value-type="float">
            <text:p>0,0262720915</text:p>
          </table:table-cell>
          <table:table-cell table:style-name="ce1" office:value-type="float" office:value="0.436196327209473" calcext:value-type="float">
            <text:p>0,4361963272</text:p>
          </table:table-cell>
          <table:table-cell table:style-name="ce1" office:value-type="float" office:value="0.436197280883789" calcext:value-type="float">
            <text:p>0,4361972809</text:p>
          </table:table-cell>
          <table:table-cell table:style-name="ce1" office:value-type="float" office:value="0.436197757720947" calcext:value-type="float">
            <text:p>0,4361977577</text:p>
          </table:table-cell>
          <table:table-cell table:style-name="ce1" office:value-type="float" office:value="-0.328882545232773" calcext:value-type="float">
            <text:p>-0,3288825452</text:p>
          </table:table-cell>
          <table:table-cell table:style-name="ce1" office:value-type="float" office:value="4.54734945297241" calcext:value-type="float">
            <text:p>4,547349453</text:p>
          </table:table-cell>
          <table:table-cell table:style-name="ce1" office:value-type="float" office:value="-4.03499555587769" calcext:value-type="float">
            <text:p>-4,0349955559</text:p>
          </table:table-cell>
        </table:table-row>
        <table:table-row table:style-name="ro1">
          <table:table-cell table:style-name="ce1" office:value-type="string" calcext:value-type="string">
            <text:p>0.47072839736938477</text:p>
          </table:table-cell>
          <table:table-cell table:style-name="ce1" office:value-type="string" calcext:value-type="string">
            <text:p>0.014528274536132812</text:p>
          </table:table-cell>
          <table:table-cell table:style-name="ce1" office:value-type="string" calcext:value-type="string">
            <text:p>12.111968517303467</text:p>
          </table:table-cell>
          <table:table-cell table:style-name="ce1" office:value-type="float" office:value="0.046141941100359" calcext:value-type="float">
            <text:p>0,0461419411</text:p>
          </table:table-cell>
          <table:table-cell table:style-name="ce1" office:value-type="float" office:value="0.169187113642693" calcext:value-type="float">
            <text:p>0,1691871136</text:p>
          </table:table-cell>
          <table:table-cell table:style-name="ce1" office:value-type="float" office:value="3.45765590667725" calcext:value-type="float">
            <text:p>3,4576559067</text:p>
          </table:table-cell>
          <table:table-cell table:style-name="ce1" office:value-type="float" office:value="0.128102052915068" calcext:value-type="float">
            <text:p>0,1281020529</text:p>
          </table:table-cell>
          <table:table-cell table:number-columns-repeated="2" table:style-name="ce1" office:value-type="float" office:value="-0.147395149271054" calcext:value-type="float">
            <text:p>-0,1473951493</text:p>
          </table:table-cell>
          <table:table-cell table:style-name="ce1" office:value-type="float" office:value="-0.335478365421295" calcext:value-type="float">
            <text:p>-0,3354783654</text:p>
          </table:table-cell>
          <table:table-cell table:style-name="ce1" office:value-type="float" office:value="4.49690389633179" calcext:value-type="float">
            <text:p>4,4969038963</text:p>
          </table:table-cell>
          <table:table-cell table:style-name="ce1" office:value-type="float" office:value="-3.98274350166321" calcext:value-type="float">
            <text:p>-3,9827435017</text:p>
          </table:table-cell>
          <table:table-cell table:style-name="ce1" office:value-type="string" calcext:value-type="string">
            <text:p>0.12810205291506788</text:p>
          </table:table-cell>
          <table:table-cell table:style-name="ce1" office:value-type="string" calcext:value-type="string">
            <text:p>-0.14739514927105365</text:p>
          </table:table-cell>
          <table:table-cell table:style-name="ce1" office:value-type="string" calcext:value-type="string">
            <text:p>-0.20867352906802722</text:p>
          </table:table-cell>
          <table:table-cell table:style-name="ce1" office:value-type="float" office:value="0.116200107336044" calcext:value-type="float">
            <text:p>0,1162001073</text:p>
          </table:table-cell>
          <table:table-cell table:style-name="ce1" office:value-type="float" office:value="-0.0604240536689758" calcext:value-type="float">
            <text:p>-0,0604240537</text:p>
          </table:table-cell>
          <table:table-cell table:style-name="ce1" office:value-type="float" office:value="-0.165515568161011" calcext:value-type="float">
            <text:p>-0,1655155682</text:p>
          </table:table-cell>
          <table:table-cell table:style-name="ce1" office:value-type="float" office:value="-0.241783787464093" calcext:value-type="float">
            <text:p>-0,241783787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992677028434857" calcext:value-type="float">
            <text:p>0,9926770284</text:p>
          </table:table-cell>
          <table:table-cell table:style-name="ce1" office:value-type="float" office:value="0.700722609948055" calcext:value-type="float">
            <text:p>0,7007226099</text:p>
          </table:table-cell>
          <table:table-cell table:style-name="ce1" office:value-type="float" office:value="0.113681563719341" calcext:value-type="float">
            <text:p>0,1136815637</text:p>
          </table:table-cell>
          <table:table-cell table:style-name="ce1" office:value-type="float" office:value="0.437682867050171" calcext:value-type="float">
            <text:p>0,4376828671</text:p>
          </table:table-cell>
          <table:table-cell table:style-name="ce1" office:value-type="float" office:value="0.43768310546875" calcext:value-type="float">
            <text:p>0,4376831055</text:p>
          </table:table-cell>
          <table:table-cell table:style-name="ce1" office:value-type="float" office:value="0.437683343887329" calcext:value-type="float">
            <text:p>0,4376833439</text:p>
          </table:table-cell>
          <table:table-cell table:style-name="ce1" office:value-type="float" office:value="-0.335478365421295" calcext:value-type="float">
            <text:p>-0,3354783654</text:p>
          </table:table-cell>
          <table:table-cell table:style-name="ce1" office:value-type="float" office:value="4.49690389633179" calcext:value-type="float">
            <text:p>4,4969038963</text:p>
          </table:table-cell>
          <table:table-cell table:style-name="ce1" office:value-type="float" office:value="-3.98274350166321" calcext:value-type="float">
            <text:p>-3,9827435017</text:p>
          </table:table-cell>
        </table:table-row>
        <table:table-row table:style-name="ro1">
          <table:table-cell table:style-name="ce1" office:value-type="string" calcext:value-type="string">
            <text:p>0.4887502193450928</text:p>
          </table:table-cell>
          <table:table-cell table:style-name="ce1" office:value-type="string" calcext:value-type="string">
            <text:p>0.018021821975708008</text:p>
          </table:table-cell>
          <table:table-cell table:style-name="ce1" office:value-type="string" calcext:value-type="string">
            <text:p>12.554505348205566</text:p>
          </table:table-cell>
          <table:table-cell table:style-name="ce1" office:value-type="float" office:value="0.0251799132674932" calcext:value-type="float">
            <text:p>0,0251799133</text:p>
          </table:table-cell>
          <table:table-cell table:style-name="ce1" office:value-type="float" office:value="0.115827605128288" calcext:value-type="float">
            <text:p>0,1158276051</text:p>
          </table:table-cell>
          <table:table-cell table:style-name="ce1" office:value-type="float" office:value="3.39635181427002" calcext:value-type="float">
            <text:p>3,3963518143</text:p>
          </table:table-cell>
          <table:table-cell table:style-name="ce1" office:value-type="float" office:value="-0.0834826265494578" calcext:value-type="float">
            <text:p>-0,0834826265</text:p>
          </table:table-cell>
          <table:table-cell table:number-columns-repeated="2" table:style-name="ce1" office:value-type="float" office:value="-0.16281907424226" calcext:value-type="float">
            <text:p>-0,1628190742</text:p>
          </table:table-cell>
          <table:table-cell table:style-name="ce1" office:value-type="float" office:value="-0.346573084592819" calcext:value-type="float">
            <text:p>-0,3465730846</text:p>
          </table:table-cell>
          <table:table-cell table:style-name="ce1" office:value-type="float" office:value="4.44159317016602" calcext:value-type="float">
            <text:p>4,4415931702</text:p>
          </table:table-cell>
          <table:table-cell table:style-name="ce1" office:value-type="float" office:value="-3.93065500259399" calcext:value-type="float">
            <text:p>-3,9306550026</text:p>
          </table:table-cell>
          <table:table-cell table:style-name="ce1" office:value-type="string" calcext:value-type="string">
            <text:p>-0.0834826265494578</text:p>
          </table:table-cell>
          <table:table-cell table:style-name="ce1" office:value-type="string" calcext:value-type="string">
            <text:p>-0.1628190742422603</text:p>
          </table:table-cell>
          <table:table-cell table:style-name="ce1" office:value-type="string" calcext:value-type="string">
            <text:p>-0.20875494857659377</text:p>
          </table:table-cell>
          <table:table-cell table:style-name="ce1" office:value-type="float" office:value="-0.0138425823301077" calcext:value-type="float">
            <text:p>-0,0138425823</text:p>
          </table:table-cell>
          <table:table-cell table:style-name="ce1" office:value-type="float" office:value="-0.0507561340928078" calcext:value-type="float">
            <text:p>-0,0507561341</text:p>
          </table:table-cell>
          <table:table-cell table:style-name="ce1" office:value-type="float" office:value="-0.164198107147217" calcext:value-type="float">
            <text:p>-0,1641981071</text:p>
          </table:table-cell>
          <table:table-cell table:style-name="ce1" office:value-type="float" office:value="-0.262035309113876" calcext:value-type="float">
            <text:p>-0,262035309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987649591781359" calcext:value-type="float">
            <text:p>-0,9876495918</text:p>
          </table:table-cell>
          <table:table-cell table:style-name="ce1" office:value-type="float" office:value="0.0734264962636866" calcext:value-type="float">
            <text:p>0,0734264963</text:p>
          </table:table-cell>
          <table:table-cell table:style-name="ce1" office:value-type="float" office:value="0.0577263428249219" calcext:value-type="float">
            <text:p>0,0577263428</text:p>
          </table:table-cell>
          <table:table-cell table:style-name="ce1" office:value-type="float" office:value="0.438896179199219" calcext:value-type="float">
            <text:p>0,4388961792</text:p>
          </table:table-cell>
          <table:table-cell table:style-name="ce1" office:value-type="float" office:value="0.43889331817627" calcext:value-type="float">
            <text:p>0,4388933182</text:p>
          </table:table-cell>
          <table:table-cell table:style-name="ce1" office:value-type="float" office:value="0.438894748687744" calcext:value-type="float">
            <text:p>0,4388947487</text:p>
          </table:table-cell>
          <table:table-cell table:style-name="ce1" office:value-type="float" office:value="-0.346573084592819" calcext:value-type="float">
            <text:p>-0,3465730846</text:p>
          </table:table-cell>
          <table:table-cell table:style-name="ce1" office:value-type="float" office:value="4.44159317016602" calcext:value-type="float">
            <text:p>4,4415931702</text:p>
          </table:table-cell>
          <table:table-cell table:style-name="ce1" office:value-type="float" office:value="-3.93065500259399" calcext:value-type="float">
            <text:p>-3,9306550026</text:p>
          </table:table-cell>
        </table:table-row>
        <table:table-row table:style-name="ro1">
          <table:table-cell table:style-name="ce1" office:value-type="string" calcext:value-type="string">
            <text:p>0.5024740695953369</text:p>
          </table:table-cell>
          <table:table-cell table:style-name="ce1" office:value-type="string" calcext:value-type="string">
            <text:p>0.01372385025024414</text:p>
          </table:table-cell>
          <table:table-cell table:style-name="ce1" office:value-type="string" calcext:value-type="string">
            <text:p>12.992822885513306</text:p>
          </table:table-cell>
          <table:table-cell table:style-name="ce1" office:value-type="float" office:value="0.0350674763321877" calcext:value-type="float">
            <text:p>0,0350674763</text:p>
          </table:table-cell>
          <table:table-cell table:style-name="ce1" office:value-type="float" office:value="0.085163876414299" calcext:value-type="float">
            <text:p>0,0851638764</text:p>
          </table:table-cell>
          <table:table-cell table:style-name="ce1" office:value-type="float" office:value="3.37858557701111" calcext:value-type="float">
            <text:p>3,378585577</text:p>
          </table:table-cell>
          <table:table-cell table:style-name="ce1" office:value-type="float" office:value="-0.0370442468680804" calcext:value-type="float">
            <text:p>-0,0370442469</text:p>
          </table:table-cell>
          <table:table-cell table:number-columns-repeated="2" table:style-name="ce1" office:value-type="float" office:value="-0.144879075395793" calcext:value-type="float">
            <text:p>-0,1448790754</text:p>
          </table:table-cell>
          <table:table-cell table:style-name="ce1" office:value-type="float" office:value="-0.342401713132858" calcext:value-type="float">
            <text:p>-0,3424017131</text:p>
          </table:table-cell>
          <table:table-cell table:style-name="ce1" office:value-type="float" office:value="4.38854169845581" calcext:value-type="float">
            <text:p>4,3885416985</text:p>
          </table:table-cell>
          <table:table-cell table:style-name="ce1" office:value-type="float" office:value="-3.87814450263977" calcext:value-type="float">
            <text:p>-3,8781445026</text:p>
          </table:table-cell>
          <table:table-cell table:style-name="ce1" office:value-type="string" calcext:value-type="string">
            <text:p>-0.03704424686808038</text:p>
          </table:table-cell>
          <table:table-cell table:style-name="ce1" office:value-type="string" calcext:value-type="string">
            <text:p>-0.14487907539579298</text:p>
          </table:table-cell>
          <table:table-cell table:style-name="ce1" office:value-type="string" calcext:value-type="string">
            <text:p>-0.20351392549204295</text:p>
          </table:table-cell>
          <table:table-cell table:style-name="ce1" office:value-type="float" office:value="-0.00755397398024797" calcext:value-type="float">
            <text:p>-0,007553974</text:p>
          </table:table-cell>
          <table:table-cell table:style-name="ce1" office:value-type="float" office:value="-0.0347482815384865" calcext:value-type="float">
            <text:p>-0,0347482815</text:p>
          </table:table-cell>
          <table:table-cell table:style-name="ce1" office:value-type="float" office:value="-0.161010294342041" calcext:value-type="float">
            <text:p>-0,1610102943</text:p>
          </table:table-cell>
          <table:table-cell table:style-name="ce1" office:value-type="float" office:value="-0.273071878559259" calcext:value-type="float">
            <text:p>-0,273071878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478248286620587" calcext:value-type="float">
            <text:p>0,0478248287</text:p>
          </table:table-cell>
          <table:table-cell table:style-name="ce1" office:value-type="float" office:value="0.121730153567338" calcext:value-type="float">
            <text:p>0,1217301536</text:p>
          </table:table-cell>
          <table:table-cell table:style-name="ce1" office:value-type="float" office:value="0.139854753999922" calcext:value-type="float">
            <text:p>0,139854754</text:p>
          </table:table-cell>
          <table:table-cell table:style-name="ce1" office:value-type="float" office:value="0.438308477401733" calcext:value-type="float">
            <text:p>0,4383084774</text:p>
          </table:table-cell>
          <table:table-cell table:style-name="ce1" office:value-type="float" office:value="0.438342571258545" calcext:value-type="float">
            <text:p>0,4383425713</text:p>
          </table:table-cell>
          <table:table-cell table:style-name="ce1" office:value-type="float" office:value="0.43834114074707" calcext:value-type="float">
            <text:p>0,4383411407</text:p>
          </table:table-cell>
          <table:table-cell table:style-name="ce1" office:value-type="float" office:value="-0.342401713132858" calcext:value-type="float">
            <text:p>-0,3424017131</text:p>
          </table:table-cell>
          <table:table-cell table:style-name="ce1" office:value-type="float" office:value="4.38854169845581" calcext:value-type="float">
            <text:p>4,3885416985</text:p>
          </table:table-cell>
          <table:table-cell table:style-name="ce1" office:value-type="float" office:value="-3.87814450263977" calcext:value-type="float">
            <text:p>-3,8781445026</text:p>
          </table:table-cell>
        </table:table-row>
        <table:table-row table:style-name="ro1">
          <table:table-cell table:style-name="ce1" office:value-type="string" calcext:value-type="string">
            <text:p>0.5262696743011475</text:p>
          </table:table-cell>
          <table:table-cell table:style-name="ce1" office:value-type="string" calcext:value-type="string">
            <text:p>0.023795604705810547</text:p>
          </table:table-cell>
          <table:table-cell table:style-name="ce1" office:value-type="string" calcext:value-type="string">
            <text:p>13.445472478866577</text:p>
          </table:table-cell>
          <table:table-cell table:style-name="ce1" office:value-type="float" office:value="-0.401990860700607" calcext:value-type="float">
            <text:p>-0,4019908607</text:p>
          </table:table-cell>
          <table:table-cell table:style-name="ce1" office:value-type="float" office:value="0.0645170509815216" calcext:value-type="float">
            <text:p>0,064517051</text:p>
          </table:table-cell>
          <table:table-cell table:style-name="ce1" office:value-type="float" office:value="3.3470299243927" calcext:value-type="float">
            <text:p>3,3470299244</text:p>
          </table:table-cell>
          <table:table-cell table:style-name="ce1" office:value-type="float" office:value="-0.0446260526742454" calcext:value-type="float">
            <text:p>-0,0446260527</text:p>
          </table:table-cell>
          <table:table-cell table:number-columns-repeated="2" table:style-name="ce1" office:value-type="float" office:value="-0.137848790505827" calcext:value-type="float">
            <text:p>-0,1378487905</text:p>
          </table:table-cell>
          <table:table-cell table:style-name="ce1" office:value-type="float" office:value="-0.342401713132858" calcext:value-type="float">
            <text:p>-0,3424017131</text:p>
          </table:table-cell>
          <table:table-cell table:style-name="ce1" office:value-type="float" office:value="4.38854169845581" calcext:value-type="float">
            <text:p>4,3885416985</text:p>
          </table:table-cell>
          <table:table-cell table:style-name="ce1" office:value-type="float" office:value="-3.87814450263977" calcext:value-type="float">
            <text:p>-3,8781445026</text:p>
          </table:table-cell>
          <table:table-cell table:style-name="ce1" office:value-type="string" calcext:value-type="string">
            <text:p>-0.04462605267424538</text:p>
          </table:table-cell>
          <table:table-cell table:style-name="ce1" office:value-type="string" calcext:value-type="string">
            <text:p>-0.13784879050582677</text:p>
          </table:table-cell>
          <table:table-cell table:style-name="ce1" office:value-type="string" calcext:value-type="string">
            <text:p>-0.20510859410949117</text:p>
          </table:table-cell>
          <table:table-cell table:style-name="ce1" office:value-type="float" office:value="-0.0105202428996563" calcext:value-type="float">
            <text:p>-0,0105202429</text:p>
          </table:table-cell>
          <table:table-cell table:style-name="ce1" office:value-type="float" office:value="-0.0255491629242897" calcext:value-type="float">
            <text:p>-0,0255491629</text:p>
          </table:table-cell>
          <table:table-cell table:style-name="ce1" office:value-type="float" office:value="-0.160086450004578" calcext:value-type="float">
            <text:p>-0,16008645</text:p>
          </table:table-cell>
          <table:table-cell table:style-name="ce1" office:value-type="float" office:value="-0.289001132601054" calcext:value-type="float">
            <text:p>-0,289001132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217669881366963" calcext:value-type="float">
            <text:p>-0,0217669881</text:p>
          </table:table-cell>
          <table:table-cell table:style-name="ce1" office:value-type="float" office:value="0.0675093104615732" calcext:value-type="float">
            <text:p>0,0675093105</text:p>
          </table:table-cell>
          <table:table-cell table:style-name="ce1" office:value-type="float" office:value="0.0391142358034593" calcext:value-type="float">
            <text:p>0,0391142358</text:p>
          </table:table-cell>
          <table:table-cell table:style-name="ce1" office:value-type="float" office:value="0.454245805740356" calcext:value-type="float">
            <text:p>0,4542458057</text:p>
          </table:table-cell>
          <table:table-cell table:style-name="ce1" office:value-type="float" office:value="0.454214811325073" calcext:value-type="float">
            <text:p>0,4542148113</text:p>
          </table:table-cell>
          <table:table-cell table:style-name="ce1" office:value-type="float" office:value="0.454214096069336" calcext:value-type="float">
            <text:p>0,4542140961</text:p>
          </table:table-cell>
          <table:table-cell table:style-name="ce1" office:value-type="float" office:value="-0.342401713132858" calcext:value-type="float">
            <text:p>-0,3424017131</text:p>
          </table:table-cell>
          <table:table-cell table:style-name="ce1" office:value-type="float" office:value="4.38854169845581" calcext:value-type="float">
            <text:p>4,3885416985</text:p>
          </table:table-cell>
          <table:table-cell table:style-name="ce1" office:value-type="float" office:value="-3.87814450263977" calcext:value-type="float">
            <text:p>-3,8781445026</text:p>
          </table:table-cell>
        </table:table-row>
        <table:table-row table:style-name="ro1">
          <table:table-cell table:style-name="ce1" office:value-type="string" calcext:value-type="string">
            <text:p>0.539785623550415</text:p>
          </table:table-cell>
          <table:table-cell table:style-name="ce1" office:value-type="string" calcext:value-type="string">
            <text:p>0.013515949249267578</text:p>
          </table:table-cell>
          <table:table-cell table:style-name="ce1" office:value-type="string" calcext:value-type="string">
            <text:p>13.902369260787964</text:p>
          </table:table-cell>
          <table:table-cell table:style-name="ce1" office:value-type="float" office:value="-0.406816005706787" calcext:value-type="float">
            <text:p>-0,4068160057</text:p>
          </table:table-cell>
          <table:table-cell table:style-name="ce1" office:value-type="float" office:value="0.02450698800385" calcext:value-type="float">
            <text:p>0,024506988</text:p>
          </table:table-cell>
          <table:table-cell table:style-name="ce1" office:value-type="float" office:value="3.3055853843689" calcext:value-type="float">
            <text:p>3,3055853844</text:p>
          </table:table-cell>
          <table:table-cell table:style-name="ce1" office:value-type="float" office:value="0.14678325949247" calcext:value-type="float">
            <text:p>0,1467832595</text:p>
          </table:table-cell>
          <table:table-cell table:number-columns-repeated="2" table:style-name="ce1" office:value-type="float" office:value="-0.132543741532469" calcext:value-type="float">
            <text:p>-0,1325437415</text:p>
          </table:table-cell>
          <table:table-cell table:style-name="ce1" office:value-type="float" office:value="-0.347628623247147" calcext:value-type="float">
            <text:p>-0,3476286232</text:p>
          </table:table-cell>
          <table:table-cell table:style-name="ce1" office:value-type="float" office:value="4.34434461593628" calcext:value-type="float">
            <text:p>4,3443446159</text:p>
          </table:table-cell>
          <table:table-cell table:style-name="ce1" office:value-type="float" office:value="-3.82725596427917" calcext:value-type="float">
            <text:p>-3,8272559643</text:p>
          </table:table-cell>
          <table:table-cell table:style-name="ce1" office:value-type="string" calcext:value-type="string">
            <text:p>0.14678325949247045</text:p>
          </table:table-cell>
          <table:table-cell table:style-name="ce1" office:value-type="string" calcext:value-type="string">
            <text:p>-0.13254374153246856</text:p>
          </table:table-cell>
          <table:table-cell table:style-name="ce1" office:value-type="string" calcext:value-type="string">
            <text:p>-0.20271529457217052</text:p>
          </table:table-cell>
          <table:table-cell table:style-name="ce1" office:value-type="float" office:value="0.120597258210182" calcext:value-type="float">
            <text:p>0,1205972582</text:p>
          </table:table-cell>
          <table:table-cell table:style-name="ce1" office:value-type="float" office:value="-0.0193551152944565" calcext:value-type="float">
            <text:p>-0,0193551153</text:p>
          </table:table-cell>
          <table:table-cell table:style-name="ce1" office:value-type="float" office:value="-0.15844555606842" calcext:value-type="float">
            <text:p>-0,1584455561</text:p>
          </table:table-cell>
          <table:table-cell table:style-name="ce1" office:value-type="float" office:value="-0.105717512133676" calcext:value-type="float">
            <text:p>-0,105717512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958587879441525" calcext:value-type="float">
            <text:p>0,9585878794</text:p>
          </table:table-cell>
          <table:table-cell table:style-name="ce1" office:value-type="float" office:value="0.0452843440496983" calcext:value-type="float">
            <text:p>0,045284344</text:p>
          </table:table-cell>
          <table:table-cell table:style-name="ce1" office:value-type="float" office:value="0.0692104598499954" calcext:value-type="float">
            <text:p>0,0692104598</text:p>
          </table:table-cell>
          <table:table-cell table:style-name="ce1" office:value-type="float" office:value="0.455939769744873" calcext:value-type="float">
            <text:p>0,4559397697</text:p>
          </table:table-cell>
          <table:table-cell table:style-name="ce1" office:value-type="float" office:value="0.455937385559082" calcext:value-type="float">
            <text:p>0,4559373856</text:p>
          </table:table-cell>
          <table:table-cell table:style-name="ce1" office:value-type="float" office:value="0.455937623977661" calcext:value-type="float">
            <text:p>0,455937624</text:p>
          </table:table-cell>
          <table:table-cell table:style-name="ce1" office:value-type="float" office:value="-0.347628623247147" calcext:value-type="float">
            <text:p>-0,3476286232</text:p>
          </table:table-cell>
          <table:table-cell table:style-name="ce1" office:value-type="float" office:value="4.34434461593628" calcext:value-type="float">
            <text:p>4,3443446159</text:p>
          </table:table-cell>
          <table:table-cell table:style-name="ce1" office:value-type="float" office:value="-3.82725596427917" calcext:value-type="float">
            <text:p>-3,8272559643</text:p>
          </table:table-cell>
        </table:table-row>
        <table:table-row table:style-name="ro1">
          <table:table-cell table:style-name="ce1" office:value-type="string" calcext:value-type="string">
            <text:p>0.5582876205444336</text:p>
          </table:table-cell>
          <table:table-cell table:style-name="ce1" office:value-type="string" calcext:value-type="string">
            <text:p>0.018501996994018555</text:p>
          </table:table-cell>
          <table:table-cell table:style-name="ce1" office:value-type="string" calcext:value-type="string">
            <text:p>14.347018003463745</text:p>
          </table:table-cell>
          <table:table-cell table:style-name="ce1" office:value-type="float" office:value="0.0145321907475591" calcext:value-type="float">
            <text:p>0,0145321907</text:p>
          </table:table-cell>
          <table:table-cell table:style-name="ce1" office:value-type="float" office:value="0.247047230601311" calcext:value-type="float">
            <text:p>0,2470472306</text:p>
          </table:table-cell>
          <table:table-cell table:style-name="ce1" office:value-type="float" office:value="3.26691818237305" calcext:value-type="float">
            <text:p>3,2669181824</text:p>
          </table:table-cell>
          <table:table-cell table:style-name="ce1" office:value-type="float" office:value="0.131175366399517" calcext:value-type="float">
            <text:p>0,1311753664</text:p>
          </table:table-cell>
          <table:table-cell table:number-columns-repeated="2" table:style-name="ce1" office:value-type="float" office:value="-0.118762044631446" calcext:value-type="float">
            <text:p>-0,1187620446</text:p>
          </table:table-cell>
          <table:table-cell table:style-name="ce1" office:value-type="float" office:value="-0.358098685741425" calcext:value-type="float">
            <text:p>-0,3580986857</text:p>
          </table:table-cell>
          <table:table-cell table:style-name="ce1" office:value-type="float" office:value="4.30282354354858" calcext:value-type="float">
            <text:p>4,3028235435</text:p>
          </table:table-cell>
          <table:table-cell table:style-name="ce1" office:value-type="float" office:value="-3.77693963050842" calcext:value-type="float">
            <text:p>-3,7769396305</text:p>
          </table:table-cell>
          <table:table-cell table:style-name="ce1" office:value-type="string" calcext:value-type="string">
            <text:p>0.13117536639951732</text:p>
          </table:table-cell>
          <table:table-cell table:style-name="ce1" office:value-type="string" calcext:value-type="string">
            <text:p>-0.11876204463144631</text:p>
          </table:table-cell>
          <table:table-cell table:style-name="ce1" office:value-type="string" calcext:value-type="string">
            <text:p>-0.19996621648435473</text:p>
          </table:table-cell>
          <table:table-cell table:style-name="ce1" office:value-type="float" office:value="0.122044801712036" calcext:value-type="float">
            <text:p>0,1220448017</text:p>
          </table:table-cell>
          <table:table-cell table:style-name="ce1" office:value-type="float" office:value="-0.00735209640115499" calcext:value-type="float">
            <text:p>-0,0073520964</text:p>
          </table:table-cell>
          <table:table-cell table:style-name="ce1" office:value-type="float" office:value="-0.156290439987183" calcext:value-type="float">
            <text:p>-0,15629044</text:p>
          </table:table-cell>
          <table:table-cell table:style-name="ce1" office:value-type="float" office:value="0.0756312938160344" calcext:value-type="float">
            <text:p>0,075631293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108241474659307" calcext:value-type="float">
            <text:p>0,0108241475</text:p>
          </table:table-cell>
          <table:table-cell table:style-name="ce1" office:value-type="float" office:value="0.0897512942427174" calcext:value-type="float">
            <text:p>0,0897512942</text:p>
          </table:table-cell>
          <table:table-cell table:style-name="ce1" office:value-type="float" office:value="0.0929689401131152" calcext:value-type="float">
            <text:p>0,0929689401</text:p>
          </table:table-cell>
          <table:table-cell table:style-name="ce1" office:value-type="float" office:value="0.445775985717773" calcext:value-type="float">
            <text:p>0,4457759857</text:p>
          </table:table-cell>
          <table:table-cell table:style-name="ce1" office:value-type="float" office:value="0.445788145065308" calcext:value-type="float">
            <text:p>0,4457881451</text:p>
          </table:table-cell>
          <table:table-cell table:style-name="ce1" office:value-type="float" office:value="0.445789098739624" calcext:value-type="float">
            <text:p>0,4457890987</text:p>
          </table:table-cell>
          <table:table-cell table:style-name="ce1" office:value-type="float" office:value="-0.358098685741425" calcext:value-type="float">
            <text:p>-0,3580986857</text:p>
          </table:table-cell>
          <table:table-cell table:style-name="ce1" office:value-type="float" office:value="4.30282354354858" calcext:value-type="float">
            <text:p>4,3028235435</text:p>
          </table:table-cell>
          <table:table-cell table:style-name="ce1" office:value-type="float" office:value="-3.77693963050842" calcext:value-type="float">
            <text:p>-3,7769396305</text:p>
          </table:table-cell>
        </table:table-row>
        <table:table-row table:style-name="ro1">
          <table:table-cell table:style-name="ce1" office:value-type="string" calcext:value-type="string">
            <text:p>0.5869724750518799</text:p>
          </table:table-cell>
          <table:table-cell table:style-name="ce1" office:value-type="string" calcext:value-type="string">
            <text:p>0.02868485450744629</text:p>
          </table:table-cell>
          <table:table-cell table:style-name="ce1" office:value-type="string" calcext:value-type="string">
            <text:p>14.78968620300293</text:p>
          </table:table-cell>
          <table:table-cell table:style-name="ce1" office:value-type="float" office:value="0.0143157886341214" calcext:value-type="float">
            <text:p>0,0143157886</text:p>
          </table:table-cell>
          <table:table-cell table:style-name="ce1" office:value-type="float" office:value="-0.0524912253022194" calcext:value-type="float">
            <text:p>-0,0524912253</text:p>
          </table:table-cell>
          <table:table-cell table:style-name="ce1" office:value-type="float" office:value="3.21826982498169" calcext:value-type="float">
            <text:p>3,218269825</text:p>
          </table:table-cell>
          <table:table-cell table:style-name="ce1" office:value-type="float" office:value="-0.0346108902077417" calcext:value-type="float">
            <text:p>-0,0346108902</text:p>
          </table:table-cell>
          <table:table-cell table:number-columns-repeated="2" table:style-name="ce1" office:value-type="float" office:value="-0.209296705381978" calcext:value-type="float">
            <text:p>-0,2092967054</text:p>
          </table:table-cell>
          <table:table-cell table:style-name="ce1" office:value-type="float" office:value="-0.351607203483582" calcext:value-type="float">
            <text:p>-0,3516072035</text:p>
          </table:table-cell>
          <table:table-cell table:style-name="ce1" office:value-type="float" office:value="4.26412153244019" calcext:value-type="float">
            <text:p>4,2641215324</text:p>
          </table:table-cell>
          <table:table-cell table:style-name="ce1" office:value-type="float" office:value="-3.72704029083252" calcext:value-type="float">
            <text:p>-3,7270402908</text:p>
          </table:table-cell>
          <table:table-cell table:style-name="ce1" office:value-type="string" calcext:value-type="string">
            <text:p>-0.034610890207741746</text:p>
          </table:table-cell>
          <table:table-cell table:style-name="ce1" office:value-type="string" calcext:value-type="string">
            <text:p>-0.20929670538197825</text:p>
          </table:table-cell>
          <table:table-cell table:style-name="ce1" office:value-type="string" calcext:value-type="string">
            <text:p>-0.19808799850231767</text:p>
          </table:table-cell>
          <table:table-cell table:style-name="ce1" office:value-type="float" office:value="-0.00435965722426772" calcext:value-type="float">
            <text:p>-0,0043596572</text:p>
          </table:table-cell>
          <table:table-cell table:style-name="ce1" office:value-type="float" office:value="-0.0741141691803932" calcext:value-type="float">
            <text:p>-0,0741141692</text:p>
          </table:table-cell>
          <table:table-cell table:style-name="ce1" office:value-type="float" office:value="-0.154279745483398" calcext:value-type="float">
            <text:p>-0,1542797455</text:p>
          </table:table-cell>
          <table:table-cell table:style-name="ce1" office:value-type="float" office:value="0.0692216243249648" calcext:value-type="float">
            <text:p>0,069221624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955292994521124" calcext:value-type="float">
            <text:p>-0,9552929945</text:p>
          </table:table-cell>
          <table:table-cell table:style-name="ce1" office:value-type="float" office:value="-0.504563405039626" calcext:value-type="float">
            <text:p>-0,504563405</text:p>
          </table:table-cell>
          <table:table-cell table:style-name="ce1" office:value-type="float" office:value="0.0876698792432309" calcext:value-type="float">
            <text:p>0,0876698792</text:p>
          </table:table-cell>
          <table:table-cell table:style-name="ce1" office:value-type="float" office:value="0.441066980361939" calcext:value-type="float">
            <text:p>0,4410669804</text:p>
          </table:table-cell>
          <table:table-cell table:style-name="ce1" office:value-type="float" office:value="0.441055059432983" calcext:value-type="float">
            <text:p>0,4410550594</text:p>
          </table:table-cell>
          <table:table-cell table:style-name="ce1" office:value-type="float" office:value="0.441054582595825" calcext:value-type="float">
            <text:p>0,4410545826</text:p>
          </table:table-cell>
          <table:table-cell table:style-name="ce1" office:value-type="float" office:value="-0.351607203483582" calcext:value-type="float">
            <text:p>-0,3516072035</text:p>
          </table:table-cell>
          <table:table-cell table:style-name="ce1" office:value-type="float" office:value="4.26412153244019" calcext:value-type="float">
            <text:p>4,2641215324</text:p>
          </table:table-cell>
          <table:table-cell table:style-name="ce1" office:value-type="float" office:value="-3.72704029083252" calcext:value-type="float">
            <text:p>-3,7270402908</text:p>
          </table:table-cell>
        </table:table-row>
        <table:table-row table:style-name="ro1">
          <table:table-cell table:style-name="ce1" office:value-type="string" calcext:value-type="string">
            <text:p>0.6029789447784424</text:p>
          </table:table-cell>
          <table:table-cell table:style-name="ce1" office:value-type="string" calcext:value-type="string">
            <text:p>0.0160064697265625</text:p>
          </table:table-cell>
          <table:table-cell table:style-name="ce1" office:value-type="string" calcext:value-type="string">
            <text:p>15.25945782661438</text:p>
          </table:table-cell>
          <table:table-cell table:style-name="ce1" office:value-type="float" office:value="0.0331320203840733" calcext:value-type="float">
            <text:p>0,0331320204</text:p>
          </table:table-cell>
          <table:table-cell table:style-name="ce1" office:value-type="float" office:value="-0.0804634764790535" calcext:value-type="float">
            <text:p>-0,0804634765</text:p>
          </table:table-cell>
          <table:table-cell table:style-name="ce1" office:value-type="float" office:value="3.19211339950562" calcext:value-type="float">
            <text:p>3,1921133995</text:p>
          </table:table-cell>
          <table:table-cell table:style-name="ce1" office:value-type="float" office:value="0.00291050386880871" calcext:value-type="float">
            <text:p>0,0029105039</text:p>
          </table:table-cell>
          <table:table-cell table:number-columns-repeated="2" table:style-name="ce1" office:value-type="float" office:value="-0.0709198255275607" calcext:value-type="float">
            <text:p>-0,0709198255</text:p>
          </table:table-cell>
          <table:table-cell table:style-name="ce1" office:value-type="float" office:value="-0.332308828830719" calcext:value-type="float">
            <text:p>-0,3323088288</text:p>
          </table:table-cell>
          <table:table-cell table:style-name="ce1" office:value-type="float" office:value="4.22688007354736" calcext:value-type="float">
            <text:p>4,2268800735</text:p>
          </table:table-cell>
          <table:table-cell table:style-name="ce1" office:value-type="float" office:value="-3.67736983299255" calcext:value-type="float">
            <text:p>-3,677369833</text:p>
          </table:table-cell>
          <table:table-cell table:style-name="ce1" office:value-type="string" calcext:value-type="string">
            <text:p>0.0029105038688087112</text:p>
          </table:table-cell>
          <table:table-cell table:style-name="ce1" office:value-type="string" calcext:value-type="string">
            <text:p>-0.07091982552756074</text:p>
          </table:table-cell>
          <table:table-cell table:style-name="ce1" office:value-type="string" calcext:value-type="string">
            <text:p>-0.1951620098220853</text:p>
          </table:table-cell>
          <table:table-cell table:style-name="ce1" office:value-type="float" office:value="-0.00429473659023643" calcext:value-type="float">
            <text:p>-0,0042947366</text:p>
          </table:table-cell>
          <table:table-cell table:style-name="ce1" office:value-type="float" office:value="0.0157473675906658" calcext:value-type="float">
            <text:p>0,0157473676</text:p>
          </table:table-cell>
          <table:table-cell table:style-name="ce1" office:value-type="float" office:value="-0.151750030899048" calcext:value-type="float">
            <text:p>-0,1517500309</text:p>
          </table:table-cell>
          <table:table-cell table:style-name="ce1" office:value-type="float" office:value="0.0624940940894958" calcext:value-type="float">
            <text:p>0,0624940941</text:p>
          </table:table-cell>
          <table:table-cell table:style-name="ce1" office:value-type="float" office:value="-0.975332414020492" calcext:value-type="float">
            <text:p>-0,97533241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460490968827972" calcext:value-type="float">
            <text:p>0,000460491</text:p>
          </table:table-cell>
          <table:table-cell table:style-name="ce1" office:value-type="float" office:value="0.637400862353252" calcext:value-type="float">
            <text:p>0,6374008624</text:p>
          </table:table-cell>
          <table:table-cell table:style-name="ce1" office:value-type="float" office:value="0.103520843078503" calcext:value-type="float">
            <text:p>0,1035208431</text:p>
          </table:table-cell>
          <table:table-cell table:style-name="ce1" office:value-type="float" office:value="0.469937801361084" calcext:value-type="float">
            <text:p>0,4699378014</text:p>
          </table:table-cell>
          <table:table-cell table:style-name="ce1" office:value-type="float" office:value="0.469937324523926" calcext:value-type="float">
            <text:p>0,4699373245</text:p>
          </table:table-cell>
          <table:table-cell table:style-name="ce1" office:value-type="float" office:value="0.469937801361084" calcext:value-type="float">
            <text:p>0,4699378014</text:p>
          </table:table-cell>
          <table:table-cell table:style-name="ce1" office:value-type="float" office:value="-0.332308828830719" calcext:value-type="float">
            <text:p>-0,3323088288</text:p>
          </table:table-cell>
          <table:table-cell table:style-name="ce1" office:value-type="float" office:value="4.22688007354736" calcext:value-type="float">
            <text:p>4,2268800735</text:p>
          </table:table-cell>
          <table:table-cell table:style-name="ce1" office:value-type="float" office:value="-3.67736983299255" calcext:value-type="float">
            <text:p>-3,677369833</text:p>
          </table:table-cell>
        </table:table-row>
        <table:table-row table:style-name="ro1">
          <table:table-cell table:style-name="ce1" office:value-type="string" calcext:value-type="string">
            <text:p>0.6220581531524658</text:p>
          </table:table-cell>
          <table:table-cell table:style-name="ce1" office:value-type="string" calcext:value-type="string">
            <text:p>0.019079208374023438</text:p>
          </table:table-cell>
          <table:table-cell table:style-name="ce1" office:value-type="string" calcext:value-type="string">
            <text:p>15.70994234085083</text:p>
          </table:table-cell>
          <table:table-cell table:style-name="ce1" office:value-type="float" office:value="0.0514988414943218" calcext:value-type="float">
            <text:p>0,0514988415</text:p>
          </table:table-cell>
          <table:table-cell table:style-name="ce1" office:value-type="float" office:value="-0.117042817175388" calcext:value-type="float">
            <text:p>-0,1170428172</text:p>
          </table:table-cell>
          <table:table-cell table:style-name="ce1" office:value-type="float" office:value="3.15742611885071" calcext:value-type="float">
            <text:p>3,1574261189</text:p>
          </table:table-cell>
          <table:table-cell table:style-name="ce1" office:value-type="float" office:value="-0.00613994955041384" calcext:value-type="float">
            <text:p>-0,0061399496</text:p>
          </table:table-cell>
          <table:table-cell table:number-columns-repeated="2" table:style-name="ce1" office:value-type="float" office:value="-0.0813726491301826" calcext:value-type="float">
            <text:p>-0,0813726491</text:p>
          </table:table-cell>
          <table:table-cell table:style-name="ce1" office:value-type="float" office:value="-0.332308828830719" calcext:value-type="float">
            <text:p>-0,3323088288</text:p>
          </table:table-cell>
          <table:table-cell table:style-name="ce1" office:value-type="float" office:value="4.22688007354736" calcext:value-type="float">
            <text:p>4,2268800735</text:p>
          </table:table-cell>
          <table:table-cell table:style-name="ce1" office:value-type="float" office:value="-3.67736983299255" calcext:value-type="float">
            <text:p>-3,677369833</text:p>
          </table:table-cell>
          <table:table-cell table:style-name="ce1" office:value-type="string" calcext:value-type="string">
            <text:p>-0.006139949550413835</text:p>
          </table:table-cell>
          <table:table-cell table:style-name="ce1" office:value-type="string" calcext:value-type="string">
            <text:p>-0.0813726491301826</text:p>
          </table:table-cell>
          <table:table-cell table:style-name="ce1" office:value-type="string" calcext:value-type="string">
            <text:p>-0.19493774083073476</text:p>
          </table:table-cell>
          <table:table-cell table:style-name="ce1" office:value-type="float" office:value="-0.00993960611522198" calcext:value-type="float">
            <text:p>-0,0099396061</text:p>
          </table:table-cell>
          <table:table-cell table:style-name="ce1" office:value-type="float" office:value="0.024139042943716" calcext:value-type="float">
            <text:p>0,0241390429</text:p>
          </table:table-cell>
          <table:table-cell table:style-name="ce1" office:value-type="float" office:value="-0.150389896774292" calcext:value-type="float">
            <text:p>-0,1503898968</text:p>
          </table:table-cell>
          <table:table-cell table:style-name="ce1" office:value-type="float" office:value="0.0475749119160365" calcext:value-type="float">
            <text:p>0,0475749119</text:p>
          </table:table-cell>
          <table:table-cell table:style-name="ce1" office:value-type="float" office:value="-0.939099520471677" calcext:value-type="float">
            <text:p>-0,939099520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417864576384013" calcext:value-type="float">
            <text:p>-0,0417864576</text:p>
          </table:table-cell>
          <table:table-cell table:style-name="ce1" office:value-type="float" office:value="0.0621188195086051" calcext:value-type="float">
            <text:p>0,0621188195</text:p>
          </table:table-cell>
          <table:table-cell table:style-name="ce1" office:value-type="float" office:value="0.0580862377422885" calcext:value-type="float">
            <text:p>0,0580862377</text:p>
          </table:table-cell>
          <table:table-cell table:style-name="ce1" office:value-type="float" office:value="0.450294971466064" calcext:value-type="float">
            <text:p>0,4502949715</text:p>
          </table:table-cell>
          <table:table-cell table:style-name="ce1" office:value-type="float" office:value="0.450302362442017" calcext:value-type="float">
            <text:p>0,4503023624</text:p>
          </table:table-cell>
          <table:table-cell table:style-name="ce1" office:value-type="float" office:value="0.450303316116333" calcext:value-type="float">
            <text:p>0,4503033161</text:p>
          </table:table-cell>
          <table:table-cell table:style-name="ce1" office:value-type="float" office:value="-0.332308828830719" calcext:value-type="float">
            <text:p>-0,3323088288</text:p>
          </table:table-cell>
          <table:table-cell table:style-name="ce1" office:value-type="float" office:value="4.22688007354736" calcext:value-type="float">
            <text:p>4,2268800735</text:p>
          </table:table-cell>
          <table:table-cell table:style-name="ce1" office:value-type="float" office:value="-3.67736983299255" calcext:value-type="float">
            <text:p>-3,677369833</text:p>
          </table:table-cell>
        </table:table-row>
        <table:table-row table:style-name="ro1">
          <table:table-cell table:style-name="ce1" office:value-type="string" calcext:value-type="string">
            <text:p>0.6372709274291992</text:p>
          </table:table-cell>
          <table:table-cell table:style-name="ce1" office:value-type="string" calcext:value-type="string">
            <text:p>0.015212774276733398</text:p>
          </table:table-cell>
          <table:table-cell table:style-name="ce1" office:value-type="string" calcext:value-type="string">
            <text:p>16.166243076324463</text:p>
          </table:table-cell>
          <table:table-cell table:style-name="ce1" office:value-type="float" office:value="0.0510634295642376" calcext:value-type="float">
            <text:p>0,0510634296</text:p>
          </table:table-cell>
          <table:table-cell table:style-name="ce1" office:value-type="float" office:value="-0.143906027078629" calcext:value-type="float">
            <text:p>-0,1439060271</text:p>
          </table:table-cell>
          <table:table-cell table:style-name="ce1" office:value-type="float" office:value="3.13073086738586" calcext:value-type="float">
            <text:p>3,1307308674</text:p>
          </table:table-cell>
          <table:table-cell table:style-name="ce1" office:value-type="float" office:value="-0.0143002597906157" calcext:value-type="float">
            <text:p>-0,0143002598</text:p>
          </table:table-cell>
          <table:table-cell table:number-columns-repeated="2" table:style-name="ce1" office:value-type="float" office:value="-0.0635103699136743" calcext:value-type="float">
            <text:p>-0,0635103699</text:p>
          </table:table-cell>
          <table:table-cell table:style-name="ce1" office:value-type="float" office:value="-0.327169895172119" calcext:value-type="float">
            <text:p>-0,3271698952</text:p>
          </table:table-cell>
          <table:table-cell table:style-name="ce1" office:value-type="float" office:value="4.18635940551758" calcext:value-type="float">
            <text:p>4,1863594055</text:p>
          </table:table-cell>
          <table:table-cell table:style-name="ce1" office:value-type="float" office:value="-3.62762856483459" calcext:value-type="float">
            <text:p>-3,6276285648</text:p>
          </table:table-cell>
          <table:table-cell table:style-name="ce1" office:value-type="string" calcext:value-type="string">
            <text:p>-0.014300259790615699</text:p>
          </table:table-cell>
          <table:table-cell table:style-name="ce1" office:value-type="string" calcext:value-type="string">
            <text:p>-0.0635103699136743</text:p>
          </table:table-cell>
          <table:table-cell table:style-name="ce1" office:value-type="string" calcext:value-type="string">
            <text:p>-0.1927015631824726</text:p>
          </table:table-cell>
          <table:table-cell table:style-name="ce1" office:value-type="float" office:value="-0.0154496524482965" calcext:value-type="float">
            <text:p>-0,0154496524</text:p>
          </table:table-cell>
          <table:table-cell table:style-name="ce1" office:value-type="float" office:value="0.0351128451526165" calcext:value-type="float">
            <text:p>0,0351128452</text:p>
          </table:table-cell>
          <table:table-cell table:style-name="ce1" office:value-type="float" office:value="-0.148586158180237" calcext:value-type="float">
            <text:p>-0,1485861582</text:p>
          </table:table-cell>
          <table:table-cell table:style-name="ce1" office:value-type="float" office:value="0.0238787512011887" calcext:value-type="float">
            <text:p>0,0238787512</text:p>
          </table:table-cell>
          <table:table-cell table:style-name="ce1" office:value-type="float" office:value="-0.885244583876707" calcext:value-type="float">
            <text:p>-0,885244583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399165932613962" calcext:value-type="float">
            <text:p>-0,0399165933</text:p>
          </table:table-cell>
          <table:table-cell table:style-name="ce1" office:value-type="float" office:value="0.0794978019882628" calcext:value-type="float">
            <text:p>0,079497802</text:p>
          </table:table-cell>
          <table:table-cell table:style-name="ce1" office:value-type="float" office:value="0.0753837999105689" calcext:value-type="float">
            <text:p>0,0753837999</text:p>
          </table:table-cell>
          <table:table-cell table:style-name="ce1" office:value-type="float" office:value="0.460129976272583" calcext:value-type="float">
            <text:p>0,4601299763</text:p>
          </table:table-cell>
          <table:table-cell table:style-name="ce1" office:value-type="float" office:value="0.460130214691162" calcext:value-type="float">
            <text:p>0,4601302147</text:p>
          </table:table-cell>
          <table:table-cell table:style-name="ce1" office:value-type="float" office:value="0.460142374038696" calcext:value-type="float">
            <text:p>0,460142374</text:p>
          </table:table-cell>
          <table:table-cell table:style-name="ce1" office:value-type="float" office:value="-0.327169895172119" calcext:value-type="float">
            <text:p>-0,3271698952</text:p>
          </table:table-cell>
          <table:table-cell table:style-name="ce1" office:value-type="float" office:value="4.18635940551758" calcext:value-type="float">
            <text:p>4,1863594055</text:p>
          </table:table-cell>
          <table:table-cell table:style-name="ce1" office:value-type="float" office:value="-3.62762856483459" calcext:value-type="float">
            <text:p>-3,6276285648</text:p>
          </table:table-cell>
        </table:table-row>
        <table:table-row table:style-name="ro1">
          <table:table-cell table:style-name="ce1" office:value-type="string" calcext:value-type="string">
            <text:p>0.6509785652160645</text:p>
          </table:table-cell>
          <table:table-cell table:style-name="ce1" office:value-type="string" calcext:value-type="string">
            <text:p>0.013707637786865234</text:p>
          </table:table-cell>
          <table:table-cell table:style-name="ce1" office:value-type="string" calcext:value-type="string">
            <text:p>16.6249041557312</text:p>
          </table:table-cell>
          <table:table-cell table:style-name="ce1" office:value-type="float" office:value="0.0505453869700432" calcext:value-type="float">
            <text:p>0,050545387</text:p>
          </table:table-cell>
          <table:table-cell table:style-name="ce1" office:value-type="float" office:value="-0.160826221108437" calcext:value-type="float">
            <text:p>-0,1608262211</text:p>
          </table:table-cell>
          <table:table-cell table:style-name="ce1" office:value-type="float" office:value="3.09896922111511" calcext:value-type="float">
            <text:p>3,0989692211</text:p>
          </table:table-cell>
          <table:table-cell table:style-name="ce1" office:value-type="float" office:value="-0.0152052530831441" calcext:value-type="float">
            <text:p>-0,0152052531</text:p>
          </table:table-cell>
          <table:table-cell table:number-columns-repeated="2" table:style-name="ce1" office:value-type="float" office:value="-0.0487424218555262" calcext:value-type="float">
            <text:p>-0,0487424219</text:p>
          </table:table-cell>
          <table:table-cell table:style-name="ce1" office:value-type="float" office:value="-0.327297538518906" calcext:value-type="float">
            <text:p>-0,3272975385</text:p>
          </table:table-cell>
          <table:table-cell table:style-name="ce1" office:value-type="float" office:value="4.15791416168213" calcext:value-type="float">
            <text:p>4,1579141617</text:p>
          </table:table-cell>
          <table:table-cell table:style-name="ce1" office:value-type="float" office:value="-3.58019208908081" calcext:value-type="float">
            <text:p>-3,5801920891</text:p>
          </table:table-cell>
          <table:table-cell table:style-name="ce1" office:value-type="string" calcext:value-type="string">
            <text:p>-0.015205253083144105</text:p>
          </table:table-cell>
          <table:table-cell table:style-name="ce1" office:value-type="string" calcext:value-type="string">
            <text:p>-0.04874242185552621</text:p>
          </table:table-cell>
          <table:table-cell table:style-name="ce1" office:value-type="string" calcext:value-type="string">
            <text:p>-0.19173045381028467</text:p>
          </table:table-cell>
          <table:table-cell table:style-name="ce1" office:value-type="float" office:value="-0.0153190288692713" calcext:value-type="float">
            <text:p>-0,0153190289</text:p>
          </table:table-cell>
          <table:table-cell table:style-name="ce1" office:value-type="float" office:value="0.0431718081235886" calcext:value-type="float">
            <text:p>0,0431718081</text:p>
          </table:table-cell>
          <table:table-cell table:style-name="ce1" office:value-type="float" office:value="-0.147198005104065" calcext:value-type="float">
            <text:p>-0,1471980051</text:p>
          </table:table-cell>
          <table:table-cell table:style-name="ce1" office:value-type="float" office:value="0.000656338647392563" calcext:value-type="float">
            <text:p>0,0006563386</text:p>
          </table:table-cell>
          <table:table-cell table:style-name="ce1" office:value-type="float" office:value="-0.819800118461417" calcext:value-type="float">
            <text:p>-0,819800118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957421041925736" calcext:value-type="float">
            <text:p>0,000957421</text:p>
          </table:table-cell>
          <table:table-cell table:style-name="ce1" office:value-type="float" office:value="0.059069591098706" calcext:value-type="float">
            <text:p>0,0590695911</text:p>
          </table:table-cell>
          <table:table-cell table:style-name="ce1" office:value-type="float" office:value="0.0587020517512104" calcext:value-type="float">
            <text:p>0,0587020518</text:p>
          </table:table-cell>
          <table:table-cell table:style-name="ce1" office:value-type="float" office:value="0.454775810241699" calcext:value-type="float">
            <text:p>0,4547758102</text:p>
          </table:table-cell>
          <table:table-cell table:style-name="ce1" office:value-type="float" office:value="0.454772233963013" calcext:value-type="float">
            <text:p>0,454772234</text:p>
          </table:table-cell>
          <table:table-cell table:style-name="ce1" office:value-type="float" office:value="0.454758405685425" calcext:value-type="float">
            <text:p>0,4547584057</text:p>
          </table:table-cell>
          <table:table-cell table:style-name="ce1" office:value-type="float" office:value="-0.327297538518906" calcext:value-type="float">
            <text:p>-0,3272975385</text:p>
          </table:table-cell>
          <table:table-cell table:style-name="ce1" office:value-type="float" office:value="4.15791416168213" calcext:value-type="float">
            <text:p>4,1579141617</text:p>
          </table:table-cell>
          <table:table-cell table:style-name="ce1" office:value-type="float" office:value="-3.58019208908081" calcext:value-type="float">
            <text:p>-3,5801920891</text:p>
          </table:table-cell>
        </table:table-row>
        <table:table-row table:style-name="ro1">
          <table:table-cell table:style-name="ce1" office:value-type="string" calcext:value-type="string">
            <text:p>0.6728286743164062</text:p>
          </table:table-cell>
          <table:table-cell table:style-name="ce1" office:value-type="string" calcext:value-type="string">
            <text:p>0.021850109100341797</text:p>
          </table:table-cell>
          <table:table-cell table:style-name="ce1" office:value-type="string" calcext:value-type="string">
            <text:p>17.0755558013916</text:p>
          </table:table-cell>
          <table:table-cell table:style-name="ce1" office:value-type="float" office:value="0.0499951802194119" calcext:value-type="float">
            <text:p>0,0499951802</text:p>
          </table:table-cell>
          <table:table-cell table:style-name="ce1" office:value-type="float" office:value="0.077265277504921" calcext:value-type="float">
            <text:p>0,0772652775</text:p>
          </table:table-cell>
          <table:table-cell table:style-name="ce1" office:value-type="float" office:value="3.06523585319519" calcext:value-type="float">
            <text:p>3,0652358532</text:p>
          </table:table-cell>
          <table:table-cell table:style-name="ce1" office:value-type="float" office:value="-0.0176641814338236" calcext:value-type="float">
            <text:p>-0,0176641814</text:p>
          </table:table-cell>
          <table:table-cell table:number-columns-repeated="2" table:style-name="ce1" office:value-type="float" office:value="-0.0361861139394395" calcext:value-type="float">
            <text:p>-0,0361861139</text:p>
          </table:table-cell>
          <table:table-cell table:style-name="ce1" office:value-type="float" office:value="-0.327297538518906" calcext:value-type="float">
            <text:p>-0,3272975385</text:p>
          </table:table-cell>
          <table:table-cell table:style-name="ce1" office:value-type="float" office:value="4.15791416168213" calcext:value-type="float">
            <text:p>4,1579141617</text:p>
          </table:table-cell>
          <table:table-cell table:style-name="ce1" office:value-type="float" office:value="-3.58019208908081" calcext:value-type="float">
            <text:p>-3,5801920891</text:p>
          </table:table-cell>
          <table:table-cell table:style-name="ce1" office:value-type="string" calcext:value-type="string">
            <text:p>-0.017664181433823624</text:p>
          </table:table-cell>
          <table:table-cell table:style-name="ce1" office:value-type="string" calcext:value-type="string">
            <text:p>-0.036186113939439477</text:p>
          </table:table-cell>
          <table:table-cell table:style-name="ce1" office:value-type="string" calcext:value-type="string">
            <text:p>-0.1897860616856474</text:p>
          </table:table-cell>
          <table:table-cell table:style-name="ce1" office:value-type="float" office:value="-0.015163616091013" calcext:value-type="float">
            <text:p>-0,0151636161</text:p>
          </table:table-cell>
          <table:table-cell table:style-name="ce1" office:value-type="float" office:value="0.048247866332531" calcext:value-type="float">
            <text:p>0,0482478663</text:p>
          </table:table-cell>
          <table:table-cell table:style-name="ce1" office:value-type="float" office:value="-0.145546399497986" calcext:value-type="float">
            <text:p>-0,1455463995</text:p>
          </table:table-cell>
          <table:table-cell table:style-name="ce1" office:value-type="float" office:value="-0.0221435100317051" calcext:value-type="float">
            <text:p>-0,02214351</text:p>
          </table:table-cell>
          <table:table-cell table:style-name="ce1" office:value-type="float" office:value="-0.747255840165712" calcext:value-type="float">
            <text:p>-0,747255840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14845777088543" calcext:value-type="float">
            <text:p>0,0011484578</text:p>
          </table:table-cell>
          <table:table-cell table:style-name="ce1" office:value-type="float" office:value="0.0375110336771612" calcext:value-type="float">
            <text:p>0,0375110337</text:p>
          </table:table-cell>
          <table:table-cell table:style-name="ce1" office:value-type="float" office:value="0.0704135124935384" calcext:value-type="float">
            <text:p>0,0704135125</text:p>
          </table:table-cell>
          <table:table-cell table:style-name="ce1" office:value-type="float" office:value="0.451076745986939" calcext:value-type="float">
            <text:p>0,451076746</text:p>
          </table:table-cell>
          <table:table-cell table:style-name="ce1" office:value-type="float" office:value="0.451072454452515" calcext:value-type="float">
            <text:p>0,4510724545</text:p>
          </table:table-cell>
          <table:table-cell table:style-name="ce1" office:value-type="float" office:value="0.451073169708252" calcext:value-type="float">
            <text:p>0,4510731697</text:p>
          </table:table-cell>
          <table:table-cell table:style-name="ce1" office:value-type="float" office:value="-0.327297538518906" calcext:value-type="float">
            <text:p>-0,3272975385</text:p>
          </table:table-cell>
          <table:table-cell table:style-name="ce1" office:value-type="float" office:value="4.15791416168213" calcext:value-type="float">
            <text:p>4,1579141617</text:p>
          </table:table-cell>
          <table:table-cell table:style-name="ce1" office:value-type="float" office:value="-3.58019208908081" calcext:value-type="float">
            <text:p>-3,5801920891</text:p>
          </table:table-cell>
        </table:table-row>
        <table:table-row table:style-name="ro1">
          <table:table-cell table:style-name="ce1" office:value-type="string" calcext:value-type="string">
            <text:p>0.687396764755249</text:p>
          </table:table-cell>
          <table:table-cell table:style-name="ce1" office:value-type="string" calcext:value-type="string">
            <text:p>0.014568090438842773</text:p>
          </table:table-cell>
          <table:table-cell table:style-name="ce1" office:value-type="string" calcext:value-type="string">
            <text:p>17.54466724395752</text:p>
          </table:table-cell>
          <table:table-cell table:style-name="ce1" office:value-type="float" office:value="0.0404094085097313" calcext:value-type="float">
            <text:p>0,0404094085</text:p>
          </table:table-cell>
          <table:table-cell table:style-name="ce1" office:value-type="float" office:value="-0.19306717813015" calcext:value-type="float">
            <text:p>-0,1930671781</text:p>
          </table:table-cell>
          <table:table-cell table:style-name="ce1" office:value-type="float" office:value="3.0280876159668" calcext:value-type="float">
            <text:p>3,028087616</text:p>
          </table:table-cell>
          <table:table-cell table:style-name="ce1" office:value-type="float" office:value="-0.0201919823294891" calcext:value-type="float">
            <text:p>-0,0201919823</text:p>
          </table:table-cell>
          <table:table-cell table:number-columns-repeated="2" table:style-name="ce1" office:value-type="float" office:value="-0.133602967583915" calcext:value-type="float">
            <text:p>-0,1336029676</text:p>
          </table:table-cell>
          <table:table-cell table:style-name="ce1" office:value-type="float" office:value="-0.329914808273315" calcext:value-type="float">
            <text:p>-0,3299148083</text:p>
          </table:table-cell>
          <table:table-cell table:style-name="ce1" office:value-type="float" office:value="4.13627290725708" calcext:value-type="float">
            <text:p>4,1362729073</text:p>
          </table:table-cell>
          <table:table-cell table:style-name="ce1" office:value-type="float" office:value="-3.53280377388" calcext:value-type="float">
            <text:p>-3,5328037739</text:p>
          </table:table-cell>
          <table:table-cell table:style-name="ce1" office:value-type="string" calcext:value-type="string">
            <text:p>-0.020191982329489103</text:p>
          </table:table-cell>
          <table:table-cell table:style-name="ce1" office:value-type="string" calcext:value-type="string">
            <text:p>-0.1336029675839153</text:p>
          </table:table-cell>
          <table:table-cell table:style-name="ce1" office:value-type="string" calcext:value-type="string">
            <text:p>-0.18799240256655267</text:p>
          </table:table-cell>
          <table:table-cell table:style-name="ce1" office:value-type="float" office:value="-0.0149985540658236" calcext:value-type="float">
            <text:p>-0,0149985541</text:p>
          </table:table-cell>
          <table:table-cell table:style-name="ce1" office:value-type="float" office:value="-0.0231795832514763" calcext:value-type="float">
            <text:p>-0,0231795833</text:p>
          </table:table-cell>
          <table:table-cell table:style-name="ce1" office:value-type="float" office:value="-0.14379226436615" calcext:value-type="float">
            <text:p>-0,1437922644</text:p>
          </table:table-cell>
          <table:table-cell table:style-name="ce1" office:value-type="float" office:value="-0.045568690465378" calcext:value-type="float">
            <text:p>-0,0455686905</text:p>
          </table:table-cell>
          <table:table-cell table:style-name="ce1" office:value-type="float" office:value="-0.783458833384449" calcext:value-type="float">
            <text:p>-0,783458833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17427849632309" calcext:value-type="float">
            <text:p>0,0011742785</text:p>
          </table:table-cell>
          <table:table-cell table:style-name="ce1" office:value-type="float" office:value="-0.508140462330684" calcext:value-type="float">
            <text:p>-0,5081404623</text:p>
          </table:table-cell>
          <table:table-cell table:style-name="ce1" office:value-type="float" office:value="0.0719944719838882" calcext:value-type="float">
            <text:p>0,071994472</text:p>
          </table:table-cell>
          <table:table-cell table:style-name="ce1" office:value-type="float" office:value="0.468548774719238" calcext:value-type="float">
            <text:p>0,4685487747</text:p>
          </table:table-cell>
          <table:table-cell table:style-name="ce1" office:value-type="float" office:value="0.468554496765137" calcext:value-type="float">
            <text:p>0,4685544968</text:p>
          </table:table-cell>
          <table:table-cell table:style-name="ce1" office:value-type="float" office:value="0.468554973602295" calcext:value-type="float">
            <text:p>0,4685549736</text:p>
          </table:table-cell>
          <table:table-cell table:style-name="ce1" office:value-type="float" office:value="-0.329914808273315" calcext:value-type="float">
            <text:p>-0,3299148083</text:p>
          </table:table-cell>
          <table:table-cell table:style-name="ce1" office:value-type="float" office:value="4.13627290725708" calcext:value-type="float">
            <text:p>4,1362729073</text:p>
          </table:table-cell>
          <table:table-cell table:style-name="ce1" office:value-type="float" office:value="-3.53280377388" calcext:value-type="float">
            <text:p>-3,5328037739</text:p>
          </table:table-cell>
        </table:table-row>
        <table:table-row table:style-name="ro1">
          <table:table-cell table:style-name="ce1" office:value-type="string" calcext:value-type="string">
            <text:p>0.7009906768798828</text:p>
          </table:table-cell>
          <table:table-cell table:style-name="ce1" office:value-type="string" calcext:value-type="string">
            <text:p>0.013593912124633789</text:p>
          </table:table-cell>
          <table:table-cell table:style-name="ce1" office:value-type="string" calcext:value-type="string">
            <text:p>18.034549951553345</text:p>
          </table:table-cell>
          <table:table-cell table:style-name="ce1" office:value-type="float" office:value="0.0399459227919579" calcext:value-type="float">
            <text:p>0,0399459228</text:p>
          </table:table-cell>
          <table:table-cell table:style-name="ce1" office:value-type="float" office:value="-0.19972962141037" calcext:value-type="float">
            <text:p>-0,1997296214</text:p>
          </table:table-cell>
          <table:table-cell table:style-name="ce1" office:value-type="float" office:value="2.99335622787476" calcext:value-type="float">
            <text:p>2,9933562279</text:p>
          </table:table-cell>
          <table:table-cell table:style-name="ce1" office:value-type="float" office:value="-0.0188593624842198" calcext:value-type="float">
            <text:p>-0,0188593625</text:p>
          </table:table-cell>
          <table:table-cell table:number-columns-repeated="2" table:style-name="ce1" office:value-type="float" office:value="0.000764016855427409" calcext:value-type="float">
            <text:p>0,0007640169</text:p>
          </table:table-cell>
          <table:table-cell table:style-name="ce1" office:value-type="float" office:value="-0.333796083927155" calcext:value-type="float">
            <text:p>-0,3337960839</text:p>
          </table:table-cell>
          <table:table-cell table:style-name="ce1" office:value-type="float" office:value="4.11975049972534" calcext:value-type="float">
            <text:p>4,1197504997</text:p>
          </table:table-cell>
          <table:table-cell table:style-name="ce1" office:value-type="float" office:value="-3.48562598228455" calcext:value-type="float">
            <text:p>-3,4856259823</text:p>
          </table:table-cell>
          <table:table-cell table:style-name="ce1" office:value-type="string" calcext:value-type="string">
            <text:p>-0.018859362484219835</text:p>
          </table:table-cell>
          <table:table-cell table:style-name="ce1" office:value-type="string" calcext:value-type="string">
            <text:p>0.0007640168554274088</text:p>
          </table:table-cell>
          <table:table-cell table:style-name="ce1" office:value-type="string" calcext:value-type="string">
            <text:p>-0.1859661946038495</text:p>
          </table:table-cell>
          <table:table-cell table:style-name="ce1" office:value-type="float" office:value="-0.0121228225529194" calcext:value-type="float">
            <text:p>-0,0121228226</text:p>
          </table:table-cell>
          <table:table-cell table:style-name="ce1" office:value-type="float" office:value="0.0579201534390449" calcext:value-type="float">
            <text:p>0,0579201534</text:p>
          </table:table-cell>
          <table:table-cell table:style-name="ce1" office:value-type="float" office:value="-0.141860556030273" calcext:value-type="float">
            <text:p>-0,141860556</text:p>
          </table:table-cell>
          <table:table-cell table:style-name="ce1" office:value-type="float" office:value="-0.0653795423385666" calcext:value-type="float">
            <text:p>-0,0653795423</text:p>
          </table:table-cell>
          <table:table-cell table:style-name="ce1" office:value-type="float" office:value="-0.688807996194269" calcext:value-type="float">
            <text:p>-0,688807996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95526859408677" calcext:value-type="float">
            <text:p>0,0195526859</text:p>
          </table:table-cell>
          <table:table-cell table:style-name="ce1" office:value-type="float" office:value="0.551419574468085" calcext:value-type="float">
            <text:p>0,5514195745</text:p>
          </table:table-cell>
          <table:table-cell table:style-name="ce1" office:value-type="float" office:value="0.0757744570569586" calcext:value-type="float">
            <text:p>0,0757744571</text:p>
          </table:table-cell>
          <table:table-cell table:style-name="ce1" office:value-type="float" office:value="0.490253448486328" calcext:value-type="float">
            <text:p>0,4902534485</text:p>
          </table:table-cell>
          <table:table-cell table:style-name="ce1" office:value-type="float" office:value="0.490248203277588" calcext:value-type="float">
            <text:p>0,4902482033</text:p>
          </table:table-cell>
          <table:table-cell table:style-name="ce1" office:value-type="float" office:value="0.490247488021851" calcext:value-type="float">
            <text:p>0,490247488</text:p>
          </table:table-cell>
          <table:table-cell table:style-name="ce1" office:value-type="float" office:value="-0.333796083927155" calcext:value-type="float">
            <text:p>-0,3337960839</text:p>
          </table:table-cell>
          <table:table-cell table:style-name="ce1" office:value-type="float" office:value="4.11975049972534" calcext:value-type="float">
            <text:p>4,1197504997</text:p>
          </table:table-cell>
          <table:table-cell table:style-name="ce1" office:value-type="float" office:value="-3.48562598228455" calcext:value-type="float">
            <text:p>-3,4856259823</text:p>
          </table:table-cell>
        </table:table-row>
        <table:table-row table:style-name="ro1">
          <table:table-cell table:style-name="ce1" office:value-type="string" calcext:value-type="string">
            <text:p>0.7164537906646729</text:p>
          </table:table-cell>
          <table:table-cell table:style-name="ce1" office:value-type="string" calcext:value-type="string">
            <text:p>0.015463113784790039</text:p>
          </table:table-cell>
          <table:table-cell table:style-name="ce1" office:value-type="string" calcext:value-type="string">
            <text:p>18.516963481903076</text:p>
          </table:table-cell>
          <table:table-cell table:style-name="ce1" office:value-type="float" office:value="0.0308266133069992" calcext:value-type="float">
            <text:p>0,0308266133</text:p>
          </table:table-cell>
          <table:table-cell table:style-name="ce1" office:value-type="float" office:value="-0.215786293148994" calcext:value-type="float">
            <text:p>-0,2157862931</text:p>
          </table:table-cell>
          <table:table-cell table:style-name="ce1" office:value-type="float" office:value="2.96999835968018" calcext:value-type="float">
            <text:p>2,9699983597</text:p>
          </table:table-cell>
          <table:table-cell table:style-name="ce1" office:value-type="float" office:value="-0.0216806763155147" calcext:value-type="float">
            <text:p>-0,0216806763</text:p>
          </table:table-cell>
          <table:table-cell table:number-columns-repeated="2" table:style-name="ce1" office:value-type="float" office:value="-0.00765817694503467" calcext:value-type="float">
            <text:p>-0,0076581769</text:p>
          </table:table-cell>
          <table:table-cell table:style-name="ce1" office:value-type="float" office:value="-0.333796083927155" calcext:value-type="float">
            <text:p>-0,3337960839</text:p>
          </table:table-cell>
          <table:table-cell table:style-name="ce1" office:value-type="float" office:value="4.11975049972534" calcext:value-type="float">
            <text:p>4,1197504997</text:p>
          </table:table-cell>
          <table:table-cell table:style-name="ce1" office:value-type="float" office:value="-3.48562598228455" calcext:value-type="float">
            <text:p>-3,4856259823</text:p>
          </table:table-cell>
          <table:table-cell table:style-name="ce1" office:value-type="string" calcext:value-type="string">
            <text:p>-0.021680676315514746</text:p>
          </table:table-cell>
          <table:table-cell table:style-name="ce1" office:value-type="string" calcext:value-type="string">
            <text:p>-0.007658176945034667</text:p>
          </table:table-cell>
          <table:table-cell table:style-name="ce1" office:value-type="string" calcext:value-type="string">
            <text:p>-0.18425515439585705</text:p>
          </table:table-cell>
          <table:table-cell table:style-name="ce1" office:value-type="float" office:value="-0.0119837768375874" calcext:value-type="float">
            <text:p>-0,0119837768</text:p>
          </table:table-cell>
          <table:table-cell table:style-name="ce1" office:value-type="float" office:value="0.059918886423111" calcext:value-type="float">
            <text:p>0,0599188864</text:p>
          </table:table-cell>
          <table:table-cell table:style-name="ce1" office:value-type="float" office:value="-0.140054523849487" calcext:value-type="float">
            <text:p>-0,1400545238</text:p>
          </table:table-cell>
          <table:table-cell table:style-name="ce1" office:value-type="float" office:value="-0.0846549579016425" calcext:value-type="float">
            <text:p>-0,0846549579</text:p>
          </table:table-cell>
          <table:table-cell table:style-name="ce1" office:value-type="float" office:value="-0.592429010013602" calcext:value-type="float">
            <text:p>-0,5924290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960517019037408" calcext:value-type="float">
            <text:p>0,000960517</text:p>
          </table:table-cell>
          <table:table-cell table:style-name="ce1" office:value-type="float" office:value="0.0138068195854641" calcext:value-type="float">
            <text:p>0,0138068196</text:p>
          </table:table-cell>
          <table:table-cell table:style-name="ce1" office:value-type="float" office:value="0.0719747781452095" calcext:value-type="float">
            <text:p>0,0719747781</text:p>
          </table:table-cell>
          <table:table-cell table:style-name="ce1" office:value-type="float" office:value="0.482537746429443" calcext:value-type="float">
            <text:p>0,4825377464</text:p>
          </table:table-cell>
          <table:table-cell table:style-name="ce1" office:value-type="float" office:value="0.482547283172607" calcext:value-type="float">
            <text:p>0,4825472832</text:p>
          </table:table-cell>
          <table:table-cell table:style-name="ce1" office:value-type="float" office:value="0.482549428939819" calcext:value-type="float">
            <text:p>0,4825494289</text:p>
          </table:table-cell>
          <table:table-cell table:style-name="ce1" office:value-type="float" office:value="-0.333796083927155" calcext:value-type="float">
            <text:p>-0,3337960839</text:p>
          </table:table-cell>
          <table:table-cell table:style-name="ce1" office:value-type="float" office:value="4.11975049972534" calcext:value-type="float">
            <text:p>4,1197504997</text:p>
          </table:table-cell>
          <table:table-cell table:style-name="ce1" office:value-type="float" office:value="-3.48562598228455" calcext:value-type="float">
            <text:p>-3,4856259823</text:p>
          </table:table-cell>
        </table:table-row>
        <table:table-row table:style-name="ro1">
          <table:table-cell table:style-name="ce1" office:value-type="string" calcext:value-type="string">
            <text:p>0.7310042381286621</text:p>
          </table:table-cell>
          <table:table-cell table:style-name="ce1" office:value-type="string" calcext:value-type="string">
            <text:p>0.014550447463989258</text:p>
          </table:table-cell>
          <table:table-cell table:style-name="ce1" office:value-type="string" calcext:value-type="string">
            <text:p>18.992435216903687</text:p>
          </table:table-cell>
          <table:table-cell table:style-name="ce1" office:value-type="float" office:value="-0.415659308433533" calcext:value-type="float">
            <text:p>-0,4156593084</text:p>
          </table:table-cell>
          <table:table-cell table:style-name="ce1" office:value-type="float" office:value="-0.205641970038414" calcext:value-type="float">
            <text:p>-0,20564197</text:p>
          </table:table-cell>
          <table:table-cell table:style-name="ce1" office:value-type="float" office:value="2.95081734657288" calcext:value-type="float">
            <text:p>2,9508173466</text:p>
          </table:table-cell>
          <table:table-cell table:style-name="ce1" office:value-type="float" office:value="-0.0199011025101523" calcext:value-type="float">
            <text:p>-0,0199011025</text:p>
          </table:table-cell>
          <table:table-cell table:number-columns-repeated="2" table:style-name="ce1" office:value-type="float" office:value="0.0097537170005227" calcext:value-type="float">
            <text:p>0,009753717</text:p>
          </table:table-cell>
          <table:table-cell table:style-name="ce1" office:value-type="float" office:value="-0.338096767663956" calcext:value-type="float">
            <text:p>-0,3380967677</text:p>
          </table:table-cell>
          <table:table-cell table:style-name="ce1" office:value-type="float" office:value="4.09838724136353" calcext:value-type="float">
            <text:p>4,0983872414</text:p>
          </table:table-cell>
          <table:table-cell table:style-name="ce1" office:value-type="float" office:value="-3.43817019462585" calcext:value-type="float">
            <text:p>-3,4381701946</text:p>
          </table:table-cell>
          <table:table-cell table:style-name="ce1" office:value-type="string" calcext:value-type="string">
            <text:p>-0.01990110251015228</text:p>
          </table:table-cell>
          <table:table-cell table:style-name="ce1" office:value-type="string" calcext:value-type="string">
            <text:p>0.009753717000522697</text:p>
          </table:table-cell>
          <table:table-cell table:style-name="ce1" office:value-type="string" calcext:value-type="string">
            <text:p>-0.18361145629891804</text:p>
          </table:table-cell>
          <table:table-cell table:style-name="ce1" office:value-type="float" office:value="-0.00924798399209976" calcext:value-type="float">
            <text:p>-0,009247984</text:p>
          </table:table-cell>
          <table:table-cell table:style-name="ce1" office:value-type="float" office:value="0.0647358879446983" calcext:value-type="float">
            <text:p>0,0647358879</text:p>
          </table:table-cell>
          <table:table-cell table:style-name="ce1" office:value-type="float" office:value="-0.138839914703369" calcext:value-type="float">
            <text:p>-0,1388399147</text:p>
          </table:table-cell>
          <table:table-cell table:style-name="ce1" office:value-type="float" office:value="-0.0993085692911655" calcext:value-type="float">
            <text:p>-0,0993085693</text:p>
          </table:table-cell>
          <table:table-cell table:style-name="ce1" office:value-type="float" office:value="-0.489854913578553" calcext:value-type="float">
            <text:p>-0,489854913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91841737607879" calcext:value-type="float">
            <text:p>0,0191841738</text:p>
          </table:table-cell>
          <table:table-cell table:style-name="ce1" office:value-type="float" office:value="0.033778602933948" calcext:value-type="float">
            <text:p>0,0337786029</text:p>
          </table:table-cell>
          <table:table-cell table:style-name="ce1" office:value-type="float" office:value="0.0491383361780436" calcext:value-type="float">
            <text:p>0,0491383362</text:p>
          </table:table-cell>
          <table:table-cell table:style-name="ce1" office:value-type="float" office:value="0.475355863571167" calcext:value-type="float">
            <text:p>0,4753558636</text:p>
          </table:table-cell>
          <table:table-cell table:style-name="ce1" office:value-type="float" office:value="0.475350379943848" calcext:value-type="float">
            <text:p>0,4753503799</text:p>
          </table:table-cell>
          <table:table-cell table:style-name="ce1" office:value-type="float" office:value="0.475349187850952" calcext:value-type="float">
            <text:p>0,4753491879</text:p>
          </table:table-cell>
          <table:table-cell table:style-name="ce1" office:value-type="float" office:value="-0.338096767663956" calcext:value-type="float">
            <text:p>-0,3380967677</text:p>
          </table:table-cell>
          <table:table-cell table:style-name="ce1" office:value-type="float" office:value="4.09838724136353" calcext:value-type="float">
            <text:p>4,0983872414</text:p>
          </table:table-cell>
          <table:table-cell table:style-name="ce1" office:value-type="float" office:value="-3.43817019462585" calcext:value-type="float">
            <text:p>-3,4381701946</text:p>
          </table:table-cell>
        </table:table-row>
        <table:table-row table:style-name="ro1">
          <table:table-cell table:style-name="ce1" office:value-type="string" calcext:value-type="string">
            <text:p>0.7448520660400391</text:p>
          </table:table-cell>
          <table:table-cell table:style-name="ce1" office:value-type="string" calcext:value-type="string">
            <text:p>0.013847827911376953</text:p>
          </table:table-cell>
          <table:table-cell table:style-name="ce1" office:value-type="string" calcext:value-type="string">
            <text:p>19.443862676620483</text:p>
          </table:table-cell>
          <table:table-cell table:style-name="ce1" office:value-type="float" office:value="0.0215841140598059" calcext:value-type="float">
            <text:p>0,0215841141</text:p>
          </table:table-cell>
          <table:table-cell table:style-name="ce1" office:value-type="float" office:value="-0.246058896183968" calcext:value-type="float">
            <text:p>-0,2460588962</text:p>
          </table:table-cell>
          <table:table-cell table:style-name="ce1" office:value-type="float" office:value="2.91133809089661" calcext:value-type="float">
            <text:p>2,9113380909</text:p>
          </table:table-cell>
          <table:table-cell table:style-name="ce1" office:value-type="float" office:value="0.174423706299215" calcext:value-type="float">
            <text:p>0,1744237063</text:p>
          </table:table-cell>
          <table:table-cell table:number-columns-repeated="2" table:style-name="ce1" office:value-type="float" office:value="0.0151325142330791" calcext:value-type="float">
            <text:p>0,0151325142</text:p>
          </table:table-cell>
          <table:table-cell table:style-name="ce1" office:value-type="float" office:value="-0.343426734209061" calcext:value-type="float">
            <text:p>-0,3434267342</text:p>
          </table:table-cell>
          <table:table-cell table:style-name="ce1" office:value-type="float" office:value="4.08631706237793" calcext:value-type="float">
            <text:p>4,0863170624</text:p>
          </table:table-cell>
          <table:table-cell table:style-name="ce1" office:value-type="float" office:value="-3.39302921295166" calcext:value-type="float">
            <text:p>-3,393029213</text:p>
          </table:table-cell>
          <table:table-cell table:style-name="ce1" office:value-type="string" calcext:value-type="string">
            <text:p>0.1744237062992148</text:p>
          </table:table-cell>
          <table:table-cell table:style-name="ce1" office:value-type="string" calcext:value-type="string">
            <text:p>0.015132514233079148</text:p>
          </table:table-cell>
          <table:table-cell table:style-name="ce1" office:value-type="string" calcext:value-type="string">
            <text:p>-0.18277992753023403</text:p>
          </table:table-cell>
          <table:table-cell table:style-name="ce1" office:value-type="float" office:value="0.12469779253006" calcext:value-type="float">
            <text:p>0,1246977925</text:p>
          </table:table-cell>
          <table:table-cell table:style-name="ce1" office:value-type="float" office:value="0.0616925910115242" calcext:value-type="float">
            <text:p>0,061692591</text:p>
          </table:table-cell>
          <table:table-cell table:style-name="ce1" office:value-type="float" office:value="-0.13784250202179" calcext:value-type="float">
            <text:p>-0,137842502</text:p>
          </table:table-cell>
          <table:table-cell table:style-name="ce1" office:value-type="float" office:value="0.088272491386109" calcext:value-type="float">
            <text:p>0,0882724914</text:p>
          </table:table-cell>
          <table:table-cell table:style-name="ce1" office:value-type="float" office:value="-0.39705155555067" calcext:value-type="float">
            <text:p>-0,397051555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989364431493812" calcext:value-type="float">
            <text:p>0,9893644315</text:p>
          </table:table-cell>
          <table:table-cell table:style-name="ce1" office:value-type="float" office:value="-0.0224786972529507" calcext:value-type="float">
            <text:p>-0,0224786973</text:p>
          </table:table-cell>
          <table:table-cell table:style-name="ce1" office:value-type="float" office:value="0.0425029796622204" calcext:value-type="float">
            <text:p>0,0425029797</text:p>
          </table:table-cell>
          <table:table-cell table:style-name="ce1" office:value-type="float" office:value="0.451285600662231" calcext:value-type="float">
            <text:p>0,4512856007</text:p>
          </table:table-cell>
          <table:table-cell table:style-name="ce1" office:value-type="float" office:value="0.45128607749939" calcext:value-type="float">
            <text:p>0,4512860775</text:p>
          </table:table-cell>
          <table:table-cell table:style-name="ce1" office:value-type="float" office:value="0.451286315917969" calcext:value-type="float">
            <text:p>0,4512863159</text:p>
          </table:table-cell>
          <table:table-cell table:style-name="ce1" office:value-type="float" office:value="-0.343426734209061" calcext:value-type="float">
            <text:p>-0,3434267342</text:p>
          </table:table-cell>
          <table:table-cell table:style-name="ce1" office:value-type="float" office:value="4.08631706237793" calcext:value-type="float">
            <text:p>4,0863170624</text:p>
          </table:table-cell>
          <table:table-cell table:style-name="ce1" office:value-type="float" office:value="-3.39302921295166" calcext:value-type="float">
            <text:p>-3,393029213</text:p>
          </table:table-cell>
        </table:table-row>
        <table:table-row table:style-name="ro1">
          <table:table-cell table:style-name="ce1" office:value-type="string" calcext:value-type="string">
            <text:p>0.7592897415161133</text:p>
          </table:table-cell>
          <table:table-cell table:style-name="ce1" office:value-type="string" calcext:value-type="string">
            <text:p>0.014437675476074219</text:p>
          </table:table-cell>
          <table:table-cell table:style-name="ce1" office:value-type="string" calcext:value-type="string">
            <text:p>19.89660930633545</text:p>
          </table:table-cell>
          <table:table-cell table:style-name="ce1" office:value-type="float" office:value="0.0127756204456091" calcext:value-type="float">
            <text:p>0,0127756204</text:p>
          </table:table-cell>
          <table:table-cell table:style-name="ce1" office:value-type="float" office:value="-0.242736786603928" calcext:value-type="float">
            <text:p>-0,2427367866</text:p>
          </table:table-cell>
          <table:table-cell table:style-name="ce1" office:value-type="float" office:value="2.87203145027161" calcext:value-type="float">
            <text:p>2,8720314503</text:p>
          </table:table-cell>
          <table:table-cell table:style-name="ce1" office:value-type="float" office:value="-0.0360949646131622" calcext:value-type="float">
            <text:p>-0,0360949646</text:p>
          </table:table-cell>
          <table:table-cell table:number-columns-repeated="2" table:style-name="ce1" office:value-type="float" office:value="0.044534616051871" calcext:value-type="float">
            <text:p>0,0445346161</text:p>
          </table:table-cell>
          <table:table-cell table:style-name="ce1" office:value-type="float" office:value="-0.345856159925461" calcext:value-type="float">
            <text:p>-0,3458561599</text:p>
          </table:table-cell>
          <table:table-cell table:style-name="ce1" office:value-type="float" office:value="4.0827784538269" calcext:value-type="float">
            <text:p>4,0827784538</text:p>
          </table:table-cell>
          <table:table-cell table:style-name="ce1" office:value-type="float" office:value="-3.34779834747314" calcext:value-type="float">
            <text:p>-3,3477983475</text:p>
          </table:table-cell>
          <table:table-cell table:style-name="ce1" office:value-type="string" calcext:value-type="string">
            <text:p>-0.03609496461316219</text:p>
          </table:table-cell>
          <table:table-cell table:style-name="ce1" office:value-type="string" calcext:value-type="string">
            <text:p>0.04453461605187095</text:p>
          </table:table-cell>
          <table:table-cell table:style-name="ce1" office:value-type="string" calcext:value-type="string">
            <text:p>-0.1796085999411923</text:p>
          </table:table-cell>
          <table:table-cell table:style-name="ce1" office:value-type="float" office:value="-0.00647523421794176" calcext:value-type="float">
            <text:p>-0,0064752342</text:p>
          </table:table-cell>
          <table:table-cell table:style-name="ce1" office:value-type="float" office:value="0.0738176688551903" calcext:value-type="float">
            <text:p>0,0738176689</text:p>
          </table:table-cell>
          <table:table-cell table:style-name="ce1" office:value-type="float" office:value="-0.135789580726624" calcext:value-type="float">
            <text:p>-0,1357895807</text:p>
          </table:table-cell>
          <table:table-cell table:style-name="ce1" office:value-type="float" office:value="0.0785047769503673" calcext:value-type="float">
            <text:p>0,078504777</text:p>
          </table:table-cell>
          <table:table-cell table:style-name="ce1" office:value-type="float" office:value="-0.285700023492735" calcext:value-type="float">
            <text:p>-0,285700023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966194493612817" calcext:value-type="float">
            <text:p>-0,9661944936</text:p>
          </table:table-cell>
          <table:table-cell table:style-name="ce1" office:value-type="float" office:value="0.0893112474586308" calcext:value-type="float">
            <text:p>0,0893112475</text:p>
          </table:table-cell>
          <table:table-cell table:style-name="ce1" office:value-type="float" office:value="0.0872392314172503" calcext:value-type="float">
            <text:p>0,0872392314</text:p>
          </table:table-cell>
          <table:table-cell table:style-name="ce1" office:value-type="float" office:value="0.452541828155518" calcext:value-type="float">
            <text:p>0,4525418282</text:p>
          </table:table-cell>
          <table:table-cell table:number-columns-repeated="2" table:style-name="ce1" office:value-type="float" office:value="0.452540159225464" calcext:value-type="float">
            <text:p>0,4525401592</text:p>
          </table:table-cell>
          <table:table-cell table:style-name="ce1" office:value-type="float" office:value="-0.345856159925461" calcext:value-type="float">
            <text:p>-0,3458561599</text:p>
          </table:table-cell>
          <table:table-cell table:style-name="ce1" office:value-type="float" office:value="4.0827784538269" calcext:value-type="float">
            <text:p>4,0827784538</text:p>
          </table:table-cell>
          <table:table-cell table:style-name="ce1" office:value-type="float" office:value="-3.34779834747314" calcext:value-type="float">
            <text:p>-3,3477983475</text:p>
          </table:table-cell>
        </table:table-row>
        <table:table-row table:style-name="ro1">
          <table:table-cell table:style-name="ce1" office:value-type="string" calcext:value-type="string">
            <text:p>0.7799561023712158</text:p>
          </table:table-cell>
          <table:table-cell table:style-name="ce1" office:value-type="string" calcext:value-type="string">
            <text:p>0.02066636085510254</text:p>
          </table:table-cell>
          <table:table-cell table:style-name="ce1" office:value-type="string" calcext:value-type="string">
            <text:p>20.42113995552063</text:p>
          </table:table-cell>
          <table:table-cell table:style-name="ce1" office:value-type="float" office:value="0.0211390554904938" calcext:value-type="float">
            <text:p>0,0211390555</text:p>
          </table:table-cell>
          <table:table-cell table:style-name="ce1" office:value-type="float" office:value="-0.249440848827362" calcext:value-type="float">
            <text:p>-0,2494408488</text:p>
          </table:table-cell>
          <table:table-cell table:style-name="ce1" office:value-type="float" office:value="2.85130715370178" calcext:value-type="float">
            <text:p>2,8513071537</text:p>
          </table:table-cell>
          <table:table-cell table:style-name="ce1" office:value-type="float" office:value="0.00509579111055003" calcext:value-type="float">
            <text:p>0,0050957911</text:p>
          </table:table-cell>
          <table:table-cell table:number-columns-repeated="2" table:style-name="ce1" office:value-type="float" office:value="0.0543611297148461" calcext:value-type="float">
            <text:p>0,0543611297</text:p>
          </table:table-cell>
          <table:table-cell table:style-name="ce1" office:value-type="float" office:value="-0.345856159925461" calcext:value-type="float">
            <text:p>-0,3458561599</text:p>
          </table:table-cell>
          <table:table-cell table:style-name="ce1" office:value-type="float" office:value="4.0827784538269" calcext:value-type="float">
            <text:p>4,0827784538</text:p>
          </table:table-cell>
          <table:table-cell table:style-name="ce1" office:value-type="float" office:value="-3.34779834747314" calcext:value-type="float">
            <text:p>-3,3477983475</text:p>
          </table:table-cell>
          <table:table-cell table:style-name="ce1" office:value-type="string" calcext:value-type="string">
            <text:p>0.005095791110550027</text:p>
          </table:table-cell>
          <table:table-cell table:style-name="ce1" office:value-type="string" calcext:value-type="string">
            <text:p>0.05436112971484605</text:p>
          </table:table-cell>
          <table:table-cell table:style-name="ce1" office:value-type="string" calcext:value-type="string">
            <text:p>-0.17787306608326175</text:p>
          </table:table-cell>
          <table:table-cell table:style-name="ce1" office:value-type="float" office:value="-0.00383268613368273" calcext:value-type="float">
            <text:p>-0,0038326861</text:p>
          </table:table-cell>
          <table:table-cell table:style-name="ce1" office:value-type="float" office:value="0.0728210359811783" calcext:value-type="float">
            <text:p>0,072821036</text:p>
          </table:table-cell>
          <table:table-cell table:style-name="ce1" office:value-type="float" office:value="-0.133745635414124" calcext:value-type="float">
            <text:p>-0,1337456354</text:p>
          </table:table-cell>
          <table:table-cell table:style-name="ce1" office:value-type="float" office:value="0.0718005173811789" calcext:value-type="float">
            <text:p>0,0718005174</text:p>
          </table:table-cell>
          <table:table-cell table:style-name="ce1" office:value-type="float" office:value="-0.158318976909696" calcext:value-type="float">
            <text:p>-0,158318976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67854436349296" calcext:value-type="float">
            <text:p>0,0167854436</text:p>
          </table:table-cell>
          <table:table-cell table:style-name="ce1" office:value-type="float" office:value="-0.0063305980429305" calcext:value-type="float">
            <text:p>-0,006330598</text:p>
          </table:table-cell>
          <table:table-cell table:style-name="ce1" office:value-type="float" office:value="0.074902773234471" calcext:value-type="float">
            <text:p>0,0749027732</text:p>
          </table:table-cell>
          <table:table-cell table:style-name="ce1" office:value-type="float" office:value="0.52476978302002" calcext:value-type="float">
            <text:p>0,524769783</text:p>
          </table:table-cell>
          <table:table-cell table:style-name="ce1" office:value-type="float" office:value="0.524770259857178" calcext:value-type="float">
            <text:p>0,5247702599</text:p>
          </table:table-cell>
          <table:table-cell table:style-name="ce1" office:value-type="float" office:value="0.524768829345703" calcext:value-type="float">
            <text:p>0,5247688293</text:p>
          </table:table-cell>
          <table:table-cell table:style-name="ce1" office:value-type="float" office:value="-0.345856159925461" calcext:value-type="float">
            <text:p>-0,3458561599</text:p>
          </table:table-cell>
          <table:table-cell table:style-name="ce1" office:value-type="float" office:value="4.0827784538269" calcext:value-type="float">
            <text:p>4,0827784538</text:p>
          </table:table-cell>
          <table:table-cell table:style-name="ce1" office:value-type="float" office:value="-3.34779834747314" calcext:value-type="float">
            <text:p>-3,3477983475</text:p>
          </table:table-cell>
        </table:table-row>
        <table:table-row table:style-name="ro1">
          <table:table-cell table:style-name="ce1" office:value-type="string" calcext:value-type="string">
            <text:p>0.7996442317962646</text:p>
          </table:table-cell>
          <table:table-cell table:style-name="ce1" office:value-type="string" calcext:value-type="string">
            <text:p>0.019688129425048828</text:p>
          </table:table-cell>
          <table:table-cell table:style-name="ce1" office:value-type="string" calcext:value-type="string">
            <text:p>20.875980615615845</text:p>
          </table:table-cell>
          <table:table-cell table:style-name="ce1" office:value-type="float" office:value="0.0463202819228172" calcext:value-type="float">
            <text:p>0,0463202819</text:p>
          </table:table-cell>
          <table:table-cell table:style-name="ce1" office:value-type="float" office:value="0.0210546739399433" calcext:value-type="float">
            <text:p>0,0210546739</text:p>
          </table:table-cell>
          <table:table-cell table:style-name="ce1" office:value-type="float" office:value="2.83992552757263" calcext:value-type="float">
            <text:p>2,8399255276</text:p>
          </table:table-cell>
          <table:table-cell table:style-name="ce1" office:value-type="float" office:value="0.0000737517702316644" calcext:value-type="float">
            <text:p>7,37517702316644E-05</text:p>
          </table:table-cell>
          <table:table-cell table:number-columns-repeated="2" table:style-name="ce1" office:value-type="float" office:value="0.0702750874283679" calcext:value-type="float">
            <text:p>0,0702750874</text:p>
          </table:table-cell>
          <table:table-cell table:style-name="ce1" office:value-type="float" office:value="-0.33320426940918" calcext:value-type="float">
            <text:p>-0,3332042694</text:p>
          </table:table-cell>
          <table:table-cell table:style-name="ce1" office:value-type="float" office:value="4.08487415313721" calcext:value-type="float">
            <text:p>4,0848741531</text:p>
          </table:table-cell>
          <table:table-cell table:style-name="ce1" office:value-type="float" office:value="-3.30278491973877" calcext:value-type="float">
            <text:p>-3,3027849197</text:p>
          </table:table-cell>
          <table:table-cell table:style-name="ce1" office:value-type="string" calcext:value-type="string">
            <text:p>7.375177023166441e-05</text:p>
          </table:table-cell>
          <table:table-cell table:style-name="ce1" office:value-type="string" calcext:value-type="string">
            <text:p>0.07027508742836792</text:p>
          </table:table-cell>
          <table:table-cell table:style-name="ce1" office:value-type="string" calcext:value-type="string">
            <text:p>-0.1775300195423681</text:p>
          </table:table-cell>
          <table:table-cell table:style-name="ce1" office:value-type="float" office:value="-0.00634171664714813" calcext:value-type="float">
            <text:p>-0,0063417166</text:p>
          </table:table-cell>
          <table:table-cell table:style-name="ce1" office:value-type="float" office:value="0.0748322546482086" calcext:value-type="float">
            <text:p>0,0748322546</text:p>
          </table:table-cell>
          <table:table-cell table:style-name="ce1" office:value-type="float" office:value="-0.132667971992493" calcext:value-type="float">
            <text:p>-0,132667972</text:p>
          </table:table-cell>
          <table:table-cell table:style-name="ce1" office:value-type="float" office:value="0.0621759538562627" calcext:value-type="float">
            <text:p>0,0621759539</text:p>
          </table:table-cell>
          <table:table-cell table:style-name="ce1" office:value-type="float" office:value="-0.0447491300294711" calcext:value-type="float">
            <text:p>-0,0447491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83691569022605" calcext:value-type="float">
            <text:p>-0,0183691569</text:p>
          </table:table-cell>
          <table:table-cell table:style-name="ce1" office:value-type="float" office:value="0.0147245683387121" calcext:value-type="float">
            <text:p>0,0147245683</text:p>
          </table:table-cell>
          <table:table-cell table:style-name="ce1" office:value-type="float" office:value="0.0455180980049831" calcext:value-type="float">
            <text:p>0,045518098</text:p>
          </table:table-cell>
          <table:table-cell table:number-columns-repeated="2" table:style-name="ce1" office:value-type="float" office:value="0.455297708511353" calcext:value-type="float">
            <text:p>0,4552977085</text:p>
          </table:table-cell>
          <table:table-cell table:style-name="ce1" office:value-type="float" office:value="0.455297946929932" calcext:value-type="float">
            <text:p>0,4552979469</text:p>
          </table:table-cell>
          <table:table-cell table:style-name="ce1" office:value-type="float" office:value="-0.33320426940918" calcext:value-type="float">
            <text:p>-0,3332042694</text:p>
          </table:table-cell>
          <table:table-cell table:style-name="ce1" office:value-type="float" office:value="4.08487415313721" calcext:value-type="float">
            <text:p>4,0848741531</text:p>
          </table:table-cell>
          <table:table-cell table:style-name="ce1" office:value-type="float" office:value="-3.30278491973877" calcext:value-type="float">
            <text:p>-3,3027849197</text:p>
          </table:table-cell>
        </table:table-row>
        <table:table-row table:style-name="ro1">
          <table:table-cell table:style-name="ce1" office:value-type="string" calcext:value-type="string">
            <text:p>0.8129916191101074</text:p>
          </table:table-cell>
          <table:table-cell table:style-name="ce1" office:value-type="string" calcext:value-type="string">
            <text:p>0.013347387313842773</text:p>
          </table:table-cell>
          <table:table-cell table:style-name="ce1" office:value-type="string" calcext:value-type="string">
            <text:p>21.35765314102173</text:p>
          </table:table-cell>
          <table:table-cell table:style-name="ce1" office:value-type="float" office:value="0.0374547988176346" calcext:value-type="float">
            <text:p>0,0374547988</text:p>
          </table:table-cell>
          <table:table-cell table:style-name="ce1" office:value-type="float" office:value="-0.237213730812073" calcext:value-type="float">
            <text:p>-0,2372137308</text:p>
          </table:table-cell>
          <table:table-cell table:style-name="ce1" office:value-type="float" office:value="2.80668330192566" calcext:value-type="float">
            <text:p>2,8066833019</text:p>
          </table:table-cell>
          <table:table-cell table:style-name="ce1" office:value-type="float" office:value="-0.0114021281819884" calcext:value-type="float">
            <text:p>-0,0114021282</text:p>
          </table:table-cell>
          <table:table-cell table:number-columns-repeated="2" table:style-name="ce1" office:value-type="float" office:value="-0.0351217402596275" calcext:value-type="float">
            <text:p>-0,0351217403</text:p>
          </table:table-cell>
          <table:table-cell table:style-name="ce1" office:value-type="float" office:value="-0.32747209072113" calcext:value-type="float">
            <text:p>-0,3274720907</text:p>
          </table:table-cell>
          <table:table-cell table:style-name="ce1" office:value-type="float" office:value="4.09373474121094" calcext:value-type="float">
            <text:p>4,0937347412</text:p>
          </table:table-cell>
          <table:table-cell table:style-name="ce1" office:value-type="float" office:value="-3.25822043418884" calcext:value-type="float">
            <text:p>-3,2582204342</text:p>
          </table:table-cell>
          <table:table-cell table:style-name="ce1" office:value-type="string" calcext:value-type="string">
            <text:p>-0.01140212818198844</text:p>
          </table:table-cell>
          <table:table-cell table:style-name="ce1" office:value-type="string" calcext:value-type="string">
            <text:p>-0.03512174025962752</text:p>
          </table:table-cell>
          <table:table-cell table:style-name="ce1" office:value-type="string" calcext:value-type="string">
            <text:p>-0.1774845647059215</text:p>
          </table:table-cell>
          <table:table-cell table:style-name="ce1" office:value-type="float" office:value="-0.0138960845768452" calcext:value-type="float">
            <text:p>-0,0138960846</text:p>
          </table:table-cell>
          <table:table-cell table:style-name="ce1" office:value-type="float" office:value="-0.00631640218198299" calcext:value-type="float">
            <text:p>-0,0063164022</text:p>
          </table:table-cell>
          <table:table-cell table:style-name="ce1" office:value-type="float" office:value="-0.132076127433777" calcext:value-type="float">
            <text:p>-0,1320761274</text:p>
          </table:table-cell>
          <table:table-cell table:style-name="ce1" office:value-type="float" office:value="0.0398959448996208" calcext:value-type="float">
            <text:p>0,0398959449</text:p>
          </table:table-cell>
          <table:table-cell table:style-name="ce1" office:value-type="float" office:value="-0.0548763718520631" calcext:value-type="float">
            <text:p>-0,054876371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523519317149916" calcext:value-type="float">
            <text:p>-0,0523519317</text:p>
          </table:table-cell>
          <table:table-cell table:style-name="ce1" office:value-type="float" office:value="-0.562363882866432" calcext:value-type="float">
            <text:p>-0,5623638829</text:p>
          </table:table-cell>
          <table:table-cell table:style-name="ce1" office:value-type="float" office:value="0.0236625091142148" calcext:value-type="float">
            <text:p>0,0236625091</text:p>
          </table:table-cell>
          <table:table-cell table:style-name="ce1" office:value-type="float" office:value="0.480998992919922" calcext:value-type="float">
            <text:p>0,4809989929</text:p>
          </table:table-cell>
          <table:table-cell table:style-name="ce1" office:value-type="float" office:value="0.480997323989868" calcext:value-type="float">
            <text:p>0,480997324</text:p>
          </table:table-cell>
          <table:table-cell table:style-name="ce1" office:value-type="float" office:value="0.480998277664185" calcext:value-type="float">
            <text:p>0,4809982777</text:p>
          </table:table-cell>
          <table:table-cell table:style-name="ce1" office:value-type="float" office:value="-0.32747209072113" calcext:value-type="float">
            <text:p>-0,3274720907</text:p>
          </table:table-cell>
          <table:table-cell table:style-name="ce1" office:value-type="float" office:value="4.09373474121094" calcext:value-type="float">
            <text:p>4,0937347412</text:p>
          </table:table-cell>
          <table:table-cell table:style-name="ce1" office:value-type="float" office:value="-3.25822043418884" calcext:value-type="float">
            <text:p>-3,2582204342</text:p>
          </table:table-cell>
        </table:table-row>
        <table:table-row table:style-name="ro1">
          <table:table-cell table:style-name="ce1" office:value-type="string" calcext:value-type="string">
            <text:p>0.8350069522857666</text:p>
          </table:table-cell>
          <table:table-cell table:style-name="ce1" office:value-type="string" calcext:value-type="string">
            <text:p>0.02201533317565918</text:p>
          </table:table-cell>
          <table:table-cell table:style-name="ce1" office:value-type="string" calcext:value-type="string">
            <text:p>21.810850143432617</text:p>
          </table:table-cell>
          <table:table-cell table:style-name="ce1" office:value-type="float" office:value="0.045042660087347" calcext:value-type="float">
            <text:p>0,0450426601</text:p>
          </table:table-cell>
          <table:table-cell table:style-name="ce1" office:value-type="float" office:value="-0.217023715376854" calcext:value-type="float">
            <text:p>-0,2170237154</text:p>
          </table:table-cell>
          <table:table-cell table:style-name="ce1" office:value-type="float" office:value="2.76159358024597" calcext:value-type="float">
            <text:p>2,7615935802</text:p>
          </table:table-cell>
          <table:table-cell table:style-name="ce1" office:value-type="float" office:value="-0.00782067936050036" calcext:value-type="float">
            <text:p>-0,0078206794</text:p>
          </table:table-cell>
          <table:table-cell table:number-columns-repeated="2" table:style-name="ce1" office:value-type="float" office:value="0.100001390229509" calcext:value-type="float">
            <text:p>0,1000013902</text:p>
          </table:table-cell>
          <table:table-cell table:style-name="ce1" office:value-type="float" office:value="-0.32747209072113" calcext:value-type="float">
            <text:p>-0,3274720907</text:p>
          </table:table-cell>
          <table:table-cell table:style-name="ce1" office:value-type="float" office:value="4.09373474121094" calcext:value-type="float">
            <text:p>4,0937347412</text:p>
          </table:table-cell>
          <table:table-cell table:style-name="ce1" office:value-type="float" office:value="-3.25822043418884" calcext:value-type="float">
            <text:p>-3,2582204342</text:p>
          </table:table-cell>
          <table:table-cell table:style-name="ce1" office:value-type="string" calcext:value-type="string">
            <text:p>-0.00782067936050036</text:p>
          </table:table-cell>
          <table:table-cell table:style-name="ce1" office:value-type="string" calcext:value-type="string">
            <text:p>0.10000139022950942</text:p>
          </table:table-cell>
          <table:table-cell table:style-name="ce1" office:value-type="string" calcext:value-type="string">
            <text:p>-0.1745155618634911</text:p>
          </table:table-cell>
          <table:table-cell table:style-name="ce1" office:value-type="float" office:value="-0.0112364396452904" calcext:value-type="float">
            <text:p>-0,0112364396</text:p>
          </table:table-cell>
          <table:table-cell table:style-name="ce1" office:value-type="float" office:value="0.0711641192436218" calcext:value-type="float">
            <text:p>0,0711641192</text:p>
          </table:table-cell>
          <table:table-cell table:style-name="ce1" office:value-type="float" office:value="-0.130347531700134" calcext:value-type="float">
            <text:p>-0,1303475317</text:p>
          </table:table-cell>
          <table:table-cell table:style-name="ce1" office:value-type="float" office:value="0.0229047719599662" calcext:value-type="float">
            <text:p>0,022904772</text:p>
          </table:table-cell>
          <table:table-cell table:style-name="ce1" office:value-type="float" office:value="0.0527336571222721" calcext:value-type="float">
            <text:p>0,052733657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95427877348475" calcext:value-type="float">
            <text:p>0,0195427877</text:p>
          </table:table-cell>
          <table:table-cell table:style-name="ce1" office:value-type="float" office:value="0.569322510420658" calcext:value-type="float">
            <text:p>0,5693225104</text:p>
          </table:table-cell>
          <table:table-cell table:style-name="ce1" office:value-type="float" office:value="0.0732787934657272" calcext:value-type="float">
            <text:p>0,0732787935</text:p>
          </table:table-cell>
          <table:table-cell table:style-name="ce1" office:value-type="float" office:value="0.453644752502441" calcext:value-type="float">
            <text:p>0,4536447525</text:p>
          </table:table-cell>
          <table:table-cell table:style-name="ce1" office:value-type="float" office:value="0.453641653060913" calcext:value-type="float">
            <text:p>0,4536416531</text:p>
          </table:table-cell>
          <table:table-cell table:style-name="ce1" office:value-type="float" office:value="0.453640460968018" calcext:value-type="float">
            <text:p>0,453640461</text:p>
          </table:table-cell>
          <table:table-cell table:style-name="ce1" office:value-type="float" office:value="-0.32747209072113" calcext:value-type="float">
            <text:p>-0,3274720907</text:p>
          </table:table-cell>
          <table:table-cell table:style-name="ce1" office:value-type="float" office:value="4.09373474121094" calcext:value-type="float">
            <text:p>4,0937347412</text:p>
          </table:table-cell>
          <table:table-cell table:style-name="ce1" office:value-type="float" office:value="-3.25822043418884" calcext:value-type="float">
            <text:p>-3,2582204342</text:p>
          </table:table-cell>
        </table:table-row>
        <table:table-row table:style-name="ro1">
          <table:table-cell table:style-name="ce1" office:value-type="string" calcext:value-type="string">
            <text:p>0.8544285297393799</text:p>
          </table:table-cell>
          <table:table-cell table:style-name="ce1" office:value-type="string" calcext:value-type="string">
            <text:p>0.01942157745361328</text:p>
          </table:table-cell>
          <table:table-cell table:style-name="ce1" office:value-type="string" calcext:value-type="string">
            <text:p>22.27979803085327</text:p>
          </table:table-cell>
          <table:table-cell table:style-name="ce1" office:value-type="float" office:value="0.0446985773742199" calcext:value-type="float">
            <text:p>0,0446985774</text:p>
          </table:table-cell>
          <table:table-cell table:style-name="ce1" office:value-type="float" office:value="-0.22349289059639" calcext:value-type="float">
            <text:p>-0,2234928906</text:p>
          </table:table-cell>
          <table:table-cell table:style-name="ce1" office:value-type="float" office:value="2.74049782752991" calcext:value-type="float">
            <text:p>2,7404978275</text:p>
          </table:table-cell>
          <table:table-cell table:style-name="ce1" office:value-type="float" office:value="-0.0139555034589016" calcext:value-type="float">
            <text:p>-0,0139555035</text:p>
          </table:table-cell>
          <table:table-cell table:number-columns-repeated="2" table:style-name="ce1" office:value-type="float" office:value="0.0811565080218189" calcext:value-type="float">
            <text:p>0,081156508</text:p>
          </table:table-cell>
          <table:table-cell table:style-name="ce1" office:value-type="float" office:value="-0.324961066246033" calcext:value-type="float">
            <text:p>-0,3249610662</text:p>
          </table:table-cell>
          <table:table-cell table:style-name="ce1" office:value-type="float" office:value="4.10468006134033" calcext:value-type="float">
            <text:p>4,1046800613</text:p>
          </table:table-cell>
          <table:table-cell table:style-name="ce1" office:value-type="float" office:value="-3.21412253379822" calcext:value-type="float">
            <text:p>-3,2141225338</text:p>
          </table:table-cell>
          <table:table-cell table:style-name="ce1" office:value-type="string" calcext:value-type="string">
            <text:p>-0.01395550345890156</text:p>
          </table:table-cell>
          <table:table-cell table:style-name="ce1" office:value-type="string" calcext:value-type="string">
            <text:p>0.08115650802181894</text:p>
          </table:table-cell>
          <table:table-cell table:style-name="ce1" office:value-type="string" calcext:value-type="string">
            <text:p>-0.17159969325260505</text:p>
          </table:table-cell>
          <table:table-cell table:style-name="ce1" office:value-type="float" office:value="-0.0135127980262041" calcext:value-type="float">
            <text:p>-0,013512798</text:p>
          </table:table-cell>
          <table:table-cell table:style-name="ce1" office:value-type="float" office:value="0.0651071146130562" calcext:value-type="float">
            <text:p>0,0651071146</text:p>
          </table:table-cell>
          <table:table-cell table:style-name="ce1" office:value-type="float" office:value="-0.128002866172791" calcext:value-type="float">
            <text:p>-0,1280028662</text:p>
          </table:table-cell>
          <table:table-cell table:style-name="ce1" office:value-type="float" office:value="0.00177708581291425" calcext:value-type="float">
            <text:p>0,0017770858</text:p>
          </table:table-cell>
          <table:table-cell table:style-name="ce1" office:value-type="float" office:value="0.154531513331581" calcext:value-type="float">
            <text:p>0,154531513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61767575295647" calcext:value-type="float">
            <text:p>-0,0161767575</text:p>
          </table:table-cell>
          <table:table-cell table:style-name="ce1" office:value-type="float" office:value="-0.0430432656092272" calcext:value-type="float">
            <text:p>-0,0430432656</text:p>
          </table:table-cell>
          <table:table-cell table:style-name="ce1" office:value-type="float" office:value="0.0961269168074193" calcext:value-type="float">
            <text:p>0,0961269168</text:p>
          </table:table-cell>
          <table:table-cell table:style-name="ce1" office:value-type="float" office:value="0.469059467315674" calcext:value-type="float">
            <text:p>0,4690594673</text:p>
          </table:table-cell>
          <table:table-cell table:style-name="ce1" office:value-type="float" office:value="0.469063282012939" calcext:value-type="float">
            <text:p>0,469063282</text:p>
          </table:table-cell>
          <table:table-cell table:style-name="ce1" office:value-type="float" office:value="0.469064474105835" calcext:value-type="float">
            <text:p>0,4690644741</text:p>
          </table:table-cell>
          <table:table-cell table:style-name="ce1" office:value-type="float" office:value="-0.324961066246033" calcext:value-type="float">
            <text:p>-0,3249610662</text:p>
          </table:table-cell>
          <table:table-cell table:style-name="ce1" office:value-type="float" office:value="4.10468006134033" calcext:value-type="float">
            <text:p>4,1046800613</text:p>
          </table:table-cell>
          <table:table-cell table:style-name="ce1" office:value-type="float" office:value="-3.21412253379822" calcext:value-type="float">
            <text:p>-3,2141225338</text:p>
          </table:table-cell>
        </table:table-row>
        <table:table-row table:style-name="ro1">
          <table:table-cell table:style-name="ce1" office:value-type="string" calcext:value-type="string">
            <text:p>0.8734140396118164</text:p>
          </table:table-cell>
          <table:table-cell table:style-name="ce1" office:value-type="string" calcext:value-type="string">
            <text:p>0.018985509872436523</text:p>
          </table:table-cell>
          <table:table-cell table:style-name="ce1" office:value-type="string" calcext:value-type="string">
            <text:p>22.7395977973938</text:p>
          </table:table-cell>
          <table:table-cell table:style-name="ce1" office:value-type="float" office:value="0.0444387421011925" calcext:value-type="float">
            <text:p>0,0444387421</text:p>
          </table:table-cell>
          <table:table-cell table:style-name="ce1" office:value-type="float" office:value="-0.222193717956543" calcext:value-type="float">
            <text:p>-0,222193718</text:p>
          </table:table-cell>
          <table:table-cell table:style-name="ce1" office:value-type="float" office:value="2.7245671749115" calcext:value-type="float">
            <text:p>2,7245671749</text:p>
          </table:table-cell>
          <table:table-cell table:style-name="ce1" office:value-type="float" office:value="-0.0155528000791453" calcext:value-type="float">
            <text:p>-0,0155528001</text:p>
          </table:table-cell>
          <table:table-cell table:number-columns-repeated="2" table:style-name="ce1" office:value-type="float" office:value="0.0972652142563766" calcext:value-type="float">
            <text:p>0,0972652143</text:p>
          </table:table-cell>
          <table:table-cell table:style-name="ce1" office:value-type="float" office:value="-0.323784321546555" calcext:value-type="float">
            <text:p>-0,3237843215</text:p>
          </table:table-cell>
          <table:table-cell table:style-name="ce1" office:value-type="float" office:value="4.11263370513916" calcext:value-type="float">
            <text:p>4,1126337051</text:p>
          </table:table-cell>
          <table:table-cell table:style-name="ce1" office:value-type="float" office:value="-3.17152976989746" calcext:value-type="float">
            <text:p>-3,1715297699</text:p>
          </table:table-cell>
          <table:table-cell table:style-name="ce1" office:value-type="string" calcext:value-type="string">
            <text:p>-0.015552800079145267</text:p>
          </table:table-cell>
          <table:table-cell table:style-name="ce1" office:value-type="string" calcext:value-type="string">
            <text:p>0.09726521425637662</text:p>
          </table:table-cell>
          <table:table-cell table:style-name="ce1" office:value-type="string" calcext:value-type="string">
            <text:p>-0.1717655439775154</text:p>
          </table:table-cell>
          <table:table-cell table:style-name="ce1" office:value-type="float" office:value="-0.013409573212266" calcext:value-type="float">
            <text:p>-0,0134095732</text:p>
          </table:table-cell>
          <table:table-cell table:style-name="ce1" office:value-type="float" office:value="0.0670478671789169" calcext:value-type="float">
            <text:p>0,0670478672</text:p>
          </table:table-cell>
          <table:table-cell table:style-name="ce1" office:value-type="float" office:value="-0.126905887031555" calcext:value-type="float">
            <text:p>-0,126905887</text:p>
          </table:table-cell>
          <table:table-cell table:style-name="ce1" office:value-type="float" office:value="-0.0188955309217422" calcext:value-type="float">
            <text:p>-0,0188955309</text:p>
          </table:table-cell>
          <table:table-cell table:style-name="ce1" office:value-type="float" office:value="0.257894225733769" calcext:value-type="float">
            <text:p>0,257894225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743979728026452" calcext:value-type="float">
            <text:p>0,0007439797</text:p>
          </table:table-cell>
          <table:table-cell table:style-name="ce1" office:value-type="float" office:value="0.0139877779519067" calcext:value-type="float">
            <text:p>0,013987778</text:p>
          </table:table-cell>
          <table:table-cell table:style-name="ce1" office:value-type="float" office:value="0.045613722161592" calcext:value-type="float">
            <text:p>0,0456137222</text:p>
          </table:table-cell>
          <table:table-cell table:style-name="ce1" office:value-type="float" office:value="0.462489366531372" calcext:value-type="float">
            <text:p>0,4624893665</text:p>
          </table:table-cell>
          <table:table-cell table:style-name="ce1" office:value-type="float" office:value="0.462487697601318" calcext:value-type="float">
            <text:p>0,4624876976</text:p>
          </table:table-cell>
          <table:table-cell table:style-name="ce1" office:value-type="float" office:value="0.462486982345581" calcext:value-type="float">
            <text:p>0,4624869823</text:p>
          </table:table-cell>
          <table:table-cell table:style-name="ce1" office:value-type="float" office:value="-0.323784321546555" calcext:value-type="float">
            <text:p>-0,3237843215</text:p>
          </table:table-cell>
          <table:table-cell table:style-name="ce1" office:value-type="float" office:value="4.11263370513916" calcext:value-type="float">
            <text:p>4,1126337051</text:p>
          </table:table-cell>
          <table:table-cell table:style-name="ce1" office:value-type="float" office:value="-3.17152976989746" calcext:value-type="float">
            <text:p>-3,1715297699</text:p>
          </table:table-cell>
        </table:table-row>
        <table:table-row table:style-name="ro1">
          <table:table-cell table:style-name="ce1" office:value-type="string" calcext:value-type="string">
            <text:p>0.8889892101287842</text:p>
          </table:table-cell>
          <table:table-cell table:style-name="ce1" office:value-type="string" calcext:value-type="string">
            <text:p>0.015575170516967773</text:p>
          </table:table-cell>
          <table:table-cell table:style-name="ce1" office:value-type="string" calcext:value-type="string">
            <text:p>23.228911876678467</text:p>
          </table:table-cell>
          <table:table-cell table:style-name="ce1" office:value-type="float" office:value="0.0437519028782845" calcext:value-type="float">
            <text:p>0,0437519029</text:p>
          </table:table-cell>
          <table:table-cell table:style-name="ce1" office:value-type="float" office:value="-0.202849730849266" calcext:value-type="float">
            <text:p>-0,2028497308</text:p>
          </table:table-cell>
          <table:table-cell table:style-name="ce1" office:value-type="float" office:value="2.68245649337769" calcext:value-type="float">
            <text:p>2,6824564934</text:p>
          </table:table-cell>
          <table:table-cell table:style-name="ce1" office:value-type="float" office:value="-0.0179904783778948" calcext:value-type="float">
            <text:p>-0,0179904784</text:p>
          </table:table-cell>
          <table:table-cell table:number-columns-repeated="2" table:style-name="ce1" office:value-type="float" office:value="0.108745245235529" calcext:value-type="float">
            <text:p>0,1087452452</text:p>
          </table:table-cell>
          <table:table-cell table:style-name="ce1" office:value-type="float" office:value="-0.323615729808807" calcext:value-type="float">
            <text:p>-0,3236157298</text:p>
          </table:table-cell>
          <table:table-cell table:style-name="ce1" office:value-type="float" office:value="4.12971925735474" calcext:value-type="float">
            <text:p>4,1297192574</text:p>
          </table:table-cell>
          <table:table-cell table:style-name="ce1" office:value-type="float" office:value="-3.12872457504272" calcext:value-type="float">
            <text:p>-3,128724575</text:p>
          </table:table-cell>
          <table:table-cell table:style-name="ce1" office:value-type="string" calcext:value-type="string">
            <text:p>-0.01799047837789483</text:p>
          </table:table-cell>
          <table:table-cell table:style-name="ce1" office:value-type="string" calcext:value-type="string">
            <text:p>0.10874524523552918</text:p>
          </table:table-cell>
          <table:table-cell table:style-name="ce1" office:value-type="string" calcext:value-type="string">
            <text:p>-0.17126565314516443</text:p>
          </table:table-cell>
          <table:table-cell table:style-name="ce1" office:value-type="float" office:value="-0.0133316226303577" calcext:value-type="float">
            <text:p>-0,0133316226</text:p>
          </table:table-cell>
          <table:table-cell table:style-name="ce1" office:value-type="float" office:value="0.0666581153869629" calcext:value-type="float">
            <text:p>0,0666581154</text:p>
          </table:table-cell>
          <table:table-cell table:style-name="ce1" office:value-type="float" office:value="-0.126077493095398" calcext:value-type="float">
            <text:p>-0,1260774931</text:p>
          </table:table-cell>
          <table:table-cell table:style-name="ce1" office:value-type="float" office:value="-0.0406960171924768" calcext:value-type="float">
            <text:p>-0,0406960172</text:p>
          </table:table-cell>
          <table:table-cell table:style-name="ce1" office:value-type="float" office:value="0.366896183966507" calcext:value-type="float">
            <text:p>0,36689618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529655739943702" calcext:value-type="float">
            <text:p>0,0005296557</text:p>
          </table:table-cell>
          <table:table-cell table:style-name="ce1" office:value-type="float" office:value="-0.0026482826895515" calcext:value-type="float">
            <text:p>-0,0026482827</text:p>
          </table:table-cell>
          <table:table-cell table:style-name="ce1" office:value-type="float" office:value="0.0324735980093409" calcext:value-type="float">
            <text:p>0,032473598</text:p>
          </table:table-cell>
          <table:table-cell table:style-name="ce1" office:value-type="float" office:value="0.490573883056641" calcext:value-type="float">
            <text:p>0,4905738831</text:p>
          </table:table-cell>
          <table:table-cell table:style-name="ce1" office:value-type="float" office:value="0.490571737289429" calcext:value-type="float">
            <text:p>0,4905717373</text:p>
          </table:table-cell>
          <table:table-cell table:style-name="ce1" office:value-type="float" office:value="0.490572452545166" calcext:value-type="float">
            <text:p>0,4905724525</text:p>
          </table:table-cell>
          <table:table-cell table:style-name="ce1" office:value-type="float" office:value="-0.323615729808807" calcext:value-type="float">
            <text:p>-0,3236157298</text:p>
          </table:table-cell>
          <table:table-cell table:style-name="ce1" office:value-type="float" office:value="4.12971925735474" calcext:value-type="float">
            <text:p>4,1297192574</text:p>
          </table:table-cell>
          <table:table-cell table:style-name="ce1" office:value-type="float" office:value="-3.12872457504272" calcext:value-type="float">
            <text:p>-3,128724575</text:p>
          </table:table-cell>
        </table:table-row>
        <table:table-row table:style-name="ro1">
          <table:table-cell table:style-name="ce1" office:value-type="string" calcext:value-type="string">
            <text:p>0.9020116329193115</text:p>
          </table:table-cell>
          <table:table-cell table:style-name="ce1" office:value-type="string" calcext:value-type="string">
            <text:p>0.013022422790527344</text:p>
          </table:table-cell>
          <table:table-cell table:style-name="ce1" office:value-type="string" calcext:value-type="string">
            <text:p>23.699437379837036</text:p>
          </table:table-cell>
          <table:table-cell table:style-name="ce1" office:value-type="float" office:value="0.0353932492434978" calcext:value-type="float">
            <text:p>0,0353932492</text:p>
          </table:table-cell>
          <table:table-cell table:style-name="ce1" office:value-type="float" office:value="-0.184831410646439" calcext:value-type="float">
            <text:p>-0,1848314106</text:p>
          </table:table-cell>
          <table:table-cell table:style-name="ce1" office:value-type="float" office:value="2.65220046043396" calcext:value-type="float">
            <text:p>2,6522004604</text:p>
          </table:table-cell>
          <table:table-cell table:style-name="ce1" office:value-type="float" office:value="-0.0200909846174003" calcext:value-type="float">
            <text:p>-0,0200909846</text:p>
          </table:table-cell>
          <table:table-cell table:number-columns-repeated="2" table:style-name="ce1" office:value-type="float" office:value="0.112256598189086" calcext:value-type="float">
            <text:p>0,1122565982</text:p>
          </table:table-cell>
          <table:table-cell table:style-name="ce1" office:value-type="float" office:value="-0.325162887573242" calcext:value-type="float">
            <text:p>-0,3251628876</text:p>
          </table:table-cell>
          <table:table-cell table:style-name="ce1" office:value-type="float" office:value="4.15149831771851" calcext:value-type="float">
            <text:p>4,1514983177</text:p>
          </table:table-cell>
          <table:table-cell table:style-name="ce1" office:value-type="float" office:value="-3.0859375" calcext:value-type="float">
            <text:p>-3,0859375</text:p>
          </table:table-cell>
          <table:table-cell table:style-name="ce1" office:value-type="string" calcext:value-type="string">
            <text:p>-0.02009098461740026</text:p>
          </table:table-cell>
          <table:table-cell table:style-name="ce1" office:value-type="string" calcext:value-type="string">
            <text:p>0.11225659818908604</text:p>
          </table:table-cell>
          <table:table-cell table:style-name="ce1" office:value-type="string" calcext:value-type="string">
            <text:p>-0.1676282749683393</text:p>
          </table:table-cell>
          <table:table-cell table:style-name="ce1" office:value-type="float" office:value="-0.0131255708634853" calcext:value-type="float">
            <text:p>-0,0131255709</text:p>
          </table:table-cell>
          <table:table-cell table:style-name="ce1" office:value-type="float" office:value="0.0608549192547798" calcext:value-type="float">
            <text:p>0,0608549193</text:p>
          </table:table-cell>
          <table:table-cell table:style-name="ce1" office:value-type="float" office:value="-0.12388773765564" calcext:value-type="float">
            <text:p>-0,1238877377</text:p>
          </table:table-cell>
          <table:table-cell table:style-name="ce1" office:value-type="float" office:value="-0.0610815492716372" calcext:value-type="float">
            <text:p>-0,0610815493</text:p>
          </table:table-cell>
          <table:table-cell table:style-name="ce1" office:value-type="float" office:value="0.461411552011541" calcext:value-type="float">
            <text:p>0,46141155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47411030808403" calcext:value-type="float">
            <text:p>0,0014741103</text:p>
          </table:table-cell>
          <table:table-cell table:style-name="ce1" office:value-type="float" office:value="-0.0415162386755258" calcext:value-type="float">
            <text:p>-0,0415162387</text:p>
          </table:table-cell>
          <table:table-cell table:style-name="ce1" office:value-type="float" office:value="0.0903785074920137" calcext:value-type="float">
            <text:p>0,0903785075</text:p>
          </table:table-cell>
          <table:table-cell table:style-name="ce1" office:value-type="float" office:value="0.465934753417969" calcext:value-type="float">
            <text:p>0,4659347534</text:p>
          </table:table-cell>
          <table:table-cell table:style-name="ce1" office:value-type="float" office:value="0.465937852859497" calcext:value-type="float">
            <text:p>0,4659378529</text:p>
          </table:table-cell>
          <table:table-cell table:style-name="ce1" office:value-type="float" office:value="0.465936899185181" calcext:value-type="float">
            <text:p>0,4659368992</text:p>
          </table:table-cell>
          <table:table-cell table:style-name="ce1" office:value-type="float" office:value="-0.325162887573242" calcext:value-type="float">
            <text:p>-0,3251628876</text:p>
          </table:table-cell>
          <table:table-cell table:style-name="ce1" office:value-type="float" office:value="4.15149831771851" calcext:value-type="float">
            <text:p>4,1514983177</text:p>
          </table:table-cell>
          <table:table-cell table:style-name="ce1" office:value-type="float" office:value="-3.0859375" calcext:value-type="float">
            <text:p>-3,0859375</text:p>
          </table:table-cell>
        </table:table-row>
        <table:table-row table:style-name="ro1">
          <table:table-cell table:style-name="ce1" office:value-type="string" calcext:value-type="string">
            <text:p>0.9155073165893555</text:p>
          </table:table-cell>
          <table:table-cell table:style-name="ce1" office:value-type="string" calcext:value-type="string">
            <text:p>0.013495683670043945</text:p>
          </table:table-cell>
          <table:table-cell table:style-name="ce1" office:value-type="string" calcext:value-type="string">
            <text:p>24.154872179031372</text:p>
          </table:table-cell>
          <table:table-cell table:style-name="ce1" office:value-type="float" office:value="0.0351360887289047" calcext:value-type="float">
            <text:p>0,0351360887</text:p>
          </table:table-cell>
          <table:table-cell table:style-name="ce1" office:value-type="float" office:value="-0.175680428743362" calcext:value-type="float">
            <text:p>-0,1756804287</text:p>
          </table:table-cell>
          <table:table-cell table:style-name="ce1" office:value-type="float" office:value="2.6329300403595" calcext:value-type="float">
            <text:p>2,6329300404</text:p>
          </table:table-cell>
          <table:table-cell table:style-name="ce1" office:value-type="float" office:value="-0.0187618761187343" calcext:value-type="float">
            <text:p>-0,0187618761</text:p>
          </table:table-cell>
          <table:table-cell table:number-columns-repeated="2" table:style-name="ce1" office:value-type="float" office:value="0.116609739993803" calcext:value-type="float">
            <text:p>0,11660974</text:p>
          </table:table-cell>
          <table:table-cell table:style-name="ce1" office:value-type="float" office:value="-0.325162887573242" calcext:value-type="float">
            <text:p>-0,3251628876</text:p>
          </table:table-cell>
          <table:table-cell table:style-name="ce1" office:value-type="float" office:value="4.15149831771851" calcext:value-type="float">
            <text:p>4,1514983177</text:p>
          </table:table-cell>
          <table:table-cell table:style-name="ce1" office:value-type="float" office:value="-3.0859375" calcext:value-type="float">
            <text:p>-3,0859375</text:p>
          </table:table-cell>
          <table:table-cell table:style-name="ce1" office:value-type="string" calcext:value-type="string">
            <text:p>-0.018761876118734293</text:p>
          </table:table-cell>
          <table:table-cell table:style-name="ce1" office:value-type="string" calcext:value-type="string">
            <text:p>0.11660973999380317</text:p>
          </table:table-cell>
          <table:table-cell table:style-name="ce1" office:value-type="string" calcext:value-type="string">
            <text:p>-0.16665358469020597</text:p>
          </table:table-cell>
          <table:table-cell table:style-name="ce1" office:value-type="float" office:value="-0.0106179747730494" calcext:value-type="float">
            <text:p>-0,0106179748</text:p>
          </table:table-cell>
          <table:table-cell table:style-name="ce1" office:value-type="float" office:value="0.0554494231939316" calcext:value-type="float">
            <text:p>0,0554494232</text:p>
          </table:table-cell>
          <table:table-cell table:style-name="ce1" office:value-type="float" office:value="-0.122314423942566" calcext:value-type="float">
            <text:p>-0,1223144239</text:p>
          </table:table-cell>
          <table:table-cell table:style-name="ce1" office:value-type="float" office:value="-0.0772004109596423" calcext:value-type="float">
            <text:p>-0,077200411</text:p>
          </table:table-cell>
          <table:table-cell table:style-name="ce1" office:value-type="float" office:value="0.545589899933412" calcext:value-type="float">
            <text:p>0,545589899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8353647866848" calcext:value-type="float">
            <text:p>0,0183536479</text:p>
          </table:table-cell>
          <table:table-cell table:style-name="ce1" office:value-type="float" office:value="-0.0395630423117695" calcext:value-type="float">
            <text:p>-0,0395630423</text:p>
          </table:table-cell>
          <table:table-cell table:style-name="ce1" office:value-type="float" office:value="0.0664335700943973" calcext:value-type="float">
            <text:p>0,0664335701</text:p>
          </table:table-cell>
          <table:table-cell table:style-name="ce1" office:value-type="float" office:value="0.455421924591064" calcext:value-type="float">
            <text:p>0,4554219246</text:p>
          </table:table-cell>
          <table:table-cell table:style-name="ce1" office:value-type="float" office:value="0.455433130264282" calcext:value-type="float">
            <text:p>0,4554331303</text:p>
          </table:table-cell>
          <table:table-cell table:style-name="ce1" office:value-type="float" office:value="0.455432891845703" calcext:value-type="float">
            <text:p>0,4554328918</text:p>
          </table:table-cell>
          <table:table-cell table:style-name="ce1" office:value-type="float" office:value="-0.325162887573242" calcext:value-type="float">
            <text:p>-0,3251628876</text:p>
          </table:table-cell>
          <table:table-cell table:style-name="ce1" office:value-type="float" office:value="4.15149831771851" calcext:value-type="float">
            <text:p>4,1514983177</text:p>
          </table:table-cell>
          <table:table-cell table:style-name="ce1" office:value-type="float" office:value="-3.0859375" calcext:value-type="float">
            <text:p>-3,0859375</text:p>
          </table:table-cell>
        </table:table-row>
        <table:table-row table:style-name="ro1">
          <table:table-cell table:style-name="ce1" office:value-type="string" calcext:value-type="string">
            <text:p>0.9318232536315918</text:p>
          </table:table-cell>
          <table:table-cell table:style-name="ce1" office:value-type="string" calcext:value-type="string">
            <text:p>0.016315937042236328</text:p>
          </table:table-cell>
          <table:table-cell table:style-name="ce1" office:value-type="string" calcext:value-type="string">
            <text:p>24.625729084014893</text:p>
          </table:table-cell>
          <table:table-cell table:style-name="ce1" office:value-type="float" office:value="0.0269452352076769" calcext:value-type="float">
            <text:p>0,0269452352</text:p>
          </table:table-cell>
          <table:table-cell table:style-name="ce1" office:value-type="float" office:value="-0.150123447179794" calcext:value-type="float">
            <text:p>-0,1501234472</text:p>
          </table:table-cell>
          <table:table-cell table:style-name="ce1" office:value-type="float" office:value="2.59604597091675" calcext:value-type="float">
            <text:p>2,5960459709</text:p>
          </table:table-cell>
          <table:table-cell table:style-name="ce1" office:value-type="float" office:value="-0.0212998471588919" calcext:value-type="float">
            <text:p>-0,0212998472</text:p>
          </table:table-cell>
          <table:table-cell table:number-columns-repeated="2" table:style-name="ce1" office:value-type="float" office:value="0.124183552793017" calcext:value-type="float">
            <text:p>0,1241835528</text:p>
          </table:table-cell>
          <table:table-cell table:style-name="ce1" office:value-type="float" office:value="-0.33026596903801" calcext:value-type="float">
            <text:p>-0,330265969</text:p>
          </table:table-cell>
          <table:table-cell table:style-name="ce1" office:value-type="float" office:value="4.17567157745361" calcext:value-type="float">
            <text:p>4,1756715775</text:p>
          </table:table-cell>
          <table:table-cell table:style-name="ce1" office:value-type="float" office:value="-3.04422092437744" calcext:value-type="float">
            <text:p>-3,0442209244</text:p>
          </table:table-cell>
          <table:table-cell table:style-name="ce1" office:value-type="string" calcext:value-type="string">
            <text:p>-0.021299847158891886</text:p>
          </table:table-cell>
          <table:table-cell table:style-name="ce1" office:value-type="string" calcext:value-type="string">
            <text:p>0.12418355279301663</text:p>
          </table:table-cell>
          <table:table-cell table:style-name="ce1" office:value-type="string" calcext:value-type="string">
            <text:p>-0.16628931810423273</text:p>
          </table:table-cell>
          <table:table-cell table:style-name="ce1" office:value-type="float" office:value="-0.0105408266186714" calcext:value-type="float">
            <text:p>-0,0105408266</text:p>
          </table:table-cell>
          <table:table-cell table:style-name="ce1" office:value-type="float" office:value="0.0527041286230087" calcext:value-type="float">
            <text:p>0,0527041286</text:p>
          </table:table-cell>
          <table:table-cell table:style-name="ce1" office:value-type="float" office:value="-0.121312362098694" calcext:value-type="float">
            <text:p>-0,1213123621</text:p>
          </table:table-cell>
          <table:table-cell table:style-name="ce1" office:value-type="float" office:value="-0.093746642242619" calcext:value-type="float">
            <text:p>-0,0937466422</text:p>
          </table:table-cell>
          <table:table-cell table:style-name="ce1" office:value-type="float" office:value="0.628319373911936" calcext:value-type="float">
            <text:p>0,628319373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546082942017796" calcext:value-type="float">
            <text:p>0,0005460829</text:p>
          </table:table-cell>
          <table:table-cell table:style-name="ce1" office:value-type="float" office:value="-0.0194325957466199" calcext:value-type="float">
            <text:p>-0,0194325957</text:p>
          </table:table-cell>
          <table:table-cell table:style-name="ce1" office:value-type="float" office:value="0.0409217597784455" calcext:value-type="float">
            <text:p>0,0409217598</text:p>
          </table:table-cell>
          <table:table-cell table:style-name="ce1" office:value-type="float" office:value="0.470918416976929" calcext:value-type="float">
            <text:p>0,470918417</text:p>
          </table:table-cell>
          <table:table-cell table:number-columns-repeated="2" table:style-name="ce1" office:value-type="float" office:value="0.470908880233765" calcext:value-type="float">
            <text:p>0,4709088802</text:p>
          </table:table-cell>
          <table:table-cell table:style-name="ce1" office:value-type="float" office:value="-0.33026596903801" calcext:value-type="float">
            <text:p>-0,330265969</text:p>
          </table:table-cell>
          <table:table-cell table:style-name="ce1" office:value-type="float" office:value="4.17567157745361" calcext:value-type="float">
            <text:p>4,1756715775</text:p>
          </table:table-cell>
          <table:table-cell table:style-name="ce1" office:value-type="float" office:value="-3.04422092437744" calcext:value-type="float">
            <text:p>-3,0442209244</text:p>
          </table:table-cell>
        </table:table-row>
        <table:table-row table:style-name="ro1">
          <table:table-cell table:style-name="ce1" office:value-type="string" calcext:value-type="string">
            <text:p>0.9491603374481201</text:p>
          </table:table-cell>
          <table:table-cell table:style-name="ce1" office:value-type="string" calcext:value-type="string">
            <text:p>0.01733708381652832</text:p>
          </table:table-cell>
          <table:table-cell table:style-name="ce1" office:value-type="string" calcext:value-type="string">
            <text:p>25.097658395767212</text:p>
          </table:table-cell>
          <table:table-cell table:style-name="ce1" office:value-type="float" office:value="0.0113971270620823" calcext:value-type="float">
            <text:p>0,0113971271</text:p>
          </table:table-cell>
          <table:table-cell table:style-name="ce1" office:value-type="float" office:value="-0.125368401408196" calcext:value-type="float">
            <text:p>-0,1253684014</text:p>
          </table:table-cell>
          <table:table-cell table:style-name="ce1" office:value-type="float" office:value="2.5621383190155" calcext:value-type="float">
            <text:p>2,562138319</text:p>
          </table:table-cell>
          <table:table-cell table:style-name="ce1" office:value-type="float" office:value="-0.0196332090246639" calcext:value-type="float">
            <text:p>-0,019633209</text:p>
          </table:table-cell>
          <table:table-cell table:number-columns-repeated="2" table:style-name="ce1" office:value-type="float" office:value="0.123278078430944" calcext:value-type="float">
            <text:p>0,1232780784</text:p>
          </table:table-cell>
          <table:table-cell table:style-name="ce1" office:value-type="float" office:value="-0.33620485663414" calcext:value-type="float">
            <text:p>-0,3362048566</text:p>
          </table:table-cell>
          <table:table-cell table:style-name="ce1" office:value-type="float" office:value="4.20259618759155" calcext:value-type="float">
            <text:p>4,2025961876</text:p>
          </table:table-cell>
          <table:table-cell table:style-name="ce1" office:value-type="float" office:value="-3.00283861160278" calcext:value-type="float">
            <text:p>-3,0028386116</text:p>
          </table:table-cell>
          <table:table-cell table:style-name="ce1" office:value-type="string" calcext:value-type="string">
            <text:p>-0.019633209024663863</text:p>
          </table:table-cell>
          <table:table-cell table:style-name="ce1" office:value-type="string" calcext:value-type="string">
            <text:p>0.12327807843094374</text:p>
          </table:table-cell>
          <table:table-cell table:style-name="ce1" office:value-type="string" calcext:value-type="string">
            <text:p>-0.16344106188836344</text:p>
          </table:table-cell>
          <table:table-cell table:style-name="ce1" office:value-type="float" office:value="-0.00808357056230306" calcext:value-type="float">
            <text:p>-0,0080835706</text:p>
          </table:table-cell>
          <table:table-cell table:style-name="ce1" office:value-type="float" office:value="0.0450370341539383" calcext:value-type="float">
            <text:p>0,0450370342</text:p>
          </table:table-cell>
          <table:table-cell table:style-name="ce1" office:value-type="float" office:value="-0.119394390487671" calcext:value-type="float">
            <text:p>-0,1193943905</text:p>
          </table:table-cell>
          <table:table-cell table:style-name="ce1" office:value-type="float" office:value="-0.106466723823263" calcext:value-type="float">
            <text:p>-0,1064667238</text:p>
          </table:table-cell>
          <table:table-cell table:style-name="ce1" office:value-type="float" office:value="0.699187681127726" calcext:value-type="float">
            <text:p>0,699187681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7350869432862" calcext:value-type="float">
            <text:p>0,0173508694</text:p>
          </table:table-cell>
          <table:table-cell table:style-name="ce1" office:value-type="float" office:value="-0.054138476317076" calcext:value-type="float">
            <text:p>-0,0541384763</text:p>
          </table:table-cell>
          <table:table-cell table:style-name="ce1" office:value-type="float" office:value="0.0781331439722989" calcext:value-type="float">
            <text:p>0,078133144</text:p>
          </table:table-cell>
          <table:table-cell table:style-name="ce1" office:value-type="float" office:value="0.472071647644043" calcext:value-type="float">
            <text:p>0,4720716476</text:p>
          </table:table-cell>
          <table:table-cell table:number-columns-repeated="2" table:style-name="ce1" office:value-type="float" office:value="0.472066879272461" calcext:value-type="float">
            <text:p>0,4720668793</text:p>
          </table:table-cell>
          <table:table-cell table:style-name="ce1" office:value-type="float" office:value="-0.33620485663414" calcext:value-type="float">
            <text:p>-0,3362048566</text:p>
          </table:table-cell>
          <table:table-cell table:style-name="ce1" office:value-type="float" office:value="4.20259618759155" calcext:value-type="float">
            <text:p>4,2025961876</text:p>
          </table:table-cell>
          <table:table-cell table:style-name="ce1" office:value-type="float" office:value="-3.00283861160278" calcext:value-type="float">
            <text:p>-3,0028386116</text:p>
          </table:table-cell>
        </table:table-row>
        <table:table-row table:style-name="ro1">
          <table:table-cell table:style-name="ce1" office:value-type="string" calcext:value-type="string">
            <text:p>0.9633262157440186</text:p>
          </table:table-cell>
          <table:table-cell table:style-name="ce1" office:value-type="string" calcext:value-type="string">
            <text:p>0.014165878295898438</text:p>
          </table:table-cell>
          <table:table-cell table:style-name="ce1" office:value-type="string" calcext:value-type="string">
            <text:p>25.559897661209106</text:p>
          </table:table-cell>
          <table:table-cell table:style-name="ce1" office:value-type="float" office:value="0.0113037936389446" calcext:value-type="float">
            <text:p>0,0113037936</text:p>
          </table:table-cell>
          <table:table-cell table:style-name="ce1" office:value-type="float" office:value="-0.101734146475792" calcext:value-type="float">
            <text:p>-0,1017341465</text:p>
          </table:table-cell>
          <table:table-cell table:style-name="ce1" office:value-type="float" office:value="2.54115653038025" calcext:value-type="float">
            <text:p>2,5411565304</text:p>
          </table:table-cell>
          <table:table-cell table:style-name="ce1" office:value-type="float" office:value="-0.0149230647288499" calcext:value-type="float">
            <text:p>-0,0149230647</text:p>
          </table:table-cell>
          <table:table-cell table:number-columns-repeated="2" table:style-name="ce1" office:value-type="float" office:value="0.122538642282466" calcext:value-type="float">
            <text:p>0,1225386423</text:p>
          </table:table-cell>
          <table:table-cell table:style-name="ce1" office:value-type="float" office:value="-0.343422055244446" calcext:value-type="float">
            <text:p>-0,3434220552</text:p>
          </table:table-cell>
          <table:table-cell table:style-name="ce1" office:value-type="float" office:value="4.23124885559082" calcext:value-type="float">
            <text:p>4,2312488556</text:p>
          </table:table-cell>
          <table:table-cell table:style-name="ce1" office:value-type="float" office:value="-2.96173572540283" calcext:value-type="float">
            <text:p>-2,9617357254</text:p>
          </table:table-cell>
          <table:table-cell table:style-name="ce1" office:value-type="string" calcext:value-type="string">
            <text:p>-0.014923064728849873</text:p>
          </table:table-cell>
          <table:table-cell table:style-name="ce1" office:value-type="string" calcext:value-type="string">
            <text:p>0.12253864228246561</text:p>
          </table:table-cell>
          <table:table-cell table:style-name="ce1" office:value-type="string" calcext:value-type="string">
            <text:p>-0.1617971991748257</text:p>
          </table:table-cell>
          <table:table-cell table:style-name="ce1" office:value-type="float" office:value="-0.00341913811862469" calcext:value-type="float">
            <text:p>-0,0034191381</text:p>
          </table:table-cell>
          <table:table-cell table:style-name="ce1" office:value-type="float" office:value="0.0376105204224586" calcext:value-type="float">
            <text:p>0,0376105204</text:p>
          </table:table-cell>
          <table:table-cell table:style-name="ce1" office:value-type="float" office:value="-0.117631192588806" calcext:value-type="float">
            <text:p>-0,1176311926</text:p>
          </table:table-cell>
          <table:table-cell table:style-name="ce1" office:value-type="float" office:value="-0.111734572934586" calcext:value-type="float">
            <text:p>-0,1117345729</text:p>
          </table:table-cell>
          <table:table-cell table:style-name="ce1" office:value-type="float" office:value="0.757134262195383" calcext:value-type="float">
            <text:p>0,757134262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336387319313045" calcext:value-type="float">
            <text:p>0,0336387319</text:p>
          </table:table-cell>
          <table:table-cell table:style-name="ce1" office:value-type="float" office:value="-0.0535579573115532" calcext:value-type="float">
            <text:p>-0,0535579573</text:p>
          </table:table-cell>
          <table:table-cell table:style-name="ce1" office:value-type="float" office:value="0.0733597365592174" calcext:value-type="float">
            <text:p>0,0733597366</text:p>
          </table:table-cell>
          <table:table-cell table:style-name="ce1" office:value-type="float" office:value="0.46220850944519" calcext:value-type="float">
            <text:p>0,4622085094</text:p>
          </table:table-cell>
          <table:table-cell table:style-name="ce1" office:value-type="float" office:value="0.462210416793823" calcext:value-type="float">
            <text:p>0,4622104168</text:p>
          </table:table-cell>
          <table:table-cell table:style-name="ce1" office:value-type="float" office:value="0.462210655212402" calcext:value-type="float">
            <text:p>0,4622106552</text:p>
          </table:table-cell>
          <table:table-cell table:style-name="ce1" office:value-type="float" office:value="-0.343422055244446" calcext:value-type="float">
            <text:p>-0,3434220552</text:p>
          </table:table-cell>
          <table:table-cell table:style-name="ce1" office:value-type="float" office:value="4.23124885559082" calcext:value-type="float">
            <text:p>4,2312488556</text:p>
          </table:table-cell>
          <table:table-cell table:style-name="ce1" office:value-type="float" office:value="-2.96173572540283" calcext:value-type="float">
            <text:p>-2,9617357254</text:p>
          </table:table-cell>
        </table:table-row>
        <table:table-row table:style-name="ro1">
          <table:table-cell table:style-name="ce1" office:value-type="string" calcext:value-type="string">
            <text:p>0.9825100898742676</text:p>
          </table:table-cell>
          <table:table-cell table:style-name="ce1" office:value-type="string" calcext:value-type="string">
            <text:p>0.019183874130249023</text:p>
          </table:table-cell>
          <table:table-cell table:style-name="ce1" office:value-type="string" calcext:value-type="string">
            <text:p>26.013577222824097</text:p>
          </table:table-cell>
          <table:table-cell table:style-name="ce1" office:value-type="float" office:value="-0.00372875807806849" calcext:value-type="float">
            <text:p>-0,0037287581</text:p>
          </table:table-cell>
          <table:table-cell table:style-name="ce1" office:value-type="float" office:value="-0.0857614353299141" calcext:value-type="float">
            <text:p>-0,0857614353</text:p>
          </table:table-cell>
          <table:table-cell table:style-name="ce1" office:value-type="float" office:value="2.51473736763" calcext:value-type="float">
            <text:p>2,5147373676</text:p>
          </table:table-cell>
          <table:table-cell table:style-name="ce1" office:value-type="float" office:value="-0.0168225828854997" calcext:value-type="float">
            <text:p>-0,0168225829</text:p>
          </table:table-cell>
          <table:table-cell table:number-columns-repeated="2" table:style-name="ce1" office:value-type="float" office:value="0.120820159113268" calcext:value-type="float">
            <text:p>0,1208201591</text:p>
          </table:table-cell>
          <table:table-cell table:style-name="ce1" office:value-type="float" office:value="-0.35174959897995" calcext:value-type="float">
            <text:p>-0,351749599</text:p>
          </table:table-cell>
          <table:table-cell table:style-name="ce1" office:value-type="float" office:value="4.26109075546265" calcext:value-type="float">
            <text:p>4,2610907555</text:p>
          </table:table-cell>
          <table:table-cell table:style-name="ce1" office:value-type="float" office:value="-2.92100524902344" calcext:value-type="float">
            <text:p>-2,921005249</text:p>
          </table:table-cell>
          <table:table-cell table:style-name="ce1" office:value-type="string" calcext:value-type="string">
            <text:p>-0.016822582885499694</text:p>
          </table:table-cell>
          <table:table-cell table:style-name="ce1" office:value-type="string" calcext:value-type="string">
            <text:p>0.12082015911326827</text:p>
          </table:table-cell>
          <table:table-cell table:style-name="ce1" office:value-type="string" calcext:value-type="string">
            <text:p>-0.16138479295740657</text:p>
          </table:table-cell>
          <table:table-cell table:style-name="ce1" office:value-type="float" office:value="-0.00339113809168339" calcext:value-type="float">
            <text:p>-0,0033911381</text:p>
          </table:table-cell>
          <table:table-cell table:style-name="ce1" office:value-type="float" office:value="0.0305202439427376" calcext:value-type="float">
            <text:p>0,0305202439</text:p>
          </table:table-cell>
          <table:table-cell table:style-name="ce1" office:value-type="float" office:value="-0.116540139579773" calcext:value-type="float">
            <text:p>-0,1165401396</text:p>
          </table:table-cell>
          <table:table-cell table:style-name="ce1" office:value-type="float" office:value="-0.116866675770852" calcext:value-type="float">
            <text:p>-0,1168666758</text:p>
          </table:table-cell>
          <table:table-cell table:style-name="ce1" office:value-type="float" office:value="0.80332311664719" calcext:value-type="float">
            <text:p>0,803323116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205572995792113" calcext:value-type="float">
            <text:p>0,000205573</text:p>
          </table:table-cell>
          <table:table-cell table:style-name="ce1" office:value-type="float" office:value="-0.0520560810974028" calcext:value-type="float">
            <text:p>-0,0520560811</text:p>
          </table:table-cell>
          <table:table-cell table:style-name="ce1" office:value-type="float" office:value="0.0462138648946556" calcext:value-type="float">
            <text:p>0,0462138649</text:p>
          </table:table-cell>
          <table:table-cell table:style-name="ce1" office:value-type="float" office:value="0.454015970230103" calcext:value-type="float">
            <text:p>0,4540159702</text:p>
          </table:table-cell>
          <table:table-cell table:style-name="ce1" office:value-type="float" office:value="0.454015254974365" calcext:value-type="float">
            <text:p>0,454015255</text:p>
          </table:table-cell>
          <table:table-cell table:style-name="ce1" office:value-type="float" office:value="0.454015016555786" calcext:value-type="float">
            <text:p>0,4540150166</text:p>
          </table:table-cell>
          <table:table-cell table:style-name="ce1" office:value-type="float" office:value="-0.35174959897995" calcext:value-type="float">
            <text:p>-0,351749599</text:p>
          </table:table-cell>
          <table:table-cell table:style-name="ce1" office:value-type="float" office:value="4.26109075546265" calcext:value-type="float">
            <text:p>4,2610907555</text:p>
          </table:table-cell>
          <table:table-cell table:style-name="ce1" office:value-type="float" office:value="-2.92100524902344" calcext:value-type="float">
            <text:p>-2,921005249</text:p>
          </table:table-cell>
        </table:table-row>
        <table:table-row table:style-name="ro1">
          <table:table-cell table:style-name="ce1" office:value-type="string" calcext:value-type="string">
            <text:p>1.0062532424926758</text:p>
          </table:table-cell>
          <table:table-cell table:style-name="ce1" office:value-type="string" calcext:value-type="string">
            <text:p>0.023743152618408203</text:p>
          </table:table-cell>
          <table:table-cell table:style-name="ce1" office:value-type="string" calcext:value-type="string">
            <text:p>26.46202564239502</text:p>
          </table:table-cell>
          <table:table-cell table:style-name="ce1" office:value-type="float" office:value="-0.0110152577981353" calcext:value-type="float">
            <text:p>-0,0110152578</text:p>
          </table:table-cell>
          <table:table-cell table:style-name="ce1" office:value-type="float" office:value="-0.0477327816188335" calcext:value-type="float">
            <text:p>-0,0477327816</text:p>
          </table:table-cell>
          <table:table-cell table:style-name="ce1" office:value-type="float" office:value="2.47629189491272" calcext:value-type="float">
            <text:p>2,4762918949</text:p>
          </table:table-cell>
          <table:table-cell table:style-name="ce1" office:value-type="float" office:value="-0.0107864222285158" calcext:value-type="float">
            <text:p>-0,0107864222</text:p>
          </table:table-cell>
          <table:table-cell table:number-columns-repeated="2" table:style-name="ce1" office:value-type="float" office:value="0.1211013211253" calcext:value-type="float">
            <text:p>0,1211013211</text:p>
          </table:table-cell>
          <table:table-cell table:style-name="ce1" office:value-type="float" office:value="-0.35174959897995" calcext:value-type="float">
            <text:p>-0,351749599</text:p>
          </table:table-cell>
          <table:table-cell table:style-name="ce1" office:value-type="float" office:value="4.26109075546265" calcext:value-type="float">
            <text:p>4,2610907555</text:p>
          </table:table-cell>
          <table:table-cell table:style-name="ce1" office:value-type="float" office:value="-2.92100524902344" calcext:value-type="float">
            <text:p>-2,921005249</text:p>
          </table:table-cell>
          <table:table-cell table:style-name="ce1" office:value-type="string" calcext:value-type="string">
            <text:p>-0.010786422228515804</text:p>
          </table:table-cell>
          <table:table-cell table:style-name="ce1" office:value-type="string" calcext:value-type="string">
            <text:p>0.12110132112529964</text:p>
          </table:table-cell>
          <table:table-cell table:style-name="ce1" office:value-type="string" calcext:value-type="string">
            <text:p>-0.1596916661456757</text:p>
          </table:table-cell>
          <table:table-cell table:style-name="ce1" office:value-type="float" office:value="0.00111862742342055" calcext:value-type="float">
            <text:p>0,0011186274</text:p>
          </table:table-cell>
          <table:table-cell table:style-name="ce1" office:value-type="float" office:value="0.0257284305989742" calcext:value-type="float">
            <text:p>0,0257284306</text:p>
          </table:table-cell>
          <table:table-cell table:style-name="ce1" office:value-type="float" office:value="-0.11516634311676" calcext:value-type="float">
            <text:p>-0,1151663431</text:p>
          </table:table-cell>
          <table:table-cell table:style-name="ce1" office:value-type="float" office:value="-0.115196657272287" calcext:value-type="float">
            <text:p>-0,1151966573</text:p>
          </table:table-cell>
          <table:table-cell table:style-name="ce1" office:value-type="float" office:value="0.841733971295128" calcext:value-type="float">
            <text:p>0,841733971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335641483594176" calcext:value-type="float">
            <text:p>0,0335641484</text:p>
          </table:table-cell>
          <table:table-cell table:style-name="ce1" office:value-type="float" office:value="-0.0356629043153588" calcext:value-type="float">
            <text:p>-0,0356629043</text:p>
          </table:table-cell>
          <table:table-cell table:style-name="ce1" office:value-type="float" office:value="0.0589870788433827" calcext:value-type="float">
            <text:p>0,0589870788</text:p>
          </table:table-cell>
          <table:table-cell table:style-name="ce1" office:value-type="float" office:value="0.447875261306763" calcext:value-type="float">
            <text:p>0,4478752613</text:p>
          </table:table-cell>
          <table:table-cell table:style-name="ce1" office:value-type="float" office:value="0.447880268096924" calcext:value-type="float">
            <text:p>0,4478802681</text:p>
          </table:table-cell>
          <table:table-cell table:style-name="ce1" office:value-type="float" office:value="0.447880506515503" calcext:value-type="float">
            <text:p>0,4478805065</text:p>
          </table:table-cell>
          <table:table-cell table:style-name="ce1" office:value-type="float" office:value="-0.35174959897995" calcext:value-type="float">
            <text:p>-0,351749599</text:p>
          </table:table-cell>
          <table:table-cell table:style-name="ce1" office:value-type="float" office:value="4.26109075546265" calcext:value-type="float">
            <text:p>4,2610907555</text:p>
          </table:table-cell>
          <table:table-cell table:style-name="ce1" office:value-type="float" office:value="-2.92100524902344" calcext:value-type="float">
            <text:p>-2,921005249</text:p>
          </table:table-cell>
        </table:table-row>
        <table:table-row table:style-name="ro1">
          <table:table-cell table:style-name="ce1" office:value-type="string" calcext:value-type="string">
            <text:p>1.0286569595336914</text:p>
          </table:table-cell>
          <table:table-cell table:style-name="ce1" office:value-type="string" calcext:value-type="string">
            <text:p>0.022403717041015625</text:p>
          </table:table-cell>
          <table:table-cell table:style-name="ce1" office:value-type="string" calcext:value-type="string">
            <text:p>26.930035829544067</text:p>
          </table:table-cell>
          <table:table-cell table:style-name="ce1" office:value-type="float" office:value="-0.0181529019027948" calcext:value-type="float">
            <text:p>-0,0181529019</text:p>
          </table:table-cell>
          <table:table-cell table:style-name="ce1" office:value-type="float" office:value="-0.0254140626639128" calcext:value-type="float">
            <text:p>-0,0254140627</text:p>
          </table:table-cell>
          <table:table-cell table:style-name="ce1" office:value-type="float" office:value="2.44852471351624" calcext:value-type="float">
            <text:p>2,4485247135</text:p>
          </table:table-cell>
          <table:table-cell table:style-name="ce1" office:value-type="float" office:value="-0.00872762367420899" calcext:value-type="float">
            <text:p>-0,0087276237</text:p>
          </table:table-cell>
          <table:table-cell table:number-columns-repeated="2" table:style-name="ce1" office:value-type="float" office:value="0.110485469331987" calcext:value-type="float">
            <text:p>0,1104854693</text:p>
          </table:table-cell>
          <table:table-cell table:style-name="ce1" office:value-type="float" office:value="-0.360710114240646" calcext:value-type="float">
            <text:p>-0,3607101142</text:p>
          </table:table-cell>
          <table:table-cell table:style-name="ce1" office:value-type="float" office:value="4.29053688049316" calcext:value-type="float">
            <text:p>4,2905368805</text:p>
          </table:table-cell>
          <table:table-cell table:style-name="ce1" office:value-type="float" office:value="-2.88129162788391" calcext:value-type="float">
            <text:p>-2,8812916279</text:p>
          </table:table-cell>
          <table:table-cell table:style-name="ce1" office:value-type="string" calcext:value-type="string">
            <text:p>-0.008727623674208995</text:p>
          </table:table-cell>
          <table:table-cell table:style-name="ce1" office:value-type="string" calcext:value-type="string">
            <text:p>0.11048546933198694</text:p>
          </table:table-cell>
          <table:table-cell table:style-name="ce1" office:value-type="string" calcext:value-type="string">
            <text:p>-0.1571301869748812</text:p>
          </table:table-cell>
          <table:table-cell table:style-name="ce1" office:value-type="float" office:value="0.00330457733944058" calcext:value-type="float">
            <text:p>0,0033045773</text:p>
          </table:table-cell>
          <table:table-cell table:style-name="ce1" office:value-type="float" office:value="0.0143198344856501" calcext:value-type="float">
            <text:p>0,0143198345</text:p>
          </table:table-cell>
          <table:table-cell table:style-name="ce1" office:value-type="float" office:value="-0.113167178535461" calcext:value-type="float">
            <text:p>-0,1131671785</text:p>
          </table:table-cell>
          <table:table-cell table:style-name="ce1" office:value-type="float" office:value="-0.109999137668126" calcext:value-type="float">
            <text:p>-0,1099991377</text:p>
          </table:table-cell>
          <table:table-cell table:style-name="ce1" office:value-type="float" office:value="0.864256327613491" calcext:value-type="float">
            <text:p>0,864256327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54424954546224" calcext:value-type="float">
            <text:p>0,0154424955</text:p>
          </table:table-cell>
          <table:table-cell table:style-name="ce1" office:value-type="float" office:value="-0.0805960707303652" calcext:value-type="float">
            <text:p>-0,0805960707</text:p>
          </table:table-cell>
          <table:table-cell table:style-name="ce1" office:value-type="float" office:value="0.081479662423208" calcext:value-type="float">
            <text:p>0,0814796624</text:p>
          </table:table-cell>
          <table:table-cell table:style-name="ce1" office:value-type="float" office:value="0.471847295761108" calcext:value-type="float">
            <text:p>0,4718472958</text:p>
          </table:table-cell>
          <table:table-cell table:style-name="ce1" office:value-type="float" office:value="0.471842527389526" calcext:value-type="float">
            <text:p>0,4718425274</text:p>
          </table:table-cell>
          <table:table-cell table:style-name="ce1" office:value-type="float" office:value="0.471841335296631" calcext:value-type="float">
            <text:p>0,4718413353</text:p>
          </table:table-cell>
          <table:table-cell table:style-name="ce1" office:value-type="float" office:value="-0.360710114240646" calcext:value-type="float">
            <text:p>-0,3607101142</text:p>
          </table:table-cell>
          <table:table-cell table:style-name="ce1" office:value-type="float" office:value="4.29053688049316" calcext:value-type="float">
            <text:p>4,2905368805</text:p>
          </table:table-cell>
          <table:table-cell table:style-name="ce1" office:value-type="float" office:value="-2.88129162788391" calcext:value-type="float">
            <text:p>-2,8812916279</text:p>
          </table:table-cell>
        </table:table-row>
        <table:table-row table:style-name="ro1">
          <table:table-cell table:style-name="ce1" office:value-type="string" calcext:value-type="string">
            <text:p>1.042051076889038</text:p>
          </table:table-cell>
          <table:table-cell table:style-name="ce1" office:value-type="string" calcext:value-type="string">
            <text:p>0.01339411735534668</text:p>
          </table:table-cell>
          <table:table-cell table:style-name="ce1" office:value-type="string" calcext:value-type="string">
            <text:p>27.401103258132935</text:p>
          </table:table-cell>
          <table:table-cell table:style-name="ce1" office:value-type="float" office:value="-0.0250233802944422" calcext:value-type="float">
            <text:p>-0,0250233803</text:p>
          </table:table-cell>
          <table:table-cell table:style-name="ce1" office:value-type="float" office:value="0.00357476877979934" calcext:value-type="float">
            <text:p>0,0035747688</text:p>
          </table:table-cell>
          <table:table-cell table:style-name="ce1" office:value-type="float" office:value="2.41088438034058" calcext:value-type="float">
            <text:p>2,4108843803</text:p>
          </table:table-cell>
          <table:table-cell table:style-name="ce1" office:value-type="float" office:value="-0.00561753651931095" calcext:value-type="float">
            <text:p>-0,0056175365</text:p>
          </table:table-cell>
          <table:table-cell table:number-columns-repeated="2" table:style-name="ce1" office:value-type="float" office:value="0.106468978033872" calcext:value-type="float">
            <text:p>0,106468978</text:p>
          </table:table-cell>
          <table:table-cell table:style-name="ce1" office:value-type="float" office:value="-0.369163304567337" calcext:value-type="float">
            <text:p>-0,3691633046</text:p>
          </table:table-cell>
          <table:table-cell table:style-name="ce1" office:value-type="float" office:value="4.31914901733398" calcext:value-type="float">
            <text:p>4,3191490173</text:p>
          </table:table-cell>
          <table:table-cell table:style-name="ce1" office:value-type="float" office:value="-2.84238576889038" calcext:value-type="float">
            <text:p>-2,8423857689</text:p>
          </table:table-cell>
          <table:table-cell table:style-name="ce1" office:value-type="string" calcext:value-type="string">
            <text:p>-0.005617536519310951</text:p>
          </table:table-cell>
          <table:table-cell table:style-name="ce1" office:value-type="string" calcext:value-type="string">
            <text:p>0.10646897803387206</text:p>
          </table:table-cell>
          <table:table-cell table:style-name="ce1" office:value-type="string" calcext:value-type="string">
            <text:p>-0.15623777186710291</text:p>
          </table:table-cell>
          <table:table-cell table:style-name="ce1" office:value-type="float" office:value="0.00544587057083845" calcext:value-type="float">
            <text:p>0,0054458706</text:p>
          </table:table-cell>
          <table:table-cell table:style-name="ce1" office:value-type="float" office:value="0.00762421879917383" calcext:value-type="float">
            <text:p>0,0076242188</text:p>
          </table:table-cell>
          <table:table-cell table:style-name="ce1" office:value-type="float" office:value="-0.111723285102844" calcext:value-type="float">
            <text:p>-0,1117232851</text:p>
          </table:table-cell>
          <table:table-cell table:style-name="ce1" office:value-type="float" office:value="-0.10151635697859" calcext:value-type="float">
            <text:p>-0,101516357</text:p>
          </table:table-cell>
          <table:table-cell table:style-name="ce1" office:value-type="float" office:value="0.87613225693395" calcext:value-type="float">
            <text:p>0,876132256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52743490597108" calcext:value-type="float">
            <text:p>0,0152743491</text:p>
          </table:table-cell>
          <table:table-cell table:style-name="ce1" office:value-type="float" office:value="-0.0477612578176499" calcext:value-type="float">
            <text:p>-0,0477612578</text:p>
          </table:table-cell>
          <table:table-cell table:style-name="ce1" office:value-type="float" office:value="0.0594205294296519" calcext:value-type="float">
            <text:p>0,0594205294</text:p>
          </table:table-cell>
          <table:table-cell table:style-name="ce1" office:value-type="float" office:value="0.467296123504639" calcext:value-type="float">
            <text:p>0,4672961235</text:p>
          </table:table-cell>
          <table:table-cell table:style-name="ce1" office:value-type="float" office:value="0.467297554016113" calcext:value-type="float">
            <text:p>0,467297554</text:p>
          </table:table-cell>
          <table:table-cell table:style-name="ce1" office:value-type="float" office:value="0.467299461364746" calcext:value-type="float">
            <text:p>0,4672994614</text:p>
          </table:table-cell>
          <table:table-cell table:style-name="ce1" office:value-type="float" office:value="-0.369163304567337" calcext:value-type="float">
            <text:p>-0,3691633046</text:p>
          </table:table-cell>
          <table:table-cell table:style-name="ce1" office:value-type="float" office:value="4.31914901733398" calcext:value-type="float">
            <text:p>4,3191490173</text:p>
          </table:table-cell>
          <table:table-cell table:style-name="ce1" office:value-type="float" office:value="-2.84238576889038" calcext:value-type="float">
            <text:p>-2,8423857689</text:p>
          </table:table-cell>
        </table:table-row>
        <table:table-row table:style-name="ro1">
          <table:table-cell table:style-name="ce1" office:value-type="string" calcext:value-type="string">
            <text:p>1.055436134338379</text:p>
          </table:table-cell>
          <table:table-cell table:style-name="ce1" office:value-type="string" calcext:value-type="string">
            <text:p>0.01338505744934082</text:p>
          </table:table-cell>
          <table:table-cell table:style-name="ce1" office:value-type="string" calcext:value-type="string">
            <text:p>27.86222743988037</text:p>
          </table:table-cell>
          <table:table-cell table:style-name="ce1" office:value-type="float" office:value="-0.0318789221346378" calcext:value-type="float">
            <text:p>-0,0318789221</text:p>
          </table:table-cell>
          <table:table-cell table:style-name="ce1" office:value-type="float" office:value="0.0247947182506323" calcext:value-type="float">
            <text:p>0,0247947183</text:p>
          </table:table-cell>
          <table:table-cell table:style-name="ce1" office:value-type="float" office:value="2.38885378837585" calcext:value-type="float">
            <text:p>2,3888537884</text:p>
          </table:table-cell>
          <table:table-cell table:style-name="ce1" office:value-type="float" office:value="-0.00224398875124913" calcext:value-type="float">
            <text:p>-0,0022439888</text:p>
          </table:table-cell>
          <table:table-cell table:number-columns-repeated="2" table:style-name="ce1" office:value-type="float" office:value="0.0969799513271565" calcext:value-type="float">
            <text:p>0,0969799513</text:p>
          </table:table-cell>
          <table:table-cell table:style-name="ce1" office:value-type="float" office:value="-0.374790996313095" calcext:value-type="float">
            <text:p>-0,3747909963</text:p>
          </table:table-cell>
          <table:table-cell table:style-name="ce1" office:value-type="float" office:value="4.34748983383179" calcext:value-type="float">
            <text:p>4,3474898338</text:p>
          </table:table-cell>
          <table:table-cell table:style-name="ce1" office:value-type="float" office:value="-2.80297446250916" calcext:value-type="float">
            <text:p>-2,8029744625</text:p>
          </table:table-cell>
          <table:table-cell table:style-name="ce1" office:value-type="string" calcext:value-type="string">
            <text:p>-0.002243988751249126</text:p>
          </table:table-cell>
          <table:table-cell table:style-name="ce1" office:value-type="string" calcext:value-type="string">
            <text:p>0.09697995132715645</text:p>
          </table:table-cell>
          <table:table-cell table:style-name="ce1" office:value-type="string" calcext:value-type="string">
            <text:p>-0.15372649413795886</text:p>
          </table:table-cell>
          <table:table-cell table:style-name="ce1" office:value-type="float" office:value="0.00750701408833265" calcext:value-type="float">
            <text:p>0,0075070141</text:p>
          </table:table-cell>
          <table:table-cell table:style-name="ce1" office:value-type="float" office:value="-0.0010724306339398" calcext:value-type="float">
            <text:p>-0,0010724306</text:p>
          </table:table-cell>
          <table:table-cell table:style-name="ce1" office:value-type="float" office:value="-0.10976598777771" calcext:value-type="float">
            <text:p>-0,1097659878</text:p>
          </table:table-cell>
          <table:table-cell table:style-name="ce1" office:value-type="float" office:value="-0.0899706878296741" calcext:value-type="float">
            <text:p>-0,0899706878</text:p>
          </table:table-cell>
          <table:table-cell table:style-name="ce1" office:value-type="float" office:value="0.874482878107102" calcext:value-type="float">
            <text:p>0,874482878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48906565207686" calcext:value-type="float">
            <text:p>0,0148906565</text:p>
          </table:table-cell>
          <table:table-cell table:style-name="ce1" office:value-type="float" office:value="-0.0628287255305122" calcext:value-type="float">
            <text:p>-0,0628287255</text:p>
          </table:table-cell>
          <table:table-cell table:style-name="ce1" office:value-type="float" office:value="0.0815797455900431" calcext:value-type="float">
            <text:p>0,0815797456</text:p>
          </table:table-cell>
          <table:table-cell table:style-name="ce1" office:value-type="float" office:value="0.461395263671875" calcext:value-type="float">
            <text:p>0,4613952637</text:p>
          </table:table-cell>
          <table:table-cell table:style-name="ce1" office:value-type="float" office:value="0.461394548416138" calcext:value-type="float">
            <text:p>0,4613945484</text:p>
          </table:table-cell>
          <table:table-cell table:style-name="ce1" office:value-type="float" office:value="0.461393117904663" calcext:value-type="float">
            <text:p>0,4613931179</text:p>
          </table:table-cell>
          <table:table-cell table:style-name="ce1" office:value-type="float" office:value="-0.374790996313095" calcext:value-type="float">
            <text:p>-0,3747909963</text:p>
          </table:table-cell>
          <table:table-cell table:style-name="ce1" office:value-type="float" office:value="4.34748983383179" calcext:value-type="float">
            <text:p>4,3474898338</text:p>
          </table:table-cell>
          <table:table-cell table:style-name="ce1" office:value-type="float" office:value="-2.80297446250916" calcext:value-type="float">
            <text:p>-2,8029744625</text:p>
          </table:table-cell>
        </table:table-row>
        <table:table-row table:style-name="ro1">
          <table:table-cell table:style-name="ce1" office:value-type="string" calcext:value-type="string">
            <text:p>1.0688178539276123</text:p>
          </table:table-cell>
          <table:table-cell table:style-name="ce1" office:value-type="string" calcext:value-type="string">
            <text:p>0.013381719589233398</text:p>
          </table:table-cell>
          <table:table-cell table:style-name="ce1" office:value-type="string" calcext:value-type="string">
            <text:p>28.3518705368042</text:p>
          </table:table-cell>
          <table:table-cell table:style-name="ce1" office:value-type="float" office:value="-0.0384051539003849" calcext:value-type="float">
            <text:p>-0,0384051539</text:p>
          </table:table-cell>
          <table:table-cell table:style-name="ce1" office:value-type="float" office:value="0.0453879088163376" calcext:value-type="float">
            <text:p>0,0453879088</text:p>
          </table:table-cell>
          <table:table-cell table:style-name="ce1" office:value-type="float" office:value="2.35464406013489" calcext:value-type="float">
            <text:p>2,3546440601</text:p>
          </table:table-cell>
          <table:table-cell table:style-name="ce1" office:value-type="float" office:value="0.00157153989396765" calcext:value-type="float">
            <text:p>0,0015715399</text:p>
          </table:table-cell>
          <table:table-cell table:number-columns-repeated="2" table:style-name="ce1" office:value-type="float" office:value="0.0899972766154095" calcext:value-type="float">
            <text:p>0,0899972766</text:p>
          </table:table-cell>
          <table:table-cell table:style-name="ce1" office:value-type="float" office:value="-0.377952247858047" calcext:value-type="float">
            <text:p>-0,3779522479</text:p>
          </table:table-cell>
          <table:table-cell table:style-name="ce1" office:value-type="float" office:value="4.37468910217285" calcext:value-type="float">
            <text:p>4,3746891022</text:p>
          </table:table-cell>
          <table:table-cell table:style-name="ce1" office:value-type="float" office:value="-2.76362681388855" calcext:value-type="float">
            <text:p>-2,7636268139</text:p>
          </table:table-cell>
          <table:table-cell table:style-name="ce1" office:value-type="string" calcext:value-type="string">
            <text:p>0.0015715398939676476</text:p>
          </table:table-cell>
          <table:table-cell table:style-name="ce1" office:value-type="string" calcext:value-type="string">
            <text:p>0.08999727661540954</text:p>
          </table:table-cell>
          <table:table-cell table:style-name="ce1" office:value-type="string" calcext:value-type="string">
            <text:p>-0.15349500019643925</text:p>
          </table:table-cell>
          <table:table-cell table:style-name="ce1" office:value-type="float" office:value="0.00956367664039135" calcext:value-type="float">
            <text:p>0,0095636766</text:p>
          </table:table-cell>
          <table:table-cell table:style-name="ce1" office:value-type="float" office:value="-0.00743841547518969" calcext:value-type="float">
            <text:p>-0,0074384155</text:p>
          </table:table-cell>
          <table:table-cell table:style-name="ce1" office:value-type="float" office:value="-0.108620396995544" calcext:value-type="float">
            <text:p>-0,108620397</text:p>
          </table:table-cell>
          <table:table-cell table:style-name="ce1" office:value-type="float" office:value="-0.0743692374132693" calcext:value-type="float">
            <text:p>-0,0743692374</text:p>
          </table:table-cell>
          <table:table-cell table:style-name="ce1" office:value-type="float" office:value="0.862348445723299" calcext:value-type="float">
            <text:p>0,862348445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40081389025567" calcext:value-type="float">
            <text:p>0,0140081389</text:p>
          </table:table-cell>
          <table:table-cell table:style-name="ce1" office:value-type="float" office:value="-0.0433594791895027" calcext:value-type="float">
            <text:p>-0,0433594792</text:p>
          </table:table-cell>
          <table:table-cell table:style-name="ce1" office:value-type="float" office:value="0.0450158719642067" calcext:value-type="float">
            <text:p>0,045015872</text:p>
          </table:table-cell>
          <table:table-cell table:style-name="ce1" office:value-type="float" office:value="0.489397048950195" calcext:value-type="float">
            <text:p>0,489397049</text:p>
          </table:table-cell>
          <table:table-cell table:style-name="ce1" office:value-type="float" office:value="0.4893958568573" calcext:value-type="float">
            <text:p>0,4893958569</text:p>
          </table:table-cell>
          <table:table-cell table:style-name="ce1" office:value-type="float" office:value="0.489396095275879" calcext:value-type="float">
            <text:p>0,4893960953</text:p>
          </table:table-cell>
          <table:table-cell table:style-name="ce1" office:value-type="float" office:value="-0.377952247858047" calcext:value-type="float">
            <text:p>-0,3779522479</text:p>
          </table:table-cell>
          <table:table-cell table:style-name="ce1" office:value-type="float" office:value="4.37468910217285" calcext:value-type="float">
            <text:p>4,3746891022</text:p>
          </table:table-cell>
          <table:table-cell table:style-name="ce1" office:value-type="float" office:value="-2.76362681388855" calcext:value-type="float">
            <text:p>-2,7636268139</text:p>
          </table:table-cell>
        </table:table-row>
        <table:table-row table:style-name="ro1">
          <table:table-cell table:style-name="ce1" office:value-type="string" calcext:value-type="string">
            <text:p>1.0995256900787354</text:p>
          </table:table-cell>
          <table:table-cell table:style-name="ce1" office:value-type="string" calcext:value-type="string">
            <text:p>0.030707836151123047</text:p>
          </table:table-cell>
          <table:table-cell table:style-name="ce1" office:value-type="string" calcext:value-type="string">
            <text:p>28.84127402305603</text:p>
          </table:table-cell>
          <table:table-cell table:style-name="ce1" office:value-type="float" office:value="-0.0379848703742027" calcext:value-type="float">
            <text:p>-0,0379848704</text:p>
          </table:table-cell>
          <table:table-cell table:style-name="ce1" office:value-type="float" office:value="0.0656102299690247" calcext:value-type="float">
            <text:p>0,06561023</text:p>
          </table:table-cell>
          <table:table-cell table:style-name="ce1" office:value-type="float" office:value="2.32887625694275" calcext:value-type="float">
            <text:p>2,3288762569</text:p>
          </table:table-cell>
          <table:table-cell table:style-name="ce1" office:value-type="float" office:value="0.0056640873938302" calcext:value-type="float">
            <text:p>0,0056640874</text:p>
          </table:table-cell>
          <table:table-cell table:number-columns-repeated="2" table:style-name="ce1" office:value-type="float" office:value="0.0813160221281553" calcext:value-type="float">
            <text:p>0,0813160221</text:p>
          </table:table-cell>
          <table:table-cell table:style-name="ce1" office:value-type="float" office:value="-0.380420118570328" calcext:value-type="float">
            <text:p>-0,3804201186</text:p>
          </table:table-cell>
          <table:table-cell table:style-name="ce1" office:value-type="float" office:value="4.39846467971802" calcext:value-type="float">
            <text:p>4,3984646797</text:p>
          </table:table-cell>
          <table:table-cell table:style-name="ce1" office:value-type="float" office:value="-2.72544360160828" calcext:value-type="float">
            <text:p>-2,7254436016</text:p>
          </table:table-cell>
          <table:table-cell table:style-name="ce1" office:value-type="string" calcext:value-type="string">
            <text:p>0.005664087393830201</text:p>
          </table:table-cell>
          <table:table-cell table:style-name="ce1" office:value-type="string" calcext:value-type="string">
            <text:p>0.08131602212815534</text:p>
          </table:table-cell>
          <table:table-cell table:style-name="ce1" office:value-type="string" calcext:value-type="string">
            <text:p>-0.15109410819482655</text:p>
          </table:table-cell>
          <table:table-cell table:style-name="ce1" office:value-type="float" office:value="0.0115215461701155" calcext:value-type="float">
            <text:p>0,0115215462</text:p>
          </table:table-cell>
          <table:table-cell table:style-name="ce1" office:value-type="float" office:value="-0.0136163726449013" calcext:value-type="float">
            <text:p>-0,0136163726</text:p>
          </table:table-cell>
          <table:table-cell table:style-name="ce1" office:value-type="float" office:value="-0.106841491127014" calcext:value-type="float">
            <text:p>-0,1068414911</text:p>
          </table:table-cell>
          <table:table-cell table:style-name="ce1" office:value-type="float" office:value="-0.0555724125460894" calcext:value-type="float">
            <text:p>-0,0555724125</text:p>
          </table:table-cell>
          <table:table-cell table:style-name="ce1" office:value-type="float" office:value="0.840134027321887" calcext:value-type="float">
            <text:p>0,840134027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33342166628752" calcext:value-type="float">
            <text:p>0,0133342167</text:p>
          </table:table-cell>
          <table:table-cell table:style-name="ce1" office:value-type="float" office:value="-0.0420754592240109" calcext:value-type="float">
            <text:p>-0,0420754592</text:p>
          </table:table-cell>
          <table:table-cell table:style-name="ce1" office:value-type="float" office:value="0.0698953172875048" calcext:value-type="float">
            <text:p>0,0698953173</text:p>
          </table:table-cell>
          <table:table-cell table:style-name="ce1" office:value-type="float" office:value="0.489434957504272" calcext:value-type="float">
            <text:p>0,4894349575</text:p>
          </table:table-cell>
          <table:table-cell table:style-name="ce1" office:value-type="float" office:value="0.489434719085693" calcext:value-type="float">
            <text:p>0,4894347191</text:p>
          </table:table-cell>
          <table:table-cell table:style-name="ce1" office:value-type="float" office:value="0.489442348480225" calcext:value-type="float">
            <text:p>0,4894423485</text:p>
          </table:table-cell>
          <table:table-cell table:style-name="ce1" office:value-type="float" office:value="-0.380420118570328" calcext:value-type="float">
            <text:p>-0,3804201186</text:p>
          </table:table-cell>
          <table:table-cell table:style-name="ce1" office:value-type="float" office:value="4.39846467971802" calcext:value-type="float">
            <text:p>4,3984646797</text:p>
          </table:table-cell>
          <table:table-cell table:style-name="ce1" office:value-type="float" office:value="-2.72544360160828" calcext:value-type="float">
            <text:p>-2,7254436016</text:p>
          </table:table-cell>
        </table:table-row>
        <table:table-row table:style-name="ro1">
          <table:table-cell table:style-name="ce1" office:value-type="string" calcext:value-type="string">
            <text:p>1.1136486530303955</text:p>
          </table:table-cell>
          <table:table-cell table:style-name="ce1" office:value-type="string" calcext:value-type="string">
            <text:p>0.014122962951660156</text:p>
          </table:table-cell>
          <table:table-cell table:style-name="ce1" office:value-type="string" calcext:value-type="string">
            <text:p>29.314831733703613</text:p>
          </table:table-cell>
          <table:table-cell table:style-name="ce1" office:value-type="float" office:value="-0.0374693386256695" calcext:value-type="float">
            <text:p>-0,0374693386</text:p>
          </table:table-cell>
          <table:table-cell table:style-name="ce1" office:value-type="float" office:value="0.0851575881242752" calcext:value-type="float">
            <text:p>0,0851575881</text:p>
          </table:table-cell>
          <table:table-cell table:style-name="ce1" office:value-type="float" office:value="2.2972686290741" calcext:value-type="float">
            <text:p>2,2972686291</text:p>
          </table:table-cell>
          <table:table-cell table:style-name="ce1" office:value-type="float" office:value="0.00703755025619434" calcext:value-type="float">
            <text:p>0,0070375503</text:p>
          </table:table-cell>
          <table:table-cell table:number-columns-repeated="2" table:style-name="ce1" office:value-type="float" office:value="0.0716513243955562" calcext:value-type="float">
            <text:p>0,0716513244</text:p>
          </table:table-cell>
          <table:table-cell table:style-name="ce1" office:value-type="float" office:value="-0.380984097719193" calcext:value-type="float">
            <text:p>-0,3809840977</text:p>
          </table:table-cell>
          <table:table-cell table:style-name="ce1" office:value-type="float" office:value="4.41964197158814" calcext:value-type="float">
            <text:p>4,4196419716</text:p>
          </table:table-cell>
          <table:table-cell table:style-name="ce1" office:value-type="float" office:value="-2.68739199638367" calcext:value-type="float">
            <text:p>-2,6873919964</text:p>
          </table:table-cell>
          <table:table-cell table:style-name="ce1" office:value-type="string" calcext:value-type="string">
            <text:p>0.00703755025619434</text:p>
          </table:table-cell>
          <table:table-cell table:style-name="ce1" office:value-type="string" calcext:value-type="string">
            <text:p>0.07165132439555617</text:p>
          </table:table-cell>
          <table:table-cell table:style-name="ce1" office:value-type="string" calcext:value-type="string">
            <text:p>-0.15014108673759902</text:p>
          </table:table-cell>
          <table:table-cell table:style-name="ce1" office:value-type="float" office:value="0.0113954611122608" calcext:value-type="float">
            <text:p>0,0113954611</text:p>
          </table:table-cell>
          <table:table-cell table:style-name="ce1" office:value-type="float" office:value="-0.0196830689907074" calcext:value-type="float">
            <text:p>-0,019683069</text:p>
          </table:table-cell>
          <table:table-cell table:style-name="ce1" office:value-type="float" office:value="-0.105501565361023" calcext:value-type="float">
            <text:p>-0,1055015654</text:p>
          </table:table-cell>
          <table:table-cell table:style-name="ce1" office:value-type="float" office:value="-0.037586150270707" calcext:value-type="float">
            <text:p>-0,0375861503</text:p>
          </table:table-cell>
          <table:table-cell table:style-name="ce1" office:value-type="float" office:value="0.809066722207184" calcext:value-type="float">
            <text:p>0,809066722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0887589373379321" calcext:value-type="float">
            <text:p>-0,0008875894</text:p>
          </table:table-cell>
          <table:table-cell table:style-name="ce1" office:value-type="float" office:value="-0.0427069916890645" calcext:value-type="float">
            <text:p>-0,0427069917</text:p>
          </table:table-cell>
          <table:table-cell table:style-name="ce1" office:value-type="float" office:value="0.0544191449369571" calcext:value-type="float">
            <text:p>0,0544191449</text:p>
          </table:table-cell>
          <table:table-cell table:style-name="ce1" office:value-type="float" office:value="0.473511219024658" calcext:value-type="float">
            <text:p>0,473511219</text:p>
          </table:table-cell>
          <table:table-cell table:style-name="ce1" office:value-type="float" office:value="0.473513126373291" calcext:value-type="float">
            <text:p>0,4735131264</text:p>
          </table:table-cell>
          <table:table-cell table:style-name="ce1" office:value-type="float" office:value="0.473506212234497" calcext:value-type="float">
            <text:p>0,4735062122</text:p>
          </table:table-cell>
          <table:table-cell table:style-name="ce1" office:value-type="float" office:value="-0.380984097719193" calcext:value-type="float">
            <text:p>-0,3809840977</text:p>
          </table:table-cell>
          <table:table-cell table:style-name="ce1" office:value-type="float" office:value="4.41964197158814" calcext:value-type="float">
            <text:p>4,4196419716</text:p>
          </table:table-cell>
          <table:table-cell table:style-name="ce1" office:value-type="float" office:value="-2.68739199638367" calcext:value-type="float">
            <text:p>-2,6873919964</text:p>
          </table:table-cell>
        </table:table-row>
        <table:table-row table:style-name="ro1">
          <table:table-cell table:style-name="ce1" office:value-type="string" calcext:value-type="string">
            <text:p>1.1355698108673096</text:p>
          </table:table-cell>
          <table:table-cell table:style-name="ce1" office:value-type="string" calcext:value-type="string">
            <text:p>0.021921157836914062</text:p>
          </table:table-cell>
          <table:table-cell table:style-name="ce1" office:value-type="string" calcext:value-type="string">
            <text:p>29.84341812133789</text:p>
          </table:table-cell>
          <table:table-cell table:style-name="ce1" office:value-type="float" office:value="-0.036998838186264" calcext:value-type="float">
            <text:p>-0,0369988382</text:p>
          </table:table-cell>
          <table:table-cell table:style-name="ce1" office:value-type="float" office:value="0.104269452393055" calcext:value-type="float">
            <text:p>0,1042694524</text:p>
          </table:table-cell>
          <table:table-cell table:style-name="ce1" office:value-type="float" office:value="2.26842188835144" calcext:value-type="float">
            <text:p>2,2684218884</text:p>
          </table:table-cell>
          <table:table-cell table:style-name="ce1" office:value-type="float" office:value="0.00917265779401377" calcext:value-type="float">
            <text:p>0,0091726578</text:p>
          </table:table-cell>
          <table:table-cell table:number-columns-repeated="2" table:style-name="ce1" office:value-type="float" office:value="0.0608146944161476" calcext:value-type="float">
            <text:p>0,0608146944</text:p>
          </table:table-cell>
          <table:table-cell table:style-name="ce1" office:value-type="float" office:value="-0.379076033830643" calcext:value-type="float">
            <text:p>-0,3790760338</text:p>
          </table:table-cell>
          <table:table-cell table:style-name="ce1" office:value-type="float" office:value="4.43843698501587" calcext:value-type="float">
            <text:p>4,438436985</text:p>
          </table:table-cell>
          <table:table-cell table:style-name="ce1" office:value-type="float" office:value="-2.65004301071167" calcext:value-type="float">
            <text:p>-2,6500430107</text:p>
          </table:table-cell>
          <table:table-cell table:style-name="ce1" office:value-type="string" calcext:value-type="string">
            <text:p>0.00917265779401377</text:p>
          </table:table-cell>
          <table:table-cell table:style-name="ce1" office:value-type="string" calcext:value-type="string">
            <text:p>0.060814694416147584</text:p>
          </table:table-cell>
          <table:table-cell table:style-name="ce1" office:value-type="string" calcext:value-type="string">
            <text:p>-0.14837305530305311</text:p>
          </table:table-cell>
          <table:table-cell table:style-name="ce1" office:value-type="float" office:value="0.0112408015877008" calcext:value-type="float">
            <text:p>0,0112408016</text:p>
          </table:table-cell>
          <table:table-cell table:style-name="ce1" office:value-type="float" office:value="-0.0255472764372826" calcext:value-type="float">
            <text:p>-0,0255472764</text:p>
          </table:table-cell>
          <table:table-cell table:style-name="ce1" office:value-type="float" office:value="-0.103857968711853" calcext:value-type="float">
            <text:p>-0,1038579687</text:p>
          </table:table-cell>
          <table:table-cell table:style-name="ce1" office:value-type="float" office:value="-0.0176468941921958" calcext:value-type="float">
            <text:p>-0,0176468942</text:p>
          </table:table-cell>
          <table:table-cell table:style-name="ce1" office:value-type="float" office:value="0.763750352758346" calcext:value-type="float">
            <text:p>0,763750352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0968774039613924" calcext:value-type="float">
            <text:p>-0,000968774</text:p>
          </table:table-cell>
          <table:table-cell table:style-name="ce1" office:value-type="float" office:value="-0.0367329928444924" calcext:value-type="float">
            <text:p>-0,0367329928</text:p>
          </table:table-cell>
          <table:table-cell table:style-name="ce1" office:value-type="float" office:value="0.0593965363519961" calcext:value-type="float">
            <text:p>0,0593965364</text:p>
          </table:table-cell>
          <table:table-cell table:style-name="ce1" office:value-type="float" office:value="0.532148599624634" calcext:value-type="float">
            <text:p>0,5321485996</text:p>
          </table:table-cell>
          <table:table-cell table:style-name="ce1" office:value-type="float" office:value="0.532147169113159" calcext:value-type="float">
            <text:p>0,5321471691</text:p>
          </table:table-cell>
          <table:table-cell table:style-name="ce1" office:value-type="float" office:value="0.532145977020264" calcext:value-type="float">
            <text:p>0,532145977</text:p>
          </table:table-cell>
          <table:table-cell table:style-name="ce1" office:value-type="float" office:value="-0.379076033830643" calcext:value-type="float">
            <text:p>-0,3790760338</text:p>
          </table:table-cell>
          <table:table-cell table:style-name="ce1" office:value-type="float" office:value="4.43843698501587" calcext:value-type="float">
            <text:p>4,438436985</text:p>
          </table:table-cell>
          <table:table-cell table:style-name="ce1" office:value-type="float" office:value="-2.65004301071167" calcext:value-type="float">
            <text:p>-2,6500430107</text:p>
          </table:table-cell>
        </table:table-row>
        <table:table-row table:style-name="ro1">
          <table:table-cell table:style-name="ce1" office:value-type="string" calcext:value-type="string">
            <text:p>1.1502704620361328</text:p>
          </table:table-cell>
          <table:table-cell table:style-name="ce1" office:value-type="string" calcext:value-type="string">
            <text:p>0.014700651168823242</text:p>
          </table:table-cell>
          <table:table-cell table:style-name="ce1" office:value-type="string" calcext:value-type="string">
            <text:p>30.327515125274658</text:p>
          </table:table-cell>
          <table:table-cell table:style-name="ce1" office:value-type="float" office:value="-0.0364733003079891" calcext:value-type="float">
            <text:p>-0,0364733003</text:p>
          </table:table-cell>
          <table:table-cell table:style-name="ce1" office:value-type="float" office:value="0.12268291413784" calcext:value-type="float">
            <text:p>0,1226829141</text:p>
          </table:table-cell>
          <table:table-cell table:style-name="ce1" office:value-type="float" office:value="2.23620080947876" calcext:value-type="float">
            <text:p>2,2362008095</text:p>
          </table:table-cell>
          <table:table-cell table:style-name="ce1" office:value-type="float" office:value="0.0110764485735549" calcext:value-type="float">
            <text:p>0,0110764486</text:p>
          </table:table-cell>
          <table:table-cell table:number-columns-repeated="2" table:style-name="ce1" office:value-type="float" office:value="0.0491958565391297" calcext:value-type="float">
            <text:p>0,0491958565</text:p>
          </table:table-cell>
          <table:table-cell table:style-name="ce1" office:value-type="float" office:value="-0.379076033830643" calcext:value-type="float">
            <text:p>-0,3790760338</text:p>
          </table:table-cell>
          <table:table-cell table:style-name="ce1" office:value-type="float" office:value="4.43843698501587" calcext:value-type="float">
            <text:p>4,438436985</text:p>
          </table:table-cell>
          <table:table-cell table:style-name="ce1" office:value-type="float" office:value="-2.65004301071167" calcext:value-type="float">
            <text:p>-2,6500430107</text:p>
          </table:table-cell>
          <table:table-cell table:style-name="ce1" office:value-type="string" calcext:value-type="string">
            <text:p>0.01107644857355487</text:p>
          </table:table-cell>
          <table:table-cell table:style-name="ce1" office:value-type="string" calcext:value-type="string">
            <text:p>0.049195856539129654</text:p>
          </table:table-cell>
          <table:table-cell table:style-name="ce1" office:value-type="string" calcext:value-type="string">
            <text:p>-0.14685776535301756</text:p>
          </table:table-cell>
          <table:table-cell table:style-name="ce1" office:value-type="float" office:value="0.0110996514558792" calcext:value-type="float">
            <text:p>0,0110996515</text:p>
          </table:table-cell>
          <table:table-cell table:style-name="ce1" office:value-type="float" office:value="-0.0312808357179165" calcext:value-type="float">
            <text:p>-0,0312808357</text:p>
          </table:table-cell>
          <table:table-cell table:style-name="ce1" office:value-type="float" office:value="-0.102357938194275" calcext:value-type="float">
            <text:p>-0,1023579382</text:p>
          </table:table-cell>
          <table:table-cell table:style-name="ce1" office:value-type="float" office:value="0.000138677268197829" calcext:value-type="float">
            <text:p>0,0001386773</text:p>
          </table:table-cell>
          <table:table-cell table:style-name="ce1" office:value-type="float" office:value="0.713625688503608" calcext:value-type="float">
            <text:p>0,713625688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0978769204177305" calcext:value-type="float">
            <text:p>-0,0009787692</text:p>
          </table:table-cell>
          <table:table-cell table:style-name="ce1" office:value-type="float" office:value="-0.039756548021719" calcext:value-type="float">
            <text:p>-0,039756548</text:p>
          </table:table-cell>
          <table:table-cell table:style-name="ce1" office:value-type="float" office:value="0.0600069136502933" calcext:value-type="float">
            <text:p>0,0600069137</text:p>
          </table:table-cell>
          <table:table-cell table:style-name="ce1" office:value-type="float" office:value="0.480706214904785" calcext:value-type="float">
            <text:p>0,4807062149</text:p>
          </table:table-cell>
          <table:table-cell table:style-name="ce1" office:value-type="float" office:value="0.480722427368164" calcext:value-type="float">
            <text:p>0,4807224274</text:p>
          </table:table-cell>
          <table:table-cell table:style-name="ce1" office:value-type="float" office:value="0.48072361946106" calcext:value-type="float">
            <text:p>0,4807236195</text:p>
          </table:table-cell>
          <table:table-cell table:style-name="ce1" office:value-type="float" office:value="-0.379076033830643" calcext:value-type="float">
            <text:p>-0,3790760338</text:p>
          </table:table-cell>
          <table:table-cell table:style-name="ce1" office:value-type="float" office:value="4.43843698501587" calcext:value-type="float">
            <text:p>4,438436985</text:p>
          </table:table-cell>
          <table:table-cell table:style-name="ce1" office:value-type="float" office:value="-2.65004301071167" calcext:value-type="float">
            <text:p>-2,6500430107</text:p>
          </table:table-cell>
        </table:table-row>
        <table:table-row table:style-name="ro1">
          <table:table-cell table:style-name="ce1" office:value-type="string" calcext:value-type="string">
            <text:p>1.16810941696167</text:p>
          </table:table-cell>
          <table:table-cell table:style-name="ce1" office:value-type="string" calcext:value-type="string">
            <text:p>0.01783895492553711</text:p>
          </table:table-cell>
          <table:table-cell table:style-name="ce1" office:value-type="string" calcext:value-type="string">
            <text:p>30.804425477981567</text:p>
          </table:table-cell>
          <table:table-cell table:style-name="ce1" office:value-type="float" office:value="-0.0294477213174105" calcext:value-type="float">
            <text:p>-0,0294477213</text:p>
          </table:table-cell>
          <table:table-cell table:style-name="ce1" office:value-type="float" office:value="0.134150728583336" calcext:value-type="float">
            <text:p>0,1341507286</text:p>
          </table:table-cell>
          <table:table-cell table:style-name="ce1" office:value-type="float" office:value="2.20667123794556" calcext:value-type="float">
            <text:p>2,2066712379</text:p>
          </table:table-cell>
          <table:table-cell table:style-name="ce1" office:value-type="float" office:value="0.012915580518822" calcext:value-type="float">
            <text:p>0,0129155805</text:p>
          </table:table-cell>
          <table:table-cell table:number-columns-repeated="2" table:style-name="ce1" office:value-type="float" office:value="0.0369858776083682" calcext:value-type="float">
            <text:p>0,0369858776</text:p>
          </table:table-cell>
          <table:table-cell table:style-name="ce1" office:value-type="float" office:value="-0.375554710626602" calcext:value-type="float">
            <text:p>-0,3755547106</text:p>
          </table:table-cell>
          <table:table-cell table:style-name="ce1" office:value-type="float" office:value="4.45493745803833" calcext:value-type="float">
            <text:p>4,454937458</text:p>
          </table:table-cell>
          <table:table-cell table:style-name="ce1" office:value-type="float" office:value="-2.61269974708557" calcext:value-type="float">
            <text:p>-2,6126997471</text:p>
          </table:table-cell>
          <table:table-cell table:style-name="ce1" office:value-type="string" calcext:value-type="string">
            <text:p>0.012915580518822002</text:p>
          </table:table-cell>
          <table:table-cell table:style-name="ce1" office:value-type="string" calcext:value-type="string">
            <text:p>0.036985877608368245</text:p>
          </table:table-cell>
          <table:table-cell table:style-name="ce1" office:value-type="string" calcext:value-type="string">
            <text:p>-0.1449944605663292</text:p>
          </table:table-cell>
          <table:table-cell table:style-name="ce1" office:value-type="float" office:value="0.0109419900923967" calcext:value-type="float">
            <text:p>0,0109419901</text:p>
          </table:table-cell>
          <table:table-cell table:style-name="ce1" office:value-type="float" office:value="-0.0368048742413521" calcext:value-type="float">
            <text:p>-0,0368048742</text:p>
          </table:table-cell>
          <table:table-cell table:style-name="ce1" office:value-type="float" office:value="-0.100682442092896" calcext:value-type="float">
            <text:p>-0,1006824421</text:p>
          </table:table-cell>
          <table:table-cell table:style-name="ce1" office:value-type="float" office:value="0.0175446938664418" calcext:value-type="float">
            <text:p>0,0175446939</text:p>
          </table:table-cell>
          <table:table-cell table:style-name="ce1" office:value-type="float" office:value="0.655079701546053" calcext:value-type="float">
            <text:p>0,655079701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11012342053884" calcext:value-type="float">
            <text:p>-0,0011012342</text:p>
          </table:table-cell>
          <table:table-cell table:style-name="ce1" office:value-type="float" office:value="-0.0385853457018955" calcext:value-type="float">
            <text:p>-0,0385853457</text:p>
          </table:table-cell>
          <table:table-cell table:style-name="ce1" office:value-type="float" office:value="0.0675192610626521" calcext:value-type="float">
            <text:p>0,0675192611</text:p>
          </table:table-cell>
          <table:table-cell table:style-name="ce1" office:value-type="float" office:value="0.477226257324219" calcext:value-type="float">
            <text:p>0,4772262573</text:p>
          </table:table-cell>
          <table:table-cell table:style-name="ce1" office:value-type="float" office:value="0.477213859558106" calcext:value-type="float">
            <text:p>0,4772138596</text:p>
          </table:table-cell>
          <table:table-cell table:style-name="ce1" office:value-type="float" office:value="0.477213144302368" calcext:value-type="float">
            <text:p>0,4772131443</text:p>
          </table:table-cell>
          <table:table-cell table:style-name="ce1" office:value-type="float" office:value="-0.375554710626602" calcext:value-type="float">
            <text:p>-0,3755547106</text:p>
          </table:table-cell>
          <table:table-cell table:style-name="ce1" office:value-type="float" office:value="4.45493745803833" calcext:value-type="float">
            <text:p>4,454937458</text:p>
          </table:table-cell>
          <table:table-cell table:style-name="ce1" office:value-type="float" office:value="-2.61269974708557" calcext:value-type="float">
            <text:p>-2,6126997471</text:p>
          </table:table-cell>
        </table:table-row>
        <table:table-row table:style-name="ro1">
          <table:table-cell table:style-name="ce1" office:value-type="string" calcext:value-type="string">
            <text:p>1.1836490631103516</text:p>
          </table:table-cell>
          <table:table-cell table:style-name="ce1" office:value-type="string" calcext:value-type="string">
            <text:p>0.01553964614868164</text:p>
          </table:table-cell>
          <table:table-cell table:style-name="ce1" office:value-type="string" calcext:value-type="string">
            <text:p>31.277779579162598</text:p>
          </table:table-cell>
          <table:table-cell table:style-name="ce1" office:value-type="float" office:value="-0.0291172079741955" calcext:value-type="float">
            <text:p>-0,029117208</text:p>
          </table:table-cell>
          <table:table-cell table:style-name="ce1" office:value-type="float" office:value="0.145586043596268" calcext:value-type="float">
            <text:p>0,1455860436</text:p>
          </table:table-cell>
          <table:table-cell table:style-name="ce1" office:value-type="float" office:value="2.18190407752991" calcext:value-type="float">
            <text:p>2,1819040775</text:p>
          </table:table-cell>
          <table:table-cell table:style-name="ce1" office:value-type="float" office:value="0.0118595008784903" calcext:value-type="float">
            <text:p>0,0118595009</text:p>
          </table:table-cell>
          <table:table-cell table:number-columns-repeated="2" table:style-name="ce1" office:value-type="float" office:value="0.0268224189981086" calcext:value-type="float">
            <text:p>0,026822419</text:p>
          </table:table-cell>
          <table:table-cell table:style-name="ce1" office:value-type="float" office:value="-0.372043877840042" calcext:value-type="float">
            <text:p>-0,3720438778</text:p>
          </table:table-cell>
          <table:table-cell table:style-name="ce1" office:value-type="float" office:value="4.46791076660156" calcext:value-type="float">
            <text:p>4,4679107666</text:p>
          </table:table-cell>
          <table:table-cell table:style-name="ce1" office:value-type="float" office:value="-2.57631850242615" calcext:value-type="float">
            <text:p>-2,5763185024</text:p>
          </table:table-cell>
          <table:table-cell table:style-name="ce1" office:value-type="string" calcext:value-type="string">
            <text:p>0.011859500878490331</text:p>
          </table:table-cell>
          <table:table-cell table:style-name="ce1" office:value-type="string" calcext:value-type="string">
            <text:p>0.02682241899810862</text:p>
          </table:table-cell>
          <table:table-cell table:style-name="ce1" office:value-type="string" calcext:value-type="string">
            <text:p>-0.14358604659703336</text:p>
          </table:table-cell>
          <table:table-cell table:style-name="ce1" office:value-type="float" office:value="0.00883431639522314" calcext:value-type="float">
            <text:p>0,0088343164</text:p>
          </table:table-cell>
          <table:table-cell table:style-name="ce1" office:value-type="float" office:value="-0.0402452185750008" calcext:value-type="float">
            <text:p>-0,0402452186</text:p>
          </table:table-cell>
          <table:table-cell table:style-name="ce1" office:value-type="float" office:value="-0.0991469043731689" calcext:value-type="float">
            <text:p>-0,0991469044</text:p>
          </table:table-cell>
          <table:table-cell table:style-name="ce1" office:value-type="float" office:value="0.0314726109620881" calcext:value-type="float">
            <text:p>0,031472611</text:p>
          </table:table-cell>
          <table:table-cell table:style-name="ce1" office:value-type="float" office:value="0.591630366292694" calcext:value-type="float">
            <text:p>0,591630366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48541444343235" calcext:value-type="float">
            <text:p>-0,0148541444</text:p>
          </table:table-cell>
          <table:table-cell table:style-name="ce1" office:value-type="float" office:value="-0.0242463637637603" calcext:value-type="float">
            <text:p>-0,0242463638</text:p>
          </table:table-cell>
          <table:table-cell table:style-name="ce1" office:value-type="float" office:value="0.0624343110454229" calcext:value-type="float">
            <text:p>0,062434311</text:p>
          </table:table-cell>
          <table:table-cell table:style-name="ce1" office:value-type="float" office:value="0.472970962524414" calcext:value-type="float">
            <text:p>0,4729709625</text:p>
          </table:table-cell>
          <table:table-cell table:style-name="ce1" office:value-type="float" office:value="0.472970485687256" calcext:value-type="float">
            <text:p>0,4729704857</text:p>
          </table:table-cell>
          <table:table-cell table:style-name="ce1" office:value-type="float" office:value="0.472970247268677" calcext:value-type="float">
            <text:p>0,4729702473</text:p>
          </table:table-cell>
          <table:table-cell table:style-name="ce1" office:value-type="float" office:value="-0.372043877840042" calcext:value-type="float">
            <text:p>-0,3720438778</text:p>
          </table:table-cell>
          <table:table-cell table:style-name="ce1" office:value-type="float" office:value="4.46791076660156" calcext:value-type="float">
            <text:p>4,4679107666</text:p>
          </table:table-cell>
          <table:table-cell table:style-name="ce1" office:value-type="float" office:value="-2.57631850242615" calcext:value-type="float">
            <text:p>-2,5763185024</text:p>
          </table:table-cell>
        </table:table-row>
        <table:table-row table:style-name="ro1">
          <table:table-cell table:style-name="ce1" office:value-type="string" calcext:value-type="string">
            <text:p>1.1988520622253418</text:p>
          </table:table-cell>
          <table:table-cell table:style-name="ce1" office:value-type="string" calcext:value-type="string">
            <text:p>0.015202999114990234</text:p>
          </table:table-cell>
          <table:table-cell table:style-name="ce1" office:value-type="string" calcext:value-type="string">
            <text:p>31.766035079956055</text:p>
          </table:table-cell>
          <table:table-cell table:style-name="ce1" office:value-type="float" office:value="-0.0222874358296394" calcext:value-type="float">
            <text:p>-0,0222874358</text:p>
          </table:table-cell>
          <table:table-cell table:style-name="ce1" office:value-type="float" office:value="0.156012058258057" calcext:value-type="float">
            <text:p>0,1560120583</text:p>
          </table:table-cell>
          <table:table-cell table:style-name="ce1" office:value-type="float" office:value="2.14728903770447" calcext:value-type="float">
            <text:p>2,1472890377</text:p>
          </table:table-cell>
          <table:table-cell table:style-name="ce1" office:value-type="float" office:value="0.0139631920279082" calcext:value-type="float">
            <text:p>0,013963192</text:p>
          </table:table-cell>
          <table:table-cell table:number-columns-repeated="2" table:style-name="ce1" office:value-type="float" office:value="0.0152466239992661" calcext:value-type="float">
            <text:p>0,015246624</text:p>
          </table:table-cell>
          <table:table-cell table:style-name="ce1" office:value-type="float" office:value="-0.367557942867279" calcext:value-type="float">
            <text:p>-0,3675579429</text:p>
          </table:table-cell>
          <table:table-cell table:style-name="ce1" office:value-type="float" office:value="4.47768020629883" calcext:value-type="float">
            <text:p>4,4776802063</text:p>
          </table:table-cell>
          <table:table-cell table:style-name="ce1" office:value-type="float" office:value="-2.54002046585083" calcext:value-type="float">
            <text:p>-2,5400204659</text:p>
          </table:table-cell>
          <table:table-cell table:style-name="ce1" office:value-type="string" calcext:value-type="string">
            <text:p>0.013963192027908224</text:p>
          </table:table-cell>
          <table:table-cell table:style-name="ce1" office:value-type="string" calcext:value-type="string">
            <text:p>0.015246623999266113</text:p>
          </table:table-cell>
          <table:table-cell table:style-name="ce1" office:value-type="string" calcext:value-type="string">
            <text:p>-0.14259150899338402</text:p>
          </table:table-cell>
          <table:table-cell table:style-name="ce1" office:value-type="float" office:value="0.00873516239225864" calcext:value-type="float">
            <text:p>0,0087351624</text:p>
          </table:table-cell>
          <table:table-cell table:style-name="ce1" office:value-type="float" office:value="-0.0436758130788803" calcext:value-type="float">
            <text:p>-0,0436758131</text:p>
          </table:table-cell>
          <table:table-cell table:style-name="ce1" office:value-type="float" office:value="-0.0978590120315552" calcext:value-type="float">
            <text:p>-0,097859012</text:p>
          </table:table-cell>
          <table:table-cell table:style-name="ce1" office:value-type="float" office:value="0.0456964607478395" calcext:value-type="float">
            <text:p>0,0456964607</text:p>
          </table:table-cell>
          <table:table-cell table:style-name="ce1" office:value-type="float" office:value="0.520511254385791" calcext:value-type="float">
            <text:p>0,520511254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0676583758799101" calcext:value-type="float">
            <text:p>-0,0006765838</text:p>
          </table:table-cell>
          <table:table-cell table:style-name="ce1" office:value-type="float" office:value="-0.0234089294054888" calcext:value-type="float">
            <text:p>-0,0234089294</text:p>
          </table:table-cell>
          <table:table-cell table:style-name="ce1" office:value-type="float" office:value="0.0507001215268457" calcext:value-type="float">
            <text:p>0,0507001215</text:p>
          </table:table-cell>
          <table:table-cell table:style-name="ce1" office:value-type="float" office:value="0.488503217697144" calcext:value-type="float">
            <text:p>0,4885032177</text:p>
          </table:table-cell>
          <table:table-cell table:style-name="ce1" office:value-type="float" office:value="0.488502264022827" calcext:value-type="float">
            <text:p>0,488502264</text:p>
          </table:table-cell>
          <table:table-cell table:style-name="ce1" office:value-type="float" office:value="0.488502979278564" calcext:value-type="float">
            <text:p>0,4885029793</text:p>
          </table:table-cell>
          <table:table-cell table:style-name="ce1" office:value-type="float" office:value="-0.367557942867279" calcext:value-type="float">
            <text:p>-0,3675579429</text:p>
          </table:table-cell>
          <table:table-cell table:style-name="ce1" office:value-type="float" office:value="4.47768020629883" calcext:value-type="float">
            <text:p>4,4776802063</text:p>
          </table:table-cell>
          <table:table-cell table:style-name="ce1" office:value-type="float" office:value="-2.54002046585083" calcext:value-type="float">
            <text:p>-2,5400204659</text:p>
          </table:table-cell>
        </table:table-row>
        <table:table-row table:style-name="ro1">
          <table:table-cell table:style-name="ce1" office:value-type="string" calcext:value-type="string">
            <text:p>1.2165119647979736</text:p>
          </table:table-cell>
          <table:table-cell table:style-name="ce1" office:value-type="string" calcext:value-type="string">
            <text:p>0.017659902572631836</text:p>
          </table:table-cell>
          <table:table-cell table:style-name="ce1" office:value-type="string" calcext:value-type="string">
            <text:p>32.244731187820435</text:p>
          </table:table-cell>
          <table:table-cell table:style-name="ce1" office:value-type="float" office:value="-0.0157247185707092" calcext:value-type="float">
            <text:p>-0,0157247186</text:p>
          </table:table-cell>
          <table:table-cell table:style-name="ce1" office:value-type="float" office:value="0.160392135381699" calcext:value-type="float">
            <text:p>0,1603921354</text:p>
          </table:table-cell>
          <table:table-cell table:style-name="ce1" office:value-type="float" office:value="2.12100315093994" calcext:value-type="float">
            <text:p>2,1210031509</text:p>
          </table:table-cell>
          <table:table-cell table:style-name="ce1" office:value-type="float" office:value="0.0125979531644274" calcext:value-type="float">
            <text:p>0,0125979532</text:p>
          </table:table-cell>
          <table:table-cell table:number-columns-repeated="2" table:style-name="ce1" office:value-type="float" office:value="0.00359366635717606" calcext:value-type="float">
            <text:p>0,0035936664</text:p>
          </table:table-cell>
          <table:table-cell table:style-name="ce1" office:value-type="float" office:value="-0.362425625324249" calcext:value-type="float">
            <text:p>-0,3624256253</text:p>
          </table:table-cell>
          <table:table-cell table:style-name="ce1" office:value-type="float" office:value="4.48415613174439" calcext:value-type="float">
            <text:p>4,4841561317</text:p>
          </table:table-cell>
          <table:table-cell table:style-name="ce1" office:value-type="float" office:value="-2.50452470779419" calcext:value-type="float">
            <text:p>-2,5045247078</text:p>
          </table:table-cell>
          <table:table-cell table:style-name="ce1" office:value-type="string" calcext:value-type="string">
            <text:p>0.012597953164427364</text:p>
          </table:table-cell>
          <table:table-cell table:style-name="ce1" office:value-type="string" calcext:value-type="string">
            <text:p>0.0035936663571760567</text:p>
          </table:table-cell>
          <table:table-cell table:style-name="ce1" office:value-type="string" calcext:value-type="string">
            <text:p>-0.1402516891588923</text:p>
          </table:table-cell>
          <table:table-cell table:style-name="ce1" office:value-type="float" office:value="0.00668623074889183" calcext:value-type="float">
            <text:p>0,0066862307</text:p>
          </table:table-cell>
          <table:table-cell table:style-name="ce1" office:value-type="float" office:value="-0.046803617477417" calcext:value-type="float">
            <text:p>-0,0468036175</text:p>
          </table:table-cell>
          <table:table-cell table:style-name="ce1" office:value-type="float" office:value="-0.0960590299606323" calcext:value-type="float">
            <text:p>-0,09605903</text:p>
          </table:table-cell>
          <table:table-cell table:style-name="ce1" office:value-type="float" office:value="0.0563677607162171" calcext:value-type="float">
            <text:p>0,0563677607</text:p>
          </table:table-cell>
          <table:table-cell table:style-name="ce1" office:value-type="float" office:value="0.445811109546934" calcext:value-type="float">
            <text:p>0,445811109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42642516707357" calcext:value-type="float">
            <text:p>-0,0142642517</text:p>
          </table:table-cell>
          <table:table-cell table:style-name="ce1" office:value-type="float" office:value="-0.0217748440826082" calcext:value-type="float">
            <text:p>-0,0217748441</text:p>
          </table:table-cell>
          <table:table-cell table:style-name="ce1" office:value-type="float" office:value="0.0722936320695998" calcext:value-type="float">
            <text:p>0,0722936321</text:p>
          </table:table-cell>
          <table:table-cell table:style-name="ce1" office:value-type="float" office:value="0.478803396224976" calcext:value-type="float">
            <text:p>0,4788033962</text:p>
          </table:table-cell>
          <table:table-cell table:style-name="ce1" office:value-type="float" office:value="0.47881007194519" calcext:value-type="float">
            <text:p>0,4788100719</text:p>
          </table:table-cell>
          <table:table-cell table:style-name="ce1" office:value-type="float" office:value="0.478811740875244" calcext:value-type="float">
            <text:p>0,4788117409</text:p>
          </table:table-cell>
          <table:table-cell table:style-name="ce1" office:value-type="float" office:value="-0.362425625324249" calcext:value-type="float">
            <text:p>-0,3624256253</text:p>
          </table:table-cell>
          <table:table-cell table:style-name="ce1" office:value-type="float" office:value="4.48415613174439" calcext:value-type="float">
            <text:p>4,4841561317</text:p>
          </table:table-cell>
          <table:table-cell table:style-name="ce1" office:value-type="float" office:value="-2.50452470779419" calcext:value-type="float">
            <text:p>-2,5045247078</text:p>
          </table:table-cell>
        </table:table-row>
        <table:table-row table:style-name="ro1">
          <table:table-cell table:style-name="ce1" office:value-type="string" calcext:value-type="string">
            <text:p>1.2321975231170654</text:p>
          </table:table-cell>
          <table:table-cell table:style-name="ce1" office:value-type="string" calcext:value-type="string">
            <text:p>0.015685558319091797</text:p>
          </table:table-cell>
          <table:table-cell table:style-name="ce1" office:value-type="string" calcext:value-type="string">
            <text:p>32.71815729141235</text:p>
          </table:table-cell>
          <table:table-cell table:style-name="ce1" office:value-type="float" office:value="-0.00931720621883869" calcext:value-type="float">
            <text:p>-0,0093172062</text:p>
          </table:table-cell>
          <table:table-cell table:style-name="ce1" office:value-type="float" office:value="0.164603978395462" calcext:value-type="float">
            <text:p>0,1646039784</text:p>
          </table:table-cell>
          <table:table-cell table:style-name="ce1" office:value-type="float" office:value="2.09456038475037" calcext:value-type="float">
            <text:p>2,0945603848</text:p>
          </table:table-cell>
          <table:table-cell table:style-name="ce1" office:value-type="float" office:value="0.0114999339560025" calcext:value-type="float">
            <text:p>0,011499934</text:p>
          </table:table-cell>
          <table:table-cell table:number-columns-repeated="2" table:style-name="ce1" office:value-type="float" office:value="-0.00594336327350042" calcext:value-type="float">
            <text:p>-0,0059433633</text:p>
          </table:table-cell>
          <table:table-cell table:style-name="ce1" office:value-type="float" office:value="-0.357002913951874" calcext:value-type="float">
            <text:p>-0,357002914</text:p>
          </table:table-cell>
          <table:table-cell table:style-name="ce1" office:value-type="float" office:value="4.48847579956055" calcext:value-type="float">
            <text:p>4,4884757996</text:p>
          </table:table-cell>
          <table:table-cell table:style-name="ce1" office:value-type="float" office:value="-2.46874165534973" calcext:value-type="float">
            <text:p>-2,4687416553</text:p>
          </table:table-cell>
          <table:table-cell table:style-name="ce1" office:value-type="string" calcext:value-type="string">
            <text:p>0.011499933956002496</text:p>
          </table:table-cell>
          <table:table-cell table:style-name="ce1" office:value-type="string" calcext:value-type="string">
            <text:p>-0.005943363273500423</text:p>
          </table:table-cell>
          <table:table-cell table:style-name="ce1" office:value-type="string" calcext:value-type="string">
            <text:p>-0.13930268612644534</text:p>
          </table:table-cell>
          <table:table-cell table:style-name="ce1" office:value-type="float" office:value="0.00471741557121277" calcext:value-type="float">
            <text:p>0,0047174156</text:p>
          </table:table-cell>
          <table:table-cell table:style-name="ce1" office:value-type="float" office:value="-0.0481176406145096" calcext:value-type="float">
            <text:p>-0,0481176406</text:p>
          </table:table-cell>
          <table:table-cell table:style-name="ce1" office:value-type="float" office:value="-0.0946921638488769" calcext:value-type="float">
            <text:p>-0,0946921638</text:p>
          </table:table-cell>
          <table:table-cell table:style-name="ce1" office:value-type="float" office:value="0.0638048485557371" calcext:value-type="float">
            <text:p>0,0638048486</text:p>
          </table:table-cell>
          <table:table-cell table:style-name="ce1" office:value-type="float" office:value="0.369954149181072" calcext:value-type="float">
            <text:p>0,369954149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38759799780009" calcext:value-type="float">
            <text:p>-0,01387598</text:p>
          </table:table-cell>
          <table:table-cell table:style-name="ce1" office:value-type="float" office:value="-0.00926124537035403" calcext:value-type="float">
            <text:p>-0,0092612454</text:p>
          </table:table-cell>
          <table:table-cell table:style-name="ce1" office:value-type="float" office:value="0.055579108897265" calcext:value-type="float">
            <text:p>0,0555791089</text:p>
          </table:table-cell>
          <table:table-cell table:style-name="ce1" office:value-type="float" office:value="0.472955226898193" calcext:value-type="float">
            <text:p>0,4729552269</text:p>
          </table:table-cell>
          <table:table-cell table:style-name="ce1" office:value-type="float" office:value="0.472946882247925" calcext:value-type="float">
            <text:p>0,4729468822</text:p>
          </table:table-cell>
          <table:table-cell table:style-name="ce1" office:value-type="float" office:value="0.47294545173645" calcext:value-type="float">
            <text:p>0,4729454517</text:p>
          </table:table-cell>
          <table:table-cell table:style-name="ce1" office:value-type="float" office:value="-0.357002913951874" calcext:value-type="float">
            <text:p>-0,357002914</text:p>
          </table:table-cell>
          <table:table-cell table:style-name="ce1" office:value-type="float" office:value="4.48847579956055" calcext:value-type="float">
            <text:p>4,4884757996</text:p>
          </table:table-cell>
          <table:table-cell table:style-name="ce1" office:value-type="float" office:value="-2.46874165534973" calcext:value-type="float">
            <text:p>-2,4687416553</text:p>
          </table:table-cell>
        </table:table-row>
        <table:table-row table:style-name="ro1">
          <table:table-cell table:style-name="ce1" office:value-type="string" calcext:value-type="string">
            <text:p>1.2489399909973145</text:p>
          </table:table-cell>
          <table:table-cell table:style-name="ce1" office:value-type="string" calcext:value-type="string">
            <text:p>0.016742467880249023</text:p>
          </table:table-cell>
          <table:table-cell table:style-name="ce1" office:value-type="string" calcext:value-type="string">
            <text:p>33.280890226364136</text:p>
          </table:table-cell>
          <table:table-cell table:style-name="ce1" office:value-type="float" office:value="-0.0030493438243866" calcext:value-type="float">
            <text:p>-0,0030493438</text:p>
          </table:table-cell>
          <table:table-cell table:style-name="ce1" office:value-type="float" office:value="0.16161522269249" calcext:value-type="float">
            <text:p>0,1616152227</text:p>
          </table:table-cell>
          <table:table-cell table:style-name="ce1" office:value-type="float" office:value="2.05652904510498" calcext:value-type="float">
            <text:p>2,0565290451</text:p>
          </table:table-cell>
          <table:table-cell table:style-name="ce1" office:value-type="float" office:value="0.0102827953098972" calcext:value-type="float">
            <text:p>0,0102827953</text:p>
          </table:table-cell>
          <table:table-cell table:number-columns-repeated="2" table:style-name="ce1" office:value-type="float" office:value="-0.0178133209004726" calcext:value-type="float">
            <text:p>-0,0178133209</text:p>
          </table:table-cell>
          <table:table-cell table:style-name="ce1" office:value-type="float" office:value="-0.352041006088257" calcext:value-type="float">
            <text:p>-0,3520410061</text:p>
          </table:table-cell>
          <table:table-cell table:style-name="ce1" office:value-type="float" office:value="4.48947620391846" calcext:value-type="float">
            <text:p>4,4894762039</text:p>
          </table:table-cell>
          <table:table-cell table:style-name="ce1" office:value-type="float" office:value="-2.433833360672" calcext:value-type="float">
            <text:p>-2,4338333607</text:p>
          </table:table-cell>
          <table:table-cell table:style-name="ce1" office:value-type="string" calcext:value-type="string">
            <text:p>0.0102827953098972</text:p>
          </table:table-cell>
          <table:table-cell table:style-name="ce1" office:value-type="string" calcext:value-type="string">
            <text:p>-0.017813320900472558</text:p>
          </table:table-cell>
          <table:table-cell table:style-name="ce1" office:value-type="string" calcext:value-type="string">
            <text:p>-0.13814524783686352</text:p>
          </table:table-cell>
          <table:table-cell table:style-name="ce1" office:value-type="float" office:value="0.00279516186565161" calcext:value-type="float">
            <text:p>0,0027951619</text:p>
          </table:table-cell>
          <table:table-cell table:style-name="ce1" office:value-type="float" office:value="-0.0493811935186386" calcext:value-type="float">
            <text:p>-0,0493811935</text:p>
          </table:table-cell>
          <table:table-cell table:style-name="ce1" office:value-type="float" office:value="-0.093317140007019" calcext:value-type="float">
            <text:p>-0,09331714</text:p>
          </table:table-cell>
          <table:table-cell table:style-name="ce1" office:value-type="float" office:value="0.0690607225998506" calcext:value-type="float">
            <text:p>0,0690607226</text:p>
          </table:table-cell>
          <table:table-cell table:style-name="ce1" office:value-type="float" office:value="0.277100255617067" calcext:value-type="float">
            <text:p>0,277100255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13587413684308" calcext:value-type="float">
            <text:p>-0,0113587414</text:p>
          </table:table-cell>
          <table:table-cell table:style-name="ce1" office:value-type="float" office:value="-0.00746641944491758" calcext:value-type="float">
            <text:p>-0,0074664194</text:p>
          </table:table-cell>
          <table:table-cell table:style-name="ce1" office:value-type="float" office:value="0.0468756868062201" calcext:value-type="float">
            <text:p>0,0468756868</text:p>
          </table:table-cell>
          <table:table-cell table:style-name="ce1" office:value-type="float" office:value="0.564104080200195" calcext:value-type="float">
            <text:p>0,5641040802</text:p>
          </table:table-cell>
          <table:table-cell table:style-name="ce1" office:value-type="float" office:value="0.564104795455933" calcext:value-type="float">
            <text:p>0,5641047955</text:p>
          </table:table-cell>
          <table:table-cell table:style-name="ce1" office:value-type="float" office:value="0.564104080200195" calcext:value-type="float">
            <text:p>0,5641040802</text:p>
          </table:table-cell>
          <table:table-cell table:style-name="ce1" office:value-type="float" office:value="-0.352041006088257" calcext:value-type="float">
            <text:p>-0,3520410061</text:p>
          </table:table-cell>
          <table:table-cell table:style-name="ce1" office:value-type="float" office:value="4.48947620391846" calcext:value-type="float">
            <text:p>4,4894762039</text:p>
          </table:table-cell>
          <table:table-cell table:style-name="ce1" office:value-type="float" office:value="-2.433833360672" calcext:value-type="float">
            <text:p>-2,4338333607</text:p>
          </table:table-cell>
        </table:table-row>
        <table:table-row table:style-name="ro1">
          <table:table-cell table:style-name="ce1" office:value-type="string" calcext:value-type="string">
            <text:p>1.2662885189056396</text:p>
          </table:table-cell>
          <table:table-cell table:style-name="ce1" office:value-type="string" calcext:value-type="string">
            <text:p>0.017348527908325195</text:p>
          </table:table-cell>
          <table:table-cell table:style-name="ce1" office:value-type="string" calcext:value-type="string">
            <text:p>33.81788778305054</text:p>
          </table:table-cell>
          <table:table-cell table:style-name="ce1" office:value-type="float" office:value="-0.00300688575953245" calcext:value-type="float">
            <text:p>-0,0030068858</text:p>
          </table:table-cell>
          <table:table-cell table:style-name="ce1" office:value-type="float" office:value="0.159364938735962" calcext:value-type="float">
            <text:p>0,1593649387</text:p>
          </table:table-cell>
          <table:table-cell table:style-name="ce1" office:value-type="float" office:value="2.02789449691772" calcext:value-type="float">
            <text:p>2,0278944969</text:p>
          </table:table-cell>
          <table:table-cell table:style-name="ce1" office:value-type="float" office:value="0.00857665259387294" calcext:value-type="float">
            <text:p>0,0085766526</text:p>
          </table:table-cell>
          <table:table-cell table:number-columns-repeated="2" table:style-name="ce1" office:value-type="float" office:value="-0.0263518209920718" calcext:value-type="float">
            <text:p>-0,026351821</text:p>
          </table:table-cell>
          <table:table-cell table:style-name="ce1" office:value-type="float" office:value="-0.347687482833862" calcext:value-type="float">
            <text:p>-0,3476874828</text:p>
          </table:table-cell>
          <table:table-cell table:style-name="ce1" office:value-type="float" office:value="4.48800373077393" calcext:value-type="float">
            <text:p>4,4880037308</text:p>
          </table:table-cell>
          <table:table-cell table:style-name="ce1" office:value-type="float" office:value="-2.39936017990112" calcext:value-type="float">
            <text:p>-2,3993601799</text:p>
          </table:table-cell>
          <table:table-cell table:style-name="ce1" office:value-type="string" calcext:value-type="string">
            <text:p>0.00857665259387294</text:p>
          </table:table-cell>
          <table:table-cell table:style-name="ce1" office:value-type="string" calcext:value-type="string">
            <text:p>-0.026351820992071832</text:p>
          </table:table-cell>
          <table:table-cell table:style-name="ce1" office:value-type="string" calcext:value-type="string">
            <text:p>-0.1355647661738606</text:p>
          </table:table-cell>
          <table:table-cell table:style-name="ce1" office:value-type="float" office:value="0.000914803147315979" calcext:value-type="float">
            <text:p>0,0009148031</text:p>
          </table:table-cell>
          <table:table-cell table:style-name="ce1" office:value-type="float" office:value="-0.0484845668077469" calcext:value-type="float">
            <text:p>-0,0484845668</text:p>
          </table:table-cell>
          <table:table-cell table:style-name="ce1" office:value-type="float" office:value="-0.091339510345459" calcext:value-type="float">
            <text:p>-0,0913395103</text:p>
          </table:table-cell>
          <table:table-cell table:style-name="ce1" office:value-type="float" office:value="0.0706943130465733" calcext:value-type="float">
            <text:p>0,070694313</text:p>
          </table:table-cell>
          <table:table-cell table:style-name="ce1" office:value-type="float" office:value="0.190518189465468" calcext:value-type="float">
            <text:p>0,190518189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16999138449741" calcext:value-type="float">
            <text:p>-0,0116999138</text:p>
          </table:table-cell>
          <table:table-cell table:style-name="ce1" office:value-type="float" office:value="0.00557885067865651" calcext:value-type="float">
            <text:p>0,0055788507</text:p>
          </table:table-cell>
          <table:table-cell table:style-name="ce1" office:value-type="float" office:value="0.0709897668639359" calcext:value-type="float">
            <text:p>0,0709897669</text:p>
          </table:table-cell>
          <table:table-cell table:style-name="ce1" office:value-type="float" office:value="0.535718679428101" calcext:value-type="float">
            <text:p>0,5357186794</text:p>
          </table:table-cell>
          <table:table-cell table:style-name="ce1" office:value-type="float" office:value="0.535729646682739" calcext:value-type="float">
            <text:p>0,5357296467</text:p>
          </table:table-cell>
          <table:table-cell table:style-name="ce1" office:value-type="float" office:value="0.535729885101318" calcext:value-type="float">
            <text:p>0,5357298851</text:p>
          </table:table-cell>
          <table:table-cell table:style-name="ce1" office:value-type="float" office:value="-0.347687482833862" calcext:value-type="float">
            <text:p>-0,3476874828</text:p>
          </table:table-cell>
          <table:table-cell table:style-name="ce1" office:value-type="float" office:value="4.48800373077393" calcext:value-type="float">
            <text:p>4,4880037308</text:p>
          </table:table-cell>
          <table:table-cell table:style-name="ce1" office:value-type="float" office:value="-2.39936017990112" calcext:value-type="float">
            <text:p>-2,3993601799</text:p>
          </table:table-cell>
        </table:table-row>
        <table:table-row table:style-name="ro1">
          <table:table-cell table:style-name="ce1" office:value-type="string" calcext:value-type="string">
            <text:p>1.2867801189422607</text:p>
          </table:table-cell>
          <table:table-cell table:style-name="ce1" office:value-type="string" calcext:value-type="string">
            <text:p>0.020491600036621094</text:p>
          </table:table-cell>
          <table:table-cell table:style-name="ce1" office:value-type="string" calcext:value-type="string">
            <text:p>34.31637716293335</text:p>
          </table:table-cell>
          <table:table-cell table:style-name="ce1" office:value-type="float" office:value="0.00297138537280262" calcext:value-type="float">
            <text:p>0,0029713854</text:p>
          </table:table-cell>
          <table:table-cell table:style-name="ce1" office:value-type="float" office:value="0.15748342871666" calcext:value-type="float">
            <text:p>0,1574834287</text:p>
          </table:table-cell>
          <table:table-cell table:style-name="ce1" office:value-type="float" office:value="2.00395250320435" calcext:value-type="float">
            <text:p>2,0039525032</text:p>
          </table:table-cell>
          <table:table-cell table:style-name="ce1" office:value-type="float" office:value="0.00920091417569882" calcext:value-type="float">
            <text:p>0,0092009142</text:p>
          </table:table-cell>
          <table:table-cell table:number-columns-repeated="2" table:style-name="ce1" office:value-type="float" office:value="-0.0348567958610961" calcext:value-type="float">
            <text:p>-0,0348567959</text:p>
          </table:table-cell>
          <table:table-cell table:style-name="ce1" office:value-type="float" office:value="-0.343894749879837" calcext:value-type="float">
            <text:p>-0,3438947499</text:p>
          </table:table-cell>
          <table:table-cell table:style-name="ce1" office:value-type="float" office:value="4.48455953598022" calcext:value-type="float">
            <text:p>4,484559536</text:p>
          </table:table-cell>
          <table:table-cell table:style-name="ce1" office:value-type="float" office:value="-2.36429047584534" calcext:value-type="float">
            <text:p>-2,3642904758</text:p>
          </table:table-cell>
          <table:table-cell table:style-name="ce1" office:value-type="string" calcext:value-type="string">
            <text:p>0.009200914175698823</text:p>
          </table:table-cell>
          <table:table-cell table:style-name="ce1" office:value-type="string" calcext:value-type="string">
            <text:p>-0.034856795861096086</text:p>
          </table:table-cell>
          <table:table-cell table:style-name="ce1" office:value-type="string" calcext:value-type="string">
            <text:p>-0.13441470456366356</text:p>
          </table:table-cell>
          <table:table-cell table:style-name="ce1" office:value-type="float" office:value="0.000902065727859736" calcext:value-type="float">
            <text:p>0,0009020657</text:p>
          </table:table-cell>
          <table:table-cell table:style-name="ce1" office:value-type="float" office:value="-0.0478094816207886" calcext:value-type="float">
            <text:p>-0,0478094816</text:p>
          </table:table-cell>
          <table:table-cell table:style-name="ce1" office:value-type="float" office:value="-0.0898505138397217" calcext:value-type="float">
            <text:p>-0,0898505138</text:p>
          </table:table-cell>
          <table:table-cell table:style-name="ce1" office:value-type="float" office:value="0.0721935190625264" calcext:value-type="float">
            <text:p>0,0721935191</text:p>
          </table:table-cell>
          <table:table-cell table:style-name="ce1" office:value-type="float" office:value="0.111062173648509" calcext:value-type="float">
            <text:p>0,111062173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00851561087860707" calcext:value-type="float">
            <text:p>-8,51561087860707E-05</text:p>
          </table:table-cell>
          <table:table-cell table:style-name="ce1" office:value-type="float" office:value="0.00451339475284909" calcext:value-type="float">
            <text:p>0,0045133948</text:p>
          </table:table-cell>
          <table:table-cell table:style-name="ce1" office:value-type="float" office:value="0.0574323710423252" calcext:value-type="float">
            <text:p>0,057432371</text:p>
          </table:table-cell>
          <table:table-cell table:style-name="ce1" office:value-type="float" office:value="0.49859094619751" calcext:value-type="float">
            <text:p>0,4985909462</text:p>
          </table:table-cell>
          <table:table-cell table:style-name="ce1" office:value-type="float" office:value="0.498579025268555" calcext:value-type="float">
            <text:p>0,4985790253</text:p>
          </table:table-cell>
          <table:table-cell table:style-name="ce1" office:value-type="float" office:value="0.498578548431397" calcext:value-type="float">
            <text:p>0,4985785484</text:p>
          </table:table-cell>
          <table:table-cell table:style-name="ce1" office:value-type="float" office:value="-0.343894749879837" calcext:value-type="float">
            <text:p>-0,3438947499</text:p>
          </table:table-cell>
          <table:table-cell table:style-name="ce1" office:value-type="float" office:value="4.48455953598022" calcext:value-type="float">
            <text:p>4,484559536</text:p>
          </table:table-cell>
          <table:table-cell table:style-name="ce1" office:value-type="float" office:value="-2.36429047584534" calcext:value-type="float">
            <text:p>-2,3642904758</text:p>
          </table:table-cell>
        </table:table-row>
        <table:table-row table:style-name="ro1">
          <table:table-cell table:style-name="ce1" office:value-type="string" calcext:value-type="string">
            <text:p>1.3034694194793701</text:p>
          </table:table-cell>
          <table:table-cell table:style-name="ce1" office:value-type="string" calcext:value-type="string">
            <text:p>0.016689300537109375</text:p>
          </table:table-cell>
          <table:table-cell table:style-name="ce1" office:value-type="string" calcext:value-type="string">
            <text:p>34.78739261627197</text:p>
          </table:table-cell>
          <table:table-cell table:style-name="ce1" office:value-type="float" office:value="0.00876298174262047" calcext:value-type="float">
            <text:p>0,0087629817</text:p>
          </table:table-cell>
          <table:table-cell table:style-name="ce1" office:value-type="float" office:value="0.154812678694725" calcext:value-type="float">
            <text:p>0,1548126787</text:p>
          </table:table-cell>
          <table:table-cell table:style-name="ce1" office:value-type="float" office:value="1.96996760368347" calcext:value-type="float">
            <text:p>1,9699676037</text:p>
          </table:table-cell>
          <table:table-cell table:style-name="ce1" office:value-type="float" office:value="0.00674475283924804" calcext:value-type="float">
            <text:p>0,0067447528</text:p>
          </table:table-cell>
          <table:table-cell table:number-columns-repeated="2" table:style-name="ce1" office:value-type="float" office:value="-0.0429082371749668" calcext:value-type="float">
            <text:p>-0,0429082372</text:p>
          </table:table-cell>
          <table:table-cell table:style-name="ce1" office:value-type="float" office:value="-0.340424716472626" calcext:value-type="float">
            <text:p>-0,3404247165</text:p>
          </table:table-cell>
          <table:table-cell table:style-name="ce1" office:value-type="float" office:value="4.47925758361816" calcext:value-type="float">
            <text:p>4,4792575836</text:p>
          </table:table-cell>
          <table:table-cell table:style-name="ce1" office:value-type="float" office:value="-2.33048176765442" calcext:value-type="float">
            <text:p>-2,3304817677</text:p>
          </table:table-cell>
          <table:table-cell table:style-name="ce1" office:value-type="string" calcext:value-type="string">
            <text:p>0.006744752839248042</text:p>
          </table:table-cell>
          <table:table-cell table:style-name="ce1" office:value-type="string" calcext:value-type="string">
            <text:p>-0.042908237174966786</text:p>
          </table:table-cell>
          <table:table-cell table:style-name="ce1" office:value-type="string" calcext:value-type="string">
            <text:p>-0.13334416950490025</text:p>
          </table:table-cell>
          <table:table-cell table:style-name="ce1" office:value-type="float" office:value="-0.000891415611840785" calcext:value-type="float">
            <text:p>-0,0008914156</text:p>
          </table:table-cell>
          <table:table-cell table:style-name="ce1" office:value-type="float" office:value="-0.0472450286149979" calcext:value-type="float">
            <text:p>-0,0472450286</text:p>
          </table:table-cell>
          <table:table-cell table:style-name="ce1" office:value-type="float" office:value="-0.088605530166626" calcext:value-type="float">
            <text:p>-0,0886055302</text:p>
          </table:table-cell>
          <table:table-cell table:style-name="ce1" office:value-type="float" office:value="0.0707835196595739" calcext:value-type="float">
            <text:p>0,0707835197</text:p>
          </table:table-cell>
          <table:table-cell table:style-name="ce1" office:value-type="float" office:value="0.0363320907728695" calcext:value-type="float">
            <text:p>0,036332090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25984077440542" calcext:value-type="float">
            <text:p>-0,0125984077</text:p>
          </table:table-cell>
          <table:table-cell table:style-name="ce1" office:value-type="float" office:value="0.00396502502877694" calcext:value-type="float">
            <text:p>0,003965025</text:p>
          </table:table-cell>
          <table:table-cell table:style-name="ce1" office:value-type="float" office:value="0.0504544264690292" calcext:value-type="float">
            <text:p>0,0504544265</text:p>
          </table:table-cell>
          <table:table-cell table:style-name="ce1" office:value-type="float" office:value="0.474525928497314" calcext:value-type="float">
            <text:p>0,4745259285</text:p>
          </table:table-cell>
          <table:table-cell table:style-name="ce1" office:value-type="float" office:value="0.474526643753052" calcext:value-type="float">
            <text:p>0,4745266438</text:p>
          </table:table-cell>
          <table:table-cell table:style-name="ce1" office:value-type="float" office:value="0.47452712059021" calcext:value-type="float">
            <text:p>0,4745271206</text:p>
          </table:table-cell>
          <table:table-cell table:style-name="ce1" office:value-type="float" office:value="-0.340424716472626" calcext:value-type="float">
            <text:p>-0,3404247165</text:p>
          </table:table-cell>
          <table:table-cell table:style-name="ce1" office:value-type="float" office:value="4.47925758361816" calcext:value-type="float">
            <text:p>4,4792575836</text:p>
          </table:table-cell>
          <table:table-cell table:style-name="ce1" office:value-type="float" office:value="-2.33048176765442" calcext:value-type="float">
            <text:p>-2,3304817677</text:p>
          </table:table-cell>
        </table:table-row>
        <table:table-row table:style-name="ro1">
          <table:table-cell table:style-name="ce1" office:value-type="string" calcext:value-type="string">
            <text:p>1.3183135986328125</text:p>
          </table:table-cell>
          <table:table-cell table:style-name="ce1" office:value-type="string" calcext:value-type="string">
            <text:p>0.014844179153442383</text:p>
          </table:table-cell>
          <table:table-cell table:style-name="ce1" office:value-type="string" calcext:value-type="string">
            <text:p>35.25525426864624</text:p>
          </table:table-cell>
          <table:table-cell table:style-name="ce1" office:value-type="float" office:value="-0.187327191601565" calcext:value-type="float">
            <text:p>-0,1873271916</text:p>
          </table:table-cell>
          <table:table-cell table:style-name="ce1" office:value-type="float" office:value="0.300922607382139" calcext:value-type="float">
            <text:p>0,3009226074</text:p>
          </table:table-cell>
          <table:table-cell table:style-name="ce1" office:value-type="float" office:value="2.1234282946881" calcext:value-type="float">
            <text:p>2,1234282947</text:p>
          </table:table-cell>
          <table:table-cell table:style-name="ce1" office:value-type="float" office:value="0.00454440154796699" calcext:value-type="float">
            <text:p>0,0045444015</text:p>
          </table:table-cell>
          <table:table-cell table:number-columns-repeated="2" table:style-name="ce1" office:value-type="float" office:value="-0.0503127457446207" calcext:value-type="float">
            <text:p>-0,0503127457</text:p>
          </table:table-cell>
          <table:table-cell table:style-name="ce1" office:value-type="float" office:value="-0.337380170822144" calcext:value-type="float">
            <text:p>-0,3373801708</text:p>
          </table:table-cell>
          <table:table-cell table:style-name="ce1" office:value-type="float" office:value="4.47073841094971" calcext:value-type="float">
            <text:p>4,4707384109</text:p>
          </table:table-cell>
          <table:table-cell table:style-name="ce1" office:value-type="float" office:value="-2.29730200767517" calcext:value-type="float">
            <text:p>-2,2973020077</text:p>
          </table:table-cell>
          <table:table-cell table:style-name="ce1" office:value-type="string" calcext:value-type="string">
            <text:p>0.004544401547966985</text:p>
          </table:table-cell>
          <table:table-cell table:style-name="ce1" office:value-type="string" calcext:value-type="string">
            <text:p>-0.05031274574462073</text:p>
          </table:table-cell>
          <table:table-cell table:style-name="ce1" office:value-type="string" calcext:value-type="string">
            <text:p>-0.13101080073352497</text:p>
          </table:table-cell>
          <table:table-cell table:style-name="ce1" office:value-type="float" office:value="-0.00262889452278614" calcext:value-type="float">
            <text:p>-0,0026288945</text:p>
          </table:table-cell>
          <table:table-cell table:style-name="ce1" office:value-type="float" office:value="-0.0464438036084175" calcext:value-type="float">
            <text:p>-0,0464438036</text:p>
          </table:table-cell>
          <table:table-cell table:style-name="ce1" office:value-type="float" office:value="-0.0868383153915405" calcext:value-type="float">
            <text:p>-0,0868383154</text:p>
          </table:table-cell>
          <table:table-cell table:style-name="ce1" office:value-type="float" office:value="0.0667096113896035" calcext:value-type="float">
            <text:p>0,0667096114</text:p>
          </table:table-cell>
          <table:table-cell table:style-name="ce1" office:value-type="float" office:value="-0.035641138175603" calcext:value-type="float">
            <text:p>-0,035641138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2457730976282" calcext:value-type="float">
            <text:p>-0,012457731</text:p>
          </table:table-cell>
          <table:table-cell table:style-name="ce1" office:value-type="float" office:value="0.00574471884977799" calcext:value-type="float">
            <text:p>0,0057447188</text:p>
          </table:table-cell>
          <table:table-cell table:style-name="ce1" office:value-type="float" office:value="0.0731005863206214" calcext:value-type="float">
            <text:p>0,0731005863</text:p>
          </table:table-cell>
          <table:table-cell table:style-name="ce1" office:value-type="float" office:value="0.464899778366089" calcext:value-type="float">
            <text:p>0,4648997784</text:p>
          </table:table-cell>
          <table:table-cell table:style-name="ce1" office:value-type="float" office:value="0.464905261993408" calcext:value-type="float">
            <text:p>0,464905262</text:p>
          </table:table-cell>
          <table:table-cell table:style-name="ce1" office:value-type="float" office:value="0.464905977249146" calcext:value-type="float">
            <text:p>0,4649059772</text:p>
          </table:table-cell>
          <table:table-cell table:style-name="ce1" office:value-type="float" office:value="-0.337380170822144" calcext:value-type="float">
            <text:p>-0,3373801708</text:p>
          </table:table-cell>
          <table:table-cell table:style-name="ce1" office:value-type="float" office:value="4.47073841094971" calcext:value-type="float">
            <text:p>4,4707384109</text:p>
          </table:table-cell>
          <table:table-cell table:style-name="ce1" office:value-type="float" office:value="-2.29730200767517" calcext:value-type="float">
            <text:p>-2,2973020077</text:p>
          </table:table-cell>
        </table:table-row>
        <table:table-row table:style-name="ro1">
          <table:table-cell table:style-name="ce1" office:value-type="string" calcext:value-type="string">
            <text:p>1.339796781539917</text:p>
          </table:table-cell>
          <table:table-cell table:style-name="ce1" office:value-type="string" calcext:value-type="string">
            <text:p>0.021483182907104492</text:p>
          </table:table-cell>
          <table:table-cell table:style-name="ce1" office:value-type="string" calcext:value-type="string">
            <text:p>35.745441913604736</text:p>
          </table:table-cell>
          <table:table-cell table:style-name="ce1" office:value-type="float" office:value="-0.182487664859236" calcext:value-type="float">
            <text:p>-0,1824876649</text:p>
          </table:table-cell>
          <table:table-cell table:style-name="ce1" office:value-type="float" office:value="0.295329267228091" calcext:value-type="float">
            <text:p>0,2953292672</text:p>
          </table:table-cell>
          <table:table-cell table:style-name="ce1" office:value-type="float" office:value="2.09640937086977" calcext:value-type="float">
            <text:p>2,0964093709</text:p>
          </table:table-cell>
          <table:table-cell table:style-name="ce1" office:value-type="float" office:value="0.0904360717500534" calcext:value-type="float">
            <text:p>0,0904360718</text:p>
          </table:table-cell>
          <table:table-cell table:number-columns-repeated="2" table:style-name="ce1" office:value-type="float" office:value="-0.123256988690837" calcext:value-type="float">
            <text:p>-0,1232569887</text:p>
          </table:table-cell>
          <table:table-cell table:style-name="ce1" office:value-type="float" office:value="-0.333386898040771" calcext:value-type="float">
            <text:p>-0,333386898</text:p>
          </table:table-cell>
          <table:table-cell table:style-name="ce1" office:value-type="float" office:value="4.46024179458618" calcext:value-type="float">
            <text:p>4,4602417946</text:p>
          </table:table-cell>
          <table:table-cell table:style-name="ce1" office:value-type="float" office:value="-2.26457071304321" calcext:value-type="float">
            <text:p>-2,264570713</text:p>
          </table:table-cell>
          <table:table-cell table:style-name="ce1" office:value-type="string" calcext:value-type="string">
            <text:p>0.09043607175005343</text:p>
          </table:table-cell>
          <table:table-cell table:style-name="ce1" office:value-type="string" calcext:value-type="string">
            <text:p>-0.12325698869083743</text:p>
          </table:table-cell>
          <table:table-cell table:style-name="ce1" office:value-type="string" calcext:value-type="string">
            <text:p>-0.14865235809286684</text:p>
          </table:table-cell>
          <table:table-cell table:style-name="ce1" office:value-type="float" office:value="0.0561981574804695" calcext:value-type="float">
            <text:p>0,0561981575</text:p>
          </table:table-cell>
          <table:table-cell table:style-name="ce1" office:value-type="float" office:value="-0.0902767822146416" calcext:value-type="float">
            <text:p>-0,0902767822</text:p>
          </table:table-cell>
          <table:table-cell table:style-name="ce1" office:value-type="float" office:value="-0.094818271323781" calcext:value-type="float">
            <text:p>-0,0948182713</text:p>
          </table:table-cell>
          <table:table-cell table:style-name="ce1" office:value-type="float" office:value="0.15844848611102" calcext:value-type="float">
            <text:p>0,1584484861</text:p>
          </table:table-cell>
          <table:table-cell table:style-name="ce1" office:value-type="float" office:value="-0.183009419871402" calcext:value-type="float">
            <text:p>-0,183009419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400408459170417" calcext:value-type="float">
            <text:p>0,4004084592</text:p>
          </table:table-cell>
          <table:table-cell table:style-name="ce1" office:value-type="float" office:value="-0.298353079774617" calcext:value-type="float">
            <text:p>-0,2983530798</text:p>
          </table:table-cell>
          <table:table-cell table:style-name="ce1" office:value-type="float" office:value="-0.313363470763436" calcext:value-type="float">
            <text:p>-0,3133634708</text:p>
          </table:table-cell>
          <table:table-cell table:style-name="ce1" office:value-type="float" office:value="0.489725351333618" calcext:value-type="float">
            <text:p>0,4897253513</text:p>
          </table:table-cell>
          <table:table-cell table:style-name="ce1" office:value-type="float" office:value="0.489721536636353" calcext:value-type="float">
            <text:p>0,4897215366</text:p>
          </table:table-cell>
          <table:table-cell table:style-name="ce1" office:value-type="float" office:value="0.489721059799194" calcext:value-type="float">
            <text:p>0,4897210598</text:p>
          </table:table-cell>
          <table:table-cell table:style-name="ce1" office:value-type="float" office:value="-0.333386898040771" calcext:value-type="float">
            <text:p>-0,333386898</text:p>
          </table:table-cell>
          <table:table-cell table:style-name="ce1" office:value-type="float" office:value="4.46024179458618" calcext:value-type="float">
            <text:p>4,4602417946</text:p>
          </table:table-cell>
          <table:table-cell table:style-name="ce1" office:value-type="float" office:value="-2.26457071304321" calcext:value-type="float">
            <text:p>-2,264570713</text:p>
          </table:table-cell>
        </table:table-row>
        <table:table-row table:style-name="ro1">
          <table:table-cell table:style-name="ce1" office:value-type="string" calcext:value-type="string">
            <text:p>1.355029582977295</text:p>
          </table:table-cell>
          <table:table-cell table:style-name="ce1" office:value-type="string" calcext:value-type="string">
            <text:p>0.01523280143737793</text:p>
          </table:table-cell>
          <table:table-cell table:style-name="ce1" office:value-type="string" calcext:value-type="string">
            <text:p>36.26250243186951</text:p>
          </table:table-cell>
          <table:table-cell table:style-name="ce1" office:value-type="float" office:value="-0.178054552571273" calcext:value-type="float">
            <text:p>-0,1780545526</text:p>
          </table:table-cell>
          <table:table-cell table:style-name="ce1" office:value-type="float" office:value="0.285244086458359" calcext:value-type="float">
            <text:p>0,2852440865</text:p>
          </table:table-cell>
          <table:table-cell table:style-name="ce1" office:value-type="float" office:value="2.06447347593896" calcext:value-type="float">
            <text:p>2,0644734759</text:p>
          </table:table-cell>
          <table:table-cell table:style-name="ce1" office:value-type="float" office:value="0.083438510897509" calcext:value-type="float">
            <text:p>0,0834385109</text:p>
          </table:table-cell>
          <table:table-cell table:number-columns-repeated="2" table:style-name="ce1" office:value-type="float" office:value="-0.126763434429534" calcext:value-type="float">
            <text:p>-0,1267634344</text:p>
          </table:table-cell>
          <table:table-cell table:style-name="ce1" office:value-type="float" office:value="-0.333386898040771" calcext:value-type="float">
            <text:p>-0,333386898</text:p>
          </table:table-cell>
          <table:table-cell table:style-name="ce1" office:value-type="float" office:value="4.46024179458618" calcext:value-type="float">
            <text:p>4,4602417946</text:p>
          </table:table-cell>
          <table:table-cell table:style-name="ce1" office:value-type="float" office:value="-2.26457071304321" calcext:value-type="float">
            <text:p>-2,264570713</text:p>
          </table:table-cell>
          <table:table-cell table:style-name="ce1" office:value-type="string" calcext:value-type="string">
            <text:p>0.083438510897509</text:p>
          </table:table-cell>
          <table:table-cell table:style-name="ce1" office:value-type="string" calcext:value-type="string">
            <text:p>-0.12676343442953358</text:p>
          </table:table-cell>
          <table:table-cell table:style-name="ce1" office:value-type="string" calcext:value-type="string">
            <text:p>-0.1381062239517517</text:p>
          </table:table-cell>
          <table:table-cell table:style-name="ce1" office:value-type="float" office:value="0.0547462994577708" calcext:value-type="float">
            <text:p>0,0547462995</text:p>
          </table:table-cell>
          <table:table-cell table:style-name="ce1" office:value-type="float" office:value="-0.0885987801684274" calcext:value-type="float">
            <text:p>-0,0885987802</text:p>
          </table:table-cell>
          <table:table-cell table:style-name="ce1" office:value-type="float" office:value="-0.0934132872852278" calcext:value-type="float">
            <text:p>-0,0934132873</text:p>
          </table:table-cell>
          <table:table-cell table:style-name="ce1" office:value-type="float" office:value="0.252754791302296" calcext:value-type="float">
            <text:p>0,2527547913</text:p>
          </table:table-cell>
          <table:table-cell table:style-name="ce1" office:value-type="float" office:value="-0.335631198001294" calcext:value-type="float">
            <text:p>-0,33563119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936473900064444" calcext:value-type="float">
            <text:p>-0,009364739</text:p>
          </table:table-cell>
          <table:table-cell table:style-name="ce1" office:value-type="float" office:value="0.0108233377260642" calcext:value-type="float">
            <text:p>0,0108233377</text:p>
          </table:table-cell>
          <table:table-cell table:style-name="ce1" office:value-type="float" office:value="0.0522825333390452" calcext:value-type="float">
            <text:p>0,0522825333</text:p>
          </table:table-cell>
          <table:table-cell table:style-name="ce1" office:value-type="float" office:value="0.516781806945801" calcext:value-type="float">
            <text:p>0,5167818069</text:p>
          </table:table-cell>
          <table:table-cell table:style-name="ce1" office:value-type="float" office:value="0.516785144805908" calcext:value-type="float">
            <text:p>0,5167851448</text:p>
          </table:table-cell>
          <table:table-cell table:style-name="ce1" office:value-type="float" office:value="0.516786813735962" calcext:value-type="float">
            <text:p>0,5167868137</text:p>
          </table:table-cell>
          <table:table-cell table:style-name="ce1" office:value-type="float" office:value="-0.333386898040771" calcext:value-type="float">
            <text:p>-0,333386898</text:p>
          </table:table-cell>
          <table:table-cell table:style-name="ce1" office:value-type="float" office:value="4.46024179458618" calcext:value-type="float">
            <text:p>4,4602417946</text:p>
          </table:table-cell>
          <table:table-cell table:style-name="ce1" office:value-type="float" office:value="-2.26457071304321" calcext:value-type="float">
            <text:p>-2,264570713</text:p>
          </table:table-cell>
        </table:table-row>
        <table:table-row table:style-name="ro1">
          <table:table-cell table:style-name="ce1" office:value-type="string" calcext:value-type="string">
            <text:p>1.382814645767212</text:p>
          </table:table-cell>
          <table:table-cell table:style-name="ce1" office:value-type="string" calcext:value-type="string">
            <text:p>0.027785062789916992</text:p>
          </table:table-cell>
          <table:table-cell table:style-name="ce1" office:value-type="string" calcext:value-type="string">
            <text:p>36.75451850891113</text:p>
          </table:table-cell>
          <table:table-cell table:style-name="ce1" office:value-type="float" office:value="-0.170408258559527" calcext:value-type="float">
            <text:p>-0,1704082586</text:p>
          </table:table-cell>
          <table:table-cell table:style-name="ce1" office:value-type="float" office:value="0.270073849661851" calcext:value-type="float">
            <text:p>0,2700738497</text:p>
          </table:table-cell>
          <table:table-cell table:style-name="ce1" office:value-type="float" office:value="2.03275074487851" calcext:value-type="float">
            <text:p>2,0327507449</text:p>
          </table:table-cell>
          <table:table-cell table:style-name="ce1" office:value-type="float" office:value="0.0922098118343474" calcext:value-type="float">
            <text:p>0,0922098118</text:p>
          </table:table-cell>
          <table:table-cell table:number-columns-repeated="2" table:style-name="ce1" office:value-type="float" office:value="-0.139510563206528" calcext:value-type="float">
            <text:p>-0,1395105632</text:p>
          </table:table-cell>
          <table:table-cell table:style-name="ce1" office:value-type="float" office:value="-0.323533147573471" calcext:value-type="float">
            <text:p>-0,3235331476</text:p>
          </table:table-cell>
          <table:table-cell table:style-name="ce1" office:value-type="float" office:value="4.44369077682495" calcext:value-type="float">
            <text:p>4,4436907768</text:p>
          </table:table-cell>
          <table:table-cell table:style-name="ce1" office:value-type="float" office:value="-2.22967410087585" calcext:value-type="float">
            <text:p>-2,2296741009</text:p>
          </table:table-cell>
          <table:table-cell table:style-name="ce1" office:value-type="string" calcext:value-type="string">
            <text:p>0.09220981183434744</text:p>
          </table:table-cell>
          <table:table-cell table:style-name="ce1" office:value-type="string" calcext:value-type="string">
            <text:p>-0.1395105632065284</text:p>
          </table:table-cell>
          <table:table-cell table:style-name="ce1" office:value-type="string" calcext:value-type="string">
            <text:p>-0.13613182496997522</text:p>
          </table:table-cell>
          <table:table-cell table:style-name="ce1" office:value-type="float" office:value="0.0534163657713819" calcext:value-type="float">
            <text:p>0,0534163658</text:p>
          </table:table-cell>
          <table:table-cell table:style-name="ce1" office:value-type="float" office:value="-0.0855732259375078" calcext:value-type="float">
            <text:p>-0,0855732259</text:p>
          </table:table-cell>
          <table:table-cell table:style-name="ce1" office:value-type="float" office:value="-0.091752620748826" calcext:value-type="float">
            <text:p>-0,0917526207</text:p>
          </table:table-cell>
          <table:table-cell table:style-name="ce1" office:value-type="float" office:value="0.340464542417224" calcext:value-type="float">
            <text:p>0,3404645424</text:p>
          </table:table-cell>
          <table:table-cell table:style-name="ce1" office:value-type="float" office:value="-0.476141540664988" calcext:value-type="float">
            <text:p>-0,476141540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899940787538154" calcext:value-type="float">
            <text:p>-0,0089994079</text:p>
          </table:table-cell>
          <table:table-cell table:style-name="ce1" office:value-type="float" office:value="0.0204734976863231" calcext:value-type="float">
            <text:p>0,0204734977</text:p>
          </table:table-cell>
          <table:table-cell table:style-name="ce1" office:value-type="float" office:value="0.0648318311540314" calcext:value-type="float">
            <text:p>0,0648318312</text:p>
          </table:table-cell>
          <table:table-cell table:style-name="ce1" office:value-type="float" office:value="0.492600440979004" calcext:value-type="float">
            <text:p>0,492600441</text:p>
          </table:table-cell>
          <table:table-cell table:style-name="ce1" office:value-type="float" office:value="0.492596864700317" calcext:value-type="float">
            <text:p>0,4925968647</text:p>
          </table:table-cell>
          <table:table-cell table:style-name="ce1" office:value-type="float" office:value="0.492595911026001" calcext:value-type="float">
            <text:p>0,492595911</text:p>
          </table:table-cell>
          <table:table-cell table:style-name="ce1" office:value-type="float" office:value="-0.323533147573471" calcext:value-type="float">
            <text:p>-0,3235331476</text:p>
          </table:table-cell>
          <table:table-cell table:style-name="ce1" office:value-type="float" office:value="4.44369077682495" calcext:value-type="float">
            <text:p>4,4436907768</text:p>
          </table:table-cell>
          <table:table-cell table:style-name="ce1" office:value-type="float" office:value="-2.22967410087585" calcext:value-type="float">
            <text:p>-2,2296741009</text:p>
          </table:table-cell>
        </table:table-row>
        <table:table-row table:style-name="ro1">
          <table:table-cell table:style-name="ce1" office:value-type="string" calcext:value-type="string">
            <text:p>1.396538496017456</text:p>
          </table:table-cell>
          <table:table-cell table:style-name="ce1" office:value-type="string" calcext:value-type="string">
            <text:p>0.01372385025024414</text:p>
          </table:table-cell>
          <table:table-cell table:style-name="ce1" office:value-type="string" calcext:value-type="string">
            <text:p>37.294814109802246</text:p>
          </table:table-cell>
          <table:table-cell table:style-name="ce1" office:value-type="float" office:value="-0.161734626873543" calcext:value-type="float">
            <text:p>-0,1617346269</text:p>
          </table:table-cell>
          <table:table-cell table:style-name="ce1" office:value-type="float" office:value="0.256154513868846" calcext:value-type="float">
            <text:p>0,2561545139</text:p>
          </table:table-cell>
          <table:table-cell table:style-name="ce1" office:value-type="float" office:value="2.01286676996633" calcext:value-type="float">
            <text:p>2,01286677</text:p>
          </table:table-cell>
          <table:table-cell table:style-name="ce1" office:value-type="float" office:value="0.100286184251602" calcext:value-type="float">
            <text:p>0,1002861843</text:p>
          </table:table-cell>
          <table:table-cell table:number-columns-repeated="2" table:style-name="ce1" office:value-type="float" office:value="-0.151417872848951" calcext:value-type="float">
            <text:p>-0,1514178728</text:p>
          </table:table-cell>
          <table:table-cell table:style-name="ce1" office:value-type="float" office:value="-0.304654121398926" calcext:value-type="float">
            <text:p>-0,3046541214</text:p>
          </table:table-cell>
          <table:table-cell table:style-name="ce1" office:value-type="float" office:value="4.41724109649658" calcext:value-type="float">
            <text:p>4,4172410965</text:p>
          </table:table-cell>
          <table:table-cell table:style-name="ce1" office:value-type="float" office:value="-2.19502186775208" calcext:value-type="float">
            <text:p>-2,1950218678</text:p>
          </table:table-cell>
          <table:table-cell table:style-name="ce1" office:value-type="string" calcext:value-type="string">
            <text:p>0.10028618425160249</text:p>
          </table:table-cell>
          <table:table-cell table:style-name="ce1" office:value-type="string" calcext:value-type="string">
            <text:p>-0.15141787284895128</text:p>
          </table:table-cell>
          <table:table-cell table:style-name="ce1" office:value-type="string" calcext:value-type="string">
            <text:p>-0.134633706664657</text:p>
          </table:table-cell>
          <table:table-cell table:style-name="ce1" office:value-type="float" office:value="0.0511224775678582" calcext:value-type="float">
            <text:p>0,0511224776</text:p>
          </table:table-cell>
          <table:table-cell table:style-name="ce1" office:value-type="float" office:value="-0.0810221548985552" calcext:value-type="float">
            <text:p>-0,0810221549</text:p>
          </table:table-cell>
          <table:table-cell table:style-name="ce1" office:value-type="float" office:value="-0.0901030387336825" calcext:value-type="float">
            <text:p>-0,0901030387</text:p>
          </table:table-cell>
          <table:table-cell table:style-name="ce1" office:value-type="float" office:value="0.432438150884221" calcext:value-type="float">
            <text:p>0,4324381509</text:p>
          </table:table-cell>
          <table:table-cell table:style-name="ce1" office:value-type="float" office:value="-0.621912768775248" calcext:value-type="float">
            <text:p>-0,621912768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41670166985274" calcext:value-type="float">
            <text:p>-0,0141670167</text:p>
          </table:table-cell>
          <table:table-cell table:style-name="ce1" office:value-type="float" office:value="0.0281062614689363" calcext:value-type="float">
            <text:p>0,0281062615</text:p>
          </table:table-cell>
          <table:table-cell table:style-name="ce1" office:value-type="float" office:value="0.0587732827610206" calcext:value-type="float">
            <text:p>0,0587732828</text:p>
          </table:table-cell>
          <table:table-cell table:style-name="ce1" office:value-type="float" office:value="0.539725065231323" calcext:value-type="float">
            <text:p>0,5397250652</text:p>
          </table:table-cell>
          <table:table-cell table:style-name="ce1" office:value-type="float" office:value="0.539745807647705" calcext:value-type="float">
            <text:p>0,5397458076</text:p>
          </table:table-cell>
          <table:table-cell table:style-name="ce1" office:value-type="float" office:value="0.539747476577759" calcext:value-type="float">
            <text:p>0,5397474766</text:p>
          </table:table-cell>
          <table:table-cell table:style-name="ce1" office:value-type="float" office:value="-0.304654121398926" calcext:value-type="float">
            <text:p>-0,3046541214</text:p>
          </table:table-cell>
          <table:table-cell table:style-name="ce1" office:value-type="float" office:value="4.41724109649658" calcext:value-type="float">
            <text:p>4,4172410965</text:p>
          </table:table-cell>
          <table:table-cell table:style-name="ce1" office:value-type="float" office:value="-2.19502186775208" calcext:value-type="float">
            <text:p>-2,1950218678</text:p>
          </table:table-cell>
        </table:table-row>
        <table:table-row table:style-name="ro1">
          <table:table-cell table:style-name="ce1" office:value-type="string" calcext:value-type="string">
            <text:p>1.4100217819213867</text:p>
          </table:table-cell>
          <table:table-cell table:style-name="ce1" office:value-type="string" calcext:value-type="string">
            <text:p>0.013483285903930664</text:p>
          </table:table-cell>
          <table:table-cell table:style-name="ce1" office:value-type="string" calcext:value-type="string">
            <text:p>37.80249500274658</text:p>
          </table:table-cell>
          <table:table-cell table:style-name="ce1" office:value-type="float" office:value="-0.132623867690563" calcext:value-type="float">
            <text:p>-0,1326238677</text:p>
          </table:table-cell>
          <table:table-cell table:style-name="ce1" office:value-type="float" office:value="0.218263599462807" calcext:value-type="float">
            <text:p>0,2182635995</text:p>
          </table:table-cell>
          <table:table-cell table:style-name="ce1" office:value-type="float" office:value="1.97427676618099" calcext:value-type="float">
            <text:p>1,9742767662</text:p>
          </table:table-cell>
          <table:table-cell table:style-name="ce1" office:value-type="float" office:value="0.107009528163014" calcext:value-type="float">
            <text:p>0,1070095282</text:p>
          </table:table-cell>
          <table:table-cell table:number-columns-repeated="2" table:style-name="ce1" office:value-type="float" office:value="-0.162223435199765" calcext:value-type="float">
            <text:p>-0,1622234352</text:p>
          </table:table-cell>
          <table:table-cell table:style-name="ce1" office:value-type="float" office:value="-0.281883716583252" calcext:value-type="float">
            <text:p>-0,2818837166</text:p>
          </table:table-cell>
          <table:table-cell table:style-name="ce1" office:value-type="float" office:value="4.38443565368652" calcext:value-type="float">
            <text:p>4,3844356537</text:p>
          </table:table-cell>
          <table:table-cell table:style-name="ce1" office:value-type="float" office:value="-2.16085577011108" calcext:value-type="float">
            <text:p>-2,1608557701</text:p>
          </table:table-cell>
          <table:table-cell table:style-name="ce1" office:value-type="string" calcext:value-type="string">
            <text:p>0.10700952816301414</text:p>
          </table:table-cell>
          <table:table-cell table:style-name="ce1" office:value-type="string" calcext:value-type="string">
            <text:p>-0.1622234351997652</text:p>
          </table:table-cell>
          <table:table-cell table:style-name="ce1" office:value-type="string" calcext:value-type="string">
            <text:p>-0.13408983073805575</text:p>
          </table:table-cell>
          <table:table-cell table:style-name="ce1" office:value-type="float" office:value="0.048520388062063" calcext:value-type="float">
            <text:p>0,0485203881</text:p>
          </table:table-cell>
          <table:table-cell table:style-name="ce1" office:value-type="float" office:value="-0.0768463541606539" calcext:value-type="float">
            <text:p>-0,0768463542</text:p>
          </table:table-cell>
          <table:table-cell table:style-name="ce1" office:value-type="float" office:value="-0.089069072038249" calcext:value-type="float">
            <text:p>-0,089069072</text:p>
          </table:table-cell>
          <table:table-cell table:style-name="ce1" office:value-type="float" office:value="0.514544028863567" calcext:value-type="float">
            <text:p>0,5145440289</text:p>
          </table:table-cell>
          <table:table-cell table:style-name="ce1" office:value-type="float" office:value="-0.751946711364751" calcext:value-type="float">
            <text:p>-0,751946711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70855804589778" calcext:value-type="float">
            <text:p>-0,0170855805</text:p>
          </table:table-cell>
          <table:table-cell table:style-name="ce1" office:value-type="float" office:value="0.0274197691958781" calcext:value-type="float">
            <text:p>0,0274197692</text:p>
          </table:table-cell>
          <table:table-cell table:style-name="ce1" office:value-type="float" office:value="0.0391696520077273" calcext:value-type="float">
            <text:p>0,039169652</text:p>
          </table:table-cell>
          <table:table-cell table:style-name="ce1" office:value-type="float" office:value="0.507658004760742" calcext:value-type="float">
            <text:p>0,5076580048</text:p>
          </table:table-cell>
          <table:table-cell table:style-name="ce1" office:value-type="float" office:value="0.507638692855835" calcext:value-type="float">
            <text:p>0,5076386929</text:p>
          </table:table-cell>
          <table:table-cell table:style-name="ce1" office:value-type="float" office:value="0.50763726234436" calcext:value-type="float">
            <text:p>0,5076372623</text:p>
          </table:table-cell>
          <table:table-cell table:style-name="ce1" office:value-type="float" office:value="-0.281883716583252" calcext:value-type="float">
            <text:p>-0,2818837166</text:p>
          </table:table-cell>
          <table:table-cell table:style-name="ce1" office:value-type="float" office:value="4.38443565368652" calcext:value-type="float">
            <text:p>4,3844356537</text:p>
          </table:table-cell>
          <table:table-cell table:style-name="ce1" office:value-type="float" office:value="-2.16085577011108" calcext:value-type="float">
            <text:p>-2,1608557701</text:p>
          </table:table-cell>
        </table:table-row>
        <table:table-row table:style-name="ro1">
          <table:table-cell table:style-name="ce1" office:value-type="string" calcext:value-type="string">
            <text:p>1.4244098663330078</text:p>
          </table:table-cell>
          <table:table-cell table:style-name="ce1" office:value-type="string" calcext:value-type="string">
            <text:p>0.014388084411621094</text:p>
          </table:table-cell>
          <table:table-cell table:style-name="ce1" office:value-type="string" calcext:value-type="string">
            <text:p>38.292410135269165</text:p>
          </table:table-cell>
          <table:table-cell table:style-name="ce1" office:value-type="float" office:value="-0.128239701835462" calcext:value-type="float">
            <text:p>-0,1282397018</text:p>
          </table:table-cell>
          <table:table-cell table:style-name="ce1" office:value-type="float" office:value="0.212537755016927" calcext:value-type="float">
            <text:p>0,212537755</text:p>
          </table:table-cell>
          <table:table-cell table:style-name="ce1" office:value-type="float" office:value="1.96928859198535" calcext:value-type="float">
            <text:p>1,969288592</text:p>
          </table:table-cell>
          <table:table-cell table:style-name="ce1" office:value-type="float" office:value="0.104057265358727" calcext:value-type="float">
            <text:p>0,1040572654</text:p>
          </table:table-cell>
          <table:table-cell table:number-columns-repeated="2" table:style-name="ce1" office:value-type="float" office:value="-0.161159861133883" calcext:value-type="float">
            <text:p>-0,1611598611</text:p>
          </table:table-cell>
          <table:table-cell table:style-name="ce1" office:value-type="float" office:value="-0.281883716583252" calcext:value-type="float">
            <text:p>-0,2818837166</text:p>
          </table:table-cell>
          <table:table-cell table:style-name="ce1" office:value-type="float" office:value="4.38443565368652" calcext:value-type="float">
            <text:p>4,3844356537</text:p>
          </table:table-cell>
          <table:table-cell table:style-name="ce1" office:value-type="float" office:value="-2.16085577011108" calcext:value-type="float">
            <text:p>-2,1608557701</text:p>
          </table:table-cell>
          <table:table-cell table:style-name="ce1" office:value-type="string" calcext:value-type="string">
            <text:p>0.10405726535872735</text:p>
          </table:table-cell>
          <table:table-cell table:style-name="ce1" office:value-type="string" calcext:value-type="string">
            <text:p>-0.1611598611338834</text:p>
          </table:table-cell>
          <table:table-cell table:style-name="ce1" office:value-type="string" calcext:value-type="string">
            <text:p>-0.13109362717237302</text:p>
          </table:table-cell>
          <table:table-cell table:style-name="ce1" office:value-type="float" office:value="0.039787160307169" calcext:value-type="float">
            <text:p>0,0397871603</text:p>
          </table:table-cell>
          <table:table-cell table:style-name="ce1" office:value-type="float" office:value="-0.0654790798388422" calcext:value-type="float">
            <text:p>-0,0654790798</text:p>
          </table:table-cell>
          <table:table-cell table:style-name="ce1" office:value-type="float" office:value="-0.0870623918414116" calcext:value-type="float">
            <text:p>-0,0870623918</text:p>
          </table:table-cell>
          <table:table-cell table:style-name="ce1" office:value-type="float" office:value="0.579533519696034" calcext:value-type="float">
            <text:p>0,5795335197</text:p>
          </table:table-cell>
          <table:table-cell table:style-name="ce1" office:value-type="float" office:value="-0.858902069716624" calcext:value-type="float">
            <text:p>-0,858902069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594062428371374" calcext:value-type="float">
            <text:p>-0,0594062428</text:p>
          </table:table-cell>
          <table:table-cell table:style-name="ce1" office:value-type="float" office:value="0.0773239180592625" calcext:value-type="float">
            <text:p>0,0773239181</text:p>
          </table:table-cell>
          <table:table-cell table:style-name="ce1" office:value-type="float" office:value="0.0787505867615427" calcext:value-type="float">
            <text:p>0,0787505868</text:p>
          </table:table-cell>
          <table:table-cell table:style-name="ce1" office:value-type="float" office:value="0.490028619766235" calcext:value-type="float">
            <text:p>0,4900286198</text:p>
          </table:table-cell>
          <table:table-cell table:style-name="ce1" office:value-type="float" office:value="0.490028381347656" calcext:value-type="float">
            <text:p>0,4900283813</text:p>
          </table:table-cell>
          <table:table-cell table:style-name="ce1" office:value-type="float" office:value="0.490028142929077" calcext:value-type="float">
            <text:p>0,4900281429</text:p>
          </table:table-cell>
          <table:table-cell table:style-name="ce1" office:value-type="float" office:value="-0.281883716583252" calcext:value-type="float">
            <text:p>-0,2818837166</text:p>
          </table:table-cell>
          <table:table-cell table:style-name="ce1" office:value-type="float" office:value="4.38443565368652" calcext:value-type="float">
            <text:p>4,3844356537</text:p>
          </table:table-cell>
          <table:table-cell table:style-name="ce1" office:value-type="float" office:value="-2.16085577011108" calcext:value-type="float">
            <text:p>-2,1608557701</text:p>
          </table:table-cell>
        </table:table-row>
        <table:table-row table:style-name="ro1">
          <table:table-cell table:style-name="ce1" office:value-type="string" calcext:value-type="string">
            <text:p>1.443199634552002</text:p>
          </table:table-cell>
          <table:table-cell table:style-name="ce1" office:value-type="string" calcext:value-type="string">
            <text:p>0.01878976821899414</text:p>
          </table:table-cell>
          <table:table-cell table:style-name="ce1" office:value-type="string" calcext:value-type="string">
            <text:p>38.78990936279297</text:p>
          </table:table-cell>
          <table:table-cell table:style-name="ce1" office:value-type="float" office:value="-0.104525786245594" calcext:value-type="float">
            <text:p>-0,1045257862</text:p>
          </table:table-cell>
          <table:table-cell table:style-name="ce1" office:value-type="float" office:value="0.176497013685671" calcext:value-type="float">
            <text:p>0,1764970137</text:p>
          </table:table-cell>
          <table:table-cell table:style-name="ce1" office:value-type="float" office:value="1.93906382451186" calcext:value-type="float">
            <text:p>1,9390638245</text:p>
          </table:table-cell>
          <table:table-cell table:style-name="ce1" office:value-type="float" office:value="0.112168419953324" calcext:value-type="float">
            <text:p>0,11216842</text:p>
          </table:table-cell>
          <table:table-cell table:number-columns-repeated="2" table:style-name="ce1" office:value-type="float" office:value="-0.174342463839138" calcext:value-type="float">
            <text:p>-0,1743424638</text:p>
          </table:table-cell>
          <table:table-cell table:style-name="ce1" office:value-type="float" office:value="-0.256608754396439" calcext:value-type="float">
            <text:p>-0,2566087544</text:p>
          </table:table-cell>
          <table:table-cell table:style-name="ce1" office:value-type="float" office:value="4.34703540802002" calcext:value-type="float">
            <text:p>4,347035408</text:p>
          </table:table-cell>
          <table:table-cell table:style-name="ce1" office:value-type="float" office:value="-2.12717008590698" calcext:value-type="float">
            <text:p>-2,1271700859</text:p>
          </table:table-cell>
          <table:table-cell table:style-name="ce1" office:value-type="string" calcext:value-type="string">
            <text:p>0.11216841995332356</text:p>
          </table:table-cell>
          <table:table-cell table:style-name="ce1" office:value-type="string" calcext:value-type="string">
            <text:p>-0.17434246383913843</text:p>
          </table:table-cell>
          <table:table-cell table:style-name="ce1" office:value-type="string" calcext:value-type="string">
            <text:p>-0.13255447185277305</text:p>
          </table:table-cell>
          <table:table-cell table:style-name="ce1" office:value-type="float" office:value="0.0384719105506385" calcext:value-type="float">
            <text:p>0,0384719106</text:p>
          </table:table-cell>
          <table:table-cell table:style-name="ce1" office:value-type="float" office:value="-0.0637613265050782" calcext:value-type="float">
            <text:p>-0,0637613265</text:p>
          </table:table-cell>
          <table:table-cell table:style-name="ce1" office:value-type="float" office:value="-0.0868030067832382" calcext:value-type="float">
            <text:p>-0,0868030068</text:p>
          </table:table-cell>
          <table:table-cell table:style-name="ce1" office:value-type="float" office:value="0.643878400608135" calcext:value-type="float">
            <text:p>0,6438784006</text:p>
          </table:table-cell>
          <table:table-cell table:style-name="ce1" office:value-type="float" office:value="-0.96554435619037" calcext:value-type="float">
            <text:p>-0,965544356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8737666681262" calcext:value-type="float">
            <text:p>-0,0087376667</text:p>
          </table:table-cell>
          <table:table-cell table:style-name="ce1" office:value-type="float" office:value="0.0114115906958075" calcext:value-type="float">
            <text:p>0,0114115907</text:p>
          </table:table-cell>
          <table:table-cell table:style-name="ce1" office:value-type="float" office:value="0.00994139721860341" calcext:value-type="float">
            <text:p>0,0099413972</text:p>
          </table:table-cell>
          <table:table-cell table:style-name="ce1" office:value-type="float" office:value="0.501754760742188" calcext:value-type="float">
            <text:p>0,5017547607</text:p>
          </table:table-cell>
          <table:table-cell table:style-name="ce1" office:value-type="float" office:value="0.501756906509399" calcext:value-type="float">
            <text:p>0,5017569065</text:p>
          </table:table-cell>
          <table:table-cell table:style-name="ce1" office:value-type="float" office:value="0.501757860183716" calcext:value-type="float">
            <text:p>0,5017578602</text:p>
          </table:table-cell>
          <table:table-cell table:style-name="ce1" office:value-type="float" office:value="-0.256608754396439" calcext:value-type="float">
            <text:p>-0,2566087544</text:p>
          </table:table-cell>
          <table:table-cell table:style-name="ce1" office:value-type="float" office:value="4.34703540802002" calcext:value-type="float">
            <text:p>4,347035408</text:p>
          </table:table-cell>
          <table:table-cell table:style-name="ce1" office:value-type="float" office:value="-2.12717008590698" calcext:value-type="float">
            <text:p>-2,1271700859</text:p>
          </table:table-cell>
        </table:table-row>
        <table:table-row table:style-name="ro1">
          <table:table-cell table:style-name="ce1" office:value-type="string" calcext:value-type="string">
            <text:p>1.4613769054412842</text:p>
          </table:table-cell>
          <table:table-cell table:style-name="ce1" office:value-type="string" calcext:value-type="string">
            <text:p>0.018177270889282227</text:p>
          </table:table-cell>
          <table:table-cell table:style-name="ce1" office:value-type="string" calcext:value-type="string">
            <text:p>39.28004503250122</text:p>
          </table:table-cell>
          <table:table-cell table:style-name="ce1" office:value-type="float" office:value="-0.0650994955548938" calcext:value-type="float">
            <text:p>-0,0650994956</text:p>
          </table:table-cell>
          <table:table-cell table:style-name="ce1" office:value-type="float" office:value="0.123902700316738" calcext:value-type="float">
            <text:p>0,1239027003</text:p>
          </table:table-cell>
          <table:table-cell table:style-name="ce1" office:value-type="float" office:value="1.89697120055346" calcext:value-type="float">
            <text:p>1,8969712006</text:p>
          </table:table-cell>
          <table:table-cell table:style-name="ce1" office:value-type="float" office:value="0.109351852817529" calcext:value-type="float">
            <text:p>0,1093518528</text:p>
          </table:table-cell>
          <table:table-cell table:number-columns-repeated="2" table:style-name="ce1" office:value-type="float" office:value="-0.165004704856018" calcext:value-type="float">
            <text:p>-0,1650047049</text:p>
          </table:table-cell>
          <table:table-cell table:style-name="ce1" office:value-type="float" office:value="-0.229278966784477" calcext:value-type="float">
            <text:p>-0,2292789668</text:p>
          </table:table-cell>
          <table:table-cell table:style-name="ce1" office:value-type="float" office:value="4.30693340301514" calcext:value-type="float">
            <text:p>4,306933403</text:p>
          </table:table-cell>
          <table:table-cell table:style-name="ce1" office:value-type="float" office:value="-2.09348320960999" calcext:value-type="float">
            <text:p>-2,0934832096</text:p>
          </table:table-cell>
          <table:table-cell table:style-name="ce1" office:value-type="string" calcext:value-type="string">
            <text:p>0.10935185281752918</text:p>
          </table:table-cell>
          <table:table-cell table:style-name="ce1" office:value-type="string" calcext:value-type="string">
            <text:p>-0.1650047048560179</text:p>
          </table:table-cell>
          <table:table-cell table:style-name="ce1" office:value-type="string" calcext:value-type="string">
            <text:p>-0.12968802995704928</text:p>
          </table:table-cell>
          <table:table-cell table:style-name="ce1" office:value-type="float" office:value="0.0313577358736782" calcext:value-type="float">
            <text:p>0,0313577359</text:p>
          </table:table-cell>
          <table:table-cell table:style-name="ce1" office:value-type="float" office:value="-0.0529491041057013" calcext:value-type="float">
            <text:p>-0,0529491041</text:p>
          </table:table-cell>
          <table:table-cell table:style-name="ce1" office:value-type="float" office:value="-0.0852313188746169" calcext:value-type="float">
            <text:p>-0,0852313189</text:p>
          </table:table-cell>
          <table:table-cell table:style-name="ce1" office:value-type="float" office:value="0.695056138521325" calcext:value-type="float">
            <text:p>0,695056138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484334746525351" calcext:value-type="float">
            <text:p>-0,0484334747</text:p>
          </table:table-cell>
          <table:table-cell table:style-name="ce1" office:value-type="float" office:value="0.0736099812420858" calcext:value-type="float">
            <text:p>0,0736099812</text:p>
          </table:table-cell>
          <table:table-cell table:style-name="ce1" office:value-type="float" office:value="0.0617315567027028" calcext:value-type="float">
            <text:p>0,0617315567</text:p>
          </table:table-cell>
          <table:table-cell table:style-name="ce1" office:value-type="float" office:value="0.489618301391602" calcext:value-type="float">
            <text:p>0,4896183014</text:p>
          </table:table-cell>
          <table:table-cell table:style-name="ce1" office:value-type="float" office:value="0.489617586135864" calcext:value-type="float">
            <text:p>0,4896175861</text:p>
          </table:table-cell>
          <table:table-cell table:style-name="ce1" office:value-type="float" office:value="0.48961615562439" calcext:value-type="float">
            <text:p>0,4896161556</text:p>
          </table:table-cell>
          <table:table-cell table:style-name="ce1" office:value-type="float" office:value="-0.229278966784477" calcext:value-type="float">
            <text:p>-0,2292789668</text:p>
          </table:table-cell>
          <table:table-cell table:style-name="ce1" office:value-type="float" office:value="4.30693340301514" calcext:value-type="float">
            <text:p>4,306933403</text:p>
          </table:table-cell>
          <table:table-cell table:style-name="ce1" office:value-type="float" office:value="-2.09348320960999" calcext:value-type="float">
            <text:p>-2,0934832096</text:p>
          </table:table-cell>
        </table:table-row>
        <table:table-row table:style-name="ro1">
          <table:table-cell table:style-name="ce1" office:value-type="string" calcext:value-type="string">
            <text:p>1.4806833267211914</text:p>
          </table:table-cell>
          <table:table-cell table:style-name="ce1" office:value-type="string" calcext:value-type="string">
            <text:p>0.019306421279907227</text:p>
          </table:table-cell>
          <table:table-cell table:style-name="ce1" office:value-type="string" calcext:value-type="string">
            <text:p>39.80958366394043</text:p>
          </table:table-cell>
          <table:table-cell table:style-name="ce1" office:value-type="float" office:value="-0.0518940150095019" calcext:value-type="float">
            <text:p>-0,051894015</text:p>
          </table:table-cell>
          <table:table-cell table:style-name="ce1" office:value-type="float" office:value="0.101080334207542" calcext:value-type="float">
            <text:p>0,1010803342</text:p>
          </table:table-cell>
          <table:table-cell table:style-name="ce1" office:value-type="float" office:value="1.88072636765494" calcext:value-type="float">
            <text:p>1,8807263677</text:p>
          </table:table-cell>
          <table:table-cell table:style-name="ce1" office:value-type="float" office:value="0.100402573311498" calcext:value-type="float">
            <text:p>0,1004025733</text:p>
          </table:table-cell>
          <table:table-cell table:number-columns-repeated="2" table:style-name="ce1" office:value-type="float" office:value="-0.148172163439897" calcext:value-type="float">
            <text:p>-0,1481721634</text:p>
          </table:table-cell>
          <table:table-cell table:style-name="ce1" office:value-type="float" office:value="-0.199680611491203" calcext:value-type="float">
            <text:p>-0,1996806115</text:p>
          </table:table-cell>
          <table:table-cell table:style-name="ce1" office:value-type="float" office:value="4.26512002944946" calcext:value-type="float">
            <text:p>4,2651200294</text:p>
          </table:table-cell>
          <table:table-cell table:style-name="ce1" office:value-type="float" office:value="-2.05952715873718" calcext:value-type="float">
            <text:p>-2,0595271587</text:p>
          </table:table-cell>
          <table:table-cell table:style-name="ce1" office:value-type="string" calcext:value-type="string">
            <text:p>0.10040257331149835</text:p>
          </table:table-cell>
          <table:table-cell table:style-name="ce1" office:value-type="string" calcext:value-type="string">
            <text:p>-0.1481721634398971</text:p>
          </table:table-cell>
          <table:table-cell table:style-name="ce1" office:value-type="string" calcext:value-type="string">
            <text:p>-0.1270424102005309</text:p>
          </table:table-cell>
          <table:table-cell table:style-name="ce1" office:value-type="float" office:value="0.0195298486664681" calcext:value-type="float">
            <text:p>0,0195298487</text:p>
          </table:table-cell>
          <table:table-cell table:style-name="ce1" office:value-type="float" office:value="-0.0371708100950214" calcext:value-type="float">
            <text:p>-0,0371708101</text:p>
          </table:table-cell>
          <table:table-cell table:style-name="ce1" office:value-type="float" office:value="-0.0830425024287801" calcext:value-type="float">
            <text:p>-0,0830425024</text:p>
          </table:table-cell>
          <table:table-cell table:style-name="ce1" office:value-type="float" office:value="0.729306359305257" calcext:value-type="float">
            <text:p>0,729306359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74937666876859" calcext:value-type="float">
            <text:p>-0,0749376669</text:p>
          </table:table-cell>
          <table:table-cell table:style-name="ce1" office:value-type="float" office:value="0.0999661663781087" calcext:value-type="float">
            <text:p>0,0999661664</text:p>
          </table:table-cell>
          <table:table-cell table:style-name="ce1" office:value-type="float" office:value="0.0800036891299694" calcext:value-type="float">
            <text:p>0,0800036891</text:p>
          </table:table-cell>
          <table:table-cell table:number-columns-repeated="2" table:style-name="ce1" office:value-type="float" office:value="0.526121139526367" calcext:value-type="float">
            <text:p>0,5261211395</text:p>
          </table:table-cell>
          <table:table-cell table:style-name="ce1" office:value-type="float" office:value="0.526133537292481" calcext:value-type="float">
            <text:p>0,5261335373</text:p>
          </table:table-cell>
          <table:table-cell table:style-name="ce1" office:value-type="float" office:value="-0.199680611491203" calcext:value-type="float">
            <text:p>-0,1996806115</text:p>
          </table:table-cell>
          <table:table-cell table:style-name="ce1" office:value-type="float" office:value="4.26512002944946" calcext:value-type="float">
            <text:p>4,2651200294</text:p>
          </table:table-cell>
          <table:table-cell table:style-name="ce1" office:value-type="float" office:value="-2.05952715873718" calcext:value-type="float">
            <text:p>-2,0595271587</text:p>
          </table:table-cell>
        </table:table-row>
        <table:table-row table:style-name="ro1">
          <table:table-cell table:style-name="ce1" office:value-type="string" calcext:value-type="string">
            <text:p>1.4947729110717773</text:p>
          </table:table-cell>
          <table:table-cell table:style-name="ce1" office:value-type="string" calcext:value-type="string">
            <text:p>0.014089584350585938</text:p>
          </table:table-cell>
          <table:table-cell table:style-name="ce1" office:value-type="string" calcext:value-type="string">
            <text:p>40.323416233062744</text:p>
          </table:table-cell>
          <table:table-cell table:style-name="ce1" office:value-type="float" office:value="-0.0324447759123745" calcext:value-type="float">
            <text:p>-0,0324447759</text:p>
          </table:table-cell>
          <table:table-cell table:style-name="ce1" office:value-type="float" office:value="0.0749242798792142" calcext:value-type="float">
            <text:p>0,0749242799</text:p>
          </table:table-cell>
          <table:table-cell table:style-name="ce1" office:value-type="float" office:value="1.86062220912991" calcext:value-type="float">
            <text:p>1,8606222091</text:p>
          </table:table-cell>
          <table:table-cell table:style-name="ce1" office:value-type="float" office:value="0.101475513744558" calcext:value-type="float">
            <text:p>0,1014755137</text:p>
          </table:table-cell>
          <table:table-cell table:number-columns-repeated="2" table:style-name="ce1" office:value-type="float" office:value="-0.1435469094252" calcext:value-type="float">
            <text:p>-0,1435469094</text:p>
          </table:table-cell>
          <table:table-cell table:style-name="ce1" office:value-type="float" office:value="-0.171839043498039" calcext:value-type="float">
            <text:p>-0,1718390435</text:p>
          </table:table-cell>
          <table:table-cell table:style-name="ce1" office:value-type="float" office:value="4.2233510017395" calcext:value-type="float">
            <text:p>4,2233510017</text:p>
          </table:table-cell>
          <table:table-cell table:style-name="ce1" office:value-type="float" office:value="-2.02810335159302" calcext:value-type="float">
            <text:p>-2,0281033516</text:p>
          </table:table-cell>
          <table:table-cell table:style-name="ce1" office:value-type="string" calcext:value-type="string">
            <text:p>0.1014755137445584</text:p>
          </table:table-cell>
          <table:table-cell table:style-name="ce1" office:value-type="string" calcext:value-type="string">
            <text:p>-0.14354690942520015</text:p>
          </table:table-cell>
          <table:table-cell table:style-name="ce1" office:value-type="string" calcext:value-type="string">
            <text:p>-0.1274071333932013</text:p>
          </table:table-cell>
          <table:table-cell table:style-name="ce1" office:value-type="float" office:value="0.0155682045028506" calcext:value-type="float">
            <text:p>0,0155682045</text:p>
          </table:table-cell>
          <table:table-cell table:style-name="ce1" office:value-type="float" office:value="-0.0303241002622625" calcext:value-type="float">
            <text:p>-0,0303241003</text:p>
          </table:table-cell>
          <table:table-cell table:style-name="ce1" office:value-type="float" office:value="-0.0821977711180566" calcext:value-type="float">
            <text:p>-0,0821977711</text:p>
          </table:table-cell>
          <table:table-cell table:style-name="ce1" office:value-type="float" office:value="0.755962211926605" calcext:value-type="float">
            <text:p>0,755962211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257086282462944" calcext:value-type="float">
            <text:p>-0,0257086282</text:p>
          </table:table-cell>
          <table:table-cell table:style-name="ce1" office:value-type="float" office:value="0.0444297709265573" calcext:value-type="float">
            <text:p>0,0444297709</text:p>
          </table:table-cell>
          <table:table-cell table:style-name="ce1" office:value-type="float" office:value="0.0316255089942117" calcext:value-type="float">
            <text:p>0,031625509</text:p>
          </table:table-cell>
          <table:table-cell table:style-name="ce1" office:value-type="float" office:value="0.513659477233887" calcext:value-type="float">
            <text:p>0,5136594772</text:p>
          </table:table-cell>
          <table:table-cell table:style-name="ce1" office:value-type="float" office:value="0.513672828674316" calcext:value-type="float">
            <text:p>0,5136728287</text:p>
          </table:table-cell>
          <table:table-cell table:style-name="ce1" office:value-type="float" office:value="0.513662338256836" calcext:value-type="float">
            <text:p>0,5136623383</text:p>
          </table:table-cell>
          <table:table-cell table:style-name="ce1" office:value-type="float" office:value="-0.171839043498039" calcext:value-type="float">
            <text:p>-0,1718390435</text:p>
          </table:table-cell>
          <table:table-cell table:style-name="ce1" office:value-type="float" office:value="4.2233510017395" calcext:value-type="float">
            <text:p>4,2233510017</text:p>
          </table:table-cell>
          <table:table-cell table:style-name="ce1" office:value-type="float" office:value="-2.02810335159302" calcext:value-type="float">
            <text:p>-2,0281033516</text:p>
          </table:table-cell>
        </table:table-row>
        <table:table-row table:style-name="ro1">
          <table:table-cell table:style-name="ce1" office:value-type="string" calcext:value-type="string">
            <text:p>1.514683485031128</text:p>
          </table:table-cell>
          <table:table-cell table:style-name="ce1" office:value-type="string" calcext:value-type="string">
            <text:p>0.019910573959350586</text:p>
          </table:table-cell>
          <table:table-cell table:style-name="ce1" office:value-type="string" calcext:value-type="string">
            <text:p>40.80583071708679</text:p>
          </table:table-cell>
          <table:table-cell table:style-name="ce1" office:value-type="float" office:value="-0.0042246564076497" calcext:value-type="float">
            <text:p>-0,0042246564</text:p>
          </table:table-cell>
          <table:table-cell table:style-name="ce1" office:value-type="float" office:value="0.0346377889983929" calcext:value-type="float">
            <text:p>0,034637789</text:p>
          </table:table-cell>
          <table:table-cell table:style-name="ce1" office:value-type="float" office:value="1.83084494700799" calcext:value-type="float">
            <text:p>1,830844947</text:p>
          </table:table-cell>
          <table:table-cell table:style-name="ce1" office:value-type="float" office:value="0.0968549979045481" calcext:value-type="float">
            <text:p>0,0968549979</text:p>
          </table:table-cell>
          <table:table-cell table:number-columns-repeated="2" table:style-name="ce1" office:value-type="float" office:value="-0.135307585898113" calcext:value-type="float">
            <text:p>-0,1353075859</text:p>
          </table:table-cell>
          <table:table-cell table:style-name="ce1" office:value-type="float" office:value="-0.171839043498039" calcext:value-type="float">
            <text:p>-0,1718390435</text:p>
          </table:table-cell>
          <table:table-cell table:style-name="ce1" office:value-type="float" office:value="4.2233510017395" calcext:value-type="float">
            <text:p>4,2233510017</text:p>
          </table:table-cell>
          <table:table-cell table:style-name="ce1" office:value-type="float" office:value="-2.02810335159302" calcext:value-type="float">
            <text:p>-2,0281033516</text:p>
          </table:table-cell>
          <table:table-cell table:style-name="ce1" office:value-type="string" calcext:value-type="string">
            <text:p>0.09685499790454812</text:p>
          </table:table-cell>
          <table:table-cell table:style-name="ce1" office:value-type="string" calcext:value-type="string">
            <text:p>-0.1353075858981131</text:p>
          </table:table-cell>
          <table:table-cell table:style-name="ce1" office:value-type="string" calcext:value-type="string">
            <text:p>-0.12611005324235783</text:p>
          </table:table-cell>
          <table:table-cell table:style-name="ce1" office:value-type="float" office:value="0.00973343277371234" calcext:value-type="float">
            <text:p>0,0097334328</text:p>
          </table:table-cell>
          <table:table-cell table:style-name="ce1" office:value-type="float" office:value="-0.0224772839637643" calcext:value-type="float">
            <text:p>-0,022477284</text:p>
          </table:table-cell>
          <table:table-cell table:style-name="ce1" office:value-type="float" office:value="-0.0811523548747554" calcext:value-type="float">
            <text:p>-0,0811523549</text:p>
          </table:table-cell>
          <table:table-cell table:style-name="ce1" office:value-type="float" office:value="0.771607660021817" calcext:value-type="float">
            <text:p>0,7716076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403328942918299" calcext:value-type="float">
            <text:p>-0,0403328943</text:p>
          </table:table-cell>
          <table:table-cell table:style-name="ce1" office:value-type="float" office:value="0.0542424516412795" calcext:value-type="float">
            <text:p>0,0542424516</text:p>
          </table:table-cell>
          <table:table-cell table:style-name="ce1" office:value-type="float" office:value="0.0416920652959034" calcext:value-type="float">
            <text:p>0,0416920653</text:p>
          </table:table-cell>
          <table:table-cell table:style-name="ce1" office:value-type="float" office:value="0.482217788696289" calcext:value-type="float">
            <text:p>0,4822177887</text:p>
          </table:table-cell>
          <table:table-cell table:style-name="ce1" office:value-type="float" office:value="0.482206344604492" calcext:value-type="float">
            <text:p>0,4822063446</text:p>
          </table:table-cell>
          <table:table-cell table:style-name="ce1" office:value-type="float" office:value="0.482205867767334" calcext:value-type="float">
            <text:p>0,4822058678</text:p>
          </table:table-cell>
          <table:table-cell table:style-name="ce1" office:value-type="float" office:value="-0.171839043498039" calcext:value-type="float">
            <text:p>-0,1718390435</text:p>
          </table:table-cell>
          <table:table-cell table:style-name="ce1" office:value-type="float" office:value="4.2233510017395" calcext:value-type="float">
            <text:p>4,2233510017</text:p>
          </table:table-cell>
          <table:table-cell table:style-name="ce1" office:value-type="float" office:value="-2.02810335159302" calcext:value-type="float">
            <text:p>-2,0281033516</text:p>
          </table:table-cell>
        </table:table-row>
        <table:table-row table:style-name="ro1">
          <table:table-cell table:style-name="ce1" office:value-type="string" calcext:value-type="string">
            <text:p>1.5292401313781738</text:p>
          </table:table-cell>
          <table:table-cell table:style-name="ce1" office:value-type="string" calcext:value-type="string">
            <text:p>0.014556646347045898</text:p>
          </table:table-cell>
          <table:table-cell table:style-name="ce1" office:value-type="string" calcext:value-type="string">
            <text:p>41.325398683547974</text:p>
          </table:table-cell>
          <table:table-cell table:style-name="ce1" office:value-type="float" office:value="0.00481530532739322" calcext:value-type="float">
            <text:p>0,0048153053</text:p>
          </table:table-cell>
          <table:table-cell table:style-name="ce1" office:value-type="float" office:value="0.0207115521549549" calcext:value-type="float">
            <text:p>0,0207115522</text:p>
          </table:table-cell>
          <table:table-cell table:style-name="ce1" office:value-type="float" office:value="1.81821726073681" calcext:value-type="float">
            <text:p>1,8182172607</text:p>
          </table:table-cell>
          <table:table-cell table:style-name="ce1" office:value-type="float" office:value="0.0880841748767714" calcext:value-type="float">
            <text:p>0,0880841749</text:p>
          </table:table-cell>
          <table:table-cell table:number-columns-repeated="2" table:style-name="ce1" office:value-type="float" office:value="-0.122292416953405" calcext:value-type="float">
            <text:p>-0,122292417</text:p>
          </table:table-cell>
          <table:table-cell table:style-name="ce1" office:value-type="float" office:value="-0.143978998064995" calcext:value-type="float">
            <text:p>-0,1439789981</text:p>
          </table:table-cell>
          <table:table-cell table:style-name="ce1" office:value-type="float" office:value="4.18461561203003" calcext:value-type="float">
            <text:p>4,184615612</text:p>
          </table:table-cell>
          <table:table-cell table:style-name="ce1" office:value-type="float" office:value="-1.99676382541657" calcext:value-type="float">
            <text:p>-1,9967638254</text:p>
          </table:table-cell>
          <table:table-cell table:style-name="ce1" office:value-type="string" calcext:value-type="string">
            <text:p>0.08808417487677143</text:p>
          </table:table-cell>
          <table:table-cell table:style-name="ce1" office:value-type="string" calcext:value-type="string">
            <text:p>-0.12229241695340477</text:p>
          </table:table-cell>
          <table:table-cell table:style-name="ce1" office:value-type="string" calcext:value-type="string">
            <text:p>-0.1241723551172168</text:p>
          </table:table-cell>
          <table:table-cell table:style-name="ce1" office:value-type="float" office:value="0.00126739692229491" calcext:value-type="float">
            <text:p>0,0012673969</text:p>
          </table:table-cell>
          <table:table-cell table:style-name="ce1" office:value-type="float" office:value="-0.0103913366995179" calcext:value-type="float">
            <text:p>-0,0103913367</text:p>
          </table:table-cell>
          <table:table-cell table:style-name="ce1" office:value-type="float" office:value="-0.0796039372444153" calcext:value-type="float">
            <text:p>-0,0796039372</text:p>
          </table:table-cell>
          <table:table-cell table:style-name="ce1" office:value-type="float" office:value="0.773804518540969" calcext:value-type="float">
            <text:p>0,773804518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542685419433743" calcext:value-type="float">
            <text:p>-0,0542685419</text:p>
          </table:table-cell>
          <table:table-cell table:style-name="ce1" office:value-type="float" office:value="0.0774729936528278" calcext:value-type="float">
            <text:p>0,0774729937</text:p>
          </table:table-cell>
          <table:table-cell table:style-name="ce1" office:value-type="float" office:value="0.0572632850879385" calcext:value-type="float">
            <text:p>0,0572632851</text:p>
          </table:table-cell>
          <table:table-cell table:style-name="ce1" office:value-type="float" office:value="0.52000880241394" calcext:value-type="float">
            <text:p>0,5200088024</text:p>
          </table:table-cell>
          <table:table-cell table:style-name="ce1" office:value-type="float" office:value="0.520006895065308" calcext:value-type="float">
            <text:p>0,5200068951</text:p>
          </table:table-cell>
          <table:table-cell table:style-name="ce1" office:value-type="float" office:value="0.52000617980957" calcext:value-type="float">
            <text:p>0,5200061798</text:p>
          </table:table-cell>
          <table:table-cell table:style-name="ce1" office:value-type="float" office:value="-0.143978998064995" calcext:value-type="float">
            <text:p>-0,1439789981</text:p>
          </table:table-cell>
          <table:table-cell table:style-name="ce1" office:value-type="float" office:value="4.18461561203003" calcext:value-type="float">
            <text:p>4,184615612</text:p>
          </table:table-cell>
          <table:table-cell table:style-name="ce1" office:value-type="float" office:value="-1.99676382541657" calcext:value-type="float">
            <text:p>-1,9967638254</text:p>
          </table:table-cell>
        </table:table-row>
        <table:table-row table:style-name="ro1">
          <table:table-cell table:style-name="ce1" office:value-type="string" calcext:value-type="string">
            <text:p>1.5422899723052979</text:p>
          </table:table-cell>
          <table:table-cell table:style-name="ce1" office:value-type="string" calcext:value-type="string">
            <text:p>0.013049840927124023</text:p>
          </table:table-cell>
          <table:table-cell table:style-name="ce1" office:value-type="string" calcext:value-type="string">
            <text:p>41.85032844543457</text:p>
          </table:table-cell>
          <table:table-cell table:style-name="ce1" office:value-type="float" office:value="0.0339051413142847" calcext:value-type="float">
            <text:p>0,0339051413</text:p>
          </table:table-cell>
          <table:table-cell table:style-name="ce1" office:value-type="float" office:value="-0.0143363289276345" calcext:value-type="float">
            <text:p>-0,0143363289</text:p>
          </table:table-cell>
          <table:table-cell table:style-name="ce1" office:value-type="float" office:value="1.78645608454575" calcext:value-type="float">
            <text:p>1,7864560845</text:p>
          </table:table-cell>
          <table:table-cell table:style-name="ce1" office:value-type="float" office:value="0.0865630624776804" calcext:value-type="float">
            <text:p>0,0865630625</text:p>
          </table:table-cell>
          <table:table-cell table:number-columns-repeated="2" table:style-name="ce1" office:value-type="float" office:value="-0.12015139960523" calcext:value-type="float">
            <text:p>-0,1201513996</text:p>
          </table:table-cell>
          <table:table-cell table:style-name="ce1" office:value-type="float" office:value="-0.117733933031559" calcext:value-type="float">
            <text:p>-0,117733933</text:p>
          </table:table-cell>
          <table:table-cell table:style-name="ce1" office:value-type="float" office:value="4.14940881729126" calcext:value-type="float">
            <text:p>4,1494088173</text:p>
          </table:table-cell>
          <table:table-cell table:style-name="ce1" office:value-type="float" office:value="-1.96542620658875" calcext:value-type="float">
            <text:p>-1,9654262066</text:p>
          </table:table-cell>
          <table:table-cell table:style-name="ce1" office:value-type="string" calcext:value-type="string">
            <text:p>0.08656306247768038</text:p>
          </table:table-cell>
          <table:table-cell table:style-name="ce1" office:value-type="string" calcext:value-type="string">
            <text:p>-0.12015139960523034</text:p>
          </table:table-cell>
          <table:table-cell table:style-name="ce1" office:value-type="string" calcext:value-type="string">
            <text:p>-0.1243454011605554</text:p>
          </table:table-cell>
          <table:table-cell table:style-name="ce1" office:value-type="float" office:value="-0.00144459159821797" calcext:value-type="float">
            <text:p>-0,0014445916</text:p>
          </table:table-cell>
          <table:table-cell table:style-name="ce1" office:value-type="float" office:value="-0.00621346564648647" calcext:value-type="float">
            <text:p>-0,0062134656</text:p>
          </table:table-cell>
          <table:table-cell table:style-name="ce1" office:value-type="float" office:value="-0.0789472975583144" calcext:value-type="float">
            <text:p>-0,0789472976</text:p>
          </table:table-cell>
          <table:table-cell table:style-name="ce1" office:value-type="float" office:value="0.771278908631956" calcext:value-type="float">
            <text:p>0,771278908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172355104194139" calcext:value-type="float">
            <text:p>-0,0172355104</text:p>
          </table:table-cell>
          <table:table-cell table:style-name="ce1" office:value-type="float" office:value="0.0265516510314031" calcext:value-type="float">
            <text:p>0,026551651</text:p>
          </table:table-cell>
          <table:table-cell table:style-name="ce1" office:value-type="float" office:value="0.024075855910359" calcext:value-type="float">
            <text:p>0,0240758559</text:p>
          </table:table-cell>
          <table:table-cell table:style-name="ce1" office:value-type="float" office:value="0.52449631690979" calcext:value-type="float">
            <text:p>0,5244963169</text:p>
          </table:table-cell>
          <table:table-cell table:style-name="ce1" office:value-type="float" office:value="0.524496078491211" calcext:value-type="float">
            <text:p>0,5244960785</text:p>
          </table:table-cell>
          <table:table-cell table:style-name="ce1" office:value-type="float" office:value="0.524495840072632" calcext:value-type="float">
            <text:p>0,5244958401</text:p>
          </table:table-cell>
          <table:table-cell table:style-name="ce1" office:value-type="float" office:value="-0.117733933031559" calcext:value-type="float">
            <text:p>-0,117733933</text:p>
          </table:table-cell>
          <table:table-cell table:style-name="ce1" office:value-type="float" office:value="4.14940881729126" calcext:value-type="float">
            <text:p>4,1494088173</text:p>
          </table:table-cell>
          <table:table-cell table:style-name="ce1" office:value-type="float" office:value="-1.96542620658875" calcext:value-type="float">
            <text:p>-1,9654262066</text:p>
          </table:table-cell>
        </table:table-row>
        <table:table-row table:style-name="ro1">
          <table:table-cell table:style-name="ce1" office:value-type="string" calcext:value-type="string">
            <text:p>1.5556352138519287</text:p>
          </table:table-cell>
          <table:table-cell table:style-name="ce1" office:value-type="string" calcext:value-type="string">
            <text:p>0.01334524154663086</text:p>
          </table:table-cell>
          <table:table-cell table:style-name="ce1" office:value-type="string" calcext:value-type="string">
            <text:p>42.400734663009644</text:p>
          </table:table-cell>
          <table:table-cell table:style-name="ce1" office:value-type="float" office:value="0.0398713568668169" calcext:value-type="float">
            <text:p>0,0398713569</text:p>
          </table:table-cell>
          <table:table-cell table:style-name="ce1" office:value-type="float" office:value="-0.0238421494457411" calcext:value-type="float">
            <text:p>-0,0238421494</text:p>
          </table:table-cell>
          <table:table-cell table:style-name="ce1" office:value-type="float" office:value="1.77835073588807" calcext:value-type="float">
            <text:p>1,7783507359</text:p>
          </table:table-cell>
          <table:table-cell table:style-name="ce1" office:value-type="float" office:value="0.0742653411310727" calcext:value-type="float">
            <text:p>0,0742653411</text:p>
          </table:table-cell>
          <table:table-cell table:number-columns-repeated="2" table:style-name="ce1" office:value-type="float" office:value="-0.107246722503186" calcext:value-type="float">
            <text:p>-0,1072467225</text:p>
          </table:table-cell>
          <table:table-cell table:style-name="ce1" office:value-type="float" office:value="-0.117733933031559" calcext:value-type="float">
            <text:p>-0,117733933</text:p>
          </table:table-cell>
          <table:table-cell table:style-name="ce1" office:value-type="float" office:value="4.14940881729126" calcext:value-type="float">
            <text:p>4,1494088173</text:p>
          </table:table-cell>
          <table:table-cell table:style-name="ce1" office:value-type="float" office:value="-1.96542620658875" calcext:value-type="float">
            <text:p>-1,9654262066</text:p>
          </table:table-cell>
          <table:table-cell table:style-name="ce1" office:value-type="string" calcext:value-type="string">
            <text:p>0.07426534113107272</text:p>
          </table:table-cell>
          <table:table-cell table:style-name="ce1" office:value-type="string" calcext:value-type="string">
            <text:p>-0.10724672250318616</text:p>
          </table:table-cell>
          <table:table-cell table:style-name="ce1" office:value-type="string" calcext:value-type="string">
            <text:p>-0.12185495996109418</text:p>
          </table:table-cell>
          <table:table-cell table:style-name="ce1" office:value-type="float" office:value="-0.0101715423942854" calcext:value-type="float">
            <text:p>-0,0101715424</text:p>
          </table:table-cell>
          <table:table-cell table:style-name="ce1" office:value-type="float" office:value="0.00430089867829035" calcext:value-type="float">
            <text:p>0,0043008987</text:p>
          </table:table-cell>
          <table:table-cell table:style-name="ce1" office:value-type="float" office:value="-0.0772957163963789" calcext:value-type="float">
            <text:p>-0,0772957164</text:p>
          </table:table-cell>
          <table:table-cell table:style-name="ce1" office:value-type="float" office:value="0.752593711970828" calcext:value-type="float">
            <text:p>0,752593712</text:p>
          </table:table-cell>
          <table:table-cell table:style-name="ce1" office:value-type="float" office:value="-0.992098975459983" calcext:value-type="float">
            <text:p>-0,992098975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527848337821763" calcext:value-type="float">
            <text:p>-0,0527848338</text:p>
          </table:table-cell>
          <table:table-cell table:style-name="ce1" office:value-type="float" office:value="0.0635940249105384" calcext:value-type="float">
            <text:p>0,0635940249</text:p>
          </table:table-cell>
          <table:table-cell table:style-name="ce1" office:value-type="float" office:value="0.0576302574113877" calcext:value-type="float">
            <text:p>0,0576302574</text:p>
          </table:table-cell>
          <table:table-cell table:style-name="ce1" office:value-type="float" office:value="0.551102161407471" calcext:value-type="float">
            <text:p>0,5511021614</text:p>
          </table:table-cell>
          <table:table-cell table:style-name="ce1" office:value-type="float" office:value="0.551119089126587" calcext:value-type="float">
            <text:p>0,5511190891</text:p>
          </table:table-cell>
          <table:table-cell table:style-name="ce1" office:value-type="float" office:value="0.551119804382324" calcext:value-type="float">
            <text:p>0,5511198044</text:p>
          </table:table-cell>
          <table:table-cell table:style-name="ce1" office:value-type="float" office:value="-0.117733933031559" calcext:value-type="float">
            <text:p>-0,117733933</text:p>
          </table:table-cell>
          <table:table-cell table:style-name="ce1" office:value-type="float" office:value="4.14940881729126" calcext:value-type="float">
            <text:p>4,1494088173</text:p>
          </table:table-cell>
          <table:table-cell table:style-name="ce1" office:value-type="float" office:value="-1.96542620658875" calcext:value-type="float">
            <text:p>-1,9654262066</text:p>
          </table:table-cell>
        </table:table-row>
        <table:table-row table:style-name="ro1">
          <table:table-cell table:style-name="ce1" office:value-type="string" calcext:value-type="string">
            <text:p>1.5785858631134033</text:p>
          </table:table-cell>
          <table:table-cell table:style-name="ce1" office:value-type="string" calcext:value-type="string">
            <text:p>0.02295064926147461</text:p>
          </table:table-cell>
          <table:table-cell table:style-name="ce1" office:value-type="string" calcext:value-type="string">
            <text:p>42.888179063797</text:p>
          </table:table-cell>
          <table:table-cell table:style-name="ce1" office:value-type="float" office:value="0.0491679958699803" calcext:value-type="float">
            <text:p>0,0491679959</text:p>
          </table:table-cell>
          <table:table-cell table:style-name="ce1" office:value-type="float" office:value="-0.0372737694531679" calcext:value-type="float">
            <text:p>-0,0372737695</text:p>
          </table:table-cell>
          <table:table-cell table:style-name="ce1" office:value-type="float" office:value="1.76407586676734" calcext:value-type="float">
            <text:p>1,7640758668</text:p>
          </table:table-cell>
          <table:table-cell table:style-name="ce1" office:value-type="float" office:value="0.0718652481546299" calcext:value-type="float">
            <text:p>0,0718652482</text:p>
          </table:table-cell>
          <table:table-cell table:number-columns-repeated="2" table:style-name="ce1" office:value-type="float" office:value="-0.104823164566226" calcext:value-type="float">
            <text:p>-0,1048231646</text:p>
          </table:table-cell>
          <table:table-cell table:style-name="ce1" office:value-type="float" office:value="-0.0932927131652832" calcext:value-type="float">
            <text:p>-0,0932927132</text:p>
          </table:table-cell>
          <table:table-cell table:style-name="ce1" office:value-type="float" office:value="4.11822748184204" calcext:value-type="float">
            <text:p>4,1182274818</text:p>
          </table:table-cell>
          <table:table-cell table:style-name="ce1" office:value-type="float" office:value="-1.93361043930054" calcext:value-type="float">
            <text:p>-1,9336104393</text:p>
          </table:table-cell>
          <table:table-cell table:style-name="ce1" office:value-type="string" calcext:value-type="string">
            <text:p>0.07186524815462988</text:p>
          </table:table-cell>
          <table:table-cell table:style-name="ce1" office:value-type="string" calcext:value-type="string">
            <text:p>-0.10482316456622555</text:p>
          </table:table-cell>
          <table:table-cell table:style-name="ce1" office:value-type="string" calcext:value-type="string">
            <text:p>-0.12245779601737801</text:p>
          </table:table-cell>
          <table:table-cell table:style-name="ce1" office:value-type="float" office:value="-0.0119614070600451" calcext:value-type="float">
            <text:p>-0,0119614071</text:p>
          </table:table-cell>
          <table:table-cell table:style-name="ce1" office:value-type="float" office:value="0.00715264483372232" calcext:value-type="float">
            <text:p>0,0071526448</text:p>
          </table:table-cell>
          <table:table-cell table:style-name="ce1" office:value-type="float" office:value="-0.0768742382661796" calcext:value-type="float">
            <text:p>-0,0768742383</text:p>
          </table:table-cell>
          <table:table-cell table:style-name="ce1" office:value-type="float" office:value="0.733192094182555" calcext:value-type="float">
            <text:p>0,7331920942</text:p>
          </table:table-cell>
          <table:table-cell table:style-name="ce1" office:value-type="float" office:value="-0.980497751197406" calcext:value-type="float">
            <text:p>-0,980497751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22608904079715" calcext:value-type="float">
            <text:p>-0,0122608904</text:p>
          </table:table-cell>
          <table:table-cell table:style-name="ce1" office:value-type="float" office:value="0.0195357996938467" calcext:value-type="float">
            <text:p>0,0195357997</text:p>
          </table:table-cell>
          <table:table-cell table:style-name="ce1" office:value-type="float" office:value="0.0166576899520631" calcext:value-type="float">
            <text:p>0,01665769</text:p>
          </table:table-cell>
          <table:table-cell table:style-name="ce1" office:value-type="float" office:value="0.486605405807495" calcext:value-type="float">
            <text:p>0,4866054058</text:p>
          </table:table-cell>
          <table:table-cell table:style-name="ce1" office:value-type="float" office:value="0.486584663391113" calcext:value-type="float">
            <text:p>0,4865846634</text:p>
          </table:table-cell>
          <table:table-cell table:style-name="ce1" office:value-type="float" office:value="0.48658299446106" calcext:value-type="float">
            <text:p>0,4865829945</text:p>
          </table:table-cell>
          <table:table-cell table:style-name="ce1" office:value-type="float" office:value="-0.0932927131652832" calcext:value-type="float">
            <text:p>-0,0932927132</text:p>
          </table:table-cell>
          <table:table-cell table:style-name="ce1" office:value-type="float" office:value="4.11822748184204" calcext:value-type="float">
            <text:p>4,1182274818</text:p>
          </table:table-cell>
          <table:table-cell table:style-name="ce1" office:value-type="float" office:value="-1.93361043930054" calcext:value-type="float">
            <text:p>-1,9336104393</text:p>
          </table:table-cell>
        </table:table-row>
        <table:table-row table:style-name="ro1">
          <table:table-cell table:style-name="ce1" office:value-type="string" calcext:value-type="string">
            <text:p>1.596822738647461</text:p>
          </table:table-cell>
          <table:table-cell table:style-name="ce1" office:value-type="string" calcext:value-type="string">
            <text:p>0.018236875534057617</text:p>
          </table:table-cell>
          <table:table-cell table:style-name="ce1" office:value-type="string" calcext:value-type="string">
            <text:p>43.42879843711853</text:p>
          </table:table-cell>
          <table:table-cell table:style-name="ce1" office:value-type="float" office:value="0.0689679419421414" calcext:value-type="float">
            <text:p>0,0689679419</text:p>
          </table:table-cell>
          <table:table-cell table:style-name="ce1" office:value-type="float" office:value="-0.0630903408974645" calcext:value-type="float">
            <text:p>-0,0630903409</text:p>
          </table:table-cell>
          <table:table-cell table:style-name="ce1" office:value-type="float" office:value="1.73590061181708" calcext:value-type="float">
            <text:p>1,7359006118</text:p>
          </table:table-cell>
          <table:table-cell table:style-name="ce1" office:value-type="float" office:value="0.0658206124935992" calcext:value-type="float">
            <text:p>0,0658206125</text:p>
          </table:table-cell>
          <table:table-cell table:number-columns-repeated="2" table:style-name="ce1" office:value-type="float" office:value="-0.0982631653959722" calcext:value-type="float">
            <text:p>-0,0982631654</text:p>
          </table:table-cell>
          <table:table-cell table:style-name="ce1" office:value-type="float" office:value="-0.0725163295865059" calcext:value-type="float">
            <text:p>-0,0725163296</text:p>
          </table:table-cell>
          <table:table-cell table:style-name="ce1" office:value-type="float" office:value="4.08975982666016" calcext:value-type="float">
            <text:p>4,0897598267</text:p>
          </table:table-cell>
          <table:table-cell table:style-name="ce1" office:value-type="float" office:value="-1.90376889705658" calcext:value-type="float">
            <text:p>-1,9037688971</text:p>
          </table:table-cell>
          <table:table-cell table:style-name="ce1" office:value-type="string" calcext:value-type="string">
            <text:p>0.06582061249359922</text:p>
          </table:table-cell>
          <table:table-cell table:style-name="ce1" office:value-type="string" calcext:value-type="string">
            <text:p>-0.09826316539597221</text:p>
          </table:table-cell>
          <table:table-cell table:style-name="ce1" office:value-type="string" calcext:value-type="string">
            <text:p>-0.12147222607461573</text:p>
          </table:table-cell>
          <table:table-cell table:style-name="ce1" office:value-type="float" office:value="-0.0147503987609941" calcext:value-type="float">
            <text:p>-0,0147503988</text:p>
          </table:table-cell>
          <table:table-cell table:style-name="ce1" office:value-type="float" office:value="0.0111821308359504" calcext:value-type="float">
            <text:p>0,0111821308</text:p>
          </table:table-cell>
          <table:table-cell table:style-name="ce1" office:value-type="float" office:value="-0.0761319450719016" calcext:value-type="float">
            <text:p>-0,0761319451</text:p>
          </table:table-cell>
          <table:table-cell table:style-name="ce1" office:value-type="float" office:value="0.706595285167858" calcext:value-type="float">
            <text:p>0,7065952852</text:p>
          </table:table-cell>
          <table:table-cell table:style-name="ce1" office:value-type="float" office:value="-0.960334743321858" calcext:value-type="float">
            <text:p>-0,960334743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71861634927578" calcext:value-type="float">
            <text:p>-0,0171861635</text:p>
          </table:table-cell>
          <table:table-cell table:style-name="ce1" office:value-type="float" office:value="0.0248299812522777" calcext:value-type="float">
            <text:p>0,0248299813</text:p>
          </table:table-cell>
          <table:table-cell table:style-name="ce1" office:value-type="float" office:value="0.0263887598914344" calcext:value-type="float">
            <text:p>0,0263887599</text:p>
          </table:table-cell>
          <table:table-cell table:style-name="ce1" office:value-type="float" office:value="0.540937423706055" calcext:value-type="float">
            <text:p>0,5409374237</text:p>
          </table:table-cell>
          <table:table-cell table:style-name="ce1" office:value-type="float" office:value="0.540943622589111" calcext:value-type="float">
            <text:p>0,5409436226</text:p>
          </table:table-cell>
          <table:table-cell table:style-name="ce1" office:value-type="float" office:value="0.540945053100586" calcext:value-type="float">
            <text:p>0,5409450531</text:p>
          </table:table-cell>
          <table:table-cell table:style-name="ce1" office:value-type="float" office:value="-0.0725163295865059" calcext:value-type="float">
            <text:p>-0,0725163296</text:p>
          </table:table-cell>
          <table:table-cell table:style-name="ce1" office:value-type="float" office:value="4.08975982666016" calcext:value-type="float">
            <text:p>4,0897598267</text:p>
          </table:table-cell>
          <table:table-cell table:style-name="ce1" office:value-type="float" office:value="-1.90376889705658" calcext:value-type="float">
            <text:p>-1,9037688971</text:p>
          </table:table-cell>
        </table:table-row>
        <table:table-row table:style-name="ro1">
          <table:table-cell table:style-name="ce1" office:value-type="string" calcext:value-type="string">
            <text:p>1.6135666370391846</text:p>
          </table:table-cell>
          <table:table-cell table:style-name="ce1" office:value-type="string" calcext:value-type="string">
            <text:p>0.016743898391723633</text:p>
          </table:table-cell>
          <table:table-cell table:style-name="ce1" office:value-type="string" calcext:value-type="string">
            <text:p>43.986562967300415</text:p>
          </table:table-cell>
          <table:table-cell table:style-name="ce1" office:value-type="float" office:value="0.088644053005142" calcext:value-type="float">
            <text:p>0,088644053</text:p>
          </table:table-cell>
          <table:table-cell table:style-name="ce1" office:value-type="float" office:value="-0.0895026256502779" calcext:value-type="float">
            <text:p>-0,0895026257</text:p>
          </table:table-cell>
          <table:table-cell table:style-name="ce1" office:value-type="float" office:value="1.70463710066713" calcext:value-type="float">
            <text:p>1,7046371007</text:p>
          </table:table-cell>
          <table:table-cell table:style-name="ce1" office:value-type="float" office:value="0.0547246921268639" calcext:value-type="float">
            <text:p>0,0547246921</text:p>
          </table:table-cell>
          <table:table-cell table:number-columns-repeated="2" table:style-name="ce1" office:value-type="float" office:value="-0.0856134528350904" calcext:value-type="float">
            <text:p>-0,0856134528</text:p>
          </table:table-cell>
          <table:table-cell table:style-name="ce1" office:value-type="float" office:value="-0.0552790910005569" calcext:value-type="float">
            <text:p>-0,055279091</text:p>
          </table:table-cell>
          <table:table-cell table:style-name="ce1" office:value-type="float" office:value="4.06411695480347" calcext:value-type="float">
            <text:p>4,0641169548</text:p>
          </table:table-cell>
          <table:table-cell table:style-name="ce1" office:value-type="float" office:value="-1.87371206283569" calcext:value-type="float">
            <text:p>-1,8737120628</text:p>
          </table:table-cell>
          <table:table-cell table:style-name="ce1" office:value-type="string" calcext:value-type="string">
            <text:p>0.05472469212686386</text:p>
          </table:table-cell>
          <table:table-cell table:style-name="ce1" office:value-type="string" calcext:value-type="string">
            <text:p>-0.08561345283509042</text:p>
          </table:table-cell>
          <table:table-cell table:style-name="ce1" office:value-type="string" calcext:value-type="string">
            <text:p>-0.11940379716322114</text:p>
          </table:table-cell>
          <table:table-cell table:style-name="ce1" office:value-type="float" office:value="-0.0206903825826424" calcext:value-type="float">
            <text:p>-0,0206903826</text:p>
          </table:table-cell>
          <table:table-cell table:style-name="ce1" office:value-type="float" office:value="0.0189271022692393" calcext:value-type="float">
            <text:p>0,0189271023</text:p>
          </table:table-cell>
          <table:table-cell table:style-name="ce1" office:value-type="float" office:value="-0.0746668318144883" calcext:value-type="float">
            <text:p>-0,0746668318</text:p>
          </table:table-cell>
          <table:table-cell table:style-name="ce1" office:value-type="float" office:value="0.668132181972117" calcext:value-type="float">
            <text:p>0,668132182</text:p>
          </table:table-cell>
          <table:table-cell table:style-name="ce1" office:value-type="float" office:value="-0.925149836922184" calcext:value-type="float">
            <text:p>-0,925149836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355031554321792" calcext:value-type="float">
            <text:p>-0,0355031554</text:p>
          </table:table-cell>
          <table:table-cell table:style-name="ce1" office:value-type="float" office:value="0.0462919035430338" calcext:value-type="float">
            <text:p>0,0462919035</text:p>
          </table:table-cell>
          <table:table-cell table:style-name="ce1" office:value-type="float" office:value="0.0505213860506852" calcext:value-type="float">
            <text:p>0,0505213861</text:p>
          </table:table-cell>
          <table:table-cell table:style-name="ce1" office:value-type="float" office:value="0.557695388793945" calcext:value-type="float">
            <text:p>0,5576953888</text:p>
          </table:table-cell>
          <table:table-cell table:style-name="ce1" office:value-type="float" office:value="0.557690858840942" calcext:value-type="float">
            <text:p>0,5576908588</text:p>
          </table:table-cell>
          <table:table-cell table:style-name="ce1" office:value-type="float" office:value="0.557689666748047" calcext:value-type="float">
            <text:p>0,5576896667</text:p>
          </table:table-cell>
          <table:table-cell table:style-name="ce1" office:value-type="float" office:value="-0.0552790910005569" calcext:value-type="float">
            <text:p>-0,055279091</text:p>
          </table:table-cell>
          <table:table-cell table:style-name="ce1" office:value-type="float" office:value="4.06411695480347" calcext:value-type="float">
            <text:p>4,0641169548</text:p>
          </table:table-cell>
          <table:table-cell table:style-name="ce1" office:value-type="float" office:value="-1.87371206283569" calcext:value-type="float">
            <text:p>-1,8737120628</text:p>
          </table:table-cell>
        </table:table-row>
        <table:table-row table:style-name="ro1">
          <table:table-cell table:style-name="ce1" office:value-type="string" calcext:value-type="string">
            <text:p>1.6378169059753418</text:p>
          </table:table-cell>
          <table:table-cell table:style-name="ce1" office:value-type="string" calcext:value-type="string">
            <text:p>0.024250268936157227</text:p>
          </table:table-cell>
          <table:table-cell table:style-name="ce1" office:value-type="string" calcext:value-type="string">
            <text:p>44.49303436279297</text:p>
          </table:table-cell>
          <table:table-cell table:style-name="ce1" office:value-type="float" office:value="0.102631308417767" calcext:value-type="float">
            <text:p>0,1026313084</text:p>
          </table:table-cell>
          <table:table-cell table:style-name="ce1" office:value-type="float" office:value="-0.108631869731471" calcext:value-type="float">
            <text:p>-0,1086318697</text:p>
          </table:table-cell>
          <table:table-cell table:style-name="ce1" office:value-type="float" office:value="1.67302086651325" calcext:value-type="float">
            <text:p>1,6730208665</text:p>
          </table:table-cell>
          <table:table-cell table:style-name="ce1" office:value-type="float" office:value="0.0435233662596545" calcext:value-type="float">
            <text:p>0,0435233663</text:p>
          </table:table-cell>
          <table:table-cell table:number-columns-repeated="2" table:style-name="ce1" office:value-type="float" office:value="-0.0722410520904175" calcext:value-type="float">
            <text:p>-0,0722410521</text:p>
          </table:table-cell>
          <table:table-cell table:style-name="ce1" office:value-type="float" office:value="-0.0397141464054585" calcext:value-type="float">
            <text:p>-0,0397141464</text:p>
          </table:table-cell>
          <table:table-cell table:style-name="ce1" office:value-type="float" office:value="4.04163646697998" calcext:value-type="float">
            <text:p>4,041636467</text:p>
          </table:table-cell>
          <table:table-cell table:style-name="ce1" office:value-type="float" office:value="-1.84343111515045" calcext:value-type="float">
            <text:p>-1,8434311152</text:p>
          </table:table-cell>
          <table:table-cell table:style-name="ce1" office:value-type="string" calcext:value-type="string">
            <text:p>0.043523366259654514</text:p>
          </table:table-cell>
          <table:table-cell table:style-name="ce1" office:value-type="string" calcext:value-type="string">
            <text:p>-0.07224105209041753</text:p>
          </table:table-cell>
          <table:table-cell table:style-name="ce1" office:value-type="string" calcext:value-type="string">
            <text:p>-0.11749861684352766</text:p>
          </table:table-cell>
          <table:table-cell table:style-name="ce1" office:value-type="float" office:value="-0.0265932159015426" calcext:value-type="float">
            <text:p>-0,0265932159</text:p>
          </table:table-cell>
          <table:table-cell table:style-name="ce1" office:value-type="float" office:value="0.0268507876950834" calcext:value-type="float">
            <text:p>0,0268507877</text:p>
          </table:table-cell>
          <table:table-cell table:style-name="ce1" office:value-type="float" office:value="-0.0730411292346907" calcext:value-type="float">
            <text:p>-0,0730411292</text:p>
          </table:table-cell>
          <table:table-cell table:style-name="ce1" office:value-type="float" office:value="0.623216110058944" calcext:value-type="float">
            <text:p>0,6232161101</text:p>
          </table:table-cell>
          <table:table-cell table:style-name="ce1" office:value-type="float" office:value="-0.879799066413537" calcext:value-type="float">
            <text:p>-0,879799066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38831762389537" calcext:value-type="float">
            <text:p>-0,0388317624</text:p>
          </table:table-cell>
          <table:table-cell table:style-name="ce1" office:value-type="float" office:value="0.052126321301396" calcext:value-type="float">
            <text:p>0,0521263213</text:p>
          </table:table-cell>
          <table:table-cell table:style-name="ce1" office:value-type="float" office:value="0.0617004956465221" calcext:value-type="float">
            <text:p>0,0617004956</text:p>
          </table:table-cell>
          <table:table-cell table:style-name="ce1" office:value-type="float" office:value="0.506701469421387" calcext:value-type="float">
            <text:p>0,5067014694</text:p>
          </table:table-cell>
          <table:table-cell table:style-name="ce1" office:value-type="float" office:value="0.506697654724121" calcext:value-type="float">
            <text:p>0,5066976547</text:p>
          </table:table-cell>
          <table:table-cell table:style-name="ce1" office:value-type="float" office:value="0.5066978931427" calcext:value-type="float">
            <text:p>0,5066978931</text:p>
          </table:table-cell>
          <table:table-cell table:style-name="ce1" office:value-type="float" office:value="-0.0397141464054585" calcext:value-type="float">
            <text:p>-0,0397141464</text:p>
          </table:table-cell>
          <table:table-cell table:style-name="ce1" office:value-type="float" office:value="4.04163646697998" calcext:value-type="float">
            <text:p>4,041636467</text:p>
          </table:table-cell>
          <table:table-cell table:style-name="ce1" office:value-type="float" office:value="-1.84343111515045" calcext:value-type="float">
            <text:p>-1,8434311152</text:p>
          </table:table-cell>
        </table:table-row>
        <table:table-row table:style-name="ro1">
          <table:table-cell table:style-name="ce1" office:value-type="string" calcext:value-type="string">
            <text:p>1.6507530212402344</text:p>
          </table:table-cell>
          <table:table-cell table:style-name="ce1" office:value-type="string" calcext:value-type="string">
            <text:p>0.012936115264892578</text:p>
          </table:table-cell>
          <table:table-cell table:style-name="ce1" office:value-type="string" calcext:value-type="string">
            <text:p>45.006547689437866</text:p>
          </table:table-cell>
          <table:table-cell table:style-name="ce1" office:value-type="float" office:value="0.116525492182484" calcext:value-type="float">
            <text:p>0,1165254922</text:p>
          </table:table-cell>
          <table:table-cell table:style-name="ce1" office:value-type="float" office:value="-0.131478659164758" calcext:value-type="float">
            <text:p>-0,1314786592</text:p>
          </table:table-cell>
          <table:table-cell table:style-name="ce1" office:value-type="float" office:value="1.64198150016643" calcext:value-type="float">
            <text:p>1,6419815002</text:p>
          </table:table-cell>
          <table:table-cell table:style-name="ce1" office:value-type="float" office:value="0.0337326536917103" calcext:value-type="float">
            <text:p>0,0337326537</text:p>
          </table:table-cell>
          <table:table-cell table:number-columns-repeated="2" table:style-name="ce1" office:value-type="float" office:value="-0.0606845738450457" calcext:value-type="float">
            <text:p>-0,0606845738</text:p>
          </table:table-cell>
          <table:table-cell table:style-name="ce1" office:value-type="float" office:value="-0.0268153548240662" calcext:value-type="float">
            <text:p>-0,0268153548</text:p>
          </table:table-cell>
          <table:table-cell table:style-name="ce1" office:value-type="float" office:value="4.02274465560913" calcext:value-type="float">
            <text:p>4,0227446556</text:p>
          </table:table-cell>
          <table:table-cell table:style-name="ce1" office:value-type="float" office:value="-1.81336653232574" calcext:value-type="float">
            <text:p>-1,8133665323</text:p>
          </table:table-cell>
          <table:table-cell table:style-name="ce1" office:value-type="string" calcext:value-type="string">
            <text:p>0.03373265369171029</text:p>
          </table:table-cell>
          <table:table-cell table:style-name="ce1" office:value-type="string" calcext:value-type="string">
            <text:p>-0.060684573845045664</text:p>
          </table:table-cell>
          <table:table-cell table:style-name="ce1" office:value-type="string" calcext:value-type="string">
            <text:p>-0.1158571030475473</text:p>
          </table:table-cell>
          <table:table-cell table:style-name="ce1" office:value-type="float" office:value="-0.0307893925253302" calcext:value-type="float">
            <text:p>-0,0307893925</text:p>
          </table:table-cell>
          <table:table-cell table:style-name="ce1" office:value-type="float" office:value="0.0325895609194413" calcext:value-type="float">
            <text:p>0,0325895609</text:p>
          </table:table-cell>
          <table:table-cell table:style-name="ce1" office:value-type="float" office:value="-0.0713970850586891" calcext:value-type="float">
            <text:p>-0,0713970851</text:p>
          </table:table-cell>
          <table:table-cell table:style-name="ce1" office:value-type="float" office:value="0.570540285833529" calcext:value-type="float">
            <text:p>0,5705402858</text:p>
          </table:table-cell>
          <table:table-cell table:style-name="ce1" office:value-type="float" office:value="-0.824043021853158" calcext:value-type="float">
            <text:p>-0,824043021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272521663453842" calcext:value-type="float">
            <text:p>-0,0272521663</text:p>
          </table:table-cell>
          <table:table-cell table:style-name="ce1" office:value-type="float" office:value="0.0372703187156572" calcext:value-type="float">
            <text:p>0,0372703187</text:p>
          </table:table-cell>
          <table:table-cell table:style-name="ce1" office:value-type="float" office:value="0.0615992804456724" calcext:value-type="float">
            <text:p>0,0615992804</text:p>
          </table:table-cell>
          <table:table-cell table:style-name="ce1" office:value-type="float" office:value="0.513252973556519" calcext:value-type="float">
            <text:p>0,5132529736</text:p>
          </table:table-cell>
          <table:table-cell table:style-name="ce1" office:value-type="float" office:value="0.513256788253784" calcext:value-type="float">
            <text:p>0,5132567883</text:p>
          </table:table-cell>
          <table:table-cell table:style-name="ce1" office:value-type="float" office:value="0.513256549835205" calcext:value-type="float">
            <text:p>0,5132565498</text:p>
          </table:table-cell>
          <table:table-cell table:style-name="ce1" office:value-type="float" office:value="-0.0268153548240662" calcext:value-type="float">
            <text:p>-0,0268153548</text:p>
          </table:table-cell>
          <table:table-cell table:style-name="ce1" office:value-type="float" office:value="4.02274465560913" calcext:value-type="float">
            <text:p>4,0227446556</text:p>
          </table:table-cell>
          <table:table-cell table:style-name="ce1" office:value-type="float" office:value="-1.81336653232574" calcext:value-type="float">
            <text:p>-1,8133665323</text:p>
          </table:table-cell>
        </table:table-row>
        <table:table-row table:style-name="ro1">
          <table:table-cell table:style-name="ce1" office:value-type="string" calcext:value-type="string">
            <text:p>1.6643972396850586</text:p>
          </table:table-cell>
          <table:table-cell table:style-name="ce1" office:value-type="string" calcext:value-type="string">
            <text:p>0.013644218444824219</text:p>
          </table:table-cell>
          <table:table-cell table:style-name="ce1" office:value-type="string" calcext:value-type="string">
            <text:p>45.51236891746521</text:p>
          </table:table-cell>
          <table:table-cell table:style-name="ce1" office:value-type="float" office:value="0.322426289319992" calcext:value-type="float">
            <text:p>0,3224262893</text:p>
          </table:table-cell>
          <table:table-cell table:style-name="ce1" office:value-type="float" office:value="-0.296459048986435" calcext:value-type="float">
            <text:p>-0,296459049</text:p>
          </table:table-cell>
          <table:table-cell table:style-name="ce1" office:value-type="float" office:value="1.45939409732819" calcext:value-type="float">
            <text:p>1,4593940973</text:p>
          </table:table-cell>
          <table:table-cell table:style-name="ce1" office:value-type="float" office:value="0.0227771717925728" calcext:value-type="float">
            <text:p>0,0227771718</text:p>
          </table:table-cell>
          <table:table-cell table:number-columns-repeated="2" table:style-name="ce1" office:value-type="float" office:value="-0.0458662816092521" calcext:value-type="float">
            <text:p>-0,0458662816</text:p>
          </table:table-cell>
          <table:table-cell table:style-name="ce1" office:value-type="float" office:value="-0.0268153548240662" calcext:value-type="float">
            <text:p>-0,0268153548</text:p>
          </table:table-cell>
          <table:table-cell table:style-name="ce1" office:value-type="float" office:value="4.02274465560913" calcext:value-type="float">
            <text:p>4,0227446556</text:p>
          </table:table-cell>
          <table:table-cell table:style-name="ce1" office:value-type="float" office:value="-1.81336653232574" calcext:value-type="float">
            <text:p>-1,8133665323</text:p>
          </table:table-cell>
          <table:table-cell table:style-name="ce1" office:value-type="string" calcext:value-type="string">
            <text:p>0.022777171792572763</text:p>
          </table:table-cell>
          <table:table-cell table:style-name="ce1" office:value-type="string" calcext:value-type="string">
            <text:p>-0.04586628160925215</text:p>
          </table:table-cell>
          <table:table-cell table:style-name="ce1" office:value-type="string" calcext:value-type="string">
            <text:p>-0.11424901362299084</text:p>
          </table:table-cell>
          <table:table-cell table:style-name="ce1" office:value-type="float" office:value="-0.0349576476547453" calcext:value-type="float">
            <text:p>-0,0349576477</text:p>
          </table:table-cell>
          <table:table-cell table:style-name="ce1" office:value-type="float" office:value="0.0394435977494275" calcext:value-type="float">
            <text:p>0,0394435977</text:p>
          </table:table-cell>
          <table:table-cell table:style-name="ce1" office:value-type="float" office:value="-0.0697830380086546" calcext:value-type="float">
            <text:p>-0,069783038</text:p>
          </table:table-cell>
          <table:table-cell table:style-name="ce1" office:value-type="float" office:value="0.511595606641798" calcext:value-type="float">
            <text:p>0,5115956066</text:p>
          </table:table-cell>
          <table:table-cell table:style-name="ce1" office:value-type="float" office:value="-0.75753468876826" calcext:value-type="float">
            <text:p>-0,757534688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274668829122184" calcext:value-type="float">
            <text:p>-0,0274668829</text:p>
          </table:table-cell>
          <table:table-cell table:style-name="ce1" office:value-type="float" office:value="0.0451652462417566" calcext:value-type="float">
            <text:p>0,0451652462</text:p>
          </table:table-cell>
          <table:table-cell table:style-name="ce1" office:value-type="float" office:value="0.0613609754265487" calcext:value-type="float">
            <text:p>0,0613609754</text:p>
          </table:table-cell>
          <table:table-cell table:style-name="ce1" office:value-type="float" office:value="0.505852222442627" calcext:value-type="float">
            <text:p>0,5058522224</text:p>
          </table:table-cell>
          <table:table-cell table:style-name="ce1" office:value-type="float" office:value="0.50584888458252" calcext:value-type="float">
            <text:p>0,5058488846</text:p>
          </table:table-cell>
          <table:table-cell table:style-name="ce1" office:value-type="float" office:value="0.50584864616394" calcext:value-type="float">
            <text:p>0,5058486462</text:p>
          </table:table-cell>
          <table:table-cell table:style-name="ce1" office:value-type="float" office:value="-0.0268153548240662" calcext:value-type="float">
            <text:p>-0,0268153548</text:p>
          </table:table-cell>
          <table:table-cell table:style-name="ce1" office:value-type="float" office:value="4.02274465560913" calcext:value-type="float">
            <text:p>4,0227446556</text:p>
          </table:table-cell>
          <table:table-cell table:style-name="ce1" office:value-type="float" office:value="-1.81336653232574" calcext:value-type="float">
            <text:p>-1,8133665323</text:p>
          </table:table-cell>
        </table:table-row>
        <table:table-row table:style-name="ro1">
          <table:table-cell table:style-name="ce1" office:value-type="string" calcext:value-type="string">
            <text:p>1.6805472373962402</text:p>
          </table:table-cell>
          <table:table-cell table:style-name="ce1" office:value-type="string" calcext:value-type="string">
            <text:p>0.01614999771118164</text:p>
          </table:table-cell>
          <table:table-cell table:style-name="ce1" office:value-type="string" calcext:value-type="string">
            <text:p>45.99721121788025</text:p>
          </table:table-cell>
          <table:table-cell table:style-name="ce1" office:value-type="float" office:value="0.125253993511936" calcext:value-type="float">
            <text:p>0,1252539935</text:p>
          </table:table-cell>
          <table:table-cell table:style-name="ce1" office:value-type="float" office:value="-0.147702506662887" calcext:value-type="float">
            <text:p>-0,1477025067</text:p>
          </table:table-cell>
          <table:table-cell table:style-name="ce1" office:value-type="float" office:value="1.61043603479126" calcext:value-type="float">
            <text:p>1,6104360348</text:p>
          </table:table-cell>
          <table:table-cell table:style-name="ce1" office:value-type="float" office:value="-0.07285868894059" calcext:value-type="float">
            <text:p>-0,0728586889</text:p>
          </table:table-cell>
          <table:table-cell table:number-columns-repeated="2" table:style-name="ce1" office:value-type="float" office:value="0.0319612846151066" calcext:value-type="float">
            <text:p>0,0319612846</text:p>
          </table:table-cell>
          <table:table-cell table:style-name="ce1" office:value-type="float" office:value="-0.0180470813065767" calcext:value-type="float">
            <text:p>-0,0180470813</text:p>
          </table:table-cell>
          <table:table-cell table:style-name="ce1" office:value-type="float" office:value="4.00604820251465" calcext:value-type="float">
            <text:p>4,0060482025</text:p>
          </table:table-cell>
          <table:table-cell table:style-name="ce1" office:value-type="float" office:value="-1.78460335731506" calcext:value-type="float">
            <text:p>-1,7846033573</text:p>
          </table:table-cell>
          <table:table-cell table:style-name="ce1" office:value-type="string" calcext:value-type="string">
            <text:p>-0.07285868894059004</text:p>
          </table:table-cell>
          <table:table-cell table:style-name="ce1" office:value-type="string" calcext:value-type="string">
            <text:p>0.03196128461510664</text:p>
          </table:table-cell>
          <table:table-cell table:style-name="ce1" office:value-type="string" calcext:value-type="string">
            <text:p>-0.09687170030785322</text:p>
          </table:table-cell>
          <table:table-cell table:style-name="ce1" office:value-type="float" office:value="-0.0967278867959976" calcext:value-type="float">
            <text:p>-0,0967278868</text:p>
          </table:table-cell>
          <table:table-cell table:style-name="ce1" office:value-type="float" office:value="0.0889377146959305" calcext:value-type="float">
            <text:p>0,0889377147</text:p>
          </table:table-cell>
          <table:table-cell table:style-name="ce1" office:value-type="float" office:value="-0.0602884930610657" calcext:value-type="float">
            <text:p>-0,0602884931</text:p>
          </table:table-cell>
          <table:table-cell table:style-name="ce1" office:value-type="float" office:value="0.35530368042226" calcext:value-type="float">
            <text:p>0,3553036804</text:p>
          </table:table-cell>
          <table:table-cell table:style-name="ce1" office:value-type="float" office:value="-0.613829547863993" calcext:value-type="float">
            <text:p>-0,613829547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42476813482881" calcext:value-type="float">
            <text:p>-0,4247681348</text:p>
          </table:table-cell>
          <table:table-cell table:style-name="ce1" office:value-type="float" office:value="0.340349198088385" calcext:value-type="float">
            <text:p>0,3403491981</text:p>
          </table:table-cell>
          <table:table-cell table:style-name="ce1" office:value-type="float" office:value="0.376671710128498" calcext:value-type="float">
            <text:p>0,3766717101</text:p>
          </table:table-cell>
          <table:table-cell table:style-name="ce1" office:value-type="float" office:value="0.484736919403076" calcext:value-type="float">
            <text:p>0,4847369194</text:p>
          </table:table-cell>
          <table:table-cell table:style-name="ce1" office:value-type="float" office:value="0.48473858833313" calcext:value-type="float">
            <text:p>0,4847385883</text:p>
          </table:table-cell>
          <table:table-cell table:style-name="ce1" office:value-type="float" office:value="0.484738826751709" calcext:value-type="float">
            <text:p>0,4847388268</text:p>
          </table:table-cell>
          <table:table-cell table:style-name="ce1" office:value-type="float" office:value="-0.0180470813065767" calcext:value-type="float">
            <text:p>-0,0180470813</text:p>
          </table:table-cell>
          <table:table-cell table:style-name="ce1" office:value-type="float" office:value="4.00604820251465" calcext:value-type="float">
            <text:p>4,0060482025</text:p>
          </table:table-cell>
          <table:table-cell table:style-name="ce1" office:value-type="float" office:value="-1.78460335731506" calcext:value-type="float">
            <text:p>-1,7846033573</text:p>
          </table:table-cell>
        </table:table-row>
        <table:table-row table:style-name="ro1">
          <table:table-cell table:style-name="ce1" office:value-type="string" calcext:value-type="string">
            <text:p>1.697127103805542</text:p>
          </table:table-cell>
          <table:table-cell table:style-name="ce1" office:value-type="string" calcext:value-type="string">
            <text:p>0.016579866409301758</text:p>
          </table:table-cell>
          <table:table-cell table:style-name="ce1" office:value-type="string" calcext:value-type="string">
            <text:p>46.50434637069702</text:p>
          </table:table-cell>
          <table:table-cell table:style-name="ce1" office:value-type="float" office:value="0.128318841534632" calcext:value-type="float">
            <text:p>0,1283188415</text:p>
          </table:table-cell>
          <table:table-cell table:style-name="ce1" office:value-type="float" office:value="-0.15478631099801" calcext:value-type="float">
            <text:p>-0,154786311</text:p>
          </table:table-cell>
          <table:table-cell table:style-name="ce1" office:value-type="float" office:value="1.58990804795866" calcext:value-type="float">
            <text:p>1,589908048</text:p>
          </table:table-cell>
          <table:table-cell table:style-name="ce1" office:value-type="float" office:value="0.0115198165246112" calcext:value-type="float">
            <text:p>0,0115198165</text:p>
          </table:table-cell>
          <table:table-cell table:number-columns-repeated="2" table:style-name="ce1" office:value-type="float" office:value="-0.0293882302372541" calcext:value-type="float">
            <text:p>-0,0293882302</text:p>
          </table:table-cell>
          <table:table-cell table:style-name="ce1" office:value-type="float" office:value="-0.0127961402758956" calcext:value-type="float">
            <text:p>-0,0127961403</text:p>
          </table:table-cell>
          <table:table-cell table:style-name="ce1" office:value-type="float" office:value="3.99429678916931" calcext:value-type="float">
            <text:p>3,9942967892</text:p>
          </table:table-cell>
          <table:table-cell table:style-name="ce1" office:value-type="float" office:value="-1.75585412979126" calcext:value-type="float">
            <text:p>-1,7558541298</text:p>
          </table:table-cell>
          <table:table-cell table:style-name="ce1" office:value-type="string" calcext:value-type="string">
            <text:p>0.011519816524611152</text:p>
          </table:table-cell>
          <table:table-cell table:style-name="ce1" office:value-type="string" calcext:value-type="string">
            <text:p>-0.029388230237254065</text:p>
          </table:table-cell>
          <table:table-cell table:style-name="ce1" office:value-type="string" calcext:value-type="string">
            <text:p>-0.12158471313395798</text:p>
          </table:table-cell>
          <table:table-cell table:style-name="ce1" office:value-type="float" office:value="-0.0375761980535807" calcext:value-type="float">
            <text:p>-0,0375761981</text:p>
          </table:table-cell>
          <table:table-cell table:style-name="ce1" office:value-type="float" office:value="0.044310751998866" calcext:value-type="float">
            <text:p>0,044310752</text:p>
          </table:table-cell>
          <table:table-cell table:style-name="ce1" office:value-type="float" office:value="-0.0681426738091457" calcext:value-type="float">
            <text:p>-0,0681426738</text:p>
          </table:table-cell>
          <table:table-cell table:style-name="ce1" office:value-type="float" office:value="0.291752726185085" calcext:value-type="float">
            <text:p>0,2917527262</text:p>
          </table:table-cell>
          <table:table-cell table:style-name="ce1" office:value-type="float" office:value="-0.538886065417384" calcext:value-type="float">
            <text:p>-0,538886065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388611276672678" calcext:value-type="float">
            <text:p>0,3886112767</text:p>
          </table:table-cell>
          <table:table-cell table:style-name="ce1" office:value-type="float" office:value="-0.293177117828023" calcext:value-type="float">
            <text:p>-0,2931771178</text:p>
          </table:table-cell>
          <table:table-cell table:style-name="ce1" office:value-type="float" office:value="-0.297681572992491" calcext:value-type="float">
            <text:p>-0,297681573</text:p>
          </table:table-cell>
          <table:table-cell table:style-name="ce1" office:value-type="float" office:value="0.507376670837402" calcext:value-type="float">
            <text:p>0,5073766708</text:p>
          </table:table-cell>
          <table:table-cell table:style-name="ce1" office:value-type="float" office:value="0.507394790649414" calcext:value-type="float">
            <text:p>0,5073947906</text:p>
          </table:table-cell>
          <table:table-cell table:style-name="ce1" office:value-type="float" office:value="0.507394313812256" calcext:value-type="float">
            <text:p>0,5073943138</text:p>
          </table:table-cell>
          <table:table-cell table:style-name="ce1" office:value-type="float" office:value="-0.0127961402758956" calcext:value-type="float">
            <text:p>-0,0127961403</text:p>
          </table:table-cell>
          <table:table-cell table:style-name="ce1" office:value-type="float" office:value="3.99429678916931" calcext:value-type="float">
            <text:p>3,9942967892</text:p>
          </table:table-cell>
          <table:table-cell table:style-name="ce1" office:value-type="float" office:value="-1.75585412979126" calcext:value-type="float">
            <text:p>-1,7558541298</text:p>
          </table:table-cell>
        </table:table-row>
        <table:table-row table:style-name="ro1">
          <table:table-cell table:style-name="ce1" office:value-type="string" calcext:value-type="string">
            <text:p>1.7150449752807617</text:p>
          </table:table-cell>
          <table:table-cell table:style-name="ce1" office:value-type="string" calcext:value-type="string">
            <text:p>0.017917871475219727</text:p>
          </table:table-cell>
          <table:table-cell table:style-name="ce1" office:value-type="string" calcext:value-type="string">
            <text:p>47.048256635665894</text:p>
          </table:table-cell>
          <table:table-cell table:style-name="ce1" office:value-type="float" office:value="0.320392698049545" calcext:value-type="float">
            <text:p>0,320392698</text:p>
          </table:table-cell>
          <table:table-cell table:style-name="ce1" office:value-type="float" office:value="-0.307990401983261" calcext:value-type="float">
            <text:p>-0,307990402</text:p>
          </table:table-cell>
          <table:table-cell table:style-name="ce1" office:value-type="float" office:value="1.39405310153961" calcext:value-type="float">
            <text:p>1,3940531015</text:p>
          </table:table-cell>
          <table:table-cell table:style-name="ce1" office:value-type="float" office:value="-0.0132000082415766" calcext:value-type="float">
            <text:p>-0,0132000082</text:p>
          </table:table-cell>
          <table:table-cell table:number-columns-repeated="2" table:style-name="ce1" office:value-type="float" office:value="-0.00532847347116401" calcext:value-type="float">
            <text:p>-0,0053284735</text:p>
          </table:table-cell>
          <table:table-cell table:style-name="ce1" office:value-type="float" office:value="-0.0171172898262739" calcext:value-type="float">
            <text:p>-0,0171172898</text:p>
          </table:table-cell>
          <table:table-cell table:style-name="ce1" office:value-type="float" office:value="3.99100017547607" calcext:value-type="float">
            <text:p>3,9910001755</text:p>
          </table:table-cell>
          <table:table-cell table:style-name="ce1" office:value-type="float" office:value="-1.72837972640991" calcext:value-type="float">
            <text:p>-1,7283797264</text:p>
          </table:table-cell>
          <table:table-cell table:style-name="ce1" office:value-type="string" calcext:value-type="string">
            <text:p>-0.013200008241576555</text:p>
          </table:table-cell>
          <table:table-cell table:style-name="ce1" office:value-type="string" calcext:value-type="string">
            <text:p>-0.005328473471164011</text:p>
          </table:table-cell>
          <table:table-cell table:style-name="ce1" office:value-type="string" calcext:value-type="string">
            <text:p>-0.11213217219702784</text:p>
          </table:table-cell>
          <table:table-cell table:style-name="ce1" office:value-type="float" office:value="-0.0384956524603897" calcext:value-type="float">
            <text:p>-0,0384956525</text:p>
          </table:table-cell>
          <table:table-cell table:style-name="ce1" office:value-type="float" office:value="0.046435893299403" calcext:value-type="float">
            <text:p>0,0464358933</text:p>
          </table:table-cell>
          <table:table-cell table:style-name="ce1" office:value-type="float" office:value="-0.0670752184938501" calcext:value-type="float">
            <text:p>-0,0670752185</text:p>
          </table:table-cell>
          <table:table-cell table:style-name="ce1" office:value-type="float" office:value="0.221921007994584" calcext:value-type="float">
            <text:p>0,221921008</text:p>
          </table:table-cell>
          <table:table-cell table:style-name="ce1" office:value-type="float" office:value="-0.454652618444818" calcext:value-type="float">
            <text:p>-0,454652618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563179251410155" calcext:value-type="float">
            <text:p>-0,0056317925</text:p>
          </table:table-cell>
          <table:table-cell table:style-name="ce1" office:value-type="float" office:value="0.0130171087646756" calcext:value-type="float">
            <text:p>0,0130171088</text:p>
          </table:table-cell>
          <table:table-cell table:style-name="ce1" office:value-type="float" office:value="0.0377218518728925" calcext:value-type="float">
            <text:p>0,0377218519</text:p>
          </table:table-cell>
          <table:table-cell table:style-name="ce1" office:value-type="float" office:value="0.544204711914063" calcext:value-type="float">
            <text:p>0,5442047119</text:p>
          </table:table-cell>
          <table:table-cell table:style-name="ce1" office:value-type="float" office:value="0.544191837310791" calcext:value-type="float">
            <text:p>0,5441918373</text:p>
          </table:table-cell>
          <table:table-cell table:style-name="ce1" office:value-type="float" office:value="0.544193506240845" calcext:value-type="float">
            <text:p>0,5441935062</text:p>
          </table:table-cell>
          <table:table-cell table:style-name="ce1" office:value-type="float" office:value="-0.0171172898262739" calcext:value-type="float">
            <text:p>-0,0171172898</text:p>
          </table:table-cell>
          <table:table-cell table:style-name="ce1" office:value-type="float" office:value="3.99100017547607" calcext:value-type="float">
            <text:p>3,9910001755</text:p>
          </table:table-cell>
          <table:table-cell table:style-name="ce1" office:value-type="float" office:value="-1.72837972640991" calcext:value-type="float">
            <text:p>-1,7283797264</text:p>
          </table:table-cell>
        </table:table-row>
        <table:table-row table:style-name="ro1">
          <table:table-cell table:style-name="ce1" office:value-type="string" calcext:value-type="string">
            <text:p>1.7366065979003906</text:p>
          </table:table-cell>
          <table:table-cell table:style-name="ce1" office:value-type="string" calcext:value-type="string">
            <text:p>0.021561622619628906</text:p>
          </table:table-cell>
          <table:table-cell table:style-name="ce1" office:value-type="string" calcext:value-type="string">
            <text:p>47.568071603775024</text:p>
          </table:table-cell>
          <table:table-cell table:style-name="ce1" office:value-type="float" office:value="0.315376371145248" calcext:value-type="float">
            <text:p>0,3153763711</text:p>
          </table:table-cell>
          <table:table-cell table:style-name="ce1" office:value-type="float" office:value="-0.30316823720932" calcext:value-type="float">
            <text:p>-0,3031682372</text:p>
          </table:table-cell>
          <table:table-cell table:style-name="ce1" office:value-type="float" office:value="1.37222671508789" calcext:value-type="float">
            <text:p>1,3722267151</text:p>
          </table:table-cell>
          <table:table-cell table:style-name="ce1" office:value-type="float" office:value="-0.104526777259974" calcext:value-type="float">
            <text:p>-0,1045267773</text:p>
          </table:table-cell>
          <table:table-cell table:number-columns-repeated="2" table:style-name="ce1" office:value-type="float" office:value="0.07030799528021" calcext:value-type="float">
            <text:p>0,0703079953</text:p>
          </table:table-cell>
          <table:table-cell table:style-name="ce1" office:value-type="float" office:value="-0.0241043493151665" calcext:value-type="float">
            <text:p>-0,0241043493</text:p>
          </table:table-cell>
          <table:table-cell table:style-name="ce1" office:value-type="float" office:value="3.99091863632202" calcext:value-type="float">
            <text:p>3,9909186363</text:p>
          </table:table-cell>
          <table:table-cell table:style-name="ce1" office:value-type="float" office:value="-1.70039367675781" calcext:value-type="float">
            <text:p>-1,7003936768</text:p>
          </table:table-cell>
          <table:table-cell table:style-name="ce1" office:value-type="string" calcext:value-type="string">
            <text:p>-0.10452677725997372</text:p>
          </table:table-cell>
          <table:table-cell table:style-name="ce1" office:value-type="string" calcext:value-type="string">
            <text:p>0.07030799528021002</text:p>
          </table:table-cell>
          <table:table-cell table:style-name="ce1" office:value-type="string" calcext:value-type="string">
            <text:p>-0.0934649555107051</text:p>
          </table:table-cell>
          <table:table-cell table:style-name="ce1" office:value-type="float" office:value="-0.0961178094148636" calcext:value-type="float">
            <text:p>-0,0961178094</text:p>
          </table:table-cell>
          <table:table-cell table:style-name="ce1" office:value-type="float" office:value="0.0923971205949783" calcext:value-type="float">
            <text:p>0,0923971206</text:p>
          </table:table-cell>
          <table:table-cell table:style-name="ce1" office:value-type="float" office:value="-0.0568907612800598" calcext:value-type="float">
            <text:p>-0,0568907613</text:p>
          </table:table-cell>
          <table:table-cell table:style-name="ce1" office:value-type="float" office:value="0.0554888359315728" calcext:value-type="float">
            <text:p>0,0554888359</text:p>
          </table:table-cell>
          <table:table-cell table:style-name="ce1" office:value-type="float" office:value="-0.294662834214513" calcext:value-type="float">
            <text:p>-0,294662834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369754599431025" calcext:value-type="float">
            <text:p>-0,3697545994</text:p>
          </table:table-cell>
          <table:table-cell table:style-name="ce1" office:value-type="float" office:value="0.294927515497516" calcext:value-type="float">
            <text:p>0,2949275155</text:p>
          </table:table-cell>
          <table:table-cell table:style-name="ce1" office:value-type="float" office:value="0.377032230774188" calcext:value-type="float">
            <text:p>0,3770322308</text:p>
          </table:table-cell>
          <table:table-cell table:style-name="ce1" office:value-type="float" office:value="0.519463062286377" calcext:value-type="float">
            <text:p>0,5194630623</text:p>
          </table:table-cell>
          <table:table-cell table:style-name="ce1" office:value-type="float" office:value="0.519463539123535" calcext:value-type="float">
            <text:p>0,5194635391</text:p>
          </table:table-cell>
          <table:table-cell table:style-name="ce1" office:value-type="float" office:value="0.519464731216431" calcext:value-type="float">
            <text:p>0,5194647312</text:p>
          </table:table-cell>
          <table:table-cell table:style-name="ce1" office:value-type="float" office:value="-0.0241043493151665" calcext:value-type="float">
            <text:p>-0,0241043493</text:p>
          </table:table-cell>
          <table:table-cell table:style-name="ce1" office:value-type="float" office:value="3.99091863632202" calcext:value-type="float">
            <text:p>3,9909186363</text:p>
          </table:table-cell>
          <table:table-cell table:style-name="ce1" office:value-type="float" office:value="-1.70039367675781" calcext:value-type="float">
            <text:p>-1,7003936768</text:p>
          </table:table-cell>
        </table:table-row>
        <table:table-row table:style-name="ro1">
          <table:table-cell table:style-name="ce1" office:value-type="string" calcext:value-type="string">
            <text:p>1.7583427429199219</text:p>
          </table:table-cell>
          <table:table-cell table:style-name="ce1" office:value-type="string" calcext:value-type="string">
            <text:p>0.02173614501953125</text:p>
          </table:table-cell>
          <table:table-cell table:style-name="ce1" office:value-type="string" calcext:value-type="string">
            <text:p>48.08917737007141</text:p>
          </table:table-cell>
          <table:table-cell table:style-name="ce1" office:value-type="float" office:value="0.111523244208024" calcext:value-type="float">
            <text:p>0,1115232442</text:p>
          </table:table-cell>
          <table:table-cell table:style-name="ce1" office:value-type="float" office:value="-0.153113839710936" calcext:value-type="float">
            <text:p>-0,1531138397</text:p>
          </table:table-cell>
          <table:table-cell table:style-name="ce1" office:value-type="float" office:value="1.51736503471563" calcext:value-type="float">
            <text:p>1,5173650347</text:p>
          </table:table-cell>
          <table:table-cell table:style-name="ce1" office:value-type="float" office:value="-0.106741807039251" calcext:value-type="float">
            <text:p>-0,106741807</text:p>
          </table:table-cell>
          <table:table-cell table:number-columns-repeated="2" table:style-name="ce1" office:value-type="float" office:value="0.0748580632233706" calcext:value-type="float">
            <text:p>0,0748580632</text:p>
          </table:table-cell>
          <table:table-cell table:style-name="ce1" office:value-type="float" office:value="-0.0321426913142204" calcext:value-type="float">
            <text:p>-0,0321426913</text:p>
          </table:table-cell>
          <table:table-cell table:style-name="ce1" office:value-type="float" office:value="3.99141693115234" calcext:value-type="float">
            <text:p>3,9914169312</text:p>
          </table:table-cell>
          <table:table-cell table:style-name="ce1" office:value-type="float" office:value="-1.67273473739624" calcext:value-type="float">
            <text:p>-1,6727347374</text:p>
          </table:table-cell>
          <table:table-cell table:style-name="ce1" office:value-type="string" calcext:value-type="string">
            <text:p>-0.10674180703925103</text:p>
          </table:table-cell>
          <table:table-cell table:style-name="ce1" office:value-type="string" calcext:value-type="string">
            <text:p>0.07485806322337057</text:p>
          </table:table-cell>
          <table:table-cell table:style-name="ce1" office:value-type="string" calcext:value-type="string">
            <text:p>-0.10070843507038776</text:p>
          </table:table-cell>
          <table:table-cell table:style-name="ce1" office:value-type="float" office:value="-0.0946129113435745" calcext:value-type="float">
            <text:p>-0,0946129113</text:p>
          </table:table-cell>
          <table:table-cell table:style-name="ce1" office:value-type="float" office:value="0.090950471162796" calcext:value-type="float">
            <text:p>0,0909504712</text:p>
          </table:table-cell>
          <table:table-cell table:style-name="ce1" office:value-type="float" office:value="-0.0557557891845703" calcext:value-type="float">
            <text:p>-0,0557557892</text:p>
          </table:table-cell>
          <table:table-cell table:style-name="ce1" office:value-type="float" office:value="-0.108817713066355" calcext:value-type="float">
            <text:p>-0,1088177131</text:p>
          </table:table-cell>
          <table:table-cell table:style-name="ce1" office:value-type="float" office:value="-0.136714595655369" calcext:value-type="float">
            <text:p>-0,136714595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962853267385817" calcext:value-type="float">
            <text:p>0,0096285327</text:p>
          </table:table-cell>
          <table:table-cell table:style-name="ce1" office:value-type="float" office:value="-0.00925573597644883" calcext:value-type="float">
            <text:p>-0,009255736</text:p>
          </table:table-cell>
          <table:table-cell table:style-name="ce1" office:value-type="float" office:value="0.0418941645673021" calcext:value-type="float">
            <text:p>0,0418941646</text:p>
          </table:table-cell>
          <table:table-cell table:style-name="ce1" office:value-type="float" office:value="0.52098560333252" calcext:value-type="float">
            <text:p>0,5209856033</text:p>
          </table:table-cell>
          <table:table-cell table:style-name="ce1" office:value-type="float" office:value="0.520992040634155" calcext:value-type="float">
            <text:p>0,5209920406</text:p>
          </table:table-cell>
          <table:table-cell table:style-name="ce1" office:value-type="float" office:value="0.520988702774048" calcext:value-type="float">
            <text:p>0,5209887028</text:p>
          </table:table-cell>
          <table:table-cell table:style-name="ce1" office:value-type="float" office:value="-0.0321426913142204" calcext:value-type="float">
            <text:p>-0,0321426913</text:p>
          </table:table-cell>
          <table:table-cell table:style-name="ce1" office:value-type="float" office:value="3.99141693115234" calcext:value-type="float">
            <text:p>3,9914169312</text:p>
          </table:table-cell>
          <table:table-cell table:style-name="ce1" office:value-type="float" office:value="-1.67273473739624" calcext:value-type="float">
            <text:p>-1,6727347374</text:p>
          </table:table-cell>
        </table:table-row>
        <table:table-row table:style-name="ro1">
          <table:table-cell table:style-name="ce1" office:value-type="string" calcext:value-type="string">
            <text:p>1.774644374847412</text:p>
          </table:table-cell>
          <table:table-cell table:style-name="ce1" office:value-type="string" calcext:value-type="string">
            <text:p>0.016301631927490234</text:p>
          </table:table-cell>
          <table:table-cell table:style-name="ce1" office:value-type="string" calcext:value-type="string">
            <text:p>48.683247089385986</text:p>
          </table:table-cell>
          <table:table-cell table:style-name="ce1" office:value-type="float" office:value="0.0959686237720796" calcext:value-type="float">
            <text:p>0,0959686238</text:p>
          </table:table-cell>
          <table:table-cell table:style-name="ce1" office:value-type="float" office:value="-0.143568309368911" calcext:value-type="float">
            <text:p>-0,1435683094</text:p>
          </table:table-cell>
          <table:table-cell table:style-name="ce1" office:value-type="float" office:value="1.48978847633173" calcext:value-type="float">
            <text:p>1,4897884763</text:p>
          </table:table-cell>
          <table:table-cell table:style-name="ce1" office:value-type="float" office:value="-0.039860141162146" calcext:value-type="float">
            <text:p>-0,0398601412</text:p>
          </table:table-cell>
          <table:table-cell table:number-columns-repeated="2" table:style-name="ce1" office:value-type="float" office:value="0.0305646528635289" calcext:value-type="float">
            <text:p>0,0305646529</text:p>
          </table:table-cell>
          <table:table-cell table:style-name="ce1" office:value-type="float" office:value="-0.0506317615509033" calcext:value-type="float">
            <text:p>-0,0506317616</text:p>
          </table:table-cell>
          <table:table-cell table:style-name="ce1" office:value-type="float" office:value="4.00332975387573" calcext:value-type="float">
            <text:p>4,0033297539</text:p>
          </table:table-cell>
          <table:table-cell table:style-name="ce1" office:value-type="float" office:value="-1.64734601974487" calcext:value-type="float">
            <text:p>-1,6473460197</text:p>
          </table:table-cell>
          <table:table-cell table:style-name="ce1" office:value-type="string" calcext:value-type="string">
            <text:p>-0.039860141162145965</text:p>
          </table:table-cell>
          <table:table-cell table:style-name="ce1" office:value-type="string" calcext:value-type="string">
            <text:p>0.03056465286352887</text:p>
          </table:table-cell>
          <table:table-cell table:style-name="ce1" office:value-type="string" calcext:value-type="string">
            <text:p>-0.1154120427070122</text:p>
          </table:table-cell>
          <table:table-cell table:style-name="ce1" office:value-type="float" office:value="-0.0334569732624072" calcext:value-type="float">
            <text:p>-0,0334569733</text:p>
          </table:table-cell>
          <table:table-cell table:style-name="ce1" office:value-type="float" office:value="0.0459341519132808" calcext:value-type="float">
            <text:p>0,0459341519</text:p>
          </table:table-cell>
          <table:table-cell table:style-name="ce1" office:value-type="float" office:value="-0.0633029818052127" calcext:value-type="float">
            <text:p>-0,0633029818</text:p>
          </table:table-cell>
          <table:table-cell table:style-name="ce1" office:value-type="float" office:value="-0.175057745341332" calcext:value-type="float">
            <text:p>-0,1750577453</text:p>
          </table:table-cell>
          <table:table-cell table:style-name="ce1" office:value-type="float" office:value="-0.0457731730552988" calcext:value-type="float">
            <text:p>-0,045773173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343211820362859" calcext:value-type="float">
            <text:p>0,3432118204</text:p>
          </table:table-cell>
          <table:table-cell table:style-name="ce1" office:value-type="float" office:value="-0.252639603709815" calcext:value-type="float">
            <text:p>-0,2526396037</text:p>
          </table:table-cell>
          <table:table-cell table:style-name="ce1" office:value-type="float" office:value="-0.24436243607198" calcext:value-type="float">
            <text:p>-0,2443624361</text:p>
          </table:table-cell>
          <table:table-cell table:style-name="ce1" office:value-type="float" office:value="0.593957185745239" calcext:value-type="float">
            <text:p>0,5939571857</text:p>
          </table:table-cell>
          <table:table-cell table:style-name="ce1" office:value-type="float" office:value="0.59394645690918" calcext:value-type="float">
            <text:p>0,5939464569</text:p>
          </table:table-cell>
          <table:table-cell table:style-name="ce1" office:value-type="float" office:value="0.593946933746338" calcext:value-type="float">
            <text:p>0,5939469337</text:p>
          </table:table-cell>
          <table:table-cell table:style-name="ce1" office:value-type="float" office:value="-0.0506317615509033" calcext:value-type="float">
            <text:p>-0,0506317616</text:p>
          </table:table-cell>
          <table:table-cell table:style-name="ce1" office:value-type="float" office:value="4.00332975387573" calcext:value-type="float">
            <text:p>4,0033297539</text:p>
          </table:table-cell>
          <table:table-cell table:style-name="ce1" office:value-type="float" office:value="-1.64734601974487" calcext:value-type="float">
            <text:p>-1,6473460197</text:p>
          </table:table-cell>
        </table:table-row>
        <table:table-row table:style-name="ro1">
          <table:table-cell table:style-name="ce1" office:value-type="string" calcext:value-type="string">
            <text:p>1.7943942546844482</text:p>
          </table:table-cell>
          <table:table-cell table:style-name="ce1" office:value-type="string" calcext:value-type="string">
            <text:p>0.019749879837036133</text:p>
          </table:table-cell>
          <table:table-cell table:style-name="ce1" office:value-type="string" calcext:value-type="string">
            <text:p>49.22722601890564</text:p>
          </table:table-cell>
          <table:table-cell table:style-name="ce1" office:value-type="float" office:value="0.0739648629577808" calcext:value-type="float">
            <text:p>0,073964863</text:p>
          </table:table-cell>
          <table:table-cell table:style-name="ce1" office:value-type="float" office:value="-0.126151225725074" calcext:value-type="float">
            <text:p>-0,1261512257</text:p>
          </table:table-cell>
          <table:table-cell table:style-name="ce1" office:value-type="float" office:value="1.47447378252759" calcext:value-type="float">
            <text:p>1,4744737825</text:p>
          </table:table-cell>
          <table:table-cell table:style-name="ce1" office:value-type="float" office:value="-0.0537884656678634" calcext:value-type="float">
            <text:p>-0,0537884657</text:p>
          </table:table-cell>
          <table:table-cell table:number-columns-repeated="2" table:style-name="ce1" office:value-type="float" office:value="0.0460946374832667" calcext:value-type="float">
            <text:p>0,0460946375</text:p>
          </table:table-cell>
          <table:table-cell table:style-name="ce1" office:value-type="float" office:value="-0.0741222724318504" calcext:value-type="float">
            <text:p>-0,0741222724</text:p>
          </table:table-cell>
          <table:table-cell table:style-name="ce1" office:value-type="float" office:value="4.02192783355713" calcext:value-type="float">
            <text:p>4,0219278336</text:p>
          </table:table-cell>
          <table:table-cell table:style-name="ce1" office:value-type="float" office:value="-1.62133634090424" calcext:value-type="float">
            <text:p>-1,6213363409</text:p>
          </table:table-cell>
          <table:table-cell table:style-name="ce1" office:value-type="string" calcext:value-type="string">
            <text:p>-0.05378846566786343</text:p>
          </table:table-cell>
          <table:table-cell table:style-name="ce1" office:value-type="string" calcext:value-type="string">
            <text:p>0.04609463748326667</text:p>
          </table:table-cell>
          <table:table-cell table:style-name="ce1" office:value-type="string" calcext:value-type="string">
            <text:p>-0.10660278317898829</text:p>
          </table:table-cell>
          <table:table-cell table:style-name="ce1" office:value-type="float" office:value="-0.0287905871316239" calcext:value-type="float">
            <text:p>-0,0287905871</text:p>
          </table:table-cell>
          <table:table-cell table:style-name="ce1" office:value-type="float" office:value="0.0430704928106732" calcext:value-type="float">
            <text:p>0,0430704928</text:p>
          </table:table-cell>
          <table:table-cell table:style-name="ce1" office:value-type="float" office:value="-0.0618690007692502" calcext:value-type="float">
            <text:p>-0,0618690008</text:p>
          </table:table-cell>
          <table:table-cell table:style-name="ce1" office:value-type="float" office:value="-0.227309697293542" calcext:value-type="float">
            <text:p>-0,2273096973</text:p>
          </table:table-cell>
          <table:table-cell table:style-name="ce1" office:value-type="float" office:value="0.0323949612136496" calcext:value-type="float">
            <text:p>0,032394961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285684163129433" calcext:value-type="float">
            <text:p>0,0285684163</text:p>
          </table:table-cell>
          <table:table-cell table:style-name="ce1" office:value-type="float" office:value="-0.0175318966744053" calcext:value-type="float">
            <text:p>-0,0175318967</text:p>
          </table:table-cell>
          <table:table-cell table:style-name="ce1" office:value-type="float" office:value="0.0506487036104756" calcext:value-type="float">
            <text:p>0,0506487036</text:p>
          </table:table-cell>
          <table:table-cell table:style-name="ce1" office:value-type="float" office:value="0.544469118118286" calcext:value-type="float">
            <text:p>0,5444691181</text:p>
          </table:table-cell>
          <table:table-cell table:style-name="ce1" office:value-type="float" office:value="0.544466495513916" calcext:value-type="float">
            <text:p>0,5444664955</text:p>
          </table:table-cell>
          <table:table-cell table:style-name="ce1" office:value-type="float" office:value="0.544467210769653" calcext:value-type="float">
            <text:p>0,5444672108</text:p>
          </table:table-cell>
          <table:table-cell table:style-name="ce1" office:value-type="float" office:value="-0.0741222724318504" calcext:value-type="float">
            <text:p>-0,0741222724</text:p>
          </table:table-cell>
          <table:table-cell table:style-name="ce1" office:value-type="float" office:value="4.02192783355713" calcext:value-type="float">
            <text:p>4,0219278336</text:p>
          </table:table-cell>
          <table:table-cell table:style-name="ce1" office:value-type="float" office:value="-1.62133634090424" calcext:value-type="float">
            <text:p>-1,6213363409</text:p>
          </table:table-cell>
        </table:table-row>
        <table:table-row table:style-name="ro1">
          <table:table-cell table:style-name="ce1" office:value-type="string" calcext:value-type="string">
            <text:p>1.8078031539916992</text:p>
          </table:table-cell>
          <table:table-cell table:style-name="ce1" office:value-type="string" calcext:value-type="string">
            <text:p>0.013408899307250977</text:p>
          </table:table-cell>
          <table:table-cell table:style-name="ce1" office:value-type="string" calcext:value-type="string">
            <text:p>49.78824234008789</text:p>
          </table:table-cell>
          <table:table-cell table:style-name="ce1" office:value-type="float" office:value="0.0446589745345445" calcext:value-type="float">
            <text:p>0,0446589745</text:p>
          </table:table-cell>
          <table:table-cell table:style-name="ce1" office:value-type="float" office:value="-0.101569218905988" calcext:value-type="float">
            <text:p>-0,1015692189</text:p>
          </table:table-cell>
          <table:table-cell table:style-name="ce1" office:value-type="float" office:value="1.44505409694012" calcext:value-type="float">
            <text:p>1,4450540969</text:p>
          </table:table-cell>
          <table:table-cell table:style-name="ce1" office:value-type="float" office:value="-0.0515283196501098" calcext:value-type="float">
            <text:p>-0,0515283197</text:p>
          </table:table-cell>
          <table:table-cell table:number-columns-repeated="2" table:style-name="ce1" office:value-type="float" office:value="0.0484610060674693" calcext:value-type="float">
            <text:p>0,0484610061</text:p>
          </table:table-cell>
          <table:table-cell table:style-name="ce1" office:value-type="float" office:value="-0.0909586325287819" calcext:value-type="float">
            <text:p>-0,0909586325</text:p>
          </table:table-cell>
          <table:table-cell table:style-name="ce1" office:value-type="float" office:value="4.03653573989868" calcext:value-type="float">
            <text:p>4,0365357399</text:p>
          </table:table-cell>
          <table:table-cell table:style-name="ce1" office:value-type="float" office:value="-1.59455144405365" calcext:value-type="float">
            <text:p>-1,5945514441</text:p>
          </table:table-cell>
          <table:table-cell table:style-name="ce1" office:value-type="string" calcext:value-type="string">
            <text:p>-0.05152831965010976</text:p>
          </table:table-cell>
          <table:table-cell table:style-name="ce1" office:value-type="string" calcext:value-type="string">
            <text:p>0.048461006067469316</text:p>
          </table:table-cell>
          <table:table-cell table:style-name="ce1" office:value-type="string" calcext:value-type="string">
            <text:p>-0.10638969219201878</text:p>
          </table:table-cell>
          <table:table-cell table:style-name="ce1" office:value-type="float" office:value="-0.0221894588873342" calcext:value-type="float">
            <text:p>-0,0221894589</text:p>
          </table:table-cell>
          <table:table-cell table:style-name="ce1" office:value-type="float" office:value="0.0378453677175222" calcext:value-type="float">
            <text:p>0,0378453677</text:p>
          </table:table-cell>
          <table:table-cell table:style-name="ce1" office:value-type="float" office:value="-0.0610726366914349" calcext:value-type="float">
            <text:p>-0,0610726367</text:p>
          </table:table-cell>
          <table:table-cell table:style-name="ce1" office:value-type="float" office:value="-0.268773221081544" calcext:value-type="float">
            <text:p>-0,2687732211</text:p>
          </table:table-cell>
          <table:table-cell table:style-name="ce1" office:value-type="float" office:value="0.103116246000645" calcext:value-type="float">
            <text:p>0,10311624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392514915400495" calcext:value-type="float">
            <text:p>0,0392514915</text:p>
          </table:table-cell>
          <table:table-cell table:style-name="ce1" office:value-type="float" office:value="-0.0310682485031745" calcext:value-type="float">
            <text:p>-0,0310682485</text:p>
          </table:table-cell>
          <table:table-cell table:style-name="ce1" office:value-type="float" office:value="0.0273177799766441" calcext:value-type="float">
            <text:p>0,02731778</text:p>
          </table:table-cell>
          <table:table-cell table:style-name="ce1" office:value-type="float" office:value="0.56058406829834" calcext:value-type="float">
            <text:p>0,5605840683</text:p>
          </table:table-cell>
          <table:table-cell table:style-name="ce1" office:value-type="float" office:value="0.560607194900513" calcext:value-type="float">
            <text:p>0,5606071949</text:p>
          </table:table-cell>
          <table:table-cell table:style-name="ce1" office:value-type="float" office:value="0.560612678527832" calcext:value-type="float">
            <text:p>0,5606126785</text:p>
          </table:table-cell>
          <table:table-cell table:style-name="ce1" office:value-type="float" office:value="-0.0909586325287819" calcext:value-type="float">
            <text:p>-0,0909586325</text:p>
          </table:table-cell>
          <table:table-cell table:style-name="ce1" office:value-type="float" office:value="4.03653573989868" calcext:value-type="float">
            <text:p>4,0365357399</text:p>
          </table:table-cell>
          <table:table-cell table:style-name="ce1" office:value-type="float" office:value="-1.59455144405365" calcext:value-type="float">
            <text:p>-1,5945514441</text:p>
          </table:table-cell>
        </table:table-row>
        <table:table-row table:style-name="ro1">
          <table:table-cell table:style-name="ce1" office:value-type="string" calcext:value-type="string">
            <text:p>1.8256065845489502</text:p>
          </table:table-cell>
          <table:table-cell table:style-name="ce1" office:value-type="string" calcext:value-type="string">
            <text:p>0.017803430557250977</text:p>
          </table:table-cell>
          <table:table-cell table:style-name="ce1" office:value-type="string" calcext:value-type="string">
            <text:p>50.3188419342041</text:p>
          </table:table-cell>
          <table:table-cell table:style-name="ce1" office:value-type="float" office:value="0.0291168515852158" calcext:value-type="float">
            <text:p>0,0291168516</text:p>
          </table:table-cell>
          <table:table-cell table:style-name="ce1" office:value-type="float" office:value="-0.0878899013278661" calcext:value-type="float">
            <text:p>-0,0878899013</text:p>
          </table:table-cell>
          <table:table-cell table:style-name="ce1" office:value-type="float" office:value="1.42481171496121" calcext:value-type="float">
            <text:p>1,424811715</text:p>
          </table:table-cell>
          <table:table-cell table:style-name="ce1" office:value-type="float" office:value="-0.044822459598977" calcext:value-type="float">
            <text:p>-0,0448224596</text:p>
          </table:table-cell>
          <table:table-cell table:number-columns-repeated="2" table:style-name="ce1" office:value-type="float" office:value="0.0466734186418994" calcext:value-type="float">
            <text:p>0,0466734186</text:p>
          </table:table-cell>
          <table:table-cell table:style-name="ce1" office:value-type="float" office:value="-0.107181936502457" calcext:value-type="float">
            <text:p>-0,1071819365</text:p>
          </table:table-cell>
          <table:table-cell table:style-name="ce1" office:value-type="float" office:value="4.04925489425659" calcext:value-type="float">
            <text:p>4,0492548943</text:p>
          </table:table-cell>
          <table:table-cell table:style-name="ce1" office:value-type="float" office:value="-1.56869745254517" calcext:value-type="float">
            <text:p>-1,5686974525</text:p>
          </table:table-cell>
          <table:table-cell table:style-name="ce1" office:value-type="string" calcext:value-type="string">
            <text:p>-0.044822459598977044</text:p>
          </table:table-cell>
          <table:table-cell table:style-name="ce1" office:value-type="string" calcext:value-type="string">
            <text:p>0.04667341864189941</text:p>
          </table:table-cell>
          <table:table-cell table:style-name="ce1" office:value-type="string" calcext:value-type="string">
            <text:p>-0.10415660849213217</text:p>
          </table:table-cell>
          <table:table-cell table:style-name="ce1" office:value-type="float" office:value="-0.0133976923603634" calcext:value-type="float">
            <text:p>-0,0133976924</text:p>
          </table:table-cell>
          <table:table-cell table:style-name="ce1" office:value-type="float" office:value="0.0304707656717963" calcext:value-type="float">
            <text:p>0,0304707657</text:p>
          </table:table-cell>
          <table:table-cell table:style-name="ce1" office:value-type="float" office:value="-0.0595428130408864" calcext:value-type="float">
            <text:p>-0,059542813</text:p>
          </table:table-cell>
          <table:table-cell table:style-name="ce1" office:value-type="float" office:value="-0.292469584916626" calcext:value-type="float">
            <text:p>-0,2924695849</text:p>
          </table:table-cell>
          <table:table-cell table:style-name="ce1" office:value-type="float" office:value="0.15700740358352" calcext:value-type="float">
            <text:p>0,157007403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552308756699575" calcext:value-type="float">
            <text:p>0,0552308757</text:p>
          </table:table-cell>
          <table:table-cell table:style-name="ce1" office:value-type="float" office:value="-0.0463299610500414" calcext:value-type="float">
            <text:p>-0,0463299611</text:p>
          </table:table-cell>
          <table:table-cell table:style-name="ce1" office:value-type="float" office:value="0.055448181950169" calcext:value-type="float">
            <text:p>0,055448182</text:p>
          </table:table-cell>
          <table:table-cell table:style-name="ce1" office:value-type="float" office:value="0.530606985092163" calcext:value-type="float">
            <text:p>0,5306069851</text:p>
          </table:table-cell>
          <table:table-cell table:style-name="ce1" office:value-type="float" office:value="0.530585527420044" calcext:value-type="float">
            <text:p>0,5305855274</text:p>
          </table:table-cell>
          <table:table-cell table:style-name="ce1" office:value-type="float" office:value="0.530579805374146" calcext:value-type="float">
            <text:p>0,5305798054</text:p>
          </table:table-cell>
          <table:table-cell table:style-name="ce1" office:value-type="float" office:value="-0.107181936502457" calcext:value-type="float">
            <text:p>-0,1071819365</text:p>
          </table:table-cell>
          <table:table-cell table:style-name="ce1" office:value-type="float" office:value="4.04925489425659" calcext:value-type="float">
            <text:p>4,0492548943</text:p>
          </table:table-cell>
          <table:table-cell table:style-name="ce1" office:value-type="float" office:value="-1.56869745254517" calcext:value-type="float">
            <text:p>-1,5686974525</text:p>
          </table:table-cell>
        </table:table-row>
        <table:table-row table:style-name="ro1">
          <table:table-cell table:style-name="ce1" office:value-type="string" calcext:value-type="string">
            <text:p>1.8424317836761475</text:p>
          </table:table-cell>
          <table:table-cell table:style-name="ce1" office:value-type="string" calcext:value-type="string">
            <text:p>0.016825199127197266</text:p>
          </table:table-cell>
          <table:table-cell table:style-name="ce1" office:value-type="string" calcext:value-type="string">
            <text:p>50.85262060165405</text:p>
          </table:table-cell>
          <table:table-cell table:style-name="ce1" office:value-type="float" office:value="0.018304817556737" calcext:value-type="float">
            <text:p>0,0183048176</text:p>
          </table:table-cell>
          <table:table-cell table:style-name="ce1" office:value-type="float" office:value="-0.0770326130850999" calcext:value-type="float">
            <text:p>-0,0770326131</text:p>
          </table:table-cell>
          <table:table-cell table:style-name="ce1" office:value-type="float" office:value="1.40378612942166" calcext:value-type="float">
            <text:p>1,4037861294</text:p>
          </table:table-cell>
          <table:table-cell table:style-name="ce1" office:value-type="float" office:value="-0.0430002328848935" calcext:value-type="float">
            <text:p>-0,0430002329</text:p>
          </table:table-cell>
          <table:table-cell table:number-columns-repeated="2" table:style-name="ce1" office:value-type="float" office:value="0.0488114131448953" calcext:value-type="float">
            <text:p>0,0488114131</text:p>
          </table:table-cell>
          <table:table-cell table:style-name="ce1" office:value-type="float" office:value="-0.121778547763824" calcext:value-type="float">
            <text:p>-0,1217785478</text:p>
          </table:table-cell>
          <table:table-cell table:style-name="ce1" office:value-type="float" office:value="4.06254959106445" calcext:value-type="float">
            <text:p>4,0625495911</text:p>
          </table:table-cell>
          <table:table-cell table:style-name="ce1" office:value-type="float" office:value="-1.54240989685059" calcext:value-type="float">
            <text:p>-1,5424098969</text:p>
          </table:table-cell>
          <table:table-cell table:style-name="ce1" office:value-type="string" calcext:value-type="string">
            <text:p>-0.043000232884893484</text:p>
          </table:table-cell>
          <table:table-cell table:style-name="ce1" office:value-type="string" calcext:value-type="string">
            <text:p>0.048811413144895344</text:p>
          </table:table-cell>
          <table:table-cell table:style-name="ce1" office:value-type="string" calcext:value-type="string">
            <text:p>-0.10354487951780389</text:p>
          </table:table-cell>
          <table:table-cell table:style-name="ce1" office:value-type="float" office:value="-0.00873505547556474" calcext:value-type="float">
            <text:p>-0,0087350555</text:p>
          </table:table-cell>
          <table:table-cell table:style-name="ce1" office:value-type="float" office:value="0.0263669703983598" calcext:value-type="float">
            <text:p>0,0263669704</text:p>
          </table:table-cell>
          <table:table-cell table:style-name="ce1" office:value-type="float" office:value="-0.0584902091779827" calcext:value-type="float">
            <text:p>-0,0584902092</text:p>
          </table:table-cell>
          <table:table-cell table:style-name="ce1" office:value-type="float" office:value="-0.308056537189638" calcext:value-type="float">
            <text:p>-0,3080565372</text:p>
          </table:table-cell>
          <table:table-cell table:style-name="ce1" office:value-type="float" office:value="0.20405715325581" calcext:value-type="float">
            <text:p>0,204057153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29033109186991" calcext:value-type="float">
            <text:p>0,0290331092</text:p>
          </table:table-cell>
          <table:table-cell table:style-name="ce1" office:value-type="float" office:value="-0.0255532469470655" calcext:value-type="float">
            <text:p>-0,0255532469</text:p>
          </table:table-cell>
          <table:table-cell table:style-name="ce1" office:value-type="float" office:value="0.0378131864071506" calcext:value-type="float">
            <text:p>0,0378131864</text:p>
          </table:table-cell>
          <table:table-cell table:style-name="ce1" office:value-type="float" office:value="0.535324096679688" calcext:value-type="float">
            <text:p>0,5353240967</text:p>
          </table:table-cell>
          <table:table-cell table:number-columns-repeated="2" table:style-name="ce1" office:value-type="float" office:value="0.53532600402832" calcext:value-type="float">
            <text:p>0,535326004</text:p>
          </table:table-cell>
          <table:table-cell table:style-name="ce1" office:value-type="float" office:value="-0.121778547763824" calcext:value-type="float">
            <text:p>-0,1217785478</text:p>
          </table:table-cell>
          <table:table-cell table:style-name="ce1" office:value-type="float" office:value="4.06254959106445" calcext:value-type="float">
            <text:p>4,0625495911</text:p>
          </table:table-cell>
          <table:table-cell table:style-name="ce1" office:value-type="float" office:value="-1.54240989685059" calcext:value-type="float">
            <text:p>-1,5424098969</text:p>
          </table:table-cell>
        </table:table-row>
        <table:table-row table:style-name="ro1">
          <table:table-cell table:style-name="ce1" office:value-type="string" calcext:value-type="string">
            <text:p>1.8564152717590332</text:p>
          </table:table-cell>
          <table:table-cell table:style-name="ce1" office:value-type="string" calcext:value-type="string">
            <text:p>0.013983488082885742</text:p>
          </table:table-cell>
          <table:table-cell table:style-name="ce1" office:value-type="string" calcext:value-type="string">
            <text:p>51.347208976745605</text:p>
          </table:table-cell>
          <table:table-cell table:style-name="ce1" office:value-type="float" office:value="0.000411967195018574" calcext:value-type="float">
            <text:p>0,0004119672</text:p>
          </table:table-cell>
          <table:table-cell table:style-name="ce1" office:value-type="float" office:value="-0.0595529218474518" calcext:value-type="float">
            <text:p>-0,0595529218</text:p>
          </table:table-cell>
          <table:table-cell table:style-name="ce1" office:value-type="float" office:value="1.37870132628782" calcext:value-type="float">
            <text:p>1,3787013263</text:p>
          </table:table-cell>
          <table:table-cell table:style-name="ce1" office:value-type="float" office:value="-0.0410788446998016" calcext:value-type="float">
            <text:p>-0,0410788447</text:p>
          </table:table-cell>
          <table:table-cell table:number-columns-repeated="2" table:style-name="ce1" office:value-type="float" office:value="0.0500637669053879" calcext:value-type="float">
            <text:p>0,0500637669</text:p>
          </table:table-cell>
          <table:table-cell table:style-name="ce1" office:value-type="float" office:value="-0.133509740233421" calcext:value-type="float">
            <text:p>-0,1335097402</text:p>
          </table:table-cell>
          <table:table-cell table:style-name="ce1" office:value-type="float" office:value="4.07495355606079" calcext:value-type="float">
            <text:p>4,0749535561</text:p>
          </table:table-cell>
          <table:table-cell table:style-name="ce1" office:value-type="float" office:value="-1.51629877090454" calcext:value-type="float">
            <text:p>-1,5162987709</text:p>
          </table:table-cell>
          <table:table-cell table:style-name="ce1" office:value-type="string" calcext:value-type="string">
            <text:p>-0.04107884469980163</text:p>
          </table:table-cell>
          <table:table-cell table:style-name="ce1" office:value-type="string" calcext:value-type="string">
            <text:p>0.05006376690538788</text:p>
          </table:table-cell>
          <table:table-cell table:style-name="ce1" office:value-type="string" calcext:value-type="string">
            <text:p>-0.10233087008062351</text:p>
          </table:table-cell>
          <table:table-cell table:style-name="ce1" office:value-type="float" office:value="-0.0054914452670211" calcext:value-type="float">
            <text:p>-0,0054914453</text:p>
          </table:table-cell>
          <table:table-cell table:style-name="ce1" office:value-type="float" office:value="0.02310978392553" calcext:value-type="float">
            <text:p>0,0231097839</text:p>
          </table:table-cell>
          <table:table-cell table:style-name="ce1" office:value-type="float" office:value="-0.0573968787299262" calcext:value-type="float">
            <text:p>-0,0573968787</text:p>
          </table:table-cell>
          <table:table-cell table:style-name="ce1" office:value-type="float" office:value="-0.317082462474576" calcext:value-type="float">
            <text:p>-0,3170824625</text:p>
          </table:table-cell>
          <table:table-cell table:style-name="ce1" office:value-type="float" office:value="0.242041194573946" calcext:value-type="float">
            <text:p>0,242041194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219270937948934" calcext:value-type="float">
            <text:p>0,0219270938</text:p>
          </table:table-cell>
          <table:table-cell table:style-name="ce1" office:value-type="float" office:value="-0.0220188599036478" calcext:value-type="float">
            <text:p>-0,0220188599</text:p>
          </table:table-cell>
          <table:table-cell table:style-name="ce1" office:value-type="float" office:value="0.0426403459721081" calcext:value-type="float">
            <text:p>0,042640346</text:p>
          </table:table-cell>
          <table:table-cell table:style-name="ce1" office:value-type="float" office:value="0.493090152740479" calcext:value-type="float">
            <text:p>0,4930901527</text:p>
          </table:table-cell>
          <table:table-cell table:style-name="ce1" office:value-type="float" office:value="0.493090391159058" calcext:value-type="float">
            <text:p>0,4930903912</text:p>
          </table:table-cell>
          <table:table-cell table:style-name="ce1" office:value-type="float" office:value="0.493091344833374" calcext:value-type="float">
            <text:p>0,4930913448</text:p>
          </table:table-cell>
          <table:table-cell table:style-name="ce1" office:value-type="float" office:value="-0.133509740233421" calcext:value-type="float">
            <text:p>-0,1335097402</text:p>
          </table:table-cell>
          <table:table-cell table:style-name="ce1" office:value-type="float" office:value="4.07495355606079" calcext:value-type="float">
            <text:p>4,0749535561</text:p>
          </table:table-cell>
          <table:table-cell table:style-name="ce1" office:value-type="float" office:value="-1.51629877090454" calcext:value-type="float">
            <text:p>-1,5162987709</text:p>
          </table:table-cell>
        </table:table-row>
        <table:table-row table:style-name="ro1">
          <table:table-cell table:style-name="ce1" office:value-type="string" calcext:value-type="string">
            <text:p>1.8721528053283691</text:p>
          </table:table-cell>
          <table:table-cell table:style-name="ce1" office:value-type="string" calcext:value-type="string">
            <text:p>0.015737533569335938</text:p>
          </table:table-cell>
          <table:table-cell table:style-name="ce1" office:value-type="string" calcext:value-type="string">
            <text:p>51.83537316322327</text:p>
          </table:table-cell>
          <table:table-cell table:style-name="ce1" office:value-type="float" office:value="-0.00901606452455859" calcext:value-type="float">
            <text:p>-0,0090160645</text:p>
          </table:table-cell>
          <table:table-cell table:style-name="ce1" office:value-type="float" office:value="-0.0483398640005171" calcext:value-type="float">
            <text:p>-0,048339864</text:p>
          </table:table-cell>
          <table:table-cell table:style-name="ce1" office:value-type="float" office:value="1.35445438785318" calcext:value-type="float">
            <text:p>1,3544543879</text:p>
          </table:table-cell>
          <table:table-cell table:style-name="ce1" office:value-type="float" office:value="-0.0351560173860647" calcext:value-type="float">
            <text:p>-0,0351560174</text:p>
          </table:table-cell>
          <table:table-cell table:number-columns-repeated="2" table:style-name="ce1" office:value-type="float" office:value="0.0476468468699688" calcext:value-type="float">
            <text:p>0,0476468469</text:p>
          </table:table-cell>
          <table:table-cell table:style-name="ce1" office:value-type="float" office:value="-0.143532782793045" calcext:value-type="float">
            <text:p>-0,1435327828</text:p>
          </table:table-cell>
          <table:table-cell table:style-name="ce1" office:value-type="float" office:value="4.0873556137085" calcext:value-type="float">
            <text:p>4,0873556137</text:p>
          </table:table-cell>
          <table:table-cell table:style-name="ce1" office:value-type="float" office:value="-1.49010229110718" calcext:value-type="float">
            <text:p>-1,4901022911</text:p>
          </table:table-cell>
          <table:table-cell table:style-name="ce1" office:value-type="string" calcext:value-type="string">
            <text:p>-0.03515601738606474</text:p>
          </table:table-cell>
          <table:table-cell table:style-name="ce1" office:value-type="string" calcext:value-type="string">
            <text:p>0.04764684686996883</text:p>
          </table:table-cell>
          <table:table-cell table:style-name="ce1" office:value-type="string" calcext:value-type="string">
            <text:p>-0.10081725590331433</text:p>
          </table:table-cell>
          <table:table-cell table:style-name="ce1" office:value-type="float" office:value="-0.000123590158505572" calcext:value-type="float">
            <text:p>-0,0001235902</text:p>
          </table:table-cell>
          <table:table-cell table:style-name="ce1" office:value-type="float" office:value="0.0178658765542355" calcext:value-type="float">
            <text:p>0,0178658766</text:p>
          </table:table-cell>
          <table:table-cell table:style-name="ce1" office:value-type="float" office:value="-0.0560924689669668" calcext:value-type="float">
            <text:p>-0,056092469</text:p>
          </table:table-cell>
          <table:table-cell table:style-name="ce1" office:value-type="float" office:value="-0.317285059621091" calcext:value-type="float">
            <text:p>-0,3172850596</text:p>
          </table:table-cell>
          <table:table-cell table:style-name="ce1" office:value-type="float" office:value="0.271328033630257" calcext:value-type="float">
            <text:p>0,271328033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363838657216589" calcext:value-type="float">
            <text:p>0,0363838657</text:p>
          </table:table-cell>
          <table:table-cell table:style-name="ce1" office:value-type="float" office:value="-0.0355438387936559" calcext:value-type="float">
            <text:p>-0,0355438388</text:p>
          </table:table-cell>
          <table:table-cell table:style-name="ce1" office:value-type="float" office:value="0.051008522546098" calcext:value-type="float">
            <text:p>0,0510085225</text:p>
          </table:table-cell>
          <table:table-cell table:style-name="ce1" office:value-type="float" office:value="0.491779804229736" calcext:value-type="float">
            <text:p>0,4917798042</text:p>
          </table:table-cell>
          <table:table-cell table:style-name="ce1" office:value-type="float" office:value="0.491778373718262" calcext:value-type="float">
            <text:p>0,4917783737</text:p>
          </table:table-cell>
          <table:table-cell table:style-name="ce1" office:value-type="float" office:value="0.491776704788208" calcext:value-type="float">
            <text:p>0,4917767048</text:p>
          </table:table-cell>
          <table:table-cell table:style-name="ce1" office:value-type="float" office:value="-0.143532782793045" calcext:value-type="float">
            <text:p>-0,1435327828</text:p>
          </table:table-cell>
          <table:table-cell table:style-name="ce1" office:value-type="float" office:value="4.0873556137085" calcext:value-type="float">
            <text:p>4,0873556137</text:p>
          </table:table-cell>
          <table:table-cell table:style-name="ce1" office:value-type="float" office:value="-1.49010229110718" calcext:value-type="float">
            <text:p>-1,4901022911</text:p>
          </table:table-cell>
        </table:table-row>
        <table:table-row table:style-name="ro1">
          <table:table-cell table:style-name="ce1" office:value-type="string" calcext:value-type="string">
            <text:p>1.886319637298584</text:p>
          </table:table-cell>
          <table:table-cell table:style-name="ce1" office:value-type="string" calcext:value-type="string">
            <text:p>0.014166831970214844</text:p>
          </table:table-cell>
          <table:table-cell table:style-name="ce1" office:value-type="string" calcext:value-type="string">
            <text:p>52.333752155303955</text:p>
          </table:table-cell>
          <table:table-cell table:style-name="ce1" office:value-type="float" office:value="-0.0214469117445894" calcext:value-type="float">
            <text:p>-0,0214469117</text:p>
          </table:table-cell>
          <table:table-cell table:style-name="ce1" office:value-type="float" office:value="-0.0333616979000515" calcext:value-type="float">
            <text:p>-0,0333616979</text:p>
          </table:table-cell>
          <table:table-cell table:style-name="ce1" office:value-type="float" office:value="1.32877852151423" calcext:value-type="float">
            <text:p>1,3287785215</text:p>
          </table:table-cell>
          <table:table-cell table:style-name="ce1" office:value-type="float" office:value="-0.032509608619795" calcext:value-type="float">
            <text:p>-0,0325096086</text:p>
          </table:table-cell>
          <table:table-cell table:number-columns-repeated="2" table:style-name="ce1" office:value-type="float" office:value="0.0475765614099758" calcext:value-type="float">
            <text:p>0,0475765614</text:p>
          </table:table-cell>
          <table:table-cell table:style-name="ce1" office:value-type="float" office:value="-0.154060080647469" calcext:value-type="float">
            <text:p>-0,1540600806</text:p>
          </table:table-cell>
          <table:table-cell table:style-name="ce1" office:value-type="float" office:value="4.09898805618286" calcext:value-type="float">
            <text:p>4,0989880562</text:p>
          </table:table-cell>
          <table:table-cell table:style-name="ce1" office:value-type="float" office:value="-1.46468675136566" calcext:value-type="float">
            <text:p>-1,4646867514</text:p>
          </table:table-cell>
          <table:table-cell table:style-name="ce1" office:value-type="string" calcext:value-type="string">
            <text:p>-0.03250960861979497</text:p>
          </table:table-cell>
          <table:table-cell table:style-name="ce1" office:value-type="string" calcext:value-type="string">
            <text:p>0.04757656140997584</text:p>
          </table:table-cell>
          <table:table-cell table:style-name="ce1" office:value-type="string" calcext:value-type="string">
            <text:p>-0.09961577250789694</text:p>
          </table:table-cell>
          <table:table-cell table:style-name="ce1" office:value-type="float" office:value="0.00270481935736758" calcext:value-type="float">
            <text:p>0,0027048194</text:p>
          </table:table-cell>
          <table:table-cell table:style-name="ce1" office:value-type="float" office:value="0.0145019592001551" calcext:value-type="float">
            <text:p>0,0145019592</text:p>
          </table:table-cell>
          <table:table-cell table:style-name="ce1" office:value-type="float" office:value="-0.0548316281683651" calcext:value-type="float">
            <text:p>-0,0548316282</text:p>
          </table:table-cell>
          <table:table-cell table:style-name="ce1" office:value-type="float" office:value="-0.312790051768811" calcext:value-type="float">
            <text:p>-0,3127900518</text:p>
          </table:table-cell>
          <table:table-cell table:style-name="ce1" office:value-type="float" office:value="0.295428204068932" calcext:value-type="float">
            <text:p>0,295428204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89106994062671" calcext:value-type="float">
            <text:p>0,0189106994</text:p>
          </table:table-cell>
          <table:table-cell table:style-name="ce1" office:value-type="float" office:value="-0.0224910314526618" calcext:value-type="float">
            <text:p>-0,0224910315</text:p>
          </table:table-cell>
          <table:table-cell table:style-name="ce1" office:value-type="float" office:value="0.0486342264187259" calcext:value-type="float">
            <text:p>0,0486342264</text:p>
          </table:table-cell>
          <table:table-cell table:style-name="ce1" office:value-type="float" office:value="0.498555421829224" calcext:value-type="float">
            <text:p>0,4985554218</text:p>
          </table:table-cell>
          <table:table-cell table:style-name="ce1" office:value-type="float" office:value="0.498556852340698" calcext:value-type="float">
            <text:p>0,4985568523</text:p>
          </table:table-cell>
          <table:table-cell table:style-name="ce1" office:value-type="float" office:value="0.498557090759277" calcext:value-type="float">
            <text:p>0,4985570908</text:p>
          </table:table-cell>
          <table:table-cell table:style-name="ce1" office:value-type="float" office:value="-0.154060080647469" calcext:value-type="float">
            <text:p>-0,1540600806</text:p>
          </table:table-cell>
          <table:table-cell table:style-name="ce1" office:value-type="float" office:value="4.09898805618286" calcext:value-type="float">
            <text:p>4,0989880562</text:p>
          </table:table-cell>
          <table:table-cell table:style-name="ce1" office:value-type="float" office:value="-1.46468675136566" calcext:value-type="float">
            <text:p>-1,4646867514</text:p>
          </table:table-cell>
        </table:table-row>
        <table:table-row table:style-name="ro1">
          <table:table-cell table:style-name="ce1" office:value-type="string" calcext:value-type="string">
            <text:p>1.9019598960876465</text:p>
          </table:table-cell>
          <table:table-cell table:style-name="ce1" office:value-type="string" calcext:value-type="string">
            <text:p>0.0156402587890625</text:p>
          </table:table-cell>
          <table:table-cell table:style-name="ce1" office:value-type="string" calcext:value-type="string">
            <text:p>52.82034611701965</text:p>
          </table:table-cell>
          <table:table-cell table:style-name="ce1" office:value-type="float" office:value="-0.0286362767736945" calcext:value-type="float">
            <text:p>-0,0286362768</text:p>
          </table:table-cell>
          <table:table-cell table:style-name="ce1" office:value-type="float" office:value="-0.0239291904669508" calcext:value-type="float">
            <text:p>-0,0239291905</text:p>
          </table:table-cell>
          <table:table-cell table:style-name="ce1" office:value-type="float" office:value="1.31046913141086" calcext:value-type="float">
            <text:p>1,3104691314</text:p>
          </table:table-cell>
          <table:table-cell table:style-name="ce1" office:value-type="float" office:value="-0.0273149065612052" calcext:value-type="float">
            <text:p>-0,0273149066</text:p>
          </table:table-cell>
          <table:table-cell table:number-columns-repeated="2" table:style-name="ce1" office:value-type="float" office:value="0.0446161794843584" calcext:value-type="float">
            <text:p>0,0446161795</text:p>
          </table:table-cell>
          <table:table-cell table:style-name="ce1" office:value-type="float" office:value="-0.163083657622337" calcext:value-type="float">
            <text:p>-0,1630836576</text:p>
          </table:table-cell>
          <table:table-cell table:style-name="ce1" office:value-type="float" office:value="4.11008501052856" calcext:value-type="float">
            <text:p>4,1100850105</text:p>
          </table:table-cell>
          <table:table-cell table:style-name="ce1" office:value-type="float" office:value="-1.43911647796631" calcext:value-type="float">
            <text:p>-1,439116478</text:p>
          </table:table-cell>
          <table:table-cell table:style-name="ce1" office:value-type="string" calcext:value-type="string">
            <text:p>-0.027314906561205245</text:p>
          </table:table-cell>
          <table:table-cell table:style-name="ce1" office:value-type="string" calcext:value-type="string">
            <text:p>0.04461617948435836</text:p>
          </table:table-cell>
          <table:table-cell table:style-name="ce1" office:value-type="string" calcext:value-type="string">
            <text:p>-0.09817639472308955</text:p>
          </table:table-cell>
          <table:table-cell table:style-name="ce1" office:value-type="float" office:value="0.00643407352337683" calcext:value-type="float">
            <text:p>0,0064340735</text:p>
          </table:table-cell>
          <table:table-cell table:style-name="ce1" office:value-type="float" office:value="0.0100085093700154" calcext:value-type="float">
            <text:p>0,0100085094</text:p>
          </table:table-cell>
          <table:table-cell table:style-name="ce1" office:value-type="float" office:value="-0.0534964831187401" calcext:value-type="float">
            <text:p>-0,0534964831</text:p>
          </table:table-cell>
          <table:table-cell table:style-name="ce1" office:value-type="float" office:value="-0.302361349395691" calcext:value-type="float">
            <text:p>-0,3023613494</text:p>
          </table:table-cell>
          <table:table-cell table:style-name="ce1" office:value-type="float" office:value="0.311650430530168" calcext:value-type="float">
            <text:p>0,311650430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255643773980608" calcext:value-type="float">
            <text:p>0,0255643774</text:p>
          </table:table-cell>
          <table:table-cell table:style-name="ce1" office:value-type="float" office:value="-0.0308032349156615" calcext:value-type="float">
            <text:p>-0,0308032349</text:p>
          </table:table-cell>
          <table:table-cell table:style-name="ce1" office:value-type="float" office:value="0.0528035358260234" calcext:value-type="float">
            <text:p>0,0528035358</text:p>
          </table:table-cell>
          <table:table-cell table:style-name="ce1" office:value-type="float" office:value="0.48625659942627" calcext:value-type="float">
            <text:p>0,4862565994</text:p>
          </table:table-cell>
          <table:table-cell table:style-name="ce1" office:value-type="float" office:value="0.486253023147583" calcext:value-type="float">
            <text:p>0,4862530231</text:p>
          </table:table-cell>
          <table:table-cell table:style-name="ce1" office:value-type="float" office:value="0.486252784729004" calcext:value-type="float">
            <text:p>0,4862527847</text:p>
          </table:table-cell>
          <table:table-cell table:style-name="ce1" office:value-type="float" office:value="-0.163083657622337" calcext:value-type="float">
            <text:p>-0,1630836576</text:p>
          </table:table-cell>
          <table:table-cell table:style-name="ce1" office:value-type="float" office:value="4.11008501052856" calcext:value-type="float">
            <text:p>4,1100850105</text:p>
          </table:table-cell>
          <table:table-cell table:style-name="ce1" office:value-type="float" office:value="-1.43911647796631" calcext:value-type="float">
            <text:p>-1,439116478</text:p>
          </table:table-cell>
        </table:table-row>
        <table:table-row table:style-name="ro1">
          <table:table-cell table:style-name="ce1" office:value-type="string" calcext:value-type="string">
            <text:p>1.9210007190704346</text:p>
          </table:table-cell>
          <table:table-cell table:style-name="ce1" office:value-type="string" calcext:value-type="string">
            <text:p>0.019040822982788086</text:p>
          </table:table-cell>
          <table:table-cell table:style-name="ce1" office:value-type="string" calcext:value-type="string">
            <text:p>53.315043210983276</text:p>
          </table:table-cell>
          <table:table-cell table:style-name="ce1" office:value-type="float" office:value="-0.0340396018819539" calcext:value-type="float">
            <text:p>-0,0340396019</text:p>
          </table:table-cell>
          <table:table-cell table:style-name="ce1" office:value-type="float" office:value="-0.0160618956807288" calcext:value-type="float">
            <text:p>-0,0160618957</text:p>
          </table:table-cell>
          <table:table-cell table:style-name="ce1" office:value-type="float" office:value="1.29514624748701" calcext:value-type="float">
            <text:p>1,2951462475</text:p>
          </table:table-cell>
          <table:table-cell table:style-name="ce1" office:value-type="float" office:value="-0.0239775038087277" calcext:value-type="float">
            <text:p>-0,0239775038</text:p>
          </table:table-cell>
          <table:table-cell table:number-columns-repeated="2" table:style-name="ce1" office:value-type="float" office:value="0.0436024259032824" calcext:value-type="float">
            <text:p>0,0436024259</text:p>
          </table:table-cell>
          <table:table-cell table:style-name="ce1" office:value-type="float" office:value="-0.170276537537575" calcext:value-type="float">
            <text:p>-0,1702765375</text:p>
          </table:table-cell>
          <table:table-cell table:style-name="ce1" office:value-type="float" office:value="4.12044048309326" calcext:value-type="float">
            <text:p>4,1204404831</text:p>
          </table:table-cell>
          <table:table-cell table:style-name="ce1" office:value-type="float" office:value="-1.41423726081848" calcext:value-type="float">
            <text:p>-1,4142372608</text:p>
          </table:table-cell>
          <table:table-cell table:style-name="ce1" office:value-type="string" calcext:value-type="string">
            <text:p>-0.023977503808727738</text:p>
          </table:table-cell>
          <table:table-cell table:style-name="ce1" office:value-type="string" calcext:value-type="string">
            <text:p>0.04360242590328245</text:p>
          </table:table-cell>
          <table:table-cell table:style-name="ce1" office:value-type="string" calcext:value-type="string">
            <text:p>-0.09761264917343651</text:p>
          </table:table-cell>
          <table:table-cell table:style-name="ce1" office:value-type="float" office:value="0.00859088303210835" calcext:value-type="float">
            <text:p>0,008590883</text:p>
          </table:table-cell>
          <table:table-cell table:style-name="ce1" office:value-type="float" office:value="0.00717875714008524" calcext:value-type="float">
            <text:p>0,0071787571</text:p>
          </table:table-cell>
          <table:table-cell table:style-name="ce1" office:value-type="float" office:value="-0.0525443948333646" calcext:value-type="float">
            <text:p>-0,0525443948</text:p>
          </table:table-cell>
          <table:table-cell table:style-name="ce1" office:value-type="float" office:value="-0.288293722718863" calcext:value-type="float">
            <text:p>-0,2882937227</text:p>
          </table:table-cell>
          <table:table-cell table:style-name="ce1" office:value-type="float" office:value="0.323405982864536" calcext:value-type="float">
            <text:p>0,323405982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46347817958298" calcext:value-type="float">
            <text:p>0,0146347818</text:p>
          </table:table-cell>
          <table:table-cell table:style-name="ce1" office:value-type="float" office:value="-0.0192004816556107" calcext:value-type="float">
            <text:p>-0,0192004817</text:p>
          </table:table-cell>
          <table:table-cell table:style-name="ce1" office:value-type="float" office:value="0.0372698263971236" calcext:value-type="float">
            <text:p>0,0372698264</text:p>
          </table:table-cell>
          <table:table-cell table:style-name="ce1" office:value-type="float" office:value="0.491251945495606" calcext:value-type="float">
            <text:p>0,4912519455</text:p>
          </table:table-cell>
          <table:table-cell table:style-name="ce1" office:value-type="float" office:value="0.49126410484314" calcext:value-type="float">
            <text:p>0,4912641048</text:p>
          </table:table-cell>
          <table:table-cell table:style-name="ce1" office:value-type="float" office:value="0.491265773773193" calcext:value-type="float">
            <text:p>0,4912657738</text:p>
          </table:table-cell>
          <table:table-cell table:style-name="ce1" office:value-type="float" office:value="-0.170276537537575" calcext:value-type="float">
            <text:p>-0,1702765375</text:p>
          </table:table-cell>
          <table:table-cell table:style-name="ce1" office:value-type="float" office:value="4.12044048309326" calcext:value-type="float">
            <text:p>4,1204404831</text:p>
          </table:table-cell>
          <table:table-cell table:style-name="ce1" office:value-type="float" office:value="-1.41423726081848" calcext:value-type="float">
            <text:p>-1,4142372608</text:p>
          </table:table-cell>
        </table:table-row>
        <table:table-row table:style-name="ro1">
          <table:table-cell table:style-name="ce1" office:value-type="string" calcext:value-type="string">
            <text:p>1.935521125793457</text:p>
          </table:table-cell>
          <table:table-cell table:style-name="ce1" office:value-type="string" calcext:value-type="string">
            <text:p>0.014520406723022461</text:p>
          </table:table-cell>
          <table:table-cell table:style-name="ce1" office:value-type="string" calcext:value-type="string">
            <text:p>53.80928373336792</text:p>
          </table:table-cell>
          <table:table-cell table:style-name="ce1" office:value-type="float" office:value="-0.0402693855978641" calcext:value-type="float">
            <text:p>-0,0402693856</text:p>
          </table:table-cell>
          <table:table-cell table:style-name="ce1" office:value-type="float" office:value="-0.0062471078550673" calcext:value-type="float">
            <text:p>-0,0062471079</text:p>
          </table:table-cell>
          <table:table-cell table:style-name="ce1" office:value-type="float" office:value="1.2761656443278" calcext:value-type="float">
            <text:p>1,2761656443</text:p>
          </table:table-cell>
          <table:table-cell table:style-name="ce1" office:value-type="float" office:value="-0.0205571967189673" calcext:value-type="float">
            <text:p>-0,0205571967</text:p>
          </table:table-cell>
          <table:table-cell table:number-columns-repeated="2" table:style-name="ce1" office:value-type="float" office:value="0.0422994621256328" calcext:value-type="float">
            <text:p>0,0422994621</text:p>
          </table:table-cell>
          <table:table-cell table:style-name="ce1" office:value-type="float" office:value="-0.170276537537575" calcext:value-type="float">
            <text:p>-0,1702765375</text:p>
          </table:table-cell>
          <table:table-cell table:style-name="ce1" office:value-type="float" office:value="4.12044048309326" calcext:value-type="float">
            <text:p>4,1204404831</text:p>
          </table:table-cell>
          <table:table-cell table:style-name="ce1" office:value-type="float" office:value="-1.41423726081848" calcext:value-type="float">
            <text:p>-1,4142372608</text:p>
          </table:table-cell>
          <table:table-cell table:style-name="ce1" office:value-type="string" calcext:value-type="string">
            <text:p>-0.02055719671896733</text:p>
          </table:table-cell>
          <table:table-cell table:style-name="ce1" office:value-type="string" calcext:value-type="string">
            <text:p>0.04229946212563276</text:p>
          </table:table-cell>
          <table:table-cell table:style-name="ce1" office:value-type="string" calcext:value-type="string">
            <text:p>-0.0969790033054803</text:p>
          </table:table-cell>
          <table:table-cell table:style-name="ce1" office:value-type="float" office:value="0.0102118805645862" calcext:value-type="float">
            <text:p>0,0102118806</text:p>
          </table:table-cell>
          <table:table-cell table:style-name="ce1" office:value-type="float" office:value="0.00481856870421864" calcext:value-type="float">
            <text:p>0,0048185687</text:p>
          </table:table-cell>
          <table:table-cell table:style-name="ce1" office:value-type="float" office:value="-0.0517476048693245" calcext:value-type="float">
            <text:p>-0,0517476049</text:p>
          </table:table-cell>
          <table:table-cell table:style-name="ce1" office:value-type="float" office:value="-0.271328012741856" calcext:value-type="float">
            <text:p>-0,2713280127</text:p>
          </table:table-cell>
          <table:table-cell table:style-name="ce1" office:value-type="float" office:value="0.33141126187242" calcext:value-type="float">
            <text:p>0,331411261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08411045439999" calcext:value-type="float">
            <text:p>0,0108411045</text:p>
          </table:table-cell>
          <table:table-cell table:style-name="ce1" office:value-type="float" office:value="-0.0157850423478545" calcext:value-type="float">
            <text:p>-0,0157850423</text:p>
          </table:table-cell>
          <table:table-cell table:style-name="ce1" office:value-type="float" office:value="0.0307440625537667" calcext:value-type="float">
            <text:p>0,0307440626</text:p>
          </table:table-cell>
          <table:table-cell table:style-name="ce1" office:value-type="float" office:value="0.498410940170288" calcext:value-type="float">
            <text:p>0,4984109402</text:p>
          </table:table-cell>
          <table:table-cell table:style-name="ce1" office:value-type="float" office:value="0.498401880264282" calcext:value-type="float">
            <text:p>0,4984018803</text:p>
          </table:table-cell>
          <table:table-cell table:style-name="ce1" office:value-type="float" office:value="0.498401403427124" calcext:value-type="float">
            <text:p>0,4984014034</text:p>
          </table:table-cell>
          <table:table-cell table:style-name="ce1" office:value-type="float" office:value="-0.170276537537575" calcext:value-type="float">
            <text:p>-0,1702765375</text:p>
          </table:table-cell>
          <table:table-cell table:style-name="ce1" office:value-type="float" office:value="4.12044048309326" calcext:value-type="float">
            <text:p>4,1204404831</text:p>
          </table:table-cell>
          <table:table-cell table:style-name="ce1" office:value-type="float" office:value="-1.41423726081848" calcext:value-type="float">
            <text:p>-1,4142372608</text:p>
          </table:table-cell>
        </table:table-row>
        <table:table-row table:style-name="ro1">
          <table:table-cell table:style-name="ce1" office:value-type="string" calcext:value-type="string">
            <text:p>1.9536011219024658</text:p>
          </table:table-cell>
          <table:table-cell table:style-name="ce1" office:value-type="string" calcext:value-type="string">
            <text:p>0.01807999610900879</text:p>
          </table:table-cell>
          <table:table-cell table:style-name="ce1" office:value-type="string" calcext:value-type="string">
            <text:p>54.32426571846008</text:p>
          </table:table-cell>
          <table:table-cell table:style-name="ce1" office:value-type="float" office:value="-0.0443167826936891" calcext:value-type="float">
            <text:p>-0,0443167827</text:p>
          </table:table-cell>
          <table:table-cell table:style-name="ce1" office:value-type="float" office:value="0.00167078225166295" calcext:value-type="float">
            <text:p>0,0016707823</text:p>
          </table:table-cell>
          <table:table-cell table:style-name="ce1" office:value-type="float" office:value="1.25713079505497" calcext:value-type="float">
            <text:p>1,2571307951</text:p>
          </table:table-cell>
          <table:table-cell table:style-name="ce1" office:value-type="float" office:value="-0.016267298857674" calcext:value-type="float">
            <text:p>-0,0162672989</text:p>
          </table:table-cell>
          <table:table-cell table:number-columns-repeated="2" table:style-name="ce1" office:value-type="float" office:value="0.0395855723436189" calcext:value-type="float">
            <text:p>0,0395855723</text:p>
          </table:table-cell>
          <table:table-cell table:style-name="ce1" office:value-type="float" office:value="-0.174979984760284" calcext:value-type="float">
            <text:p>-0,1749799848</text:p>
          </table:table-cell>
          <table:table-cell table:style-name="ce1" office:value-type="float" office:value="4.13051509857178" calcext:value-type="float">
            <text:p>4,1305150986</text:p>
          </table:table-cell>
          <table:table-cell table:style-name="ce1" office:value-type="float" office:value="-1.3892365694046" calcext:value-type="float">
            <text:p>-1,3892365694</text:p>
          </table:table-cell>
          <table:table-cell table:style-name="ce1" office:value-type="string" calcext:value-type="string">
            <text:p>-0.016267298857673997</text:p>
          </table:table-cell>
          <table:table-cell table:style-name="ce1" office:value-type="string" calcext:value-type="string">
            <text:p>0.03958557234361887</text:p>
          </table:table-cell>
          <table:table-cell table:style-name="ce1" office:value-type="string" calcext:value-type="string">
            <text:p>-0.09583226840465416</text:p>
          </table:table-cell>
          <table:table-cell table:style-name="ce1" office:value-type="float" office:value="0.0120808156793592" calcext:value-type="float">
            <text:p>0,0120808157</text:p>
          </table:table-cell>
          <table:table-cell table:style-name="ce1" office:value-type="float" office:value="0.00187413235652019" calcext:value-type="float">
            <text:p>0,0018741324</text:p>
          </table:table-cell>
          <table:table-cell table:style-name="ce1" office:value-type="float" office:value="-0.0507606135050456" calcext:value-type="float">
            <text:p>-0,0507606135</text:p>
          </table:table-cell>
          <table:table-cell table:style-name="ce1" office:value-type="float" office:value="-0.250744637826143" calcext:value-type="float">
            <text:p>-0,2507446378</text:p>
          </table:table-cell>
          <table:table-cell table:style-name="ce1" office:value-type="float" office:value="0.334604418193384" calcext:value-type="float">
            <text:p>0,334604418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21879703243304" calcext:value-type="float">
            <text:p>0,0121879703</text:p>
          </table:table-cell>
          <table:table-cell table:style-name="ce1" office:value-type="float" office:value="-0.0192017026285125" calcext:value-type="float">
            <text:p>-0,0192017026</text:p>
          </table:table-cell>
          <table:table-cell table:style-name="ce1" office:value-type="float" office:value="0.0371338040156566" calcext:value-type="float">
            <text:p>0,037133804</text:p>
          </table:table-cell>
          <table:table-cell table:style-name="ce1" office:value-type="float" office:value="0.511142015457153" calcext:value-type="float">
            <text:p>0,5111420155</text:p>
          </table:table-cell>
          <table:table-cell table:style-name="ce1" office:value-type="float" office:value="0.511141538619995" calcext:value-type="float">
            <text:p>0,5111415386</text:p>
          </table:table-cell>
          <table:table-cell table:style-name="ce1" office:value-type="float" office:value="0.511140823364258" calcext:value-type="float">
            <text:p>0,5111408234</text:p>
          </table:table-cell>
          <table:table-cell table:style-name="ce1" office:value-type="float" office:value="-0.174979984760284" calcext:value-type="float">
            <text:p>-0,1749799848</text:p>
          </table:table-cell>
          <table:table-cell table:style-name="ce1" office:value-type="float" office:value="4.13051509857178" calcext:value-type="float">
            <text:p>4,1305150986</text:p>
          </table:table-cell>
          <table:table-cell table:style-name="ce1" office:value-type="float" office:value="-1.3892365694046" calcext:value-type="float">
            <text:p>-1,3892365694</text:p>
          </table:table-cell>
        </table:table-row>
        <table:table-row table:style-name="ro1">
          <table:table-cell table:style-name="ce1" office:value-type="string" calcext:value-type="string">
            <text:p>1.9666142463684082</text:p>
          </table:table-cell>
          <table:table-cell table:style-name="ce1" office:value-type="string" calcext:value-type="string">
            <text:p>0.013013124465942383</text:p>
          </table:table-cell>
          <table:table-cell table:style-name="ce1" office:value-type="string" calcext:value-type="string">
            <text:p>54.820223331451416</text:p>
          </table:table-cell>
          <table:table-cell table:style-name="ce1" office:value-type="float" office:value="-0.0485042862803963" calcext:value-type="float">
            <text:p>-0,0485042863</text:p>
          </table:table-cell>
          <table:table-cell table:style-name="ce1" office:value-type="float" office:value="0.0118376762724056" calcext:value-type="float">
            <text:p>0,0118376763</text:p>
          </table:table-cell>
          <table:table-cell table:style-name="ce1" office:value-type="float" office:value="1.23253317232485" calcext:value-type="float">
            <text:p>1,2325331723</text:p>
          </table:table-cell>
          <table:table-cell table:style-name="ce1" office:value-type="float" office:value="-0.0126881361731289" calcext:value-type="float">
            <text:p>-0,0126881362</text:p>
          </table:table-cell>
          <table:table-cell table:number-columns-repeated="2" table:style-name="ce1" office:value-type="float" office:value="0.0372439915905804" calcext:value-type="float">
            <text:p>0,0372439916</text:p>
          </table:table-cell>
          <table:table-cell table:style-name="ce1" office:value-type="float" office:value="-0.179215103387833" calcext:value-type="float">
            <text:p>-0,1792151034</text:p>
          </table:table-cell>
          <table:table-cell table:style-name="ce1" office:value-type="float" office:value="4.13973426818848" calcext:value-type="float">
            <text:p>4,1397342682</text:p>
          </table:table-cell>
          <table:table-cell table:style-name="ce1" office:value-type="float" office:value="-1.36508429050446" calcext:value-type="float">
            <text:p>-1,3650842905</text:p>
          </table:table-cell>
          <table:table-cell table:style-name="ce1" office:value-type="string" calcext:value-type="string">
            <text:p>-0.012688136173128894</text:p>
          </table:table-cell>
          <table:table-cell table:style-name="ce1" office:value-type="string" calcext:value-type="string">
            <text:p>0.03724399159058042</text:p>
          </table:table-cell>
          <table:table-cell table:style-name="ce1" office:value-type="string" calcext:value-type="string">
            <text:p>-0.09481060407828283</text:p>
          </table:table-cell>
          <table:table-cell table:style-name="ce1" office:value-type="float" office:value="0.0132950348081067" calcext:value-type="float">
            <text:p>0,0132950348</text:p>
          </table:table-cell>
          <table:table-cell table:style-name="ce1" office:value-type="float" office:value="-0.000501234675498886" calcext:value-type="float">
            <text:p>-0,0005012347</text:p>
          </table:table-cell>
          <table:table-cell table:style-name="ce1" office:value-type="float" office:value="-0.0497708013428582" calcext:value-type="float">
            <text:p>-0,0497708013</text:p>
          </table:table-cell>
          <table:table-cell table:style-name="ce1" office:value-type="float" office:value="-0.228781188152744" calcext:value-type="float">
            <text:p>-0,2287811882</text:p>
          </table:table-cell>
          <table:table-cell table:style-name="ce1" office:value-type="float" office:value="0.333776382119426" calcext:value-type="float">
            <text:p>0,333776382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816664140824768" calcext:value-type="float">
            <text:p>0,0081666414</text:p>
          </table:table-cell>
          <table:table-cell table:style-name="ce1" office:value-type="float" office:value="-0.0159764419413684" calcext:value-type="float">
            <text:p>-0,0159764419</text:p>
          </table:table-cell>
          <table:table-cell table:style-name="ce1" office:value-type="float" office:value="0.0384078905830149" calcext:value-type="float">
            <text:p>0,0384078906</text:p>
          </table:table-cell>
          <table:table-cell table:style-name="ce1" office:value-type="float" office:value="0.495601177215576" calcext:value-type="float">
            <text:p>0,4956011772</text:p>
          </table:table-cell>
          <table:table-cell table:style-name="ce1" office:value-type="float" office:value="0.495597839355469" calcext:value-type="float">
            <text:p>0,4955978394</text:p>
          </table:table-cell>
          <table:table-cell table:style-name="ce1" office:value-type="float" office:value="0.495597362518311" calcext:value-type="float">
            <text:p>0,4955973625</text:p>
          </table:table-cell>
          <table:table-cell table:style-name="ce1" office:value-type="float" office:value="-0.179215103387833" calcext:value-type="float">
            <text:p>-0,1792151034</text:p>
          </table:table-cell>
          <table:table-cell table:style-name="ce1" office:value-type="float" office:value="4.13973426818848" calcext:value-type="float">
            <text:p>4,1397342682</text:p>
          </table:table-cell>
          <table:table-cell table:style-name="ce1" office:value-type="float" office:value="-1.36508429050446" calcext:value-type="float">
            <text:p>-1,3650842905</text:p>
          </table:table-cell>
        </table:table-row>
        <table:table-row table:style-name="ro1">
          <table:table-cell table:style-name="ce1" office:value-type="string" calcext:value-type="string">
            <text:p>1.9808552265167236</text:p>
          </table:table-cell>
          <table:table-cell table:style-name="ce1" office:value-type="string" calcext:value-type="string">
            <text:p>0.01424098014831543</text:p>
          </table:table-cell>
          <table:table-cell table:style-name="ce1" office:value-type="string" calcext:value-type="string">
            <text:p>55.37071371078491</text:p>
          </table:table-cell>
          <table:table-cell table:style-name="ce1" office:value-type="float" office:value="-0.051870154461214" calcext:value-type="float">
            <text:p>-0,0518701545</text:p>
          </table:table-cell>
          <table:table-cell table:style-name="ce1" office:value-type="float" office:value="0.0211990352125011" calcext:value-type="float">
            <text:p>0,0211990352</text:p>
          </table:table-cell>
          <table:table-cell table:style-name="ce1" office:value-type="float" office:value="1.20792159327754" calcext:value-type="float">
            <text:p>1,2079215933</text:p>
          </table:table-cell>
          <table:table-cell table:style-name="ce1" office:value-type="float" office:value="-0.00838383778414445" calcext:value-type="float">
            <text:p>-0,0083838378</text:p>
          </table:table-cell>
          <table:table-cell table:number-columns-repeated="2" table:style-name="ce1" office:value-type="float" office:value="0.0333448293392745" calcext:value-type="float">
            <text:p>0,0333448293</text:p>
          </table:table-cell>
          <table:table-cell table:style-name="ce1" office:value-type="float" office:value="-0.182112336158752" calcext:value-type="float">
            <text:p>-0,1821123362</text:p>
          </table:table-cell>
          <table:table-cell table:style-name="ce1" office:value-type="float" office:value="4.14875793457031" calcext:value-type="float">
            <text:p>4,1487579346</text:p>
          </table:table-cell>
          <table:table-cell table:style-name="ce1" office:value-type="float" office:value="-1.34124004840851" calcext:value-type="float">
            <text:p>-1,3412400484</text:p>
          </table:table-cell>
          <table:table-cell table:style-name="ce1" office:value-type="string" calcext:value-type="string">
            <text:p>-0.008383837784144447</text:p>
          </table:table-cell>
          <table:table-cell table:style-name="ce1" office:value-type="string" calcext:value-type="string">
            <text:p>0.03334482933927447</text:p>
          </table:table-cell>
          <table:table-cell table:style-name="ce1" office:value-type="string" calcext:value-type="string">
            <text:p>-0.09337457751280923</text:p>
          </table:table-cell>
          <table:table-cell table:style-name="ce1" office:value-type="float" office:value="0.0145512858841189" calcext:value-type="float">
            <text:p>0,0145512859</text:p>
          </table:table-cell>
          <table:table-cell table:style-name="ce1" office:value-type="float" office:value="-0.00355130288172168" calcext:value-type="float">
            <text:p>-0,0035513029</text:p>
          </table:table-cell>
          <table:table-cell table:style-name="ce1" office:value-type="float" office:value="-0.0484917249608923" calcext:value-type="float">
            <text:p>-0,048491725</text:p>
          </table:table-cell>
          <table:table-cell table:style-name="ce1" office:value-type="float" office:value="-0.202081907054953" calcext:value-type="float">
            <text:p>-0,2020819071</text:p>
          </table:table-cell>
          <table:table-cell table:style-name="ce1" office:value-type="float" office:value="0.32726027009913" calcext:value-type="float">
            <text:p>0,327260270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760739107640771" calcext:value-type="float">
            <text:p>0,0076073911</text:p>
          </table:table-cell>
          <table:table-cell table:style-name="ce1" office:value-type="float" office:value="-0.0184699710100963" calcext:value-type="float">
            <text:p>-0,018469971</text:p>
          </table:table-cell>
          <table:table-cell table:style-name="ce1" office:value-type="float" office:value="0.0446858979233221" calcext:value-type="float">
            <text:p>0,0446858979</text:p>
          </table:table-cell>
          <table:table-cell table:style-name="ce1" office:value-type="float" office:value="0.550451993942261" calcext:value-type="float">
            <text:p>0,5504519939</text:p>
          </table:table-cell>
          <table:table-cell table:style-name="ce1" office:value-type="float" office:value="0.550455331802368" calcext:value-type="float">
            <text:p>0,5504553318</text:p>
          </table:table-cell>
          <table:table-cell table:style-name="ce1" office:value-type="float" office:value="0.550456047058106" calcext:value-type="float">
            <text:p>0,5504560471</text:p>
          </table:table-cell>
          <table:table-cell table:style-name="ce1" office:value-type="float" office:value="-0.182112336158752" calcext:value-type="float">
            <text:p>-0,1821123362</text:p>
          </table:table-cell>
          <table:table-cell table:style-name="ce1" office:value-type="float" office:value="4.14875793457031" calcext:value-type="float">
            <text:p>4,1487579346</text:p>
          </table:table-cell>
          <table:table-cell table:style-name="ce1" office:value-type="float" office:value="-1.34124004840851" calcext:value-type="float">
            <text:p>-1,3412400484</text:p>
          </table:table-cell>
        </table:table-row>
        <table:table-row table:style-name="ro1">
          <table:table-cell table:style-name="ce1" office:value-type="string" calcext:value-type="string">
            <text:p>1.9935288429260254</text:p>
          </table:table-cell>
          <table:table-cell table:style-name="ce1" office:value-type="string" calcext:value-type="string">
            <text:p>0.012673616409301758</text:p>
          </table:table-cell>
          <table:table-cell table:style-name="ce1" office:value-type="string" calcext:value-type="string">
            <text:p>55.86092758178711</text:p>
          </table:table-cell>
          <table:table-cell table:style-name="ce1" office:value-type="float" office:value="-0.0552914772616745" calcext:value-type="float">
            <text:p>-0,0552914773</text:p>
          </table:table-cell>
          <table:table-cell table:style-name="ce1" office:value-type="float" office:value="0.0327075121027452" calcext:value-type="float">
            <text:p>0,0327075121</text:p>
          </table:table-cell>
          <table:table-cell table:style-name="ce1" office:value-type="float" office:value="1.18736016603164" calcext:value-type="float">
            <text:p>1,187360166</text:p>
          </table:table-cell>
          <table:table-cell table:style-name="ce1" office:value-type="float" office:value="-0.004444232537072" calcext:value-type="float">
            <text:p>-0,0044442325</text:p>
          </table:table-cell>
          <table:table-cell table:number-columns-repeated="2" table:style-name="ce1" office:value-type="float" office:value="0.0293103982152693" calcext:value-type="float">
            <text:p>0,0293103982</text:p>
          </table:table-cell>
          <table:table-cell table:style-name="ce1" office:value-type="float" office:value="-0.183960393071175" calcext:value-type="float">
            <text:p>-0,1839603931</text:p>
          </table:table-cell>
          <table:table-cell table:style-name="ce1" office:value-type="float" office:value="4.15754175186157" calcext:value-type="float">
            <text:p>4,1575417519</text:p>
          </table:table-cell>
          <table:table-cell table:style-name="ce1" office:value-type="float" office:value="-1.31685161590576" calcext:value-type="float">
            <text:p>-1,3168516159</text:p>
          </table:table-cell>
          <table:table-cell table:style-name="ce1" office:value-type="string" calcext:value-type="string">
            <text:p>-0.004444232537072004</text:p>
          </table:table-cell>
          <table:table-cell table:style-name="ce1" office:value-type="string" calcext:value-type="string">
            <text:p>0.029310398215269345</text:p>
          </table:table-cell>
          <table:table-cell table:style-name="ce1" office:value-type="string" calcext:value-type="string">
            <text:p>-0.09197327109639374</text:p>
          </table:table-cell>
          <table:table-cell table:style-name="ce1" office:value-type="float" office:value="0.0155610463383642" calcext:value-type="float">
            <text:p>0,0155610463</text:p>
          </table:table-cell>
          <table:table-cell table:style-name="ce1" office:value-type="float" office:value="-0.00635971056375032" calcext:value-type="float">
            <text:p>-0,0063597106</text:p>
          </table:table-cell>
          <table:table-cell table:style-name="ce1" office:value-type="float" office:value="-0.0472119228504322" calcext:value-type="float">
            <text:p>-0,0472119229</text:p>
          </table:table-cell>
          <table:table-cell table:style-name="ce1" office:value-type="float" office:value="-0.176315772795598" calcext:value-type="float">
            <text:p>-0,1763157728</text:p>
          </table:table-cell>
          <table:table-cell table:style-name="ce1" office:value-type="float" office:value="0.316729823789384" calcext:value-type="float">
            <text:p>0,316729823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677587490144025" calcext:value-type="float">
            <text:p>0,0067758749</text:p>
          </table:table-cell>
          <table:table-cell table:style-name="ce1" office:value-type="float" office:value="-0.0188455239189887" calcext:value-type="float">
            <text:p>-0,0188455239</text:p>
          </table:table-cell>
          <table:table-cell table:style-name="ce1" office:value-type="float" office:value="0.0495460701615391" calcext:value-type="float">
            <text:p>0,0495460702</text:p>
          </table:table-cell>
          <table:table-cell table:style-name="ce1" office:value-type="float" office:value="0.496742963790894" calcext:value-type="float">
            <text:p>0,4967429638</text:p>
          </table:table-cell>
          <table:table-cell table:style-name="ce1" office:value-type="float" office:value="0.496741771697998" calcext:value-type="float">
            <text:p>0,4967417717</text:p>
          </table:table-cell>
          <table:table-cell table:style-name="ce1" office:value-type="float" office:value="0.49674129486084" calcext:value-type="float">
            <text:p>0,4967412949</text:p>
          </table:table-cell>
          <table:table-cell table:style-name="ce1" office:value-type="float" office:value="-0.183960393071175" calcext:value-type="float">
            <text:p>-0,1839603931</text:p>
          </table:table-cell>
          <table:table-cell table:style-name="ce1" office:value-type="float" office:value="4.15754175186157" calcext:value-type="float">
            <text:p>4,1575417519</text:p>
          </table:table-cell>
          <table:table-cell table:style-name="ce1" office:value-type="float" office:value="-1.31685161590576" calcext:value-type="float">
            <text:p>-1,3168516159</text:p>
          </table:table-cell>
        </table:table-row>
        <table:table-row table:style-name="ro1">
          <table:table-cell table:style-name="ce1" office:value-type="string" calcext:value-type="string">
            <text:p>2.0071938037872314</text:p>
          </table:table-cell>
          <table:table-cell table:style-name="ce1" office:value-type="string" calcext:value-type="string">
            <text:p>0.013664960861206055</text:p>
          </table:table-cell>
          <table:table-cell table:style-name="ce1" office:value-type="string" calcext:value-type="string">
            <text:p>56.36064600944519</text:p>
          </table:table-cell>
          <table:table-cell table:style-name="ce1" office:value-type="float" office:value="-0.0559906287242394" calcext:value-type="float">
            <text:p>-0,0559906287</text:p>
          </table:table-cell>
          <table:table-cell table:style-name="ce1" office:value-type="float" office:value="0.0382182046089804" calcext:value-type="float">
            <text:p>0,0382182046</text:p>
          </table:table-cell>
          <table:table-cell table:style-name="ce1" office:value-type="float" office:value="1.16836985099463" calcext:value-type="float">
            <text:p>1,168369851</text:p>
          </table:table-cell>
          <table:table-cell table:style-name="ce1" office:value-type="float" office:value="-0.000275671393157752" calcext:value-type="float">
            <text:p>-0,0002756714</text:p>
          </table:table-cell>
          <table:table-cell table:number-columns-repeated="2" table:style-name="ce1" office:value-type="float" office:value="0.023823284846506" calcext:value-type="float">
            <text:p>0,0238232848</text:p>
          </table:table-cell>
          <table:table-cell table:style-name="ce1" office:value-type="float" office:value="-0.185247927904129" calcext:value-type="float">
            <text:p>-0,1852479279</text:p>
          </table:table-cell>
          <table:table-cell table:style-name="ce1" office:value-type="float" office:value="4.1660041809082" calcext:value-type="float">
            <text:p>4,1660041809</text:p>
          </table:table-cell>
          <table:table-cell table:style-name="ce1" office:value-type="float" office:value="-1.29348003864288" calcext:value-type="float">
            <text:p>-1,2934800386</text:p>
          </table:table-cell>
          <table:table-cell table:style-name="ce1" office:value-type="string" calcext:value-type="string">
            <text:p>-0.0002756713931577523</text:p>
          </table:table-cell>
          <table:table-cell table:style-name="ce1" office:value-type="string" calcext:value-type="string">
            <text:p>0.02382328484650605</text:p>
          </table:table-cell>
          <table:table-cell table:style-name="ce1" office:value-type="string" calcext:value-type="string">
            <text:p>-0.09110038813232108</text:p>
          </table:table-cell>
          <table:table-cell table:style-name="ce1" office:value-type="float" office:value="0.0165874431785024" calcext:value-type="float">
            <text:p>0,0165874432</text:p>
          </table:table-cell>
          <table:table-cell table:style-name="ce1" office:value-type="float" office:value="-0.00981225363082356" calcext:value-type="float">
            <text:p>-0,0098122536</text:p>
          </table:table-cell>
          <table:table-cell table:style-name="ce1" office:value-type="float" office:value="-0.0461427286336451" calcext:value-type="float">
            <text:p>-0,0461427286</text:p>
          </table:table-cell>
          <table:table-cell table:style-name="ce1" office:value-type="float" office:value="-0.149048899658655" calcext:value-type="float">
            <text:p>-0,1490488997</text:p>
          </table:table-cell>
          <table:table-cell table:style-name="ce1" office:value-type="float" office:value="0.300599973967748" calcext:value-type="float">
            <text:p>0,30059997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693772222713016" calcext:value-type="float">
            <text:p>0,0069377222</text:p>
          </table:table-cell>
          <table:table-cell table:style-name="ce1" office:value-type="float" office:value="-0.0233364632240344" calcext:value-type="float">
            <text:p>-0,0233364632</text:p>
          </table:table-cell>
          <table:table-cell table:style-name="ce1" office:value-type="float" office:value="0.0416936200529625" calcext:value-type="float">
            <text:p>0,0416936201</text:p>
          </table:table-cell>
          <table:table-cell table:style-name="ce1" office:value-type="float" office:value="0.493147850036621" calcext:value-type="float">
            <text:p>0,49314785</text:p>
          </table:table-cell>
          <table:table-cell table:style-name="ce1" office:value-type="float" office:value="0.493154287338257" calcext:value-type="float">
            <text:p>0,4931542873</text:p>
          </table:table-cell>
          <table:table-cell table:style-name="ce1" office:value-type="float" office:value="0.493155241012573" calcext:value-type="float">
            <text:p>0,493155241</text:p>
          </table:table-cell>
          <table:table-cell table:style-name="ce1" office:value-type="float" office:value="-0.185247927904129" calcext:value-type="float">
            <text:p>-0,1852479279</text:p>
          </table:table-cell>
          <table:table-cell table:style-name="ce1" office:value-type="float" office:value="4.1660041809082" calcext:value-type="float">
            <text:p>4,1660041809</text:p>
          </table:table-cell>
          <table:table-cell table:style-name="ce1" office:value-type="float" office:value="-1.29348003864288" calcext:value-type="float">
            <text:p>-1,2934800386</text:p>
          </table:table-cell>
        </table:table-row>
        <table:table-row table:style-name="ro1">
          <table:table-cell table:style-name="ce1" office:value-type="string" calcext:value-type="string">
            <text:p>2.0200817584991455</text:p>
          </table:table-cell>
          <table:table-cell table:style-name="ce1" office:value-type="string" calcext:value-type="string">
            <text:p>0.012887954711914062</text:p>
          </table:table-cell>
          <table:table-cell table:style-name="ce1" office:value-type="string" calcext:value-type="string">
            <text:p>56.85196900367737</text:p>
          </table:table-cell>
          <table:table-cell table:style-name="ce1" office:value-type="float" office:value="-0.0564334551878503" calcext:value-type="float">
            <text:p>-0,0564334552</text:p>
          </table:table-cell>
          <table:table-cell table:style-name="ce1" office:value-type="float" office:value="0.0427704540937909" calcext:value-type="float">
            <text:p>0,0427704541</text:p>
          </table:table-cell>
          <table:table-cell table:style-name="ce1" office:value-type="float" office:value="1.15727442723733" calcext:value-type="float">
            <text:p>1,1572744272</text:p>
          </table:table-cell>
          <table:table-cell table:style-name="ce1" office:value-type="float" office:value="0.00291118444566854" calcext:value-type="float">
            <text:p>0,0029111844</text:p>
          </table:table-cell>
          <table:table-cell table:number-columns-repeated="2" table:style-name="ce1" office:value-type="float" office:value="0.0204766388266786" calcext:value-type="float">
            <text:p>0,0204766388</text:p>
          </table:table-cell>
          <table:table-cell table:style-name="ce1" office:value-type="float" office:value="-0.186165809631348" calcext:value-type="float">
            <text:p>-0,1861658096</text:p>
          </table:table-cell>
          <table:table-cell table:style-name="ce1" office:value-type="float" office:value="4.17319822311401" calcext:value-type="float">
            <text:p>4,1731982231</text:p>
          </table:table-cell>
          <table:table-cell table:style-name="ce1" office:value-type="float" office:value="-1.2707052230835" calcext:value-type="float">
            <text:p>-1,2707052231</text:p>
          </table:table-cell>
          <table:table-cell table:style-name="ce1" office:value-type="string" calcext:value-type="string">
            <text:p>0.0029111844456685392</text:p>
          </table:table-cell>
          <table:table-cell table:style-name="ce1" office:value-type="string" calcext:value-type="string">
            <text:p>0.02047663882667865</text:p>
          </table:table-cell>
          <table:table-cell table:style-name="ce1" office:value-type="string" calcext:value-type="string">
            <text:p>-0.09019944347976618</text:p>
          </table:table-cell>
          <table:table-cell table:style-name="ce1" office:value-type="float" office:value="0.0167971886172718" calcext:value-type="float">
            <text:p>0,0167971886</text:p>
          </table:table-cell>
          <table:table-cell table:style-name="ce1" office:value-type="float" office:value="-0.0114654613826941" calcext:value-type="float">
            <text:p>-0,0114654614</text:p>
          </table:table-cell>
          <table:table-cell table:style-name="ce1" office:value-type="float" office:value="-0.0451552322517207" calcext:value-type="float">
            <text:p>-0,0451552323</text:p>
          </table:table-cell>
          <table:table-cell table:style-name="ce1" office:value-type="float" office:value="-0.121237443912749" calcext:value-type="float">
            <text:p>-0,1212374439</text:p>
          </table:table-cell>
          <table:table-cell table:style-name="ce1" office:value-type="float" office:value="0.28161623359673" calcext:value-type="float">
            <text:p>0,281616233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40754695907067" calcext:value-type="float">
            <text:p>0,001407547</text:p>
          </table:table-cell>
          <table:table-cell table:style-name="ce1" office:value-type="float" office:value="-0.0110941663562785" calcext:value-type="float">
            <text:p>-0,0110941664</text:p>
          </table:table-cell>
          <table:table-cell table:style-name="ce1" office:value-type="float" office:value="0.0382315508781791" calcext:value-type="float">
            <text:p>0,0382315509</text:p>
          </table:table-cell>
          <table:table-cell table:style-name="ce1" office:value-type="float" office:value="0.496716260910034" calcext:value-type="float">
            <text:p>0,4967162609</text:p>
          </table:table-cell>
          <table:table-cell table:style-name="ce1" office:value-type="float" office:value="0.496719837188721" calcext:value-type="float">
            <text:p>0,4967198372</text:p>
          </table:table-cell>
          <table:table-cell table:style-name="ce1" office:value-type="float" office:value="0.496718406677246" calcext:value-type="float">
            <text:p>0,4967184067</text:p>
          </table:table-cell>
          <table:table-cell table:style-name="ce1" office:value-type="float" office:value="-0.186165809631348" calcext:value-type="float">
            <text:p>-0,1861658096</text:p>
          </table:table-cell>
          <table:table-cell table:style-name="ce1" office:value-type="float" office:value="4.17319822311401" calcext:value-type="float">
            <text:p>4,1731982231</text:p>
          </table:table-cell>
          <table:table-cell table:style-name="ce1" office:value-type="float" office:value="-1.2707052230835" calcext:value-type="float">
            <text:p>-1,2707052231</text:p>
          </table:table-cell>
        </table:table-row>
        <table:table-row table:style-name="ro1">
          <table:table-cell table:style-name="ce1" office:value-type="string" calcext:value-type="string">
            <text:p>2.0406148433685303</text:p>
          </table:table-cell>
          <table:table-cell table:style-name="ce1" office:value-type="string" calcext:value-type="string">
            <text:p>0.020533084869384766</text:p>
          </table:table-cell>
          <table:table-cell table:style-name="ce1" office:value-type="string" calcext:value-type="string">
            <text:p>57.335628271102905</text:p>
          </table:table-cell>
          <table:table-cell table:style-name="ce1" office:value-type="float" office:value="-0.0570834959198916" calcext:value-type="float">
            <text:p>-0,0570834959</text:p>
          </table:table-cell>
          <table:table-cell table:style-name="ce1" office:value-type="float" office:value="0.052097891782192" calcext:value-type="float">
            <text:p>0,0520978918</text:p>
          </table:table-cell>
          <table:table-cell table:style-name="ce1" office:value-type="float" office:value="1.13069190360882" calcext:value-type="float">
            <text:p>1,1306919036</text:p>
          </table:table-cell>
          <table:table-cell table:style-name="ce1" office:value-type="float" office:value="0.00616740324093919" calcext:value-type="float">
            <text:p>0,0061674032</text:p>
          </table:table-cell>
          <table:table-cell table:number-columns-repeated="2" table:style-name="ce1" office:value-type="float" office:value="0.0167966601597502" calcext:value-type="float">
            <text:p>0,0167966602</text:p>
          </table:table-cell>
          <table:table-cell table:style-name="ce1" office:value-type="float" office:value="-0.186107009649277" calcext:value-type="float">
            <text:p>-0,1861070096</text:p>
          </table:table-cell>
          <table:table-cell table:style-name="ce1" office:value-type="float" office:value="4.17923164367676" calcext:value-type="float">
            <text:p>4,1792316437</text:p>
          </table:table-cell>
          <table:table-cell table:style-name="ce1" office:value-type="float" office:value="-1.2481427192688" calcext:value-type="float">
            <text:p>-1,2481427193</text:p>
          </table:table-cell>
          <table:table-cell table:style-name="ce1" office:value-type="string" calcext:value-type="string">
            <text:p>0.006167403240939187</text:p>
          </table:table-cell>
          <table:table-cell table:style-name="ce1" office:value-type="string" calcext:value-type="string">
            <text:p>0.016796660159750204</text:p>
          </table:table-cell>
          <table:table-cell table:style-name="ce1" office:value-type="string" calcext:value-type="string">
            <text:p>-0.09000551917186049</text:p>
          </table:table-cell>
          <table:table-cell table:style-name="ce1" office:value-type="float" office:value="0.0169300365563551" calcext:value-type="float">
            <text:p>0,0169300366</text:p>
          </table:table-cell>
          <table:table-cell table:style-name="ce1" office:value-type="float" office:value="-0.0128311362281373" calcext:value-type="float">
            <text:p>-0,0128311362</text:p>
          </table:table-cell>
          <table:table-cell table:style-name="ce1" office:value-type="float" office:value="-0.0445782702163414" calcext:value-type="float">
            <text:p>-0,0445782702</text:p>
          </table:table-cell>
          <table:table-cell table:style-name="ce1" office:value-type="float" office:value="-0.0939061487574361" calcext:value-type="float">
            <text:p>-0,0939061488</text:p>
          </table:table-cell>
          <table:table-cell table:style-name="ce1" office:value-type="float" office:value="0.260902445851756" calcext:value-type="float">
            <text:p>0,260902445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914344792230773" calcext:value-type="float">
            <text:p>0,0009143448</text:p>
          </table:table-cell>
          <table:table-cell table:style-name="ce1" office:value-type="float" office:value="-0.00939962212661035" calcext:value-type="float">
            <text:p>-0,0093996221</text:p>
          </table:table-cell>
          <table:table-cell table:style-name="ce1" office:value-type="float" office:value="0.0229100417792356" calcext:value-type="float">
            <text:p>0,0229100418</text:p>
          </table:table-cell>
          <table:table-cell table:style-name="ce1" office:value-type="float" office:value="0.484310150146484" calcext:value-type="float">
            <text:p>0,4843101501</text:p>
          </table:table-cell>
          <table:table-cell table:style-name="ce1" office:value-type="float" office:value="0.484301328659058" calcext:value-type="float">
            <text:p>0,4843013287</text:p>
          </table:table-cell>
          <table:table-cell table:style-name="ce1" office:value-type="float" office:value="0.484303951263428" calcext:value-type="float">
            <text:p>0,4843039513</text:p>
          </table:table-cell>
          <table:table-cell table:style-name="ce1" office:value-type="float" office:value="-0.186107009649277" calcext:value-type="float">
            <text:p>-0,1861070096</text:p>
          </table:table-cell>
          <table:table-cell table:style-name="ce1" office:value-type="float" office:value="4.17923164367676" calcext:value-type="float">
            <text:p>4,1792316437</text:p>
          </table:table-cell>
          <table:table-cell table:style-name="ce1" office:value-type="float" office:value="-1.2481427192688" calcext:value-type="float">
            <text:p>-1,2481427193</text:p>
          </table:table-cell>
        </table:table-row>
        <table:table-row table:style-name="ro1">
          <table:table-cell table:style-name="ce1" office:value-type="string" calcext:value-type="string">
            <text:p>2.0545616149902344</text:p>
          </table:table-cell>
          <table:table-cell table:style-name="ce1" office:value-type="string" calcext:value-type="string">
            <text:p>0.013946771621704102</text:p>
          </table:table-cell>
          <table:table-cell table:style-name="ce1" office:value-type="string" calcext:value-type="string">
            <text:p>57.86096978187561</text:p>
          </table:table-cell>
          <table:table-cell table:style-name="ce1" office:value-type="float" office:value="-0.0564363375449852" calcext:value-type="float">
            <text:p>-0,0564363375</text:p>
          </table:table-cell>
          <table:table-cell table:style-name="ce1" office:value-type="float" office:value="0.0550248282961547" calcext:value-type="float">
            <text:p>0,0550248283</text:p>
          </table:table-cell>
          <table:table-cell table:style-name="ce1" office:value-type="float" office:value="1.11948115148662" calcext:value-type="float">
            <text:p>1,1194811515</text:p>
          </table:table-cell>
          <table:table-cell table:style-name="ce1" office:value-type="float" office:value="0.00978526154301161" calcext:value-type="float">
            <text:p>0,0097852615</text:p>
          </table:table-cell>
          <table:table-cell table:number-columns-repeated="2" table:style-name="ce1" office:value-type="float" office:value="0.0105444562952324" calcext:value-type="float">
            <text:p>0,0105444563</text:p>
          </table:table-cell>
          <table:table-cell table:style-name="ce1" office:value-type="float" office:value="-0.184713691473007" calcext:value-type="float">
            <text:p>-0,1847136915</text:p>
          </table:table-cell>
          <table:table-cell table:style-name="ce1" office:value-type="float" office:value="4.18431091308594" calcext:value-type="float">
            <text:p>4,1843109131</text:p>
          </table:table-cell>
          <table:table-cell table:style-name="ce1" office:value-type="float" office:value="-1.22504913806915" calcext:value-type="float">
            <text:p>-1,2250491381</text:p>
          </table:table-cell>
          <table:table-cell table:style-name="ce1" office:value-type="string" calcext:value-type="string">
            <text:p>0.009785261543011611</text:p>
          </table:table-cell>
          <table:table-cell table:style-name="ce1" office:value-type="string" calcext:value-type="string">
            <text:p>0.010544456295232407</text:p>
          </table:table-cell>
          <table:table-cell table:style-name="ce1" office:value-type="string" calcext:value-type="string">
            <text:p>-0.08791637014040302</text:p>
          </table:table-cell>
          <table:table-cell table:style-name="ce1" office:value-type="float" office:value="0.0171250487759675" calcext:value-type="float">
            <text:p>0,0171250488</text:p>
          </table:table-cell>
          <table:table-cell table:style-name="ce1" office:value-type="float" office:value="-0.0156293675346576" calcext:value-type="float">
            <text:p>-0,0156293675</text:p>
          </table:table-cell>
          <table:table-cell table:style-name="ce1" office:value-type="float" office:value="-0.0431959789876585" calcext:value-type="float">
            <text:p>-0,043195979</text:p>
          </table:table-cell>
          <table:table-cell table:style-name="ce1" office:value-type="float" office:value="-0.0642595872141675" calcext:value-type="float">
            <text:p>-0,0642595872</text:p>
          </table:table-cell>
          <table:table-cell table:style-name="ce1" office:value-type="float" office:value="0.23384535336742" calcext:value-type="float">
            <text:p>0,233845353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25163241683475" calcext:value-type="float">
            <text:p>0,0012516324</text:p>
          </table:table-cell>
          <table:table-cell table:style-name="ce1" office:value-type="float" office:value="-0.0179597951840832" calcext:value-type="float">
            <text:p>-0,0179597952</text:p>
          </table:table-cell>
          <table:table-cell table:style-name="ce1" office:value-type="float" office:value="0.0511843538902182" calcext:value-type="float">
            <text:p>0,0511843539</text:p>
          </table:table-cell>
          <table:table-cell table:style-name="ce1" office:value-type="float" office:value="0.519354343414307" calcext:value-type="float">
            <text:p>0,5193543434</text:p>
          </table:table-cell>
          <table:table-cell table:style-name="ce1" office:value-type="float" office:value="0.519351005554199" calcext:value-type="float">
            <text:p>0,5193510056</text:p>
          </table:table-cell>
          <table:table-cell table:style-name="ce1" office:value-type="float" office:value="0.519348621368408" calcext:value-type="float">
            <text:p>0,5193486214</text:p>
          </table:table-cell>
          <table:table-cell table:style-name="ce1" office:value-type="float" office:value="-0.184713691473007" calcext:value-type="float">
            <text:p>-0,1847136915</text:p>
          </table:table-cell>
          <table:table-cell table:style-name="ce1" office:value-type="float" office:value="4.18431091308594" calcext:value-type="float">
            <text:p>4,1843109131</text:p>
          </table:table-cell>
          <table:table-cell table:style-name="ce1" office:value-type="float" office:value="-1.22504913806915" calcext:value-type="float">
            <text:p>-1,2250491381</text:p>
          </table:table-cell>
        </table:table-row>
        <table:table-row table:style-name="ro1">
          <table:table-cell table:style-name="ce1" office:value-type="string" calcext:value-type="string">
            <text:p>2.0690815448760986</text:p>
          </table:table-cell>
          <table:table-cell table:style-name="ce1" office:value-type="string" calcext:value-type="string">
            <text:p>0.014519929885864258</text:p>
          </table:table-cell>
          <table:table-cell table:style-name="ce1" office:value-type="string" calcext:value-type="string">
            <text:p>58.34033012390137</text:p>
          </table:table-cell>
          <table:table-cell table:style-name="ce1" office:value-type="float" office:value="-0.0551456088389925" calcext:value-type="float">
            <text:p>-0,0551456088</text:p>
          </table:table-cell>
          <table:table-cell table:style-name="ce1" office:value-type="float" office:value="0.0595104713725892" calcext:value-type="float">
            <text:p>0,0595104714</text:p>
          </table:table-cell>
          <table:table-cell table:style-name="ce1" office:value-type="float" office:value="1.09784540423641" calcext:value-type="float">
            <text:p>1,0978454042</text:p>
          </table:table-cell>
          <table:table-cell table:style-name="ce1" office:value-type="float" office:value="0.0126010431637569" calcext:value-type="float">
            <text:p>0,0126010432</text:p>
          </table:table-cell>
          <table:table-cell table:number-columns-repeated="2" table:style-name="ce1" office:value-type="float" office:value="0.0071046214828517" calcext:value-type="float">
            <text:p>0,0071046215</text:p>
          </table:table-cell>
          <table:table-cell table:style-name="ce1" office:value-type="float" office:value="-0.182424008846283" calcext:value-type="float">
            <text:p>-0,1824240088</text:p>
          </table:table-cell>
          <table:table-cell table:style-name="ce1" office:value-type="float" office:value="4.18809413909912" calcext:value-type="float">
            <text:p>4,1880941391</text:p>
          </table:table-cell>
          <table:table-cell table:style-name="ce1" office:value-type="float" office:value="-1.20274186134338" calcext:value-type="float">
            <text:p>-1,2027418613</text:p>
          </table:table-cell>
          <table:table-cell table:style-name="ce1" office:value-type="string" calcext:value-type="string">
            <text:p>0.012601043163756903</text:p>
          </table:table-cell>
          <table:table-cell table:style-name="ce1" office:value-type="string" calcext:value-type="string">
            <text:p>0.007104621482851703</text:p>
          </table:table-cell>
          <table:table-cell table:style-name="ce1" office:value-type="string" calcext:value-type="string">
            <text:p>-0.08802889270870048</text:p>
          </table:table-cell>
          <table:table-cell table:style-name="ce1" office:value-type="float" office:value="0.0169309012634956" calcext:value-type="float">
            <text:p>0,0169309013</text:p>
          </table:table-cell>
          <table:table-cell table:style-name="ce1" office:value-type="float" office:value="-0.0165074484888464" calcext:value-type="float">
            <text:p>-0,0165074485</text:p>
          </table:table-cell>
          <table:table-cell table:style-name="ce1" office:value-type="float" office:value="-0.0426130198773043" calcext:value-type="float">
            <text:p>-0,0426130199</text:p>
          </table:table-cell>
          <table:table-cell table:style-name="ce1" office:value-type="float" office:value="-0.0371817830989041" calcext:value-type="float">
            <text:p>-0,0371817831</text:p>
          </table:table-cell>
          <table:table-cell table:style-name="ce1" office:value-type="float" office:value="0.207444179148739" calcext:value-type="float">
            <text:p>0,207444179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134882608411717" calcext:value-type="float">
            <text:p>-0,0013488261</text:p>
          </table:table-cell>
          <table:table-cell table:style-name="ce1" office:value-type="float" office:value="-0.00610026576017159" calcext:value-type="float">
            <text:p>-0,0061002658</text:p>
          </table:table-cell>
          <table:table-cell table:style-name="ce1" office:value-type="float" office:value="0.0233650867441516" calcext:value-type="float">
            <text:p>0,0233650867</text:p>
          </table:table-cell>
          <table:table-cell table:style-name="ce1" office:value-type="float" office:value="0.479793787002564" calcext:value-type="float">
            <text:p>0,479793787</text:p>
          </table:table-cell>
          <table:table-cell table:style-name="ce1" office:value-type="float" office:value="0.479804754257202" calcext:value-type="float">
            <text:p>0,4798047543</text:p>
          </table:table-cell>
          <table:table-cell table:style-name="ce1" office:value-type="float" office:value="0.479807853698731" calcext:value-type="float">
            <text:p>0,4798078537</text:p>
          </table:table-cell>
          <table:table-cell table:style-name="ce1" office:value-type="float" office:value="-0.182424008846283" calcext:value-type="float">
            <text:p>-0,1824240088</text:p>
          </table:table-cell>
          <table:table-cell table:style-name="ce1" office:value-type="float" office:value="4.18809413909912" calcext:value-type="float">
            <text:p>4,1880941391</text:p>
          </table:table-cell>
          <table:table-cell table:style-name="ce1" office:value-type="float" office:value="-1.20274186134338" calcext:value-type="float">
            <text:p>-1,2027418613</text:p>
          </table:table-cell>
        </table:table-row>
        <table:table-row table:style-name="ro1">
          <table:table-cell table:style-name="ce1" office:value-type="string" calcext:value-type="string">
            <text:p>2.0832202434539795</text:p>
          </table:table-cell>
          <table:table-cell table:style-name="ce1" office:value-type="string" calcext:value-type="string">
            <text:p>0.01413869857788086</text:p>
          </table:table-cell>
          <table:table-cell table:style-name="ce1" office:value-type="string" calcext:value-type="string">
            <text:p>58.84892272949219</text:p>
          </table:table-cell>
          <table:table-cell table:style-name="ce1" office:value-type="float" office:value="-0.0528018085679821" calcext:value-type="float">
            <text:p>-0,0528018086</text:p>
          </table:table-cell>
          <table:table-cell table:style-name="ce1" office:value-type="float" office:value="0.0635760805934645" calcext:value-type="float">
            <text:p>0,0635760806</text:p>
          </table:table-cell>
          <table:table-cell table:style-name="ce1" office:value-type="float" office:value="1.07949813354163" calcext:value-type="float">
            <text:p>1,0794981335</text:p>
          </table:table-cell>
          <table:table-cell table:style-name="ce1" office:value-type="float" office:value="0.0153887634368616" calcext:value-type="float">
            <text:p>0,0153887634</text:p>
          </table:table-cell>
          <table:table-cell table:number-columns-repeated="2" table:style-name="ce1" office:value-type="float" office:value="0.00217223335421194" calcext:value-type="float">
            <text:p>0,0021722334</text:p>
          </table:table-cell>
          <table:table-cell table:style-name="ce1" office:value-type="float" office:value="-0.182424008846283" calcext:value-type="float">
            <text:p>-0,1824240088</text:p>
          </table:table-cell>
          <table:table-cell table:style-name="ce1" office:value-type="float" office:value="4.18809413909912" calcext:value-type="float">
            <text:p>4,1880941391</text:p>
          </table:table-cell>
          <table:table-cell table:style-name="ce1" office:value-type="float" office:value="-1.20274186134338" calcext:value-type="float">
            <text:p>-1,2027418613</text:p>
          </table:table-cell>
          <table:table-cell table:style-name="ce1" office:value-type="string" calcext:value-type="string">
            <text:p>0.015388763436861597</text:p>
          </table:table-cell>
          <table:table-cell table:style-name="ce1" office:value-type="string" calcext:value-type="string">
            <text:p>0.0021722333542119406</text:p>
          </table:table-cell>
          <table:table-cell table:style-name="ce1" office:value-type="string" calcext:value-type="string">
            <text:p>-0.08642351370449777</text:p>
          </table:table-cell>
          <table:table-cell table:style-name="ce1" office:value-type="float" office:value="0.0165436826516978" calcext:value-type="float">
            <text:p>0,0165436827</text:p>
          </table:table-cell>
          <table:table-cell table:style-name="ce1" office:value-type="float" office:value="-0.0178531414117768" calcext:value-type="float">
            <text:p>-0,0178531414</text:p>
          </table:table-cell>
          <table:table-cell table:style-name="ce1" office:value-type="float" office:value="-0.0414879610202931" calcext:value-type="float">
            <text:p>-0,041487961</text:p>
          </table:table-cell>
          <table:table-cell table:style-name="ce1" office:value-type="float" office:value="-0.00915928660674927" calcext:value-type="float">
            <text:p>-0,0091592866</text:p>
          </table:table-cell>
          <table:table-cell table:style-name="ce1" office:value-type="float" office:value="0.177204111576803" calcext:value-type="float">
            <text:p>0,177204111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254003137649987" calcext:value-type="float">
            <text:p>-0,0025400314</text:p>
          </table:table-cell>
          <table:table-cell table:style-name="ce1" office:value-type="float" office:value="-0.00882745163359159" calcext:value-type="float">
            <text:p>-0,0088274516</text:p>
          </table:table-cell>
          <table:table-cell table:style-name="ce1" office:value-type="float" office:value="0.0425778926318109" calcext:value-type="float">
            <text:p>0,0425778926</text:p>
          </table:table-cell>
          <table:table-cell table:style-name="ce1" office:value-type="float" office:value="0.508154630661011" calcext:value-type="float">
            <text:p>0,5081546307</text:p>
          </table:table-cell>
          <table:table-cell table:style-name="ce1" office:value-type="float" office:value="0.50814700126648" calcext:value-type="float">
            <text:p>0,5081470013</text:p>
          </table:table-cell>
          <table:table-cell table:style-name="ce1" office:value-type="float" office:value="0.508145093917847" calcext:value-type="float">
            <text:p>0,5081450939</text:p>
          </table:table-cell>
          <table:table-cell table:style-name="ce1" office:value-type="float" office:value="-0.182424008846283" calcext:value-type="float">
            <text:p>-0,1824240088</text:p>
          </table:table-cell>
          <table:table-cell table:style-name="ce1" office:value-type="float" office:value="4.18809413909912" calcext:value-type="float">
            <text:p>4,1880941391</text:p>
          </table:table-cell>
          <table:table-cell table:style-name="ce1" office:value-type="float" office:value="-1.20274186134338" calcext:value-type="float">
            <text:p>-1,2027418613</text:p>
          </table:table-cell>
        </table:table-row>
        <table:table-row table:style-name="ro1">
          <table:table-cell table:style-name="ce1" office:value-type="string" calcext:value-type="string">
            <text:p>2.0995290279388428</text:p>
          </table:table-cell>
          <table:table-cell table:style-name="ce1" office:value-type="string" calcext:value-type="string">
            <text:p>0.01630878448486328</text:p>
          </table:table-cell>
          <table:table-cell table:style-name="ce1" office:value-type="string" calcext:value-type="string">
            <text:p>59.344566345214844</text:p>
          </table:table-cell>
          <table:table-cell table:style-name="ce1" office:value-type="float" office:value="-0.050369375359474" calcext:value-type="float">
            <text:p>-0,0503693754</text:p>
          </table:table-cell>
          <table:table-cell table:style-name="ce1" office:value-type="float" office:value="0.0657303769480621" calcext:value-type="float">
            <text:p>0,0657303769</text:p>
          </table:table-cell>
          <table:table-cell table:style-name="ce1" office:value-type="float" office:value="1.06318345187623" calcext:value-type="float">
            <text:p>1,0631834519</text:p>
          </table:table-cell>
          <table:table-cell table:style-name="ce1" office:value-type="float" office:value="0.0176294185937747" calcext:value-type="float">
            <text:p>0,0176294186</text:p>
          </table:table-cell>
          <table:table-cell table:number-columns-repeated="2" table:style-name="ce1" office:value-type="float" office:value="-0.00266863401229131" calcext:value-type="float">
            <text:p>-0,002668634</text:p>
          </table:table-cell>
          <table:table-cell table:style-name="ce1" office:value-type="float" office:value="-0.179974347352982" calcext:value-type="float">
            <text:p>-0,1799743474</text:p>
          </table:table-cell>
          <table:table-cell table:style-name="ce1" office:value-type="float" office:value="4.19033336639404" calcext:value-type="float">
            <text:p>4,1903333664</text:p>
          </table:table-cell>
          <table:table-cell table:style-name="ce1" office:value-type="float" office:value="-1.18059086799622" calcext:value-type="float">
            <text:p>-1,180590868</text:p>
          </table:table-cell>
          <table:table-cell table:style-name="ce1" office:value-type="string" calcext:value-type="string">
            <text:p>0.01762941859377474</text:p>
          </table:table-cell>
          <table:table-cell table:style-name="ce1" office:value-type="string" calcext:value-type="string">
            <text:p>-0.0026686340122913134</text:p>
          </table:table-cell>
          <table:table-cell table:style-name="ce1" office:value-type="string" calcext:value-type="string">
            <text:p>-0.08561472836790392</text:p>
          </table:table-cell>
          <table:table-cell table:style-name="ce1" office:value-type="float" office:value="0.0158405425703946" calcext:value-type="float">
            <text:p>0,0158405426</text:p>
          </table:table-cell>
          <table:table-cell table:style-name="ce1" office:value-type="float" office:value="-0.0190728241780393" calcext:value-type="float">
            <text:p>-0,0190728242</text:p>
          </table:table-cell>
          <table:table-cell table:style-name="ce1" office:value-type="float" office:value="-0.0405339029441645" calcext:value-type="float">
            <text:p>-0,0405339029</text:p>
          </table:table-cell>
          <table:table-cell table:style-name="ce1" office:value-type="float" office:value="0.0171891595968779" calcext:value-type="float">
            <text:p>0,0171891596</text:p>
          </table:table-cell>
          <table:table-cell table:style-name="ce1" office:value-type="float" office:value="0.145478990970809" calcext:value-type="float">
            <text:p>0,14547899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469693325652122" calcext:value-type="float">
            <text:p>-0,0046969333</text:p>
          </table:table-cell>
          <table:table-cell table:style-name="ce1" office:value-type="float" office:value="-0.00814734489737656" calcext:value-type="float">
            <text:p>-0,0081473449</text:p>
          </table:table-cell>
          <table:table-cell table:style-name="ce1" office:value-type="float" office:value="0.0367669830504237" calcext:value-type="float">
            <text:p>0,0367669831</text:p>
          </table:table-cell>
          <table:table-cell table:style-name="ce1" office:value-type="float" office:value="0.499006509780884" calcext:value-type="float">
            <text:p>0,4990065098</text:p>
          </table:table-cell>
          <table:table-cell table:style-name="ce1" office:value-type="float" office:value="0.499010324478149" calcext:value-type="float">
            <text:p>0,4990103245</text:p>
          </table:table-cell>
          <table:table-cell table:style-name="ce1" office:value-type="float" office:value="0.499014854431152" calcext:value-type="float">
            <text:p>0,4990148544</text:p>
          </table:table-cell>
          <table:table-cell table:style-name="ce1" office:value-type="float" office:value="-0.179974347352982" calcext:value-type="float">
            <text:p>-0,1799743474</text:p>
          </table:table-cell>
          <table:table-cell table:style-name="ce1" office:value-type="float" office:value="4.19033336639404" calcext:value-type="float">
            <text:p>4,1903333664</text:p>
          </table:table-cell>
          <table:table-cell table:style-name="ce1" office:value-type="float" office:value="-1.18059086799622" calcext:value-type="float">
            <text:p>-1,180590868</text:p>
          </table:table-cell>
        </table:table-row>
        <table:table-row table:style-name="ro1">
          <table:table-cell table:style-name="ce1" office:value-type="string" calcext:value-type="string">
            <text:p>2.115206241607666</text:p>
          </table:table-cell>
          <table:table-cell table:style-name="ce1" office:value-type="string" calcext:value-type="string">
            <text:p>0.015677213668823242</text:p>
          </table:table-cell>
          <table:table-cell table:style-name="ce1" office:value-type="string" calcext:value-type="string">
            <text:p>59.85445547103882</text:p>
          </table:table-cell>
          <table:table-cell table:style-name="ce1" office:value-type="float" office:value="-0.0468419467265729" calcext:value-type="float">
            <text:p>-0,0468419467</text:p>
          </table:table-cell>
          <table:table-cell table:style-name="ce1" office:value-type="float" office:value="0.0672477795052584" calcext:value-type="float">
            <text:p>0,0672477795</text:p>
          </table:table-cell>
          <table:table-cell table:style-name="ce1" office:value-type="float" office:value="1.04440277152591" calcext:value-type="float">
            <text:p>1,0444027715</text:p>
          </table:table-cell>
          <table:table-cell table:style-name="ce1" office:value-type="float" office:value="0.0198625261083622" calcext:value-type="float">
            <text:p>0,0198625261</text:p>
          </table:table-cell>
          <table:table-cell table:number-columns-repeated="2" table:style-name="ce1" office:value-type="float" office:value="-0.00702663372542239" calcext:value-type="float">
            <text:p>-0,0070266337</text:p>
          </table:table-cell>
          <table:table-cell table:style-name="ce1" office:value-type="float" office:value="-0.176973804831505" calcext:value-type="float">
            <text:p>-0,1769738048</text:p>
          </table:table-cell>
          <table:table-cell table:style-name="ce1" office:value-type="float" office:value="4.19124603271484" calcext:value-type="float">
            <text:p>4,1912460327</text:p>
          </table:table-cell>
          <table:table-cell table:style-name="ce1" office:value-type="float" office:value="-1.15896368026733" calcext:value-type="float">
            <text:p>-1,1589636803</text:p>
          </table:table-cell>
          <table:table-cell table:style-name="ce1" office:value-type="string" calcext:value-type="string">
            <text:p>0.019862526108362213</text:p>
          </table:table-cell>
          <table:table-cell table:style-name="ce1" office:value-type="string" calcext:value-type="string">
            <text:p>-0.007026633725422393</text:p>
          </table:table-cell>
          <table:table-cell table:style-name="ce1" office:value-type="string" calcext:value-type="string">
            <text:p>-0.08488872134957091</text:p>
          </table:table-cell>
          <table:table-cell table:style-name="ce1" office:value-type="float" office:value="0.0151108126078422" calcext:value-type="float">
            <text:p>0,0151108126</text:p>
          </table:table-cell>
          <table:table-cell table:style-name="ce1" office:value-type="float" office:value="-0.0197191130844186" calcext:value-type="float">
            <text:p>-0,0197191131</text:p>
          </table:table-cell>
          <table:table-cell table:style-name="ce1" office:value-type="float" office:value="-0.0396855394975639" calcext:value-type="float">
            <text:p>-0,0396855395</text:p>
          </table:table-cell>
          <table:table-cell table:style-name="ce1" office:value-type="float" office:value="0.0429721113847144" calcext:value-type="float">
            <text:p>0,0429721114</text:p>
          </table:table-cell>
          <table:table-cell table:style-name="ce1" office:value-type="float" office:value="0.111833259912204" calcext:value-type="float">
            <text:p>0,111833259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475198271805317" calcext:value-type="float">
            <text:p>-0,0047519827</text:p>
          </table:table-cell>
          <table:table-cell table:style-name="ce1" office:value-type="float" office:value="-0.00420863827267975" calcext:value-type="float">
            <text:p>-0,0042086383</text:p>
          </table:table-cell>
          <table:table-cell table:style-name="ce1" office:value-type="float" office:value="0.0318727259197178" calcext:value-type="float">
            <text:p>0,0318727259</text:p>
          </table:table-cell>
          <table:table-cell table:style-name="ce1" office:value-type="float" office:value="0.511877536773682" calcext:value-type="float">
            <text:p>0,5118775368</text:p>
          </table:table-cell>
          <table:table-cell table:style-name="ce1" office:value-type="float" office:value="0.511874914169312" calcext:value-type="float">
            <text:p>0,5118749142</text:p>
          </table:table-cell>
          <table:table-cell table:style-name="ce1" office:value-type="float" office:value="0.511869668960571" calcext:value-type="float">
            <text:p>0,511869669</text:p>
          </table:table-cell>
          <table:table-cell table:style-name="ce1" office:value-type="float" office:value="-0.176973804831505" calcext:value-type="float">
            <text:p>-0,1769738048</text:p>
          </table:table-cell>
          <table:table-cell table:style-name="ce1" office:value-type="float" office:value="4.19124603271484" calcext:value-type="float">
            <text:p>4,1912460327</text:p>
          </table:table-cell>
          <table:table-cell table:style-name="ce1" office:value-type="float" office:value="-1.15896368026733" calcext:value-type="float">
            <text:p>-1,1589636803</text:p>
          </table:table-cell>
        </table:table-row>
        <table:table-row table:style-name="ro1">
          <table:table-cell table:style-name="ce1" office:value-type="string" calcext:value-type="string">
            <text:p>2.12981915473938</text:p>
          </table:table-cell>
          <table:table-cell table:style-name="ce1" office:value-type="string" calcext:value-type="string">
            <text:p>0.014612913131713867</text:p>
          </table:table-cell>
          <table:table-cell table:style-name="ce1" office:value-type="string" calcext:value-type="string">
            <text:p>60.369455337524414</text:p>
          </table:table-cell>
          <table:table-cell table:style-name="ce1" office:value-type="float" office:value="-0.0422668363568431" calcext:value-type="float">
            <text:p>-0,0422668364</text:p>
          </table:table-cell>
          <table:table-cell table:style-name="ce1" office:value-type="float" office:value="0.0676281472875012" calcext:value-type="float">
            <text:p>0,0676281473</text:p>
          </table:table-cell>
          <table:table-cell table:style-name="ce1" office:value-type="float" office:value="1.02523099640269" calcext:value-type="float">
            <text:p>1,0252309964</text:p>
          </table:table-cell>
          <table:table-cell table:style-name="ce1" office:value-type="float" office:value="0.0214625387626885" calcext:value-type="float">
            <text:p>0,0214625388</text:p>
          </table:table-cell>
          <table:table-cell table:number-columns-repeated="2" table:style-name="ce1" office:value-type="float" office:value="-0.0113734846302453" calcext:value-type="float">
            <text:p>-0,0113734846</text:p>
          </table:table-cell>
          <table:table-cell table:style-name="ce1" office:value-type="float" office:value="-0.172692105174065" calcext:value-type="float">
            <text:p>-0,1726921052</text:p>
          </table:table-cell>
          <table:table-cell table:style-name="ce1" office:value-type="float" office:value="4.19087553024292" calcext:value-type="float">
            <text:p>4,1908755302</text:p>
          </table:table-cell>
          <table:table-cell table:style-name="ce1" office:value-type="float" office:value="-1.13730943202972" calcext:value-type="float">
            <text:p>-1,137309432</text:p>
          </table:table-cell>
          <table:table-cell table:style-name="ce1" office:value-type="string" calcext:value-type="string">
            <text:p>0.021462538762688464</text:p>
          </table:table-cell>
          <table:table-cell table:style-name="ce1" office:value-type="string" calcext:value-type="string">
            <text:p>-0.01137348463024531</text:p>
          </table:table-cell>
          <table:table-cell table:style-name="ce1" office:value-type="string" calcext:value-type="string">
            <text:p>-0.08378757046071648</text:p>
          </table:table-cell>
          <table:table-cell table:style-name="ce1" office:value-type="float" office:value="0.0140525840179719" calcext:value-type="float">
            <text:p>0,014052584</text:p>
          </table:table-cell>
          <table:table-cell table:style-name="ce1" office:value-type="float" office:value="-0.0201743338515775" calcext:value-type="float">
            <text:p>-0,0201743339</text:p>
          </table:table-cell>
          <table:table-cell table:style-name="ce1" office:value-type="float" office:value="-0.0387089441193475" calcext:value-type="float">
            <text:p>-0,0387089441</text:p>
          </table:table-cell>
          <table:table-cell table:style-name="ce1" office:value-type="float" office:value="0.0668420938012649" calcext:value-type="float">
            <text:p>0,0668420938</text:p>
          </table:table-cell>
          <table:table-cell table:style-name="ce1" office:value-type="float" office:value="0.0775648547671919" calcext:value-type="float">
            <text:p>0,077564854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69221510607219" calcext:value-type="float">
            <text:p>-0,0069221511</text:p>
          </table:table-cell>
          <table:table-cell table:style-name="ce1" office:value-type="float" office:value="-0.0029777269223719" calcext:value-type="float">
            <text:p>-0,0029777269</text:p>
          </table:table-cell>
          <table:table-cell table:style-name="ce1" office:value-type="float" office:value="0.0368549463452386" calcext:value-type="float">
            <text:p>0,0368549463</text:p>
          </table:table-cell>
          <table:table-cell table:style-name="ce1" office:value-type="float" office:value="0.509585618972778" calcext:value-type="float">
            <text:p>0,509585619</text:p>
          </table:table-cell>
          <table:table-cell table:style-name="ce1" office:value-type="float" office:value="0.509584188461304" calcext:value-type="float">
            <text:p>0,5095841885</text:p>
          </table:table-cell>
          <table:table-cell table:style-name="ce1" office:value-type="float" office:value="0.509583711624146" calcext:value-type="float">
            <text:p>0,5095837116</text:p>
          </table:table-cell>
          <table:table-cell table:style-name="ce1" office:value-type="float" office:value="-0.172692105174065" calcext:value-type="float">
            <text:p>-0,1726921052</text:p>
          </table:table-cell>
          <table:table-cell table:style-name="ce1" office:value-type="float" office:value="4.19087553024292" calcext:value-type="float">
            <text:p>4,1908755302</text:p>
          </table:table-cell>
          <table:table-cell table:style-name="ce1" office:value-type="float" office:value="-1.13730943202972" calcext:value-type="float">
            <text:p>-1,137309432</text:p>
          </table:table-cell>
        </table:table-row>
        <table:table-row table:style-name="ro1">
          <table:table-cell table:style-name="ce1" office:value-type="string" calcext:value-type="string">
            <text:p>2.143669366836548</text:p>
          </table:table-cell>
          <table:table-cell table:style-name="ce1" office:value-type="string" calcext:value-type="string">
            <text:p>0.013850212097167969</text:p>
          </table:table-cell>
          <table:table-cell table:style-name="ce1" office:value-type="string" calcext:value-type="string">
            <text:p>60.89843392372131</text:p>
          </table:table-cell>
          <table:table-cell table:style-name="ce1" office:value-type="float" office:value="-0.0371883466687444" calcext:value-type="float">
            <text:p>-0,0371883467</text:p>
          </table:table-cell>
          <table:table-cell table:style-name="ce1" office:value-type="float" office:value="0.0669336398189634" calcext:value-type="float">
            <text:p>0,0669336398</text:p>
          </table:table-cell>
          <table:table-cell table:style-name="ce1" office:value-type="float" office:value="1.00463936799838" calcext:value-type="float">
            <text:p>1,004639368</text:p>
          </table:table-cell>
          <table:table-cell table:style-name="ce1" office:value-type="float" office:value="0.0225926281925781" calcext:value-type="float">
            <text:p>0,0225926282</text:p>
          </table:table-cell>
          <table:table-cell table:number-columns-repeated="2" table:style-name="ce1" office:value-type="float" office:value="-0.0155119545365517" calcext:value-type="float">
            <text:p>-0,0155119545</text:p>
          </table:table-cell>
          <table:table-cell table:style-name="ce1" office:value-type="float" office:value="-0.167155459523201" calcext:value-type="float">
            <text:p>-0,1671554595</text:p>
          </table:table-cell>
          <table:table-cell table:style-name="ce1" office:value-type="float" office:value="4.1901216506958" calcext:value-type="float">
            <text:p>4,1901216507</text:p>
          </table:table-cell>
          <table:table-cell table:style-name="ce1" office:value-type="float" office:value="-1.11584496498108" calcext:value-type="float">
            <text:p>-1,115844965</text:p>
          </table:table-cell>
          <table:table-cell table:style-name="ce1" office:value-type="string" calcext:value-type="string">
            <text:p>0.02259262819257813</text:p>
          </table:table-cell>
          <table:table-cell table:style-name="ce1" office:value-type="string" calcext:value-type="string">
            <text:p>-0.015511954536551699</text:p>
          </table:table-cell>
          <table:table-cell table:style-name="ce1" office:value-type="string" calcext:value-type="string">
            <text:p>-0.0828060970789002</text:p>
          </table:table-cell>
          <table:table-cell table:style-name="ce1" office:value-type="float" office:value="0.0126800509070529" calcext:value-type="float">
            <text:p>0,0126800509</text:p>
          </table:table-cell>
          <table:table-cell table:style-name="ce1" office:value-type="float" office:value="-0.0202884441862504" calcext:value-type="float">
            <text:p>-0,0202884442</text:p>
          </table:table-cell>
          <table:table-cell table:style-name="ce1" office:value-type="float" office:value="-0.0377120118129401" calcext:value-type="float">
            <text:p>-0,0377120118</text:p>
          </table:table-cell>
          <table:table-cell table:style-name="ce1" office:value-type="float" office:value="0.0892041442443719" calcext:value-type="float">
            <text:p>0,0892041442</text:p>
          </table:table-cell>
          <table:table-cell table:style-name="ce1" office:value-type="float" office:value="0.0417847569909018" calcext:value-type="float">
            <text:p>0,04178475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864748256443879" calcext:value-type="float">
            <text:p>-0,0086474826</text:p>
          </table:table-cell>
          <table:table-cell table:style-name="ce1" office:value-type="float" office:value="-0.000718935106376014" calcext:value-type="float">
            <text:p>-0,0007189351</text:p>
          </table:table-cell>
          <table:table-cell table:style-name="ce1" office:value-type="float" office:value="0.0362365893615941" calcext:value-type="float">
            <text:p>0,0362365894</text:p>
          </table:table-cell>
          <table:table-cell table:style-name="ce1" office:value-type="float" office:value="0.529068470001221" calcext:value-type="float">
            <text:p>0,52906847</text:p>
          </table:table-cell>
          <table:table-cell table:style-name="ce1" office:value-type="float" office:value="0.529071092605591" calcext:value-type="float">
            <text:p>0,5290710926</text:p>
          </table:table-cell>
          <table:table-cell table:style-name="ce1" office:value-type="float" office:value="0.529072284698486" calcext:value-type="float">
            <text:p>0,5290722847</text:p>
          </table:table-cell>
          <table:table-cell table:style-name="ce1" office:value-type="float" office:value="-0.167155459523201" calcext:value-type="float">
            <text:p>-0,1671554595</text:p>
          </table:table-cell>
          <table:table-cell table:style-name="ce1" office:value-type="float" office:value="4.1901216506958" calcext:value-type="float">
            <text:p>4,1901216507</text:p>
          </table:table-cell>
          <table:table-cell table:style-name="ce1" office:value-type="float" office:value="-1.11584496498108" calcext:value-type="float">
            <text:p>-1,115844965</text:p>
          </table:table-cell>
        </table:table-row>
        <table:table-row table:style-name="ro1">
          <table:table-cell table:style-name="ce1" office:value-type="string" calcext:value-type="string">
            <text:p>2.1609139442443848</text:p>
          </table:table-cell>
          <table:table-cell table:style-name="ce1" office:value-type="string" calcext:value-type="string">
            <text:p>0.017244577407836914</text:p>
          </table:table-cell>
          <table:table-cell table:style-name="ce1" office:value-type="string" calcext:value-type="string">
            <text:p>61.40814161300659</text:p>
          </table:table-cell>
          <table:table-cell table:style-name="ce1" office:value-type="float" office:value="-0.0304540837195093" calcext:value-type="float">
            <text:p>-0,0304540837</text:p>
          </table:table-cell>
          <table:table-cell table:style-name="ce1" office:value-type="float" office:value="0.0654583080387157" calcext:value-type="float">
            <text:p>0,065458308</text:p>
          </table:table-cell>
          <table:table-cell table:style-name="ce1" office:value-type="float" office:value="0.988984794528396" calcext:value-type="float">
            <text:p>0,9889847945</text:p>
          </table:table-cell>
          <table:table-cell table:style-name="ce1" office:value-type="float" office:value="0.0231991157948334" calcext:value-type="float">
            <text:p>0,0231991158</text:p>
          </table:table-cell>
          <table:table-cell table:number-columns-repeated="2" table:style-name="ce1" office:value-type="float" office:value="-0.0191480969369264" calcext:value-type="float">
            <text:p>-0,0191480969</text:p>
          </table:table-cell>
          <table:table-cell table:style-name="ce1" office:value-type="float" office:value="-0.161771476268768" calcext:value-type="float">
            <text:p>-0,1617714763</text:p>
          </table:table-cell>
          <table:table-cell table:style-name="ce1" office:value-type="float" office:value="4.18819761276245" calcext:value-type="float">
            <text:p>4,1881976128</text:p>
          </table:table-cell>
          <table:table-cell table:style-name="ce1" office:value-type="float" office:value="-1.09501886367798" calcext:value-type="float">
            <text:p>-1,0950188637</text:p>
          </table:table-cell>
          <table:table-cell table:style-name="ce1" office:value-type="string" calcext:value-type="string">
            <text:p>0.02319911579483345</text:p>
          </table:table-cell>
          <table:table-cell table:style-name="ce1" office:value-type="string" calcext:value-type="string">
            <text:p>-0.019148096936926387</text:p>
          </table:table-cell>
          <table:table-cell table:style-name="ce1" office:value-type="string" calcext:value-type="string">
            <text:p>-0.08163237519605233</text:p>
          </table:table-cell>
          <table:table-cell table:style-name="ce1" office:value-type="float" office:value="0.0111565040006233" calcext:value-type="float">
            <text:p>0,011156504</text:p>
          </table:table-cell>
          <table:table-cell table:style-name="ce1" office:value-type="float" office:value="-0.020080091945689" calcext:value-type="float">
            <text:p>-0,0200800919</text:p>
          </table:table-cell>
          <table:table-cell table:style-name="ce1" office:value-type="float" office:value="-0.0366412471359159" calcext:value-type="float">
            <text:p>-0,0366412471</text:p>
          </table:table-cell>
          <table:table-cell table:style-name="ce1" office:value-type="float" office:value="0.108180139917073" calcext:value-type="float">
            <text:p>0,1081801399</text:p>
          </table:table-cell>
          <table:table-cell table:style-name="ce1" office:value-type="float" office:value="0.0076308876936967" calcext:value-type="float">
            <text:p>0,007630887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995260740633224" calcext:value-type="float">
            <text:p>-0,0099526074</text:p>
          </table:table-cell>
          <table:table-cell table:style-name="ce1" office:value-type="float" office:value="0.00136107309968808" calcext:value-type="float">
            <text:p>0,0013610731</text:p>
          </table:table-cell>
          <table:table-cell table:style-name="ce1" office:value-type="float" office:value="0.0403548775945416" calcext:value-type="float">
            <text:p>0,0403548776</text:p>
          </table:table-cell>
          <table:table-cell table:style-name="ce1" office:value-type="float" office:value="0.51026725769043" calcext:value-type="float">
            <text:p>0,5102672577</text:p>
          </table:table-cell>
          <table:table-cell table:style-name="ce1" office:value-type="float" office:value="0.51026463508606" calcext:value-type="float">
            <text:p>0,5102646351</text:p>
          </table:table-cell>
          <table:table-cell table:style-name="ce1" office:value-type="float" office:value="0.510263681411743" calcext:value-type="float">
            <text:p>0,5102636814</text:p>
          </table:table-cell>
          <table:table-cell table:style-name="ce1" office:value-type="float" office:value="-0.161771476268768" calcext:value-type="float">
            <text:p>-0,1617714763</text:p>
          </table:table-cell>
          <table:table-cell table:style-name="ce1" office:value-type="float" office:value="4.18819761276245" calcext:value-type="float">
            <text:p>4,1881976128</text:p>
          </table:table-cell>
          <table:table-cell table:style-name="ce1" office:value-type="float" office:value="-1.09501886367798" calcext:value-type="float">
            <text:p>-1,0950188637</text:p>
          </table:table-cell>
        </table:table-row>
        <table:table-row table:style-name="ro1">
          <table:table-cell table:style-name="ce1" office:value-type="string" calcext:value-type="string">
            <text:p>2.1769728660583496</text:p>
          </table:table-cell>
          <table:table-cell table:style-name="ce1" office:value-type="string" calcext:value-type="string">
            <text:p>0.016058921813964844</text:p>
          </table:table-cell>
          <table:table-cell table:style-name="ce1" office:value-type="string" calcext:value-type="string">
            <text:p>61.94216704368591</text:p>
          </table:table-cell>
          <table:table-cell table:style-name="ce1" office:value-type="float" office:value="-0.0264016852676753" calcext:value-type="float">
            <text:p>-0,0264016853</text:p>
          </table:table-cell>
          <table:table-cell table:style-name="ce1" office:value-type="float" office:value="0.0638781410820184" calcext:value-type="float">
            <text:p>0,0638781411</text:p>
          </table:table-cell>
          <table:table-cell table:style-name="ce1" office:value-type="float" office:value="0.970463885937208" calcext:value-type="float">
            <text:p>0,9704638859</text:p>
          </table:table-cell>
          <table:table-cell table:style-name="ce1" office:value-type="float" office:value="0.0229572809117802" calcext:value-type="float">
            <text:p>0,0229572809</text:p>
          </table:table-cell>
          <table:table-cell table:number-columns-repeated="2" table:style-name="ce1" office:value-type="float" office:value="-0.0226946539696514" calcext:value-type="float">
            <text:p>-0,022694654</text:p>
          </table:table-cell>
          <table:table-cell table:style-name="ce1" office:value-type="float" office:value="-0.155633896589279" calcext:value-type="float">
            <text:p>-0,1556338966</text:p>
          </table:table-cell>
          <table:table-cell table:style-name="ce1" office:value-type="float" office:value="4.18482685089111" calcext:value-type="float">
            <text:p>4,1848268509</text:p>
          </table:table-cell>
          <table:table-cell table:style-name="ce1" office:value-type="float" office:value="-1.0746533870697" calcext:value-type="float">
            <text:p>-1,0746533871</text:p>
          </table:table-cell>
          <table:table-cell table:style-name="ce1" office:value-type="string" calcext:value-type="string">
            <text:p>0.02295728091178023</text:p>
          </table:table-cell>
          <table:table-cell table:style-name="ce1" office:value-type="string" calcext:value-type="string">
            <text:p>-0.022694653969651413</text:p>
          </table:table-cell>
          <table:table-cell table:style-name="ce1" office:value-type="string" calcext:value-type="string">
            <text:p>-0.08109880290129451</text:p>
          </table:table-cell>
          <table:table-cell table:style-name="ce1" office:value-type="float" office:value="0.00913622511585278" calcext:value-type="float">
            <text:p>0,0091362251</text:p>
          </table:table-cell>
          <table:table-cell table:style-name="ce1" office:value-type="float" office:value="-0.0196374924116147" calcext:value-type="float">
            <text:p>-0,0196374924</text:p>
          </table:table-cell>
          <table:table-cell table:style-name="ce1" office:value-type="float" office:value="-0.0358272093154766" calcext:value-type="float">
            <text:p>-0,0358272093</text:p>
          </table:table-cell>
          <table:table-cell table:style-name="ce1" office:value-type="float" office:value="0.124542694057008" calcext:value-type="float">
            <text:p>0,1245426941</text:p>
          </table:table-cell>
          <table:table-cell table:style-name="ce1" office:value-type="float" office:value="-0.0275391036896069" calcext:value-type="float">
            <text:p>-0,027539103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25338505157124" calcext:value-type="float">
            <text:p>-0,0125338505</text:p>
          </table:table-cell>
          <table:table-cell table:style-name="ce1" office:value-type="float" office:value="0.00274588415670214" calcext:value-type="float">
            <text:p>0,0027458842</text:p>
          </table:table-cell>
          <table:table-cell table:style-name="ce1" office:value-type="float" office:value="0.029136256567283" calcext:value-type="float">
            <text:p>0,0291362566</text:p>
          </table:table-cell>
          <table:table-cell table:style-name="ce1" office:value-type="float" office:value="0.537286043167114" calcext:value-type="float">
            <text:p>0,5372860432</text:p>
          </table:table-cell>
          <table:table-cell table:number-columns-repeated="2" table:style-name="ce1" office:value-type="float" office:value="0.537288427352905" calcext:value-type="float">
            <text:p>0,5372884274</text:p>
          </table:table-cell>
          <table:table-cell table:style-name="ce1" office:value-type="float" office:value="-0.155633896589279" calcext:value-type="float">
            <text:p>-0,1556338966</text:p>
          </table:table-cell>
          <table:table-cell table:style-name="ce1" office:value-type="float" office:value="4.18482685089111" calcext:value-type="float">
            <text:p>4,1848268509</text:p>
          </table:table-cell>
          <table:table-cell table:style-name="ce1" office:value-type="float" office:value="-1.0746533870697" calcext:value-type="float">
            <text:p>-1,0746533871</text:p>
          </table:table-cell>
        </table:table-row>
        <table:table-row table:style-name="ro1">
          <table:table-cell table:style-name="ce1" office:value-type="string" calcext:value-type="string">
            <text:p>2.1924712657928467</text:p>
          </table:table-cell>
          <table:table-cell table:style-name="ce1" office:value-type="string" calcext:value-type="string">
            <text:p>0.01549839973449707</text:p>
          </table:table-cell>
          <table:table-cell table:style-name="ce1" office:value-type="string" calcext:value-type="string">
            <text:p>62.535818338394165</text:p>
          </table:table-cell>
          <table:table-cell table:style-name="ce1" office:value-type="float" office:value="-0.0180195459138809" calcext:value-type="float">
            <text:p>-0,0180195459</text:p>
          </table:table-cell>
          <table:table-cell table:style-name="ce1" office:value-type="float" office:value="0.060039382994198" calcext:value-type="float">
            <text:p>0,060039383</text:p>
          </table:table-cell>
          <table:table-cell table:style-name="ce1" office:value-type="float" office:value="0.951820057851297" calcext:value-type="float">
            <text:p>0,9518200579</text:p>
          </table:table-cell>
          <table:table-cell table:style-name="ce1" office:value-type="float" office:value="0.023758804160702" calcext:value-type="float">
            <text:p>0,0237588042</text:p>
          </table:table-cell>
          <table:table-cell table:number-columns-repeated="2" table:style-name="ce1" office:value-type="float" office:value="-0.0265558844846869" calcext:value-type="float">
            <text:p>-0,0265558845</text:p>
          </table:table-cell>
          <table:table-cell table:style-name="ce1" office:value-type="float" office:value="-0.149357616901398" calcext:value-type="float">
            <text:p>-0,1493576169</text:p>
          </table:table-cell>
          <table:table-cell table:style-name="ce1" office:value-type="float" office:value="4.18067169189453" calcext:value-type="float">
            <text:p>4,1806716919</text:p>
          </table:table-cell>
          <table:table-cell table:style-name="ce1" office:value-type="float" office:value="-1.05405390262604" calcext:value-type="float">
            <text:p>-1,0540539026</text:p>
          </table:table-cell>
          <table:table-cell table:style-name="ce1" office:value-type="string" calcext:value-type="string">
            <text:p>0.023758804160701957</text:p>
          </table:table-cell>
          <table:table-cell table:style-name="ce1" office:value-type="string" calcext:value-type="string">
            <text:p>-0.02655588448468689</text:p>
          </table:table-cell>
          <table:table-cell table:style-name="ce1" office:value-type="string" calcext:value-type="string">
            <text:p>-0.08007906391282606</text:p>
          </table:table-cell>
          <table:table-cell table:style-name="ce1" office:value-type="float" office:value="0.0079205055803026" calcext:value-type="float">
            <text:p>0,0079205056</text:p>
          </table:table-cell>
          <table:table-cell table:style-name="ce1" office:value-type="float" office:value="-0.0191634423246055" calcext:value-type="float">
            <text:p>-0,0191634423</text:p>
          </table:table-cell>
          <table:table-cell table:style-name="ce1" office:value-type="float" office:value="-0.0348641220687348" calcext:value-type="float">
            <text:p>-0,0348641221</text:p>
          </table:table-cell>
          <table:table-cell table:style-name="ce1" office:value-type="float" office:value="0.140114209751372" calcext:value-type="float">
            <text:p>0,1401142098</text:p>
          </table:table-cell>
          <table:table-cell table:style-name="ce1" office:value-type="float" office:value="-0.0652139972644996" calcext:value-type="float">
            <text:p>-0,065213997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687088852521022" calcext:value-type="float">
            <text:p>-0,0068708885</text:p>
          </table:table-cell>
          <table:table-cell table:style-name="ce1" office:value-type="float" office:value="0.0026791881334024" calcext:value-type="float">
            <text:p>0,0026791881</text:p>
          </table:table-cell>
          <table:table-cell table:style-name="ce1" office:value-type="float" office:value="0.0314023262363504" calcext:value-type="float">
            <text:p>0,0314023262</text:p>
          </table:table-cell>
          <table:table-cell table:style-name="ce1" office:value-type="float" office:value="0.589792490005493" calcext:value-type="float">
            <text:p>0,58979249</text:p>
          </table:table-cell>
          <table:table-cell table:style-name="ce1" office:value-type="float" office:value="0.589793205261231" calcext:value-type="float">
            <text:p>0,5897932053</text:p>
          </table:table-cell>
          <table:table-cell table:style-name="ce1" office:value-type="float" office:value="0.589794158935547" calcext:value-type="float">
            <text:p>0,5897941589</text:p>
          </table:table-cell>
          <table:table-cell table:style-name="ce1" office:value-type="float" office:value="-0.149357616901398" calcext:value-type="float">
            <text:p>-0,1493576169</text:p>
          </table:table-cell>
          <table:table-cell table:style-name="ce1" office:value-type="float" office:value="4.18067169189453" calcext:value-type="float">
            <text:p>4,1806716919</text:p>
          </table:table-cell>
          <table:table-cell table:style-name="ce1" office:value-type="float" office:value="-1.05405390262604" calcext:value-type="float">
            <text:p>-1,0540539026</text:p>
          </table:table-cell>
        </table:table-row>
        <table:table-row table:style-name="ro1">
          <table:table-cell table:style-name="ce1" office:value-type="string" calcext:value-type="string">
            <text:p>2.20530366897583</text:p>
          </table:table-cell>
          <table:table-cell table:style-name="ce1" office:value-type="string" calcext:value-type="string">
            <text:p>0.012832403182983398</text:p>
          </table:table-cell>
          <table:table-cell table:style-name="ce1" office:value-type="string" calcext:value-type="string">
            <text:p>63.06928515434265</text:p>
          </table:table-cell>
          <table:table-cell table:style-name="ce1" office:value-type="float" office:value="-0.00950698777142176" calcext:value-type="float">
            <text:p>-0,0095069878</text:p>
          </table:table-cell>
          <table:table-cell table:style-name="ce1" office:value-type="float" office:value="0.0550029517933266" calcext:value-type="float">
            <text:p>0,0550029518</text:p>
          </table:table-cell>
          <table:table-cell table:style-name="ce1" office:value-type="float" office:value="0.930256443995017" calcext:value-type="float">
            <text:p>0,930256444</text:p>
          </table:table-cell>
          <table:table-cell table:style-name="ce1" office:value-type="float" office:value="0.0219960585140734" calcext:value-type="float">
            <text:p>0,0219960585</text:p>
          </table:table-cell>
          <table:table-cell table:number-columns-repeated="2" table:style-name="ce1" office:value-type="float" office:value="-0.0289072516792031" calcext:value-type="float">
            <text:p>-0,0289072517</text:p>
          </table:table-cell>
          <table:table-cell table:style-name="ce1" office:value-type="float" office:value="-0.143300026655197" calcext:value-type="float">
            <text:p>-0,1433000267</text:p>
          </table:table-cell>
          <table:table-cell table:style-name="ce1" office:value-type="float" office:value="4.17620372772217" calcext:value-type="float">
            <text:p>4,1762037277</text:p>
          </table:table-cell>
          <table:table-cell table:style-name="ce1" office:value-type="float" office:value="-1.03309965133667" calcext:value-type="float">
            <text:p>-1,0330996513</text:p>
          </table:table-cell>
          <table:table-cell table:style-name="ce1" office:value-type="string" calcext:value-type="string">
            <text:p>0.021996058514073377</text:p>
          </table:table-cell>
          <table:table-cell table:style-name="ce1" office:value-type="string" calcext:value-type="string">
            <text:p>-0.028907251679203144</text:p>
          </table:table-cell>
          <table:table-cell table:style-name="ce1" office:value-type="string" calcext:value-type="string">
            <text:p>-0.07902100486249451</text:p>
          </table:table-cell>
          <table:table-cell table:style-name="ce1" office:value-type="float" office:value="0.00540586377416427" calcext:value-type="float">
            <text:p>0,0054058638</text:p>
          </table:table-cell>
          <table:table-cell table:style-name="ce1" office:value-type="float" office:value="-0.0180118148982594" calcext:value-type="float">
            <text:p>-0,0180118149</text:p>
          </table:table-cell>
          <table:table-cell table:style-name="ce1" office:value-type="float" office:value="-0.0338946430082674" calcext:value-type="float">
            <text:p>-0,033894643</text:p>
          </table:table-cell>
          <table:table-cell table:style-name="ce1" office:value-type="float" office:value="0.149727529301064" calcext:value-type="float">
            <text:p>0,1497275293</text:p>
          </table:table-cell>
          <table:table-cell table:style-name="ce1" office:value-type="float" office:value="-0.0972456352962283" calcext:value-type="float">
            <text:p>-0,097245635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57117782428319" calcext:value-type="float">
            <text:p>-0,0157117782</text:p>
          </table:table-cell>
          <table:table-cell table:style-name="ce1" office:value-type="float" office:value="0.00719528195306253" calcext:value-type="float">
            <text:p>0,007195282</text:p>
          </table:table-cell>
          <table:table-cell table:style-name="ce1" office:value-type="float" office:value="0.0349455258309169" calcext:value-type="float">
            <text:p>0,0349455258</text:p>
          </table:table-cell>
          <table:table-cell table:style-name="ce1" office:value-type="float" office:value="0.533493995666504" calcext:value-type="float">
            <text:p>0,5334939957</text:p>
          </table:table-cell>
          <table:table-cell table:style-name="ce1" office:value-type="float" office:value="0.533510446548462" calcext:value-type="float">
            <text:p>0,5335104465</text:p>
          </table:table-cell>
          <table:table-cell table:style-name="ce1" office:value-type="float" office:value="0.533511161804199" calcext:value-type="float">
            <text:p>0,5335111618</text:p>
          </table:table-cell>
          <table:table-cell table:style-name="ce1" office:value-type="float" office:value="-0.143300026655197" calcext:value-type="float">
            <text:p>-0,1433000267</text:p>
          </table:table-cell>
          <table:table-cell table:style-name="ce1" office:value-type="float" office:value="4.17620372772217" calcext:value-type="float">
            <text:p>4,1762037277</text:p>
          </table:table-cell>
          <table:table-cell table:style-name="ce1" office:value-type="float" office:value="-1.03309965133667" calcext:value-type="float">
            <text:p>-1,0330996513</text:p>
          </table:table-cell>
        </table:table-row>
        <table:table-row table:style-name="ro1">
          <table:table-cell table:style-name="ce1" office:value-type="string" calcext:value-type="string">
            <text:p>2.2252004146575928</text:p>
          </table:table-cell>
          <table:table-cell table:style-name="ce1" office:value-type="string" calcext:value-type="string">
            <text:p>0.019896745681762695</text:p>
          </table:table-cell>
          <table:table-cell table:style-name="ce1" office:value-type="string" calcext:value-type="string">
            <text:p>63.58085560798645</text:p>
          </table:table-cell>
          <table:table-cell table:style-name="ce1" office:value-type="float" office:value="-0.00183707186204876" calcext:value-type="float">
            <text:p>-0,0018370719</text:p>
          </table:table-cell>
          <table:table-cell table:style-name="ce1" office:value-type="float" office:value="0.0493630337166703" calcext:value-type="float">
            <text:p>0,0493630337</text:p>
          </table:table-cell>
          <table:table-cell table:style-name="ce1" office:value-type="float" office:value="0.909745182520078" calcext:value-type="float">
            <text:p>0,9097451825</text:p>
          </table:table-cell>
          <table:table-cell table:style-name="ce1" office:value-type="float" office:value="0.0199643832169134" calcext:value-type="float">
            <text:p>0,0199643832</text:p>
          </table:table-cell>
          <table:table-cell table:number-columns-repeated="2" table:style-name="ce1" office:value-type="float" office:value="-0.0305258048016948" calcext:value-type="float">
            <text:p>-0,0305258048</text:p>
          </table:table-cell>
          <table:table-cell table:style-name="ce1" office:value-type="float" office:value="-0.137841403484344" calcext:value-type="float">
            <text:p>-0,1378414035</text:p>
          </table:table-cell>
          <table:table-cell table:style-name="ce1" office:value-type="float" office:value="4.17022514343262" calcext:value-type="float">
            <text:p>4,1702251434</text:p>
          </table:table-cell>
          <table:table-cell table:style-name="ce1" office:value-type="float" office:value="-1.0135201215744" calcext:value-type="float">
            <text:p>-1,0135201216</text:p>
          </table:table-cell>
          <table:table-cell table:style-name="ce1" office:value-type="string" calcext:value-type="string">
            <text:p>0.01996438321691339</text:p>
          </table:table-cell>
          <table:table-cell table:style-name="ce1" office:value-type="string" calcext:value-type="string">
            <text:p>-0.03052580480169485</text:p>
          </table:table-cell>
          <table:table-cell table:style-name="ce1" office:value-type="string" calcext:value-type="string">
            <text:p>-0.0777194242476189</text:p>
          </table:table-cell>
          <table:table-cell table:style-name="ce1" office:value-type="float" office:value="0.00285209633142653" calcext:value-type="float">
            <text:p>0,0028520963</text:p>
          </table:table-cell>
          <table:table-cell table:style-name="ce1" office:value-type="float" office:value="-0.016500885537998" calcext:value-type="float">
            <text:p>-0,0165008855</text:p>
          </table:table-cell>
          <table:table-cell table:style-name="ce1" office:value-type="float" office:value="-0.0327733350877409" calcext:value-type="float">
            <text:p>-0,0327733351</text:p>
          </table:table-cell>
          <table:table-cell table:style-name="ce1" office:value-type="float" office:value="0.154590710551409" calcext:value-type="float">
            <text:p>0,1545907106</text:p>
          </table:table-cell>
          <table:table-cell table:style-name="ce1" office:value-type="float" office:value="-0.125380543481174" calcext:value-type="float">
            <text:p>-0,125380543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66411206981301" calcext:value-type="float">
            <text:p>-0,0166411207</text:p>
          </table:table-cell>
          <table:table-cell table:style-name="ce1" office:value-type="float" office:value="0.0098460809159546" calcext:value-type="float">
            <text:p>0,0098460809</text:p>
          </table:table-cell>
          <table:table-cell table:style-name="ce1" office:value-type="float" office:value="0.0421564336048783" calcext:value-type="float">
            <text:p>0,0421564336</text:p>
          </table:table-cell>
          <table:table-cell table:style-name="ce1" office:value-type="float" office:value="0.511537551879883" calcext:value-type="float">
            <text:p>0,5115375519</text:p>
          </table:table-cell>
          <table:table-cell table:style-name="ce1" office:value-type="float" office:value="0.511516332626343" calcext:value-type="float">
            <text:p>0,5115163326</text:p>
          </table:table-cell>
          <table:table-cell table:style-name="ce1" office:value-type="float" office:value="0.511514186859131" calcext:value-type="float">
            <text:p>0,5115141869</text:p>
          </table:table-cell>
          <table:table-cell table:style-name="ce1" office:value-type="float" office:value="-0.137841403484344" calcext:value-type="float">
            <text:p>-0,1378414035</text:p>
          </table:table-cell>
          <table:table-cell table:style-name="ce1" office:value-type="float" office:value="4.17022514343262" calcext:value-type="float">
            <text:p>4,1702251434</text:p>
          </table:table-cell>
          <table:table-cell table:style-name="ce1" office:value-type="float" office:value="-1.0135201215744" calcext:value-type="float">
            <text:p>-1,0135201216</text:p>
          </table:table-cell>
        </table:table-row>
        <table:table-row table:style-name="ro1">
          <table:table-cell table:style-name="ce1" office:value-type="string" calcext:value-type="string">
            <text:p>2.2417707443237305</text:p>
          </table:table-cell>
          <table:table-cell table:style-name="ce1" office:value-type="string" calcext:value-type="string">
            <text:p>0.016570329666137695</text:p>
          </table:table-cell>
          <table:table-cell table:style-name="ce1" office:value-type="string" calcext:value-type="string">
            <text:p>64.08318829536438</text:p>
          </table:table-cell>
          <table:table-cell table:style-name="ce1" office:value-type="float" office:value="0.00573964147788277" calcext:value-type="float">
            <text:p>0,0057396415</text:p>
          </table:table-cell>
          <table:table-cell table:style-name="ce1" office:value-type="float" office:value="0.0427917338660516" calcext:value-type="float">
            <text:p>0,0427917339</text:p>
          </table:table-cell>
          <table:table-cell table:style-name="ce1" office:value-type="float" office:value="0.89146735712334" calcext:value-type="float">
            <text:p>0,8914673571</text:p>
          </table:table-cell>
          <table:table-cell table:style-name="ce1" office:value-type="float" office:value="0.0178312209476367" calcext:value-type="float">
            <text:p>0,0178312209</text:p>
          </table:table-cell>
          <table:table-cell table:number-columns-repeated="2" table:style-name="ce1" office:value-type="float" office:value="-0.0316617842865925" calcext:value-type="float">
            <text:p>-0,0316617843</text:p>
          </table:table-cell>
          <table:table-cell table:style-name="ce1" office:value-type="float" office:value="-0.131911799311638" calcext:value-type="float">
            <text:p>-0,1319117993</text:p>
          </table:table-cell>
          <table:table-cell table:style-name="ce1" office:value-type="float" office:value="4.16351366043091" calcext:value-type="float">
            <text:p>4,1635136604</text:p>
          </table:table-cell>
          <table:table-cell table:style-name="ce1" office:value-type="float" office:value="-0.993819773197174" calcext:value-type="float">
            <text:p>-0,9938197732</text:p>
          </table:table-cell>
          <table:table-cell table:style-name="ce1" office:value-type="string" calcext:value-type="string">
            <text:p>0.017831220947636686</text:p>
          </table:table-cell>
          <table:table-cell table:style-name="ce1" office:value-type="string" calcext:value-type="string">
            <text:p>-0.031661784286592456</text:p>
          </table:table-cell>
          <table:table-cell table:style-name="ce1" office:value-type="string" calcext:value-type="string">
            <text:p>-0.07669564270180508</text:p>
          </table:table-cell>
          <table:table-cell table:style-name="ce1" office:value-type="float" office:value="0.000551121558614627" calcext:value-type="float">
            <text:p>0,0005511216</text:p>
          </table:table-cell>
          <table:table-cell table:style-name="ce1" office:value-type="float" office:value="-0.0148089101150011" calcext:value-type="float">
            <text:p>-0,0148089101</text:p>
          </table:table-cell>
          <table:table-cell table:style-name="ce1" office:value-type="float" office:value="-0.031706749491044" calcext:value-type="float">
            <text:p>-0,0317067495</text:p>
          </table:table-cell>
          <table:table-cell table:style-name="ce1" office:value-type="float" office:value="0.155522339817167" calcext:value-type="float">
            <text:p>0,1555223398</text:p>
          </table:table-cell>
          <table:table-cell table:style-name="ce1" office:value-type="float" office:value="-0.150414861581795" calcext:value-type="float">
            <text:p>-0,150414861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51242422488027" calcext:value-type="float">
            <text:p>-0,0151242422</text:p>
          </table:table-cell>
          <table:table-cell table:style-name="ce1" office:value-type="float" office:value="0.0111208727578778" calcext:value-type="float">
            <text:p>0,0111208728</text:p>
          </table:table-cell>
          <table:table-cell table:style-name="ce1" office:value-type="float" office:value="0.040444271569558" calcext:value-type="float">
            <text:p>0,0404442716</text:p>
          </table:table-cell>
          <table:table-cell table:style-name="ce1" office:value-type="float" office:value="0.507127285003662" calcext:value-type="float">
            <text:p>0,507127285</text:p>
          </table:table-cell>
          <table:table-cell table:style-name="ce1" office:value-type="float" office:value="0.507147073745728" calcext:value-type="float">
            <text:p>0,5071470737</text:p>
          </table:table-cell>
          <table:table-cell table:style-name="ce1" office:value-type="float" office:value="0.507148742675781" calcext:value-type="float">
            <text:p>0,5071487427</text:p>
          </table:table-cell>
          <table:table-cell table:style-name="ce1" office:value-type="float" office:value="-0.131911799311638" calcext:value-type="float">
            <text:p>-0,1319117993</text:p>
          </table:table-cell>
          <table:table-cell table:style-name="ce1" office:value-type="float" office:value="4.16351366043091" calcext:value-type="float">
            <text:p>4,1635136604</text:p>
          </table:table-cell>
          <table:table-cell table:style-name="ce1" office:value-type="float" office:value="-0.993819773197174" calcext:value-type="float">
            <text:p>-0,9938197732</text:p>
          </table:table-cell>
        </table:table-row>
        <table:table-row table:style-name="ro1">
          <table:table-cell table:style-name="ce1" office:value-type="string" calcext:value-type="string">
            <text:p>2.2604405879974365</text:p>
          </table:table-cell>
          <table:table-cell table:style-name="ce1" office:value-type="string" calcext:value-type="string">
            <text:p>0.018669843673706055</text:p>
          </table:table-cell>
          <table:table-cell table:style-name="ce1" office:value-type="string" calcext:value-type="string">
            <text:p>64.61424326896667</text:p>
          </table:table-cell>
          <table:table-cell table:style-name="ce1" office:value-type="float" office:value="0.0133911477125905" calcext:value-type="float">
            <text:p>0,0133911477</text:p>
          </table:table-cell>
          <table:table-cell table:style-name="ce1" office:value-type="float" office:value="0.036269661820965" calcext:value-type="float">
            <text:p>0,0362696618</text:p>
          </table:table-cell>
          <table:table-cell table:style-name="ce1" office:value-type="float" office:value="0.871182576373771" calcext:value-type="float">
            <text:p>0,8711825764</text:p>
          </table:table-cell>
          <table:table-cell table:style-name="ce1" office:value-type="float" office:value="0.015240087228064" calcext:value-type="float">
            <text:p>0,0152400872</text:p>
          </table:table-cell>
          <table:table-cell table:number-columns-repeated="2" table:style-name="ce1" office:value-type="float" office:value="-0.0322276144651592" calcext:value-type="float">
            <text:p>-0,0322276145</text:p>
          </table:table-cell>
          <table:table-cell table:style-name="ce1" office:value-type="float" office:value="-0.125186592340469" calcext:value-type="float">
            <text:p>-0,1251865923</text:p>
          </table:table-cell>
          <table:table-cell table:style-name="ce1" office:value-type="float" office:value="4.15639400482178" calcext:value-type="float">
            <text:p>4,1563940048</text:p>
          </table:table-cell>
          <table:table-cell table:style-name="ce1" office:value-type="float" office:value="-0.974081218242645" calcext:value-type="float">
            <text:p>-0,9740812182</text:p>
          </table:table-cell>
          <table:table-cell table:style-name="ce1" office:value-type="string" calcext:value-type="string">
            <text:p>0.015240087228063998</text:p>
          </table:table-cell>
          <table:table-cell table:style-name="ce1" office:value-type="string" calcext:value-type="string">
            <text:p>-0.03222761446515921</text:p>
          </table:table-cell>
          <table:table-cell table:style-name="ce1" office:value-type="string" calcext:value-type="string">
            <text:p>-0.07588860371003008</text:p>
          </table:table-cell>
          <table:table-cell table:style-name="ce1" office:value-type="float" office:value="-0.00172189244336483" calcext:value-type="float">
            <text:p>-0,0017218924</text:p>
          </table:table-cell>
          <table:table-cell table:style-name="ce1" office:value-type="float" office:value="-0.0128375201598155" calcext:value-type="float">
            <text:p>-0,0128375202</text:p>
          </table:table-cell>
          <table:table-cell table:style-name="ce1" office:value-type="float" office:value="-0.0307563025704137" calcext:value-type="float">
            <text:p>-0,0307563026</text:p>
          </table:table-cell>
          <table:table-cell table:style-name="ce1" office:value-type="float" office:value="0.152499619488389" calcext:value-type="float">
            <text:p>0,1524996195</text:p>
          </table:table-cell>
          <table:table-cell table:style-name="ce1" office:value-type="float" office:value="-0.172949789658444" calcext:value-type="float">
            <text:p>-0,172949789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4386914243398" calcext:value-type="float">
            <text:p>-0,0143869142</text:p>
          </table:table-cell>
          <table:table-cell table:style-name="ce1" office:value-type="float" office:value="0.0124782876344338" calcext:value-type="float">
            <text:p>0,0124782876</text:p>
          </table:table-cell>
          <table:table-cell table:style-name="ce1" office:value-type="float" office:value="0.0347079544153435" calcext:value-type="float">
            <text:p>0,0347079544</text:p>
          </table:table-cell>
          <table:table-cell table:style-name="ce1" office:value-type="float" office:value="0.526639223098755" calcext:value-type="float">
            <text:p>0,5266392231</text:p>
          </table:table-cell>
          <table:table-cell table:style-name="ce1" office:value-type="float" office:value="0.526618719100952" calcext:value-type="float">
            <text:p>0,5266187191</text:p>
          </table:table-cell>
          <table:table-cell table:style-name="ce1" office:value-type="float" office:value="0.526617765426636" calcext:value-type="float">
            <text:p>0,5266177654</text:p>
          </table:table-cell>
          <table:table-cell table:style-name="ce1" office:value-type="float" office:value="-0.125186592340469" calcext:value-type="float">
            <text:p>-0,1251865923</text:p>
          </table:table-cell>
          <table:table-cell table:style-name="ce1" office:value-type="float" office:value="4.15639400482178" calcext:value-type="float">
            <text:p>4,1563940048</text:p>
          </table:table-cell>
          <table:table-cell table:style-name="ce1" office:value-type="float" office:value="-0.974081218242645" calcext:value-type="float">
            <text:p>-0,9740812182</text:p>
          </table:table-cell>
        </table:table-row>
        <table:table-row table:style-name="ro1">
          <table:table-cell table:style-name="ce1" office:value-type="string" calcext:value-type="string">
            <text:p>2.275083303451538</text:p>
          </table:table-cell>
          <table:table-cell table:style-name="ce1" office:value-type="string" calcext:value-type="string">
            <text:p>0.014642715454101562</text:p>
          </table:table-cell>
          <table:table-cell table:style-name="ce1" office:value-type="string" calcext:value-type="string">
            <text:p>65.10942840576172</text:p>
          </table:table-cell>
          <table:table-cell table:style-name="ce1" office:value-type="float" office:value="0.0176657499230961" calcext:value-type="float">
            <text:p>0,0176657499</text:p>
          </table:table-cell>
          <table:table-cell table:style-name="ce1" office:value-type="float" office:value="0.0316493867502697" calcext:value-type="float">
            <text:p>0,0316493868</text:p>
          </table:table-cell>
          <table:table-cell table:style-name="ce1" office:value-type="float" office:value="0.863432098318029" calcext:value-type="float">
            <text:p>0,8634320983</text:p>
          </table:table-cell>
          <table:table-cell table:style-name="ce1" office:value-type="float" office:value="0.0121395869658918" calcext:value-type="float">
            <text:p>0,012139587</text:p>
          </table:table-cell>
          <table:table-cell table:number-columns-repeated="2" table:style-name="ce1" office:value-type="float" office:value="-0.0323064822230029" calcext:value-type="float">
            <text:p>-0,0323064822</text:p>
          </table:table-cell>
          <table:table-cell table:style-name="ce1" office:value-type="float" office:value="-0.118353269994259" calcext:value-type="float">
            <text:p>-0,11835327</text:p>
          </table:table-cell>
          <table:table-cell table:style-name="ce1" office:value-type="float" office:value="4.1488094329834" calcext:value-type="float">
            <text:p>4,148809433</text:p>
          </table:table-cell>
          <table:table-cell table:style-name="ce1" office:value-type="float" office:value="-0.954767286777496" calcext:value-type="float">
            <text:p>-0,9547672868</text:p>
          </table:table-cell>
          <table:table-cell table:style-name="ce1" office:value-type="string" calcext:value-type="string">
            <text:p>0.012139586965891753</text:p>
          </table:table-cell>
          <table:table-cell table:style-name="ce1" office:value-type="string" calcext:value-type="string">
            <text:p>-0.032306482223002926</text:p>
          </table:table-cell>
          <table:table-cell table:style-name="ce1" office:value-type="string" calcext:value-type="string">
            <text:p>-0.07467651321034044</text:p>
          </table:table-cell>
          <table:table-cell table:style-name="ce1" office:value-type="float" office:value="-0.00401734431377716" calcext:value-type="float">
            <text:p>-0,0040173443</text:p>
          </table:table-cell>
          <table:table-cell table:style-name="ce1" office:value-type="float" office:value="-0.0108808985462895" calcext:value-type="float">
            <text:p>-0,0108808985</text:p>
          </table:table-cell>
          <table:table-cell table:style-name="ce1" office:value-type="float" office:value="-0.0297014939714361" calcext:value-type="float">
            <text:p>-0,029701494</text:p>
          </table:table-cell>
          <table:table-cell table:style-name="ce1" office:value-type="float" office:value="0.145874214757753" calcext:value-type="float">
            <text:p>0,1458742148</text:p>
          </table:table-cell>
          <table:table-cell table:style-name="ce1" office:value-type="float" office:value="-0.190894568863685" calcext:value-type="float">
            <text:p>-0,190894568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54650854368162" calcext:value-type="float">
            <text:p>-0,0154650854</text:p>
          </table:table-cell>
          <table:table-cell table:style-name="ce1" office:value-type="float" office:value="0.0131822935652599" calcext:value-type="float">
            <text:p>0,0131822936</text:p>
          </table:table-cell>
          <table:table-cell table:style-name="ce1" office:value-type="float" office:value="0.0409992304438265" calcext:value-type="float">
            <text:p>0,0409992304</text:p>
          </table:table-cell>
          <table:table-cell table:number-columns-repeated="3" table:style-name="ce1" office:value-type="float" office:value="0.494760036468506" calcext:value-type="float">
            <text:p>0,4947600365</text:p>
          </table:table-cell>
          <table:table-cell table:style-name="ce1" office:value-type="float" office:value="-0.118353269994259" calcext:value-type="float">
            <text:p>-0,11835327</text:p>
          </table:table-cell>
          <table:table-cell table:style-name="ce1" office:value-type="float" office:value="4.1488094329834" calcext:value-type="float">
            <text:p>4,148809433</text:p>
          </table:table-cell>
          <table:table-cell table:style-name="ce1" office:value-type="float" office:value="-0.954767286777496" calcext:value-type="float">
            <text:p>-0,9547672868</text:p>
          </table:table-cell>
        </table:table-row>
        <table:table-row table:style-name="ro1">
          <table:table-cell table:style-name="ce1" office:value-type="string" calcext:value-type="string">
            <text:p>2.2886743545532227</text:p>
          </table:table-cell>
          <table:table-cell table:style-name="ce1" office:value-type="string" calcext:value-type="string">
            <text:p>0.01359105110168457</text:p>
          </table:table-cell>
          <table:table-cell table:style-name="ce1" office:value-type="string" calcext:value-type="string">
            <text:p>65.6260895729065</text:p>
          </table:table-cell>
          <table:table-cell table:style-name="ce1" office:value-type="float" office:value="0.0245905845586992" calcext:value-type="float">
            <text:p>0,0245905846</text:p>
          </table:table-cell>
          <table:table-cell table:style-name="ce1" office:value-type="float" office:value="0.0232743495000227" calcext:value-type="float">
            <text:p>0,0232743495</text:p>
          </table:table-cell>
          <table:table-cell table:style-name="ce1" office:value-type="float" office:value="0.843951356999668" calcext:value-type="float">
            <text:p>0,843951357</text:p>
          </table:table-cell>
          <table:table-cell table:style-name="ce1" office:value-type="float" office:value="0.0100952334856943" calcext:value-type="float">
            <text:p>0,0100952335</text:p>
          </table:table-cell>
          <table:table-cell table:number-columns-repeated="2" table:style-name="ce1" office:value-type="float" office:value="-0.0329704906246558" calcext:value-type="float">
            <text:p>-0,0329704906</text:p>
          </table:table-cell>
          <table:table-cell table:style-name="ce1" office:value-type="float" office:value="-0.111930668354034" calcext:value-type="float">
            <text:p>-0,1119306684</text:p>
          </table:table-cell>
          <table:table-cell table:style-name="ce1" office:value-type="float" office:value="4.14109945297241" calcext:value-type="float">
            <text:p>4,141099453</text:p>
          </table:table-cell>
          <table:table-cell table:style-name="ce1" office:value-type="float" office:value="-0.935636222362518" calcext:value-type="float">
            <text:p>-0,9356362224</text:p>
          </table:table-cell>
          <table:table-cell table:style-name="ce1" office:value-type="string" calcext:value-type="string">
            <text:p>0.010095233485694282</text:p>
          </table:table-cell>
          <table:table-cell table:style-name="ce1" office:value-type="string" calcext:value-type="string">
            <text:p>-0.03297049062465578</text:p>
          </table:table-cell>
          <table:table-cell table:style-name="ce1" office:value-type="string" calcext:value-type="string">
            <text:p>-0.07492344527704399</text:p>
          </table:table-cell>
          <table:table-cell table:style-name="ce1" office:value-type="float" office:value="-0.00529972497692884" calcext:value-type="float">
            <text:p>-0,005299725</text:p>
          </table:table-cell>
          <table:table-cell table:style-name="ce1" office:value-type="float" office:value="-0.00949481602508092" calcext:value-type="float">
            <text:p>-0,009494816</text:p>
          </table:table-cell>
          <table:table-cell table:style-name="ce1" office:value-type="float" office:value="-0.0292984691125375" calcext:value-type="float">
            <text:p>-0,0292984691</text:p>
          </table:table-cell>
          <table:table-cell table:style-name="ce1" office:value-type="float" office:value="0.136746919335295" calcext:value-type="float">
            <text:p>0,1367469193</text:p>
          </table:table-cell>
          <table:table-cell table:style-name="ce1" office:value-type="float" office:value="-0.207246728877532" calcext:value-type="float">
            <text:p>-0,207246728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82734315233958" calcext:value-type="float">
            <text:p>-0,0082734315</text:p>
          </table:table-cell>
          <table:table-cell table:style-name="ce1" office:value-type="float" office:value="0.00894248053353431" calcext:value-type="float">
            <text:p>0,0089424805</text:p>
          </table:table-cell>
          <table:table-cell table:style-name="ce1" office:value-type="float" office:value="0.0150009534197415" calcext:value-type="float">
            <text:p>0,0150009534</text:p>
          </table:table-cell>
          <table:table-cell table:style-name="ce1" office:value-type="float" office:value="0.516666173934937" calcext:value-type="float">
            <text:p>0,5166661739</text:p>
          </table:table-cell>
          <table:table-cell table:style-name="ce1" office:value-type="float" office:value="0.516665935516357" calcext:value-type="float">
            <text:p>0,5166659355</text:p>
          </table:table-cell>
          <table:table-cell table:style-name="ce1" office:value-type="float" office:value="0.516665697097778" calcext:value-type="float">
            <text:p>0,5166656971</text:p>
          </table:table-cell>
          <table:table-cell table:style-name="ce1" office:value-type="float" office:value="-0.111930668354034" calcext:value-type="float">
            <text:p>-0,1119306684</text:p>
          </table:table-cell>
          <table:table-cell table:style-name="ce1" office:value-type="float" office:value="4.14109945297241" calcext:value-type="float">
            <text:p>4,141099453</text:p>
          </table:table-cell>
          <table:table-cell table:style-name="ce1" office:value-type="float" office:value="-0.935636222362518" calcext:value-type="float">
            <text:p>-0,9356362224</text:p>
          </table:table-cell>
        </table:table-row>
        <table:table-row table:style-name="ro1">
          <table:table-cell table:style-name="ce1" office:value-type="string" calcext:value-type="string">
            <text:p>2.301131010055542</text:p>
          </table:table-cell>
          <table:table-cell table:style-name="ce1" office:value-type="string" calcext:value-type="string">
            <text:p>0.012456655502319336</text:p>
          </table:table-cell>
          <table:table-cell table:style-name="ce1" office:value-type="string" calcext:value-type="string">
            <text:p>66.1414577960968</text:p>
          </table:table-cell>
          <table:table-cell table:style-name="ce1" office:value-type="float" office:value="0.0290714871385537" calcext:value-type="float">
            <text:p>0,0290714871</text:p>
          </table:table-cell>
          <table:table-cell table:style-name="ce1" office:value-type="float" office:value="0.0154773440229258" calcext:value-type="float">
            <text:p>0,015477344</text:p>
          </table:table-cell>
          <table:table-cell table:style-name="ce1" office:value-type="float" office:value="0.818771061338024" calcext:value-type="float">
            <text:p>0,8187710613</text:p>
          </table:table-cell>
          <table:table-cell table:style-name="ce1" office:value-type="float" office:value="0.00635378791803356" calcext:value-type="float">
            <text:p>0,0063537879</text:p>
          </table:table-cell>
          <table:table-cell table:number-columns-repeated="2" table:style-name="ce1" office:value-type="float" office:value="-0.0315451710496646" calcext:value-type="float">
            <text:p>-0,031545171</text:p>
          </table:table-cell>
          <table:table-cell table:style-name="ce1" office:value-type="float" office:value="-0.10682712495327" calcext:value-type="float">
            <text:p>-0,106827125</text:p>
          </table:table-cell>
          <table:table-cell table:style-name="ce1" office:value-type="float" office:value="4.13257837295532" calcext:value-type="float">
            <text:p>4,132578373</text:p>
          </table:table-cell>
          <table:table-cell table:style-name="ce1" office:value-type="float" office:value="-0.917105555534363" calcext:value-type="float">
            <text:p>-0,9171055555</text:p>
          </table:table-cell>
          <table:table-cell table:style-name="ce1" office:value-type="string" calcext:value-type="string">
            <text:p>0.006353787918033565</text:p>
          </table:table-cell>
          <table:table-cell table:style-name="ce1" office:value-type="string" calcext:value-type="string">
            <text:p>-0.03154517104966459</text:p>
          </table:table-cell>
          <table:table-cell table:style-name="ce1" office:value-type="string" calcext:value-type="string">
            <text:p>-0.07334052857283854</text:p>
          </table:table-cell>
          <table:table-cell table:style-name="ce1" office:value-type="float" office:value="-0.00737717536760977" calcext:value-type="float">
            <text:p>-0,0073771754</text:p>
          </table:table-cell>
          <table:table-cell table:style-name="ce1" office:value-type="float" office:value="-0.00698230485000682" calcext:value-type="float">
            <text:p>-0,0069823049</text:p>
          </table:table-cell>
          <table:table-cell table:style-name="ce1" office:value-type="float" office:value="-0.0282854705639827" calcext:value-type="float">
            <text:p>-0,0282854706</text:p>
          </table:table-cell>
          <table:table-cell table:style-name="ce1" office:value-type="float" office:value="0.124073068550322" calcext:value-type="float">
            <text:p>0,1240730686</text:p>
          </table:table-cell>
          <table:table-cell table:style-name="ce1" office:value-type="float" office:value="-0.219242221615526" calcext:value-type="float">
            <text:p>-0,219242221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34359899410926" calcext:value-type="float">
            <text:p>-0,0134359899</text:p>
          </table:table-cell>
          <table:table-cell table:style-name="ce1" office:value-type="float" office:value="0.0162497321531925" calcext:value-type="float">
            <text:p>0,0162497322</text:p>
          </table:table-cell>
          <table:table-cell table:style-name="ce1" office:value-type="float" office:value="0.037797679645768" calcext:value-type="float">
            <text:p>0,0377976796</text:p>
          </table:table-cell>
          <table:table-cell table:style-name="ce1" office:value-type="float" office:value="0.515394449234009" calcext:value-type="float">
            <text:p>0,5153944492</text:p>
          </table:table-cell>
          <table:table-cell table:style-name="ce1" office:value-type="float" office:value="0.515395402908325" calcext:value-type="float">
            <text:p>0,5153954029</text:p>
          </table:table-cell>
          <table:table-cell table:style-name="ce1" office:value-type="float" office:value="0.515395164489746" calcext:value-type="float">
            <text:p>0,5153951645</text:p>
          </table:table-cell>
          <table:table-cell table:style-name="ce1" office:value-type="float" office:value="-0.10682712495327" calcext:value-type="float">
            <text:p>-0,106827125</text:p>
          </table:table-cell>
          <table:table-cell table:style-name="ce1" office:value-type="float" office:value="4.13257837295532" calcext:value-type="float">
            <text:p>4,132578373</text:p>
          </table:table-cell>
          <table:table-cell table:style-name="ce1" office:value-type="float" office:value="-0.917105555534363" calcext:value-type="float">
            <text:p>-0,9171055555</text:p>
          </table:table-cell>
        </table:table-row>
        <table:table-row table:style-name="ro1">
          <table:table-cell table:style-name="ce1" office:value-type="string" calcext:value-type="string">
            <text:p>2.326310157775879</text:p>
          </table:table-cell>
          <table:table-cell table:style-name="ce1" office:value-type="string" calcext:value-type="string">
            <text:p>0.025179147720336914</text:p>
          </table:table-cell>
          <table:table-cell table:style-name="ce1" office:value-type="string" calcext:value-type="string">
            <text:p>66.6486132144928</text:p>
          </table:table-cell>
          <table:table-cell table:style-name="ce1" office:value-type="float" office:value="0.0317374791354976" calcext:value-type="float">
            <text:p>0,0317374791</text:p>
          </table:table-cell>
          <table:table-cell table:style-name="ce1" office:value-type="float" office:value="0.00953687487003382" calcext:value-type="float">
            <text:p>0,0095368749</text:p>
          </table:table-cell>
          <table:table-cell table:style-name="ce1" office:value-type="float" office:value="0.808045067904908" calcext:value-type="float">
            <text:p>0,8080450679</text:p>
          </table:table-cell>
          <table:table-cell table:style-name="ce1" office:value-type="float" office:value="0.00349642348649943" calcext:value-type="float">
            <text:p>0,0034964235</text:p>
          </table:table-cell>
          <table:table-cell table:number-columns-repeated="2" table:style-name="ce1" office:value-type="float" office:value="-0.0301455904736046" calcext:value-type="float">
            <text:p>-0,0301455905</text:p>
          </table:table-cell>
          <table:table-cell table:style-name="ce1" office:value-type="float" office:value="-0.102747850120068" calcext:value-type="float">
            <text:p>-0,1027478501</text:p>
          </table:table-cell>
          <table:table-cell table:style-name="ce1" office:value-type="float" office:value="4.12436056137085" calcext:value-type="float">
            <text:p>4,1243605614</text:p>
          </table:table-cell>
          <table:table-cell table:style-name="ce1" office:value-type="float" office:value="-0.898406982421875" calcext:value-type="float">
            <text:p>-0,8984069824</text:p>
          </table:table-cell>
          <table:table-cell table:style-name="ce1" office:value-type="string" calcext:value-type="string">
            <text:p>0.003496423486499425</text:p>
          </table:table-cell>
          <table:table-cell table:style-name="ce1" office:value-type="string" calcext:value-type="string">
            <text:p>-0.030145590473604614</text:p>
          </table:table-cell>
          <table:table-cell table:style-name="ce1" office:value-type="string" calcext:value-type="string">
            <text:p>-0.07173632471884525</text:p>
          </table:table-cell>
          <table:table-cell table:style-name="ce1" office:value-type="float" office:value="-0.00872144614156612" calcext:value-type="float">
            <text:p>-0,0087214461</text:p>
          </table:table-cell>
          <table:table-cell table:style-name="ce1" office:value-type="float" office:value="-0.00464320320687774" calcext:value-type="float">
            <text:p>-0,0046432032</text:p>
          </table:table-cell>
          <table:table-cell table:style-name="ce1" office:value-type="float" office:value="-0.0269760951895773" calcext:value-type="float">
            <text:p>-0,0269760952</text:p>
          </table:table-cell>
          <table:table-cell table:style-name="ce1" office:value-type="float" office:value="0.109311888265161" calcext:value-type="float">
            <text:p>0,1093118883</text:p>
          </table:table-cell>
          <table:table-cell table:style-name="ce1" office:value-type="float" office:value="-0.227100998558166" calcext:value-type="float">
            <text:p>-0,227100998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88249380606984" calcext:value-type="float">
            <text:p>-0,0088249381</text:p>
          </table:table-cell>
          <table:table-cell table:style-name="ce1" office:value-type="float" office:value="0.0153556891865566" calcext:value-type="float">
            <text:p>0,0153556892</text:p>
          </table:table-cell>
          <table:table-cell table:style-name="ce1" office:value-type="float" office:value="0.0495908188292812" calcext:value-type="float">
            <text:p>0,0495908188</text:p>
          </table:table-cell>
          <table:table-cell table:style-name="ce1" office:value-type="float" office:value="0.507754564285278" calcext:value-type="float">
            <text:p>0,5077545643</text:p>
          </table:table-cell>
          <table:table-cell table:style-name="ce1" office:value-type="float" office:value="0.507760047912598" calcext:value-type="float">
            <text:p>0,5077600479</text:p>
          </table:table-cell>
          <table:table-cell table:style-name="ce1" office:value-type="float" office:value="0.507761240005493" calcext:value-type="float">
            <text:p>0,50776124</text:p>
          </table:table-cell>
          <table:table-cell table:style-name="ce1" office:value-type="float" office:value="-0.102747850120068" calcext:value-type="float">
            <text:p>-0,1027478501</text:p>
          </table:table-cell>
          <table:table-cell table:style-name="ce1" office:value-type="float" office:value="4.12436056137085" calcext:value-type="float">
            <text:p>4,1243605614</text:p>
          </table:table-cell>
          <table:table-cell table:style-name="ce1" office:value-type="float" office:value="-0.898406982421875" calcext:value-type="float">
            <text:p>-0,8984069824</text:p>
          </table:table-cell>
        </table:table-row>
        <table:table-row table:style-name="ro1">
          <table:table-cell table:style-name="ce1" office:value-type="string" calcext:value-type="string">
            <text:p>2.3407344818115234</text:p>
          </table:table-cell>
          <table:table-cell table:style-name="ce1" office:value-type="string" calcext:value-type="string">
            <text:p>0.014424324035644531</text:p>
          </table:table-cell>
          <table:table-cell table:style-name="ce1" office:value-type="string" calcext:value-type="string">
            <text:p>67.18889880180359</text:p>
          </table:table-cell>
          <table:table-cell table:style-name="ce1" office:value-type="float" office:value="0.0346943721632232" calcext:value-type="float">
            <text:p>0,0346943722</text:p>
          </table:table-cell>
          <table:table-cell table:style-name="ce1" office:value-type="float" office:value="-0.0015094424051773" calcext:value-type="float">
            <text:p>-0,0015094424</text:p>
          </table:table-cell>
          <table:table-cell table:style-name="ce1" office:value-type="float" office:value="0.784632359021976" calcext:value-type="float">
            <text:p>0,784632359</text:p>
          </table:table-cell>
          <table:table-cell table:style-name="ce1" office:value-type="float" office:value="0.000882032842694641" calcext:value-type="float">
            <text:p>0,0008820328</text:p>
          </table:table-cell>
          <table:table-cell table:number-columns-repeated="2" table:style-name="ce1" office:value-type="float" office:value="-0.0291294110461539" calcext:value-type="float">
            <text:p>-0,029129411</text:p>
          </table:table-cell>
          <table:table-cell table:style-name="ce1" office:value-type="float" office:value="-0.100374303758144" calcext:value-type="float">
            <text:p>-0,1003743038</text:p>
          </table:table-cell>
          <table:table-cell table:style-name="ce1" office:value-type="float" office:value="4.11614561080933" calcext:value-type="float">
            <text:p>4,1161456108</text:p>
          </table:table-cell>
          <table:table-cell table:style-name="ce1" office:value-type="float" office:value="-0.880347073078156" calcext:value-type="float">
            <text:p>-0,8803470731</text:p>
          </table:table-cell>
          <table:table-cell table:style-name="ce1" office:value-type="string" calcext:value-type="string">
            <text:p>0.0008820328426946415</text:p>
          </table:table-cell>
          <table:table-cell table:style-name="ce1" office:value-type="string" calcext:value-type="string">
            <text:p>-0.02912941104615395</text:p>
          </table:table-cell>
          <table:table-cell table:style-name="ce1" office:value-type="string" calcext:value-type="string">
            <text:p>-0.07192154270335899</text:p>
          </table:table-cell>
          <table:table-cell table:style-name="ce1" office:value-type="float" office:value="-0.00952124374064927" calcext:value-type="float">
            <text:p>-0,0095212437</text:p>
          </table:table-cell>
          <table:table-cell table:style-name="ce1" office:value-type="float" office:value="-0.00286106246101015" calcext:value-type="float">
            <text:p>-0,0028610625</text:p>
          </table:table-cell>
          <table:table-cell table:style-name="ce1" office:value-type="float" office:value="-0.0264183435310552" calcext:value-type="float">
            <text:p>-0,0264183435</text:p>
          </table:table-cell>
          <table:table-cell table:style-name="ce1" office:value-type="float" office:value="0.0921812629481886" calcext:value-type="float">
            <text:p>0,0921812629</text:p>
          </table:table-cell>
          <table:table-cell table:style-name="ce1" office:value-type="float" office:value="-0.232248559547909" calcext:value-type="float">
            <text:p>-0,232248559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493921639244426" calcext:value-type="float">
            <text:p>-0,0049392164</text:p>
          </table:table-cell>
          <table:table-cell table:style-name="ce1" office:value-type="float" office:value="0.0110058940716428" calcext:value-type="float">
            <text:p>0,0110058941</text:p>
          </table:table-cell>
          <table:table-cell table:style-name="ce1" office:value-type="float" office:value="0.0198720331078487" calcext:value-type="float">
            <text:p>0,0198720331</text:p>
          </table:table-cell>
          <table:table-cell table:style-name="ce1" office:value-type="float" office:value="0.539760112762451" calcext:value-type="float">
            <text:p>0,5397601128</text:p>
          </table:table-cell>
          <table:table-cell table:style-name="ce1" office:value-type="float" office:value="0.539753437042236" calcext:value-type="float">
            <text:p>0,539753437</text:p>
          </table:table-cell>
          <table:table-cell table:style-name="ce1" office:value-type="float" office:value="0.539753198623657" calcext:value-type="float">
            <text:p>0,5397531986</text:p>
          </table:table-cell>
          <table:table-cell table:style-name="ce1" office:value-type="float" office:value="-0.100374303758144" calcext:value-type="float">
            <text:p>-0,1003743038</text:p>
          </table:table-cell>
          <table:table-cell table:style-name="ce1" office:value-type="float" office:value="4.11614561080933" calcext:value-type="float">
            <text:p>4,1161456108</text:p>
          </table:table-cell>
          <table:table-cell table:style-name="ce1" office:value-type="float" office:value="-0.880347073078156" calcext:value-type="float">
            <text:p>-0,8803470731</text:p>
          </table:table-cell>
        </table:table-row>
        <table:table-row table:style-name="ro1">
          <table:table-cell table:style-name="ce1" office:value-type="string" calcext:value-type="string">
            <text:p>2.35705828666687</text:p>
          </table:table-cell>
          <table:table-cell table:style-name="ce1" office:value-type="string" calcext:value-type="string">
            <text:p>0.01632380485534668</text:p>
          </table:table-cell>
          <table:table-cell table:style-name="ce1" office:value-type="string" calcext:value-type="string">
            <text:p>67.69579553604126</text:p>
          </table:table-cell>
          <table:table-cell table:style-name="ce1" office:value-type="float" office:value="0.0349851168396043" calcext:value-type="float">
            <text:p>0,0349851168</text:p>
          </table:table-cell>
          <table:table-cell table:style-name="ce1" office:value-type="float" office:value="-0.00603919836583283" calcext:value-type="float">
            <text:p>-0,0060391984</text:p>
          </table:table-cell>
          <table:table-cell table:style-name="ce1" office:value-type="float" office:value="0.772666740564652" calcext:value-type="float">
            <text:p>0,7726667406</text:p>
          </table:table-cell>
          <table:table-cell table:style-name="ce1" office:value-type="float" office:value="-0.00206304834958166" calcext:value-type="float">
            <text:p>-0,0020630483</text:p>
          </table:table-cell>
          <table:table-cell table:number-columns-repeated="2" table:style-name="ce1" office:value-type="float" office:value="-0.025295997806126" calcext:value-type="float">
            <text:p>-0,0252959978</text:p>
          </table:table-cell>
          <table:table-cell table:style-name="ce1" office:value-type="float" office:value="-0.0998217761516571" calcext:value-type="float">
            <text:p>-0,0998217762</text:p>
          </table:table-cell>
          <table:table-cell table:style-name="ce1" office:value-type="float" office:value="4.10803318023682" calcext:value-type="float">
            <text:p>4,1080331802</text:p>
          </table:table-cell>
          <table:table-cell table:style-name="ce1" office:value-type="float" office:value="-0.861866116523743" calcext:value-type="float">
            <text:p>-0,8618661165</text:p>
          </table:table-cell>
          <table:table-cell table:style-name="ce1" office:value-type="string" calcext:value-type="string">
            <text:p>-0.002063048349581661</text:p>
          </table:table-cell>
          <table:table-cell table:style-name="ce1" office:value-type="string" calcext:value-type="string">
            <text:p>-0.02529599780612599</text:p>
          </table:table-cell>
          <table:table-cell table:style-name="ce1" office:value-type="string" calcext:value-type="string">
            <text:p>-0.07004605298275163</text:p>
          </table:table-cell>
          <table:table-cell table:style-name="ce1" office:value-type="float" office:value="-0.010408311648967" calcext:value-type="float">
            <text:p>-0,0104083116</text:p>
          </table:table-cell>
          <table:table-cell table:style-name="ce1" office:value-type="float" office:value="0.000452832721553191" calcext:value-type="float">
            <text:p>0,0004528327</text:p>
          </table:table-cell>
          <table:table-cell table:style-name="ce1" office:value-type="float" office:value="-0.0252008826691427" calcext:value-type="float">
            <text:p>-0,0252008827</text:p>
          </table:table-cell>
          <table:table-cell table:style-name="ce1" office:value-type="float" office:value="0.0745967097840775" calcext:value-type="float">
            <text:p>0,0745967098</text:p>
          </table:table-cell>
          <table:table-cell table:style-name="ce1" office:value-type="float" office:value="-0.231483508015368" calcext:value-type="float">
            <text:p>-0,23148350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583395814459057" calcext:value-type="float">
            <text:p>-0,0058339581</text:p>
          </table:table-cell>
          <table:table-cell table:style-name="ce1" office:value-type="float" office:value="0.0217943223522029" calcext:value-type="float">
            <text:p>0,0217943224</text:p>
          </table:table-cell>
          <table:table-cell table:style-name="ce1" office:value-type="float" office:value="0.0461931874556442" calcext:value-type="float">
            <text:p>0,0461931875</text:p>
          </table:table-cell>
          <table:table-cell table:style-name="ce1" office:value-type="float" office:value="0.506841659545898" calcext:value-type="float">
            <text:p>0,5068416595</text:p>
          </table:table-cell>
          <table:table-cell table:style-name="ce1" office:value-type="float" office:value="0.50684380531311" calcext:value-type="float">
            <text:p>0,5068438053</text:p>
          </table:table-cell>
          <table:table-cell table:style-name="ce1" office:value-type="float" office:value="0.506843328475952" calcext:value-type="float">
            <text:p>0,5068433285</text:p>
          </table:table-cell>
          <table:table-cell table:style-name="ce1" office:value-type="float" office:value="-0.0998217761516571" calcext:value-type="float">
            <text:p>-0,0998217762</text:p>
          </table:table-cell>
          <table:table-cell table:style-name="ce1" office:value-type="float" office:value="4.10803318023682" calcext:value-type="float">
            <text:p>4,1080331802</text:p>
          </table:table-cell>
          <table:table-cell table:style-name="ce1" office:value-type="float" office:value="-0.861866116523743" calcext:value-type="float">
            <text:p>-0,8618661165</text:p>
          </table:table-cell>
        </table:table-row>
        <table:table-row table:style-name="ro1">
          <table:table-cell table:style-name="ce1" office:value-type="string" calcext:value-type="string">
            <text:p>2.3725335597991943</text:p>
          </table:table-cell>
          <table:table-cell table:style-name="ce1" office:value-type="string" calcext:value-type="string">
            <text:p>0.015475273132324219</text:p>
          </table:table-cell>
          <table:table-cell table:style-name="ce1" office:value-type="string" calcext:value-type="string">
            <text:p>68.22500324249268</text:p>
          </table:table-cell>
          <table:table-cell table:style-name="ce1" office:value-type="float" office:value="0.0343463691238912" calcext:value-type="float">
            <text:p>0,0343463691</text:p>
          </table:table-cell>
          <table:table-cell table:style-name="ce1" office:value-type="float" office:value="-0.0131272575774885" calcext:value-type="float">
            <text:p>-0,0131272576</text:p>
          </table:table-cell>
          <table:table-cell table:style-name="ce1" office:value-type="float" office:value="0.757379867412426" calcext:value-type="float">
            <text:p>0,7573798674</text:p>
          </table:table-cell>
          <table:table-cell table:style-name="ce1" office:value-type="float" office:value="-0.00406784041368918" calcext:value-type="float">
            <text:p>-0,0040678404</text:p>
          </table:table-cell>
          <table:table-cell table:number-columns-repeated="2" table:style-name="ce1" office:value-type="float" office:value="-0.0240989271047885" calcext:value-type="float">
            <text:p>-0,0240989271</text:p>
          </table:table-cell>
          <table:table-cell table:style-name="ce1" office:value-type="float" office:value="-0.100797794759274" calcext:value-type="float">
            <text:p>-0,1007977948</text:p>
          </table:table-cell>
          <table:table-cell table:style-name="ce1" office:value-type="float" office:value="4.10068511962891" calcext:value-type="float">
            <text:p>4,1006851196</text:p>
          </table:table-cell>
          <table:table-cell table:style-name="ce1" office:value-type="float" office:value="-0.844537854194641" calcext:value-type="float">
            <text:p>-0,8445378542</text:p>
          </table:table-cell>
          <table:table-cell table:style-name="ce1" office:value-type="string" calcext:value-type="string">
            <text:p>-0.004067840413689181</text:p>
          </table:table-cell>
          <table:table-cell table:style-name="ce1" office:value-type="string" calcext:value-type="string">
            <text:p>-0.024098927104788486</text:p>
          </table:table-cell>
          <table:table-cell table:style-name="ce1" office:value-type="string" calcext:value-type="string">
            <text:p>-0.07001335860260333</text:p>
          </table:table-cell>
          <table:table-cell table:style-name="ce1" office:value-type="float" office:value="-0.0104955350518813" calcext:value-type="float">
            <text:p>-0,0104955351</text:p>
          </table:table-cell>
          <table:table-cell table:style-name="ce1" office:value-type="float" office:value="0.00181175950974985" calcext:value-type="float">
            <text:p>0,0018117595</text:p>
          </table:table-cell>
          <table:table-cell table:style-name="ce1" office:value-type="float" office:value="-0.0245786705093619" calcext:value-type="float">
            <text:p>-0,0245786705</text:p>
          </table:table-cell>
          <table:table-cell table:style-name="ce1" office:value-type="float" office:value="0.0560841096783527" calcext:value-type="float">
            <text:p>0,0560841097</text:p>
          </table:table-cell>
          <table:table-cell table:style-name="ce1" office:value-type="float" office:value="-0.228287807110656" calcext:value-type="float">
            <text:p>-0,228287807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0549449370461063" calcext:value-type="float">
            <text:p>-0,0005494494</text:p>
          </table:table-cell>
          <table:table-cell table:style-name="ce1" office:value-type="float" office:value="0.00856028007967774" calcext:value-type="float">
            <text:p>0,0085602801</text:p>
          </table:table-cell>
          <table:table-cell table:style-name="ce1" office:value-type="float" office:value="0.0226124762703438" calcext:value-type="float">
            <text:p>0,0226124763</text:p>
          </table:table-cell>
          <table:table-cell table:style-name="ce1" office:value-type="float" office:value="0.529156446456909" calcext:value-type="float">
            <text:p>0,5291564465</text:p>
          </table:table-cell>
          <table:table-cell table:style-name="ce1" office:value-type="float" office:value="0.529159784317017" calcext:value-type="float">
            <text:p>0,5291597843</text:p>
          </table:table-cell>
          <table:table-cell table:style-name="ce1" office:value-type="float" office:value="0.529160022735596" calcext:value-type="float">
            <text:p>0,5291600227</text:p>
          </table:table-cell>
          <table:table-cell table:style-name="ce1" office:value-type="float" office:value="-0.100797794759274" calcext:value-type="float">
            <text:p>-0,1007977948</text:p>
          </table:table-cell>
          <table:table-cell table:style-name="ce1" office:value-type="float" office:value="4.10068511962891" calcext:value-type="float">
            <text:p>4,1006851196</text:p>
          </table:table-cell>
          <table:table-cell table:style-name="ce1" office:value-type="float" office:value="-0.844537854194641" calcext:value-type="float">
            <text:p>-0,8445378542</text:p>
          </table:table-cell>
        </table:table-row>
        <table:table-row table:style-name="ro1">
          <table:table-cell table:style-name="ce1" office:value-type="string" calcext:value-type="string">
            <text:p>2.3931334018707275</text:p>
          </table:table-cell>
          <table:table-cell table:style-name="ce1" office:value-type="string" calcext:value-type="string">
            <text:p>0.020599842071533203</text:p>
          </table:table-cell>
          <table:table-cell table:style-name="ce1" office:value-type="string" calcext:value-type="string">
            <text:p>68.73129916191101</text:p>
          </table:table-cell>
          <table:table-cell table:style-name="ce1" office:value-type="float" office:value="0.0326830567001584" calcext:value-type="float">
            <text:p>0,0326830567</text:p>
          </table:table-cell>
          <table:table-cell table:style-name="ce1" office:value-type="float" office:value="-0.0191365064963997" calcext:value-type="float">
            <text:p>-0,0191365065</text:p>
          </table:table-cell>
          <table:table-cell table:style-name="ce1" office:value-type="float" office:value="0.741082609435658" calcext:value-type="float">
            <text:p>0,7410826094</text:p>
          </table:table-cell>
          <table:table-cell table:style-name="ce1" office:value-type="float" office:value="-0.00580557076963581" calcext:value-type="float">
            <text:p>-0,0058055708</text:p>
          </table:table-cell>
          <table:table-cell table:number-columns-repeated="2" table:style-name="ce1" office:value-type="float" office:value="-0.0209904055020967" calcext:value-type="float">
            <text:p>-0,0209904055</text:p>
          </table:table-cell>
          <table:table-cell table:style-name="ce1" office:value-type="float" office:value="-0.102598369121552" calcext:value-type="float">
            <text:p>-0,1025983691</text:p>
          </table:table-cell>
          <table:table-cell table:style-name="ce1" office:value-type="float" office:value="4.09421873092651" calcext:value-type="float">
            <text:p>4,0942187309</text:p>
          </table:table-cell>
          <table:table-cell table:style-name="ce1" office:value-type="float" office:value="-0.826870799064636" calcext:value-type="float">
            <text:p>-0,8268707991</text:p>
          </table:table-cell>
          <table:table-cell table:style-name="ce1" office:value-type="string" calcext:value-type="string">
            <text:p>-0.005805570769635809</text:p>
          </table:table-cell>
          <table:table-cell table:style-name="ce1" office:value-type="string" calcext:value-type="string">
            <text:p>-0.020990405502096743</text:p>
          </table:table-cell>
          <table:table-cell table:style-name="ce1" office:value-type="string" calcext:value-type="string">
            <text:p>-0.06902965076028734</text:p>
          </table:table-cell>
          <table:table-cell table:style-name="ce1" office:value-type="float" office:value="-0.0103039107371674" calcext:value-type="float">
            <text:p>-0,0103039107</text:p>
          </table:table-cell>
          <table:table-cell table:style-name="ce1" office:value-type="float" office:value="0.00393817727324656" calcext:value-type="float">
            <text:p>0,0039381773</text:p>
          </table:table-cell>
          <table:table-cell table:style-name="ce1" office:value-type="float" office:value="-0.0237837531054461" calcext:value-type="float">
            <text:p>-0,0237837531</text:p>
          </table:table-cell>
          <table:table-cell table:style-name="ce1" office:value-type="float" office:value="0.0386776094699786" calcext:value-type="float">
            <text:p>0,0386776095</text:p>
          </table:table-cell>
          <table:table-cell table:style-name="ce1" office:value-type="float" office:value="-0.221635048387293" calcext:value-type="float">
            <text:p>-0,221635048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26037196210022" calcext:value-type="float">
            <text:p>0,001260372</text:p>
          </table:table-cell>
          <table:table-cell table:style-name="ce1" office:value-type="float" office:value="0.0139861947298845" calcext:value-type="float">
            <text:p>0,0139861947</text:p>
          </table:table-cell>
          <table:table-cell table:style-name="ce1" office:value-type="float" office:value="0.0301640938063517" calcext:value-type="float">
            <text:p>0,0301640938</text:p>
          </table:table-cell>
          <table:table-cell table:style-name="ce1" office:value-type="float" office:value="0.506793022155762" calcext:value-type="float">
            <text:p>0,5067930222</text:p>
          </table:table-cell>
          <table:table-cell table:style-name="ce1" office:value-type="float" office:value="0.506789684295654" calcext:value-type="float">
            <text:p>0,5067896843</text:p>
          </table:table-cell>
          <table:table-cell table:style-name="ce1" office:value-type="float" office:value="0.506790399551392" calcext:value-type="float">
            <text:p>0,5067903996</text:p>
          </table:table-cell>
          <table:table-cell table:style-name="ce1" office:value-type="float" office:value="-0.102598369121552" calcext:value-type="float">
            <text:p>-0,1025983691</text:p>
          </table:table-cell>
          <table:table-cell table:style-name="ce1" office:value-type="float" office:value="4.09421873092651" calcext:value-type="float">
            <text:p>4,0942187309</text:p>
          </table:table-cell>
          <table:table-cell table:style-name="ce1" office:value-type="float" office:value="-0.826870799064636" calcext:value-type="float">
            <text:p>-0,8268707991</text:p>
          </table:table-cell>
        </table:table-row>
        <table:table-row table:style-name="ro1">
          <table:table-cell table:style-name="ce1" office:value-type="string" calcext:value-type="string">
            <text:p>2.4101402759552</text:p>
          </table:table-cell>
          <table:table-cell table:style-name="ce1" office:value-type="string" calcext:value-type="string">
            <text:p>0.017006874084472656</text:p>
          </table:table-cell>
          <table:table-cell table:style-name="ce1" office:value-type="string" calcext:value-type="string">
            <text:p>69.25916957855225</text:p>
          </table:table-cell>
          <table:table-cell table:style-name="ce1" office:value-type="float" office:value="0.0298876679462185" calcext:value-type="float">
            <text:p>0,0298876679</text:p>
          </table:table-cell>
          <table:table-cell table:style-name="ce1" office:value-type="float" office:value="-0.0239687165961152" calcext:value-type="float">
            <text:p>-0,0239687166</text:p>
          </table:table-cell>
          <table:table-cell table:style-name="ce1" office:value-type="float" office:value="0.724028545397299" calcext:value-type="float">
            <text:p>0,7240285454</text:p>
          </table:table-cell>
          <table:table-cell table:style-name="ce1" office:value-type="float" office:value="-0.00721404948779623" calcext:value-type="float">
            <text:p>-0,0072140495</text:p>
          </table:table-cell>
          <table:table-cell table:number-columns-repeated="2" table:style-name="ce1" office:value-type="float" office:value="-0.018130351055061" calcext:value-type="float">
            <text:p>-0,0181303511</text:p>
          </table:table-cell>
          <table:table-cell table:style-name="ce1" office:value-type="float" office:value="-0.104725725948811" calcext:value-type="float">
            <text:p>-0,1047257259</text:p>
          </table:table-cell>
          <table:table-cell table:style-name="ce1" office:value-type="float" office:value="4.08883047103882" calcext:value-type="float">
            <text:p>4,088830471</text:p>
          </table:table-cell>
          <table:table-cell table:style-name="ce1" office:value-type="float" office:value="-0.809431731700897" calcext:value-type="float">
            <text:p>-0,8094317317</text:p>
          </table:table-cell>
          <table:table-cell table:style-name="ce1" office:value-type="string" calcext:value-type="string">
            <text:p>-0.0072140494877962315</text:p>
          </table:table-cell>
          <table:table-cell table:style-name="ce1" office:value-type="string" calcext:value-type="string">
            <text:p>-0.01813035105506103</text:p>
          </table:table-cell>
          <table:table-cell table:style-name="ce1" office:value-type="string" calcext:value-type="string">
            <text:p>-0.06816411155933542</text:p>
          </table:table-cell>
          <table:table-cell table:style-name="ce1" office:value-type="float" office:value="-0.00980491701004751" calcext:value-type="float">
            <text:p>-0,009804917</text:p>
          </table:table-cell>
          <table:table-cell table:style-name="ce1" office:value-type="float" office:value="0.00574095194891992" calcext:value-type="float">
            <text:p>0,0057409519</text:p>
          </table:table-cell>
          <table:table-cell table:style-name="ce1" office:value-type="float" office:value="-0.0229362956906542" calcext:value-type="float">
            <text:p>-0,0229362957</text:p>
          </table:table-cell>
          <table:table-cell table:style-name="ce1" office:value-type="float" office:value="0.0214328037387934" calcext:value-type="float">
            <text:p>0,0214328037</text:p>
          </table:table-cell>
          <table:table-cell table:style-name="ce1" office:value-type="float" office:value="-0.211537942228689" calcext:value-type="float">
            <text:p>-0,211537942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315237730725085" calcext:value-type="float">
            <text:p>0,0031523773</text:p>
          </table:table-cell>
          <table:table-cell table:style-name="ce1" office:value-type="float" office:value="0.0113890088079586" calcext:value-type="float">
            <text:p>0,0113890088</text:p>
          </table:table-cell>
          <table:table-cell table:style-name="ce1" office:value-type="float" office:value="0.0308873652527527" calcext:value-type="float">
            <text:p>0,0308873653</text:p>
          </table:table-cell>
          <table:table-cell table:style-name="ce1" office:value-type="float" office:value="0.527637481689453" calcext:value-type="float">
            <text:p>0,5276374817</text:p>
          </table:table-cell>
          <table:table-cell table:style-name="ce1" office:value-type="float" office:value="0.527635812759399" calcext:value-type="float">
            <text:p>0,5276358128</text:p>
          </table:table-cell>
          <table:table-cell table:style-name="ce1" office:value-type="float" office:value="0.527635097503662" calcext:value-type="float">
            <text:p>0,5276350975</text:p>
          </table:table-cell>
          <table:table-cell table:style-name="ce1" office:value-type="float" office:value="-0.104725725948811" calcext:value-type="float">
            <text:p>-0,1047257259</text:p>
          </table:table-cell>
          <table:table-cell table:style-name="ce1" office:value-type="float" office:value="4.08883047103882" calcext:value-type="float">
            <text:p>4,088830471</text:p>
          </table:table-cell>
          <table:table-cell table:style-name="ce1" office:value-type="float" office:value="-0.809431731700897" calcext:value-type="float">
            <text:p>-0,8094317317</text:p>
          </table:table-cell>
        </table:table-row>
        <table:table-row table:style-name="ro1">
          <table:table-cell table:style-name="ce1" office:value-type="string" calcext:value-type="string">
            <text:p>2.4331088066101074</text:p>
          </table:table-cell>
          <table:table-cell table:style-name="ce1" office:value-type="string" calcext:value-type="string">
            <text:p>0.022968530654907227</text:p>
          </table:table-cell>
          <table:table-cell table:style-name="ce1" office:value-type="string" calcext:value-type="string">
            <text:p>69.79937601089478</text:p>
          </table:table-cell>
          <table:table-cell table:style-name="ce1" office:value-type="float" office:value="0.0284360453176002" calcext:value-type="float">
            <text:p>0,0284360453</text:p>
          </table:table-cell>
          <table:table-cell table:style-name="ce1" office:value-type="float" office:value="-0.0262553532949913" calcext:value-type="float">
            <text:p>-0,0262553533</text:p>
          </table:table-cell>
          <table:table-cell table:style-name="ce1" office:value-type="float" office:value="0.714878351600082" calcext:value-type="float">
            <text:p>0,7148783516</text:p>
          </table:table-cell>
          <table:table-cell table:style-name="ce1" office:value-type="float" office:value="-0.00815245621397567" calcext:value-type="float">
            <text:p>-0,0081524562</text:p>
          </table:table-cell>
          <table:table-cell table:number-columns-repeated="2" table:style-name="ce1" office:value-type="float" office:value="-0.0152887227522625" calcext:value-type="float">
            <text:p>-0,0152887228</text:p>
          </table:table-cell>
          <table:table-cell table:style-name="ce1" office:value-type="float" office:value="-0.107428811490536" calcext:value-type="float">
            <text:p>-0,1074288115</text:p>
          </table:table-cell>
          <table:table-cell table:style-name="ce1" office:value-type="float" office:value="4.08374547958374" calcext:value-type="float">
            <text:p>4,0837454796</text:p>
          </table:table-cell>
          <table:table-cell table:style-name="ce1" office:value-type="float" office:value="-0.791987895965576" calcext:value-type="float">
            <text:p>-0,791987896</text:p>
          </table:table-cell>
          <table:table-cell table:style-name="ce1" office:value-type="string" calcext:value-type="string">
            <text:p>-0.008152456213975666</text:p>
          </table:table-cell>
          <table:table-cell table:style-name="ce1" office:value-type="string" calcext:value-type="string">
            <text:p>-0.01528872275226252</text:p>
          </table:table-cell>
          <table:table-cell table:style-name="ce1" office:value-type="string" calcext:value-type="string">
            <text:p>-0.0672607473444289</text:p>
          </table:table-cell>
          <table:table-cell table:style-name="ce1" office:value-type="float" office:value="-0.00896630038386556" calcext:value-type="float">
            <text:p>-0,0089663004</text:p>
          </table:table-cell>
          <table:table-cell table:style-name="ce1" office:value-type="float" office:value="0.00719061497883457" calcext:value-type="float">
            <text:p>0,007190615</text:p>
          </table:table-cell>
          <table:table-cell table:style-name="ce1" office:value-type="float" office:value="-0.0220494843606596" calcext:value-type="float">
            <text:p>-0,0220494844</text:p>
          </table:table-cell>
          <table:table-cell table:style-name="ce1" office:value-type="float" office:value="0.00527805113593277" calcext:value-type="float">
            <text:p>0,0052780511</text:p>
          </table:table-cell>
          <table:table-cell table:style-name="ce1" office:value-type="float" office:value="-0.198581938357464" calcext:value-type="float">
            <text:p>-0,198581938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517170723144055" calcext:value-type="float">
            <text:p>0,0051717072</text:p>
          </table:table-cell>
          <table:table-cell table:style-name="ce1" office:value-type="float" office:value="0.00893962950028126" calcext:value-type="float">
            <text:p>0,0089396295</text:p>
          </table:table-cell>
          <table:table-cell table:style-name="ce1" office:value-type="float" office:value="0.0315494806492264" calcext:value-type="float">
            <text:p>0,0315494806</text:p>
          </table:table-cell>
          <table:table-cell table:style-name="ce1" office:value-type="float" office:value="0.540515661239624" calcext:value-type="float">
            <text:p>0,5405156612</text:p>
          </table:table-cell>
          <table:table-cell table:style-name="ce1" office:value-type="float" office:value="0.54053807258606" calcext:value-type="float">
            <text:p>0,5405380726</text:p>
          </table:table-cell>
          <table:table-cell table:style-name="ce1" office:value-type="float" office:value="0.540549755096436" calcext:value-type="float">
            <text:p>0,5405497551</text:p>
          </table:table-cell>
          <table:table-cell table:style-name="ce1" office:value-type="float" office:value="-0.107428811490536" calcext:value-type="float">
            <text:p>-0,1074288115</text:p>
          </table:table-cell>
          <table:table-cell table:style-name="ce1" office:value-type="float" office:value="4.08374547958374" calcext:value-type="float">
            <text:p>4,0837454796</text:p>
          </table:table-cell>
          <table:table-cell table:style-name="ce1" office:value-type="float" office:value="-0.791987895965576" calcext:value-type="float">
            <text:p>-0,791987896</text:p>
          </table:table-cell>
        </table:table-row>
        <table:table-row table:style-name="ro1">
          <table:table-cell table:style-name="ce1" office:value-type="string" calcext:value-type="string">
            <text:p>2.452630043029785</text:p>
          </table:table-cell>
          <table:table-cell table:style-name="ce1" office:value-type="string" calcext:value-type="string">
            <text:p>0.019521236419677734</text:p>
          </table:table-cell>
          <table:table-cell table:style-name="ce1" office:value-type="string" calcext:value-type="string">
            <text:p>70.35195183753967</text:p>
          </table:table-cell>
          <table:table-cell table:style-name="ce1" office:value-type="float" office:value="0.0252103166809926" calcext:value-type="float">
            <text:p>0,0252103167</text:p>
          </table:table-cell>
          <table:table-cell table:style-name="ce1" office:value-type="float" office:value="-0.0301489492527635" calcext:value-type="float">
            <text:p>-0,0301489493</text:p>
          </table:table-cell>
          <table:table-cell table:style-name="ce1" office:value-type="float" office:value="0.700204346650912" calcext:value-type="float">
            <text:p>0,7002043467</text:p>
          </table:table-cell>
          <table:table-cell table:style-name="ce1" office:value-type="float" office:value="-0.0096239437290062" calcext:value-type="float">
            <text:p>-0,0096239437</text:p>
          </table:table-cell>
          <table:table-cell table:number-columns-repeated="2" table:style-name="ce1" office:value-type="float" office:value="-0.0131278398411146" calcext:value-type="float">
            <text:p>-0,0131278398</text:p>
          </table:table-cell>
          <table:table-cell table:style-name="ce1" office:value-type="float" office:value="-0.107428811490536" calcext:value-type="float">
            <text:p>-0,1074288115</text:p>
          </table:table-cell>
          <table:table-cell table:style-name="ce1" office:value-type="float" office:value="4.08374547958374" calcext:value-type="float">
            <text:p>4,0837454796</text:p>
          </table:table-cell>
          <table:table-cell table:style-name="ce1" office:value-type="float" office:value="-0.791987895965576" calcext:value-type="float">
            <text:p>-0,791987896</text:p>
          </table:table-cell>
          <table:table-cell table:style-name="ce1" office:value-type="string" calcext:value-type="string">
            <text:p>-0.009623943729006199</text:p>
          </table:table-cell>
          <table:table-cell table:style-name="ce1" office:value-type="string" calcext:value-type="string">
            <text:p>-0.013127839841114567</text:p>
          </table:table-cell>
          <table:table-cell table:style-name="ce1" office:value-type="string" calcext:value-type="string">
            <text:p>-0.06715928269677934</text:p>
          </table:table-cell>
          <table:table-cell table:style-name="ce1" office:value-type="float" office:value="-0.00853081359528005" calcext:value-type="float">
            <text:p>-0,0085308136</text:p>
          </table:table-cell>
          <table:table-cell table:style-name="ce1" office:value-type="float" office:value="0.0078766059884974" calcext:value-type="float">
            <text:p>0,007876606</text:p>
          </table:table-cell>
          <table:table-cell table:style-name="ce1" office:value-type="float" office:value="-0.0215736742832043" calcext:value-type="float">
            <text:p>-0,0215736743</text:p>
          </table:table-cell>
          <table:table-cell table:style-name="ce1" office:value-type="float" office:value="-0.0104200912532451" calcext:value-type="float">
            <text:p>-0,0104200913</text:p>
          </table:table-cell>
          <table:table-cell table:style-name="ce1" office:value-type="float" office:value="-0.184088124549082" calcext:value-type="float">
            <text:p>-0,184088124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262950900992605" calcext:value-type="float">
            <text:p>0,002629509</text:p>
          </table:table-cell>
          <table:table-cell table:style-name="ce1" office:value-type="float" office:value="0.00414221233831266" calcext:value-type="float">
            <text:p>0,0041422123</text:p>
          </table:table-cell>
          <table:table-cell table:style-name="ce1" office:value-type="float" office:value="0.0165756634569962" calcext:value-type="float">
            <text:p>0,0165756635</text:p>
          </table:table-cell>
          <table:table-cell table:style-name="ce1" office:value-type="float" office:value="0.552050828933716" calcext:value-type="float">
            <text:p>0,5520508289</text:p>
          </table:table-cell>
          <table:table-cell table:style-name="ce1" office:value-type="float" office:value="0.552032709121704" calcext:value-type="float">
            <text:p>0,5520327091</text:p>
          </table:table-cell>
          <table:table-cell table:style-name="ce1" office:value-type="float" office:value="0.55202579498291" calcext:value-type="float">
            <text:p>0,552025795</text:p>
          </table:table-cell>
          <table:table-cell table:style-name="ce1" office:value-type="float" office:value="-0.107428811490536" calcext:value-type="float">
            <text:p>-0,1074288115</text:p>
          </table:table-cell>
          <table:table-cell table:style-name="ce1" office:value-type="float" office:value="4.08374547958374" calcext:value-type="float">
            <text:p>4,0837454796</text:p>
          </table:table-cell>
          <table:table-cell table:style-name="ce1" office:value-type="float" office:value="-0.791987895965576" calcext:value-type="float">
            <text:p>-0,791987896</text:p>
          </table:table-cell>
        </table:table-row>
        <table:table-row table:style-name="ro1">
          <table:table-cell table:style-name="ce1" office:value-type="string" calcext:value-type="string">
            <text:p>2.4689855575561523</text:p>
          </table:table-cell>
          <table:table-cell table:style-name="ce1" office:value-type="string" calcext:value-type="string">
            <text:p>0.016355514526367188</text:p>
          </table:table-cell>
          <table:table-cell table:style-name="ce1" office:value-type="string" calcext:value-type="string">
            <text:p>70.86461687088013</text:p>
          </table:table-cell>
          <table:table-cell table:style-name="ce1" office:value-type="float" office:value="0.022259462172062" calcext:value-type="float">
            <text:p>0,0222594622</text:p>
          </table:table-cell>
          <table:table-cell table:style-name="ce1" office:value-type="float" office:value="-0.0326975234022456" calcext:value-type="float">
            <text:p>-0,0326975234</text:p>
          </table:table-cell>
          <table:table-cell table:style-name="ce1" office:value-type="float" office:value="0.684395012296276" calcext:value-type="float">
            <text:p>0,6843950123</text:p>
          </table:table-cell>
          <table:table-cell table:style-name="ce1" office:value-type="float" office:value="-0.0100204871442415" calcext:value-type="float">
            <text:p>-0,0100204871</text:p>
          </table:table-cell>
          <table:table-cell table:number-columns-repeated="2" table:style-name="ce1" office:value-type="float" office:value="-0.0100233535010991" calcext:value-type="float">
            <text:p>-0,0100233535</text:p>
          </table:table-cell>
          <table:table-cell table:style-name="ce1" office:value-type="float" office:value="-0.110050648450851" calcext:value-type="float">
            <text:p>-0,1100506485</text:p>
          </table:table-cell>
          <table:table-cell table:style-name="ce1" office:value-type="float" office:value="4.07964944839478" calcext:value-type="float">
            <text:p>4,0796494484</text:p>
          </table:table-cell>
          <table:table-cell table:style-name="ce1" office:value-type="float" office:value="-0.775597035884857" calcext:value-type="float">
            <text:p>-0,7755970359</text:p>
          </table:table-cell>
          <table:table-cell table:style-name="ce1" office:value-type="string" calcext:value-type="string">
            <text:p>-0.01002048714424149</text:p>
          </table:table-cell>
          <table:table-cell table:style-name="ce1" office:value-type="string" calcext:value-type="string">
            <text:p>-0.010023353501099138</text:p>
          </table:table-cell>
          <table:table-cell table:style-name="ce1" office:value-type="string" calcext:value-type="string">
            <text:p>-0.06610498937367187</text:p>
          </table:table-cell>
          <table:table-cell table:style-name="ce1" office:value-type="float" office:value="-0.00756309500429779" calcext:value-type="float">
            <text:p>-0,007563095</text:p>
          </table:table-cell>
          <table:table-cell table:style-name="ce1" office:value-type="float" office:value="0.00904468477582904" calcext:value-type="float">
            <text:p>0,0090446848</text:p>
          </table:table-cell>
          <table:table-cell table:style-name="ce1" office:value-type="float" office:value="-0.0208106260258474" calcext:value-type="float">
            <text:p>-0,020810626</text:p>
          </table:table-cell>
          <table:table-cell table:style-name="ce1" office:value-type="float" office:value="-0.0235267506729659" calcext:value-type="float">
            <text:p>-0,0235267507</text:p>
          </table:table-cell>
          <table:table-cell table:style-name="ce1" office:value-type="float" office:value="-0.168413992400866" calcext:value-type="float">
            <text:p>-0,168413992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620460468618442" calcext:value-type="float">
            <text:p>0,0062046047</text:p>
          </table:table-cell>
          <table:table-cell table:style-name="ce1" office:value-type="float" office:value="0.00748927122928416" calcext:value-type="float">
            <text:p>0,0074892712</text:p>
          </table:table-cell>
          <table:table-cell table:style-name="ce1" office:value-type="float" office:value="0.0282254660870231" calcext:value-type="float">
            <text:p>0,0282254661</text:p>
          </table:table-cell>
          <table:table-cell table:style-name="ce1" office:value-type="float" office:value="0.519892692565918" calcext:value-type="float">
            <text:p>0,5198926926</text:p>
          </table:table-cell>
          <table:table-cell table:style-name="ce1" office:value-type="float" office:value="0.519889831542969" calcext:value-type="float">
            <text:p>0,5198898315</text:p>
          </table:table-cell>
          <table:table-cell table:style-name="ce1" office:value-type="float" office:value="0.519885301589966" calcext:value-type="float">
            <text:p>0,5198853016</text:p>
          </table:table-cell>
          <table:table-cell table:style-name="ce1" office:value-type="float" office:value="-0.110050648450851" calcext:value-type="float">
            <text:p>-0,1100506485</text:p>
          </table:table-cell>
          <table:table-cell table:style-name="ce1" office:value-type="float" office:value="4.07964944839478" calcext:value-type="float">
            <text:p>4,0796494484</text:p>
          </table:table-cell>
          <table:table-cell table:style-name="ce1" office:value-type="float" office:value="-0.775597035884857" calcext:value-type="float">
            <text:p>-0,7755970359</text:p>
          </table:table-cell>
        </table:table-row>
        <table:table-row table:style-name="ro1">
          <table:table-cell table:style-name="ce1" office:value-type="string" calcext:value-type="string">
            <text:p>2.483062505722046</text:p>
          </table:table-cell>
          <table:table-cell table:style-name="ce1" office:value-type="string" calcext:value-type="string">
            <text:p>0.014076948165893555</text:p>
          </table:table-cell>
          <table:table-cell table:style-name="ce1" office:value-type="string" calcext:value-type="string">
            <text:p>71.43440365791321</text:p>
          </table:table-cell>
          <table:table-cell table:style-name="ce1" office:value-type="float" office:value="0.0191630397213301" calcext:value-type="float">
            <text:p>0,0191630397</text:p>
          </table:table-cell>
          <table:table-cell table:style-name="ce1" office:value-type="float" office:value="-0.0347423288499775" calcext:value-type="float">
            <text:p>-0,0347423288</text:p>
          </table:table-cell>
          <table:table-cell table:style-name="ce1" office:value-type="float" office:value="0.671650563493187" calcext:value-type="float">
            <text:p>0,6716505635</text:p>
          </table:table-cell>
          <table:table-cell table:style-name="ce1" office:value-type="float" office:value="-0.0106243630052582" calcext:value-type="float">
            <text:p>-0,010624363</text:p>
          </table:table-cell>
          <table:table-cell table:number-columns-repeated="2" table:style-name="ce1" office:value-type="float" office:value="-0.00724921969328954" calcext:value-type="float">
            <text:p>-0,0072492197</text:p>
          </table:table-cell>
          <table:table-cell table:style-name="ce1" office:value-type="float" office:value="-0.112283982336521" calcext:value-type="float">
            <text:p>-0,1122839823</text:p>
          </table:table-cell>
          <table:table-cell table:style-name="ce1" office:value-type="float" office:value="4.07650709152222" calcext:value-type="float">
            <text:p>4,0765070915</text:p>
          </table:table-cell>
          <table:table-cell table:style-name="ce1" office:value-type="float" office:value="-0.758825123310089" calcext:value-type="float">
            <text:p>-0,7588251233</text:p>
          </table:table-cell>
          <table:table-cell table:style-name="ce1" office:value-type="string" calcext:value-type="string">
            <text:p>-0.01062436300525817</text:p>
          </table:table-cell>
          <table:table-cell table:style-name="ce1" office:value-type="string" calcext:value-type="string">
            <text:p>-0.007249219693289544</text:p>
          </table:table-cell>
          <table:table-cell table:style-name="ce1" office:value-type="string" calcext:value-type="string">
            <text:p>-0.06529051250906148</text:p>
          </table:table-cell>
          <table:table-cell table:style-name="ce1" office:value-type="float" office:value="-0.00667783865161861" calcext:value-type="float">
            <text:p>-0,0066778387</text:p>
          </table:table-cell>
          <table:table-cell table:style-name="ce1" office:value-type="float" office:value="0.00980925702067368" calcext:value-type="float">
            <text:p>0,009809257</text:p>
          </table:table-cell>
          <table:table-cell table:style-name="ce1" office:value-type="float" office:value="-0.0199885406394064" calcext:value-type="float">
            <text:p>-0,0199885406</text:p>
          </table:table-cell>
          <table:table-cell table:style-name="ce1" office:value-type="float" office:value="-0.0361303239073461" calcext:value-type="float">
            <text:p>-0,0361303239</text:p>
          </table:table-cell>
          <table:table-cell table:style-name="ce1" office:value-type="float" office:value="-0.149900170731059" calcext:value-type="float">
            <text:p>-0,149900170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521157239263104" calcext:value-type="float">
            <text:p>0,0052115724</text:p>
          </table:table-cell>
          <table:table-cell table:style-name="ce1" office:value-type="float" office:value="0.0045010730027153" calcext:value-type="float">
            <text:p>0,004501073</text:p>
          </table:table-cell>
          <table:table-cell table:style-name="ce1" office:value-type="float" office:value="0.0279211252137955" calcext:value-type="float">
            <text:p>0,0279211252</text:p>
          </table:table-cell>
          <table:table-cell table:style-name="ce1" office:value-type="float" office:value="0.566211938858032" calcext:value-type="float">
            <text:p>0,5662119389</text:p>
          </table:table-cell>
          <table:table-cell table:style-name="ce1" office:value-type="float" office:value="0.566214799880981" calcext:value-type="float">
            <text:p>0,5662147999</text:p>
          </table:table-cell>
          <table:table-cell table:style-name="ce1" office:value-type="float" office:value="0.566214084625244" calcext:value-type="float">
            <text:p>0,5662140846</text:p>
          </table:table-cell>
          <table:table-cell table:style-name="ce1" office:value-type="float" office:value="-0.112283982336521" calcext:value-type="float">
            <text:p>-0,1122839823</text:p>
          </table:table-cell>
          <table:table-cell table:style-name="ce1" office:value-type="float" office:value="4.07650709152222" calcext:value-type="float">
            <text:p>4,0765070915</text:p>
          </table:table-cell>
          <table:table-cell table:style-name="ce1" office:value-type="float" office:value="-0.758825123310089" calcext:value-type="float">
            <text:p>-0,7588251233</text:p>
          </table:table-cell>
        </table:table-row>
        <table:table-row table:style-name="ro1">
          <table:table-cell table:style-name="ce1" office:value-type="string" calcext:value-type="string">
            <text:p>2.4960103034973145</text:p>
          </table:table-cell>
          <table:table-cell table:style-name="ce1" office:value-type="string" calcext:value-type="string">
            <text:p>0.012947797775268555</text:p>
          </table:table-cell>
          <table:table-cell table:style-name="ce1" office:value-type="string" calcext:value-type="string">
            <text:p>71.95965623855591</text:p>
          </table:table-cell>
          <table:table-cell table:style-name="ce1" office:value-type="float" office:value="0.01589257727998" calcext:value-type="float">
            <text:p>0,0158925773</text:p>
          </table:table-cell>
          <table:table-cell table:style-name="ce1" office:value-type="float" office:value="-0.0358394039801989" calcext:value-type="float">
            <text:p>-0,035839404</text:p>
          </table:table-cell>
          <table:table-cell table:style-name="ce1" office:value-type="float" office:value="0.65447352035546" calcext:value-type="float">
            <text:p>0,6544735204</text:p>
          </table:table-cell>
          <table:table-cell table:style-name="ce1" office:value-type="float" office:value="-0.0108163078472366" calcext:value-type="float">
            <text:p>-0,0108163078</text:p>
          </table:table-cell>
          <table:table-cell table:number-columns-repeated="2" table:style-name="ce1" office:value-type="float" office:value="-0.00457450800444626" calcext:value-type="float">
            <text:p>-0,004574508</text:p>
          </table:table-cell>
          <table:table-cell table:style-name="ce1" office:value-type="float" office:value="-0.114137597382069" calcext:value-type="float">
            <text:p>-0,1141375974</text:p>
          </table:table-cell>
          <table:table-cell table:style-name="ce1" office:value-type="float" office:value="4.0745415687561" calcext:value-type="float">
            <text:p>4,0745415688</text:p>
          </table:table-cell>
          <table:table-cell table:style-name="ce1" office:value-type="float" office:value="-0.741980910301209" calcext:value-type="float">
            <text:p>-0,7419809103</text:p>
          </table:table-cell>
          <table:table-cell table:style-name="ce1" office:value-type="string" calcext:value-type="string">
            <text:p>-0.010816307847236558</text:p>
          </table:table-cell>
          <table:table-cell table:style-name="ce1" office:value-type="string" calcext:value-type="string">
            <text:p>-0.004574508004446259</text:p>
          </table:table-cell>
          <table:table-cell table:style-name="ce1" office:value-type="string" calcext:value-type="string">
            <text:p>-0.06471515988335842</text:p>
          </table:table-cell>
          <table:table-cell table:style-name="ce1" office:value-type="float" office:value="-0.00574891191639903" calcext:value-type="float">
            <text:p>-0,0057489119</text:p>
          </table:table-cell>
          <table:table-cell table:style-name="ce1" office:value-type="float" office:value="0.0104226986549933" calcext:value-type="float">
            <text:p>0,0104226987</text:p>
          </table:table-cell>
          <table:table-cell table:style-name="ce1" office:value-type="float" office:value="-0.0193258293016457" calcext:value-type="float">
            <text:p>-0,0193258293</text:p>
          </table:table-cell>
          <table:table-cell table:style-name="ce1" office:value-type="float" office:value="-0.0461285662690465" calcext:value-type="float">
            <text:p>-0,0461285663</text:p>
          </table:table-cell>
          <table:table-cell table:style-name="ce1" office:value-type="float" office:value="-0.131773692909971" calcext:value-type="float">
            <text:p>-0,131773692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593472975257053" calcext:value-type="float">
            <text:p>0,0059347298</text:p>
          </table:table-cell>
          <table:table-cell table:style-name="ce1" office:value-type="float" office:value="0.00391920063017866" calcext:value-type="float">
            <text:p>0,0039192006</text:p>
          </table:table-cell>
          <table:table-cell table:style-name="ce1" office:value-type="float" office:value="0.0244267767314918" calcext:value-type="float">
            <text:p>0,0244267767</text:p>
          </table:table-cell>
          <table:table-cell table:style-name="ce1" office:value-type="float" office:value="0.521746158599854" calcext:value-type="float">
            <text:p>0,5217461586</text:p>
          </table:table-cell>
          <table:table-cell table:style-name="ce1" office:value-type="float" office:value="0.521740436553955" calcext:value-type="float">
            <text:p>0,5217404366</text:p>
          </table:table-cell>
          <table:table-cell table:style-name="ce1" office:value-type="float" office:value="0.521740913391113" calcext:value-type="float">
            <text:p>0,5217409134</text:p>
          </table:table-cell>
          <table:table-cell table:style-name="ce1" office:value-type="float" office:value="-0.114137597382069" calcext:value-type="float">
            <text:p>-0,1141375974</text:p>
          </table:table-cell>
          <table:table-cell table:style-name="ce1" office:value-type="float" office:value="4.0745415687561" calcext:value-type="float">
            <text:p>4,0745415688</text:p>
          </table:table-cell>
          <table:table-cell table:style-name="ce1" office:value-type="float" office:value="-0.741980910301209" calcext:value-type="float">
            <text:p>-0,7419809103</text:p>
          </table:table-cell>
        </table:table-row>
        <table:table-row table:style-name="ro1">
          <table:table-cell table:style-name="ce1" office:value-type="string" calcext:value-type="string">
            <text:p>2.5088322162628174</text:p>
          </table:table-cell>
          <table:table-cell table:style-name="ce1" office:value-type="string" calcext:value-type="string">
            <text:p>0.01282191276550293</text:p>
          </table:table-cell>
          <table:table-cell table:style-name="ce1" office:value-type="string" calcext:value-type="string">
            <text:p>72.51977872848511</text:p>
          </table:table-cell>
          <table:table-cell table:style-name="ce1" office:value-type="float" office:value="0.0117675283985546" calcext:value-type="float">
            <text:p>0,0117675284</text:p>
          </table:table-cell>
          <table:table-cell table:style-name="ce1" office:value-type="float" office:value="-0.0371532182433401" calcext:value-type="float">
            <text:p>-0,0371532182</text:p>
          </table:table-cell>
          <table:table-cell table:style-name="ce1" office:value-type="float" office:value="0.640025057174541" calcext:value-type="float">
            <text:p>0,6400250572</text:p>
          </table:table-cell>
          <table:table-cell table:style-name="ce1" office:value-type="float" office:value="-0.0108625957146482" calcext:value-type="float">
            <text:p>-0,0108625957</text:p>
          </table:table-cell>
          <table:table-cell table:number-columns-repeated="2" table:style-name="ce1" office:value-type="float" office:value="-0.00201543361667068" calcext:value-type="float">
            <text:p>-0,0020154336</text:p>
          </table:table-cell>
          <table:table-cell table:style-name="ce1" office:value-type="float" office:value="-0.119950607419014" calcext:value-type="float">
            <text:p>-0,1199506074</text:p>
          </table:table-cell>
          <table:table-cell table:style-name="ce1" office:value-type="float" office:value="4.07115840911865" calcext:value-type="float">
            <text:p>4,0711584091</text:p>
          </table:table-cell>
          <table:table-cell table:style-name="ce1" office:value-type="float" office:value="-0.709547698497772" calcext:value-type="float">
            <text:p>-0,7095476985</text:p>
          </table:table-cell>
          <table:table-cell table:style-name="ce1" office:value-type="string" calcext:value-type="string">
            <text:p>-0.010862595714648215</text:p>
          </table:table-cell>
          <table:table-cell table:style-name="ce1" office:value-type="string" calcext:value-type="string">
            <text:p>-0.002015433616670685</text:p>
          </table:table-cell>
          <table:table-cell table:style-name="ce1" office:value-type="string" calcext:value-type="string">
            <text:p>-0.06366589482920469</text:p>
          </table:table-cell>
          <table:table-cell table:style-name="ce1" office:value-type="float" office:value="-0.004767773183994" calcext:value-type="float">
            <text:p>-0,0047677732</text:p>
          </table:table-cell>
          <table:table-cell table:style-name="ce1" office:value-type="float" office:value="0.0107518211940597" calcext:value-type="float">
            <text:p>0,0107518212</text:p>
          </table:table-cell>
          <table:table-cell table:style-name="ce1" office:value-type="float" office:value="-0.0184326230584839" calcext:value-type="float">
            <text:p>-0,0184326231</text:p>
          </table:table-cell>
          <table:table-cell table:style-name="ce1" office:value-type="float" office:value="-0.055029541573077" calcext:value-type="float">
            <text:p>-0,0550295416</text:p>
          </table:table-cell>
          <table:table-cell table:style-name="ce1" office:value-type="float" office:value="-0.111700928581399" calcext:value-type="float">
            <text:p>-0,111700928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5839368756241" calcext:value-type="float">
            <text:p>0,0058393688</text:p>
          </table:table-cell>
          <table:table-cell table:style-name="ce1" office:value-type="float" office:value="0.00195879940326225" calcext:value-type="float">
            <text:p>0,0019587994</text:p>
          </table:table-cell>
          <table:table-cell table:style-name="ce1" office:value-type="float" office:value="0.0306691291711697" calcext:value-type="float">
            <text:p>0,0306691292</text:p>
          </table:table-cell>
          <table:table-cell table:style-name="ce1" office:value-type="float" office:value="0.560071229934692" calcext:value-type="float">
            <text:p>0,5600712299</text:p>
          </table:table-cell>
          <table:table-cell table:style-name="ce1" office:value-type="float" office:value="0.560075283050537" calcext:value-type="float">
            <text:p>0,5600752831</text:p>
          </table:table-cell>
          <table:table-cell table:style-name="ce1" office:value-type="float" office:value="0.560075998306274" calcext:value-type="float">
            <text:p>0,5600759983</text:p>
          </table:table-cell>
          <table:table-cell table:style-name="ce1" office:value-type="float" office:value="-0.119950607419014" calcext:value-type="float">
            <text:p>-0,1199506074</text:p>
          </table:table-cell>
          <table:table-cell table:style-name="ce1" office:value-type="float" office:value="4.07115840911865" calcext:value-type="float">
            <text:p>4,0711584091</text:p>
          </table:table-cell>
          <table:table-cell table:style-name="ce1" office:value-type="float" office:value="-0.709547698497772" calcext:value-type="float">
            <text:p>-0,7095476985</text:p>
          </table:table-cell>
        </table:table-row>
        <table:table-row table:style-name="ro1">
          <table:table-cell table:style-name="ce1" office:value-type="string" calcext:value-type="string">
            <text:p>2.5276918411254883</text:p>
          </table:table-cell>
          <table:table-cell table:style-name="ce1" office:value-type="string" calcext:value-type="string">
            <text:p>0.0188596248626709</text:p>
          </table:table-cell>
          <table:table-cell table:style-name="ce1" office:value-type="string" calcext:value-type="string">
            <text:p>73.11286807060242</text:p>
          </table:table-cell>
          <table:table-cell table:style-name="ce1" office:value-type="float" office:value="0.00648339193552893" calcext:value-type="float">
            <text:p>0,0064833919</text:p>
          </table:table-cell>
          <table:table-cell table:style-name="ce1" office:value-type="float" office:value="-0.0373845319249265" calcext:value-type="float">
            <text:p>-0,0373845319</text:p>
          </table:table-cell>
          <table:table-cell table:style-name="ce1" office:value-type="float" office:value="0.616864487712766" calcext:value-type="float">
            <text:p>0,6168644877</text:p>
          </table:table-cell>
          <table:table-cell table:style-name="ce1" office:value-type="float" office:value="-0.0103828167369013" calcext:value-type="float">
            <text:p>-0,0103828167</text:p>
          </table:table-cell>
          <table:table-cell table:number-columns-repeated="2" table:style-name="ce1" office:value-type="float" office:value="0.000922480487857422" calcext:value-type="float">
            <text:p>0,0009224805</text:p>
          </table:table-cell>
          <table:table-cell table:style-name="ce1" office:value-type="float" office:value="-0.122472278773785" calcext:value-type="float">
            <text:p>-0,1224722788</text:p>
          </table:table-cell>
          <table:table-cell table:style-name="ce1" office:value-type="float" office:value="4.07061195373535" calcext:value-type="float">
            <text:p>4,0706119537</text:p>
          </table:table-cell>
          <table:table-cell table:style-name="ce1" office:value-type="float" office:value="-0.693518996238709" calcext:value-type="float">
            <text:p>-0,6935189962</text:p>
          </table:table-cell>
          <table:table-cell table:style-name="ce1" office:value-type="string" calcext:value-type="string">
            <text:p>-0.010382816736901312</text:p>
          </table:table-cell>
          <table:table-cell table:style-name="ce1" office:value-type="string" calcext:value-type="string">
            <text:p>0.000922480487857422</text:p>
          </table:table-cell>
          <table:table-cell table:style-name="ce1" office:value-type="string" calcext:value-type="string">
            <text:p>-0.06307213427910312</text:p>
          </table:table-cell>
          <table:table-cell table:style-name="ce1" office:value-type="float" office:value="-0.00353025851956638" calcext:value-type="float">
            <text:p>-0,0035302585</text:p>
          </table:table-cell>
          <table:table-cell table:style-name="ce1" office:value-type="float" office:value="0.011145965473002" calcext:value-type="float">
            <text:p>0,0111459655</text:p>
          </table:table-cell>
          <table:table-cell table:style-name="ce1" office:value-type="float" office:value="-0.0176813029730761" calcext:value-type="float">
            <text:p>-0,017681303</text:p>
          </table:table-cell>
          <table:table-cell table:style-name="ce1" office:value-type="float" office:value="-0.0620071941707524" calcext:value-type="float">
            <text:p>-0,0620071942</text:p>
          </table:table-cell>
          <table:table-cell table:style-name="ce1" office:value-type="float" office:value="-0.0896705430033841" calcext:value-type="float">
            <text:p>-0,08967054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695672780753965" calcext:value-type="float">
            <text:p>0,0069567278</text:p>
          </table:table-cell>
          <table:table-cell table:style-name="ce1" office:value-type="float" office:value="0.00221568650611417" calcext:value-type="float">
            <text:p>0,0022156865</text:p>
          </table:table-cell>
          <table:table-cell table:style-name="ce1" office:value-type="float" office:value="0.0243667477589208" calcext:value-type="float">
            <text:p>0,0243667478</text:p>
          </table:table-cell>
          <table:table-cell table:style-name="ce1" office:value-type="float" office:value="0.592958211898804" calcext:value-type="float">
            <text:p>0,5929582119</text:p>
          </table:table-cell>
          <table:table-cell table:style-name="ce1" office:value-type="float" office:value="0.592960357666016" calcext:value-type="float">
            <text:p>0,5929603577</text:p>
          </table:table-cell>
          <table:table-cell table:style-name="ce1" office:value-type="float" office:value="0.592958211898804" calcext:value-type="float">
            <text:p>0,5929582119</text:p>
          </table:table-cell>
          <table:table-cell table:style-name="ce1" office:value-type="float" office:value="-0.122472278773785" calcext:value-type="float">
            <text:p>-0,1224722788</text:p>
          </table:table-cell>
          <table:table-cell table:style-name="ce1" office:value-type="float" office:value="4.07061195373535" calcext:value-type="float">
            <text:p>4,0706119537</text:p>
          </table:table-cell>
          <table:table-cell table:style-name="ce1" office:value-type="float" office:value="-0.693518996238709" calcext:value-type="float">
            <text:p>-0,6935189962</text:p>
          </table:table-cell>
        </table:table-row>
        <table:table-row table:style-name="ro1">
          <table:table-cell table:style-name="ce1" office:value-type="string" calcext:value-type="string">
            <text:p>2.5431742668151855</text:p>
          </table:table-cell>
          <table:table-cell table:style-name="ce1" office:value-type="string" calcext:value-type="string">
            <text:p>0.015482425689697266</text:p>
          </table:table-cell>
          <table:table-cell table:style-name="ce1" office:value-type="string" calcext:value-type="string">
            <text:p>73.62322449684143</text:p>
          </table:table-cell>
          <table:table-cell table:style-name="ce1" office:value-type="float" office:value="0.00381301493487424" calcext:value-type="float">
            <text:p>0,0038130149</text:p>
          </table:table-cell>
          <table:table-cell table:style-name="ce1" office:value-type="float" office:value="-0.0370677084889102" calcext:value-type="float">
            <text:p>-0,0370677085</text:p>
          </table:table-cell>
          <table:table-cell table:style-name="ce1" office:value-type="float" office:value="0.605460743109385" calcext:value-type="float">
            <text:p>0,6054607431</text:p>
          </table:table-cell>
          <table:table-cell table:style-name="ce1" office:value-type="float" office:value="-0.00904212542733351" calcext:value-type="float">
            <text:p>-0,0090421254</text:p>
          </table:table-cell>
          <table:table-cell table:number-columns-repeated="2" table:style-name="ce1" office:value-type="float" office:value="0.00311526484379947" calcext:value-type="float">
            <text:p>0,0031152648</text:p>
          </table:table-cell>
          <table:table-cell table:style-name="ce1" office:value-type="float" office:value="-0.125072032213211" calcext:value-type="float">
            <text:p>-0,1250720322</text:p>
          </table:table-cell>
          <table:table-cell table:style-name="ce1" office:value-type="float" office:value="4.07104396820068" calcext:value-type="float">
            <text:p>4,0710439682</text:p>
          </table:table-cell>
          <table:table-cell table:style-name="ce1" office:value-type="float" office:value="-0.677267551422119" calcext:value-type="float">
            <text:p>-0,6772675514</text:p>
          </table:table-cell>
          <table:table-cell table:style-name="ce1" office:value-type="string" calcext:value-type="string">
            <text:p>-0.009042125427333512</text:p>
          </table:table-cell>
          <table:table-cell table:style-name="ce1" office:value-type="string" calcext:value-type="string">
            <text:p>0.0031152648437994747</text:p>
          </table:table-cell>
          <table:table-cell table:style-name="ce1" office:value-type="string" calcext:value-type="string">
            <text:p>-0.06134229806679678</text:p>
          </table:table-cell>
          <table:table-cell table:style-name="ce1" office:value-type="float" office:value="-0.00194501758065868" calcext:value-type="float">
            <text:p>-0,0019450176</text:p>
          </table:table-cell>
          <table:table-cell table:style-name="ce1" office:value-type="float" office:value="0.0112153595774779" calcext:value-type="float">
            <text:p>0,0112153596</text:p>
          </table:table-cell>
          <table:table-cell table:style-name="ce1" office:value-type="float" office:value="-0.0164769533610638" calcext:value-type="float">
            <text:p>-0,0164769534</text:p>
          </table:table-cell>
          <table:table-cell table:style-name="ce1" office:value-type="float" office:value="-0.0653156871126298" calcext:value-type="float">
            <text:p>-0,0653156871</text:p>
          </table:table-cell>
          <table:table-cell table:style-name="ce1" office:value-type="float" office:value="-0.0705932727931369" calcext:value-type="float">
            <text:p>-0,070593272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03549042819399" calcext:value-type="float">
            <text:p>0,0103549043</text:p>
          </table:table-cell>
          <table:table-cell table:style-name="ce1" office:value-type="float" office:value="0.00045329093830696" calcext:value-type="float">
            <text:p>0,0004532909</text:p>
          </table:table-cell>
          <table:table-cell table:style-name="ce1" office:value-type="float" office:value="0.0453862117706818" calcext:value-type="float">
            <text:p>0,0453862118</text:p>
          </table:table-cell>
          <table:table-cell table:style-name="ce1" office:value-type="float" office:value="0.510302782058716" calcext:value-type="float">
            <text:p>0,5103027821</text:p>
          </table:table-cell>
          <table:table-cell table:style-name="ce1" office:value-type="float" office:value="0.510298490524292" calcext:value-type="float">
            <text:p>0,5102984905</text:p>
          </table:table-cell>
          <table:table-cell table:style-name="ce1" office:value-type="float" office:value="0.510299682617188" calcext:value-type="float">
            <text:p>0,5102996826</text:p>
          </table:table-cell>
          <table:table-cell table:style-name="ce1" office:value-type="float" office:value="-0.125072032213211" calcext:value-type="float">
            <text:p>-0,1250720322</text:p>
          </table:table-cell>
          <table:table-cell table:style-name="ce1" office:value-type="float" office:value="4.07104396820068" calcext:value-type="float">
            <text:p>4,0710439682</text:p>
          </table:table-cell>
          <table:table-cell table:style-name="ce1" office:value-type="float" office:value="-0.677267551422119" calcext:value-type="float">
            <text:p>-0,6772675514</text:p>
          </table:table-cell>
        </table:table-row>
        <table:table-row table:style-name="ro1">
          <table:table-cell table:style-name="ce1" office:value-type="string" calcext:value-type="string">
            <text:p>2.5649380683898926</text:p>
          </table:table-cell>
          <table:table-cell table:style-name="ce1" office:value-type="string" calcext:value-type="string">
            <text:p>0.02176380157470703</text:p>
          </table:table-cell>
          <table:table-cell table:style-name="ce1" office:value-type="string" calcext:value-type="string">
            <text:p>74.1443099975586</text:p>
          </table:table-cell>
          <table:table-cell table:style-name="ce1" office:value-type="float" office:value="0.00084376149095112" calcext:value-type="float">
            <text:p>0,0008437615</text:p>
          </table:table-cell>
          <table:table-cell table:style-name="ce1" office:value-type="float" office:value="-0.0359130626419318" calcext:value-type="float">
            <text:p>-0,0359130626</text:p>
          </table:table-cell>
          <table:table-cell table:style-name="ce1" office:value-type="float" office:value="0.591949686592008" calcext:value-type="float">
            <text:p>0,5919496866</text:p>
          </table:table-cell>
          <table:table-cell table:style-name="ce1" office:value-type="float" office:value="-0.0086787363106603" calcext:value-type="float">
            <text:p>-0,0086787363</text:p>
          </table:table-cell>
          <table:table-cell table:number-columns-repeated="2" table:style-name="ce1" office:value-type="float" office:value="0.00519913666174379" calcext:value-type="float">
            <text:p>0,0051991367</text:p>
          </table:table-cell>
          <table:table-cell table:style-name="ce1" office:value-type="float" office:value="-0.12808583676815" calcext:value-type="float">
            <text:p>-0,1280858368</text:p>
          </table:table-cell>
          <table:table-cell table:style-name="ce1" office:value-type="float" office:value="4.0716438293457" calcext:value-type="float">
            <text:p>4,0716438293</text:p>
          </table:table-cell>
          <table:table-cell table:style-name="ce1" office:value-type="float" office:value="-0.66172468662262" calcext:value-type="float">
            <text:p>-0,6617246866</text:p>
          </table:table-cell>
          <table:table-cell table:style-name="ce1" office:value-type="string" calcext:value-type="string">
            <text:p>-0.008678736310660302</text:p>
          </table:table-cell>
          <table:table-cell table:style-name="ce1" office:value-type="string" calcext:value-type="string">
            <text:p>0.0051991366617437865</text:p>
          </table:table-cell>
          <table:table-cell table:style-name="ce1" office:value-type="string" calcext:value-type="string">
            <text:p>-0.061336866821820525</text:p>
          </table:table-cell>
          <table:table-cell table:style-name="ce1" office:value-type="float" office:value="-0.00114390448046227" calcext:value-type="float">
            <text:p>-0,0011439045</text:p>
          </table:table-cell>
          <table:table-cell table:style-name="ce1" office:value-type="float" office:value="0.0111203125466731" calcext:value-type="float">
            <text:p>0,0111203125</text:p>
          </table:table-cell>
          <table:table-cell table:style-name="ce1" office:value-type="float" office:value="-0.015883958641688" calcext:value-type="float">
            <text:p>-0,0158839586</text:p>
          </table:table-cell>
          <table:table-cell table:style-name="ce1" office:value-type="float" office:value="-0.0673026820912903" calcext:value-type="float">
            <text:p>-0,0673026821</text:p>
          </table:table-cell>
          <table:table-cell table:style-name="ce1" office:value-type="float" office:value="-0.0512770142927596" calcext:value-type="float">
            <text:p>-0,051277014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512441525750884" calcext:value-type="float">
            <text:p>0,0051244153</text:p>
          </table:table-cell>
          <table:table-cell table:style-name="ce1" office:value-type="float" office:value="-0.000607981031547966" calcext:value-type="float">
            <text:p>-0,000607981</text:p>
          </table:table-cell>
          <table:table-cell table:style-name="ce1" office:value-type="float" office:value="0.0218836727947001" calcext:value-type="float">
            <text:p>0,0218836728</text:p>
          </table:table-cell>
          <table:table-cell table:style-name="ce1" office:value-type="float" office:value="0.521108627319336" calcext:value-type="float">
            <text:p>0,5211086273</text:p>
          </table:table-cell>
          <table:table-cell table:number-columns-repeated="2" table:style-name="ce1" office:value-type="float" office:value="0.52110743522644" calcext:value-type="float">
            <text:p>0,5211074352</text:p>
          </table:table-cell>
          <table:table-cell table:style-name="ce1" office:value-type="float" office:value="-0.12808583676815" calcext:value-type="float">
            <text:p>-0,1280858368</text:p>
          </table:table-cell>
          <table:table-cell table:style-name="ce1" office:value-type="float" office:value="4.0716438293457" calcext:value-type="float">
            <text:p>4,0716438293</text:p>
          </table:table-cell>
          <table:table-cell table:style-name="ce1" office:value-type="float" office:value="-0.66172468662262" calcext:value-type="float">
            <text:p>-0,6617246866</text:p>
          </table:table-cell>
        </table:table-row>
        <table:table-row table:style-name="ro1">
          <table:table-cell table:style-name="ce1" office:value-type="string" calcext:value-type="string">
            <text:p>2.5858898162841797</text:p>
          </table:table-cell>
          <table:table-cell table:style-name="ce1" office:value-type="string" calcext:value-type="string">
            <text:p>0.02095174789428711</text:p>
          </table:table-cell>
          <table:table-cell table:style-name="ce1" office:value-type="string" calcext:value-type="string">
            <text:p>74.67569828033447</text:p>
          </table:table-cell>
          <table:table-cell table:style-name="ce1" office:value-type="float" office:value="-0.00218545180245268" calcext:value-type="float">
            <text:p>-0,0021854518</text:p>
          </table:table-cell>
          <table:table-cell table:style-name="ce1" office:value-type="float" office:value="-0.0342403405373284" calcext:value-type="float">
            <text:p>-0,0342403405</text:p>
          </table:table-cell>
          <table:table-cell table:style-name="ce1" office:value-type="float" office:value="0.573100332860594" calcext:value-type="float">
            <text:p>0,5731003329</text:p>
          </table:table-cell>
          <table:table-cell table:style-name="ce1" office:value-type="float" office:value="-0.00782151232143544" calcext:value-type="float">
            <text:p>-0,0078215123</text:p>
          </table:table-cell>
          <table:table-cell table:number-columns-repeated="2" table:style-name="ce1" office:value-type="float" office:value="0.00698913382224749" calcext:value-type="float">
            <text:p>0,0069891338</text:p>
          </table:table-cell>
          <table:table-cell table:style-name="ce1" office:value-type="float" office:value="-0.130503848195076" calcext:value-type="float">
            <text:p>-0,1305038482</text:p>
          </table:table-cell>
          <table:table-cell table:style-name="ce1" office:value-type="float" office:value="4.07288789749146" calcext:value-type="float">
            <text:p>4,0728878975</text:p>
          </table:table-cell>
          <table:table-cell table:style-name="ce1" office:value-type="float" office:value="-0.646159410476685" calcext:value-type="float">
            <text:p>-0,6461594105</text:p>
          </table:table-cell>
          <table:table-cell table:style-name="ce1" office:value-type="string" calcext:value-type="string">
            <text:p>-0.007821512321435437</text:p>
          </table:table-cell>
          <table:table-cell table:style-name="ce1" office:value-type="string" calcext:value-type="string">
            <text:p>0.006989133822247488</text:p>
          </table:table-cell>
          <table:table-cell table:style-name="ce1" office:value-type="string" calcext:value-type="string">
            <text:p>-0.06054694707476427</text:p>
          </table:table-cell>
          <table:table-cell table:style-name="ce1" office:value-type="float" office:value="-0.000253128447285336" calcext:value-type="float">
            <text:p>-0,0002531284</text:p>
          </table:table-cell>
          <table:table-cell table:style-name="ce1" office:value-type="float" office:value="0.0107739187925795" calcext:value-type="float">
            <text:p>0,0107739188</text:p>
          </table:table-cell>
          <table:table-cell table:style-name="ce1" office:value-type="float" office:value="-0.0151813837027844" calcext:value-type="float">
            <text:p>-0,0151813837</text:p>
          </table:table-cell>
          <table:table-cell table:style-name="ce1" office:value-type="float" office:value="-0.0677519002162905" calcext:value-type="float">
            <text:p>-0,0677519002</text:p>
          </table:table-cell>
          <table:table-cell table:style-name="ce1" office:value-type="float" office:value="-0.0321568265307515" calcext:value-type="float">
            <text:p>-0,032156826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557711626808261" calcext:value-type="float">
            <text:p>0,0055771163</text:p>
          </table:table-cell>
          <table:table-cell table:style-name="ce1" office:value-type="float" office:value="-0.0021687479823905" calcext:value-type="float">
            <text:p>-0,002168748</text:p>
          </table:table-cell>
          <table:table-cell table:style-name="ce1" office:value-type="float" office:value="0.0253774651208056" calcext:value-type="float">
            <text:p>0,0253774651</text:p>
          </table:table-cell>
          <table:table-cell table:style-name="ce1" office:value-type="float" office:value="0.532399415969849" calcext:value-type="float">
            <text:p>0,532399416</text:p>
          </table:table-cell>
          <table:table-cell table:style-name="ce1" office:value-type="float" office:value="0.532402038574219" calcext:value-type="float">
            <text:p>0,5324020386</text:p>
          </table:table-cell>
          <table:table-cell table:style-name="ce1" office:value-type="float" office:value="0.532403707504272" calcext:value-type="float">
            <text:p>0,5324037075</text:p>
          </table:table-cell>
          <table:table-cell table:style-name="ce1" office:value-type="float" office:value="-0.130503848195076" calcext:value-type="float">
            <text:p>-0,1305038482</text:p>
          </table:table-cell>
          <table:table-cell table:style-name="ce1" office:value-type="float" office:value="4.07288789749146" calcext:value-type="float">
            <text:p>4,0728878975</text:p>
          </table:table-cell>
          <table:table-cell table:style-name="ce1" office:value-type="float" office:value="-0.646159410476685" calcext:value-type="float">
            <text:p>-0,6461594105</text:p>
          </table:table-cell>
        </table:table-row>
        <table:table-row table:style-name="ro1">
          <table:table-cell table:style-name="ce1" office:value-type="string" calcext:value-type="string">
            <text:p>2.6043701171875</text:p>
          </table:table-cell>
          <table:table-cell table:style-name="ce1" office:value-type="string" calcext:value-type="string">
            <text:p>0.018480300903320312</text:p>
          </table:table-cell>
          <table:table-cell table:style-name="ce1" office:value-type="string" calcext:value-type="string">
            <text:p>75.21195888519287</text:p>
          </table:table-cell>
          <table:table-cell table:style-name="ce1" office:value-type="float" office:value="-0.00571100868825099" calcext:value-type="float">
            <text:p>-0,0057110087</text:p>
          </table:table-cell>
          <table:table-cell table:style-name="ce1" office:value-type="float" office:value="-0.0313915053280473" calcext:value-type="float">
            <text:p>-0,0313915053</text:p>
          </table:table-cell>
          <table:table-cell table:style-name="ce1" office:value-type="float" office:value="0.556557630315239" calcext:value-type="float">
            <text:p>0,5565576303</text:p>
          </table:table-cell>
          <table:table-cell table:style-name="ce1" office:value-type="float" office:value="-0.00677494148128779" calcext:value-type="float">
            <text:p>-0,0067749415</text:p>
          </table:table-cell>
          <table:table-cell table:number-columns-repeated="2" table:style-name="ce1" office:value-type="float" office:value="0.00855688919320406" calcext:value-type="float">
            <text:p>0,0085568892</text:p>
          </table:table-cell>
          <table:table-cell table:style-name="ce1" office:value-type="float" office:value="-0.1321662068367" calcext:value-type="float">
            <text:p>-0,1321662068</text:p>
          </table:table-cell>
          <table:table-cell table:style-name="ce1" office:value-type="float" office:value="4.07443475723267" calcext:value-type="float">
            <text:p>4,0744347572</text:p>
          </table:table-cell>
          <table:table-cell table:style-name="ce1" office:value-type="float" office:value="-0.630987942218781" calcext:value-type="float">
            <text:p>-0,6309879422</text:p>
          </table:table-cell>
          <table:table-cell table:style-name="ce1" office:value-type="string" calcext:value-type="string">
            <text:p>-0.006774941481287794</text:p>
          </table:table-cell>
          <table:table-cell table:style-name="ce1" office:value-type="string" calcext:value-type="string">
            <text:p>0.008556889193204055</text:p>
          </table:table-cell>
          <table:table-cell table:style-name="ce1" office:value-type="string" calcext:value-type="string">
            <text:p>-0.05932089534449417</text:p>
          </table:table-cell>
          <table:table-cell table:style-name="ce1" office:value-type="float" office:value="0.000655635540735804" calcext:value-type="float">
            <text:p>0,0006556355</text:p>
          </table:table-cell>
          <table:table-cell table:style-name="ce1" office:value-type="float" office:value="0.0102721021611985" calcext:value-type="float">
            <text:p>0,0102721022</text:p>
          </table:table-cell>
          <table:table-cell table:style-name="ce1" office:value-type="float" office:value="-0.0142012173087509" calcext:value-type="float">
            <text:p>-0,0142012173</text:p>
          </table:table-cell>
          <table:table-cell table:style-name="ce1" office:value-type="float" office:value="-0.0665820262674322" calcext:value-type="float">
            <text:p>-0,0665820263</text:p>
          </table:table-cell>
          <table:table-cell table:style-name="ce1" office:value-type="float" office:value="-0.0138279961700685" calcext:value-type="float">
            <text:p>-0,013827996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565889996827774" calcext:value-type="float">
            <text:p>0,0056589</text:p>
          </table:table-cell>
          <table:table-cell table:style-name="ce1" office:value-type="float" office:value="-0.0031248352109143" calcext:value-type="float">
            <text:p>-0,0031248352</text:p>
          </table:table-cell>
          <table:table-cell table:style-name="ce1" office:value-type="float" office:value="0.0352128785702676" calcext:value-type="float">
            <text:p>0,0352128786</text:p>
          </table:table-cell>
          <table:table-cell table:style-name="ce1" office:value-type="float" office:value="0.535300731658936" calcext:value-type="float">
            <text:p>0,5353007317</text:p>
          </table:table-cell>
          <table:table-cell table:style-name="ce1" office:value-type="float" office:value="0.535299301147461" calcext:value-type="float">
            <text:p>0,5352993011</text:p>
          </table:table-cell>
          <table:table-cell table:style-name="ce1" office:value-type="float" office:value="0.535297155380249" calcext:value-type="float">
            <text:p>0,5352971554</text:p>
          </table:table-cell>
          <table:table-cell table:style-name="ce1" office:value-type="float" office:value="-0.1321662068367" calcext:value-type="float">
            <text:p>-0,1321662068</text:p>
          </table:table-cell>
          <table:table-cell table:style-name="ce1" office:value-type="float" office:value="4.07443475723267" calcext:value-type="float">
            <text:p>4,0744347572</text:p>
          </table:table-cell>
          <table:table-cell table:style-name="ce1" office:value-type="float" office:value="-0.630987942218781" calcext:value-type="float">
            <text:p>-0,6309879422</text:p>
          </table:table-cell>
        </table:table-row>
        <table:table-row table:style-name="ro1">
          <table:table-cell table:style-name="ce1" office:value-type="string" calcext:value-type="string">
            <text:p>2.618884325027466</text:p>
          </table:table-cell>
          <table:table-cell table:style-name="ce1" office:value-type="string" calcext:value-type="string">
            <text:p>0.01451420783996582</text:p>
          </table:table-cell>
          <table:table-cell table:style-name="ce1" office:value-type="string" calcext:value-type="string">
            <text:p>75.7235164642334</text:p>
          </table:table-cell>
          <table:table-cell table:style-name="ce1" office:value-type="float" office:value="-0.00661586917991417" calcext:value-type="float">
            <text:p>-0,0066158692</text:p>
          </table:table-cell>
          <table:table-cell table:style-name="ce1" office:value-type="float" office:value="-0.0306048177241601" calcext:value-type="float">
            <text:p>-0,0306048177</text:p>
          </table:table-cell>
          <table:table-cell table:style-name="ce1" office:value-type="float" office:value="0.553778891210203" calcext:value-type="float">
            <text:p>0,5537788912</text:p>
          </table:table-cell>
          <table:table-cell table:style-name="ce1" office:value-type="float" office:value="-0.00533196970556938" calcext:value-type="float">
            <text:p>-0,0053319697</text:p>
          </table:table-cell>
          <table:table-cell table:number-columns-repeated="2" table:style-name="ce1" office:value-type="float" office:value="0.00945171052144323" calcext:value-type="float">
            <text:p>0,0094517105</text:p>
          </table:table-cell>
          <table:table-cell table:style-name="ce1" office:value-type="float" office:value="-0.1321662068367" calcext:value-type="float">
            <text:p>-0,1321662068</text:p>
          </table:table-cell>
          <table:table-cell table:style-name="ce1" office:value-type="float" office:value="4.07443475723267" calcext:value-type="float">
            <text:p>4,0744347572</text:p>
          </table:table-cell>
          <table:table-cell table:style-name="ce1" office:value-type="float" office:value="-0.630987942218781" calcext:value-type="float">
            <text:p>-0,6309879422</text:p>
          </table:table-cell>
          <table:table-cell table:style-name="ce1" office:value-type="string" calcext:value-type="string">
            <text:p>-0.005331969705569377</text:p>
          </table:table-cell>
          <table:table-cell table:style-name="ce1" office:value-type="string" calcext:value-type="string">
            <text:p>0.009451710521443234</text:p>
          </table:table-cell>
          <table:table-cell table:style-name="ce1" office:value-type="string" calcext:value-type="string">
            <text:p>-0.05853274455209477</text:p>
          </table:table-cell>
          <table:table-cell table:style-name="ce1" office:value-type="float" office:value="0.0017133026064753" calcext:value-type="float">
            <text:p>0,0017133026</text:p>
          </table:table-cell>
          <table:table-cell table:style-name="ce1" office:value-type="float" office:value="0.00941745159841418" calcext:value-type="float">
            <text:p>0,0094174516</text:p>
          </table:table-cell>
          <table:table-cell table:style-name="ce1" office:value-type="float" office:value="-0.0133409967763924" calcext:value-type="float">
            <text:p>-0,0133409968</text:p>
          </table:table-cell>
          <table:table-cell table:style-name="ce1" office:value-type="float" office:value="-0.0636598030050489" calcext:value-type="float">
            <text:p>-0,063659803</text:p>
          </table:table-cell>
          <table:table-cell table:style-name="ce1" office:value-type="float" office:value="0.00223445814339515" calcext:value-type="float">
            <text:p>0,002234458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689012583839887" calcext:value-type="float">
            <text:p>0,0068901258</text:p>
          </table:table-cell>
          <table:table-cell table:style-name="ce1" office:value-type="float" office:value="-0.00556759408653479" calcext:value-type="float">
            <text:p>-0,0055675941</text:p>
          </table:table-cell>
          <table:table-cell table:style-name="ce1" office:value-type="float" office:value="0.0323300889719065" calcext:value-type="float">
            <text:p>0,032330089</text:p>
          </table:table-cell>
          <table:table-cell table:style-name="ce1" office:value-type="float" office:value="0.511682510375977" calcext:value-type="float">
            <text:p>0,5116825104</text:p>
          </table:table-cell>
          <table:table-cell table:style-name="ce1" office:value-type="float" office:value="0.51168155670166" calcext:value-type="float">
            <text:p>0,5116815567</text:p>
          </table:table-cell>
          <table:table-cell table:style-name="ce1" office:value-type="float" office:value="0.511681318283081" calcext:value-type="float">
            <text:p>0,5116813183</text:p>
          </table:table-cell>
          <table:table-cell table:style-name="ce1" office:value-type="float" office:value="-0.1321662068367" calcext:value-type="float">
            <text:p>-0,1321662068</text:p>
          </table:table-cell>
          <table:table-cell table:style-name="ce1" office:value-type="float" office:value="4.07443475723267" calcext:value-type="float">
            <text:p>4,0744347572</text:p>
          </table:table-cell>
          <table:table-cell table:style-name="ce1" office:value-type="float" office:value="-0.630987942218781" calcext:value-type="float">
            <text:p>-0,6309879422</text:p>
          </table:table-cell>
        </table:table-row>
        <table:table-row table:style-name="ro1">
          <table:table-cell table:style-name="ce1" office:value-type="string" calcext:value-type="string">
            <text:p>2.6351842880249023</text:p>
          </table:table-cell>
          <table:table-cell table:style-name="ce1" office:value-type="string" calcext:value-type="string">
            <text:p>0.016299962997436523</text:p>
          </table:table-cell>
          <table:table-cell table:style-name="ce1" office:value-type="string" calcext:value-type="string">
            <text:p>76.24881291389465</text:p>
          </table:table-cell>
          <table:table-cell table:style-name="ce1" office:value-type="float" office:value="-0.00960946130425451" calcext:value-type="float">
            <text:p>-0,0096094613</text:p>
          </table:table-cell>
          <table:table-cell table:style-name="ce1" office:value-type="float" office:value="-0.0266575635343296" calcext:value-type="float">
            <text:p>-0,0266575635</text:p>
          </table:table-cell>
          <table:table-cell table:style-name="ce1" office:value-type="float" office:value="0.532944293669712" calcext:value-type="float">
            <text:p>0,5329442937</text:p>
          </table:table-cell>
          <table:table-cell table:style-name="ce1" office:value-type="float" office:value="-0.00486752582467188" calcext:value-type="float">
            <text:p>-0,0048675258</text:p>
          </table:table-cell>
          <table:table-cell table:number-columns-repeated="2" table:style-name="ce1" office:value-type="float" office:value="0.0112274922940949" calcext:value-type="float">
            <text:p>0,0112274923</text:p>
          </table:table-cell>
          <table:table-cell table:style-name="ce1" office:value-type="float" office:value="-0.13583904504776" calcext:value-type="float">
            <text:p>-0,135839045</text:p>
          </table:table-cell>
          <table:table-cell table:style-name="ce1" office:value-type="float" office:value="4.07819080352783" calcext:value-type="float">
            <text:p>4,0781908035</text:p>
          </table:table-cell>
          <table:table-cell table:style-name="ce1" office:value-type="float" office:value="-0.600891411304474" calcext:value-type="float">
            <text:p>-0,6008914113</text:p>
          </table:table-cell>
          <table:table-cell table:style-name="ce1" office:value-type="string" calcext:value-type="string">
            <text:p>-0.004867525824671882</text:p>
          </table:table-cell>
          <table:table-cell table:style-name="ce1" office:value-type="string" calcext:value-type="string">
            <text:p>0.011227492294094943</text:p>
          </table:table-cell>
          <table:table-cell table:style-name="ce1" office:value-type="string" calcext:value-type="string">
            <text:p>-0.059064268771798795</text:p>
          </table:table-cell>
          <table:table-cell table:style-name="ce1" office:value-type="float" office:value="0.00198476075397425" calcext:value-type="float">
            <text:p>0,0019847608</text:p>
          </table:table-cell>
          <table:table-cell table:style-name="ce1" office:value-type="float" office:value="0.00918144531724802" calcext:value-type="float">
            <text:p>0,0091814453</text:p>
          </table:table-cell>
          <table:table-cell table:style-name="ce1" office:value-type="float" office:value="-0.0131965023429305" calcext:value-type="float">
            <text:p>-0,0131965023</text:p>
          </table:table-cell>
          <table:table-cell table:style-name="ce1" office:value-type="float" office:value="-0.0601842028309215" calcext:value-type="float">
            <text:p>-0,0601842028</text:p>
          </table:table-cell>
          <table:table-cell table:style-name="ce1" office:value-type="float" office:value="0.0183125706651575" calcext:value-type="float">
            <text:p>0,018312570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72241867274599" calcext:value-type="float">
            <text:p>0,0017224187</text:p>
          </table:table-cell>
          <table:table-cell table:style-name="ce1" office:value-type="float" office:value="-0.00149746624115462" calcext:value-type="float">
            <text:p>-0,0014974662</text:p>
          </table:table-cell>
          <table:table-cell table:style-name="ce1" office:value-type="float" office:value="0.00528934284526994" calcext:value-type="float">
            <text:p>0,0052893428</text:p>
          </table:table-cell>
          <table:table-cell table:style-name="ce1" office:value-type="float" office:value="0.52534294128418" calcext:value-type="float">
            <text:p>0,5253429413</text:p>
          </table:table-cell>
          <table:table-cell table:style-name="ce1" office:value-type="float" office:value="0.525345802307129" calcext:value-type="float">
            <text:p>0,5253458023</text:p>
          </table:table-cell>
          <table:table-cell table:style-name="ce1" office:value-type="float" office:value="0.525346755981445" calcext:value-type="float">
            <text:p>0,525346756</text:p>
          </table:table-cell>
          <table:table-cell table:style-name="ce1" office:value-type="float" office:value="-0.13583904504776" calcext:value-type="float">
            <text:p>-0,135839045</text:p>
          </table:table-cell>
          <table:table-cell table:style-name="ce1" office:value-type="float" office:value="4.07819080352783" calcext:value-type="float">
            <text:p>4,0781908035</text:p>
          </table:table-cell>
          <table:table-cell table:style-name="ce1" office:value-type="float" office:value="-0.600891411304474" calcext:value-type="float">
            <text:p>-0,6008914113</text:p>
          </table:table-cell>
        </table:table-row>
        <table:table-row table:style-name="ro1">
          <table:table-cell table:style-name="ce1" office:value-type="string" calcext:value-type="string">
            <text:p>2.6543335914611816</text:p>
          </table:table-cell>
          <table:table-cell table:style-name="ce1" office:value-type="string" calcext:value-type="string">
            <text:p>0.019149303436279297</text:p>
          </table:table-cell>
          <table:table-cell table:style-name="ce1" office:value-type="string" calcext:value-type="string">
            <text:p>76.80806732177734</text:p>
          </table:table-cell>
          <table:table-cell table:style-name="ce1" office:value-type="float" office:value="-0.0111375239557" calcext:value-type="float">
            <text:p>-0,011137524</text:p>
          </table:table-cell>
          <table:table-cell table:style-name="ce1" office:value-type="float" office:value="-0.0234882073199526" calcext:value-type="float">
            <text:p>-0,0234882073</text:p>
          </table:table-cell>
          <table:table-cell table:style-name="ce1" office:value-type="float" office:value="0.518634222907784" calcext:value-type="float">
            <text:p>0,5186342229</text:p>
          </table:table-cell>
          <table:table-cell table:style-name="ce1" office:value-type="float" office:value="-0.00320632855498296" calcext:value-type="float">
            <text:p>-0,0032063286</text:p>
          </table:table-cell>
          <table:table-cell table:number-columns-repeated="2" table:style-name="ce1" office:value-type="float" office:value="0.0115348111872974" calcext:value-type="float">
            <text:p>0,0115348112</text:p>
          </table:table-cell>
          <table:table-cell table:style-name="ce1" office:value-type="float" office:value="-0.137440651655197" calcext:value-type="float">
            <text:p>-0,1374406517</text:p>
          </table:table-cell>
          <table:table-cell table:style-name="ce1" office:value-type="float" office:value="4.08086109161377" calcext:value-type="float">
            <text:p>4,0808610916</text:p>
          </table:table-cell>
          <table:table-cell table:style-name="ce1" office:value-type="float" office:value="-0.586437940597534" calcext:value-type="float">
            <text:p>-0,5864379406</text:p>
          </table:table-cell>
          <table:table-cell table:style-name="ce1" office:value-type="string" calcext:value-type="string">
            <text:p>-0.003206328554982962</text:p>
          </table:table-cell>
          <table:table-cell table:style-name="ce1" office:value-type="string" calcext:value-type="string">
            <text:p>0.011534811187297433</text:p>
          </table:table-cell>
          <table:table-cell table:style-name="ce1" office:value-type="string" calcext:value-type="string">
            <text:p>-0.05718149469536292</text:p>
          </table:table-cell>
          <table:table-cell table:style-name="ce1" office:value-type="float" office:value="0.00288283839127635" calcext:value-type="float">
            <text:p>0,0028828384</text:p>
          </table:table-cell>
          <table:table-cell table:style-name="ce1" office:value-type="float" office:value="0.00799726906029887" calcext:value-type="float">
            <text:p>0,0079972691</text:p>
          </table:table-cell>
          <table:table-cell table:style-name="ce1" office:value-type="float" office:value="-0.012113103270825" calcext:value-type="float">
            <text:p>-0,0121131033</text:p>
          </table:table-cell>
          <table:table-cell table:style-name="ce1" office:value-type="float" office:value="-0.0548116936106831" calcext:value-type="float">
            <text:p>-0,0548116936</text:p>
          </table:table-cell>
          <table:table-cell table:style-name="ce1" office:value-type="float" office:value="0.0332168820207305" calcext:value-type="float">
            <text:p>0,03321688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535444547423093" calcext:value-type="float">
            <text:p>0,0053544455</text:p>
          </table:table-cell>
          <table:table-cell table:style-name="ce1" office:value-type="float" office:value="-0.0070599826346361" calcext:value-type="float">
            <text:p>-0,0070599826</text:p>
          </table:table-cell>
          <table:table-cell table:style-name="ce1" office:value-type="float" office:value="0.037264343018485" calcext:value-type="float">
            <text:p>0,037264343</text:p>
          </table:table-cell>
          <table:table-cell table:style-name="ce1" office:value-type="float" office:value="0.559085369110107" calcext:value-type="float">
            <text:p>0,5590853691</text:p>
          </table:table-cell>
          <table:table-cell table:style-name="ce1" office:value-type="float" office:value="0.559102535247803" calcext:value-type="float">
            <text:p>0,5591025352</text:p>
          </table:table-cell>
          <table:table-cell table:style-name="ce1" office:value-type="float" office:value="0.559102773666382" calcext:value-type="float">
            <text:p>0,5591027737</text:p>
          </table:table-cell>
          <table:table-cell table:style-name="ce1" office:value-type="float" office:value="-0.137440651655197" calcext:value-type="float">
            <text:p>-0,1374406517</text:p>
          </table:table-cell>
          <table:table-cell table:style-name="ce1" office:value-type="float" office:value="4.08086109161377" calcext:value-type="float">
            <text:p>4,0808610916</text:p>
          </table:table-cell>
          <table:table-cell table:style-name="ce1" office:value-type="float" office:value="-0.586437940597534" calcext:value-type="float">
            <text:p>-0,5864379406</text:p>
          </table:table-cell>
        </table:table-row>
        <table:table-row table:style-name="ro1">
          <table:table-cell table:style-name="ce1" office:value-type="string" calcext:value-type="string">
            <text:p>2.6686949729919434</text:p>
          </table:table-cell>
          <table:table-cell table:style-name="ce1" office:value-type="string" calcext:value-type="string">
            <text:p>0.014361381530761719</text:p>
          </table:table-cell>
          <table:table-cell table:style-name="ce1" office:value-type="string" calcext:value-type="string">
            <text:p>77.4033727645874</text:p>
          </table:table-cell>
          <table:table-cell table:style-name="ce1" office:value-type="float" office:value="-0.0121379468610142" calcext:value-type="float">
            <text:p>-0,0121379469</text:p>
          </table:table-cell>
          <table:table-cell table:style-name="ce1" office:value-type="float" office:value="-0.0206698463542709" calcext:value-type="float">
            <text:p>-0,0206698464</text:p>
          </table:table-cell>
          <table:table-cell table:style-name="ce1" office:value-type="float" office:value="0.508738079924642" calcext:value-type="float">
            <text:p>0,5087380799</text:p>
          </table:table-cell>
          <table:table-cell table:style-name="ce1" office:value-type="float" office:value="-0.0020969521549825" calcext:value-type="float">
            <text:p>-0,0020969522</text:p>
          </table:table-cell>
          <table:table-cell table:number-columns-repeated="2" table:style-name="ce1" office:value-type="float" office:value="0.0122613643715669" calcext:value-type="float">
            <text:p>0,0122613644</text:p>
          </table:table-cell>
          <table:table-cell table:style-name="ce1" office:value-type="float" office:value="-0.138230308890343" calcext:value-type="float">
            <text:p>-0,1382303089</text:p>
          </table:table-cell>
          <table:table-cell table:style-name="ce1" office:value-type="float" office:value="4.0841236114502" calcext:value-type="float">
            <text:p>4,0841236115</text:p>
          </table:table-cell>
          <table:table-cell table:style-name="ce1" office:value-type="float" office:value="-0.571358740329742" calcext:value-type="float">
            <text:p>-0,5713587403</text:p>
          </table:table-cell>
          <table:table-cell table:style-name="ce1" office:value-type="string" calcext:value-type="string">
            <text:p>-0.002096952154982502</text:p>
          </table:table-cell>
          <table:table-cell table:style-name="ce1" office:value-type="string" calcext:value-type="string">
            <text:p>0.01226136437156691</text:p>
          </table:table-cell>
          <table:table-cell table:style-name="ce1" office:value-type="string" calcext:value-type="string">
            <text:p>-0.056767995249064375</text:p>
          </table:table-cell>
          <table:table-cell table:style-name="ce1" office:value-type="float" office:value="0.00334125718671001" calcext:value-type="float">
            <text:p>0,0033412572</text:p>
          </table:table-cell>
          <table:table-cell table:style-name="ce1" office:value-type="float" office:value="0.00704646219598578" calcext:value-type="float">
            <text:p>0,0070464622</text:p>
          </table:table-cell>
          <table:table-cell table:style-name="ce1" office:value-type="float" office:value="-0.0113689795912048" calcext:value-type="float">
            <text:p>-0,0113689796</text:p>
          </table:table-cell>
          <table:table-cell table:style-name="ce1" office:value-type="float" office:value="-0.0481816163378077" calcext:value-type="float">
            <text:p>-0,0481816163</text:p>
          </table:table-cell>
          <table:table-cell table:style-name="ce1" office:value-type="float" office:value="0.0471988620771225" calcext:value-type="float">
            <text:p>0,047198862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256691342888438" calcext:value-type="float">
            <text:p>0,0025669134</text:p>
          </table:table-cell>
          <table:table-cell table:style-name="ce1" office:value-type="float" office:value="-0.00532417408219905" calcext:value-type="float">
            <text:p>-0,0053241741</text:p>
          </table:table-cell>
          <table:table-cell table:style-name="ce1" office:value-type="float" office:value="0.0240393736856167" calcext:value-type="float">
            <text:p>0,0240393737</text:p>
          </table:table-cell>
          <table:table-cell table:style-name="ce1" office:value-type="float" office:value="0.59529185295105" calcext:value-type="float">
            <text:p>0,595291853</text:p>
          </table:table-cell>
          <table:table-cell table:style-name="ce1" office:value-type="float" office:value="0.595276594161987" calcext:value-type="float">
            <text:p>0,5952765942</text:p>
          </table:table-cell>
          <table:table-cell table:style-name="ce1" office:value-type="float" office:value="0.595276355743408" calcext:value-type="float">
            <text:p>0,5952763557</text:p>
          </table:table-cell>
          <table:table-cell table:style-name="ce1" office:value-type="float" office:value="-0.138230308890343" calcext:value-type="float">
            <text:p>-0,1382303089</text:p>
          </table:table-cell>
          <table:table-cell table:style-name="ce1" office:value-type="float" office:value="4.0841236114502" calcext:value-type="float">
            <text:p>4,0841236115</text:p>
          </table:table-cell>
          <table:table-cell table:style-name="ce1" office:value-type="float" office:value="-0.571358740329742" calcext:value-type="float">
            <text:p>-0,5713587403</text:p>
          </table:table-cell>
        </table:table-row>
        <table:table-row table:style-name="ro1">
          <table:table-cell table:style-name="ce1" office:value-type="string" calcext:value-type="string">
            <text:p>2.684866428375244</text:p>
          </table:table-cell>
          <table:table-cell table:style-name="ce1" office:value-type="string" calcext:value-type="string">
            <text:p>0.01617145538330078</text:p>
          </table:table-cell>
          <table:table-cell table:style-name="ce1" office:value-type="string" calcext:value-type="string">
            <text:p>77.93392729759216</text:p>
          </table:table-cell>
          <table:table-cell table:style-name="ce1" office:value-type="float" office:value="-0.0130824797490704" calcext:value-type="float">
            <text:p>-0,0130824797</text:p>
          </table:table-cell>
          <table:table-cell table:style-name="ce1" office:value-type="float" office:value="-0.0153881881478024" calcext:value-type="float">
            <text:p>-0,0153881881</text:p>
          </table:table-cell>
          <table:table-cell table:style-name="ce1" office:value-type="float" office:value="0.490264738415494" calcext:value-type="float">
            <text:p>0,4902647384</text:p>
          </table:table-cell>
          <table:table-cell table:style-name="ce1" office:value-type="float" office:value="-0.00108318911175894" calcext:value-type="float">
            <text:p>-0,0010831891</text:p>
          </table:table-cell>
          <table:table-cell table:number-columns-repeated="2" table:style-name="ce1" office:value-type="float" office:value="0.0126781695006744" calcext:value-type="float">
            <text:p>0,0126781695</text:p>
          </table:table-cell>
          <table:table-cell table:style-name="ce1" office:value-type="float" office:value="-0.138422593474388" calcext:value-type="float">
            <text:p>-0,1384225935</text:p>
          </table:table-cell>
          <table:table-cell table:style-name="ce1" office:value-type="float" office:value="4.0871696472168" calcext:value-type="float">
            <text:p>4,0871696472</text:p>
          </table:table-cell>
          <table:table-cell table:style-name="ce1" office:value-type="float" office:value="-0.556736886501312" calcext:value-type="float">
            <text:p>-0,5567368865</text:p>
          </table:table-cell>
          <table:table-cell table:style-name="ce1" office:value-type="string" calcext:value-type="string">
            <text:p>-0.0010831891117589424</text:p>
          </table:table-cell>
          <table:table-cell table:style-name="ce1" office:value-type="string" calcext:value-type="string">
            <text:p>0.012678169500674383</text:p>
          </table:table-cell>
          <table:table-cell table:style-name="ce1" office:value-type="string" calcext:value-type="string">
            <text:p>-0.0563882866843678</text:p>
          </table:table-cell>
          <table:table-cell table:style-name="ce1" office:value-type="float" office:value="0.00364138405830427" calcext:value-type="float">
            <text:p>0,0036413841</text:p>
          </table:table-cell>
          <table:table-cell table:style-name="ce1" office:value-type="float" office:value="0.00620095390628127" calcext:value-type="float">
            <text:p>0,0062009539</text:p>
          </table:table-cell>
          <table:table-cell table:style-name="ce1" office:value-type="float" office:value="-0.0108543801560814" calcext:value-type="float">
            <text:p>-0,0108543802</text:p>
          </table:table-cell>
          <table:table-cell table:style-name="ce1" office:value-type="float" office:value="-0.0417388102433928" calcext:value-type="float">
            <text:p>-0,0417388102</text:p>
          </table:table-cell>
          <table:table-cell table:style-name="ce1" office:value-type="float" office:value="0.0581704433149298" calcext:value-type="float">
            <text:p>0,058170443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88475019817404" calcext:value-type="float">
            <text:p>0,0018847502</text:p>
          </table:table-cell>
          <table:table-cell table:style-name="ce1" office:value-type="float" office:value="-0.00530963467059537" calcext:value-type="float">
            <text:p>-0,0053096347</text:p>
          </table:table-cell>
          <table:table-cell table:style-name="ce1" office:value-type="float" office:value="0.0186437388685436" calcext:value-type="float">
            <text:p>0,0186437389</text:p>
          </table:table-cell>
          <table:table-cell table:style-name="ce1" office:value-type="float" office:value="0.530798673629761" calcext:value-type="float">
            <text:p>0,5307986736</text:p>
          </table:table-cell>
          <table:table-cell table:style-name="ce1" office:value-type="float" office:value="0.530801296234131" calcext:value-type="float">
            <text:p>0,5308012962</text:p>
          </table:table-cell>
          <table:table-cell table:style-name="ce1" office:value-type="float" office:value="0.530802488327026" calcext:value-type="float">
            <text:p>0,5308024883</text:p>
          </table:table-cell>
          <table:table-cell table:style-name="ce1" office:value-type="float" office:value="-0.138422593474388" calcext:value-type="float">
            <text:p>-0,1384225935</text:p>
          </table:table-cell>
          <table:table-cell table:style-name="ce1" office:value-type="float" office:value="4.0871696472168" calcext:value-type="float">
            <text:p>4,0871696472</text:p>
          </table:table-cell>
          <table:table-cell table:style-name="ce1" office:value-type="float" office:value="-0.556736886501312" calcext:value-type="float">
            <text:p>-0,5567368865</text:p>
          </table:table-cell>
        </table:table-row>
        <table:table-row table:style-name="ro1">
          <table:table-cell table:style-name="ce1" office:value-type="string" calcext:value-type="string">
            <text:p>2.702394962310791</text:p>
          </table:table-cell>
          <table:table-cell table:style-name="ce1" office:value-type="string" calcext:value-type="string">
            <text:p>0.017528533935546875</text:p>
          </table:table-cell>
          <table:table-cell table:style-name="ce1" office:value-type="string" calcext:value-type="string">
            <text:p>78.45979166030884</text:p>
          </table:table-cell>
          <table:table-cell table:style-name="ce1" office:value-type="float" office:value="-0.0132954665035711" calcext:value-type="float">
            <text:p>-0,0132954665</text:p>
          </table:table-cell>
          <table:table-cell table:style-name="ce1" office:value-type="float" office:value="-0.0135663528883554" calcext:value-type="float">
            <text:p>-0,0135663529</text:p>
          </table:table-cell>
          <table:table-cell table:style-name="ce1" office:value-type="float" office:value="0.484893671892307" calcext:value-type="float">
            <text:p>0,4848936719</text:p>
          </table:table-cell>
          <table:table-cell table:style-name="ce1" office:value-type="float" office:value="-0.0000118781583099078" calcext:value-type="float">
            <text:p>-1,18781583099078E-05</text:p>
          </table:table-cell>
          <table:table-cell table:number-columns-repeated="2" table:style-name="ce1" office:value-type="float" office:value="0.0118355131380904" calcext:value-type="float">
            <text:p>0,0118355131</text:p>
          </table:table-cell>
          <table:table-cell table:style-name="ce1" office:value-type="float" office:value="-0.138332322239876" calcext:value-type="float">
            <text:p>-0,1383323222</text:p>
          </table:table-cell>
          <table:table-cell table:style-name="ce1" office:value-type="float" office:value="4.09014177322388" calcext:value-type="float">
            <text:p>4,0901417732</text:p>
          </table:table-cell>
          <table:table-cell table:style-name="ce1" office:value-type="float" office:value="-0.54220575094223" calcext:value-type="float">
            <text:p>-0,5422057509</text:p>
          </table:table-cell>
          <table:table-cell table:style-name="ce1" office:value-type="string" calcext:value-type="string">
            <text:p>-1.1878158309907837e-05</text:p>
          </table:table-cell>
          <table:table-cell table:style-name="ce1" office:value-type="string" calcext:value-type="string">
            <text:p>0.011835513138090444</text:p>
          </table:table-cell>
          <table:table-cell table:style-name="ce1" office:value-type="string" calcext:value-type="string">
            <text:p>-0.05501593297025518</text:p>
          </table:table-cell>
          <table:table-cell table:style-name="ce1" office:value-type="float" office:value="0.00392474392472111" calcext:value-type="float">
            <text:p>0,0039247439</text:p>
          </table:table-cell>
          <table:table-cell table:style-name="ce1" office:value-type="float" office:value="0.00461645644434072" calcext:value-type="float">
            <text:p>0,0046164564</text:p>
          </table:table-cell>
          <table:table-cell table:style-name="ce1" office:value-type="float" office:value="-0.00989376639760571" calcext:value-type="float">
            <text:p>-0,0098937664</text:p>
          </table:table-cell>
          <table:table-cell table:style-name="ce1" office:value-type="float" office:value="-0.0348559502586994" calcext:value-type="float">
            <text:p>-0,0348559503</text:p>
          </table:table-cell>
          <table:table-cell table:style-name="ce1" office:value-type="float" office:value="0.0662662779375306" calcext:value-type="float">
            <text:p>0,066266277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79530491798546" calcext:value-type="float">
            <text:p>0,0017953049</text:p>
          </table:table-cell>
          <table:table-cell table:style-name="ce1" office:value-type="float" office:value="-0.0100391317266573" calcext:value-type="float">
            <text:p>-0,0100391317</text:p>
          </table:table-cell>
          <table:table-cell table:style-name="ce1" office:value-type="float" office:value="0.0351133370940213" calcext:value-type="float">
            <text:p>0,0351133371</text:p>
          </table:table-cell>
          <table:table-cell table:style-name="ce1" office:value-type="float" office:value="0.526112794876099" calcext:value-type="float">
            <text:p>0,5261127949</text:p>
          </table:table-cell>
          <table:table-cell table:style-name="ce1" office:value-type="float" office:value="0.5261070728302" calcext:value-type="float">
            <text:p>0,5261070728</text:p>
          </table:table-cell>
          <table:table-cell table:style-name="ce1" office:value-type="float" office:value="0.526106119155884" calcext:value-type="float">
            <text:p>0,5261061192</text:p>
          </table:table-cell>
          <table:table-cell table:style-name="ce1" office:value-type="float" office:value="-0.138332322239876" calcext:value-type="float">
            <text:p>-0,1383323222</text:p>
          </table:table-cell>
          <table:table-cell table:style-name="ce1" office:value-type="float" office:value="4.09014177322388" calcext:value-type="float">
            <text:p>4,0901417732</text:p>
          </table:table-cell>
          <table:table-cell table:style-name="ce1" office:value-type="float" office:value="-0.54220575094223" calcext:value-type="float">
            <text:p>-0,5422057509</text:p>
          </table:table-cell>
        </table:table-row>
        <table:table-row table:style-name="ro1">
          <table:table-cell table:style-name="ce1" office:value-type="string" calcext:value-type="string">
            <text:p>2.7237987518310547</text:p>
          </table:table-cell>
          <table:table-cell table:style-name="ce1" office:value-type="string" calcext:value-type="string">
            <text:p>0.021403789520263672</text:p>
          </table:table-cell>
          <table:table-cell table:style-name="ce1" office:value-type="string" calcext:value-type="string">
            <text:p>78.99196982383728</text:p>
          </table:table-cell>
          <table:table-cell table:style-name="ce1" office:value-type="float" office:value="-0.0128405431607439" calcext:value-type="float">
            <text:p>-0,0128405432</text:p>
          </table:table-cell>
          <table:table-cell table:style-name="ce1" office:value-type="float" office:value="-0.00865826777967245" calcext:value-type="float">
            <text:p>-0,0086582678</text:p>
          </table:table-cell>
          <table:table-cell table:style-name="ce1" office:value-type="float" office:value="0.465737986711808" calcext:value-type="float">
            <text:p>0,4657379867</text:p>
          </table:table-cell>
          <table:table-cell table:style-name="ce1" office:value-type="float" office:value="0.000809374507647659" calcext:value-type="float">
            <text:p>0,0008093745</text:p>
          </table:table-cell>
          <table:table-cell table:number-columns-repeated="2" table:style-name="ce1" office:value-type="float" office:value="0.0123832187932932" calcext:value-type="float">
            <text:p>0,0123832188</text:p>
          </table:table-cell>
          <table:table-cell table:style-name="ce1" office:value-type="float" office:value="-0.137828588485718" calcext:value-type="float">
            <text:p>-0,1378285885</text:p>
          </table:table-cell>
          <table:table-cell table:style-name="ce1" office:value-type="float" office:value="4.09307956695557" calcext:value-type="float">
            <text:p>4,093079567</text:p>
          </table:table-cell>
          <table:table-cell table:style-name="ce1" office:value-type="float" office:value="-0.528446972370148" calcext:value-type="float">
            <text:p>-0,5284469724</text:p>
          </table:table-cell>
          <table:table-cell table:style-name="ce1" office:value-type="string" calcext:value-type="string">
            <text:p>0.0008093745076476593</text:p>
          </table:table-cell>
          <table:table-cell table:style-name="ce1" office:value-type="string" calcext:value-type="string">
            <text:p>0.012383218793293228</text:p>
          </table:table-cell>
          <table:table-cell table:style-name="ce1" office:value-type="string" calcext:value-type="string">
            <text:p>-0.05536198806017843</text:p>
          </table:table-cell>
          <table:table-cell table:style-name="ce1" office:value-type="float" office:value="0.00398863995107132" calcext:value-type="float">
            <text:p>0,00398864</text:p>
          </table:table-cell>
          <table:table-cell table:style-name="ce1" office:value-type="float" office:value="0.00406990586650661" calcext:value-type="float">
            <text:p>0,0040699059</text:p>
          </table:table-cell>
          <table:table-cell table:style-name="ce1" office:value-type="float" office:value="-0.00961447093839999" calcext:value-type="float">
            <text:p>-0,0096144709</text:p>
          </table:table-cell>
          <table:table-cell table:style-name="ce1" office:value-type="float" office:value="-0.0277850847431988" calcext:value-type="float">
            <text:p>-0,0277850847</text:p>
          </table:table-cell>
          <table:table-cell table:style-name="ce1" office:value-type="float" office:value="0.0734812012180359" calcext:value-type="float">
            <text:p>0,073481201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400482551105061" calcext:value-type="float">
            <text:p>0,0004004826</text:p>
          </table:table-cell>
          <table:table-cell table:style-name="ce1" office:value-type="float" office:value="-0.0034256303321878" calcext:value-type="float">
            <text:p>-0,0034256303</text:p>
          </table:table-cell>
          <table:table-cell table:style-name="ce1" office:value-type="float" office:value="0.0100993151288621" calcext:value-type="float">
            <text:p>0,0100993151</text:p>
          </table:table-cell>
          <table:table-cell table:style-name="ce1" office:value-type="float" office:value="0.531825304031372" calcext:value-type="float">
            <text:p>0,531825304</text:p>
          </table:table-cell>
          <table:table-cell table:number-columns-repeated="2" table:style-name="ce1" office:value-type="float" office:value="0.531824827194214" calcext:value-type="float">
            <text:p>0,5318248272</text:p>
          </table:table-cell>
          <table:table-cell table:style-name="ce1" office:value-type="float" office:value="-0.137828588485718" calcext:value-type="float">
            <text:p>-0,1378285885</text:p>
          </table:table-cell>
          <table:table-cell table:style-name="ce1" office:value-type="float" office:value="4.09307956695557" calcext:value-type="float">
            <text:p>4,093079567</text:p>
          </table:table-cell>
          <table:table-cell table:style-name="ce1" office:value-type="float" office:value="-0.528446972370148" calcext:value-type="float">
            <text:p>-0,5284469724</text:p>
          </table:table-cell>
        </table:table-row>
        <table:table-row table:style-name="ro1">
          <table:table-cell table:style-name="ce1" office:value-type="string" calcext:value-type="string">
            <text:p>2.737140417098999</text:p>
          </table:table-cell>
          <table:table-cell table:style-name="ce1" office:value-type="string" calcext:value-type="string">
            <text:p>0.013341665267944336</text:p>
          </table:table-cell>
          <table:table-cell table:style-name="ce1" office:value-type="string" calcext:value-type="string">
            <text:p>79.65791511535645</text:p>
          </table:table-cell>
          <table:table-cell table:style-name="ce1" office:value-type="float" office:value="-0.0122001258739742" calcext:value-type="float">
            <text:p>-0,0122001259</text:p>
          </table:table-cell>
          <table:table-cell table:style-name="ce1" office:value-type="float" office:value="-0.00521647270602163" calcext:value-type="float">
            <text:p>-0,0052164727</text:p>
          </table:table-cell>
          <table:table-cell table:style-name="ce1" office:value-type="float" office:value="0.454508233953405" calcext:value-type="float">
            <text:p>0,454508234</text:p>
          </table:table-cell>
          <table:table-cell table:style-name="ce1" office:value-type="float" office:value="0.00161438349244075" calcext:value-type="float">
            <text:p>0,0016143835</text:p>
          </table:table-cell>
          <table:table-cell table:number-columns-repeated="2" table:style-name="ce1" office:value-type="float" office:value="0.0114174777113431" calcext:value-type="float">
            <text:p>0,0114174777</text:p>
          </table:table-cell>
          <table:table-cell table:style-name="ce1" office:value-type="float" office:value="-0.136882275342941" calcext:value-type="float">
            <text:p>-0,1368822753</text:p>
          </table:table-cell>
          <table:table-cell table:style-name="ce1" office:value-type="float" office:value="4.096266746521" calcext:value-type="float">
            <text:p>4,0962667465</text:p>
          </table:table-cell>
          <table:table-cell table:style-name="ce1" office:value-type="float" office:value="-0.514256119728088" calcext:value-type="float">
            <text:p>-0,5142561197</text:p>
          </table:table-cell>
          <table:table-cell table:style-name="ce1" office:value-type="string" calcext:value-type="string">
            <text:p>0.0016143834924407497</text:p>
          </table:table-cell>
          <table:table-cell table:style-name="ce1" office:value-type="string" calcext:value-type="string">
            <text:p>0.011417477711343063</text:p>
          </table:table-cell>
          <table:table-cell table:style-name="ce1" office:value-type="string" calcext:value-type="string">
            <text:p>-0.053900295803226944</text:p>
          </table:table-cell>
          <table:table-cell table:style-name="ce1" office:value-type="float" office:value="0.00385216294822318" calcext:value-type="float">
            <text:p>0,0038521629</text:p>
          </table:table-cell>
          <table:table-cell table:style-name="ce1" office:value-type="float" office:value="0.00259748033390173" calcext:value-type="float">
            <text:p>0,0025974803</text:p>
          </table:table-cell>
          <table:table-cell table:style-name="ce1" office:value-type="float" office:value="-0.00861837530901403" calcext:value-type="float">
            <text:p>-0,0086183753</text:p>
          </table:table-cell>
          <table:table-cell table:style-name="ce1" office:value-type="float" office:value="-0.0192216846828987" calcext:value-type="float">
            <text:p>-0,0192216847</text:p>
          </table:table-cell>
          <table:table-cell table:style-name="ce1" office:value-type="float" office:value="0.079255450910692" calcext:value-type="float">
            <text:p>0,079255450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0682142931226926" calcext:value-type="float">
            <text:p>-0,0006821429</text:p>
          </table:table-cell>
          <table:table-cell table:style-name="ce1" office:value-type="float" office:value="-0.00735948693220637" calcext:value-type="float">
            <text:p>-0,0073594869</text:p>
          </table:table-cell>
          <table:table-cell table:style-name="ce1" office:value-type="float" office:value="0.0287231802314836" calcext:value-type="float">
            <text:p>0,0287231802</text:p>
          </table:table-cell>
          <table:table-cell table:style-name="ce1" office:value-type="float" office:value="0.666903257369995" calcext:value-type="float">
            <text:p>0,6669032574</text:p>
          </table:table-cell>
          <table:table-cell table:style-name="ce1" office:value-type="float" office:value="0.666905879974365" calcext:value-type="float">
            <text:p>0,66690588</text:p>
          </table:table-cell>
          <table:table-cell table:style-name="ce1" office:value-type="float" office:value="0.666906833648682" calcext:value-type="float">
            <text:p>0,6669068336</text:p>
          </table:table-cell>
          <table:table-cell table:style-name="ce1" office:value-type="float" office:value="-0.136882275342941" calcext:value-type="float">
            <text:p>-0,1368822753</text:p>
          </table:table-cell>
          <table:table-cell table:style-name="ce1" office:value-type="float" office:value="4.096266746521" calcext:value-type="float">
            <text:p>4,0962667465</text:p>
          </table:table-cell>
          <table:table-cell table:style-name="ce1" office:value-type="float" office:value="-0.514256119728088" calcext:value-type="float">
            <text:p>-0,5142561197</text:p>
          </table:table-cell>
        </table:table-row>
        <table:table-row table:style-name="ro1">
          <table:table-cell table:style-name="ce1" office:value-type="string" calcext:value-type="string">
            <text:p>2.7543773651123047</text:p>
          </table:table-cell>
          <table:table-cell table:style-name="ce1" office:value-type="string" calcext:value-type="string">
            <text:p>0.017236948013305664</text:p>
          </table:table-cell>
          <table:table-cell table:style-name="ce1" office:value-type="string" calcext:value-type="string">
            <text:p>80.23368787765503</text:p>
          </table:table-cell>
          <table:table-cell table:style-name="ce1" office:value-type="float" office:value="-0.0111338785198448" calcext:value-type="float">
            <text:p>-0,0111338785</text:p>
          </table:table-cell>
          <table:table-cell table:style-name="ce1" office:value-type="float" office:value="-0.00158419224424978" calcext:value-type="float">
            <text:p>-0,0015841922</text:p>
          </table:table-cell>
          <table:table-cell table:style-name="ce1" office:value-type="float" office:value="0.441194276382894" calcext:value-type="float">
            <text:p>0,4411942764</text:p>
          </table:table-cell>
          <table:table-cell table:style-name="ce1" office:value-type="float" office:value="0.00221379412865238" calcext:value-type="float">
            <text:p>0,0022137941</text:p>
          </table:table-cell>
          <table:table-cell table:number-columns-repeated="2" table:style-name="ce1" office:value-type="float" office:value="0.0107862450598961" calcext:value-type="float">
            <text:p>0,0107862451</text:p>
          </table:table-cell>
          <table:table-cell table:style-name="ce1" office:value-type="float" office:value="-0.135857820510864" calcext:value-type="float">
            <text:p>-0,1358578205</text:p>
          </table:table-cell>
          <table:table-cell table:style-name="ce1" office:value-type="float" office:value="4.09952449798584" calcext:value-type="float">
            <text:p>4,099524498</text:p>
          </table:table-cell>
          <table:table-cell table:style-name="ce1" office:value-type="float" office:value="-0.500862717628479" calcext:value-type="float">
            <text:p>-0,5008627176</text:p>
          </table:table-cell>
          <table:table-cell table:style-name="ce1" office:value-type="string" calcext:value-type="string">
            <text:p>0.002213794128652379</text:p>
          </table:table-cell>
          <table:table-cell table:style-name="ce1" office:value-type="string" calcext:value-type="string">
            <text:p>0.010786245059896105</text:p>
          </table:table-cell>
          <table:table-cell table:style-name="ce1" office:value-type="string" calcext:value-type="string">
            <text:p>-0.05354735954398746</text:p>
          </table:table-cell>
          <table:table-cell table:style-name="ce1" office:value-type="float" office:value="0.00366003776219225" calcext:value-type="float">
            <text:p>0,0036600378</text:p>
          </table:table-cell>
          <table:table-cell table:style-name="ce1" office:value-type="float" office:value="0.00156494181180649" calcext:value-type="float">
            <text:p>0,0015649418</text:p>
          </table:table-cell>
          <table:table-cell table:style-name="ce1" office:value-type="float" office:value="-0.00803442816557707" calcext:value-type="float">
            <text:p>-0,0080344282</text:p>
          </table:table-cell>
          <table:table-cell table:style-name="ce1" office:value-type="float" office:value="-0.0121895723441698" calcext:value-type="float">
            <text:p>-0,0121895723</text:p>
          </table:table-cell>
          <table:table-cell table:style-name="ce1" office:value-type="float" office:value="0.0822621998775607" calcext:value-type="float">
            <text:p>0,082262199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111107034900871" calcext:value-type="float">
            <text:p>-0,0011110703</text:p>
          </table:table-cell>
          <table:table-cell table:style-name="ce1" office:value-type="float" office:value="-0.00597124344574646" calcext:value-type="float">
            <text:p>-0,0059712434</text:p>
          </table:table-cell>
          <table:table-cell table:style-name="ce1" office:value-type="float" office:value="0.0194827448635847" calcext:value-type="float">
            <text:p>0,0194827449</text:p>
          </table:table-cell>
          <table:table-cell table:style-name="ce1" office:value-type="float" office:value="0.576396703720093" calcext:value-type="float">
            <text:p>0,5763967037</text:p>
          </table:table-cell>
          <table:table-cell table:style-name="ce1" office:value-type="float" office:value="0.576395034790039" calcext:value-type="float">
            <text:p>0,5763950348</text:p>
          </table:table-cell>
          <table:table-cell table:style-name="ce1" office:value-type="float" office:value="0.57639479637146" calcext:value-type="float">
            <text:p>0,5763947964</text:p>
          </table:table-cell>
          <table:table-cell table:style-name="ce1" office:value-type="float" office:value="-0.135857820510864" calcext:value-type="float">
            <text:p>-0,1358578205</text:p>
          </table:table-cell>
          <table:table-cell table:style-name="ce1" office:value-type="float" office:value="4.09952449798584" calcext:value-type="float">
            <text:p>4,099524498</text:p>
          </table:table-cell>
          <table:table-cell table:style-name="ce1" office:value-type="float" office:value="-0.500862717628479" calcext:value-type="float">
            <text:p>-0,5008627176</text:p>
          </table:table-cell>
        </table:table-row>
        <table:table-row table:style-name="ro1">
          <table:table-cell table:style-name="ce1" office:value-type="string" calcext:value-type="string">
            <text:p>2.7721753120422363</text:p>
          </table:table-cell>
          <table:table-cell table:style-name="ce1" office:value-type="string" calcext:value-type="string">
            <text:p>0.01779794692993164</text:p>
          </table:table-cell>
          <table:table-cell table:style-name="ce1" office:value-type="string" calcext:value-type="string">
            <text:p>80.8451943397522</text:p>
          </table:table-cell>
          <table:table-cell table:style-name="ce1" office:value-type="float" office:value="-0.0103927806643539" calcext:value-type="float">
            <text:p>-0,0103927807</text:p>
          </table:table-cell>
          <table:table-cell table:style-name="ce1" office:value-type="float" office:value="0.000446328966602407" calcext:value-type="float">
            <text:p>0,000446329</text:p>
          </table:table-cell>
          <table:table-cell table:style-name="ce1" office:value-type="float" office:value="0.433122168352574" calcext:value-type="float">
            <text:p>0,4331221684</text:p>
          </table:table-cell>
          <table:table-cell table:style-name="ce1" office:value-type="float" office:value="0.00264932100525703" calcext:value-type="float">
            <text:p>0,002649321</text:p>
          </table:table-cell>
          <table:table-cell table:number-columns-repeated="2" table:style-name="ce1" office:value-type="float" office:value="0.00980829395384531" calcext:value-type="float">
            <text:p>0,009808294</text:p>
          </table:table-cell>
          <table:table-cell table:style-name="ce1" office:value-type="float" office:value="-0.135213807225227" calcext:value-type="float">
            <text:p>-0,1352138072</text:p>
          </table:table-cell>
          <table:table-cell table:style-name="ce1" office:value-type="float" office:value="4.10204172134399" calcext:value-type="float">
            <text:p>4,1020417213</text:p>
          </table:table-cell>
          <table:table-cell table:style-name="ce1" office:value-type="float" office:value="-0.487836450338364" calcext:value-type="float">
            <text:p>-0,4878364503</text:p>
          </table:table-cell>
          <table:table-cell table:style-name="ce1" office:value-type="string" calcext:value-type="string">
            <text:p>0.002649321005257028</text:p>
          </table:table-cell>
          <table:table-cell table:style-name="ce1" office:value-type="string" calcext:value-type="string">
            <text:p>0.00980829395384531</text:p>
          </table:table-cell>
          <table:table-cell table:style-name="ce1" office:value-type="string" calcext:value-type="string">
            <text:p>-0.05279635143796623</text:p>
          </table:table-cell>
          <table:table-cell table:style-name="ce1" office:value-type="float" office:value="0.00334016355595344" calcext:value-type="float">
            <text:p>0,0033401636</text:p>
          </table:table-cell>
          <table:table-cell table:style-name="ce1" office:value-type="float" office:value="0.000475257673274933" calcext:value-type="float">
            <text:p>0,0004752577</text:p>
          </table:table-cell>
          <table:table-cell table:style-name="ce1" office:value-type="float" office:value="-0.00734210237191047" calcext:value-type="float">
            <text:p>-0,0073421024</text:p>
          </table:table-cell>
          <table:table-cell table:style-name="ce1" office:value-type="float" office:value="-0.00539922691323257" calcext:value-type="float">
            <text:p>-0,0053992269</text:p>
          </table:table-cell>
          <table:table-cell table:style-name="ce1" office:value-type="float" office:value="0.0832283760616508" calcext:value-type="float">
            <text:p>0,083228376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174828639186677" calcext:value-type="float">
            <text:p>-0,0017482864</text:p>
          </table:table-cell>
          <table:table-cell table:style-name="ce1" office:value-type="float" office:value="-0.00595567416298672" calcext:value-type="float">
            <text:p>-0,0059556742</text:p>
          </table:table-cell>
          <table:table-cell table:style-name="ce1" office:value-type="float" office:value="0.0218300373577696" calcext:value-type="float">
            <text:p>0,0218300374</text:p>
          </table:table-cell>
          <table:table-cell table:style-name="ce1" office:value-type="float" office:value="0.609881401062012" calcext:value-type="float">
            <text:p>0,6098814011</text:p>
          </table:table-cell>
          <table:table-cell table:style-name="ce1" office:value-type="float" office:value="0.609885692596436" calcext:value-type="float">
            <text:p>0,6098856926</text:p>
          </table:table-cell>
          <table:table-cell table:style-name="ce1" office:value-type="float" office:value="0.609891653060913" calcext:value-type="float">
            <text:p>0,6098916531</text:p>
          </table:table-cell>
          <table:table-cell table:style-name="ce1" office:value-type="float" office:value="-0.135213807225227" calcext:value-type="float">
            <text:p>-0,1352138072</text:p>
          </table:table-cell>
          <table:table-cell table:style-name="ce1" office:value-type="float" office:value="4.10204172134399" calcext:value-type="float">
            <text:p>4,1020417213</text:p>
          </table:table-cell>
          <table:table-cell table:style-name="ce1" office:value-type="float" office:value="-0.487836450338364" calcext:value-type="float">
            <text:p>-0,4878364503</text:p>
          </table:table-cell>
        </table:table-row>
        <table:table-row table:style-name="ro1">
          <table:table-cell table:style-name="ce1" office:value-type="string" calcext:value-type="string">
            <text:p>2.7906386852264404</text:p>
          </table:table-cell>
          <table:table-cell table:style-name="ce1" office:value-type="string" calcext:value-type="string">
            <text:p>0.0184633731842041</text:p>
          </table:table-cell>
          <table:table-cell table:style-name="ce1" office:value-type="string" calcext:value-type="string">
            <text:p>81.39910912513733</text:p>
          </table:table-cell>
          <table:table-cell table:style-name="ce1" office:value-type="float" office:value="-0.00882415673163731" calcext:value-type="float">
            <text:p>-0,0088241567</text:p>
          </table:table-cell>
          <table:table-cell table:style-name="ce1" office:value-type="float" office:value="0.00453867201828455" calcext:value-type="float">
            <text:p>0,004538672</text:p>
          </table:table-cell>
          <table:table-cell table:style-name="ce1" office:value-type="float" office:value="0.416551570097605" calcext:value-type="float">
            <text:p>0,4165515701</text:p>
          </table:table-cell>
          <table:table-cell table:style-name="ce1" office:value-type="float" office:value="0.00310628833918211" calcext:value-type="float">
            <text:p>0,0031062883</text:p>
          </table:table-cell>
          <table:table-cell table:number-columns-repeated="2" table:style-name="ce1" office:value-type="float" office:value="0.00926244451189456" calcext:value-type="float">
            <text:p>0,0092624445</text:p>
          </table:table-cell>
          <table:table-cell table:style-name="ce1" office:value-type="float" office:value="-0.134542196989059" calcext:value-type="float">
            <text:p>-0,134542197</text:p>
          </table:table-cell>
          <table:table-cell table:style-name="ce1" office:value-type="float" office:value="4.10434722900391" calcext:value-type="float">
            <text:p>4,104347229</text:p>
          </table:table-cell>
          <table:table-cell table:style-name="ce1" office:value-type="float" office:value="-0.475019097328186" calcext:value-type="float">
            <text:p>-0,4750190973</text:p>
          </table:table-cell>
          <table:table-cell table:style-name="ce1" office:value-type="string" calcext:value-type="string">
            <text:p>0.003106288339182108</text:p>
          </table:table-cell>
          <table:table-cell table:style-name="ce1" office:value-type="string" calcext:value-type="string">
            <text:p>0.009262444511894565</text:p>
          </table:table-cell>
          <table:table-cell table:style-name="ce1" office:value-type="string" calcext:value-type="string">
            <text:p>-0.05255846545373264</text:p>
          </table:table-cell>
          <table:table-cell table:style-name="ce1" office:value-type="float" office:value="0.00311783419930618" calcext:value-type="float">
            <text:p>0,0031178342</text:p>
          </table:table-cell>
          <table:table-cell table:style-name="ce1" office:value-type="float" office:value="-0.000133898689980722" calcext:value-type="float">
            <text:p>-0,0001338987</text:p>
          </table:table-cell>
          <table:table-cell table:style-name="ce1" office:value-type="float" office:value="-0.00692235275433387" calcext:value-type="float">
            <text:p>-0,0069223528</text:p>
          </table:table-cell>
          <table:table-cell table:style-name="ce1" office:value-type="float" office:value="0.000364408542790731" calcext:value-type="float">
            <text:p>0,0003644085</text:p>
          </table:table-cell>
          <table:table-cell table:style-name="ce1" office:value-type="float" office:value="0.0829808508488917" calcext:value-type="float">
            <text:p>0,082980850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133632106362502" calcext:value-type="float">
            <text:p>-0,0013363211</text:p>
          </table:table-cell>
          <table:table-cell table:style-name="ce1" office:value-type="float" office:value="-0.0036613661436814" calcext:value-type="float">
            <text:p>-0,0036613661</text:p>
          </table:table-cell>
          <table:table-cell table:style-name="ce1" office:value-type="float" office:value="0.0145554920240493" calcext:value-type="float">
            <text:p>0,014555492</text:p>
          </table:table-cell>
          <table:table-cell table:style-name="ce1" office:value-type="float" office:value="0.554580688476563" calcext:value-type="float">
            <text:p>0,5545806885</text:p>
          </table:table-cell>
          <table:table-cell table:style-name="ce1" office:value-type="float" office:value="0.554580211639404" calcext:value-type="float">
            <text:p>0,5545802116</text:p>
          </table:table-cell>
          <table:table-cell table:style-name="ce1" office:value-type="float" office:value="0.554574728012085" calcext:value-type="float">
            <text:p>0,554574728</text:p>
          </table:table-cell>
          <table:table-cell table:style-name="ce1" office:value-type="float" office:value="-0.134542196989059" calcext:value-type="float">
            <text:p>-0,134542197</text:p>
          </table:table-cell>
          <table:table-cell table:style-name="ce1" office:value-type="float" office:value="4.10434722900391" calcext:value-type="float">
            <text:p>4,104347229</text:p>
          </table:table-cell>
          <table:table-cell table:style-name="ce1" office:value-type="float" office:value="-0.475019097328186" calcext:value-type="float">
            <text:p>-0,4750190973</text:p>
          </table:table-cell>
        </table:table-row>
        <table:table-row table:style-name="ro1">
          <table:table-cell table:style-name="ce1" office:value-type="string" calcext:value-type="string">
            <text:p>2.808241605758667</text:p>
          </table:table-cell>
          <table:table-cell table:style-name="ce1" office:value-type="string" calcext:value-type="string">
            <text:p>0.017602920532226562</text:p>
          </table:table-cell>
          <table:table-cell table:style-name="ce1" office:value-type="string" calcext:value-type="string">
            <text:p>81.96458005905151</text:p>
          </table:table-cell>
          <table:table-cell table:style-name="ce1" office:value-type="float" office:value="-0.00740468741199117" calcext:value-type="float">
            <text:p>-0,0074046874</text:p>
          </table:table-cell>
          <table:table-cell table:style-name="ce1" office:value-type="float" office:value="0.007586865598928" calcext:value-type="float">
            <text:p>0,0075868656</text:p>
          </table:table-cell>
          <table:table-cell table:style-name="ce1" office:value-type="float" office:value="0.406303893636774" calcext:value-type="float">
            <text:p>0,4063038936</text:p>
          </table:table-cell>
          <table:table-cell table:style-name="ce1" office:value-type="float" office:value="0.00315974766946666" calcext:value-type="float">
            <text:p>0,0031597477</text:p>
          </table:table-cell>
          <table:table-cell table:number-columns-repeated="2" table:style-name="ce1" office:value-type="float" office:value="0.00759646754583178" calcext:value-type="float">
            <text:p>0,0075964675</text:p>
          </table:table-cell>
          <table:table-cell table:style-name="ce1" office:value-type="float" office:value="-0.133726850152016" calcext:value-type="float">
            <text:p>-0,1337268502</text:p>
          </table:table-cell>
          <table:table-cell table:style-name="ce1" office:value-type="float" office:value="4.10698556900024" calcext:value-type="float">
            <text:p>4,106985569</text:p>
          </table:table-cell>
          <table:table-cell table:style-name="ce1" office:value-type="float" office:value="-0.461785554885864" calcext:value-type="float">
            <text:p>-0,4617855549</text:p>
          </table:table-cell>
          <table:table-cell table:style-name="ce1" office:value-type="string" calcext:value-type="string">
            <text:p>0.0031597476694666562</text:p>
          </table:table-cell>
          <table:table-cell table:style-name="ce1" office:value-type="string" calcext:value-type="string">
            <text:p>0.007596467545831777</text:p>
          </table:table-cell>
          <table:table-cell table:style-name="ce1" office:value-type="string" calcext:value-type="string">
            <text:p>-0.05133626711521124</text:p>
          </table:table-cell>
          <table:table-cell table:style-name="ce1" office:value-type="float" office:value="0.00264724701949119" calcext:value-type="float">
            <text:p>0,002647247</text:p>
          </table:table-cell>
          <table:table-cell table:style-name="ce1" office:value-type="float" office:value="-0.00136160160548537" calcext:value-type="float">
            <text:p>-0,0013616016</text:p>
          </table:table-cell>
          <table:table-cell table:style-name="ce1" office:value-type="float" office:value="-0.00606068164507548" calcext:value-type="float">
            <text:p>-0,0060606816</text:p>
          </table:table-cell>
          <table:table-cell table:style-name="ce1" office:value-type="float" office:value="0.00541061671924459" calcext:value-type="float">
            <text:p>0,0054106167</text:p>
          </table:table-cell>
          <table:table-cell table:style-name="ce1" office:value-type="float" office:value="0.0803853601176103" calcext:value-type="float">
            <text:p>0,080385360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27430068184416" calcext:value-type="float">
            <text:p>-0,0027430068</text:p>
          </table:table-cell>
          <table:table-cell table:style-name="ce1" office:value-type="float" office:value="-0.00715618155520088" calcext:value-type="float">
            <text:p>-0,0071561816</text:p>
          </table:table-cell>
          <table:table-cell table:style-name="ce1" office:value-type="float" office:value="0.0289765811945698" calcext:value-type="float">
            <text:p>0,0289765812</text:p>
          </table:table-cell>
          <table:table-cell table:style-name="ce1" office:value-type="float" office:value="0.571862936019897" calcext:value-type="float">
            <text:p>0,571862936</text:p>
          </table:table-cell>
          <table:table-cell table:style-name="ce1" office:value-type="float" office:value="0.571861267089844" calcext:value-type="float">
            <text:p>0,5718612671</text:p>
          </table:table-cell>
          <table:table-cell table:style-name="ce1" office:value-type="float" office:value="0.571861743927002" calcext:value-type="float">
            <text:p>0,5718617439</text:p>
          </table:table-cell>
          <table:table-cell table:style-name="ce1" office:value-type="float" office:value="-0.133726850152016" calcext:value-type="float">
            <text:p>-0,1337268502</text:p>
          </table:table-cell>
          <table:table-cell table:style-name="ce1" office:value-type="float" office:value="4.10698556900024" calcext:value-type="float">
            <text:p>4,106985569</text:p>
          </table:table-cell>
          <table:table-cell table:style-name="ce1" office:value-type="float" office:value="-0.461785554885864" calcext:value-type="float">
            <text:p>-0,4617855549</text:p>
          </table:table-cell>
        </table:table-row>
        <table:table-row table:style-name="ro1">
          <table:table-cell table:style-name="ce1" office:value-type="string" calcext:value-type="string">
            <text:p>2.8333628177642822</text:p>
          </table:table-cell>
          <table:table-cell table:style-name="ce1" office:value-type="string" calcext:value-type="string">
            <text:p>0.025121212005615234</text:p>
          </table:table-cell>
          <table:table-cell table:style-name="ce1" office:value-type="string" calcext:value-type="string">
            <text:p>82.63719081878662</text:p>
          </table:table-cell>
          <table:table-cell table:style-name="ce1" office:value-type="float" office:value="-0.00538972782885173" calcext:value-type="float">
            <text:p>-0,0053897278</text:p>
          </table:table-cell>
          <table:table-cell table:style-name="ce1" office:value-type="float" office:value="0.0115067475068636" calcext:value-type="float">
            <text:p>0,0115067475</text:p>
          </table:table-cell>
          <table:table-cell table:style-name="ce1" office:value-type="float" office:value="0.391527327122512" calcext:value-type="float">
            <text:p>0,3915273271</text:p>
          </table:table-cell>
          <table:table-cell table:style-name="ce1" office:value-type="float" office:value="0.00332496166279797" calcext:value-type="float">
            <text:p>0,0033249617</text:p>
          </table:table-cell>
          <table:table-cell table:number-columns-repeated="2" table:style-name="ce1" office:value-type="float" office:value="0.00620443193769196" calcext:value-type="float">
            <text:p>0,0062044319</text:p>
          </table:table-cell>
          <table:table-cell table:style-name="ce1" office:value-type="float" office:value="-0.132919117808342" calcext:value-type="float">
            <text:p>-0,1329191178</text:p>
          </table:table-cell>
          <table:table-cell table:style-name="ce1" office:value-type="float" office:value="4.10945129394531" calcext:value-type="float">
            <text:p>4,1094512939</text:p>
          </table:table-cell>
          <table:table-cell table:style-name="ce1" office:value-type="float" office:value="-0.448772847652435" calcext:value-type="float">
            <text:p>-0,4487728477</text:p>
          </table:table-cell>
          <table:table-cell table:style-name="ce1" office:value-type="string" calcext:value-type="string">
            <text:p>0.003324961662797971</text:p>
          </table:table-cell>
          <table:table-cell table:style-name="ce1" office:value-type="string" calcext:value-type="string">
            <text:p>0.006204431937691955</text:p>
          </table:table-cell>
          <table:table-cell table:style-name="ce1" office:value-type="string" calcext:value-type="string">
            <text:p>-0.05114281232569963</text:p>
          </table:table-cell>
          <table:table-cell table:style-name="ce1" office:value-type="float" office:value="0.00222140622359735" calcext:value-type="float">
            <text:p>0,0022214062</text:p>
          </table:table-cell>
          <table:table-cell table:style-name="ce1" office:value-type="float" office:value="-0.0022760596796784" calcext:value-type="float">
            <text:p>-0,0022760597</text:p>
          </table:table-cell>
          <table:table-cell table:style-name="ce1" office:value-type="float" office:value="-0.00552780246911226" calcext:value-type="float">
            <text:p>-0,0055278025</text:p>
          </table:table-cell>
          <table:table-cell table:style-name="ce1" office:value-type="float" office:value="0.0103380790272748" calcext:value-type="float">
            <text:p>0,010338079</text:p>
          </table:table-cell>
          <table:table-cell table:style-name="ce1" office:value-type="float" office:value="0.0753366724400765" calcext:value-type="float">
            <text:p>0,075336672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213309122339957" calcext:value-type="float">
            <text:p>-0,0021330912</text:p>
          </table:table-cell>
          <table:table-cell table:style-name="ce1" office:value-type="float" office:value="-0.0045806428309612" calcext:value-type="float">
            <text:p>-0,0045806428</text:p>
          </table:table-cell>
          <table:table-cell table:style-name="ce1" office:value-type="float" office:value="0.015399605736505" calcext:value-type="float">
            <text:p>0,0153996057</text:p>
          </table:table-cell>
          <table:table-cell table:style-name="ce1" office:value-type="float" office:value="0.665451765060425" calcext:value-type="float">
            <text:p>0,6654517651</text:p>
          </table:table-cell>
          <table:table-cell table:style-name="ce1" office:value-type="float" office:value="0.665451049804688" calcext:value-type="float">
            <text:p>0,6654510498</text:p>
          </table:table-cell>
          <table:table-cell table:style-name="ce1" office:value-type="float" office:value="0.665450572967529" calcext:value-type="float">
            <text:p>0,665450573</text:p>
          </table:table-cell>
          <table:table-cell table:style-name="ce1" office:value-type="float" office:value="-0.132919117808342" calcext:value-type="float">
            <text:p>-0,1329191178</text:p>
          </table:table-cell>
          <table:table-cell table:style-name="ce1" office:value-type="float" office:value="4.10945129394531" calcext:value-type="float">
            <text:p>4,1094512939</text:p>
          </table:table-cell>
          <table:table-cell table:style-name="ce1" office:value-type="float" office:value="-0.448772847652435" calcext:value-type="float">
            <text:p>-0,4487728477</text:p>
          </table:table-cell>
        </table:table-row>
        <table:table-row table:style-name="ro1">
          <table:table-cell table:style-name="ce1" office:value-type="string" calcext:value-type="string">
            <text:p>2.848224401473999</text:p>
          </table:table-cell>
          <table:table-cell table:style-name="ce1" office:value-type="string" calcext:value-type="string">
            <text:p>0.014861583709716797</text:p>
          </table:table-cell>
          <table:table-cell table:style-name="ce1" office:value-type="string" calcext:value-type="string">
            <text:p>83.4240493774414</text:p>
          </table:table-cell>
          <table:table-cell table:style-name="ce1" office:value-type="float" office:value="-0.004728310600636" calcext:value-type="float">
            <text:p>-0,0047283106</text:p>
          </table:table-cell>
          <table:table-cell table:style-name="ce1" office:value-type="float" office:value="0.0125429065593369" calcext:value-type="float">
            <text:p>0,0125429066</text:p>
          </table:table-cell>
          <table:table-cell table:style-name="ce1" office:value-type="float" office:value="0.381948752167784" calcext:value-type="float">
            <text:p>0,3819487522</text:p>
          </table:table-cell>
          <table:table-cell table:style-name="ce1" office:value-type="float" office:value="0.00319516980513511" calcext:value-type="float">
            <text:p>0,0031951698</text:p>
          </table:table-cell>
          <table:table-cell table:number-columns-repeated="2" table:style-name="ce1" office:value-type="float" office:value="0.00396533554590145" calcext:value-type="float">
            <text:p>0,0039653355</text:p>
          </table:table-cell>
          <table:table-cell table:style-name="ce1" office:value-type="float" office:value="-0.132197767496109" calcext:value-type="float">
            <text:p>-0,1321977675</text:p>
          </table:table-cell>
          <table:table-cell table:style-name="ce1" office:value-type="float" office:value="4.11128425598145" calcext:value-type="float">
            <text:p>4,111284256</text:p>
          </table:table-cell>
          <table:table-cell table:style-name="ce1" office:value-type="float" office:value="-0.435823738574982" calcext:value-type="float">
            <text:p>-0,4358237386</text:p>
          </table:table-cell>
          <table:table-cell table:style-name="ce1" office:value-type="string" calcext:value-type="string">
            <text:p>0.0031951698051351086</text:p>
          </table:table-cell>
          <table:table-cell table:style-name="ce1" office:value-type="string" calcext:value-type="string">
            <text:p>0.003965335545901448</text:p>
          </table:table-cell>
          <table:table-cell table:style-name="ce1" office:value-type="string" calcext:value-type="string">
            <text:p>-0.05029318060234705</text:p>
          </table:table-cell>
          <table:table-cell table:style-name="ce1" office:value-type="float" office:value="0.00161691834865552" calcext:value-type="float">
            <text:p>0,0016169183</text:p>
          </table:table-cell>
          <table:table-cell table:style-name="ce1" office:value-type="float" office:value="-0.00345202425205908" calcext:value-type="float">
            <text:p>-0,0034520243</text:p>
          </table:table-cell>
          <table:table-cell table:style-name="ce1" office:value-type="float" office:value="-0.00475942101037061" calcext:value-type="float">
            <text:p>-0,004759421</text:p>
          </table:table-cell>
          <table:table-cell table:style-name="ce1" office:value-type="float" office:value="0.0146084836710814" calcext:value-type="float">
            <text:p>0,0146084837</text:p>
          </table:table-cell>
          <table:table-cell table:style-name="ce1" office:value-type="float" office:value="0.0662195857500257" calcext:value-type="float">
            <text:p>0,066219585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254310414236939" calcext:value-type="float">
            <text:p>-0,0025431041</text:p>
          </table:table-cell>
          <table:table-cell table:style-name="ce1" office:value-type="float" office:value="-0.00494731408231088" calcext:value-type="float">
            <text:p>-0,0049473141</text:p>
          </table:table-cell>
          <table:table-cell table:style-name="ce1" office:value-type="float" office:value="0.0186496163209424" calcext:value-type="float">
            <text:p>0,0186496163</text:p>
          </table:table-cell>
          <table:table-cell table:style-name="ce1" office:value-type="float" office:value="0.792322874069214" calcext:value-type="float">
            <text:p>0,7923228741</text:p>
          </table:table-cell>
          <table:table-cell table:style-name="ce1" office:value-type="float" office:value="0.792325258255005" calcext:value-type="float">
            <text:p>0,7923252583</text:p>
          </table:table-cell>
          <table:table-cell table:style-name="ce1" office:value-type="float" office:value="0.792325496673584" calcext:value-type="float">
            <text:p>0,7923254967</text:p>
          </table:table-cell>
          <table:table-cell table:style-name="ce1" office:value-type="float" office:value="-0.132197767496109" calcext:value-type="float">
            <text:p>-0,1321977675</text:p>
          </table:table-cell>
          <table:table-cell table:style-name="ce1" office:value-type="float" office:value="4.11128425598145" calcext:value-type="float">
            <text:p>4,111284256</text:p>
          </table:table-cell>
          <table:table-cell table:style-name="ce1" office:value-type="float" office:value="-0.435823738574982" calcext:value-type="float">
            <text:p>-0,4358237386</text:p>
          </table:table-cell>
        </table:table-row>
        <table:table-row table:style-name="ro1">
          <table:table-cell table:style-name="ce1" office:value-type="string" calcext:value-type="string">
            <text:p>2.8620917797088623</text:p>
          </table:table-cell>
          <table:table-cell table:style-name="ce1" office:value-type="string" calcext:value-type="string">
            <text:p>0.013867378234863281</text:p>
          </table:table-cell>
          <table:table-cell table:style-name="ce1" office:value-type="string" calcext:value-type="string">
            <text:p>84.00876832008362</text:p>
          </table:table-cell>
          <table:table-cell table:style-name="ce1" office:value-type="float" office:value="-0.00261002556883649" calcext:value-type="float">
            <text:p>-0,0026100256</text:p>
          </table:table-cell>
          <table:table-cell table:style-name="ce1" office:value-type="float" office:value="0.016054588032277" calcext:value-type="float">
            <text:p>0,016054588</text:p>
          </table:table-cell>
          <table:table-cell table:style-name="ce1" office:value-type="float" office:value="0.366711959794716" calcext:value-type="float">
            <text:p>0,3667119598</text:p>
          </table:table-cell>
          <table:table-cell table:style-name="ce1" office:value-type="float" office:value="0.00336860836394322" calcext:value-type="float">
            <text:p>0,0033686084</text:p>
          </table:table-cell>
          <table:table-cell table:number-columns-repeated="2" table:style-name="ce1" office:value-type="float" office:value="0.00294351228863126" calcext:value-type="float">
            <text:p>0,0029435123</text:p>
          </table:table-cell>
          <table:table-cell table:style-name="ce1" office:value-type="float" office:value="-0.130752250552177" calcext:value-type="float">
            <text:p>-0,1307522506</text:p>
          </table:table-cell>
          <table:table-cell table:style-name="ce1" office:value-type="float" office:value="4.11315011978149" calcext:value-type="float">
            <text:p>4,1131501198</text:p>
          </table:table-cell>
          <table:table-cell table:style-name="ce1" office:value-type="float" office:value="-0.423341929912567" calcext:value-type="float">
            <text:p>-0,4233419299</text:p>
          </table:table-cell>
          <table:table-cell table:style-name="ce1" office:value-type="string" calcext:value-type="string">
            <text:p>0.0033686083639432153</text:p>
          </table:table-cell>
          <table:table-cell table:style-name="ce1" office:value-type="string" calcext:value-type="string">
            <text:p>0.0029435122886312644</text:p>
          </table:table-cell>
          <table:table-cell table:style-name="ce1" office:value-type="string" calcext:value-type="string">
            <text:p>-0.04984889472473118</text:p>
          </table:table-cell>
          <table:table-cell table:style-name="ce1" office:value-type="float" office:value="0.0014184931801908" calcext:value-type="float">
            <text:p>0,0014184932</text:p>
          </table:table-cell>
          <table:table-cell table:style-name="ce1" office:value-type="float" office:value="-0.00376287196780107" calcext:value-type="float">
            <text:p>-0,003762872</text:p>
          </table:table-cell>
          <table:table-cell table:style-name="ce1" office:value-type="float" office:value="-0.00426133511272477" calcext:value-type="float">
            <text:p>-0,0042613351</text:p>
          </table:table-cell>
          <table:table-cell table:style-name="ce1" office:value-type="float" office:value="0.0173537623348617" calcext:value-type="float">
            <text:p>0,0173537623</text:p>
          </table:table-cell>
          <table:table-cell table:style-name="ce1" office:value-type="float" office:value="0.0589371230719523" calcext:value-type="float">
            <text:p>0,058937123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113918711891686" calcext:value-type="float">
            <text:p>-0,0011391871</text:p>
          </table:table-cell>
          <table:table-cell table:style-name="ce1" office:value-type="float" office:value="-0.00178462242105467" calcext:value-type="float">
            <text:p>-0,0017846224</text:p>
          </table:table-cell>
          <table:table-cell table:style-name="ce1" office:value-type="float" office:value="0.0164976155197434" calcext:value-type="float">
            <text:p>0,0164976155</text:p>
          </table:table-cell>
          <table:table-cell table:style-name="ce1" office:value-type="float" office:value="0.580604553222656" calcext:value-type="float">
            <text:p>0,5806045532</text:p>
          </table:table-cell>
          <table:table-cell table:style-name="ce1" office:value-type="float" office:value="0.580604076385498" calcext:value-type="float">
            <text:p>0,5806040764</text:p>
          </table:table-cell>
          <table:table-cell table:style-name="ce1" office:value-type="float" office:value="0.58060359954834" calcext:value-type="float">
            <text:p>0,5806035995</text:p>
          </table:table-cell>
          <table:table-cell table:style-name="ce1" office:value-type="float" office:value="-0.130752250552177" calcext:value-type="float">
            <text:p>-0,1307522506</text:p>
          </table:table-cell>
          <table:table-cell table:style-name="ce1" office:value-type="float" office:value="4.11315011978149" calcext:value-type="float">
            <text:p>4,1131501198</text:p>
          </table:table-cell>
          <table:table-cell table:style-name="ce1" office:value-type="float" office:value="-0.423341929912567" calcext:value-type="float">
            <text:p>-0,4233419299</text:p>
          </table:table-cell>
        </table:table-row>
        <table:table-row table:style-name="ro1">
          <table:table-cell table:style-name="ce1" office:value-type="string" calcext:value-type="string">
            <text:p>2.8763105869293213</text:p>
          </table:table-cell>
          <table:table-cell table:style-name="ce1" office:value-type="string" calcext:value-type="string">
            <text:p>0.014218807220458984</text:p>
          </table:table-cell>
          <table:table-cell table:style-name="ce1" office:value-type="string" calcext:value-type="string">
            <text:p>84.5756778717041</text:p>
          </table:table-cell>
          <table:table-cell table:style-name="ce1" office:value-type="float" office:value="-0.00115737207679446" calcext:value-type="float">
            <text:p>-0,0011573721</text:p>
          </table:table-cell>
          <table:table-cell table:style-name="ce1" office:value-type="float" office:value="0.0180772282635897" calcext:value-type="float">
            <text:p>0,0180772283</text:p>
          </table:table-cell>
          <table:table-cell table:style-name="ce1" office:value-type="float" office:value="0.35691190354618" calcext:value-type="float">
            <text:p>0,3569119035</text:p>
          </table:table-cell>
          <table:table-cell table:style-name="ce1" office:value-type="float" office:value="0.00280098798321213" calcext:value-type="float">
            <text:p>0,002800988</text:p>
          </table:table-cell>
          <table:table-cell table:number-columns-repeated="2" table:style-name="ce1" office:value-type="float" office:value="0.000662919555850777" calcext:value-type="float">
            <text:p>0,0006629196</text:p>
          </table:table-cell>
          <table:table-cell table:style-name="ce1" office:value-type="float" office:value="-0.128993168473244" calcext:value-type="float">
            <text:p>-0,1289931685</text:p>
          </table:table-cell>
          <table:table-cell table:style-name="ce1" office:value-type="float" office:value="4.1148533821106" calcext:value-type="float">
            <text:p>4,1148533821</text:p>
          </table:table-cell>
          <table:table-cell table:style-name="ce1" office:value-type="float" office:value="-0.410770446062088" calcext:value-type="float">
            <text:p>-0,4107704461</text:p>
          </table:table-cell>
          <table:table-cell table:style-name="ce1" office:value-type="string" calcext:value-type="string">
            <text:p>0.0028009879832121293</text:p>
          </table:table-cell>
          <table:table-cell table:style-name="ce1" office:value-type="string" calcext:value-type="string">
            <text:p>0.0006629195558507774</text:p>
          </table:table-cell>
          <table:table-cell table:style-name="ce1" office:value-type="string" calcext:value-type="string">
            <text:p>-0.04880045986133423</text:p>
          </table:table-cell>
          <table:table-cell table:style-name="ce1" office:value-type="float" office:value="0.000783007670650948" calcext:value-type="float">
            <text:p>0,0007830077</text:p>
          </table:table-cell>
          <table:table-cell table:style-name="ce1" office:value-type="float" office:value="-0.0048163764096831" calcext:value-type="float">
            <text:p>-0,0048163764</text:p>
          </table:table-cell>
          <table:table-cell table:style-name="ce1" office:value-type="float" office:value="-0.00346902190932521" calcext:value-type="float">
            <text:p>-0,0034690219</text:p>
          </table:table-cell>
          <table:table-cell table:style-name="ce1" office:value-type="float" office:value="0.0188408351656367" calcext:value-type="float">
            <text:p>0,0188408352</text:p>
          </table:table-cell>
          <table:table-cell table:style-name="ce1" office:value-type="float" office:value="0.0497898558159409" calcext:value-type="float">
            <text:p>0,049789855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371789328717599" calcext:value-type="float">
            <text:p>-0,0037178933</text:p>
          </table:table-cell>
          <table:table-cell table:style-name="ce1" office:value-type="float" office:value="-0.00616343633248302" calcext:value-type="float">
            <text:p>-0,0061634363</text:p>
          </table:table-cell>
          <table:table-cell table:style-name="ce1" office:value-type="float" office:value="0.0267424819196395" calcext:value-type="float">
            <text:p>0,0267424819</text:p>
          </table:table-cell>
          <table:table-cell table:style-name="ce1" office:value-type="float" office:value="0.569754123687744" calcext:value-type="float">
            <text:p>0,5697541237</text:p>
          </table:table-cell>
          <table:table-cell table:style-name="ce1" office:value-type="float" office:value="0.569760322570801" calcext:value-type="float">
            <text:p>0,5697603226</text:p>
          </table:table-cell>
          <table:table-cell table:style-name="ce1" office:value-type="float" office:value="0.569759845733643" calcext:value-type="float">
            <text:p>0,5697598457</text:p>
          </table:table-cell>
          <table:table-cell table:style-name="ce1" office:value-type="float" office:value="-0.128993168473244" calcext:value-type="float">
            <text:p>-0,1289931685</text:p>
          </table:table-cell>
          <table:table-cell table:style-name="ce1" office:value-type="float" office:value="4.1148533821106" calcext:value-type="float">
            <text:p>4,1148533821</text:p>
          </table:table-cell>
          <table:table-cell table:style-name="ce1" office:value-type="float" office:value="-0.410770446062088" calcext:value-type="float">
            <text:p>-0,4107704461</text:p>
          </table:table-cell>
        </table:table-row>
        <table:table-row table:style-name="ro1">
          <table:table-cell table:style-name="ce1" office:value-type="string" calcext:value-type="string">
            <text:p>2.8919944763183594</text:p>
          </table:table-cell>
          <table:table-cell table:style-name="ce1" office:value-type="string" calcext:value-type="string">
            <text:p>0.015683889389038086</text:p>
          </table:table-cell>
          <table:table-cell table:style-name="ce1" office:value-type="string" calcext:value-type="string">
            <text:p>85.19049072265625</text:p>
          </table:table-cell>
          <table:table-cell table:style-name="ce1" office:value-type="float" office:value="-0.0000608489844361665" calcext:value-type="float">
            <text:p>-0,000060849</text:p>
          </table:table-cell>
          <table:table-cell table:style-name="ce1" office:value-type="float" office:value="0.0195635330904977" calcext:value-type="float">
            <text:p>0,0195635331</text:p>
          </table:table-cell>
          <table:table-cell table:style-name="ce1" office:value-type="float" office:value="0.347422321269542" calcext:value-type="float">
            <text:p>0,3474223213</text:p>
          </table:table-cell>
          <table:table-cell table:style-name="ce1" office:value-type="float" office:value="0.00250128675079359" calcext:value-type="float">
            <text:p>0,0025012868</text:p>
          </table:table-cell>
          <table:table-cell table:number-columns-repeated="2" table:style-name="ce1" office:value-type="float" office:value="-0.00110742356005595" calcext:value-type="float">
            <text:p>-0,0011074236</text:p>
          </table:table-cell>
          <table:table-cell table:style-name="ce1" office:value-type="float" office:value="-0.127393990755081" calcext:value-type="float">
            <text:p>-0,1273939908</text:p>
          </table:table-cell>
          <table:table-cell table:style-name="ce1" office:value-type="float" office:value="4.11590147018433" calcext:value-type="float">
            <text:p>4,1159014702</text:p>
          </table:table-cell>
          <table:table-cell table:style-name="ce1" office:value-type="float" office:value="-0.398477286100388" calcext:value-type="float">
            <text:p>-0,3984772861</text:p>
          </table:table-cell>
          <table:table-cell table:style-name="ce1" office:value-type="string" calcext:value-type="string">
            <text:p>0.002501286750793586</text:p>
          </table:table-cell>
          <table:table-cell table:style-name="ce1" office:value-type="string" calcext:value-type="string">
            <text:p>-0.0011074235600559469</text:p>
          </table:table-cell>
          <table:table-cell table:style-name="ce1" office:value-type="string" calcext:value-type="string">
            <text:p>-0.04856105121430547</text:p>
          </table:table-cell>
          <table:table-cell table:style-name="ce1" office:value-type="float" office:value="0.000347211623038338" calcext:value-type="float">
            <text:p>0,0003472116</text:p>
          </table:table-cell>
          <table:table-cell table:style-name="ce1" office:value-type="float" office:value="-0.0054231684790769" calcext:value-type="float">
            <text:p>-0,0054231685</text:p>
          </table:table-cell>
          <table:table-cell table:style-name="ce1" office:value-type="float" office:value="-0.00295941898440137" calcext:value-type="float">
            <text:p>-0,002959419</text:p>
          </table:table-cell>
          <table:table-cell table:style-name="ce1" office:value-type="float" office:value="0.0195526410790233" calcext:value-type="float">
            <text:p>0,0195526411</text:p>
          </table:table-cell>
          <table:table-cell table:style-name="ce1" office:value-type="float" office:value="0.0386721404541344" calcext:value-type="float">
            <text:p>0,038672140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236196490831089" calcext:value-type="float">
            <text:p>-0,0023619649</text:p>
          </table:table-cell>
          <table:table-cell table:style-name="ce1" office:value-type="float" office:value="-0.00328878083011272" calcext:value-type="float">
            <text:p>-0,0032887808</text:p>
          </table:table-cell>
          <table:table-cell table:style-name="ce1" office:value-type="float" office:value="0.015934710803836" calcext:value-type="float">
            <text:p>0,0159347108</text:p>
          </table:table-cell>
          <table:table-cell table:style-name="ce1" office:value-type="float" office:value="0.615019083023071" calcext:value-type="float">
            <text:p>0,615019083</text:p>
          </table:table-cell>
          <table:table-cell table:style-name="ce1" office:value-type="float" office:value="0.615012168884277" calcext:value-type="float">
            <text:p>0,6150121689</text:p>
          </table:table-cell>
          <table:table-cell table:style-name="ce1" office:value-type="float" office:value="0.615013122558594" calcext:value-type="float">
            <text:p>0,6150131226</text:p>
          </table:table-cell>
          <table:table-cell table:style-name="ce1" office:value-type="float" office:value="-0.127393990755081" calcext:value-type="float">
            <text:p>-0,1273939908</text:p>
          </table:table-cell>
          <table:table-cell table:style-name="ce1" office:value-type="float" office:value="4.11590147018433" calcext:value-type="float">
            <text:p>4,1159014702</text:p>
          </table:table-cell>
          <table:table-cell table:style-name="ce1" office:value-type="float" office:value="-0.398477286100388" calcext:value-type="float">
            <text:p>-0,3984772861</text:p>
          </table:table-cell>
        </table:table-row>
        <table:table-row table:style-name="ro1">
          <table:table-cell table:style-name="ce1" office:value-type="string" calcext:value-type="string">
            <text:p>2.9059700965881348</text:p>
          </table:table-cell>
          <table:table-cell table:style-name="ce1" office:value-type="string" calcext:value-type="string">
            <text:p>0.01397562026977539</text:p>
          </table:table-cell>
          <table:table-cell table:style-name="ce1" office:value-type="string" calcext:value-type="string">
            <text:p>85.75271582603455</text:p>
          </table:table-cell>
          <table:table-cell table:style-name="ce1" office:value-type="float" office:value="0.00128362702067803" calcext:value-type="float">
            <text:p>0,001283627</text:p>
          </table:table-cell>
          <table:table-cell table:style-name="ce1" office:value-type="float" office:value="0.0208761651574829" calcext:value-type="float">
            <text:p>0,0208761652</text:p>
          </table:table-cell>
          <table:table-cell table:style-name="ce1" office:value-type="float" office:value="0.33426148030493" calcext:value-type="float">
            <text:p>0,3342614803</text:p>
          </table:table-cell>
          <table:table-cell table:style-name="ce1" office:value-type="float" office:value="0.00219277565323211" calcext:value-type="float">
            <text:p>0,0021927757</text:p>
          </table:table-cell>
          <table:table-cell table:number-columns-repeated="2" table:style-name="ce1" office:value-type="float" office:value="-0.00279306109751411" calcext:value-type="float">
            <text:p>-0,0027930611</text:p>
          </table:table-cell>
          <table:table-cell table:style-name="ce1" office:value-type="float" office:value="-0.126576542854309" calcext:value-type="float">
            <text:p>-0,1265765429</text:p>
          </table:table-cell>
          <table:table-cell table:style-name="ce1" office:value-type="float" office:value="4.11562490463257" calcext:value-type="float">
            <text:p>4,1156249046</text:p>
          </table:table-cell>
          <table:table-cell table:style-name="ce1" office:value-type="float" office:value="-0.386833310127258" calcext:value-type="float">
            <text:p>-0,3868333101</text:p>
          </table:table-cell>
          <table:table-cell table:style-name="ce1" office:value-type="string" calcext:value-type="string">
            <text:p>0.002192775653232109</text:p>
          </table:table-cell>
          <table:table-cell table:style-name="ce1" office:value-type="string" calcext:value-type="string">
            <text:p>-0.0027930610975141082</text:p>
          </table:table-cell>
          <table:table-cell table:style-name="ce1" office:value-type="string" calcext:value-type="string">
            <text:p>-0.04804423331146515</text:p>
          </table:table-cell>
          <table:table-cell table:style-name="ce1" office:value-type="float" office:value="0.0000182546953308499" calcext:value-type="float">
            <text:p>1,82546953308499E-05</text:p>
          </table:table-cell>
          <table:table-cell table:style-name="ce1" office:value-type="float" office:value="-0.0058690599271493" calcext:value-type="float">
            <text:p>-0,0058690599</text:p>
          </table:table-cell>
          <table:table-cell table:style-name="ce1" office:value-type="float" office:value="-0.00246596070601616" calcext:value-type="float">
            <text:p>-0,0024659607</text:p>
          </table:table-cell>
          <table:table-cell table:style-name="ce1" office:value-type="float" office:value="0.0195868711570786" calcext:value-type="float">
            <text:p>0,0195868712</text:p>
          </table:table-cell>
          <table:table-cell table:style-name="ce1" office:value-type="float" office:value="0.0276668135149724" calcext:value-type="float">
            <text:p>0,027666813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194923062906956" calcext:value-type="float">
            <text:p>-0,0019492306</text:p>
          </table:table-cell>
          <table:table-cell table:style-name="ce1" office:value-type="float" office:value="-0.00264211811466594" calcext:value-type="float">
            <text:p>-0,0026421181</text:p>
          </table:table-cell>
          <table:table-cell table:style-name="ce1" office:value-type="float" office:value="0.0168690957820407" calcext:value-type="float">
            <text:p>0,0168690958</text:p>
          </table:table-cell>
          <table:table-cell table:style-name="ce1" office:value-type="float" office:value="0.562541484832764" calcext:value-type="float">
            <text:p>0,5625414848</text:p>
          </table:table-cell>
          <table:table-cell table:style-name="ce1" office:value-type="float" office:value="0.562542915344238" calcext:value-type="float">
            <text:p>0,5625429153</text:p>
          </table:table-cell>
          <table:table-cell table:style-name="ce1" office:value-type="float" office:value="0.56254243850708" calcext:value-type="float">
            <text:p>0,5625424385</text:p>
          </table:table-cell>
          <table:table-cell table:style-name="ce1" office:value-type="float" office:value="-0.126576542854309" calcext:value-type="float">
            <text:p>-0,1265765429</text:p>
          </table:table-cell>
          <table:table-cell table:style-name="ce1" office:value-type="float" office:value="4.11562490463257" calcext:value-type="float">
            <text:p>4,1156249046</text:p>
          </table:table-cell>
          <table:table-cell table:style-name="ce1" office:value-type="float" office:value="-0.386833310127258" calcext:value-type="float">
            <text:p>-0,3868333101</text:p>
          </table:table-cell>
        </table:table-row>
        <table:table-row table:style-name="ro1">
          <table:table-cell table:style-name="ce1" office:value-type="string" calcext:value-type="string">
            <text:p>2.929842948913574</text:p>
          </table:table-cell>
          <table:table-cell table:style-name="ce1" office:value-type="string" calcext:value-type="string">
            <text:p>0.023872852325439453</text:p>
          </table:table-cell>
          <table:table-cell table:style-name="ce1" office:value-type="string" calcext:value-type="string">
            <text:p>86.29832482337952</text:p>
          </table:table-cell>
          <table:table-cell table:style-name="ce1" office:value-type="float" office:value="0.00188158202397545" calcext:value-type="float">
            <text:p>0,001881582</text:p>
          </table:table-cell>
          <table:table-cell table:style-name="ce1" office:value-type="float" office:value="0.0213717967487389" calcext:value-type="float">
            <text:p>0,0213717967</text:p>
          </table:table-cell>
          <table:table-cell table:style-name="ce1" office:value-type="float" office:value="0.328064924772875" calcext:value-type="float">
            <text:p>0,3280649248</text:p>
          </table:table-cell>
          <table:table-cell table:style-name="ce1" office:value-type="float" office:value="0.00168813559998248" calcext:value-type="float">
            <text:p>0,0016881356</text:p>
          </table:table-cell>
          <table:table-cell table:number-columns-repeated="2" table:style-name="ce1" office:value-type="float" office:value="-0.00447709643205411" calcext:value-type="float">
            <text:p>-0,0044770964</text:p>
          </table:table-cell>
          <table:table-cell table:style-name="ce1" office:value-type="float" office:value="-0.125858694314957" calcext:value-type="float">
            <text:p>-0,1258586943</text:p>
          </table:table-cell>
          <table:table-cell table:style-name="ce1" office:value-type="float" office:value="4.11534738540649" calcext:value-type="float">
            <text:p>4,1153473854</text:p>
          </table:table-cell>
          <table:table-cell table:style-name="ce1" office:value-type="float" office:value="-0.374700576066971" calcext:value-type="float">
            <text:p>-0,3747005761</text:p>
          </table:table-cell>
          <table:table-cell table:style-name="ce1" office:value-type="string" calcext:value-type="string">
            <text:p>0.0016881355999824846</text:p>
          </table:table-cell>
          <table:table-cell table:style-name="ce1" office:value-type="string" calcext:value-type="string">
            <text:p>-0.004477096432054111</text:p>
          </table:table-cell>
          <table:table-cell table:style-name="ce1" office:value-type="string" calcext:value-type="string">
            <text:p>-0.04717346027979781</text:p>
          </table:table-cell>
          <table:table-cell table:style-name="ce1" office:value-type="float" office:value="-0.00038508810620341" calcext:value-type="float">
            <text:p>-0,0003850881</text:p>
          </table:table-cell>
          <table:table-cell table:style-name="ce1" office:value-type="float" office:value="-0.00626284954724489" calcext:value-type="float">
            <text:p>-0,0062628495</text:p>
          </table:table-cell>
          <table:table-cell table:style-name="ce1" office:value-type="float" office:value="-0.00178159697585636" calcext:value-type="float">
            <text:p>-0,001781597</text:p>
          </table:table-cell>
          <table:table-cell table:style-name="ce1" office:value-type="float" office:value="0.0188923896016662" calcext:value-type="float">
            <text:p>0,0188923896</text:p>
          </table:table-cell>
          <table:table-cell table:style-name="ce1" office:value-type="float" office:value="0.0163721733842242" calcext:value-type="float">
            <text:p>0,016372173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248502745014294" calcext:value-type="float">
            <text:p>-0,0024850275</text:p>
          </table:table-cell>
          <table:table-cell table:style-name="ce1" office:value-type="float" office:value="-0.00242617059987533" calcext:value-type="float">
            <text:p>-0,0024261706</text:p>
          </table:table-cell>
          <table:table-cell table:style-name="ce1" office:value-type="float" office:value="0.0243254678423419" calcext:value-type="float">
            <text:p>0,0243254678</text:p>
          </table:table-cell>
          <table:table-cell table:style-name="ce1" office:value-type="float" office:value="0.541030645370483" calcext:value-type="float">
            <text:p>0,5410306454</text:p>
          </table:table-cell>
          <table:table-cell table:style-name="ce1" office:value-type="float" office:value="0.541030406951904" calcext:value-type="float">
            <text:p>0,541030407</text:p>
          </table:table-cell>
          <table:table-cell table:style-name="ce1" office:value-type="float" office:value="0.541031360626221" calcext:value-type="float">
            <text:p>0,5410313606</text:p>
          </table:table-cell>
          <table:table-cell table:style-name="ce1" office:value-type="float" office:value="-0.125858694314957" calcext:value-type="float">
            <text:p>-0,1258586943</text:p>
          </table:table-cell>
          <table:table-cell table:style-name="ce1" office:value-type="float" office:value="4.11534738540649" calcext:value-type="float">
            <text:p>4,1153473854</text:p>
          </table:table-cell>
          <table:table-cell table:style-name="ce1" office:value-type="float" office:value="-0.374700576066971" calcext:value-type="float">
            <text:p>-0,3747005761</text:p>
          </table:table-cell>
        </table:table-row>
        <table:table-row table:style-name="ro1">
          <table:table-cell table:style-name="ce1" office:value-type="string" calcext:value-type="string">
            <text:p>2.9433343410491943</text:p>
          </table:table-cell>
          <table:table-cell table:style-name="ce1" office:value-type="string" calcext:value-type="string">
            <text:p>0.013491392135620117</text:p>
          </table:table-cell>
          <table:table-cell table:style-name="ce1" office:value-type="string" calcext:value-type="string">
            <text:p>86.85145831108093</text:p>
          </table:table-cell>
          <table:table-cell table:style-name="ce1" office:value-type="float" office:value="0.0023767549014955" calcext:value-type="float">
            <text:p>0,0023767549</text:p>
          </table:table-cell>
          <table:table-cell table:style-name="ce1" office:value-type="float" office:value="0.0211748160464246" calcext:value-type="float">
            <text:p>0,021174816</text:p>
          </table:table-cell>
          <table:table-cell table:style-name="ce1" office:value-type="float" office:value="0.313096928743669" calcext:value-type="float">
            <text:p>0,3130969287</text:p>
          </table:table-cell>
          <table:table-cell table:style-name="ce1" office:value-type="float" office:value="0.00144464064143249" calcext:value-type="float">
            <text:p>0,0014446406</text:p>
          </table:table-cell>
          <table:table-cell table:number-columns-repeated="2" table:style-name="ce1" office:value-type="float" office:value="-0.00593405794260081" calcext:value-type="float">
            <text:p>-0,0059340579</text:p>
          </table:table-cell>
          <table:table-cell table:style-name="ce1" office:value-type="float" office:value="-0.125546723604202" calcext:value-type="float">
            <text:p>-0,1255467236</text:p>
          </table:table-cell>
          <table:table-cell table:style-name="ce1" office:value-type="float" office:value="4.11522054672241" calcext:value-type="float">
            <text:p>4,1152205467</text:p>
          </table:table-cell>
          <table:table-cell table:style-name="ce1" office:value-type="float" office:value="-0.362435966730118" calcext:value-type="float">
            <text:p>-0,3624359667</text:p>
          </table:table-cell>
          <table:table-cell table:style-name="ce1" office:value-type="string" calcext:value-type="string">
            <text:p>0.001444640641432488</text:p>
          </table:table-cell>
          <table:table-cell table:style-name="ce1" office:value-type="string" calcext:value-type="string">
            <text:p>-0.005934057942600813</text:p>
          </table:table-cell>
          <table:table-cell table:style-name="ce1" office:value-type="string" calcext:value-type="string">
            <text:p>-0.04718141657200445</text:p>
          </table:table-cell>
          <table:table-cell table:style-name="ce1" office:value-type="float" office:value="-0.000564474607192635" calcext:value-type="float">
            <text:p>-0,0005644746</text:p>
          </table:table-cell>
          <table:table-cell table:style-name="ce1" office:value-type="float" office:value="-0.00641153902462166" calcext:value-type="float">
            <text:p>-0,006411539</text:p>
          </table:table-cell>
          <table:table-cell table:style-name="ce1" office:value-type="float" office:value="-0.00145937608818949" calcext:value-type="float">
            <text:p>-0,0014593761</text:p>
          </table:table-cell>
          <table:table-cell table:style-name="ce1" office:value-type="float" office:value="0.0178437581984418" calcext:value-type="float">
            <text:p>0,0178437582</text:p>
          </table:table-cell>
          <table:table-cell table:style-name="ce1" office:value-type="float" office:value="0.00446133791263912" calcext:value-type="float">
            <text:p>0,004461337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107292360489213" calcext:value-type="float">
            <text:p>-0,0010729236</text:p>
          </table:table-cell>
          <table:table-cell table:style-name="ce1" office:value-type="float" office:value="-0.000889319448316249" calcext:value-type="float">
            <text:p>-0,0008893194</text:p>
          </table:table-cell>
          <table:table-cell table:style-name="ce1" office:value-type="float" office:value="0.0111183806474017" calcext:value-type="float">
            <text:p>0,0111183806</text:p>
          </table:table-cell>
          <table:table-cell table:style-name="ce1" office:value-type="float" office:value="0.557313680648804" calcext:value-type="float">
            <text:p>0,5573136806</text:p>
          </table:table-cell>
          <table:table-cell table:style-name="ce1" office:value-type="float" office:value="0.557315587997437" calcext:value-type="float">
            <text:p>0,557315588</text:p>
          </table:table-cell>
          <table:table-cell table:style-name="ce1" office:value-type="float" office:value="0.55732536315918" calcext:value-type="float">
            <text:p>0,5573253632</text:p>
          </table:table-cell>
          <table:table-cell table:style-name="ce1" office:value-type="float" office:value="-0.125546723604202" calcext:value-type="float">
            <text:p>-0,1255467236</text:p>
          </table:table-cell>
          <table:table-cell table:style-name="ce1" office:value-type="float" office:value="4.11522054672241" calcext:value-type="float">
            <text:p>4,1152205467</text:p>
          </table:table-cell>
          <table:table-cell table:style-name="ce1" office:value-type="float" office:value="-0.362435966730118" calcext:value-type="float">
            <text:p>-0,3624359667</text:p>
          </table:table-cell>
        </table:table-row>
        <table:table-row table:style-name="ro1">
          <table:table-cell table:style-name="ce1" office:value-type="string" calcext:value-type="string">
            <text:p>2.9574320316314697</text:p>
          </table:table-cell>
          <table:table-cell table:style-name="ce1" office:value-type="string" calcext:value-type="string">
            <text:p>0.01409769058227539</text:p>
          </table:table-cell>
          <table:table-cell table:style-name="ce1" office:value-type="string" calcext:value-type="string">
            <text:p>87.39051961898804</text:p>
          </table:table-cell>
          <table:table-cell table:style-name="ce1" office:value-type="float" office:value="0.00284054431702114" calcext:value-type="float">
            <text:p>0,0028405443</text:p>
          </table:table-cell>
          <table:table-cell table:style-name="ce1" office:value-type="float" office:value="0.0210668285852327" calcext:value-type="float">
            <text:p>0,0210668286</text:p>
          </table:table-cell>
          <table:table-cell table:style-name="ce1" office:value-type="float" office:value="0.306733788531504" calcext:value-type="float">
            <text:p>0,3067337885</text:p>
          </table:table-cell>
          <table:table-cell table:style-name="ce1" office:value-type="float" office:value="0.00115573986349864" calcext:value-type="float">
            <text:p>0,0011557399</text:p>
          </table:table-cell>
          <table:table-cell table:number-columns-repeated="2" table:style-name="ce1" office:value-type="float" office:value="-0.00712759391325174" calcext:value-type="float">
            <text:p>-0,0071275939</text:p>
          </table:table-cell>
          <table:table-cell table:style-name="ce1" office:value-type="float" office:value="-0.125546723604202" calcext:value-type="float">
            <text:p>-0,1255467236</text:p>
          </table:table-cell>
          <table:table-cell table:style-name="ce1" office:value-type="float" office:value="4.11522054672241" calcext:value-type="float">
            <text:p>4,1152205467</text:p>
          </table:table-cell>
          <table:table-cell table:style-name="ce1" office:value-type="float" office:value="-0.362435966730118" calcext:value-type="float">
            <text:p>-0,3624359667</text:p>
          </table:table-cell>
          <table:table-cell table:style-name="ce1" office:value-type="string" calcext:value-type="string">
            <text:p>0.0011557398634986441</text:p>
          </table:table-cell>
          <table:table-cell table:style-name="ce1" office:value-type="string" calcext:value-type="string">
            <text:p>-0.00712759391325174</text:p>
          </table:table-cell>
          <table:table-cell table:style-name="ce1" office:value-type="string" calcext:value-type="string">
            <text:p>-0.045981665544293414</text:p>
          </table:table-cell>
          <table:table-cell table:style-name="ce1" office:value-type="float" office:value="-0.000713026470448649" calcext:value-type="float">
            <text:p>-0,0007130265</text:p>
          </table:table-cell>
          <table:table-cell table:style-name="ce1" office:value-type="float" office:value="-0.00635244481392739" calcext:value-type="float">
            <text:p>-0,0063524448</text:p>
          </table:table-cell>
          <table:table-cell table:style-name="ce1" office:value-type="float" office:value="-0.000681040294670766" calcext:value-type="float">
            <text:p>-0,0006810403</text:p>
          </table:table-cell>
          <table:table-cell table:style-name="ce1" office:value-type="float" office:value="0.0165720343233107" calcext:value-type="float">
            <text:p>0,0165720343</text:p>
          </table:table-cell>
          <table:table-cell table:style-name="ce1" office:value-type="float" office:value="-0.00686847784938351" calcext:value-type="float">
            <text:p>-0,006868477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092544033083605" calcext:value-type="float">
            <text:p>-0,0009254403</text:p>
          </table:table-cell>
          <table:table-cell table:style-name="ce1" office:value-type="float" office:value="0.000368146333868951" calcext:value-type="float">
            <text:p>0,0003681463</text:p>
          </table:table-cell>
          <table:table-cell table:style-name="ce1" office:value-type="float" office:value="0.0279749900150942" calcext:value-type="float">
            <text:p>0,02797499</text:p>
          </table:table-cell>
          <table:table-cell table:style-name="ce1" office:value-type="float" office:value="0.535067319869995" calcext:value-type="float">
            <text:p>0,5350673199</text:p>
          </table:table-cell>
          <table:table-cell table:style-name="ce1" office:value-type="float" office:value="0.535060882568359" calcext:value-type="float">
            <text:p>0,5350608826</text:p>
          </table:table-cell>
          <table:table-cell table:style-name="ce1" office:value-type="float" office:value="0.535049200057983" calcext:value-type="float">
            <text:p>0,5350492001</text:p>
          </table:table-cell>
          <table:table-cell table:style-name="ce1" office:value-type="float" office:value="-0.125546723604202" calcext:value-type="float">
            <text:p>-0,1255467236</text:p>
          </table:table-cell>
          <table:table-cell table:style-name="ce1" office:value-type="float" office:value="4.11522054672241" calcext:value-type="float">
            <text:p>4,1152205467</text:p>
          </table:table-cell>
          <table:table-cell table:style-name="ce1" office:value-type="float" office:value="-0.362435966730118" calcext:value-type="float">
            <text:p>-0,3624359667</text:p>
          </table:table-cell>
        </table:table-row>
        <table:table-row table:style-name="ro1" table:number-rows-repeated="1048399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9P0"/>
    </number:currency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2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2T17:39:31.821311866</dc:date>
    <meta:editing-duration>PT4M59S</meta:editing-duration>
    <meta:editing-cycles>1</meta:editing-cycles>
    <meta:document-statistic meta:table-count="1" meta:cell-count="528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data.D1:data.D176" svg:x="0.32cm" svg:y="0.18cm" svg:width="12.508cm" svg:height="8.64cm">
          <chartooo:coordinate-region svg:x="1.153cm" svg:y="0.379cm" svg:width="11.67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D1:data.D176" chart:class="chart:line">
            <chart:data-point chart:repeated="17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1534233093262">
                <text:p>0.241534233093262</text:p>
                <draw:g>
                  <svg:desc>data.D1:data.D1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7275196313858">
                <text:p>-0.172751963138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84275680780411">
                <text:p>0.2842756807804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0006923675537">
                <text:p>0.2400069236755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71082094311714">
                <text:p>-0.171082094311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69902831315994">
                <text:p>-0.1699028313159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4632551670074">
                <text:p>0.2346325516700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2148947119713">
                <text:p>0.152148947119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7915685772896">
                <text:p>0.1379156857728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37633541226387">
                <text:p>-0.2376335412263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63484450802207">
                <text:p>-0.00634844508022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2853647470474">
                <text:p>0.142853647470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6943545639515">
                <text:p>0.1169435456395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15387544035912">
                <text:p>-0.1153875440359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78205481171608">
                <text:p>-0.0782054811716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222173511982">
                <text:p>0.172221735119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82325512170792">
                <text:p>0.1823255121707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91777929663658">
                <text:p>0.1917779296636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63136127591133">
                <text:p>0.08631361275911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335081309080124">
                <text:p>-0.3350813090801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06350652873516">
                <text:p>0.1063506528735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05785623192787">
                <text:p>0.06057856231927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22118446230888">
                <text:p>0.08221184462308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362676501274109">
                <text:p>-0.3626765012741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94472342729569">
                <text:p>0.06944723427295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72969673573971">
                <text:p>0.04729696735739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71440367400646">
                <text:p>0.04714403674006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387333691120148">
                <text:p>-0.3873336911201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6141941100359">
                <text:p>0.0461419411003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51799132674932">
                <text:p>0.02517991326749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50674763321877">
                <text:p>0.03506747633218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401990860700607">
                <text:p>-0.4019908607006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406816005706787">
                <text:p>-0.4068160057067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45321907475591">
                <text:p>0.01453219074755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43157886341214">
                <text:p>0.01431578863412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31320203840733">
                <text:p>0.03313202038407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14988414943218">
                <text:p>0.05149884149432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10634295642376">
                <text:p>0.05106342956423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05453869700432">
                <text:p>0.05054538697004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99951802194119">
                <text:p>0.04999518021941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04094085097313">
                <text:p>0.04040940850973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399459227919579">
                <text:p>0.03994592279195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08266133069992">
                <text:p>0.03082661330699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415659308433533">
                <text:p>-0.4156593084335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15841140598059">
                <text:p>0.02158411405980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27756204456091">
                <text:p>0.01277562044560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11390554904938">
                <text:p>0.02113905549049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63202819228172">
                <text:p>0.04632028192281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74547988176346">
                <text:p>0.03745479881763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5042660087347">
                <text:p>0.0450426600873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46985773742199">
                <text:p>0.04469857737421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44387421011925">
                <text:p>0.04443874210119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37519028782845">
                <text:p>0.04375190287828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53932492434978">
                <text:p>0.03539324924349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51360887289047">
                <text:p>0.03513608872890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69452352076769">
                <text:p>0.02694523520767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13971270620823">
                <text:p>0.01139712706208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13037936389446">
                <text:p>0.01130379363894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372875807806849">
                <text:p>-0.003728758078068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110152577981353">
                <text:p>-0.01101525779813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181529019027948">
                <text:p>-0.01815290190279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250233802944422">
                <text:p>-0.02502338029444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318789221346378">
                <text:p>-0.03187892213463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384051539003849">
                <text:p>-0.03840515390038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379848703742027">
                <text:p>-0.03798487037420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374693386256695">
                <text:p>-0.03746933862566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36998838186264">
                <text:p>-0.0369988381862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364733003079891">
                <text:p>-0.03647330030798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294477213174105">
                <text:p>-0.02944772131741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291172079741955">
                <text:p>-0.02911720797419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222874358296394">
                <text:p>-0.02228743582963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157247185707092">
                <text:p>-0.01572471857070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0931720621883869">
                <text:p>-0.009317206218838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030493438243866">
                <text:p>-0.00304934382438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0300688575953245">
                <text:p>-0.003006885759532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297138537280262">
                <text:p>0.002971385372802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876298174262047">
                <text:p>0.008762981742620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187327191601565">
                <text:p>-0.1873271916015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182487664859236">
                <text:p>-0.1824876648592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178054552571273">
                <text:p>-0.1780545525712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70408258559527">
                <text:p>-0.1704082585595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61734626873543">
                <text:p>-0.1617346268735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32623867690563">
                <text:p>-0.1326238676905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28239701835462">
                <text:p>-0.1282397018354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04525786245594">
                <text:p>-0.1045257862455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650994955548938">
                <text:p>-0.06509949555489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518940150095019">
                <text:p>-0.05189401500950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324447759123745">
                <text:p>-0.03244477591237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042246564076497">
                <text:p>-0.00422465640764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481530532739322">
                <text:p>0.004815305327393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39051413142847">
                <text:p>0.03390514131428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98713568668169">
                <text:p>0.03987135686681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491679958699803">
                <text:p>0.04916799586998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689679419421414">
                <text:p>0.06896794194214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88644053005142">
                <text:p>0.0886440530051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02631308417767">
                <text:p>0.1026313084177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16525492182484">
                <text:p>0.1165254921824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22426289319992">
                <text:p>0.3224262893199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25253993511936">
                <text:p>0.1252539935119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28318841534632">
                <text:p>0.1283188415346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20392698049545">
                <text:p>0.3203926980495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15376371145248">
                <text:p>0.3153763711452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11523244208024">
                <text:p>0.1115232442080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959686237720796">
                <text:p>0.09596862377207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739648629577808">
                <text:p>0.07396486295778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446589745345445">
                <text:p>0.04465897453454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91168515852158">
                <text:p>0.02911685158521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8304817556737">
                <text:p>0.0183048175567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411967195018574">
                <text:p>0.0004119671950185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0901606452455859">
                <text:p>-0.009016064524558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214469117445894">
                <text:p>-0.02144691174458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286362767736945">
                <text:p>-0.02863627677369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340396018819539">
                <text:p>-0.03403960188195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402693855978641">
                <text:p>-0.040269385597864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443167826936891">
                <text:p>-0.04431678269368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485042862803963">
                <text:p>-0.04850428628039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51870154461214">
                <text:p>-0.0518701544612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552914772616745">
                <text:p>-0.05529147726167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559906287242394">
                <text:p>-0.05599062872423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564334551878503">
                <text:p>-0.05643345518785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570834959198916">
                <text:p>-0.05708349591989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564363375449852">
                <text:p>-0.05643633754498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551456088389925">
                <text:p>-0.05514560883899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528018085679821">
                <text:p>-0.05280180856798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50369375359474">
                <text:p>-0.0503693753594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468419467265729">
                <text:p>-0.04684194672657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422668363568431">
                <text:p>-0.04226683635684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371883466687444">
                <text:p>-0.03718834666874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304540837195093">
                <text:p>-0.030454083719509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264016852676753">
                <text:p>-0.02640168526767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180195459138809">
                <text:p>-0.01801954591388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0950698777142176">
                <text:p>-0.009506987771421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0183707186204876">
                <text:p>-0.001837071862048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573964147788277">
                <text:p>0.005739641477882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33911477125905">
                <text:p>0.01339114771259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76657499230961">
                <text:p>0.01766574992309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45905845586992">
                <text:p>0.02459058455869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290714871385537">
                <text:p>0.02907148713855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317374791354976">
                <text:p>0.03173747913549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346943721632232">
                <text:p>0.03469437216322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349851168396043">
                <text:p>0.03498511683960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343463691238912">
                <text:p>0.03434636912389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326830567001584">
                <text:p>0.03268305670015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98876679462185">
                <text:p>0.02988766794621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84360453176002">
                <text:p>0.02843604531760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52103166809926">
                <text:p>0.02521031668099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2259462172062">
                <text:p>0.0222594621720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91630397213301">
                <text:p>0.01916303972133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1589257727998">
                <text:p>0.015892577279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17675283985546">
                <text:p>0.011767528398554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648339193552893">
                <text:p>0.006483391935528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381301493487424">
                <text:p>0.003813014934874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84376149095112">
                <text:p>0.000843761490951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0218545180245268">
                <text:p>-0.002185451802452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0571100868825099">
                <text:p>-0.005711008688250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0661586917991417">
                <text:p>-0.006615869179914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960946130425451">
                <text:p>-0.009609461304254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111375239557">
                <text:p>-0.01113752395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121379468610142">
                <text:p>-0.01213794686101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130824797490704">
                <text:p>-0.01308247974907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132954665035711">
                <text:p>-0.01329546650357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128405431607439">
                <text:p>-0.01284054316074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122001258739742">
                <text:p>-0.012200125873974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111338785198448">
                <text:p>-0.01113387851984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103927806643539">
                <text:p>-0.01039278066435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882415673163731">
                <text:p>-0.008824156731637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740468741199117">
                <text:p>-0.007404687411991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538972782885173">
                <text:p>-0.005389727828851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4728310600636">
                <text:p>-0.0047283106006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261002556883649">
                <text:p>-0.002610025568836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115737207679446">
                <text:p>-0.001157372076794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00608489844361665">
                <text:p>-0.00006084898443616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128362702067803">
                <text:p>0.001283627020678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188158202397545">
                <text:p>0.001881582023975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23767549014955">
                <text:p>0.00237675490149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284054431702114">
                <text:p>0.002840544317021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